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79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493.92mm" svg:y="4.73mm">
            <loext:p draw:notify-on-update-of-ranges="Sheet1.A4:Sheet1.A203 Sheet1.B3:Sheet1.B3 Sheet1.B4:Sheet1.B203 Sheet1.A4:Sheet1.A203 Sheet1.C3:Sheet1.C3 Sheet1.C4:Sheet1.C2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94.22mm" svg:y="97.95mm">
            <loext:p draw:notify-on-update-of-ranges="Sheet1.A4:Sheet1.A203 Sheet1.E2:Sheet1.E2 Sheet1.C4:Sheet1.C203 Sheet1.A4:Sheet1.A203 Sheet1.D3:Sheet1.D3 Sheet1.D4:Sheet1.D203 Sheet1.A4:Sheet1.A203 Sheet1.E3:Sheet1.E3 Sheet1.E4:Sheet1.E20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95.67mm" svg:y="194.71mm">
            <loext:p draw:notify-on-update-of-ranges="Sheet1.A4:Sheet1.A203 Sheet1.F2:Sheet1.F2 Sheet1.C4:Sheet1.C203 Sheet1.A4:Sheet1.A203 Sheet1.F3:Sheet1.F3 Sheet1.F4:Sheet1.F203 Sheet1.A4:Sheet1.A203 Sheet1.G3:Sheet1.G3 Sheet1.G4:Sheet1.G20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672.74mm" svg:y="5.86mm">
            <loext:p draw:notify-on-update-of-ranges="Sheet1.A4:Sheet1.A203 Sheet1.H2:Sheet1.H2 Sheet1.C4:Sheet1.C203 Sheet1.A4:Sheet1.A203 Sheet1.H3:Sheet1.H3 Sheet1.H4:Sheet1.H203 Sheet1.A4:Sheet1.A203 Sheet1.I3:Sheet1.I3 Sheet1.I4:Sheet1.I20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671.35mm" svg:y="99.61mm">
            <loext:p draw:notify-on-update-of-ranges="Sheet1.A4:Sheet1.A203 Sheet1.J2:Sheet1.J2 Sheet1.C4:Sheet1.C203 Sheet1.A4:Sheet1.A203 Sheet1.J3:Sheet1.J3 Sheet1.J4:Sheet1.J20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676.31mm" svg:y="194.18mm">
            <loext:p draw:notify-on-update-of-ranges="Sheet1.A4:Sheet1.A203 Sheet1.K2:Sheet1.K2 Sheet1.C4:Sheet1.C203 Sheet1.A4:Sheet1.A203 Sheet1.K3:Sheet1.K3 Sheet1.K4:Sheet1.K203 Sheet1.A4:Sheet1.A203 Sheet1.L3:Sheet1.L3 Sheet1.L4:Sheet1.L20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856.94mm" svg:y="4.53mm">
            <loext:p draw:notify-on-update-of-ranges="Sheet1.A4:Sheet1.A203 Sheet1.B2:Sheet1.B2 Sheet1.C4:Sheet1.C203 Sheet1.A4:Sheet1.A203 Sheet1.M3:Sheet1.M3 Sheet1.M4:Sheet1.M20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857.72mm" svg:y="96.69mm">
            <loext:p draw:notify-on-update-of-ranges="Sheet1.A4:Sheet1.A203 Sheet1.N3:Sheet1.N3 Sheet1.N4:Sheet1.N203 Sheet1.A4:Sheet1.A203 Sheet1.O3:Sheet1.O3 Sheet1.O4:Sheet1.O203 Sheet1.A4:Sheet1.A203 Sheet1.P3:Sheet1.P3 Sheet1.P4:Sheet1.P20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9.99mm" svg:height="89.99mm" svg:x="856.61mm" svg:y="195.78mm">
            <loext:p draw:notify-on-update-of-ranges="Sheet1.A4:Sheet1.A203 Sheet1.B2:Sheet1.B2 Sheet1.P4:Sheet1.P203 Sheet1.A4:Sheet1.A203 Sheet1.Q3:Sheet1.Q3 Sheet1.Q4:Sheet1.Q203 Sheet1.A4:Sheet1.A203 Sheet1.R3:Sheet1.R3 Sheet1.R4:Sheet1.R203 Sheet1.S3:Sheet1.S3 Sheet1.S4:Sheet1.S203 Sheet1.A4:Sheet1.A20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5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ountainCarContinuous</text:p>
          </table:table-cell>
          <table:covered-table-cell table:style-name="ce1"/>
          <table:covered-table-cell table:style-name="ce2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2"/>
          <table:table-cell table:style-name="ce1" office:value-type="string" calcext:value-type="string" table:number-columns-spanned="2" table:number-rows-spanned="1">
            <text:p>Default Hyperparameters</text:p>
          </table:table-cell>
          <table:covered-table-cell table:style-name="ce2"/>
          <table:table-cell/>
          <table:table-cell table:style-name="ce1" office:value-type="string" calcext:value-type="string">
            <text:p>Epsilon=0.2</text:p>
          </table:table-cell>
          <table:table-cell office:value-type="string" calcext:value-type="string">
            <text:p>Seed=543</text:p>
          </table:table-cell>
          <table:table-cell/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Policy</text:p>
          </table:table-cell>
          <table:table-cell office:value-type="string" calcext:value-type="string">
            <text:p>(64, 64)</text:p>
          </table:table-cell>
          <table:table-cell table:number-columns-repeated="2"/>
          <table:table-cell table:style-name="ce6" office:value-type="string" calcext:value-type="string" table:number-columns-spanned="3" table:number-rows-spanned="1">
            <text:p>Pendulum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Episode</text:p>
          </table:table-cell>
          <table:table-cell table:style-name="ce3" office:value-type="string" calcext:value-type="string">
            <text:p>DDPG</text:p>
          </table:table-cell>
          <table:table-cell table:style-name="ce3" office:value-type="string" calcext:value-type="string">
            <text:p>PPO</text:p>
          </table:table-cell>
          <table:table-cell table:style-name="ce1" office:value-type="string" calcext:value-type="string">
            <text:p>Epsilon=0.1</text:p>
          </table:table-cell>
          <table:table-cell table:style-name="ce1" office:value-type="string" calcext:value-type="string">
            <text:p>Epsilon=0.5</text:p>
          </table:table-cell>
          <table:table-cell office:value-type="string" calcext:value-type="string">
            <text:p>Seed=1</text:p>
          </table:table-cell>
          <table:table-cell office:value-type="string" calcext:value-type="string">
            <text:p>Seed=999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eakyReLU</text:p>
          </table:table-cell>
          <table:table-cell office:value-type="string" calcext:value-type="string">
            <text:p>ActorCritic</text:p>
          </table:table-cell>
          <table:table-cell office:value-type="string" calcext:value-type="string">
            <text:p>(100, 50, 25)</text:p>
          </table:table-cell>
          <table:table-cell office:value-type="string" calcext:value-type="string">
            <text:p>(400, 300)</text:p>
          </table:table-cell>
          <table:table-cell office:value-type="string" calcext:value-type="string">
            <text:p>Best Hyperparameters</text:p>
          </table:table-cell>
          <table:table-cell office:value-type="string" calcext:value-type="string">
            <text:p>(64, 64)</text:p>
          </table:table-cell>
          <table:table-cell office:value-type="string" calcext:value-type="string">
            <text:p>(100, 50, 25)</text:p>
          </table:table-cell>
          <table:table-cell office:value-type="string" calcext:value-type="string">
            <text:p>(400, 300)</text:p>
          </table:table-cell>
          <table:table-cell office:value-type="string" calcext:value-type="string">
            <text:p>Epsilon=0.1</text:p>
          </table:table-cell>
          <table:table-cell office:value-type="string" calcext:value-type="string">
            <text:p>Epsilon=0.5</text:p>
          </table:table-cell>
          <table:table-cell office:value-type="string" calcext:value-type="string">
            <text:p>ActorCrit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.8031210028638" calcext:value-type="float">
            <text:p>86.803</text:p>
          </table:table-cell>
          <table:table-cell table:style-name="ce5" office:value-type="float" office:value="-100.39701852438" calcext:value-type="float">
            <text:p>-100.397</text:p>
          </table:table-cell>
          <table:table-cell table:number-columns-repeated="2" office:value-type="float" office:value="-100.39701852438" calcext:value-type="float">
            <text:p>-100.3970185244</text:p>
          </table:table-cell>
          <table:table-cell office:value-type="float" office:value="-99.2240170868469" calcext:value-type="float">
            <text:p>-99.2240170868</text:p>
          </table:table-cell>
          <table:table-cell office:value-type="float" office:value="-98.4448352058796" calcext:value-type="float">
            <text:p>-98.4448352059</text:p>
          </table:table-cell>
          <table:table-cell office:value-type="float" office:value="-100.415851902688" calcext:value-type="float">
            <text:p>-100.4158519027</text:p>
          </table:table-cell>
          <table:table-cell office:value-type="float" office:value="-100.41530638988" calcext:value-type="float">
            <text:p>-100.4153063899</text:p>
          </table:table-cell>
          <table:table-cell office:value-type="float" office:value="-99.643604663195" calcext:value-type="float">
            <text:p>-99.6436046632</text:p>
          </table:table-cell>
          <table:table-cell office:value-type="float" office:value="-101.812753665686" calcext:value-type="float">
            <text:p>-101.8127536657</text:p>
          </table:table-cell>
          <table:table-cell office:value-type="float" office:value="-98.8130556746182" calcext:value-type="float">
            <text:p>-98.8130556746</text:p>
          </table:table-cell>
          <table:table-cell office:value-type="float" office:value="-104.665639428536" calcext:value-type="float">
            <text:p>-104.6656394285</text:p>
          </table:table-cell>
          <table:table-cell office:value-type="float" office:value="-1180.4567368182" calcext:value-type="float">
            <text:p>-1180.4567368182</text:p>
          </table:table-cell>
          <table:table-cell office:value-type="float" office:value="-1203.69319022977" calcext:value-type="float">
            <text:p>-1203.6931902298</text:p>
          </table:table-cell>
          <table:table-cell table:number-columns-repeated="3" office:value-type="float" office:value="-1212.15378608343" calcext:value-type="float">
            <text:p>-1212.1537860834</text:p>
          </table:table-cell>
          <table:table-cell office:value-type="float" office:value="-1142.39669704464" calcext:value-type="float">
            <text:p>-1142.39669704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0.9414612171114" calcext:value-type="float">
            <text:p>-10.941</text:p>
          </table:table-cell>
          <table:table-cell table:style-name="ce5" office:value-type="float" office:value="-81.6595439792655" calcext:value-type="float">
            <text:p>-81.660</text:p>
          </table:table-cell>
          <table:table-cell table:number-columns-repeated="2" office:value-type="float" office:value="-81.6595439792655" calcext:value-type="float">
            <text:p>-81.6595439793</text:p>
          </table:table-cell>
          <table:table-cell office:value-type="float" office:value="-100.957589313659" calcext:value-type="float">
            <text:p>-100.9575893137</text:p>
          </table:table-cell>
          <table:table-cell office:value-type="float" office:value="-99.1843193175924" calcext:value-type="float">
            <text:p>-99.1843193176</text:p>
          </table:table-cell>
          <table:table-cell office:value-type="float" office:value="-101.171519444715" calcext:value-type="float">
            <text:p>-101.1715194447</text:p>
          </table:table-cell>
          <table:table-cell office:value-type="float" office:value="-101.175335492279" calcext:value-type="float">
            <text:p>-101.1753354923</text:p>
          </table:table-cell>
          <table:table-cell office:value-type="float" office:value="-102.171051189832" calcext:value-type="float">
            <text:p>-102.1710511898</text:p>
          </table:table-cell>
          <table:table-cell office:value-type="float" office:value="-102.738777328924" calcext:value-type="float">
            <text:p>-102.7387773289</text:p>
          </table:table-cell>
          <table:table-cell office:value-type="float" office:value="-77.111327583306" calcext:value-type="float">
            <text:p>-77.1113275833</text:p>
          </table:table-cell>
          <table:table-cell office:value-type="float" office:value="-97.8943997725855" calcext:value-type="float">
            <text:p>-97.8943997726</text:p>
          </table:table-cell>
          <table:table-cell office:value-type="float" office:value="-1210.05340380505" calcext:value-type="float">
            <text:p>-1210.0534038051</text:p>
          </table:table-cell>
          <table:table-cell office:value-type="float" office:value="-1230.55219857088" calcext:value-type="float">
            <text:p>-1230.5521985709</text:p>
          </table:table-cell>
          <table:table-cell table:number-columns-repeated="3" office:value-type="float" office:value="-1180.57443692449" calcext:value-type="float">
            <text:p>-1180.5744369245</text:p>
          </table:table-cell>
          <table:table-cell office:value-type="float" office:value="-1211.36683514847" calcext:value-type="float">
            <text:p>-1211.36683514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4.1347152213741" calcext:value-type="float">
            <text:p>-14.135</text:p>
          </table:table-cell>
          <table:table-cell table:style-name="ce5" office:value-type="float" office:value="-82.0724108483408" calcext:value-type="float">
            <text:p>-82.072</text:p>
          </table:table-cell>
          <table:table-cell office:value-type="float" office:value="-82.0722254937731" calcext:value-type="float">
            <text:p>-82.0722254938</text:p>
          </table:table-cell>
          <table:table-cell office:value-type="float" office:value="-82.0724108483408" calcext:value-type="float">
            <text:p>-82.0724108483</text:p>
          </table:table-cell>
          <table:table-cell office:value-type="float" office:value="-99.0689378262721" calcext:value-type="float">
            <text:p>-99.0689378263</text:p>
          </table:table-cell>
          <table:table-cell office:value-type="float" office:value="-100.557670884099" calcext:value-type="float">
            <text:p>-100.5576708841</text:p>
          </table:table-cell>
          <table:table-cell office:value-type="float" office:value="-104.693935389105" calcext:value-type="float">
            <text:p>-104.6939353891</text:p>
          </table:table-cell>
          <table:table-cell office:value-type="float" office:value="-104.696171010817" calcext:value-type="float">
            <text:p>-104.6961710108</text:p>
          </table:table-cell>
          <table:table-cell office:value-type="float" office:value="-100.805194412959" calcext:value-type="float">
            <text:p>-100.805194413</text:p>
          </table:table-cell>
          <table:table-cell office:value-type="float" office:value="-103.692958602523" calcext:value-type="float">
            <text:p>-103.6929586025</text:p>
          </table:table-cell>
          <table:table-cell office:value-type="float" office:value="-102.127998788693" calcext:value-type="float">
            <text:p>-102.1279987887</text:p>
          </table:table-cell>
          <table:table-cell office:value-type="float" office:value="-97.3446737181446" calcext:value-type="float">
            <text:p>-97.3446737181</text:p>
          </table:table-cell>
          <table:table-cell office:value-type="float" office:value="-1183.07651410596" calcext:value-type="float">
            <text:p>-1183.076514106</text:p>
          </table:table-cell>
          <table:table-cell office:value-type="float" office:value="-1194.96283754666" calcext:value-type="float">
            <text:p>-1194.9628375467</text:p>
          </table:table-cell>
          <table:table-cell office:value-type="float" office:value="-1135.3194340539" calcext:value-type="float">
            <text:p>-1135.3194340539</text:p>
          </table:table-cell>
          <table:table-cell office:value-type="float" office:value="-1144.07837691665" calcext:value-type="float">
            <text:p>-1144.0783769167</text:p>
          </table:table-cell>
          <table:table-cell office:value-type="float" office:value="-1098.6992423138" calcext:value-type="float">
            <text:p>-1098.6992423138</text:p>
          </table:table-cell>
          <table:table-cell office:value-type="float" office:value="-1212.48874158372" calcext:value-type="float">
            <text:p>-1212.48874158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.527552307799" calcext:value-type="float">
            <text:p>93.528</text:p>
          </table:table-cell>
          <table:table-cell table:style-name="ce5" office:value-type="float" office:value="-81.3434413881478" calcext:value-type="float">
            <text:p>-81.343</text:p>
          </table:table-cell>
          <table:table-cell office:value-type="float" office:value="-81.3439223839091" calcext:value-type="float">
            <text:p>-81.3439223839</text:p>
          </table:table-cell>
          <table:table-cell office:value-type="float" office:value="-81.3434413881478" calcext:value-type="float">
            <text:p>-81.3434413881</text:p>
          </table:table-cell>
          <table:table-cell office:value-type="float" office:value="-100.145570338262" calcext:value-type="float">
            <text:p>-100.1455703383</text:p>
          </table:table-cell>
          <table:table-cell office:value-type="float" office:value="-98.3352565985748" calcext:value-type="float">
            <text:p>-98.3352565986</text:p>
          </table:table-cell>
          <table:table-cell office:value-type="float" office:value="-98.1169415363816" calcext:value-type="float">
            <text:p>-98.1169415364</text:p>
          </table:table-cell>
          <table:table-cell office:value-type="float" office:value="-98.1171693750729" calcext:value-type="float">
            <text:p>-98.1171693751</text:p>
          </table:table-cell>
          <table:table-cell office:value-type="float" office:value="-104.526454907269" calcext:value-type="float">
            <text:p>-104.5264549073</text:p>
          </table:table-cell>
          <table:table-cell office:value-type="float" office:value="-97.163177912733" calcext:value-type="float">
            <text:p>-97.1631779127</text:p>
          </table:table-cell>
          <table:table-cell office:value-type="float" office:value="-98.8409815296879" calcext:value-type="float">
            <text:p>-98.8409815297</text:p>
          </table:table-cell>
          <table:table-cell office:value-type="float" office:value="-101.565057723932" calcext:value-type="float">
            <text:p>-101.5650577239</text:p>
          </table:table-cell>
          <table:table-cell office:value-type="float" office:value="-1211.79053129609" calcext:value-type="float">
            <text:p>-1211.7905312961</text:p>
          </table:table-cell>
          <table:table-cell office:value-type="float" office:value="-1216.11000887556" calcext:value-type="float">
            <text:p>-1216.1100088756</text:p>
          </table:table-cell>
          <table:table-cell office:value-type="float" office:value="-1182.18938741893" calcext:value-type="float">
            <text:p>-1182.1893874189</text:p>
          </table:table-cell>
          <table:table-cell office:value-type="float" office:value="-1197.51591392212" calcext:value-type="float">
            <text:p>-1197.5159139221</text:p>
          </table:table-cell>
          <table:table-cell office:value-type="float" office:value="-1173.32680371055" calcext:value-type="float">
            <text:p>-1173.3268037106</text:p>
          </table:table-cell>
          <table:table-cell office:value-type="float" office:value="-1208.13056886412" calcext:value-type="float">
            <text:p>-1208.13056886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3.7538410352529" calcext:value-type="float">
            <text:p>-13.754</text:p>
          </table:table-cell>
          <table:table-cell table:style-name="ce5" office:value-type="float" office:value="-97.5127934132151" calcext:value-type="float">
            <text:p>-97.513</text:p>
          </table:table-cell>
          <table:table-cell office:value-type="float" office:value="-97.5099405217806" calcext:value-type="float">
            <text:p>-97.5099405218</text:p>
          </table:table-cell>
          <table:table-cell office:value-type="float" office:value="-97.5127934132151" calcext:value-type="float">
            <text:p>-97.5127934132</text:p>
          </table:table-cell>
          <table:table-cell office:value-type="float" office:value="-97.2189793375752" calcext:value-type="float">
            <text:p>-97.2189793376</text:p>
          </table:table-cell>
          <table:table-cell office:value-type="float" office:value="-101.217294850337" calcext:value-type="float">
            <text:p>-101.2172948503</text:p>
          </table:table-cell>
          <table:table-cell office:value-type="float" office:value="-96.5289216895799" calcext:value-type="float">
            <text:p>-96.5289216896</text:p>
          </table:table-cell>
          <table:table-cell office:value-type="float" office:value="-96.5276941957379" calcext:value-type="float">
            <text:p>-96.5276941957</text:p>
          </table:table-cell>
          <table:table-cell office:value-type="float" office:value="-96.3442166864211" calcext:value-type="float">
            <text:p>-96.3442166864</text:p>
          </table:table-cell>
          <table:table-cell office:value-type="float" office:value="-97.7762068679756" calcext:value-type="float">
            <text:p>-97.776206868</text:p>
          </table:table-cell>
          <table:table-cell office:value-type="float" office:value="-79.9777086770264" calcext:value-type="float">
            <text:p>-79.977708677</text:p>
          </table:table-cell>
          <table:table-cell office:value-type="float" office:value="-97.7531175834525" calcext:value-type="float">
            <text:p>-97.7531175835</text:p>
          </table:table-cell>
          <table:table-cell office:value-type="float" office:value="-1247.34402048631" calcext:value-type="float">
            <text:p>-1247.3440204863</text:p>
          </table:table-cell>
          <table:table-cell office:value-type="float" office:value="-1298.00395455563" calcext:value-type="float">
            <text:p>-1298.0039545556</text:p>
          </table:table-cell>
          <table:table-cell office:value-type="float" office:value="-1230.24929565661" calcext:value-type="float">
            <text:p>-1230.2492956566</text:p>
          </table:table-cell>
          <table:table-cell office:value-type="float" office:value="-1250.13441274043" calcext:value-type="float">
            <text:p>-1250.1344127404</text:p>
          </table:table-cell>
          <table:table-cell office:value-type="float" office:value="-1193.60404601441" calcext:value-type="float">
            <text:p>-1193.6040460144</text:p>
          </table:table-cell>
          <table:table-cell office:value-type="float" office:value="-1326.5020394799" calcext:value-type="float">
            <text:p>-1326.50203947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3.2514830194211" calcext:value-type="float">
            <text:p>-13.251</text:p>
          </table:table-cell>
          <table:table-cell table:style-name="ce5" office:value-type="float" office:value="-82.5822354343019" calcext:value-type="float">
            <text:p>-82.582</text:p>
          </table:table-cell>
          <table:table-cell office:value-type="float" office:value="-82.5781154460561" calcext:value-type="float">
            <text:p>-82.5781154461</text:p>
          </table:table-cell>
          <table:table-cell office:value-type="float" office:value="-82.5822354343019" calcext:value-type="float">
            <text:p>-82.5822354343</text:p>
          </table:table-cell>
          <table:table-cell office:value-type="float" office:value="-101.407810311612" calcext:value-type="float">
            <text:p>-101.4078103116</text:p>
          </table:table-cell>
          <table:table-cell office:value-type="float" office:value="-97.5534985214052" calcext:value-type="float">
            <text:p>-97.5534985214</text:p>
          </table:table-cell>
          <table:table-cell office:value-type="float" office:value="-101.666203816606" calcext:value-type="float">
            <text:p>-101.6662038166</text:p>
          </table:table-cell>
          <table:table-cell office:value-type="float" office:value="-101.664881706214" calcext:value-type="float">
            <text:p>-101.6648817062</text:p>
          </table:table-cell>
          <table:table-cell office:value-type="float" office:value="-98.2833805352416" calcext:value-type="float">
            <text:p>-98.2833805352</text:p>
          </table:table-cell>
          <table:table-cell office:value-type="float" office:value="-99.2945759646831" calcext:value-type="float">
            <text:p>-99.2945759647</text:p>
          </table:table-cell>
          <table:table-cell office:value-type="float" office:value="-77.6322422070915" calcext:value-type="float">
            <text:p>-77.6322422071</text:p>
          </table:table-cell>
          <table:table-cell office:value-type="float" office:value="-77.5830572211838" calcext:value-type="float">
            <text:p>-77.5830572212</text:p>
          </table:table-cell>
          <table:table-cell office:value-type="float" office:value="-1205.10786936003" calcext:value-type="float">
            <text:p>-1205.10786936</text:p>
          </table:table-cell>
          <table:table-cell office:value-type="float" office:value="-1270.33355048976" calcext:value-type="float">
            <text:p>-1270.3335504898</text:p>
          </table:table-cell>
          <table:table-cell office:value-type="float" office:value="-1200.78813721584" calcext:value-type="float">
            <text:p>-1200.7881372159</text:p>
          </table:table-cell>
          <table:table-cell office:value-type="float" office:value="-1205.61333768564" calcext:value-type="float">
            <text:p>-1205.6133376856</text:p>
          </table:table-cell>
          <table:table-cell office:value-type="float" office:value="-1198.38481479148" calcext:value-type="float">
            <text:p>-1198.3848147915</text:p>
          </table:table-cell>
          <table:table-cell office:value-type="float" office:value="-1243.72254679748" calcext:value-type="float">
            <text:p>-1243.72254679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4.7231577299818" calcext:value-type="float">
            <text:p>-14.723</text:p>
          </table:table-cell>
          <table:table-cell table:style-name="ce5" office:value-type="float" office:value="-34.0307060419594" calcext:value-type="float">
            <text:p>-34.031</text:p>
          </table:table-cell>
          <table:table-cell office:value-type="float" office:value="-4.00959521536434" calcext:value-type="float">
            <text:p>-4.0095952154</text:p>
          </table:table-cell>
          <table:table-cell office:value-type="float" office:value="-34.0307060419594" calcext:value-type="float">
            <text:p>-34.030706042</text:p>
          </table:table-cell>
          <table:table-cell office:value-type="float" office:value="-99.0152209951235" calcext:value-type="float">
            <text:p>-99.0152209951</text:p>
          </table:table-cell>
          <table:table-cell office:value-type="float" office:value="-98.3358523064353" calcext:value-type="float">
            <text:p>-98.3358523064</text:p>
          </table:table-cell>
          <table:table-cell office:value-type="float" office:value="-78.7437518579636" calcext:value-type="float">
            <text:p>-78.743751858</text:p>
          </table:table-cell>
          <table:table-cell office:value-type="float" office:value="-78.7429236495101" calcext:value-type="float">
            <text:p>-78.7429236495</text:p>
          </table:table-cell>
          <table:table-cell office:value-type="float" office:value="-99.1880596313557" calcext:value-type="float">
            <text:p>-99.1880596314</text:p>
          </table:table-cell>
          <table:table-cell office:value-type="float" office:value="-96.730260927489" calcext:value-type="float">
            <text:p>-96.7302609275</text:p>
          </table:table-cell>
          <table:table-cell office:value-type="float" office:value="-29.7277618340324" calcext:value-type="float">
            <text:p>-29.727761834</text:p>
          </table:table-cell>
          <table:table-cell office:value-type="float" office:value="-81.4222310430401" calcext:value-type="float">
            <text:p>-81.422231043</text:p>
          </table:table-cell>
          <table:table-cell office:value-type="float" office:value="-1215.43853029469" calcext:value-type="float">
            <text:p>-1215.4385302947</text:p>
          </table:table-cell>
          <table:table-cell office:value-type="float" office:value="-1207.49928975804" calcext:value-type="float">
            <text:p>-1207.499289758</text:p>
          </table:table-cell>
          <table:table-cell office:value-type="float" office:value="-1174.53254049495" calcext:value-type="float">
            <text:p>-1174.532540495</text:p>
          </table:table-cell>
          <table:table-cell office:value-type="float" office:value="-1190.02713772482" calcext:value-type="float">
            <text:p>-1190.0271377248</text:p>
          </table:table-cell>
          <table:table-cell office:value-type="float" office:value="-1210.26883605971" calcext:value-type="float">
            <text:p>-1210.2688360597</text:p>
          </table:table-cell>
          <table:table-cell office:value-type="float" office:value="-1251.75753036539" calcext:value-type="float">
            <text:p>-1251.75753036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.6253637510856" calcext:value-type="float">
            <text:p>92.625</text:p>
          </table:table-cell>
          <table:table-cell table:style-name="ce5" office:value-type="float" office:value="-78.0596837253853" calcext:value-type="float">
            <text:p>-78.060</text:p>
          </table:table-cell>
          <table:table-cell office:value-type="float" office:value="-35.9370034041691" calcext:value-type="float">
            <text:p>-35.9370034042</text:p>
          </table:table-cell>
          <table:table-cell office:value-type="float" office:value="-78.0596837253853" calcext:value-type="float">
            <text:p>-78.0596837254</text:p>
          </table:table-cell>
          <table:table-cell office:value-type="float" office:value="-98.4776846925502" calcext:value-type="float">
            <text:p>-98.4776846926</text:p>
          </table:table-cell>
          <table:table-cell office:value-type="float" office:value="-98.9566658280179" calcext:value-type="float">
            <text:p>-98.956665828</text:p>
          </table:table-cell>
          <table:table-cell office:value-type="float" office:value="-97.2210007365837" calcext:value-type="float">
            <text:p>-97.2210007366</text:p>
          </table:table-cell>
          <table:table-cell office:value-type="float" office:value="-97.2137778962052" calcext:value-type="float">
            <text:p>-97.2137778962</text:p>
          </table:table-cell>
          <table:table-cell office:value-type="float" office:value="-96.8278694258858" calcext:value-type="float">
            <text:p>-96.8278694259</text:p>
          </table:table-cell>
          <table:table-cell office:value-type="float" office:value="-98.658740427688" calcext:value-type="float">
            <text:p>-98.6587404277</text:p>
          </table:table-cell>
          <table:table-cell office:value-type="float" office:value="15.7616114455904" calcext:value-type="float">
            <text:p>15.7616114456</text:p>
          </table:table-cell>
          <table:table-cell office:value-type="float" office:value="-79.9719100833701" calcext:value-type="float">
            <text:p>-79.9719100834</text:p>
          </table:table-cell>
          <table:table-cell office:value-type="float" office:value="-1202.46471868276" calcext:value-type="float">
            <text:p>-1202.4647186828</text:p>
          </table:table-cell>
          <table:table-cell office:value-type="float" office:value="-1218.35111474501" calcext:value-type="float">
            <text:p>-1218.351114745</text:p>
          </table:table-cell>
          <table:table-cell office:value-type="float" office:value="-1177.90166790606" calcext:value-type="float">
            <text:p>-1177.9016679061</text:p>
          </table:table-cell>
          <table:table-cell office:value-type="float" office:value="-1182.2395807535" calcext:value-type="float">
            <text:p>-1182.2395807535</text:p>
          </table:table-cell>
          <table:table-cell office:value-type="float" office:value="-1178.71463430096" calcext:value-type="float">
            <text:p>-1178.714634301</text:p>
          </table:table-cell>
          <table:table-cell office:value-type="float" office:value="-1186.93778185493" calcext:value-type="float">
            <text:p>-1186.93778185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3.2217952412659" calcext:value-type="float">
            <text:p>-13.222</text:p>
          </table:table-cell>
          <table:table-cell table:style-name="ce5" office:value-type="float" office:value="-38.2104271200096" calcext:value-type="float">
            <text:p>-38.210</text:p>
          </table:table-cell>
          <table:table-cell office:value-type="float" office:value="-33.6189975759793" calcext:value-type="float">
            <text:p>-33.618997576</text:p>
          </table:table-cell>
          <table:table-cell office:value-type="float" office:value="-38.2104271200096" calcext:value-type="float">
            <text:p>-38.21042712</text:p>
          </table:table-cell>
          <table:table-cell office:value-type="float" office:value="-98.4286744571064" calcext:value-type="float">
            <text:p>-98.4286744571</text:p>
          </table:table-cell>
          <table:table-cell office:value-type="float" office:value="-74.8050434917514" calcext:value-type="float">
            <text:p>-74.8050434918</text:p>
          </table:table-cell>
          <table:table-cell office:value-type="float" office:value="-98.6852555863696" calcext:value-type="float">
            <text:p>-98.6852555864</text:p>
          </table:table-cell>
          <table:table-cell office:value-type="float" office:value="-98.6851447225716" calcext:value-type="float">
            <text:p>-98.6851447226</text:p>
          </table:table-cell>
          <table:table-cell office:value-type="float" office:value="-97.6874725833433" calcext:value-type="float">
            <text:p>-97.6874725833</text:p>
          </table:table-cell>
          <table:table-cell office:value-type="float" office:value="-99.1522452893039" calcext:value-type="float">
            <text:p>-99.1522452893</text:p>
          </table:table-cell>
          <table:table-cell office:value-type="float" office:value="30.5778236430238" calcext:value-type="float">
            <text:p>30.577823643</text:p>
          </table:table-cell>
          <table:table-cell office:value-type="float" office:value="-22.1474493790592" calcext:value-type="float">
            <text:p>-22.1474493791</text:p>
          </table:table-cell>
          <table:table-cell office:value-type="float" office:value="-1092.82640625591" calcext:value-type="float">
            <text:p>-1092.8264062559</text:p>
          </table:table-cell>
          <table:table-cell office:value-type="float" office:value="-1119.27001441232" calcext:value-type="float">
            <text:p>-1119.2700144123</text:p>
          </table:table-cell>
          <table:table-cell office:value-type="float" office:value="-1148.3275925334" calcext:value-type="float">
            <text:p>-1148.3275925334</text:p>
          </table:table-cell>
          <table:table-cell office:value-type="float" office:value="-1115.05587179734" calcext:value-type="float">
            <text:p>-1115.0558717974</text:p>
          </table:table-cell>
          <table:table-cell office:value-type="float" office:value="-1207.51796842552" calcext:value-type="float">
            <text:p>-1207.5179684255</text:p>
          </table:table-cell>
          <table:table-cell office:value-type="float" office:value="-1143.13940163615" calcext:value-type="float">
            <text:p>-1143.13940163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3.5848463114288" calcext:value-type="float">
            <text:p>-13.585</text:p>
          </table:table-cell>
          <table:table-cell table:style-name="ce5" office:value-type="float" office:value="15.2547379100955" calcext:value-type="float">
            <text:p>15.255</text:p>
          </table:table-cell>
          <table:table-cell office:value-type="float" office:value="-38.2631926735868" calcext:value-type="float">
            <text:p>-38.2631926736</text:p>
          </table:table-cell>
          <table:table-cell office:value-type="float" office:value="15.2547379100955" calcext:value-type="float">
            <text:p>15.2547379101</text:p>
          </table:table-cell>
          <table:table-cell office:value-type="float" office:value="-98.1027085956056" calcext:value-type="float">
            <text:p>-98.1027085956</text:p>
          </table:table-cell>
          <table:table-cell office:value-type="float" office:value="-98.8494596056224" calcext:value-type="float">
            <text:p>-98.8494596056</text:p>
          </table:table-cell>
          <table:table-cell office:value-type="float" office:value="-98.5969466362045" calcext:value-type="float">
            <text:p>-98.5969466362</text:p>
          </table:table-cell>
          <table:table-cell office:value-type="float" office:value="-98.5968254754196" calcext:value-type="float">
            <text:p>-98.5968254754</text:p>
          </table:table-cell>
          <table:table-cell office:value-type="float" office:value="-98.8687450269467" calcext:value-type="float">
            <text:p>-98.8687450269</text:p>
          </table:table-cell>
          <table:table-cell office:value-type="float" office:value="-81.5303886928355" calcext:value-type="float">
            <text:p>-81.5303886928</text:p>
          </table:table-cell>
          <table:table-cell office:value-type="float" office:value="59.0357085997574" calcext:value-type="float">
            <text:p>59.0357085998</text:p>
          </table:table-cell>
          <table:table-cell office:value-type="float" office:value="-41.6726635177945" calcext:value-type="float">
            <text:p>-41.6726635178</text:p>
          </table:table-cell>
          <table:table-cell office:value-type="float" office:value="-1162.01616080549" calcext:value-type="float">
            <text:p>-1162.0161608055</text:p>
          </table:table-cell>
          <table:table-cell office:value-type="float" office:value="-1203.38184554346" calcext:value-type="float">
            <text:p>-1203.3818455435</text:p>
          </table:table-cell>
          <table:table-cell office:value-type="float" office:value="-1226.63425498906" calcext:value-type="float">
            <text:p>-1226.6342549891</text:p>
          </table:table-cell>
          <table:table-cell office:value-type="float" office:value="-1228.91464482335" calcext:value-type="float">
            <text:p>-1228.9146448234</text:p>
          </table:table-cell>
          <table:table-cell office:value-type="float" office:value="-1239.0160618137" calcext:value-type="float">
            <text:p>-1239.0160618137</text:p>
          </table:table-cell>
          <table:table-cell office:value-type="float" office:value="-1211.66953427463" calcext:value-type="float">
            <text:p>-1211.66953427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2.0330331032527" calcext:value-type="float">
            <text:p>-12.033</text:p>
          </table:table-cell>
          <table:table-cell table:style-name="ce5" office:value-type="float" office:value="34.1785061686565" calcext:value-type="float">
            <text:p>34.179</text:p>
          </table:table-cell>
          <table:table-cell office:value-type="float" office:value="31.3015696414216" calcext:value-type="float">
            <text:p>31.3015696414</text:p>
          </table:table-cell>
          <table:table-cell office:value-type="float" office:value="34.1785061686565" calcext:value-type="float">
            <text:p>34.1785061687</text:p>
          </table:table-cell>
          <table:table-cell office:value-type="float" office:value="-98.3542309563752" calcext:value-type="float">
            <text:p>-98.3542309564</text:p>
          </table:table-cell>
          <table:table-cell office:value-type="float" office:value="-99.6731479663685" calcext:value-type="float">
            <text:p>-99.6731479664</text:p>
          </table:table-cell>
          <table:table-cell office:value-type="float" office:value="-96.979568692229" calcext:value-type="float">
            <text:p>-96.9795686922</text:p>
          </table:table-cell>
          <table:table-cell office:value-type="float" office:value="-96.9790519505854" calcext:value-type="float">
            <text:p>-96.9790519506</text:p>
          </table:table-cell>
          <table:table-cell office:value-type="float" office:value="-98.8155195649769" calcext:value-type="float">
            <text:p>-98.815519565</text:p>
          </table:table-cell>
          <table:table-cell office:value-type="float" office:value="-95.8021784183114" calcext:value-type="float">
            <text:p>-95.8021784183</text:p>
          </table:table-cell>
          <table:table-cell office:value-type="float" office:value="63.3369516552583" calcext:value-type="float">
            <text:p>63.3369516553</text:p>
          </table:table-cell>
          <table:table-cell office:value-type="float" office:value="12.9685759719377" calcext:value-type="float">
            <text:p>12.9685759719</text:p>
          </table:table-cell>
          <table:table-cell office:value-type="float" office:value="-1087.40401018569" calcext:value-type="float">
            <text:p>-1087.4040101857</text:p>
          </table:table-cell>
          <table:table-cell office:value-type="float" office:value="-1100.04906487365" calcext:value-type="float">
            <text:p>-1100.0490648737</text:p>
          </table:table-cell>
          <table:table-cell office:value-type="float" office:value="-1122.19669181964" calcext:value-type="float">
            <text:p>-1122.1966918197</text:p>
          </table:table-cell>
          <table:table-cell office:value-type="float" office:value="-1070.46846549563" calcext:value-type="float">
            <text:p>-1070.4684654956</text:p>
          </table:table-cell>
          <table:table-cell office:value-type="float" office:value="-1124.24306245662" calcext:value-type="float">
            <text:p>-1124.2430624566</text:p>
          </table:table-cell>
          <table:table-cell office:value-type="float" office:value="-1098.26110738114" calcext:value-type="float">
            <text:p>-1098.26110738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3.1889429327559" calcext:value-type="float">
            <text:p>-13.189</text:p>
          </table:table-cell>
          <table:table-cell table:style-name="ce5" office:value-type="float" office:value="-16.0305875555636" calcext:value-type="float">
            <text:p>-16.031</text:p>
          </table:table-cell>
          <table:table-cell office:value-type="float" office:value="-41.0250831334215" calcext:value-type="float">
            <text:p>-41.0250831334</text:p>
          </table:table-cell>
          <table:table-cell office:value-type="float" office:value="-16.0305875555636" calcext:value-type="float">
            <text:p>-16.0305875556</text:p>
          </table:table-cell>
          <table:table-cell office:value-type="float" office:value="-96.7822449267459" calcext:value-type="float">
            <text:p>-96.7822449267</text:p>
          </table:table-cell>
          <table:table-cell office:value-type="float" office:value="-77.0193430676414" calcext:value-type="float">
            <text:p>-77.0193430676</text:p>
          </table:table-cell>
          <table:table-cell office:value-type="float" office:value="-79.0807991066011" calcext:value-type="float">
            <text:p>-79.0807991066</text:p>
          </table:table-cell>
          <table:table-cell office:value-type="float" office:value="-79.0899753757878" calcext:value-type="float">
            <text:p>-79.0899753758</text:p>
          </table:table-cell>
          <table:table-cell office:value-type="float" office:value="-95.3556326481485" calcext:value-type="float">
            <text:p>-95.3556326481</text:p>
          </table:table-cell>
          <table:table-cell office:value-type="float" office:value="-79.5123892065966" calcext:value-type="float">
            <text:p>-79.5123892066</text:p>
          </table:table-cell>
          <table:table-cell office:value-type="float" office:value="70.565811389207" calcext:value-type="float">
            <text:p>70.5658113892</text:p>
          </table:table-cell>
          <table:table-cell office:value-type="float" office:value="36.1119122734998" calcext:value-type="float">
            <text:p>36.1119122735</text:p>
          </table:table-cell>
          <table:table-cell office:value-type="float" office:value="-1106.22756344139" calcext:value-type="float">
            <text:p>-1106.2275634414</text:p>
          </table:table-cell>
          <table:table-cell office:value-type="float" office:value="-1117.41515584665" calcext:value-type="float">
            <text:p>-1117.4151558467</text:p>
          </table:table-cell>
          <table:table-cell office:value-type="float" office:value="-1158.5620038771" calcext:value-type="float">
            <text:p>-1158.5620038771</text:p>
          </table:table-cell>
          <table:table-cell office:value-type="float" office:value="-1095.67378288477" calcext:value-type="float">
            <text:p>-1095.6737828848</text:p>
          </table:table-cell>
          <table:table-cell office:value-type="float" office:value="-1152.7433911839" calcext:value-type="float">
            <text:p>-1152.7433911839</text:p>
          </table:table-cell>
          <table:table-cell office:value-type="float" office:value="-1156.21512023654" calcext:value-type="float">
            <text:p>-1156.21512023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1.7221523386125" calcext:value-type="float">
            <text:p>-11.722</text:p>
          </table:table-cell>
          <table:table-cell table:style-name="ce5" office:value-type="float" office:value="41.4497087407404" calcext:value-type="float">
            <text:p>41.450</text:p>
          </table:table-cell>
          <table:table-cell office:value-type="float" office:value="32.2281230522731" calcext:value-type="float">
            <text:p>32.2281230523</text:p>
          </table:table-cell>
          <table:table-cell office:value-type="float" office:value="41.4497087407404" calcext:value-type="float">
            <text:p>41.4497087407</text:p>
          </table:table-cell>
          <table:table-cell office:value-type="float" office:value="-63.297127754018" calcext:value-type="float">
            <text:p>-63.297127754</text:p>
          </table:table-cell>
          <table:table-cell office:value-type="float" office:value="-57.222305838648" calcext:value-type="float">
            <text:p>-57.2223058386</text:p>
          </table:table-cell>
          <table:table-cell office:value-type="float" office:value="-80.0973449798964" calcext:value-type="float">
            <text:p>-80.0973449799</text:p>
          </table:table-cell>
          <table:table-cell office:value-type="float" office:value="-80.0787522795252" calcext:value-type="float">
            <text:p>-80.0787522795</text:p>
          </table:table-cell>
          <table:table-cell office:value-type="float" office:value="-99.1712038568371" calcext:value-type="float">
            <text:p>-99.1712038568</text:p>
          </table:table-cell>
          <table:table-cell office:value-type="float" office:value="-75.9052803943817" calcext:value-type="float">
            <text:p>-75.9052803944</text:p>
          </table:table-cell>
          <table:table-cell office:value-type="float" office:value="67.2044221205234" calcext:value-type="float">
            <text:p>67.2044221205</text:p>
          </table:table-cell>
          <table:table-cell office:value-type="float" office:value="41.4891794543354" calcext:value-type="float">
            <text:p>41.4891794543</text:p>
          </table:table-cell>
          <table:table-cell office:value-type="float" office:value="-1139.75663485857" calcext:value-type="float">
            <text:p>-1139.7566348586</text:p>
          </table:table-cell>
          <table:table-cell office:value-type="float" office:value="-1173.29483588337" calcext:value-type="float">
            <text:p>-1173.2948358834</text:p>
          </table:table-cell>
          <table:table-cell office:value-type="float" office:value="-1185.56647701293" calcext:value-type="float">
            <text:p>-1185.5664770129</text:p>
          </table:table-cell>
          <table:table-cell office:value-type="float" office:value="-1164.82179380772" calcext:value-type="float">
            <text:p>-1164.8217938077</text:p>
          </table:table-cell>
          <table:table-cell office:value-type="float" office:value="-1227.69177216096" calcext:value-type="float">
            <text:p>-1227.691772161</text:p>
          </table:table-cell>
          <table:table-cell office:value-type="float" office:value="-1154.67243588607" calcext:value-type="float">
            <text:p>-1154.67243588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1.7863343584718" calcext:value-type="float">
            <text:p>-11.786</text:p>
          </table:table-cell>
          <table:table-cell table:style-name="ce5" office:value-type="float" office:value="47.7382597608482" calcext:value-type="float">
            <text:p>47.738</text:p>
          </table:table-cell>
          <table:table-cell office:value-type="float" office:value="23.4452782136419" calcext:value-type="float">
            <text:p>23.4452782136</text:p>
          </table:table-cell>
          <table:table-cell office:value-type="float" office:value="47.7382597608482" calcext:value-type="float">
            <text:p>47.7382597608</text:p>
          </table:table-cell>
          <table:table-cell office:value-type="float" office:value="-96.5553263449035" calcext:value-type="float">
            <text:p>-96.5553263449</text:p>
          </table:table-cell>
          <table:table-cell office:value-type="float" office:value="-74.5151365410236" calcext:value-type="float">
            <text:p>-74.515136541</text:p>
          </table:table-cell>
          <table:table-cell office:value-type="float" office:value="-101.052583313275" calcext:value-type="float">
            <text:p>-101.0525833133</text:p>
          </table:table-cell>
          <table:table-cell office:value-type="float" office:value="-79.4874041065309" calcext:value-type="float">
            <text:p>-79.4874041065</text:p>
          </table:table-cell>
          <table:table-cell office:value-type="float" office:value="-98.6205815434943" calcext:value-type="float">
            <text:p>-98.6205815435</text:p>
          </table:table-cell>
          <table:table-cell office:value-type="float" office:value="-77.1448540624732" calcext:value-type="float">
            <text:p>-77.1448540625</text:p>
          </table:table-cell>
          <table:table-cell office:value-type="float" office:value="69.9697433302474" calcext:value-type="float">
            <text:p>69.9697433302</text:p>
          </table:table-cell>
          <table:table-cell office:value-type="float" office:value="47.245951990299" calcext:value-type="float">
            <text:p>47.2459519903</text:p>
          </table:table-cell>
          <table:table-cell office:value-type="float" office:value="-1166.63960300523" calcext:value-type="float">
            <text:p>-1166.6396030052</text:p>
          </table:table-cell>
          <table:table-cell office:value-type="float" office:value="-1170.87491581491" calcext:value-type="float">
            <text:p>-1170.8749158149</text:p>
          </table:table-cell>
          <table:table-cell office:value-type="float" office:value="-1216.86426849404" calcext:value-type="float">
            <text:p>-1216.8642684941</text:p>
          </table:table-cell>
          <table:table-cell office:value-type="float" office:value="-1179.19460005451" calcext:value-type="float">
            <text:p>-1179.1946000545</text:p>
          </table:table-cell>
          <table:table-cell office:value-type="float" office:value="-1255.8708595772" calcext:value-type="float">
            <text:p>-1255.8708595772</text:p>
          </table:table-cell>
          <table:table-cell office:value-type="float" office:value="-1211.78449728163" calcext:value-type="float">
            <text:p>-1211.78449728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.94720473816" calcext:value-type="float">
            <text:p>91.947</text:p>
          </table:table-cell>
          <table:table-cell table:style-name="ce5" office:value-type="float" office:value="49.7636941212792" calcext:value-type="float">
            <text:p>49.764</text:p>
          </table:table-cell>
          <table:table-cell office:value-type="float" office:value="44.1517727446307" calcext:value-type="float">
            <text:p>44.1517727446</text:p>
          </table:table-cell>
          <table:table-cell office:value-type="float" office:value="49.7636941212792" calcext:value-type="float">
            <text:p>49.7636941213</text:p>
          </table:table-cell>
          <table:table-cell office:value-type="float" office:value="-100.100630628207" calcext:value-type="float">
            <text:p>-100.1006306282</text:p>
          </table:table-cell>
          <table:table-cell office:value-type="float" office:value="-97.2345075366065" calcext:value-type="float">
            <text:p>-97.2345075366</text:p>
          </table:table-cell>
          <table:table-cell office:value-type="float" office:value="-93.1937862976997" calcext:value-type="float">
            <text:p>-93.1937862977</text:p>
          </table:table-cell>
          <table:table-cell office:value-type="float" office:value="-94.1618755181323" calcext:value-type="float">
            <text:p>-94.1618755181</text:p>
          </table:table-cell>
          <table:table-cell office:value-type="float" office:value="-97.3075216880563" calcext:value-type="float">
            <text:p>-97.3075216881</text:p>
          </table:table-cell>
          <table:table-cell office:value-type="float" office:value="-93.1895518240708" calcext:value-type="float">
            <text:p>-93.1895518241</text:p>
          </table:table-cell>
          <table:table-cell office:value-type="float" office:value="70.7387970159119" calcext:value-type="float">
            <text:p>70.7387970159</text:p>
          </table:table-cell>
          <table:table-cell office:value-type="float" office:value="51.4285229675492" calcext:value-type="float">
            <text:p>51.4285229675</text:p>
          </table:table-cell>
          <table:table-cell office:value-type="float" office:value="-1216.24535048075" calcext:value-type="float">
            <text:p>-1216.2453504808</text:p>
          </table:table-cell>
          <table:table-cell office:value-type="float" office:value="-1245.00732238532" calcext:value-type="float">
            <text:p>-1245.0073223853</text:p>
          </table:table-cell>
          <table:table-cell office:value-type="float" office:value="-1271.21485796611" calcext:value-type="float">
            <text:p>-1271.2148579661</text:p>
          </table:table-cell>
          <table:table-cell office:value-type="float" office:value="-1222.69953487718" calcext:value-type="float">
            <text:p>-1222.6995348772</text:p>
          </table:table-cell>
          <table:table-cell office:value-type="float" office:value="-1343.03985622978" calcext:value-type="float">
            <text:p>-1343.0398562298</text:p>
          </table:table-cell>
          <table:table-cell office:value-type="float" office:value="-1279.56391688585" calcext:value-type="float">
            <text:p>-1279.56391688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3.6393851042049" calcext:value-type="float">
            <text:p>-13.639</text:p>
          </table:table-cell>
          <table:table-cell table:style-name="ce5" office:value-type="float" office:value="52.0355529770871" calcext:value-type="float">
            <text:p>52.036</text:p>
          </table:table-cell>
          <table:table-cell office:value-type="float" office:value="41.4190360554517" calcext:value-type="float">
            <text:p>41.4190360555</text:p>
          </table:table-cell>
          <table:table-cell office:value-type="float" office:value="52.0355529770871" calcext:value-type="float">
            <text:p>52.0355529771</text:p>
          </table:table-cell>
          <table:table-cell office:value-type="float" office:value="-97.8350657028507" calcext:value-type="float">
            <text:p>-97.8350657029</text:p>
          </table:table-cell>
          <table:table-cell office:value-type="float" office:value="-77.2230770642819" calcext:value-type="float">
            <text:p>-77.2230770643</text:p>
          </table:table-cell>
          <table:table-cell office:value-type="float" office:value="-93.9513551022475" calcext:value-type="float">
            <text:p>-93.9513551022</text:p>
          </table:table-cell>
          <table:table-cell office:value-type="float" office:value="-94.1469882623137" calcext:value-type="float">
            <text:p>-94.1469882623</text:p>
          </table:table-cell>
          <table:table-cell office:value-type="float" office:value="-92.5046035539175" calcext:value-type="float">
            <text:p>-92.5046035539</text:p>
          </table:table-cell>
          <table:table-cell office:value-type="float" office:value="-93.8616768648526" calcext:value-type="float">
            <text:p>-93.8616768649</text:p>
          </table:table-cell>
          <table:table-cell office:value-type="float" office:value="70.8701187180371" calcext:value-type="float">
            <text:p>70.870118718</text:p>
          </table:table-cell>
          <table:table-cell office:value-type="float" office:value="63.8588209064885" calcext:value-type="float">
            <text:p>63.8588209065</text:p>
          </table:table-cell>
          <table:table-cell office:value-type="float" office:value="-1131.25100307036" calcext:value-type="float">
            <text:p>-1131.2510030704</text:p>
          </table:table-cell>
          <table:table-cell office:value-type="float" office:value="-1140.16014403255" calcext:value-type="float">
            <text:p>-1140.1601440326</text:p>
          </table:table-cell>
          <table:table-cell office:value-type="float" office:value="-1148.63168960674" calcext:value-type="float">
            <text:p>-1148.6316896068</text:p>
          </table:table-cell>
          <table:table-cell office:value-type="float" office:value="-1131.27172295457" calcext:value-type="float">
            <text:p>-1131.2717229546</text:p>
          </table:table-cell>
          <table:table-cell office:value-type="float" office:value="-1268.34573388897" calcext:value-type="float">
            <text:p>-1268.345733889</text:p>
          </table:table-cell>
          <table:table-cell office:value-type="float" office:value="-1165.23548258731" calcext:value-type="float">
            <text:p>-1165.23548258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8.0700118161442" calcext:value-type="float">
            <text:p>88.070</text:p>
          </table:table-cell>
          <table:table-cell table:style-name="ce5" office:value-type="float" office:value="59.3130958298121" calcext:value-type="float">
            <text:p>59.313</text:p>
          </table:table-cell>
          <table:table-cell office:value-type="float" office:value="55.9133295314735" calcext:value-type="float">
            <text:p>55.9133295315</text:p>
          </table:table-cell>
          <table:table-cell office:value-type="float" office:value="59.3130958298121" calcext:value-type="float">
            <text:p>59.3130958298</text:p>
          </table:table-cell>
          <table:table-cell office:value-type="float" office:value="-54.7683369097208" calcext:value-type="float">
            <text:p>-54.7683369097</text:p>
          </table:table-cell>
          <table:table-cell office:value-type="float" office:value="-80.8613712610616" calcext:value-type="float">
            <text:p>-80.8613712611</text:p>
          </table:table-cell>
          <table:table-cell office:value-type="float" office:value="-74.2303916176809" calcext:value-type="float">
            <text:p>-74.2303916177</text:p>
          </table:table-cell>
          <table:table-cell office:value-type="float" office:value="-96.2910989994388" calcext:value-type="float">
            <text:p>-96.2910989994</text:p>
          </table:table-cell>
          <table:table-cell office:value-type="float" office:value="-94.4251770189983" calcext:value-type="float">
            <text:p>-94.425177019</text:p>
          </table:table-cell>
          <table:table-cell office:value-type="float" office:value="-100.458780293643" calcext:value-type="float">
            <text:p>-100.4587802936</text:p>
          </table:table-cell>
          <table:table-cell office:value-type="float" office:value="73.3836954792125" calcext:value-type="float">
            <text:p>73.3836954792</text:p>
          </table:table-cell>
          <table:table-cell office:value-type="float" office:value="62.9972306538373" calcext:value-type="float">
            <text:p>62.9972306538</text:p>
          </table:table-cell>
          <table:table-cell office:value-type="float" office:value="-1265.84402115604" calcext:value-type="float">
            <text:p>-1265.844021156</text:p>
          </table:table-cell>
          <table:table-cell office:value-type="float" office:value="-1315.86200575439" calcext:value-type="float">
            <text:p>-1315.8620057544</text:p>
          </table:table-cell>
          <table:table-cell office:value-type="float" office:value="-1281.68684362528" calcext:value-type="float">
            <text:p>-1281.6868436253</text:p>
          </table:table-cell>
          <table:table-cell office:value-type="float" office:value="-1273.46171287238" calcext:value-type="float">
            <text:p>-1273.4617128724</text:p>
          </table:table-cell>
          <table:table-cell office:value-type="float" office:value="-1411.97967410669" calcext:value-type="float">
            <text:p>-1411.9796741067</text:p>
          </table:table-cell>
          <table:table-cell office:value-type="float" office:value="-1288.12565336064" calcext:value-type="float">
            <text:p>-1288.12565336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2.5979706263286" calcext:value-type="float">
            <text:p>-12.598</text:p>
          </table:table-cell>
          <table:table-cell table:style-name="ce5" office:value-type="float" office:value="60.8204404990338" calcext:value-type="float">
            <text:p>60.820</text:p>
          </table:table-cell>
          <table:table-cell office:value-type="float" office:value="58.5029264583674" calcext:value-type="float">
            <text:p>58.5029264584</text:p>
          </table:table-cell>
          <table:table-cell office:value-type="float" office:value="60.8204404990338" calcext:value-type="float">
            <text:p>60.820440499</text:p>
          </table:table-cell>
          <table:table-cell office:value-type="float" office:value="-74.8878953994921" calcext:value-type="float">
            <text:p>-74.8878953995</text:p>
          </table:table-cell>
          <table:table-cell office:value-type="float" office:value="-74.2977217505031" calcext:value-type="float">
            <text:p>-74.2977217505</text:p>
          </table:table-cell>
          <table:table-cell office:value-type="float" office:value="-98.7539664043578" calcext:value-type="float">
            <text:p>-98.7539664044</text:p>
          </table:table-cell>
          <table:table-cell office:value-type="float" office:value="-98.7056695809771" calcext:value-type="float">
            <text:p>-98.705669581</text:p>
          </table:table-cell>
          <table:table-cell office:value-type="float" office:value="-100.307891919704" calcext:value-type="float">
            <text:p>-100.3078919197</text:p>
          </table:table-cell>
          <table:table-cell office:value-type="float" office:value="-96.4815681642687" calcext:value-type="float">
            <text:p>-96.4815681643</text:p>
          </table:table-cell>
          <table:table-cell office:value-type="float" office:value="74.6575701409275" calcext:value-type="float">
            <text:p>74.6575701409</text:p>
          </table:table-cell>
          <table:table-cell office:value-type="float" office:value="63.3137803208764" calcext:value-type="float">
            <text:p>63.3137803209</text:p>
          </table:table-cell>
          <table:table-cell office:value-type="float" office:value="-1319.11073894719" calcext:value-type="float">
            <text:p>-1319.1107389472</text:p>
          </table:table-cell>
          <table:table-cell office:value-type="float" office:value="-1360.28660847225" calcext:value-type="float">
            <text:p>-1360.2866084723</text:p>
          </table:table-cell>
          <table:table-cell office:value-type="float" office:value="-1342.58243004057" calcext:value-type="float">
            <text:p>-1342.5824300406</text:p>
          </table:table-cell>
          <table:table-cell office:value-type="float" office:value="-1325.45807668791" calcext:value-type="float">
            <text:p>-1325.4580766879</text:p>
          </table:table-cell>
          <table:table-cell office:value-type="float" office:value="-1444.80906059803" calcext:value-type="float">
            <text:p>-1444.809060598</text:p>
          </table:table-cell>
          <table:table-cell office:value-type="float" office:value="-1374.48660872825" calcext:value-type="float">
            <text:p>-1374.48660872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6.3877723758892" calcext:value-type="float">
            <text:p>86.388</text:p>
          </table:table-cell>
          <table:table-cell table:style-name="ce5" office:value-type="float" office:value="57.2779011261791" calcext:value-type="float">
            <text:p>57.278</text:p>
          </table:table-cell>
          <table:table-cell office:value-type="float" office:value="55.4241484557635" calcext:value-type="float">
            <text:p>55.4241484558</text:p>
          </table:table-cell>
          <table:table-cell office:value-type="float" office:value="57.2779011261791" calcext:value-type="float">
            <text:p>57.2779011262</text:p>
          </table:table-cell>
          <table:table-cell office:value-type="float" office:value="-97.7832366509833" calcext:value-type="float">
            <text:p>-97.783236651</text:p>
          </table:table-cell>
          <table:table-cell office:value-type="float" office:value="-94.7791798799018" calcext:value-type="float">
            <text:p>-94.7791798799</text:p>
          </table:table-cell>
          <table:table-cell office:value-type="float" office:value="-79.6865128562662" calcext:value-type="float">
            <text:p>-79.6865128563</text:p>
          </table:table-cell>
          <table:table-cell office:value-type="float" office:value="-98.6282166082311" calcext:value-type="float">
            <text:p>-98.6282166082</text:p>
          </table:table-cell>
          <table:table-cell office:value-type="float" office:value="-95.3062139167856" calcext:value-type="float">
            <text:p>-95.3062139168</text:p>
          </table:table-cell>
          <table:table-cell office:value-type="float" office:value="-60.3923311565911" calcext:value-type="float">
            <text:p>-60.3923311566</text:p>
          </table:table-cell>
          <table:table-cell office:value-type="float" office:value="74.5445070154429" calcext:value-type="float">
            <text:p>74.5445070154</text:p>
          </table:table-cell>
          <table:table-cell office:value-type="float" office:value="65.8465763990347" calcext:value-type="float">
            <text:p>65.846576399</text:p>
          </table:table-cell>
          <table:table-cell office:value-type="float" office:value="-1096.48541039435" calcext:value-type="float">
            <text:p>-1096.4854103944</text:p>
          </table:table-cell>
          <table:table-cell office:value-type="float" office:value="-1111.12124506843" calcext:value-type="float">
            <text:p>-1111.1212450684</text:p>
          </table:table-cell>
          <table:table-cell office:value-type="float" office:value="-1101.97690810487" calcext:value-type="float">
            <text:p>-1101.9769081049</text:p>
          </table:table-cell>
          <table:table-cell office:value-type="float" office:value="-1124.55583819216" calcext:value-type="float">
            <text:p>-1124.5558381922</text:p>
          </table:table-cell>
          <table:table-cell office:value-type="float" office:value="-1280.29624441141" calcext:value-type="float">
            <text:p>-1280.2962444114</text:p>
          </table:table-cell>
          <table:table-cell office:value-type="float" office:value="-1101.90953492818" calcext:value-type="float">
            <text:p>-1101.90953492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3.3697546944754" calcext:value-type="float">
            <text:p>-13.370</text:p>
          </table:table-cell>
          <table:table-cell table:style-name="ce5" office:value-type="float" office:value="62.9464841129609" calcext:value-type="float">
            <text:p>62.946</text:p>
          </table:table-cell>
          <table:table-cell office:value-type="float" office:value="61.1631026115451" calcext:value-type="float">
            <text:p>61.1631026115</text:p>
          </table:table-cell>
          <table:table-cell office:value-type="float" office:value="62.9464841129609" calcext:value-type="float">
            <text:p>62.946484113</text:p>
          </table:table-cell>
          <table:table-cell office:value-type="float" office:value="-96.5434898262187" calcext:value-type="float">
            <text:p>-96.5434898262</text:p>
          </table:table-cell>
          <table:table-cell office:value-type="float" office:value="-78.8441012441139" calcext:value-type="float">
            <text:p>-78.8441012441</text:p>
          </table:table-cell>
          <table:table-cell office:value-type="float" office:value="-81.4487114659762" calcext:value-type="float">
            <text:p>-81.448711466</text:p>
          </table:table-cell>
          <table:table-cell office:value-type="float" office:value="-77.5412248777532" calcext:value-type="float">
            <text:p>-77.5412248778</text:p>
          </table:table-cell>
          <table:table-cell office:value-type="float" office:value="-98.8343900733182" calcext:value-type="float">
            <text:p>-98.8343900733</text:p>
          </table:table-cell>
          <table:table-cell office:value-type="float" office:value="-96.6222655093964" calcext:value-type="float">
            <text:p>-96.6222655094</text:p>
          </table:table-cell>
          <table:table-cell office:value-type="float" office:value="74.4631265781824" calcext:value-type="float">
            <text:p>74.4631265782</text:p>
          </table:table-cell>
          <table:table-cell office:value-type="float" office:value="69.3889612906648" calcext:value-type="float">
            <text:p>69.3889612907</text:p>
          </table:table-cell>
          <table:table-cell office:value-type="float" office:value="-1087.90778006915" calcext:value-type="float">
            <text:p>-1087.9077800692</text:p>
          </table:table-cell>
          <table:table-cell office:value-type="float" office:value="-1123.57449900123" calcext:value-type="float">
            <text:p>-1123.5744990012</text:p>
          </table:table-cell>
          <table:table-cell office:value-type="float" office:value="-1160.88865576338" calcext:value-type="float">
            <text:p>-1160.8886557634</text:p>
          </table:table-cell>
          <table:table-cell office:value-type="float" office:value="-1169.56516353102" calcext:value-type="float">
            <text:p>-1169.565163531</text:p>
          </table:table-cell>
          <table:table-cell office:value-type="float" office:value="-1251.62250828544" calcext:value-type="float">
            <text:p>-1251.6225082855</text:p>
          </table:table-cell>
          <table:table-cell office:value-type="float" office:value="-1126.66763697728" calcext:value-type="float">
            <text:p>-1126.66763697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7.077898958719" calcext:value-type="float">
            <text:p>87.078</text:p>
          </table:table-cell>
          <table:table-cell table:style-name="ce5" office:value-type="float" office:value="62.9070653328598" calcext:value-type="float">
            <text:p>62.907</text:p>
          </table:table-cell>
          <table:table-cell office:value-type="float" office:value="60.7937235697907" calcext:value-type="float">
            <text:p>60.7937235698</text:p>
          </table:table-cell>
          <table:table-cell office:value-type="float" office:value="62.9070653328598" calcext:value-type="float">
            <text:p>62.9070653329</text:p>
          </table:table-cell>
          <table:table-cell office:value-type="float" office:value="-100.455435252613" calcext:value-type="float">
            <text:p>-100.4554352526</text:p>
          </table:table-cell>
          <table:table-cell office:value-type="float" office:value="-35.9136403616562" calcext:value-type="float">
            <text:p>-35.9136403617</text:p>
          </table:table-cell>
          <table:table-cell office:value-type="float" office:value="-71.5376497720822" calcext:value-type="float">
            <text:p>-71.5376497721</text:p>
          </table:table-cell>
          <table:table-cell office:value-type="float" office:value="-94.8341760877856" calcext:value-type="float">
            <text:p>-94.8341760878</text:p>
          </table:table-cell>
          <table:table-cell office:value-type="float" office:value="-97.2268073395017" calcext:value-type="float">
            <text:p>-97.2268073395</text:p>
          </table:table-cell>
          <table:table-cell office:value-type="float" office:value="-94.1901777033076" calcext:value-type="float">
            <text:p>-94.1901777033</text:p>
          </table:table-cell>
          <table:table-cell office:value-type="float" office:value="74.3529999862999" calcext:value-type="float">
            <text:p>74.3529999863</text:p>
          </table:table-cell>
          <table:table-cell office:value-type="float" office:value="70.475873074773" calcext:value-type="float">
            <text:p>70.4758730748</text:p>
          </table:table-cell>
          <table:table-cell office:value-type="float" office:value="-1147.11247761246" calcext:value-type="float">
            <text:p>-1147.1124776125</text:p>
          </table:table-cell>
          <table:table-cell office:value-type="float" office:value="-1158.69099527944" calcext:value-type="float">
            <text:p>-1158.6909952794</text:p>
          </table:table-cell>
          <table:table-cell office:value-type="float" office:value="-1197.70735366309" calcext:value-type="float">
            <text:p>-1197.7073536631</text:p>
          </table:table-cell>
          <table:table-cell office:value-type="float" office:value="-1209.97160378387" calcext:value-type="float">
            <text:p>-1209.9716037839</text:p>
          </table:table-cell>
          <table:table-cell office:value-type="float" office:value="-1308.60124058738" calcext:value-type="float">
            <text:p>-1308.6012405874</text:p>
          </table:table-cell>
          <table:table-cell office:value-type="float" office:value="-1170.65668062064" calcext:value-type="float">
            <text:p>-1170.65668062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6.3598729655703" calcext:value-type="float">
            <text:p>-16.360</text:p>
          </table:table-cell>
          <table:table-cell table:style-name="ce5" office:value-type="float" office:value="69.1841477686686" calcext:value-type="float">
            <text:p>69.184</text:p>
          </table:table-cell>
          <table:table-cell office:value-type="float" office:value="61.9806192560279" calcext:value-type="float">
            <text:p>61.980619256</text:p>
          </table:table-cell>
          <table:table-cell office:value-type="float" office:value="69.1841477686686" calcext:value-type="float">
            <text:p>69.1841477687</text:p>
          </table:table-cell>
          <table:table-cell office:value-type="float" office:value="-94.1914835616285" calcext:value-type="float">
            <text:p>-94.1914835616</text:p>
          </table:table-cell>
          <table:table-cell office:value-type="float" office:value="-63.2509154177714" calcext:value-type="float">
            <text:p>-63.2509154178</text:p>
          </table:table-cell>
          <table:table-cell office:value-type="float" office:value="-78.8271992734815" calcext:value-type="float">
            <text:p>-78.8271992735</text:p>
          </table:table-cell>
          <table:table-cell office:value-type="float" office:value="-96.1051725602568" calcext:value-type="float">
            <text:p>-96.1051725603</text:p>
          </table:table-cell>
          <table:table-cell office:value-type="float" office:value="-94.6726641950119" calcext:value-type="float">
            <text:p>-94.672664195</text:p>
          </table:table-cell>
          <table:table-cell office:value-type="float" office:value="-80.3475176350112" calcext:value-type="float">
            <text:p>-80.347517635</text:p>
          </table:table-cell>
          <table:table-cell office:value-type="float" office:value="73.7772370216514" calcext:value-type="float">
            <text:p>73.7772370217</text:p>
          </table:table-cell>
          <table:table-cell office:value-type="float" office:value="69.7467729661624" calcext:value-type="float">
            <text:p>69.7467729662</text:p>
          </table:table-cell>
          <table:table-cell office:value-type="float" office:value="-1135.87298392689" calcext:value-type="float">
            <text:p>-1135.8729839269</text:p>
          </table:table-cell>
          <table:table-cell office:value-type="float" office:value="-1114.36296247392" calcext:value-type="float">
            <text:p>-1114.3629624739</text:p>
          </table:table-cell>
          <table:table-cell office:value-type="float" office:value="-1174.76909948515" calcext:value-type="float">
            <text:p>-1174.7690994852</text:p>
          </table:table-cell>
          <table:table-cell office:value-type="float" office:value="-1184.3116518871" calcext:value-type="float">
            <text:p>-1184.3116518871</text:p>
          </table:table-cell>
          <table:table-cell office:value-type="float" office:value="-1274.96723726581" calcext:value-type="float">
            <text:p>-1274.9672372658</text:p>
          </table:table-cell>
          <table:table-cell office:value-type="float" office:value="-1160.48220097788" calcext:value-type="float">
            <text:p>-1160.48220097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2.4287312142657" calcext:value-type="float">
            <text:p>-12.429</text:p>
          </table:table-cell>
          <table:table-cell table:style-name="ce5" office:value-type="float" office:value="68.0593795244633" calcext:value-type="float">
            <text:p>68.059</text:p>
          </table:table-cell>
          <table:table-cell office:value-type="float" office:value="68.5286040297834" calcext:value-type="float">
            <text:p>68.5286040298</text:p>
          </table:table-cell>
          <table:table-cell office:value-type="float" office:value="68.0593795244633" calcext:value-type="float">
            <text:p>68.0593795245</text:p>
          </table:table-cell>
          <table:table-cell office:value-type="float" office:value="-47.2096648951266" calcext:value-type="float">
            <text:p>-47.2096648951</text:p>
          </table:table-cell>
          <table:table-cell office:value-type="float" office:value="-19.2964660819743" calcext:value-type="float">
            <text:p>-19.296466082</text:p>
          </table:table-cell>
          <table:table-cell office:value-type="float" office:value="-80.3906386364026" calcext:value-type="float">
            <text:p>-80.3906386364</text:p>
          </table:table-cell>
          <table:table-cell office:value-type="float" office:value="-96.6538714364733" calcext:value-type="float">
            <text:p>-96.6538714365</text:p>
          </table:table-cell>
          <table:table-cell office:value-type="float" office:value="-95.2789768337609" calcext:value-type="float">
            <text:p>-95.2789768338</text:p>
          </table:table-cell>
          <table:table-cell office:value-type="float" office:value="-51.9778567881443" calcext:value-type="float">
            <text:p>-51.9778567881</text:p>
          </table:table-cell>
          <table:table-cell office:value-type="float" office:value="72.054377262029" calcext:value-type="float">
            <text:p>72.054377262</text:p>
          </table:table-cell>
          <table:table-cell office:value-type="float" office:value="71.6936869449439" calcext:value-type="float">
            <text:p>71.6936869449</text:p>
          </table:table-cell>
          <table:table-cell office:value-type="float" office:value="-1221.44576874262" calcext:value-type="float">
            <text:p>-1221.4457687426</text:p>
          </table:table-cell>
          <table:table-cell office:value-type="float" office:value="-1205.01885086084" calcext:value-type="float">
            <text:p>-1205.0188508608</text:p>
          </table:table-cell>
          <table:table-cell office:value-type="float" office:value="-1232.44981676859" calcext:value-type="float">
            <text:p>-1232.4498167686</text:p>
          </table:table-cell>
          <table:table-cell office:value-type="float" office:value="-1267.43356185993" calcext:value-type="float">
            <text:p>-1267.4335618599</text:p>
          </table:table-cell>
          <table:table-cell office:value-type="float" office:value="-1333.41464365503" calcext:value-type="float">
            <text:p>-1333.414643655</text:p>
          </table:table-cell>
          <table:table-cell office:value-type="float" office:value="-1273.636000241" calcext:value-type="float">
            <text:p>-1273.6360002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1.0999663306131" calcext:value-type="float">
            <text:p>91.100</text:p>
          </table:table-cell>
          <table:table-cell table:style-name="ce5" office:value-type="float" office:value="69.1558676194184" calcext:value-type="float">
            <text:p>69.156</text:p>
          </table:table-cell>
          <table:table-cell office:value-type="float" office:value="62.9576629955181" calcext:value-type="float">
            <text:p>62.9576629955</text:p>
          </table:table-cell>
          <table:table-cell office:value-type="float" office:value="69.1558676194184" calcext:value-type="float">
            <text:p>69.1558676194</text:p>
          </table:table-cell>
          <table:table-cell office:value-type="float" office:value="-76.4603829401834" calcext:value-type="float">
            <text:p>-76.4603829402</text:p>
          </table:table-cell>
          <table:table-cell office:value-type="float" office:value="-2.25992774961296" calcext:value-type="float">
            <text:p>-2.2599277496</text:p>
          </table:table-cell>
          <table:table-cell office:value-type="float" office:value="-77.041306136068" calcext:value-type="float">
            <text:p>-77.0413061361</text:p>
          </table:table-cell>
          <table:table-cell office:value-type="float" office:value="-74.1924690480274" calcext:value-type="float">
            <text:p>-74.192469048</text:p>
          </table:table-cell>
          <table:table-cell office:value-type="float" office:value="-95.3599673030501" calcext:value-type="float">
            <text:p>-95.3599673031</text:p>
          </table:table-cell>
          <table:table-cell office:value-type="float" office:value="-73.3738613254529" calcext:value-type="float">
            <text:p>-73.3738613255</text:p>
          </table:table-cell>
          <table:table-cell office:value-type="float" office:value="74.1222794237571" calcext:value-type="float">
            <text:p>74.1222794238</text:p>
          </table:table-cell>
          <table:table-cell office:value-type="float" office:value="69.9933219906833" calcext:value-type="float">
            <text:p>69.9933219907</text:p>
          </table:table-cell>
          <table:table-cell office:value-type="float" office:value="-1059.11651605316" calcext:value-type="float">
            <text:p>-1059.1165160532</text:p>
          </table:table-cell>
          <table:table-cell office:value-type="float" office:value="-1085.49904456769" calcext:value-type="float">
            <text:p>-1085.4990445677</text:p>
          </table:table-cell>
          <table:table-cell office:value-type="float" office:value="-1096.27410499341" calcext:value-type="float">
            <text:p>-1096.2741049934</text:p>
          </table:table-cell>
          <table:table-cell office:value-type="float" office:value="-1136.72114839517" calcext:value-type="float">
            <text:p>-1136.7211483952</text:p>
          </table:table-cell>
          <table:table-cell office:value-type="float" office:value="-1221.24553658968" calcext:value-type="float">
            <text:p>-1221.2455365897</text:p>
          </table:table-cell>
          <table:table-cell office:value-type="float" office:value="-1086.05754859792" calcext:value-type="float">
            <text:p>-1086.05754859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6.6476038744123" calcext:value-type="float">
            <text:p>-16.648</text:p>
          </table:table-cell>
          <table:table-cell table:style-name="ce5" office:value-type="float" office:value="65.9972669338834" calcext:value-type="float">
            <text:p>65.997</text:p>
          </table:table-cell>
          <table:table-cell office:value-type="float" office:value="61.1623487389777" calcext:value-type="float">
            <text:p>61.162348739</text:p>
          </table:table-cell>
          <table:table-cell office:value-type="float" office:value="65.9831252563358" calcext:value-type="float">
            <text:p>65.9831252563</text:p>
          </table:table-cell>
          <table:table-cell office:value-type="float" office:value="-94.702774750044" calcext:value-type="float">
            <text:p>-94.70277475</text:p>
          </table:table-cell>
          <table:table-cell office:value-type="float" office:value="6.81995589466461" calcext:value-type="float">
            <text:p>6.8199558947</text:p>
          </table:table-cell>
          <table:table-cell office:value-type="float" office:value="-56.8310880057084" calcext:value-type="float">
            <text:p>-56.8310880057</text:p>
          </table:table-cell>
          <table:table-cell office:value-type="float" office:value="-94.1522388506934" calcext:value-type="float">
            <text:p>-94.1522388507</text:p>
          </table:table-cell>
          <table:table-cell office:value-type="float" office:value="-95.5834922925198" calcext:value-type="float">
            <text:p>-95.5834922925</text:p>
          </table:table-cell>
          <table:table-cell office:value-type="float" office:value="-75.4958491732028" calcext:value-type="float">
            <text:p>-75.4958491732</text:p>
          </table:table-cell>
          <table:table-cell office:value-type="float" office:value="74.1670723995931" calcext:value-type="float">
            <text:p>74.1670723996</text:p>
          </table:table-cell>
          <table:table-cell office:value-type="float" office:value="71.5646111833781" calcext:value-type="float">
            <text:p>71.5646111834</text:p>
          </table:table-cell>
          <table:table-cell office:value-type="float" office:value="-1170.92635822114" calcext:value-type="float">
            <text:p>-1170.9263582211</text:p>
          </table:table-cell>
          <table:table-cell office:value-type="float" office:value="-1184.18004685228" calcext:value-type="float">
            <text:p>-1184.1800468523</text:p>
          </table:table-cell>
          <table:table-cell office:value-type="float" office:value="-1178.69157240935" calcext:value-type="float">
            <text:p>-1178.6915724094</text:p>
          </table:table-cell>
          <table:table-cell office:value-type="float" office:value="-1181.23774909739" calcext:value-type="float">
            <text:p>-1181.2377490974</text:p>
          </table:table-cell>
          <table:table-cell office:value-type="float" office:value="-1256.77463415527" calcext:value-type="float">
            <text:p>-1256.7746341553</text:p>
          </table:table-cell>
          <table:table-cell office:value-type="float" office:value="-1196.95456874268" calcext:value-type="float">
            <text:p>-1196.95456874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3.5140511543966" calcext:value-type="float">
            <text:p>-13.514</text:p>
          </table:table-cell>
          <table:table-cell table:style-name="ce5" office:value-type="float" office:value="69.0527266643302" calcext:value-type="float">
            <text:p>69.053</text:p>
          </table:table-cell>
          <table:table-cell office:value-type="float" office:value="68.3147221414917" calcext:value-type="float">
            <text:p>68.3147221415</text:p>
          </table:table-cell>
          <table:table-cell office:value-type="float" office:value="68.5855184483089" calcext:value-type="float">
            <text:p>68.5855184483</text:p>
          </table:table-cell>
          <table:table-cell office:value-type="float" office:value="-68.516340654835" calcext:value-type="float">
            <text:p>-68.5163406548</text:p>
          </table:table-cell>
          <table:table-cell office:value-type="float" office:value="31.4916385428493" calcext:value-type="float">
            <text:p>31.4916385428</text:p>
          </table:table-cell>
          <table:table-cell office:value-type="float" office:value="-34.0083362830378" calcext:value-type="float">
            <text:p>-34.008336283</text:p>
          </table:table-cell>
          <table:table-cell office:value-type="float" office:value="-78.3198541510666" calcext:value-type="float">
            <text:p>-78.3198541511</text:p>
          </table:table-cell>
          <table:table-cell office:value-type="float" office:value="-92.2286515605601" calcext:value-type="float">
            <text:p>-92.2286515606</text:p>
          </table:table-cell>
          <table:table-cell office:value-type="float" office:value="-37.3642830305008" calcext:value-type="float">
            <text:p>-37.3642830305</text:p>
          </table:table-cell>
          <table:table-cell office:value-type="float" office:value="74.3654136010123" calcext:value-type="float">
            <text:p>74.365413601</text:p>
          </table:table-cell>
          <table:table-cell office:value-type="float" office:value="72.3131284094457" calcext:value-type="float">
            <text:p>72.3131284094</text:p>
          </table:table-cell>
          <table:table-cell office:value-type="float" office:value="-1116.21961862697" calcext:value-type="float">
            <text:p>-1116.219618627</text:p>
          </table:table-cell>
          <table:table-cell office:value-type="float" office:value="-1147.30878500834" calcext:value-type="float">
            <text:p>-1147.3087850083</text:p>
          </table:table-cell>
          <table:table-cell office:value-type="float" office:value="-1102.69441894624" calcext:value-type="float">
            <text:p>-1102.6944189462</text:p>
          </table:table-cell>
          <table:table-cell office:value-type="float" office:value="-1110.52809834486" calcext:value-type="float">
            <text:p>-1110.5280983449</text:p>
          </table:table-cell>
          <table:table-cell office:value-type="float" office:value="-1244.3194413542" calcext:value-type="float">
            <text:p>-1244.3194413542</text:p>
          </table:table-cell>
          <table:table-cell office:value-type="float" office:value="-1168.18018068691" calcext:value-type="float">
            <text:p>-1168.18018068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5.4511851843555" calcext:value-type="float">
            <text:p>-15.451</text:p>
          </table:table-cell>
          <table:table-cell table:style-name="ce5" office:value-type="float" office:value="72.0710230845733" calcext:value-type="float">
            <text:p>72.071</text:p>
          </table:table-cell>
          <table:table-cell office:value-type="float" office:value="66.3827152675824" calcext:value-type="float">
            <text:p>66.3827152676</text:p>
          </table:table-cell>
          <table:table-cell office:value-type="float" office:value="69.575042508277" calcext:value-type="float">
            <text:p>69.5750425083</text:p>
          </table:table-cell>
          <table:table-cell office:value-type="float" office:value="-80.5582700684813" calcext:value-type="float">
            <text:p>-80.5582700685</text:p>
          </table:table-cell>
          <table:table-cell office:value-type="float" office:value="48.2694854251006" calcext:value-type="float">
            <text:p>48.2694854251</text:p>
          </table:table-cell>
          <table:table-cell office:value-type="float" office:value="-40.9348996253966" calcext:value-type="float">
            <text:p>-40.9348996254</text:p>
          </table:table-cell>
          <table:table-cell office:value-type="float" office:value="-79.1779044347202" calcext:value-type="float">
            <text:p>-79.1779044347</text:p>
          </table:table-cell>
          <table:table-cell office:value-type="float" office:value="-97.1385496635113" calcext:value-type="float">
            <text:p>-97.1385496635</text:p>
          </table:table-cell>
          <table:table-cell office:value-type="float" office:value="-56.3714025999473" calcext:value-type="float">
            <text:p>-56.3714025999</text:p>
          </table:table-cell>
          <table:table-cell office:value-type="float" office:value="72.6804927507221" calcext:value-type="float">
            <text:p>72.6804927507</text:p>
          </table:table-cell>
          <table:table-cell office:value-type="float" office:value="75.2719238001413" calcext:value-type="float">
            <text:p>75.2719238001</text:p>
          </table:table-cell>
          <table:table-cell office:value-type="float" office:value="-1275.03060907077" calcext:value-type="float">
            <text:p>-1275.0306090708</text:p>
          </table:table-cell>
          <table:table-cell office:value-type="float" office:value="-1214.15429800407" calcext:value-type="float">
            <text:p>-1214.1542980041</text:p>
          </table:table-cell>
          <table:table-cell office:value-type="float" office:value="-1218.23213512573" calcext:value-type="float">
            <text:p>-1218.2321351257</text:p>
          </table:table-cell>
          <table:table-cell office:value-type="float" office:value="-1226.94598147711" calcext:value-type="float">
            <text:p>-1226.9459814771</text:p>
          </table:table-cell>
          <table:table-cell office:value-type="float" office:value="-1313.59441456825" calcext:value-type="float">
            <text:p>-1313.5944145683</text:p>
          </table:table-cell>
          <table:table-cell office:value-type="float" office:value="-1250.04337638034" calcext:value-type="float">
            <text:p>-1250.04337638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5.7287331906385" calcext:value-type="float">
            <text:p>-15.729</text:p>
          </table:table-cell>
          <table:table-cell table:style-name="ce5" office:value-type="float" office:value="71.3075195358507" calcext:value-type="float">
            <text:p>71.308</text:p>
          </table:table-cell>
          <table:table-cell office:value-type="float" office:value="69.2149571663594" calcext:value-type="float">
            <text:p>69.2149571664</text:p>
          </table:table-cell>
          <table:table-cell office:value-type="float" office:value="71.1999783699732" calcext:value-type="float">
            <text:p>71.19997837</text:p>
          </table:table-cell>
          <table:table-cell office:value-type="float" office:value="-77.5139640473048" calcext:value-type="float">
            <text:p>-77.5139640473</text:p>
          </table:table-cell>
          <table:table-cell office:value-type="float" office:value="46.4362813693914" calcext:value-type="float">
            <text:p>46.4362813694</text:p>
          </table:table-cell>
          <table:table-cell office:value-type="float" office:value="-56.898720483074" calcext:value-type="float">
            <text:p>-56.8987204831</text:p>
          </table:table-cell>
          <table:table-cell office:value-type="float" office:value="-54.2354811415647" calcext:value-type="float">
            <text:p>-54.2354811416</text:p>
          </table:table-cell>
          <table:table-cell office:value-type="float" office:value="-94.9305929890468" calcext:value-type="float">
            <text:p>-94.930592989</text:p>
          </table:table-cell>
          <table:table-cell office:value-type="float" office:value="-53.7113192917176" calcext:value-type="float">
            <text:p>-53.7113192917</text:p>
          </table:table-cell>
          <table:table-cell office:value-type="float" office:value="73.954607378943" calcext:value-type="float">
            <text:p>73.9546073789</text:p>
          </table:table-cell>
          <table:table-cell office:value-type="float" office:value="72.2467571370895" calcext:value-type="float">
            <text:p>72.2467571371</text:p>
          </table:table-cell>
          <table:table-cell office:value-type="float" office:value="-1221.87136948975" calcext:value-type="float">
            <text:p>-1221.8713694898</text:p>
          </table:table-cell>
          <table:table-cell office:value-type="float" office:value="-1191.12071271882" calcext:value-type="float">
            <text:p>-1191.1207127188</text:p>
          </table:table-cell>
          <table:table-cell office:value-type="float" office:value="-1263.36506382746" calcext:value-type="float">
            <text:p>-1263.3650638275</text:p>
          </table:table-cell>
          <table:table-cell office:value-type="float" office:value="-1271.11914816884" calcext:value-type="float">
            <text:p>-1271.1191481689</text:p>
          </table:table-cell>
          <table:table-cell office:value-type="float" office:value="-1362.89945922852" calcext:value-type="float">
            <text:p>-1362.8994592285</text:p>
          </table:table-cell>
          <table:table-cell office:value-type="float" office:value="-1251.77426875265" calcext:value-type="float">
            <text:p>-1251.77426875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2.9146355419379" calcext:value-type="float">
            <text:p>-12.915</text:p>
          </table:table-cell>
          <table:table-cell table:style-name="ce5" office:value-type="float" office:value="70.4244205209512" calcext:value-type="float">
            <text:p>70.424</text:p>
          </table:table-cell>
          <table:table-cell office:value-type="float" office:value="69.1738347227464" calcext:value-type="float">
            <text:p>69.1738347227</text:p>
          </table:table-cell>
          <table:table-cell office:value-type="float" office:value="69.6322793133376" calcext:value-type="float">
            <text:p>69.6322793133</text:p>
          </table:table-cell>
          <table:table-cell office:value-type="float" office:value="-31.2000399937467" calcext:value-type="float">
            <text:p>-31.2000399937</text:p>
          </table:table-cell>
          <table:table-cell office:value-type="float" office:value="48.21610404852" calcext:value-type="float">
            <text:p>48.2161040485</text:p>
          </table:table-cell>
          <table:table-cell office:value-type="float" office:value="-22.1670858093883" calcext:value-type="float">
            <text:p>-22.1670858094</text:p>
          </table:table-cell>
          <table:table-cell office:value-type="float" office:value="-94.2707539493145" calcext:value-type="float">
            <text:p>-94.2707539493</text:p>
          </table:table-cell>
          <table:table-cell office:value-type="float" office:value="-75.1899741516357" calcext:value-type="float">
            <text:p>-75.1899741516</text:p>
          </table:table-cell>
          <table:table-cell office:value-type="float" office:value="-25.8425167819791" calcext:value-type="float">
            <text:p>-25.842516782</text:p>
          </table:table-cell>
          <table:table-cell office:value-type="float" office:value="71.599034502106" calcext:value-type="float">
            <text:p>71.5990345021</text:p>
          </table:table-cell>
          <table:table-cell office:value-type="float" office:value="73.9950903432381" calcext:value-type="float">
            <text:p>73.9950903432</text:p>
          </table:table-cell>
          <table:table-cell office:value-type="float" office:value="-1121.06640117415" calcext:value-type="float">
            <text:p>-1121.0664011742</text:p>
          </table:table-cell>
          <table:table-cell office:value-type="float" office:value="-1090.88608311517" calcext:value-type="float">
            <text:p>-1090.8860831152</text:p>
          </table:table-cell>
          <table:table-cell office:value-type="float" office:value="-1174.88554336251" calcext:value-type="float">
            <text:p>-1174.8855433625</text:p>
          </table:table-cell>
          <table:table-cell office:value-type="float" office:value="-1130.07614092951" calcext:value-type="float">
            <text:p>-1130.0761409295</text:p>
          </table:table-cell>
          <table:table-cell office:value-type="float" office:value="-1343.74606012068" calcext:value-type="float">
            <text:p>-1343.7460601207</text:p>
          </table:table-cell>
          <table:table-cell office:value-type="float" office:value="-1124.53248324595" calcext:value-type="float">
            <text:p>-1124.5324832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6.4675057043549" calcext:value-type="float">
            <text:p>-16.468</text:p>
          </table:table-cell>
          <table:table-cell table:style-name="ce5" office:value-type="float" office:value="70.8624369682289" calcext:value-type="float">
            <text:p>70.862</text:p>
          </table:table-cell>
          <table:table-cell office:value-type="float" office:value="70.959276373983" calcext:value-type="float">
            <text:p>70.959276374</text:p>
          </table:table-cell>
          <table:table-cell office:value-type="float" office:value="70.014678163069" calcext:value-type="float">
            <text:p>70.0146781631</text:p>
          </table:table-cell>
          <table:table-cell office:value-type="float" office:value="-56.9948831633154" calcext:value-type="float">
            <text:p>-56.9948831633</text:p>
          </table:table-cell>
          <table:table-cell office:value-type="float" office:value="50.3658113396715" calcext:value-type="float">
            <text:p>50.3658113397</text:p>
          </table:table-cell>
          <table:table-cell office:value-type="float" office:value="-51.5380950691959" calcext:value-type="float">
            <text:p>-51.5380950692</text:p>
          </table:table-cell>
          <table:table-cell office:value-type="float" office:value="-40.0086507061843" calcext:value-type="float">
            <text:p>-40.0086507062</text:p>
          </table:table-cell>
          <table:table-cell office:value-type="float" office:value="-94.4057485644471" calcext:value-type="float">
            <text:p>-94.4057485644</text:p>
          </table:table-cell>
          <table:table-cell office:value-type="float" office:value="-10.3497547044863" calcext:value-type="float">
            <text:p>-10.3497547045</text:p>
          </table:table-cell>
          <table:table-cell office:value-type="float" office:value="71.2719323008225" calcext:value-type="float">
            <text:p>71.2719323008</text:p>
          </table:table-cell>
          <table:table-cell office:value-type="float" office:value="72.9507515921244" calcext:value-type="float">
            <text:p>72.9507515921</text:p>
          </table:table-cell>
          <table:table-cell office:value-type="float" office:value="-1215.34714228441" calcext:value-type="float">
            <text:p>-1215.3471422844</text:p>
          </table:table-cell>
          <table:table-cell office:value-type="float" office:value="-1200.3597390289" calcext:value-type="float">
            <text:p>-1200.3597390289</text:p>
          </table:table-cell>
          <table:table-cell office:value-type="float" office:value="-1206.83462515911" calcext:value-type="float">
            <text:p>-1206.8346251591</text:p>
          </table:table-cell>
          <table:table-cell office:value-type="float" office:value="-1230.90210087759" calcext:value-type="float">
            <text:p>-1230.9021008776</text:p>
          </table:table-cell>
          <table:table-cell office:value-type="float" office:value="-1357.22570291138" calcext:value-type="float">
            <text:p>-1357.2257029114</text:p>
          </table:table-cell>
          <table:table-cell office:value-type="float" office:value="-1184.34809519364" calcext:value-type="float">
            <text:p>-1184.34809519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6.2166179177773" calcext:value-type="float">
            <text:p>86.217</text:p>
          </table:table-cell>
          <table:table-cell table:style-name="ce5" office:value-type="float" office:value="70.3472495530302" calcext:value-type="float">
            <text:p>70.347</text:p>
          </table:table-cell>
          <table:table-cell office:value-type="float" office:value="71.9921215804129" calcext:value-type="float">
            <text:p>71.9921215804</text:p>
          </table:table-cell>
          <table:table-cell office:value-type="float" office:value="69.656455569971" calcext:value-type="float">
            <text:p>69.65645557</text:p>
          </table:table-cell>
          <table:table-cell office:value-type="float" office:value="-8.16516082946104" calcext:value-type="float">
            <text:p>-8.1651608295</text:p>
          </table:table-cell>
          <table:table-cell office:value-type="float" office:value="58.8353536588635" calcext:value-type="float">
            <text:p>58.8353536589</text:p>
          </table:table-cell>
          <table:table-cell office:value-type="float" office:value="-22.4297713745313" calcext:value-type="float">
            <text:p>-22.4297713745</text:p>
          </table:table-cell>
          <table:table-cell office:value-type="float" office:value="-73.5026279351862" calcext:value-type="float">
            <text:p>-73.5026279352</text:p>
          </table:table-cell>
          <table:table-cell office:value-type="float" office:value="-93.9863140289782" calcext:value-type="float">
            <text:p>-93.986314029</text:p>
          </table:table-cell>
          <table:table-cell office:value-type="float" office:value="16.5376045382071" calcext:value-type="float">
            <text:p>16.5376045382</text:p>
          </table:table-cell>
          <table:table-cell office:value-type="float" office:value="68.4770024924625" calcext:value-type="float">
            <text:p>68.4770024925</text:p>
          </table:table-cell>
          <table:table-cell office:value-type="float" office:value="73.7110003764161" calcext:value-type="float">
            <text:p>73.7110003764</text:p>
          </table:table-cell>
          <table:table-cell office:value-type="float" office:value="-1222.85379631174" calcext:value-type="float">
            <text:p>-1222.8537963118</text:p>
          </table:table-cell>
          <table:table-cell office:value-type="float" office:value="-1184.69079954459" calcext:value-type="float">
            <text:p>-1184.6907995446</text:p>
          </table:table-cell>
          <table:table-cell office:value-type="float" office:value="-1238.71147931802" calcext:value-type="float">
            <text:p>-1238.711479318</text:p>
          </table:table-cell>
          <table:table-cell office:value-type="float" office:value="-1223.29280050296" calcext:value-type="float">
            <text:p>-1223.292800503</text:p>
          </table:table-cell>
          <table:table-cell office:value-type="float" office:value="-1353.45893085324" calcext:value-type="float">
            <text:p>-1353.4589308532</text:p>
          </table:table-cell>
          <table:table-cell office:value-type="float" office:value="-1213.34289064219" calcext:value-type="float">
            <text:p>-1213.34289064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5.6551726561709" calcext:value-type="float">
            <text:p>-15.655</text:p>
          </table:table-cell>
          <table:table-cell table:style-name="ce5" office:value-type="float" office:value="72.0643168326764" calcext:value-type="float">
            <text:p>72.064</text:p>
          </table:table-cell>
          <table:table-cell office:value-type="float" office:value="71.0187433313428" calcext:value-type="float">
            <text:p>71.0187433313</text:p>
          </table:table-cell>
          <table:table-cell office:value-type="float" office:value="70.3373482976085" calcext:value-type="float">
            <text:p>70.3373482976</text:p>
          </table:table-cell>
          <table:table-cell office:value-type="float" office:value="28.7733263702427" calcext:value-type="float">
            <text:p>28.7733263702</text:p>
          </table:table-cell>
          <table:table-cell office:value-type="float" office:value="59.9282674280319" calcext:value-type="float">
            <text:p>59.928267428</text:p>
          </table:table-cell>
          <table:table-cell office:value-type="float" office:value="13.1212423126198" calcext:value-type="float">
            <text:p>13.1212423126</text:p>
          </table:table-cell>
          <table:table-cell office:value-type="float" office:value="-74.7283829656228" calcext:value-type="float">
            <text:p>-74.7283829656</text:p>
          </table:table-cell>
          <table:table-cell office:value-type="float" office:value="-72.2474790816907" calcext:value-type="float">
            <text:p>-72.2474790817</text:p>
          </table:table-cell>
          <table:table-cell office:value-type="float" office:value="26.1889352297933" calcext:value-type="float">
            <text:p>26.1889352298</text:p>
          </table:table-cell>
          <table:table-cell office:value-type="float" office:value="70.3904963386257" calcext:value-type="float">
            <text:p>70.3904963386</text:p>
          </table:table-cell>
          <table:table-cell office:value-type="float" office:value="73.225660982145" calcext:value-type="float">
            <text:p>73.2256609821</text:p>
          </table:table-cell>
          <table:table-cell office:value-type="float" office:value="-1098.85376263771" calcext:value-type="float">
            <text:p>-1098.8537626377</text:p>
          </table:table-cell>
          <table:table-cell office:value-type="float" office:value="-1162.43661631598" calcext:value-type="float">
            <text:p>-1162.436616316</text:p>
          </table:table-cell>
          <table:table-cell office:value-type="float" office:value="-1199.01881764659" calcext:value-type="float">
            <text:p>-1199.0188176466</text:p>
          </table:table-cell>
          <table:table-cell office:value-type="float" office:value="-1139.75662508432" calcext:value-type="float">
            <text:p>-1139.7566250843</text:p>
          </table:table-cell>
          <table:table-cell office:value-type="float" office:value="-1367.98571130605" calcext:value-type="float">
            <text:p>-1367.9857113061</text:p>
          </table:table-cell>
          <table:table-cell office:value-type="float" office:value="-1177.8538698693" calcext:value-type="float">
            <text:p>-1177.85386986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2.35936649159" calcext:value-type="float">
            <text:p>82.359</text:p>
          </table:table-cell>
          <table:table-cell table:style-name="ce5" office:value-type="float" office:value="69.0459539726854" calcext:value-type="float">
            <text:p>69.046</text:p>
          </table:table-cell>
          <table:table-cell office:value-type="float" office:value="68.0055360891414" calcext:value-type="float">
            <text:p>68.0055360891</text:p>
          </table:table-cell>
          <table:table-cell office:value-type="float" office:value="72.1893047797249" calcext:value-type="float">
            <text:p>72.1893047797</text:p>
          </table:table-cell>
          <table:table-cell office:value-type="float" office:value="-6.09577906659835" calcext:value-type="float">
            <text:p>-6.0957790666</text:p>
          </table:table-cell>
          <table:table-cell office:value-type="float" office:value="67.4902704519666" calcext:value-type="float">
            <text:p>67.490270452</text:p>
          </table:table-cell>
          <table:table-cell office:value-type="float" office:value="-15.8861631031487" calcext:value-type="float">
            <text:p>-15.8861631031</text:p>
          </table:table-cell>
          <table:table-cell office:value-type="float" office:value="-76.3910489890606" calcext:value-type="float">
            <text:p>-76.3910489891</text:p>
          </table:table-cell>
          <table:table-cell office:value-type="float" office:value="-93.4217323597501" calcext:value-type="float">
            <text:p>-93.4217323598</text:p>
          </table:table-cell>
          <table:table-cell office:value-type="float" office:value="36.6514832144446" calcext:value-type="float">
            <text:p>36.6514832144</text:p>
          </table:table-cell>
          <table:table-cell office:value-type="float" office:value="69.1055268216854" calcext:value-type="float">
            <text:p>69.1055268217</text:p>
          </table:table-cell>
          <table:table-cell office:value-type="float" office:value="74.8029915454352" calcext:value-type="float">
            <text:p>74.8029915454</text:p>
          </table:table-cell>
          <table:table-cell office:value-type="float" office:value="-1166.35558720178" calcext:value-type="float">
            <text:p>-1166.3555872018</text:p>
          </table:table-cell>
          <table:table-cell office:value-type="float" office:value="-1159.53111181276" calcext:value-type="float">
            <text:p>-1159.5311118128</text:p>
          </table:table-cell>
          <table:table-cell office:value-type="float" office:value="-1170.45699696011" calcext:value-type="float">
            <text:p>-1170.4569969601</text:p>
          </table:table-cell>
          <table:table-cell office:value-type="float" office:value="-1119.40368606039" calcext:value-type="float">
            <text:p>-1119.4036860604</text:p>
          </table:table-cell>
          <table:table-cell office:value-type="float" office:value="-1349.48965581181" calcext:value-type="float">
            <text:p>-1349.4896558118</text:p>
          </table:table-cell>
          <table:table-cell office:value-type="float" office:value="-1177.89874520364" calcext:value-type="float">
            <text:p>-1177.89874520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7.9763265336576" calcext:value-type="float">
            <text:p>87.976</text:p>
          </table:table-cell>
          <table:table-cell table:style-name="ce5" office:value-type="float" office:value="71.3401874190749" calcext:value-type="float">
            <text:p>71.340</text:p>
          </table:table-cell>
          <table:table-cell office:value-type="float" office:value="69.3562839993289" calcext:value-type="float">
            <text:p>69.3562839993</text:p>
          </table:table-cell>
          <table:table-cell office:value-type="float" office:value="71.273618948249" calcext:value-type="float">
            <text:p>71.2736189482</text:p>
          </table:table-cell>
          <table:table-cell office:value-type="float" office:value="12.4906183612173" calcext:value-type="float">
            <text:p>12.4906183612</text:p>
          </table:table-cell>
          <table:table-cell office:value-type="float" office:value="65.1350891911912" calcext:value-type="float">
            <text:p>65.1350891912</text:p>
          </table:table-cell>
          <table:table-cell office:value-type="float" office:value="-21.3867610425393" calcext:value-type="float">
            <text:p>-21.3867610425</text:p>
          </table:table-cell>
          <table:table-cell office:value-type="float" office:value="-95.3548854665792" calcext:value-type="float">
            <text:p>-95.3548854666</text:p>
          </table:table-cell>
          <table:table-cell office:value-type="float" office:value="-77.6833551568373" calcext:value-type="float">
            <text:p>-77.6833551568</text:p>
          </table:table-cell>
          <table:table-cell office:value-type="float" office:value="36.0598204182693" calcext:value-type="float">
            <text:p>36.0598204183</text:p>
          </table:table-cell>
          <table:table-cell office:value-type="float" office:value="67.6673346146651" calcext:value-type="float">
            <text:p>67.6673346147</text:p>
          </table:table-cell>
          <table:table-cell office:value-type="float" office:value="71.9049706814563" calcext:value-type="float">
            <text:p>71.9049706815</text:p>
          </table:table-cell>
          <table:table-cell office:value-type="float" office:value="-1202.80293019849" calcext:value-type="float">
            <text:p>-1202.8029301985</text:p>
          </table:table-cell>
          <table:table-cell office:value-type="float" office:value="-1206.39339276868" calcext:value-type="float">
            <text:p>-1206.3933927687</text:p>
          </table:table-cell>
          <table:table-cell office:value-type="float" office:value="-1186.4208103506" calcext:value-type="float">
            <text:p>-1186.4208103506</text:p>
          </table:table-cell>
          <table:table-cell office:value-type="float" office:value="-1231.99546066588" calcext:value-type="float">
            <text:p>-1231.9954606659</text:p>
          </table:table-cell>
          <table:table-cell office:value-type="float" office:value="-1357.29929898009" calcext:value-type="float">
            <text:p>-1357.2992989801</text:p>
          </table:table-cell>
          <table:table-cell office:value-type="float" office:value="-1249.52597069973" calcext:value-type="float">
            <text:p>-1249.52597069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7.5044100960838" calcext:value-type="float">
            <text:p>-17.504</text:p>
          </table:table-cell>
          <table:table-cell table:style-name="ce5" office:value-type="float" office:value="71.8702320483365" calcext:value-type="float">
            <text:p>71.870</text:p>
          </table:table-cell>
          <table:table-cell office:value-type="float" office:value="70.775071839275" calcext:value-type="float">
            <text:p>70.7750718393</text:p>
          </table:table-cell>
          <table:table-cell office:value-type="float" office:value="73.0363299417328" calcext:value-type="float">
            <text:p>73.0363299417</text:p>
          </table:table-cell>
          <table:table-cell office:value-type="float" office:value="15.0963019608818" calcext:value-type="float">
            <text:p>15.0963019609</text:p>
          </table:table-cell>
          <table:table-cell office:value-type="float" office:value="67.1095129236396" calcext:value-type="float">
            <text:p>67.1095129236</text:p>
          </table:table-cell>
          <table:table-cell office:value-type="float" office:value="-4.81471190290442" calcext:value-type="float">
            <text:p>-4.8147119029</text:p>
          </table:table-cell>
          <table:table-cell office:value-type="float" office:value="-49.7764962423115" calcext:value-type="float">
            <text:p>-49.7764962423</text:p>
          </table:table-cell>
          <table:table-cell office:value-type="float" office:value="-73.796995844729" calcext:value-type="float">
            <text:p>-73.7969958447</text:p>
          </table:table-cell>
          <table:table-cell office:value-type="float" office:value="44.2868246348894" calcext:value-type="float">
            <text:p>44.2868246349</text:p>
          </table:table-cell>
          <table:table-cell office:value-type="float" office:value="67.7630369453552" calcext:value-type="float">
            <text:p>67.7630369454</text:p>
          </table:table-cell>
          <table:table-cell office:value-type="float" office:value="73.4291817664182" calcext:value-type="float">
            <text:p>73.4291817664</text:p>
          </table:table-cell>
          <table:table-cell office:value-type="float" office:value="-1208.91582824122" calcext:value-type="float">
            <text:p>-1208.9158282412</text:p>
          </table:table-cell>
          <table:table-cell office:value-type="float" office:value="-1201.86880675066" calcext:value-type="float">
            <text:p>-1201.8688067507</text:p>
          </table:table-cell>
          <table:table-cell office:value-type="float" office:value="-1231.99709307875" calcext:value-type="float">
            <text:p>-1231.9970930788</text:p>
          </table:table-cell>
          <table:table-cell office:value-type="float" office:value="-1224.55293579015" calcext:value-type="float">
            <text:p>-1224.5529357902</text:p>
          </table:table-cell>
          <table:table-cell office:value-type="float" office:value="-1349.06443667199" calcext:value-type="float">
            <text:p>-1349.064436672</text:p>
          </table:table-cell>
          <table:table-cell office:value-type="float" office:value="-1256.91383486667" calcext:value-type="float">
            <text:p>-1256.9138348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6.5906250155612" calcext:value-type="float">
            <text:p>-16.591</text:p>
          </table:table-cell>
          <table:table-cell table:style-name="ce5" office:value-type="float" office:value="74.1634243422835" calcext:value-type="float">
            <text:p>74.163</text:p>
          </table:table-cell>
          <table:table-cell office:value-type="float" office:value="73.9843584073151" calcext:value-type="float">
            <text:p>73.9843584073</text:p>
          </table:table-cell>
          <table:table-cell office:value-type="float" office:value="72.0526600003518" calcext:value-type="float">
            <text:p>72.0526600004</text:p>
          </table:table-cell>
          <table:table-cell office:value-type="float" office:value="38.6641002895583" calcext:value-type="float">
            <text:p>38.6641002896</text:p>
          </table:table-cell>
          <table:table-cell office:value-type="float" office:value="64.6073908453167" calcext:value-type="float">
            <text:p>64.6073908453</text:p>
          </table:table-cell>
          <table:table-cell office:value-type="float" office:value="43.283131846678" calcext:value-type="float">
            <text:p>43.2831318467</text:p>
          </table:table-cell>
          <table:table-cell office:value-type="float" office:value="-51.299313858976" calcext:value-type="float">
            <text:p>-51.299313859</text:p>
          </table:table-cell>
          <table:table-cell office:value-type="float" office:value="-94.6252699582472" calcext:value-type="float">
            <text:p>-94.6252699582</text:p>
          </table:table-cell>
          <table:table-cell office:value-type="float" office:value="53.02569755848" calcext:value-type="float">
            <text:p>53.0256975585</text:p>
          </table:table-cell>
          <table:table-cell office:value-type="float" office:value="67.6598072572713" calcext:value-type="float">
            <text:p>67.6598072573</text:p>
          </table:table-cell>
          <table:table-cell office:value-type="float" office:value="74.3688923645043" calcext:value-type="float">
            <text:p>74.3688923645</text:p>
          </table:table-cell>
          <table:table-cell office:value-type="float" office:value="-1263.85239033491" calcext:value-type="float">
            <text:p>-1263.8523903349</text:p>
          </table:table-cell>
          <table:table-cell office:value-type="float" office:value="-1242.70732087263" calcext:value-type="float">
            <text:p>-1242.7073208726</text:p>
          </table:table-cell>
          <table:table-cell office:value-type="float" office:value="-1256.0845900928" calcext:value-type="float">
            <text:p>-1256.0845900928</text:p>
          </table:table-cell>
          <table:table-cell office:value-type="float" office:value="-1241.35705655892" calcext:value-type="float">
            <text:p>-1241.3570565589</text:p>
          </table:table-cell>
          <table:table-cell office:value-type="float" office:value="-1346.63559844301" calcext:value-type="float">
            <text:p>-1346.635598443</text:p>
          </table:table-cell>
          <table:table-cell office:value-type="float" office:value="-1257.29606335691" calcext:value-type="float">
            <text:p>-1257.29606335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8.030879058059" calcext:value-type="float">
            <text:p>-18.031</text:p>
          </table:table-cell>
          <table:table-cell table:style-name="ce5" office:value-type="float" office:value="69.5752557694692" calcext:value-type="float">
            <text:p>69.575</text:p>
          </table:table-cell>
          <table:table-cell office:value-type="float" office:value="66.6882655255681" calcext:value-type="float">
            <text:p>66.6882655256</text:p>
          </table:table-cell>
          <table:table-cell office:value-type="float" office:value="70.295948926126" calcext:value-type="float">
            <text:p>70.2959489261</text:p>
          </table:table-cell>
          <table:table-cell office:value-type="float" office:value="51.9323448019335" calcext:value-type="float">
            <text:p>51.9323448019</text:p>
          </table:table-cell>
          <table:table-cell office:value-type="float" office:value="67.9686404842915" calcext:value-type="float">
            <text:p>67.9686404843</text:p>
          </table:table-cell>
          <table:table-cell office:value-type="float" office:value="34.701824791472" calcext:value-type="float">
            <text:p>34.7018247915</text:p>
          </table:table-cell>
          <table:table-cell office:value-type="float" office:value="-30.7503193245873" calcext:value-type="float">
            <text:p>-30.7503193246</text:p>
          </table:table-cell>
          <table:table-cell office:value-type="float" office:value="-73.582392418373" calcext:value-type="float">
            <text:p>-73.5823924184</text:p>
          </table:table-cell>
          <table:table-cell office:value-type="float" office:value="51.5332963438883" calcext:value-type="float">
            <text:p>51.5332963439</text:p>
          </table:table-cell>
          <table:table-cell office:value-type="float" office:value="65.6889587802359" calcext:value-type="float">
            <text:p>65.6889587802</text:p>
          </table:table-cell>
          <table:table-cell office:value-type="float" office:value="74.3854718108708" calcext:value-type="float">
            <text:p>74.3854718109</text:p>
          </table:table-cell>
          <table:table-cell office:value-type="float" office:value="-1196.99159583969" calcext:value-type="float">
            <text:p>-1196.9915958397</text:p>
          </table:table-cell>
          <table:table-cell office:value-type="float" office:value="-1172.76729440028" calcext:value-type="float">
            <text:p>-1172.7672944003</text:p>
          </table:table-cell>
          <table:table-cell office:value-type="float" office:value="-1183.14246173489" calcext:value-type="float">
            <text:p>-1183.1424617349</text:p>
          </table:table-cell>
          <table:table-cell office:value-type="float" office:value="-1169.06722869146" calcext:value-type="float">
            <text:p>-1169.0672286915</text:p>
          </table:table-cell>
          <table:table-cell office:value-type="float" office:value="-1391.38699635857" calcext:value-type="float">
            <text:p>-1391.3869963586</text:p>
          </table:table-cell>
          <table:table-cell office:value-type="float" office:value="-1224.55944451504" calcext:value-type="float">
            <text:p>-1224.5594445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25.3161438080657" calcext:value-type="float">
            <text:p>-25.316</text:p>
          </table:table-cell>
          <table:table-cell table:style-name="ce5" office:value-type="float" office:value="71.1673522213807" calcext:value-type="float">
            <text:p>71.167</text:p>
          </table:table-cell>
          <table:table-cell office:value-type="float" office:value="72.4125389281787" calcext:value-type="float">
            <text:p>72.4125389282</text:p>
          </table:table-cell>
          <table:table-cell office:value-type="float" office:value="68.3826388085361" calcext:value-type="float">
            <text:p>68.3826388085</text:p>
          </table:table-cell>
          <table:table-cell office:value-type="float" office:value="49.0308323546825" calcext:value-type="float">
            <text:p>49.0308323547</text:p>
          </table:table-cell>
          <table:table-cell office:value-type="float" office:value="70.116610394797" calcext:value-type="float">
            <text:p>70.1166103948</text:p>
          </table:table-cell>
          <table:table-cell office:value-type="float" office:value="42.2747322874439" calcext:value-type="float">
            <text:p>42.2747322874</text:p>
          </table:table-cell>
          <table:table-cell office:value-type="float" office:value="-59.4837631151241" calcext:value-type="float">
            <text:p>-59.4837631151</text:p>
          </table:table-cell>
          <table:table-cell office:value-type="float" office:value="-34.7858356440747" calcext:value-type="float">
            <text:p>-34.7858356441</text:p>
          </table:table-cell>
          <table:table-cell office:value-type="float" office:value="60.5193703638228" calcext:value-type="float">
            <text:p>60.5193703638</text:p>
          </table:table-cell>
          <table:table-cell office:value-type="float" office:value="65.0326648450295" calcext:value-type="float">
            <text:p>65.032664845</text:p>
          </table:table-cell>
          <table:table-cell office:value-type="float" office:value="74.3501401057263" calcext:value-type="float">
            <text:p>74.3501401057</text:p>
          </table:table-cell>
          <table:table-cell office:value-type="float" office:value="-1163.6186914442" calcext:value-type="float">
            <text:p>-1163.6186914442</text:p>
          </table:table-cell>
          <table:table-cell office:value-type="float" office:value="-1120.60487629706" calcext:value-type="float">
            <text:p>-1120.6048762971</text:p>
          </table:table-cell>
          <table:table-cell office:value-type="float" office:value="-1199.36226999465" calcext:value-type="float">
            <text:p>-1199.3622699947</text:p>
          </table:table-cell>
          <table:table-cell office:value-type="float" office:value="-1178.4632504194" calcext:value-type="float">
            <text:p>-1178.4632504194</text:p>
          </table:table-cell>
          <table:table-cell office:value-type="float" office:value="-1398.02908036924" calcext:value-type="float">
            <text:p>-1398.0290803692</text:p>
          </table:table-cell>
          <table:table-cell office:value-type="float" office:value="-1175.5605645731" calcext:value-type="float">
            <text:p>-1175.56056457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7.3430261804249" calcext:value-type="float">
            <text:p>87.343</text:p>
          </table:table-cell>
          <table:table-cell table:style-name="ce5" office:value-type="float" office:value="69.6391533283701" calcext:value-type="float">
            <text:p>69.639</text:p>
          </table:table-cell>
          <table:table-cell office:value-type="float" office:value="70.3838048572187" calcext:value-type="float">
            <text:p>70.3838048572</text:p>
          </table:table-cell>
          <table:table-cell office:value-type="float" office:value="69.9239054608475" calcext:value-type="float">
            <text:p>69.9239054608</text:p>
          </table:table-cell>
          <table:table-cell office:value-type="float" office:value="60.6265694185357" calcext:value-type="float">
            <text:p>60.6265694185</text:p>
          </table:table-cell>
          <table:table-cell office:value-type="float" office:value="71.951857531287" calcext:value-type="float">
            <text:p>71.9518575313</text:p>
          </table:table-cell>
          <table:table-cell office:value-type="float" office:value="35.8421239523475" calcext:value-type="float">
            <text:p>35.8421239523</text:p>
          </table:table-cell>
          <table:table-cell office:value-type="float" office:value="-16.0226932681314" calcext:value-type="float">
            <text:p>-16.0226932681</text:p>
          </table:table-cell>
          <table:table-cell office:value-type="float" office:value="-94.0286888138078" calcext:value-type="float">
            <text:p>-94.0286888138</text:p>
          </table:table-cell>
          <table:table-cell office:value-type="float" office:value="64.0692650487591" calcext:value-type="float">
            <text:p>64.0692650488</text:p>
          </table:table-cell>
          <table:table-cell office:value-type="float" office:value="66.882695571035" calcext:value-type="float">
            <text:p>66.882695571</text:p>
          </table:table-cell>
          <table:table-cell office:value-type="float" office:value="75.3729054765025" calcext:value-type="float">
            <text:p>75.3729054765</text:p>
          </table:table-cell>
          <table:table-cell office:value-type="float" office:value="-1230.68630341706" calcext:value-type="float">
            <text:p>-1230.6863034171</text:p>
          </table:table-cell>
          <table:table-cell office:value-type="float" office:value="-1205.47320982452" calcext:value-type="float">
            <text:p>-1205.4732098245</text:p>
          </table:table-cell>
          <table:table-cell office:value-type="float" office:value="-1174.56293516248" calcext:value-type="float">
            <text:p>-1174.5629351625</text:p>
          </table:table-cell>
          <table:table-cell office:value-type="float" office:value="-1166.33731777331" calcext:value-type="float">
            <text:p>-1166.3373177733</text:p>
          </table:table-cell>
          <table:table-cell office:value-type="float" office:value="-1386.03276456974" calcext:value-type="float">
            <text:p>-1386.0327645698</text:p>
          </table:table-cell>
          <table:table-cell office:value-type="float" office:value="-1245.70644223992" calcext:value-type="float">
            <text:p>-1245.70644223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6.94068978294" calcext:value-type="float">
            <text:p>96.941</text:p>
          </table:table-cell>
          <table:table-cell table:style-name="ce5" office:value-type="float" office:value="68.935425093457" calcext:value-type="float">
            <text:p>68.935</text:p>
          </table:table-cell>
          <table:table-cell office:value-type="float" office:value="71.9056565964077" calcext:value-type="float">
            <text:p>71.9056565964</text:p>
          </table:table-cell>
          <table:table-cell office:value-type="float" office:value="69.1452328185013" calcext:value-type="float">
            <text:p>69.1452328185</text:p>
          </table:table-cell>
          <table:table-cell office:value-type="float" office:value="65.9361392337622" calcext:value-type="float">
            <text:p>65.9361392338</text:p>
          </table:table-cell>
          <table:table-cell office:value-type="float" office:value="71.8770117993814" calcext:value-type="float">
            <text:p>71.8770117994</text:p>
          </table:table-cell>
          <table:table-cell office:value-type="float" office:value="45.2095919414904" calcext:value-type="float">
            <text:p>45.2095919415</text:p>
          </table:table-cell>
          <table:table-cell office:value-type="float" office:value="34.5305119708046" calcext:value-type="float">
            <text:p>34.5305119708</text:p>
          </table:table-cell>
          <table:table-cell office:value-type="float" office:value="-49.7930162511727" calcext:value-type="float">
            <text:p>-49.7930162512</text:p>
          </table:table-cell>
          <table:table-cell office:value-type="float" office:value="67.6637068102195" calcext:value-type="float">
            <text:p>67.6637068102</text:p>
          </table:table-cell>
          <table:table-cell office:value-type="float" office:value="64.3948245218247" calcext:value-type="float">
            <text:p>64.3948245218</text:p>
          </table:table-cell>
          <table:table-cell office:value-type="float" office:value="75.0109540932666" calcext:value-type="float">
            <text:p>75.0109540933</text:p>
          </table:table-cell>
          <table:table-cell office:value-type="float" office:value="-1315.54424873599" calcext:value-type="float">
            <text:p>-1315.544248736</text:p>
          </table:table-cell>
          <table:table-cell office:value-type="float" office:value="-1229.12290694148" calcext:value-type="float">
            <text:p>-1229.1229069415</text:p>
          </table:table-cell>
          <table:table-cell office:value-type="float" office:value="-1219.2655740411" calcext:value-type="float">
            <text:p>-1219.2655740411</text:p>
          </table:table-cell>
          <table:table-cell office:value-type="float" office:value="-1194.74252061184" calcext:value-type="float">
            <text:p>-1194.7425206118</text:p>
          </table:table-cell>
          <table:table-cell office:value-type="float" office:value="-1276.39655399234" calcext:value-type="float">
            <text:p>-1276.3965539924</text:p>
          </table:table-cell>
          <table:table-cell office:value-type="float" office:value="-1293.7054498436" calcext:value-type="float">
            <text:p>-1293.70544984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5.8920560389012" calcext:value-type="float">
            <text:p>95.892</text:p>
          </table:table-cell>
          <table:table-cell table:style-name="ce5" office:value-type="float" office:value="69.680379153646" calcext:value-type="float">
            <text:p>69.680</text:p>
          </table:table-cell>
          <table:table-cell office:value-type="float" office:value="71.5447727670915" calcext:value-type="float">
            <text:p>71.5447727671</text:p>
          </table:table-cell>
          <table:table-cell office:value-type="float" office:value="67.838855522546" calcext:value-type="float">
            <text:p>67.8388555225</text:p>
          </table:table-cell>
          <table:table-cell office:value-type="float" office:value="63.0455658439948" calcext:value-type="float">
            <text:p>63.045565844</text:p>
          </table:table-cell>
          <table:table-cell office:value-type="float" office:value="69.3731216328281" calcext:value-type="float">
            <text:p>69.3731216328</text:p>
          </table:table-cell>
          <table:table-cell office:value-type="float" office:value="53.5130646193548" calcext:value-type="float">
            <text:p>53.5130646194</text:p>
          </table:table-cell>
          <table:table-cell office:value-type="float" office:value="26.2693216272512" calcext:value-type="float">
            <text:p>26.2693216273</text:p>
          </table:table-cell>
          <table:table-cell office:value-type="float" office:value="-94.8805700476866" calcext:value-type="float">
            <text:p>-94.8805700477</text:p>
          </table:table-cell>
          <table:table-cell office:value-type="float" office:value="66.5565530012788" calcext:value-type="float">
            <text:p>66.5565530013</text:p>
          </table:table-cell>
          <table:table-cell office:value-type="float" office:value="65.6058962129819" calcext:value-type="float">
            <text:p>65.605896213</text:p>
          </table:table-cell>
          <table:table-cell office:value-type="float" office:value="73.4450439450485" calcext:value-type="float">
            <text:p>73.445043945</text:p>
          </table:table-cell>
          <table:table-cell office:value-type="float" office:value="-1208.09012640084" calcext:value-type="float">
            <text:p>-1208.0901264008</text:p>
          </table:table-cell>
          <table:table-cell office:value-type="float" office:value="-1186.62005306846" calcext:value-type="float">
            <text:p>-1186.6200530685</text:p>
          </table:table-cell>
          <table:table-cell office:value-type="float" office:value="-1227.45818619603" calcext:value-type="float">
            <text:p>-1227.458186196</text:p>
          </table:table-cell>
          <table:table-cell office:value-type="float" office:value="-1222.76411232808" calcext:value-type="float">
            <text:p>-1222.7641123281</text:p>
          </table:table-cell>
          <table:table-cell office:value-type="float" office:value="-1356.70365483614" calcext:value-type="float">
            <text:p>-1356.7036548361</text:p>
          </table:table-cell>
          <table:table-cell office:value-type="float" office:value="-1216.39314385069" calcext:value-type="float">
            <text:p>-1216.39314385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4.3939897208513" calcext:value-type="float">
            <text:p>94.394</text:p>
          </table:table-cell>
          <table:table-cell table:style-name="ce5" office:value-type="float" office:value="68.353909006316" calcext:value-type="float">
            <text:p>68.354</text:p>
          </table:table-cell>
          <table:table-cell office:value-type="float" office:value="70.3200975871491" calcext:value-type="float">
            <text:p>70.3200975871</text:p>
          </table:table-cell>
          <table:table-cell office:value-type="float" office:value="68.2559742443596" calcext:value-type="float">
            <text:p>68.2559742444</text:p>
          </table:table-cell>
          <table:table-cell office:value-type="float" office:value="68.746186226816" calcext:value-type="float">
            <text:p>68.7461862268</text:p>
          </table:table-cell>
          <table:table-cell office:value-type="float" office:value="70.0912883115025" calcext:value-type="float">
            <text:p>70.0912883115</text:p>
          </table:table-cell>
          <table:table-cell office:value-type="float" office:value="51.4774390184274" calcext:value-type="float">
            <text:p>51.4774390184</text:p>
          </table:table-cell>
          <table:table-cell office:value-type="float" office:value="39.3593574815353" calcext:value-type="float">
            <text:p>39.3593574815</text:p>
          </table:table-cell>
          <table:table-cell office:value-type="float" office:value="-73.943264285447" calcext:value-type="float">
            <text:p>-73.9432642854</text:p>
          </table:table-cell>
          <table:table-cell office:value-type="float" office:value="68.3651611368956" calcext:value-type="float">
            <text:p>68.3651611369</text:p>
          </table:table-cell>
          <table:table-cell office:value-type="float" office:value="67.9440477528696" calcext:value-type="float">
            <text:p>67.9440477529</text:p>
          </table:table-cell>
          <table:table-cell office:value-type="float" office:value="73.224610172065" calcext:value-type="float">
            <text:p>73.2246101721</text:p>
          </table:table-cell>
          <table:table-cell office:value-type="float" office:value="-1156.76888147548" calcext:value-type="float">
            <text:p>-1156.7688814755</text:p>
          </table:table-cell>
          <table:table-cell office:value-type="float" office:value="-1172.52697723944" calcext:value-type="float">
            <text:p>-1172.5269772394</text:p>
          </table:table-cell>
          <table:table-cell office:value-type="float" office:value="-1146.52353090578" calcext:value-type="float">
            <text:p>-1146.5235309058</text:p>
          </table:table-cell>
          <table:table-cell office:value-type="float" office:value="-1128.69463079353" calcext:value-type="float">
            <text:p>-1128.6946307935</text:p>
          </table:table-cell>
          <table:table-cell office:value-type="float" office:value="-1315.98846873187" calcext:value-type="float">
            <text:p>-1315.9884687319</text:p>
          </table:table-cell>
          <table:table-cell office:value-type="float" office:value="-1181.04326429593" calcext:value-type="float">
            <text:p>-1181.04326429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5.446679559266" calcext:value-type="float">
            <text:p>95.447</text:p>
          </table:table-cell>
          <table:table-cell table:style-name="ce5" office:value-type="float" office:value="69.5573403834388" calcext:value-type="float">
            <text:p>69.557</text:p>
          </table:table-cell>
          <table:table-cell office:value-type="float" office:value="72.1409970718552" calcext:value-type="float">
            <text:p>72.1409970719</text:p>
          </table:table-cell>
          <table:table-cell office:value-type="float" office:value="69.2881209324166" calcext:value-type="float">
            <text:p>69.2881209324</text:p>
          </table:table-cell>
          <table:table-cell office:value-type="float" office:value="68.4833755925006" calcext:value-type="float">
            <text:p>68.4833755925</text:p>
          </table:table-cell>
          <table:table-cell office:value-type="float" office:value="72.1995164245505" calcext:value-type="float">
            <text:p>72.1995164246</text:p>
          </table:table-cell>
          <table:table-cell office:value-type="float" office:value="55.2501183490681" calcext:value-type="float">
            <text:p>55.2501183491</text:p>
          </table:table-cell>
          <table:table-cell office:value-type="float" office:value="23.9632178936159" calcext:value-type="float">
            <text:p>23.9632178936</text:p>
          </table:table-cell>
          <table:table-cell office:value-type="float" office:value="-71.6552896397417" calcext:value-type="float">
            <text:p>-71.6552896397</text:p>
          </table:table-cell>
          <table:table-cell office:value-type="float" office:value="71.2415180811516" calcext:value-type="float">
            <text:p>71.2415180812</text:p>
          </table:table-cell>
          <table:table-cell office:value-type="float" office:value="67.9336692589722" calcext:value-type="float">
            <text:p>67.933669259</text:p>
          </table:table-cell>
          <table:table-cell office:value-type="float" office:value="74.4481868291571" calcext:value-type="float">
            <text:p>74.4481868292</text:p>
          </table:table-cell>
          <table:table-cell office:value-type="float" office:value="-1134.01121868118" calcext:value-type="float">
            <text:p>-1134.0112186812</text:p>
          </table:table-cell>
          <table:table-cell office:value-type="float" office:value="-1139.28622523981" calcext:value-type="float">
            <text:p>-1139.2862252398</text:p>
          </table:table-cell>
          <table:table-cell office:value-type="float" office:value="-1095.08734058261" calcext:value-type="float">
            <text:p>-1095.0873405826</text:p>
          </table:table-cell>
          <table:table-cell office:value-type="float" office:value="-1116.46374148597" calcext:value-type="float">
            <text:p>-1116.463741486</text:p>
          </table:table-cell>
          <table:table-cell office:value-type="float" office:value="-1312.92079642746" calcext:value-type="float">
            <text:p>-1312.9207964275</text:p>
          </table:table-cell>
          <table:table-cell office:value-type="float" office:value="-1145.16232011639" calcext:value-type="float">
            <text:p>-1145.162320116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4.9078962793909" calcext:value-type="float">
            <text:p>94.908</text:p>
          </table:table-cell>
          <table:table-cell table:style-name="ce5" office:value-type="float" office:value="69.1274789863967" calcext:value-type="float">
            <text:p>69.127</text:p>
          </table:table-cell>
          <table:table-cell office:value-type="float" office:value="70.3626628375184" calcext:value-type="float">
            <text:p>70.3626628375</text:p>
          </table:table-cell>
          <table:table-cell office:value-type="float" office:value="66.0022031084448" calcext:value-type="float">
            <text:p>66.0022031084</text:p>
          </table:table-cell>
          <table:table-cell office:value-type="float" office:value="66.9166596087806" calcext:value-type="float">
            <text:p>66.9166596088</text:p>
          </table:table-cell>
          <table:table-cell office:value-type="float" office:value="68.8519407523322" calcext:value-type="float">
            <text:p>68.8519407523</text:p>
          </table:table-cell>
          <table:table-cell office:value-type="float" office:value="55.6064328714833" calcext:value-type="float">
            <text:p>55.6064328715</text:p>
          </table:table-cell>
          <table:table-cell office:value-type="float" office:value="15.1011523432418" calcext:value-type="float">
            <text:p>15.1011523432</text:p>
          </table:table-cell>
          <table:table-cell office:value-type="float" office:value="-34.3746389990259" calcext:value-type="float">
            <text:p>-34.374638999</text:p>
          </table:table-cell>
          <table:table-cell office:value-type="float" office:value="68.455126937185" calcext:value-type="float">
            <text:p>68.4551269372</text:p>
          </table:table-cell>
          <table:table-cell office:value-type="float" office:value="67.1334195536103" calcext:value-type="float">
            <text:p>67.1334195536</text:p>
          </table:table-cell>
          <table:table-cell office:value-type="float" office:value="73.9770090314224" calcext:value-type="float">
            <text:p>73.9770090314</text:p>
          </table:table-cell>
          <table:table-cell office:value-type="float" office:value="-1083.95209246671" calcext:value-type="float">
            <text:p>-1083.9520924667</text:p>
          </table:table-cell>
          <table:table-cell office:value-type="float" office:value="-1120.78975953252" calcext:value-type="float">
            <text:p>-1120.7897595325</text:p>
          </table:table-cell>
          <table:table-cell office:value-type="float" office:value="-1110.71373023419" calcext:value-type="float">
            <text:p>-1110.7137302342</text:p>
          </table:table-cell>
          <table:table-cell office:value-type="float" office:value="-1111.76910679709" calcext:value-type="float">
            <text:p>-1111.7691067971</text:p>
          </table:table-cell>
          <table:table-cell office:value-type="float" office:value="-1333.83905159001" calcext:value-type="float">
            <text:p>-1333.83905159</text:p>
          </table:table-cell>
          <table:table-cell office:value-type="float" office:value="-1130.03933081229" calcext:value-type="float">
            <text:p>-1130.03933081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7.0978374620542" calcext:value-type="float">
            <text:p>97.098</text:p>
          </table:table-cell>
          <table:table-cell table:style-name="ce5" office:value-type="float" office:value="67.3069411906395" calcext:value-type="float">
            <text:p>67.307</text:p>
          </table:table-cell>
          <table:table-cell office:value-type="float" office:value="70.3160764067167" calcext:value-type="float">
            <text:p>70.3160764067</text:p>
          </table:table-cell>
          <table:table-cell office:value-type="float" office:value="63.4575125856257" calcext:value-type="float">
            <text:p>63.4575125856</text:p>
          </table:table-cell>
          <table:table-cell office:value-type="float" office:value="68.3311211965348" calcext:value-type="float">
            <text:p>68.3311211965</text:p>
          </table:table-cell>
          <table:table-cell office:value-type="float" office:value="68.9857610525187" calcext:value-type="float">
            <text:p>68.9857610525</text:p>
          </table:table-cell>
          <table:table-cell office:value-type="float" office:value="58.4398240818465" calcext:value-type="float">
            <text:p>58.4398240818</text:p>
          </table:table-cell>
          <table:table-cell office:value-type="float" office:value="45.8421623570189" calcext:value-type="float">
            <text:p>45.842162357</text:p>
          </table:table-cell>
          <table:table-cell office:value-type="float" office:value="-57.149519461822" calcext:value-type="float">
            <text:p>-57.1495194618</text:p>
          </table:table-cell>
          <table:table-cell office:value-type="float" office:value="72.0408672019461" calcext:value-type="float">
            <text:p>72.0408672019</text:p>
          </table:table-cell>
          <table:table-cell office:value-type="float" office:value="64.1213223315387" calcext:value-type="float">
            <text:p>64.1213223315</text:p>
          </table:table-cell>
          <table:table-cell office:value-type="float" office:value="73.8217506453242" calcext:value-type="float">
            <text:p>73.8217506453</text:p>
          </table:table-cell>
          <table:table-cell office:value-type="float" office:value="-1143.44368119887" calcext:value-type="float">
            <text:p>-1143.4436811989</text:p>
          </table:table-cell>
          <table:table-cell office:value-type="float" office:value="-1092.93817517252" calcext:value-type="float">
            <text:p>-1092.9381751725</text:p>
          </table:table-cell>
          <table:table-cell office:value-type="float" office:value="-1145.39020507879" calcext:value-type="float">
            <text:p>-1145.3902050788</text:p>
          </table:table-cell>
          <table:table-cell office:value-type="float" office:value="-1154.95392856474" calcext:value-type="float">
            <text:p>-1154.9539285648</text:p>
          </table:table-cell>
          <table:table-cell office:value-type="float" office:value="-1308.4688200792" calcext:value-type="float">
            <text:p>-1308.4688200792</text:p>
          </table:table-cell>
          <table:table-cell office:value-type="float" office:value="-1123.46590064282" calcext:value-type="float">
            <text:p>-1123.46590064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5.7952121122912" calcext:value-type="float">
            <text:p>95.795</text:p>
          </table:table-cell>
          <table:table-cell table:style-name="ce5" office:value-type="float" office:value="66.4591502578697" calcext:value-type="float">
            <text:p>66.459</text:p>
          </table:table-cell>
          <table:table-cell office:value-type="float" office:value="71.6909653918819" calcext:value-type="float">
            <text:p>71.6909653919</text:p>
          </table:table-cell>
          <table:table-cell office:value-type="float" office:value="63.5978265811507" calcext:value-type="float">
            <text:p>63.5978265812</text:p>
          </table:table-cell>
          <table:table-cell office:value-type="float" office:value="69.7468726371944" calcext:value-type="float">
            <text:p>69.7468726372</text:p>
          </table:table-cell>
          <table:table-cell office:value-type="float" office:value="70.313239042301" calcext:value-type="float">
            <text:p>70.3132390423</text:p>
          </table:table-cell>
          <table:table-cell office:value-type="float" office:value="57.8799264047009" calcext:value-type="float">
            <text:p>57.8799264047</text:p>
          </table:table-cell>
          <table:table-cell office:value-type="float" office:value="47.8261634605205" calcext:value-type="float">
            <text:p>47.8261634605</text:p>
          </table:table-cell>
          <table:table-cell office:value-type="float" office:value="-55.8074119664082" calcext:value-type="float">
            <text:p>-55.8074119664</text:p>
          </table:table-cell>
          <table:table-cell office:value-type="float" office:value="70.5998124702129" calcext:value-type="float">
            <text:p>70.5998124702</text:p>
          </table:table-cell>
          <table:table-cell office:value-type="float" office:value="66.7400443174357" calcext:value-type="float">
            <text:p>66.7400443174</text:p>
          </table:table-cell>
          <table:table-cell office:value-type="float" office:value="73.3332422260558" calcext:value-type="float">
            <text:p>73.3332422261</text:p>
          </table:table-cell>
          <table:table-cell office:value-type="float" office:value="-1177.02798758512" calcext:value-type="float">
            <text:p>-1177.0279875851</text:p>
          </table:table-cell>
          <table:table-cell office:value-type="float" office:value="-1130.56670429111" calcext:value-type="float">
            <text:p>-1130.5667042911</text:p>
          </table:table-cell>
          <table:table-cell office:value-type="float" office:value="-1150.71626686221" calcext:value-type="float">
            <text:p>-1150.7162668622</text:p>
          </table:table-cell>
          <table:table-cell office:value-type="float" office:value="-1109.90680977248" calcext:value-type="float">
            <text:p>-1109.9068097725</text:p>
          </table:table-cell>
          <table:table-cell office:value-type="float" office:value="-1267.25577888529" calcext:value-type="float">
            <text:p>-1267.2557788853</text:p>
          </table:table-cell>
          <table:table-cell office:value-type="float" office:value="-1171.73777128533" calcext:value-type="float">
            <text:p>-1171.73777128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3.3794640417188" calcext:value-type="float">
            <text:p>93.379</text:p>
          </table:table-cell>
          <table:table-cell table:style-name="ce5" office:value-type="float" office:value="67.6346351246133" calcext:value-type="float">
            <text:p>67.635</text:p>
          </table:table-cell>
          <table:table-cell office:value-type="float" office:value="70.8724187098522" calcext:value-type="float">
            <text:p>70.8724187099</text:p>
          </table:table-cell>
          <table:table-cell office:value-type="float" office:value="65.5100880633515" calcext:value-type="float">
            <text:p>65.5100880634</text:p>
          </table:table-cell>
          <table:table-cell office:value-type="float" office:value="64.4985443573045" calcext:value-type="float">
            <text:p>64.4985443573</text:p>
          </table:table-cell>
          <table:table-cell office:value-type="float" office:value="68.5013929020181" calcext:value-type="float">
            <text:p>68.501392902</text:p>
          </table:table-cell>
          <table:table-cell office:value-type="float" office:value="62.0544727698389" calcext:value-type="float">
            <text:p>62.0544727698</text:p>
          </table:table-cell>
          <table:table-cell office:value-type="float" office:value="43.3796364638997" calcext:value-type="float">
            <text:p>43.3796364639</text:p>
          </table:table-cell>
          <table:table-cell office:value-type="float" office:value="-58.5923884160033" calcext:value-type="float">
            <text:p>-58.592388416</text:p>
          </table:table-cell>
          <table:table-cell office:value-type="float" office:value="71.4267503833529" calcext:value-type="float">
            <text:p>71.4267503834</text:p>
          </table:table-cell>
          <table:table-cell office:value-type="float" office:value="67.6123957272643" calcext:value-type="float">
            <text:p>67.6123957273</text:p>
          </table:table-cell>
          <table:table-cell office:value-type="float" office:value="73.632868145028" calcext:value-type="float">
            <text:p>73.632868145</text:p>
          </table:table-cell>
          <table:table-cell office:value-type="float" office:value="-1256.09218895807" calcext:value-type="float">
            <text:p>-1256.0921889581</text:p>
          </table:table-cell>
          <table:table-cell office:value-type="float" office:value="-1217.72782391994" calcext:value-type="float">
            <text:p>-1217.7278239199</text:p>
          </table:table-cell>
          <table:table-cell office:value-type="float" office:value="-1240.23639366375" calcext:value-type="float">
            <text:p>-1240.2363936638</text:p>
          </table:table-cell>
          <table:table-cell office:value-type="float" office:value="-1184.61933415658" calcext:value-type="float">
            <text:p>-1184.6193341566</text:p>
          </table:table-cell>
          <table:table-cell office:value-type="float" office:value="-1245.46608790593" calcext:value-type="float">
            <text:p>-1245.4660879059</text:p>
          </table:table-cell>
          <table:table-cell office:value-type="float" office:value="-1179.73457949613" calcext:value-type="float">
            <text:p>-1179.73457949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6.3053368352886" calcext:value-type="float">
            <text:p>96.305</text:p>
          </table:table-cell>
          <table:table-cell table:style-name="ce5" office:value-type="float" office:value="65.92806837319" calcext:value-type="float">
            <text:p>65.928</text:p>
          </table:table-cell>
          <table:table-cell office:value-type="float" office:value="69.9900005030001" calcext:value-type="float">
            <text:p>69.990000503</text:p>
          </table:table-cell>
          <table:table-cell office:value-type="float" office:value="62.9270733275269" calcext:value-type="float">
            <text:p>62.9270733275</text:p>
          </table:table-cell>
          <table:table-cell office:value-type="float" office:value="69.4041335568656" calcext:value-type="float">
            <text:p>69.4041335569</text:p>
          </table:table-cell>
          <table:table-cell office:value-type="float" office:value="68.6744168597103" calcext:value-type="float">
            <text:p>68.6744168597</text:p>
          </table:table-cell>
          <table:table-cell office:value-type="float" office:value="56.4231303484767" calcext:value-type="float">
            <text:p>56.4231303485</text:p>
          </table:table-cell>
          <table:table-cell office:value-type="float" office:value="46.5804725868653" calcext:value-type="float">
            <text:p>46.5804725869</text:p>
          </table:table-cell>
          <table:table-cell office:value-type="float" office:value="-81.5695810821122" calcext:value-type="float">
            <text:p>-81.5695810821</text:p>
          </table:table-cell>
          <table:table-cell office:value-type="float" office:value="71.2979250919282" calcext:value-type="float">
            <text:p>71.2979250919</text:p>
          </table:table-cell>
          <table:table-cell office:value-type="float" office:value="64.8529695886706" calcext:value-type="float">
            <text:p>64.8529695887</text:p>
          </table:table-cell>
          <table:table-cell office:value-type="float" office:value="75.1501852374657" calcext:value-type="float">
            <text:p>75.1501852375</text:p>
          </table:table-cell>
          <table:table-cell office:value-type="float" office:value="-1179.08874800844" calcext:value-type="float">
            <text:p>-1179.0887480085</text:p>
          </table:table-cell>
          <table:table-cell office:value-type="float" office:value="-1169.00396848431" calcext:value-type="float">
            <text:p>-1169.0039684843</text:p>
          </table:table-cell>
          <table:table-cell office:value-type="float" office:value="-1159.7782743604" calcext:value-type="float">
            <text:p>-1159.7782743604</text:p>
          </table:table-cell>
          <table:table-cell office:value-type="float" office:value="-1147.51223755871" calcext:value-type="float">
            <text:p>-1147.5122375587</text:p>
          </table:table-cell>
          <table:table-cell office:value-type="float" office:value="-1179.68190418571" calcext:value-type="float">
            <text:p>-1179.6819041857</text:p>
          </table:table-cell>
          <table:table-cell office:value-type="float" office:value="-1193.38548808553" calcext:value-type="float">
            <text:p>-1193.38548808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6.6256319865549" calcext:value-type="float">
            <text:p>96.626</text:p>
          </table:table-cell>
          <table:table-cell table:style-name="ce5" office:value-type="float" office:value="66.9630248020745" calcext:value-type="float">
            <text:p>66.963</text:p>
          </table:table-cell>
          <table:table-cell office:value-type="float" office:value="69.8130688515463" calcext:value-type="float">
            <text:p>69.8130688515</text:p>
          </table:table-cell>
          <table:table-cell office:value-type="float" office:value="62.9125210837332" calcext:value-type="float">
            <text:p>62.9125210837</text:p>
          </table:table-cell>
          <table:table-cell office:value-type="float" office:value="68.8388914054268" calcext:value-type="float">
            <text:p>68.8388914054</text:p>
          </table:table-cell>
          <table:table-cell office:value-type="float" office:value="68.812905639302" calcext:value-type="float">
            <text:p>68.8129056393</text:p>
          </table:table-cell>
          <table:table-cell office:value-type="float" office:value="60.9498700614013" calcext:value-type="float">
            <text:p>60.9498700614</text:p>
          </table:table-cell>
          <table:table-cell office:value-type="float" office:value="50.4189689653327" calcext:value-type="float">
            <text:p>50.4189689653</text:p>
          </table:table-cell>
          <table:table-cell office:value-type="float" office:value="-81.3610906100334" calcext:value-type="float">
            <text:p>-81.36109061</text:p>
          </table:table-cell>
          <table:table-cell office:value-type="float" office:value="72.4181979257661" calcext:value-type="float">
            <text:p>72.4181979258</text:p>
          </table:table-cell>
          <table:table-cell office:value-type="float" office:value="68.2227077641824" calcext:value-type="float">
            <text:p>68.2227077642</text:p>
          </table:table-cell>
          <table:table-cell office:value-type="float" office:value="73.3480732376192" calcext:value-type="float">
            <text:p>73.3480732376</text:p>
          </table:table-cell>
          <table:table-cell office:value-type="float" office:value="-1124.71508364107" calcext:value-type="float">
            <text:p>-1124.7150836411</text:p>
          </table:table-cell>
          <table:table-cell office:value-type="float" office:value="-1138.57226065001" calcext:value-type="float">
            <text:p>-1138.57226065</text:p>
          </table:table-cell>
          <table:table-cell office:value-type="float" office:value="-1164.45489645815" calcext:value-type="float">
            <text:p>-1164.4548964582</text:p>
          </table:table-cell>
          <table:table-cell office:value-type="float" office:value="-1167.19442623078" calcext:value-type="float">
            <text:p>-1167.1944262308</text:p>
          </table:table-cell>
          <table:table-cell office:value-type="float" office:value="-1246.66156058886" calcext:value-type="float">
            <text:p>-1246.6615605889</text:p>
          </table:table-cell>
          <table:table-cell office:value-type="float" office:value="-1168.41800394435" calcext:value-type="float">
            <text:p>-1168.41800394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6.1143497465291" calcext:value-type="float">
            <text:p>96.114</text:p>
          </table:table-cell>
          <table:table-cell table:style-name="ce5" office:value-type="float" office:value="64.2411008060308" calcext:value-type="float">
            <text:p>64.241</text:p>
          </table:table-cell>
          <table:table-cell office:value-type="float" office:value="68.5267258075291" calcext:value-type="float">
            <text:p>68.5267258075</text:p>
          </table:table-cell>
          <table:table-cell office:value-type="float" office:value="59.160327671744" calcext:value-type="float">
            <text:p>59.1603276717</text:p>
          </table:table-cell>
          <table:table-cell office:value-type="float" office:value="69.8239286643448" calcext:value-type="float">
            <text:p>69.8239286643</text:p>
          </table:table-cell>
          <table:table-cell office:value-type="float" office:value="68.2207698450202" calcext:value-type="float">
            <text:p>68.220769845</text:p>
          </table:table-cell>
          <table:table-cell office:value-type="float" office:value="58.1540712003091" calcext:value-type="float">
            <text:p>58.1540712003</text:p>
          </table:table-cell>
          <table:table-cell office:value-type="float" office:value="35.583727708142" calcext:value-type="float">
            <text:p>35.5837277081</text:p>
          </table:table-cell>
          <table:table-cell office:value-type="float" office:value="-19.0840746888308" calcext:value-type="float">
            <text:p>-19.0840746888</text:p>
          </table:table-cell>
          <table:table-cell office:value-type="float" office:value="72.8149309506926" calcext:value-type="float">
            <text:p>72.8149309507</text:p>
          </table:table-cell>
          <table:table-cell office:value-type="float" office:value="67.1372753800223" calcext:value-type="float">
            <text:p>67.13727538</text:p>
          </table:table-cell>
          <table:table-cell office:value-type="float" office:value="74.0551375435434" calcext:value-type="float">
            <text:p>74.0551375435</text:p>
          </table:table-cell>
          <table:table-cell office:value-type="float" office:value="-1148.2502528299" calcext:value-type="float">
            <text:p>-1148.2502528299</text:p>
          </table:table-cell>
          <table:table-cell office:value-type="float" office:value="-1169.79870272604" calcext:value-type="float">
            <text:p>-1169.7987027261</text:p>
          </table:table-cell>
          <table:table-cell office:value-type="float" office:value="-1174.90662919171" calcext:value-type="float">
            <text:p>-1174.9066291917</text:p>
          </table:table-cell>
          <table:table-cell office:value-type="float" office:value="-1175.4395957992" calcext:value-type="float">
            <text:p>-1175.4395957992</text:p>
          </table:table-cell>
          <table:table-cell office:value-type="float" office:value="-1167.13711866537" calcext:value-type="float">
            <text:p>-1167.1371186654</text:p>
          </table:table-cell>
          <table:table-cell office:value-type="float" office:value="-1205.90938753393" calcext:value-type="float">
            <text:p>-1205.909387533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5.589549272992" calcext:value-type="float">
            <text:p>95.590</text:p>
          </table:table-cell>
          <table:table-cell table:style-name="ce5" office:value-type="float" office:value="65.4898958029819" calcext:value-type="float">
            <text:p>65.490</text:p>
          </table:table-cell>
          <table:table-cell office:value-type="float" office:value="70.2321752004327" calcext:value-type="float">
            <text:p>70.2321752004</text:p>
          </table:table-cell>
          <table:table-cell office:value-type="float" office:value="60.3248337176779" calcext:value-type="float">
            <text:p>60.3248337177</text:p>
          </table:table-cell>
          <table:table-cell office:value-type="float" office:value="69.7618349899762" calcext:value-type="float">
            <text:p>69.76183499</text:p>
          </table:table-cell>
          <table:table-cell office:value-type="float" office:value="66.4198359587468" calcext:value-type="float">
            <text:p>66.4198359587</text:p>
          </table:table-cell>
          <table:table-cell office:value-type="float" office:value="62.4519912558869" calcext:value-type="float">
            <text:p>62.4519912559</text:p>
          </table:table-cell>
          <table:table-cell office:value-type="float" office:value="61.2343085969783" calcext:value-type="float">
            <text:p>61.234308597</text:p>
          </table:table-cell>
          <table:table-cell office:value-type="float" office:value="-63.0233549771321" calcext:value-type="float">
            <text:p>-63.0233549771</text:p>
          </table:table-cell>
          <table:table-cell office:value-type="float" office:value="73.4809220426761" calcext:value-type="float">
            <text:p>73.4809220427</text:p>
          </table:table-cell>
          <table:table-cell office:value-type="float" office:value="63.8344480887462" calcext:value-type="float">
            <text:p>63.8344480887</text:p>
          </table:table-cell>
          <table:table-cell office:value-type="float" office:value="72.3450874916112" calcext:value-type="float">
            <text:p>72.3450874916</text:p>
          </table:table-cell>
          <table:table-cell office:value-type="float" office:value="-1052.86231986958" calcext:value-type="float">
            <text:p>-1052.8623198696</text:p>
          </table:table-cell>
          <table:table-cell office:value-type="float" office:value="-1101.82602470531" calcext:value-type="float">
            <text:p>-1101.8260247053</text:p>
          </table:table-cell>
          <table:table-cell office:value-type="float" office:value="-1117.8532235599" calcext:value-type="float">
            <text:p>-1117.8532235599</text:p>
          </table:table-cell>
          <table:table-cell office:value-type="float" office:value="-1136.48408149373" calcext:value-type="float">
            <text:p>-1136.4840814937</text:p>
          </table:table-cell>
          <table:table-cell office:value-type="float" office:value="-1195.17193825607" calcext:value-type="float">
            <text:p>-1195.1719382561</text:p>
          </table:table-cell>
          <table:table-cell office:value-type="float" office:value="-1091.73598946776" calcext:value-type="float">
            <text:p>-1091.735989467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5.3942524583144" calcext:value-type="float">
            <text:p>95.394</text:p>
          </table:table-cell>
          <table:table-cell table:style-name="ce5" office:value-type="float" office:value="63.1418047814909" calcext:value-type="float">
            <text:p>63.142</text:p>
          </table:table-cell>
          <table:table-cell office:value-type="float" office:value="69.19391328142" calcext:value-type="float">
            <text:p>69.1939132814</text:p>
          </table:table-cell>
          <table:table-cell office:value-type="float" office:value="56.8434501369711" calcext:value-type="float">
            <text:p>56.843450137</text:p>
          </table:table-cell>
          <table:table-cell office:value-type="float" office:value="71.4251868920929" calcext:value-type="float">
            <text:p>71.4251868921</text:p>
          </table:table-cell>
          <table:table-cell office:value-type="float" office:value="65.1572135179604" calcext:value-type="float">
            <text:p>65.157213518</text:p>
          </table:table-cell>
          <table:table-cell office:value-type="float" office:value="62.1469570939329" calcext:value-type="float">
            <text:p>62.1469570939</text:p>
          </table:table-cell>
          <table:table-cell office:value-type="float" office:value="59.0935806035463" calcext:value-type="float">
            <text:p>59.0935806035</text:p>
          </table:table-cell>
          <table:table-cell office:value-type="float" office:value="-6.59204882664666" calcext:value-type="float">
            <text:p>-6.5920488266</text:p>
          </table:table-cell>
          <table:table-cell office:value-type="float" office:value="73.0492509407634" calcext:value-type="float">
            <text:p>73.0492509408</text:p>
          </table:table-cell>
          <table:table-cell office:value-type="float" office:value="68.7171264243008" calcext:value-type="float">
            <text:p>68.7171264243</text:p>
          </table:table-cell>
          <table:table-cell office:value-type="float" office:value="74.2778611861933" calcext:value-type="float">
            <text:p>74.2778611862</text:p>
          </table:table-cell>
          <table:table-cell office:value-type="float" office:value="-1167.46663516618" calcext:value-type="float">
            <text:p>-1167.4666351662</text:p>
          </table:table-cell>
          <table:table-cell office:value-type="float" office:value="-1165.18448101035" calcext:value-type="float">
            <text:p>-1165.1844810104</text:p>
          </table:table-cell>
          <table:table-cell office:value-type="float" office:value="-1171.03633696792" calcext:value-type="float">
            <text:p>-1171.0363369679</text:p>
          </table:table-cell>
          <table:table-cell office:value-type="float" office:value="-1209.28001303753" calcext:value-type="float">
            <text:p>-1209.2800130375</text:p>
          </table:table-cell>
          <table:table-cell office:value-type="float" office:value="-1212.29863119275" calcext:value-type="float">
            <text:p>-1212.2986311928</text:p>
          </table:table-cell>
          <table:table-cell office:value-type="float" office:value="-1179.72639921081" calcext:value-type="float">
            <text:p>-1179.72639921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6.4741256031506" calcext:value-type="float">
            <text:p>96.474</text:p>
          </table:table-cell>
          <table:table-cell table:style-name="ce5" office:value-type="float" office:value="64.56289441176" calcext:value-type="float">
            <text:p>64.563</text:p>
          </table:table-cell>
          <table:table-cell office:value-type="float" office:value="69.2624638042776" calcext:value-type="float">
            <text:p>69.2624638043</text:p>
          </table:table-cell>
          <table:table-cell office:value-type="float" office:value="55.4946877209811" calcext:value-type="float">
            <text:p>55.494687721</text:p>
          </table:table-cell>
          <table:table-cell office:value-type="float" office:value="65.9298207135389" calcext:value-type="float">
            <text:p>65.9298207135</text:p>
          </table:table-cell>
          <table:table-cell office:value-type="float" office:value="62.9905930606857" calcext:value-type="float">
            <text:p>62.9905930607</text:p>
          </table:table-cell>
          <table:table-cell office:value-type="float" office:value="62.090163833892" calcext:value-type="float">
            <text:p>62.0901638339</text:p>
          </table:table-cell>
          <table:table-cell office:value-type="float" office:value="58.4376944201089" calcext:value-type="float">
            <text:p>58.4376944201</text:p>
          </table:table-cell>
          <table:table-cell office:value-type="float" office:value="-102.645537506874" calcext:value-type="float">
            <text:p>-102.6455375069</text:p>
          </table:table-cell>
          <table:table-cell office:value-type="float" office:value="73.6590528342377" calcext:value-type="float">
            <text:p>73.6590528342</text:p>
          </table:table-cell>
          <table:table-cell office:value-type="float" office:value="62.9164943584875" calcext:value-type="float">
            <text:p>62.9164943585</text:p>
          </table:table-cell>
          <table:table-cell office:value-type="float" office:value="74.4170551412137" calcext:value-type="float">
            <text:p>74.4170551412</text:p>
          </table:table-cell>
          <table:table-cell office:value-type="float" office:value="-1067.04491144349" calcext:value-type="float">
            <text:p>-1067.0449114435</text:p>
          </table:table-cell>
          <table:table-cell office:value-type="float" office:value="-1092.42940833269" calcext:value-type="float">
            <text:p>-1092.4294083327</text:p>
          </table:table-cell>
          <table:table-cell office:value-type="float" office:value="-1151.12191639851" calcext:value-type="float">
            <text:p>-1151.1219163985</text:p>
          </table:table-cell>
          <table:table-cell office:value-type="float" office:value="-1130.07016947082" calcext:value-type="float">
            <text:p>-1130.0701694708</text:p>
          </table:table-cell>
          <table:table-cell office:value-type="float" office:value="-1241.37554545129" calcext:value-type="float">
            <text:p>-1241.3755454513</text:p>
          </table:table-cell>
          <table:table-cell office:value-type="float" office:value="-1134.12375906542" calcext:value-type="float">
            <text:p>-1134.12375906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5.2659600062204" calcext:value-type="float">
            <text:p>95.266</text:p>
          </table:table-cell>
          <table:table-cell table:style-name="ce5" office:value-type="float" office:value="62.729229166382" calcext:value-type="float">
            <text:p>62.729</text:p>
          </table:table-cell>
          <table:table-cell office:value-type="float" office:value="69.0855445642627" calcext:value-type="float">
            <text:p>69.0855445643</text:p>
          </table:table-cell>
          <table:table-cell office:value-type="float" office:value="53.7251653731752" calcext:value-type="float">
            <text:p>53.7251653732</text:p>
          </table:table-cell>
          <table:table-cell office:value-type="float" office:value="68.2854257443458" calcext:value-type="float">
            <text:p>68.2854257443</text:p>
          </table:table-cell>
          <table:table-cell office:value-type="float" office:value="65.0511569481729" calcext:value-type="float">
            <text:p>65.0511569482</text:p>
          </table:table-cell>
          <table:table-cell office:value-type="float" office:value="58.9151200512011" calcext:value-type="float">
            <text:p>58.9151200512</text:p>
          </table:table-cell>
          <table:table-cell office:value-type="float" office:value="54.5737331946186" calcext:value-type="float">
            <text:p>54.5737331946</text:p>
          </table:table-cell>
          <table:table-cell office:value-type="float" office:value="-44.6609919315161" calcext:value-type="float">
            <text:p>-44.6609919315</text:p>
          </table:table-cell>
          <table:table-cell office:value-type="float" office:value="73.8470298570773" calcext:value-type="float">
            <text:p>73.8470298571</text:p>
          </table:table-cell>
          <table:table-cell office:value-type="float" office:value="61.6593357957305" calcext:value-type="float">
            <text:p>61.6593357957</text:p>
          </table:table-cell>
          <table:table-cell office:value-type="float" office:value="74.8988641962621" calcext:value-type="float">
            <text:p>74.8988641963</text:p>
          </table:table-cell>
          <table:table-cell office:value-type="float" office:value="-1195.94715168155" calcext:value-type="float">
            <text:p>-1195.9471516816</text:p>
          </table:table-cell>
          <table:table-cell office:value-type="float" office:value="-1171.94362651752" calcext:value-type="float">
            <text:p>-1171.9436265175</text:p>
          </table:table-cell>
          <table:table-cell office:value-type="float" office:value="-1158.02059257672" calcext:value-type="float">
            <text:p>-1158.0205925767</text:p>
          </table:table-cell>
          <table:table-cell office:value-type="float" office:value="-1240.25817926581" calcext:value-type="float">
            <text:p>-1240.2581792658</text:p>
          </table:table-cell>
          <table:table-cell office:value-type="float" office:value="-1231.6810629321" calcext:value-type="float">
            <text:p>-1231.6810629321</text:p>
          </table:table-cell>
          <table:table-cell office:value-type="float" office:value="-1246.3125252282" calcext:value-type="float">
            <text:p>-1246.31252522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5.3378321560446" calcext:value-type="float">
            <text:p>95.338</text:p>
          </table:table-cell>
          <table:table-cell table:style-name="ce5" office:value-type="float" office:value="63.0390728084202" calcext:value-type="float">
            <text:p>63.039</text:p>
          </table:table-cell>
          <table:table-cell office:value-type="float" office:value="69.2148140992377" calcext:value-type="float">
            <text:p>69.2148140992</text:p>
          </table:table-cell>
          <table:table-cell office:value-type="float" office:value="53.910903015584" calcext:value-type="float">
            <text:p>53.9109030156</text:p>
          </table:table-cell>
          <table:table-cell office:value-type="float" office:value="69.4620101041236" calcext:value-type="float">
            <text:p>69.4620101041</text:p>
          </table:table-cell>
          <table:table-cell office:value-type="float" office:value="64.1762522208617" calcext:value-type="float">
            <text:p>64.1762522209</text:p>
          </table:table-cell>
          <table:table-cell office:value-type="float" office:value="57.0353538586909" calcext:value-type="float">
            <text:p>57.0353538587</text:p>
          </table:table-cell>
          <table:table-cell office:value-type="float" office:value="58.4201773884111" calcext:value-type="float">
            <text:p>58.4201773884</text:p>
          </table:table-cell>
          <table:table-cell office:value-type="float" office:value="-36.7803706672692" calcext:value-type="float">
            <text:p>-36.7803706673</text:p>
          </table:table-cell>
          <table:table-cell office:value-type="float" office:value="73.8886644116324" calcext:value-type="float">
            <text:p>73.8886644116</text:p>
          </table:table-cell>
          <table:table-cell office:value-type="float" office:value="62.0766616106932" calcext:value-type="float">
            <text:p>62.0766616107</text:p>
          </table:table-cell>
          <table:table-cell office:value-type="float" office:value="74.0275258383165" calcext:value-type="float">
            <text:p>74.0275258383</text:p>
          </table:table-cell>
          <table:table-cell office:value-type="float" office:value="-1203.35011722394" calcext:value-type="float">
            <text:p>-1203.350117224</text:p>
          </table:table-cell>
          <table:table-cell office:value-type="float" office:value="-1235.35539388094" calcext:value-type="float">
            <text:p>-1235.3553938809</text:p>
          </table:table-cell>
          <table:table-cell office:value-type="float" office:value="-1207.13669016527" calcext:value-type="float">
            <text:p>-1207.1366901653</text:p>
          </table:table-cell>
          <table:table-cell office:value-type="float" office:value="-1242.26369432922" calcext:value-type="float">
            <text:p>-1242.2636943292</text:p>
          </table:table-cell>
          <table:table-cell office:value-type="float" office:value="-1219.03401869349" calcext:value-type="float">
            <text:p>-1219.0340186935</text:p>
          </table:table-cell>
          <table:table-cell office:value-type="float" office:value="-1238.52336589245" calcext:value-type="float">
            <text:p>-1238.52336589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5.2159256380322" calcext:value-type="float">
            <text:p>95.216</text:p>
          </table:table-cell>
          <table:table-cell table:style-name="ce5" office:value-type="float" office:value="61.4170255531033" calcext:value-type="float">
            <text:p>61.417</text:p>
          </table:table-cell>
          <table:table-cell office:value-type="float" office:value="68.1369419798685" calcext:value-type="float">
            <text:p>68.1369419799</text:p>
          </table:table-cell>
          <table:table-cell office:value-type="float" office:value="51.9131282193874" calcext:value-type="float">
            <text:p>51.9131282194</text:p>
          </table:table-cell>
          <table:table-cell office:value-type="float" office:value="67.2634253746931" calcext:value-type="float">
            <text:p>67.2634253747</text:p>
          </table:table-cell>
          <table:table-cell office:value-type="float" office:value="64.8648032157118" calcext:value-type="float">
            <text:p>64.8648032157</text:p>
          </table:table-cell>
          <table:table-cell office:value-type="float" office:value="55.1918209049823" calcext:value-type="float">
            <text:p>55.191820905</text:p>
          </table:table-cell>
          <table:table-cell office:value-type="float" office:value="62.0875842396314" calcext:value-type="float">
            <text:p>62.0875842396</text:p>
          </table:table-cell>
          <table:table-cell office:value-type="float" office:value="-18.5156985550675" calcext:value-type="float">
            <text:p>-18.5156985551</text:p>
          </table:table-cell>
          <table:table-cell office:value-type="float" office:value="74.7580173765151" calcext:value-type="float">
            <text:p>74.7580173765</text:p>
          </table:table-cell>
          <table:table-cell office:value-type="float" office:value="64.4152332098267" calcext:value-type="float">
            <text:p>64.4152332098</text:p>
          </table:table-cell>
          <table:table-cell office:value-type="float" office:value="73.6926430862998" calcext:value-type="float">
            <text:p>73.6926430863</text:p>
          </table:table-cell>
          <table:table-cell office:value-type="float" office:value="-1165.66401334902" calcext:value-type="float">
            <text:p>-1165.664013349</text:p>
          </table:table-cell>
          <table:table-cell office:value-type="float" office:value="-1172.6800012092" calcext:value-type="float">
            <text:p>-1172.6800012092</text:p>
          </table:table-cell>
          <table:table-cell office:value-type="float" office:value="-1181.50276419753" calcext:value-type="float">
            <text:p>-1181.5027641975</text:p>
          </table:table-cell>
          <table:table-cell office:value-type="float" office:value="-1206.4190666918" calcext:value-type="float">
            <text:p>-1206.4190666918</text:p>
          </table:table-cell>
          <table:table-cell office:value-type="float" office:value="-1171.93900773604" calcext:value-type="float">
            <text:p>-1171.9390077361</text:p>
          </table:table-cell>
          <table:table-cell office:value-type="float" office:value="-1148.69504293209" calcext:value-type="float">
            <text:p>-1148.69504293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4.7790214779996" calcext:value-type="float">
            <text:p>94.779</text:p>
          </table:table-cell>
          <table:table-cell table:style-name="ce5" office:value-type="float" office:value="60.5150993261402" calcext:value-type="float">
            <text:p>60.515</text:p>
          </table:table-cell>
          <table:table-cell office:value-type="float" office:value="68.450196493863" calcext:value-type="float">
            <text:p>68.4501964939</text:p>
          </table:table-cell>
          <table:table-cell office:value-type="float" office:value="49.6358684963775" calcext:value-type="float">
            <text:p>49.6358684964</text:p>
          </table:table-cell>
          <table:table-cell office:value-type="float" office:value="68.5634303471686" calcext:value-type="float">
            <text:p>68.5634303472</text:p>
          </table:table-cell>
          <table:table-cell office:value-type="float" office:value="61.6994285224705" calcext:value-type="float">
            <text:p>61.6994285225</text:p>
          </table:table-cell>
          <table:table-cell office:value-type="float" office:value="61.6967539105393" calcext:value-type="float">
            <text:p>61.6967539105</text:p>
          </table:table-cell>
          <table:table-cell office:value-type="float" office:value="62.7575397604418" calcext:value-type="float">
            <text:p>62.7575397604</text:p>
          </table:table-cell>
          <table:table-cell office:value-type="float" office:value="-26.3263683716251" calcext:value-type="float">
            <text:p>-26.3263683716</text:p>
          </table:table-cell>
          <table:table-cell office:value-type="float" office:value="75.10248299647" calcext:value-type="float">
            <text:p>75.1024829965</text:p>
          </table:table-cell>
          <table:table-cell office:value-type="float" office:value="60.6956383451588" calcext:value-type="float">
            <text:p>60.6956383452</text:p>
          </table:table-cell>
          <table:table-cell office:value-type="float" office:value="74.5667682315969" calcext:value-type="float">
            <text:p>74.5667682316</text:p>
          </table:table-cell>
          <table:table-cell office:value-type="float" office:value="-1186.33603839009" calcext:value-type="float">
            <text:p>-1186.3360383901</text:p>
          </table:table-cell>
          <table:table-cell office:value-type="float" office:value="-1163.50395120219" calcext:value-type="float">
            <text:p>-1163.5039512022</text:p>
          </table:table-cell>
          <table:table-cell office:value-type="float" office:value="-1173.7193902574" calcext:value-type="float">
            <text:p>-1173.7193902574</text:p>
          </table:table-cell>
          <table:table-cell office:value-type="float" office:value="-1157.51380012656" calcext:value-type="float">
            <text:p>-1157.5138001266</text:p>
          </table:table-cell>
          <table:table-cell office:value-type="float" office:value="-1231.81394565842" calcext:value-type="float">
            <text:p>-1231.8139456584</text:p>
          </table:table-cell>
          <table:table-cell office:value-type="float" office:value="-1203.77487719573" calcext:value-type="float">
            <text:p>-1203.77487719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5.2631905632512" calcext:value-type="float">
            <text:p>95.263</text:p>
          </table:table-cell>
          <table:table-cell table:style-name="ce5" office:value-type="float" office:value="57.3694354430691" calcext:value-type="float">
            <text:p>57.369</text:p>
          </table:table-cell>
          <table:table-cell office:value-type="float" office:value="66.7092768981088" calcext:value-type="float">
            <text:p>66.7092768981</text:p>
          </table:table-cell>
          <table:table-cell office:value-type="float" office:value="50.1883253783617" calcext:value-type="float">
            <text:p>50.1883253784</text:p>
          </table:table-cell>
          <table:table-cell office:value-type="float" office:value="68.6067676574509" calcext:value-type="float">
            <text:p>68.6067676575</text:p>
          </table:table-cell>
          <table:table-cell office:value-type="float" office:value="60.0025108478572" calcext:value-type="float">
            <text:p>60.0025108479</text:p>
          </table:table-cell>
          <table:table-cell office:value-type="float" office:value="56.7461392048639" calcext:value-type="float">
            <text:p>56.7461392049</text:p>
          </table:table-cell>
          <table:table-cell office:value-type="float" office:value="62.5915742270963" calcext:value-type="float">
            <text:p>62.5915742271</text:p>
          </table:table-cell>
          <table:table-cell office:value-type="float" office:value="-102.082648442122" calcext:value-type="float">
            <text:p>-102.0826484421</text:p>
          </table:table-cell>
          <table:table-cell office:value-type="float" office:value="74.3550767353522" calcext:value-type="float">
            <text:p>74.3550767354</text:p>
          </table:table-cell>
          <table:table-cell office:value-type="float" office:value="58.2722396737781" calcext:value-type="float">
            <text:p>58.2722396738</text:p>
          </table:table-cell>
          <table:table-cell office:value-type="float" office:value="73.3693916398031" calcext:value-type="float">
            <text:p>73.3693916398</text:p>
          </table:table-cell>
          <table:table-cell office:value-type="float" office:value="-1152.43749191558" calcext:value-type="float">
            <text:p>-1152.4374919156</text:p>
          </table:table-cell>
          <table:table-cell office:value-type="float" office:value="-1139.56675648799" calcext:value-type="float">
            <text:p>-1139.566756488</text:p>
          </table:table-cell>
          <table:table-cell office:value-type="float" office:value="-1167.85371318849" calcext:value-type="float">
            <text:p>-1167.8537131885</text:p>
          </table:table-cell>
          <table:table-cell office:value-type="float" office:value="-1157.36708061866" calcext:value-type="float">
            <text:p>-1157.3670806187</text:p>
          </table:table-cell>
          <table:table-cell office:value-type="float" office:value="-1228.5441252446" calcext:value-type="float">
            <text:p>-1228.5441252446</text:p>
          </table:table-cell>
          <table:table-cell office:value-type="float" office:value="-1192.13427878854" calcext:value-type="float">
            <text:p>-1192.13427878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4.7109559357783" calcext:value-type="float">
            <text:p>94.711</text:p>
          </table:table-cell>
          <table:table-cell table:style-name="ce5" office:value-type="float" office:value="59.8264723680654" calcext:value-type="float">
            <text:p>59.826</text:p>
          </table:table-cell>
          <table:table-cell office:value-type="float" office:value="66.4347756104529" calcext:value-type="float">
            <text:p>66.4347756105</text:p>
          </table:table-cell>
          <table:table-cell office:value-type="float" office:value="49.3401898744583" calcext:value-type="float">
            <text:p>49.3401898745</text:p>
          </table:table-cell>
          <table:table-cell office:value-type="float" office:value="66.9178422265293" calcext:value-type="float">
            <text:p>66.9178422265</text:p>
          </table:table-cell>
          <table:table-cell office:value-type="float" office:value="61.3963975941232" calcext:value-type="float">
            <text:p>61.3963975941</text:p>
          </table:table-cell>
          <table:table-cell office:value-type="float" office:value="63.4596986015342" calcext:value-type="float">
            <text:p>63.4596986015</text:p>
          </table:table-cell>
          <table:table-cell office:value-type="float" office:value="57.2590340345648" calcext:value-type="float">
            <text:p>57.2590340346</text:p>
          </table:table-cell>
          <table:table-cell office:value-type="float" office:value="20.6213613893266" calcext:value-type="float">
            <text:p>20.6213613893</text:p>
          </table:table-cell>
          <table:table-cell office:value-type="float" office:value="76.3248436672834" calcext:value-type="float">
            <text:p>76.3248436673</text:p>
          </table:table-cell>
          <table:table-cell office:value-type="float" office:value="60.9749825516624" calcext:value-type="float">
            <text:p>60.9749825517</text:p>
          </table:table-cell>
          <table:table-cell office:value-type="float" office:value="72.6918512249143" calcext:value-type="float">
            <text:p>72.6918512249</text:p>
          </table:table-cell>
          <table:table-cell office:value-type="float" office:value="-1102.98539676384" calcext:value-type="float">
            <text:p>-1102.9853967638</text:p>
          </table:table-cell>
          <table:table-cell office:value-type="float" office:value="-1125.86328771629" calcext:value-type="float">
            <text:p>-1125.8632877163</text:p>
          </table:table-cell>
          <table:table-cell office:value-type="float" office:value="-1132.93550564416" calcext:value-type="float">
            <text:p>-1132.9355056442</text:p>
          </table:table-cell>
          <table:table-cell office:value-type="float" office:value="-1143.70403919908" calcext:value-type="float">
            <text:p>-1143.7040391991</text:p>
          </table:table-cell>
          <table:table-cell office:value-type="float" office:value="-1135.90467558371" calcext:value-type="float">
            <text:p>-1135.9046755837</text:p>
          </table:table-cell>
          <table:table-cell office:value-type="float" office:value="-1173.58690726479" calcext:value-type="float">
            <text:p>-1173.58690726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3.5257281717081" calcext:value-type="float">
            <text:p>93.526</text:p>
          </table:table-cell>
          <table:table-cell table:style-name="ce5" office:value-type="float" office:value="58.4416192554264" calcext:value-type="float">
            <text:p>58.442</text:p>
          </table:table-cell>
          <table:table-cell office:value-type="float" office:value="65.15696542646" calcext:value-type="float">
            <text:p>65.1569654265</text:p>
          </table:table-cell>
          <table:table-cell office:value-type="float" office:value="47.0802487328203" calcext:value-type="float">
            <text:p>47.0802487328</text:p>
          </table:table-cell>
          <table:table-cell office:value-type="float" office:value="64.4841192427887" calcext:value-type="float">
            <text:p>64.4841192428</text:p>
          </table:table-cell>
          <table:table-cell office:value-type="float" office:value="58.6807402535145" calcext:value-type="float">
            <text:p>58.6807402535</text:p>
          </table:table-cell>
          <table:table-cell office:value-type="float" office:value="60.371087446288" calcext:value-type="float">
            <text:p>60.3710874463</text:p>
          </table:table-cell>
          <table:table-cell office:value-type="float" office:value="66.0210096046513" calcext:value-type="float">
            <text:p>66.0210096047</text:p>
          </table:table-cell>
          <table:table-cell office:value-type="float" office:value="-19.7339605369308" calcext:value-type="float">
            <text:p>-19.7339605369</text:p>
          </table:table-cell>
          <table:table-cell office:value-type="float" office:value="74.995660308179" calcext:value-type="float">
            <text:p>74.9956603082</text:p>
          </table:table-cell>
          <table:table-cell office:value-type="float" office:value="56.3895254387911" calcext:value-type="float">
            <text:p>56.3895254388</text:p>
          </table:table-cell>
          <table:table-cell office:value-type="float" office:value="71.2284188377426" calcext:value-type="float">
            <text:p>71.2284188377</text:p>
          </table:table-cell>
          <table:table-cell office:value-type="float" office:value="-1146.97932189955" calcext:value-type="float">
            <text:p>-1146.9793218996</text:p>
          </table:table-cell>
          <table:table-cell office:value-type="float" office:value="-1164.41796276685" calcext:value-type="float">
            <text:p>-1164.4179627669</text:p>
          </table:table-cell>
          <table:table-cell office:value-type="float" office:value="-1104.0959493111" calcext:value-type="float">
            <text:p>-1104.0959493111</text:p>
          </table:table-cell>
          <table:table-cell office:value-type="float" office:value="-1162.97092101966" calcext:value-type="float">
            <text:p>-1162.9709210197</text:p>
          </table:table-cell>
          <table:table-cell office:value-type="float" office:value="-1194.55906577275" calcext:value-type="float">
            <text:p>-1194.5590657728</text:p>
          </table:table-cell>
          <table:table-cell office:value-type="float" office:value="-1189.10682335044" calcext:value-type="float">
            <text:p>-1189.10682335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6.0458129369667" calcext:value-type="float">
            <text:p>96.046</text:p>
          </table:table-cell>
          <table:table-cell table:style-name="ce5" office:value-type="float" office:value="55.9719848428716" calcext:value-type="float">
            <text:p>55.972</text:p>
          </table:table-cell>
          <table:table-cell office:value-type="float" office:value="64.7894474605461" calcext:value-type="float">
            <text:p>64.7894474605</text:p>
          </table:table-cell>
          <table:table-cell office:value-type="float" office:value="47.010775899074" calcext:value-type="float">
            <text:p>47.0107758991</text:p>
          </table:table-cell>
          <table:table-cell office:value-type="float" office:value="64.351652358388" calcext:value-type="float">
            <text:p>64.3516523584</text:p>
          </table:table-cell>
          <table:table-cell office:value-type="float" office:value="57.4353699880407" calcext:value-type="float">
            <text:p>57.435369988</text:p>
          </table:table-cell>
          <table:table-cell office:value-type="float" office:value="60.6715435725182" calcext:value-type="float">
            <text:p>60.6715435725</text:p>
          </table:table-cell>
          <table:table-cell office:value-type="float" office:value="64.2728997912122" calcext:value-type="float">
            <text:p>64.2728997912</text:p>
          </table:table-cell>
          <table:table-cell office:value-type="float" office:value="5.46391052359414" calcext:value-type="float">
            <text:p>5.4639105236</text:p>
          </table:table-cell>
          <table:table-cell office:value-type="float" office:value="75.1499692381045" calcext:value-type="float">
            <text:p>75.1499692381</text:p>
          </table:table-cell>
          <table:table-cell office:value-type="float" office:value="58.9268454273184" calcext:value-type="float">
            <text:p>58.9268454273</text:p>
          </table:table-cell>
          <table:table-cell office:value-type="float" office:value="71.9995387991381" calcext:value-type="float">
            <text:p>71.9995387991</text:p>
          </table:table-cell>
          <table:table-cell office:value-type="float" office:value="-1127.70937726206" calcext:value-type="float">
            <text:p>-1127.7093772621</text:p>
          </table:table-cell>
          <table:table-cell office:value-type="float" office:value="-1166.60266695771" calcext:value-type="float">
            <text:p>-1166.6026669577</text:p>
          </table:table-cell>
          <table:table-cell office:value-type="float" office:value="-1150.13536634689" calcext:value-type="float">
            <text:p>-1150.1353663469</text:p>
          </table:table-cell>
          <table:table-cell office:value-type="float" office:value="-1127.48894759241" calcext:value-type="float">
            <text:p>-1127.4889475924</text:p>
          </table:table-cell>
          <table:table-cell office:value-type="float" office:value="-1234.46366868272" calcext:value-type="float">
            <text:p>-1234.4636686827</text:p>
          </table:table-cell>
          <table:table-cell office:value-type="float" office:value="-1193.62656411628" calcext:value-type="float">
            <text:p>-1193.62656411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4.3341637410385" calcext:value-type="float">
            <text:p>94.334</text:p>
          </table:table-cell>
          <table:table-cell table:style-name="ce5" office:value-type="float" office:value="56.8326989244028" calcext:value-type="float">
            <text:p>56.833</text:p>
          </table:table-cell>
          <table:table-cell office:value-type="float" office:value="64.7504492742582" calcext:value-type="float">
            <text:p>64.7504492743</text:p>
          </table:table-cell>
          <table:table-cell office:value-type="float" office:value="42.1239803730253" calcext:value-type="float">
            <text:p>42.123980373</text:p>
          </table:table-cell>
          <table:table-cell office:value-type="float" office:value="64.2996937109863" calcext:value-type="float">
            <text:p>64.299693711</text:p>
          </table:table-cell>
          <table:table-cell office:value-type="float" office:value="56.4110481657678" calcext:value-type="float">
            <text:p>56.4110481658</text:p>
          </table:table-cell>
          <table:table-cell office:value-type="float" office:value="58.6980071322965" calcext:value-type="float">
            <text:p>58.6980071323</text:p>
          </table:table-cell>
          <table:table-cell office:value-type="float" office:value="61.6366033691969" calcext:value-type="float">
            <text:p>61.6366033692</text:p>
          </table:table-cell>
          <table:table-cell office:value-type="float" office:value="-11.5978357774373" calcext:value-type="float">
            <text:p>-11.5978357774</text:p>
          </table:table-cell>
          <table:table-cell office:value-type="float" office:value="73.1681311373562" calcext:value-type="float">
            <text:p>73.1681311374</text:p>
          </table:table-cell>
          <table:table-cell office:value-type="float" office:value="55.9331067169404" calcext:value-type="float">
            <text:p>55.9331067169</text:p>
          </table:table-cell>
          <table:table-cell office:value-type="float" office:value="74.5031472652891" calcext:value-type="float">
            <text:p>74.5031472653</text:p>
          </table:table-cell>
          <table:table-cell office:value-type="float" office:value="-1250.51674781939" calcext:value-type="float">
            <text:p>-1250.5167478194</text:p>
          </table:table-cell>
          <table:table-cell office:value-type="float" office:value="-1242.42521950182" calcext:value-type="float">
            <text:p>-1242.4252195018</text:p>
          </table:table-cell>
          <table:table-cell office:value-type="float" office:value="-1253.21291091268" calcext:value-type="float">
            <text:p>-1253.2129109127</text:p>
          </table:table-cell>
          <table:table-cell office:value-type="float" office:value="-1274.63918618223" calcext:value-type="float">
            <text:p>-1274.6391861822</text:p>
          </table:table-cell>
          <table:table-cell office:value-type="float" office:value="-1240.70412602774" calcext:value-type="float">
            <text:p>-1240.7041260277</text:p>
          </table:table-cell>
          <table:table-cell office:value-type="float" office:value="-1244.42767100098" calcext:value-type="float">
            <text:p>-1244.4276710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5.3919572367254" calcext:value-type="float">
            <text:p>95.392</text:p>
          </table:table-cell>
          <table:table-cell table:style-name="ce5" office:value-type="float" office:value="57.3329290902471" calcext:value-type="float">
            <text:p>57.333</text:p>
          </table:table-cell>
          <table:table-cell office:value-type="float" office:value="65.065071701072" calcext:value-type="float">
            <text:p>65.0650717011</text:p>
          </table:table-cell>
          <table:table-cell office:value-type="float" office:value="41.6658721107969" calcext:value-type="float">
            <text:p>41.6658721108</text:p>
          </table:table-cell>
          <table:table-cell office:value-type="float" office:value="63.779916798345" calcext:value-type="float">
            <text:p>63.7799167983</text:p>
          </table:table-cell>
          <table:table-cell office:value-type="float" office:value="57.0290195983809" calcext:value-type="float">
            <text:p>57.0290195984</text:p>
          </table:table-cell>
          <table:table-cell office:value-type="float" office:value="58.9431706004497" calcext:value-type="float">
            <text:p>58.9431706004</text:p>
          </table:table-cell>
          <table:table-cell office:value-type="float" office:value="64.029081009707" calcext:value-type="float">
            <text:p>64.0290810097</text:p>
          </table:table-cell>
          <table:table-cell office:value-type="float" office:value="-0.153748313732581" calcext:value-type="float">
            <text:p>-0.1537483137</text:p>
          </table:table-cell>
          <table:table-cell office:value-type="float" office:value="73.6846729454854" calcext:value-type="float">
            <text:p>73.6846729455</text:p>
          </table:table-cell>
          <table:table-cell office:value-type="float" office:value="57.3414045988865" calcext:value-type="float">
            <text:p>57.3414045989</text:p>
          </table:table-cell>
          <table:table-cell office:value-type="float" office:value="72.6687418377599" calcext:value-type="float">
            <text:p>72.6687418378</text:p>
          </table:table-cell>
          <table:table-cell office:value-type="float" office:value="-1147.97054088995" calcext:value-type="float">
            <text:p>-1147.97054089</text:p>
          </table:table-cell>
          <table:table-cell office:value-type="float" office:value="-1108.5857101326" calcext:value-type="float">
            <text:p>-1108.5857101326</text:p>
          </table:table-cell>
          <table:table-cell office:value-type="float" office:value="-1127.73848136619" calcext:value-type="float">
            <text:p>-1127.7384813662</text:p>
          </table:table-cell>
          <table:table-cell office:value-type="float" office:value="-1116.09287468557" calcext:value-type="float">
            <text:p>-1116.0928746856</text:p>
          </table:table-cell>
          <table:table-cell office:value-type="float" office:value="-1187.02889391524" calcext:value-type="float">
            <text:p>-1187.0288939152</text:p>
          </table:table-cell>
          <table:table-cell office:value-type="float" office:value="-1129.6912954445" calcext:value-type="float">
            <text:p>-1129.69129544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5.4728428632392" calcext:value-type="float">
            <text:p>95.473</text:p>
          </table:table-cell>
          <table:table-cell table:style-name="ce5" office:value-type="float" office:value="53.5241622872624" calcext:value-type="float">
            <text:p>53.524</text:p>
          </table:table-cell>
          <table:table-cell office:value-type="float" office:value="64.0271106249539" calcext:value-type="float">
            <text:p>64.027110625</text:p>
          </table:table-cell>
          <table:table-cell office:value-type="float" office:value="43.3298763617993" calcext:value-type="float">
            <text:p>43.3298763618</text:p>
          </table:table-cell>
          <table:table-cell office:value-type="float" office:value="62.430475060244" calcext:value-type="float">
            <text:p>62.4304750602</text:p>
          </table:table-cell>
          <table:table-cell office:value-type="float" office:value="56.5535639888171" calcext:value-type="float">
            <text:p>56.5535639888</text:p>
          </table:table-cell>
          <table:table-cell office:value-type="float" office:value="56.6309564430714" calcext:value-type="float">
            <text:p>56.6309564431</text:p>
          </table:table-cell>
          <table:table-cell office:value-type="float" office:value="59.2957696804964" calcext:value-type="float">
            <text:p>59.2957696805</text:p>
          </table:table-cell>
          <table:table-cell office:value-type="float" office:value="11.4346454219726" calcext:value-type="float">
            <text:p>11.434645422</text:p>
          </table:table-cell>
          <table:table-cell office:value-type="float" office:value="74.9080196202718" calcext:value-type="float">
            <text:p>74.9080196203</text:p>
          </table:table-cell>
          <table:table-cell office:value-type="float" office:value="58.7140638078686" calcext:value-type="float">
            <text:p>58.7140638079</text:p>
          </table:table-cell>
          <table:table-cell office:value-type="float" office:value="74.2802431575814" calcext:value-type="float">
            <text:p>74.2802431576</text:p>
          </table:table-cell>
          <table:table-cell office:value-type="float" office:value="-1165.07662475116" calcext:value-type="float">
            <text:p>-1165.0766247512</text:p>
          </table:table-cell>
          <table:table-cell office:value-type="float" office:value="-1232.69923540875" calcext:value-type="float">
            <text:p>-1232.6992354088</text:p>
          </table:table-cell>
          <table:table-cell office:value-type="float" office:value="-1220.0046910531" calcext:value-type="float">
            <text:p>-1220.0046910531</text:p>
          </table:table-cell>
          <table:table-cell office:value-type="float" office:value="-1166.40066434649" calcext:value-type="float">
            <text:p>-1166.4006643465</text:p>
          </table:table-cell>
          <table:table-cell office:value-type="float" office:value="-1219.16426923023" calcext:value-type="float">
            <text:p>-1219.1642692302</text:p>
          </table:table-cell>
          <table:table-cell office:value-type="float" office:value="-1228.300714479" calcext:value-type="float">
            <text:p>-1228.30071447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5.0024785180924" calcext:value-type="float">
            <text:p>95.002</text:p>
          </table:table-cell>
          <table:table-cell table:style-name="ce5" office:value-type="float" office:value="57.8194547244104" calcext:value-type="float">
            <text:p>57.819</text:p>
          </table:table-cell>
          <table:table-cell office:value-type="float" office:value="65.4667229940786" calcext:value-type="float">
            <text:p>65.4667229941</text:p>
          </table:table-cell>
          <table:table-cell office:value-type="float" office:value="41.9438438268231" calcext:value-type="float">
            <text:p>41.9438438268</text:p>
          </table:table-cell>
          <table:table-cell office:value-type="float" office:value="60.8988427397427" calcext:value-type="float">
            <text:p>60.8988427397</text:p>
          </table:table-cell>
          <table:table-cell office:value-type="float" office:value="55.431632673979" calcext:value-type="float">
            <text:p>55.431632674</text:p>
          </table:table-cell>
          <table:table-cell office:value-type="float" office:value="53.7470298527094" calcext:value-type="float">
            <text:p>53.7470298527</text:p>
          </table:table-cell>
          <table:table-cell office:value-type="float" office:value="62.0156743047549" calcext:value-type="float">
            <text:p>62.0156743048</text:p>
          </table:table-cell>
          <table:table-cell office:value-type="float" office:value="18.7357257734263" calcext:value-type="float">
            <text:p>18.7357257734</text:p>
          </table:table-cell>
          <table:table-cell office:value-type="float" office:value="75.0733878588576" calcext:value-type="float">
            <text:p>75.0733878589</text:p>
          </table:table-cell>
          <table:table-cell office:value-type="float" office:value="62.3888451036019" calcext:value-type="float">
            <text:p>62.3888451036</text:p>
          </table:table-cell>
          <table:table-cell office:value-type="float" office:value="71.6235558712225" calcext:value-type="float">
            <text:p>71.6235558712</text:p>
          </table:table-cell>
          <table:table-cell office:value-type="float" office:value="-1092.45155525496" calcext:value-type="float">
            <text:p>-1092.451555255</text:p>
          </table:table-cell>
          <table:table-cell office:value-type="float" office:value="-1075.57347873523" calcext:value-type="float">
            <text:p>-1075.5734787352</text:p>
          </table:table-cell>
          <table:table-cell office:value-type="float" office:value="-1139.60710887385" calcext:value-type="float">
            <text:p>-1139.6071088739</text:p>
          </table:table-cell>
          <table:table-cell office:value-type="float" office:value="-1098.34884547049" calcext:value-type="float">
            <text:p>-1098.3488454705</text:p>
          </table:table-cell>
          <table:table-cell office:value-type="float" office:value="-1186.53516314412" calcext:value-type="float">
            <text:p>-1186.5351631441</text:p>
          </table:table-cell>
          <table:table-cell office:value-type="float" office:value="-1137.02089972299" calcext:value-type="float">
            <text:p>-1137.02089972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4.2094776103365" calcext:value-type="float">
            <text:p>94.209</text:p>
          </table:table-cell>
          <table:table-cell table:style-name="ce5" office:value-type="float" office:value="55.7890491893628" calcext:value-type="float">
            <text:p>55.789</text:p>
          </table:table-cell>
          <table:table-cell office:value-type="float" office:value="64.1607554903083" calcext:value-type="float">
            <text:p>64.1607554903</text:p>
          </table:table-cell>
          <table:table-cell office:value-type="float" office:value="41.6159048949674" calcext:value-type="float">
            <text:p>41.615904895</text:p>
          </table:table-cell>
          <table:table-cell office:value-type="float" office:value="63.057958599361" calcext:value-type="float">
            <text:p>63.0579585994</text:p>
          </table:table-cell>
          <table:table-cell office:value-type="float" office:value="56.3530824055239" calcext:value-type="float">
            <text:p>56.3530824055</text:p>
          </table:table-cell>
          <table:table-cell office:value-type="float" office:value="54.3832602514827" calcext:value-type="float">
            <text:p>54.3832602515</text:p>
          </table:table-cell>
          <table:table-cell office:value-type="float" office:value="63.2260715912991" calcext:value-type="float">
            <text:p>63.2260715913</text:p>
          </table:table-cell>
          <table:table-cell office:value-type="float" office:value="1.80385985340962" calcext:value-type="float">
            <text:p>1.8038598534</text:p>
          </table:table-cell>
          <table:table-cell office:value-type="float" office:value="74.9732540879189" calcext:value-type="float">
            <text:p>74.9732540879</text:p>
          </table:table-cell>
          <table:table-cell office:value-type="float" office:value="61.1571358791866" calcext:value-type="float">
            <text:p>61.1571358792</text:p>
          </table:table-cell>
          <table:table-cell office:value-type="float" office:value="74.2646571554972" calcext:value-type="float">
            <text:p>74.2646571555</text:p>
          </table:table-cell>
          <table:table-cell office:value-type="float" office:value="-1154.3939098551" calcext:value-type="float">
            <text:p>-1154.3939098551</text:p>
          </table:table-cell>
          <table:table-cell office:value-type="float" office:value="-1132.44728326099" calcext:value-type="float">
            <text:p>-1132.447283261</text:p>
          </table:table-cell>
          <table:table-cell office:value-type="float" office:value="-1178.00914229302" calcext:value-type="float">
            <text:p>-1178.009142293</text:p>
          </table:table-cell>
          <table:table-cell office:value-type="float" office:value="-1126.43725574282" calcext:value-type="float">
            <text:p>-1126.4372557428</text:p>
          </table:table-cell>
          <table:table-cell office:value-type="float" office:value="-1205.77568141344" calcext:value-type="float">
            <text:p>-1205.7756814134</text:p>
          </table:table-cell>
          <table:table-cell office:value-type="float" office:value="-1185.11492619279" calcext:value-type="float">
            <text:p>-1185.11492619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4.3289165778811" calcext:value-type="float">
            <text:p>94.329</text:p>
          </table:table-cell>
          <table:table-cell table:style-name="ce5" office:value-type="float" office:value="54.2002734907419" calcext:value-type="float">
            <text:p>54.200</text:p>
          </table:table-cell>
          <table:table-cell office:value-type="float" office:value="62.8946416221892" calcext:value-type="float">
            <text:p>62.8946416222</text:p>
          </table:table-cell>
          <table:table-cell office:value-type="float" office:value="41.3222599580658" calcext:value-type="float">
            <text:p>41.3222599581</text:p>
          </table:table-cell>
          <table:table-cell office:value-type="float" office:value="61.2553331971972" calcext:value-type="float">
            <text:p>61.2553331972</text:p>
          </table:table-cell>
          <table:table-cell office:value-type="float" office:value="53.5750222617875" calcext:value-type="float">
            <text:p>53.5750222618</text:p>
          </table:table-cell>
          <table:table-cell office:value-type="float" office:value="52.7412397313919" calcext:value-type="float">
            <text:p>52.7412397314</text:p>
          </table:table-cell>
          <table:table-cell office:value-type="float" office:value="62.3782034364397" calcext:value-type="float">
            <text:p>62.3782034364</text:p>
          </table:table-cell>
          <table:table-cell office:value-type="float" office:value="-9.14009923933341" calcext:value-type="float">
            <text:p>-9.1400992393</text:p>
          </table:table-cell>
          <table:table-cell office:value-type="float" office:value="74.0876536336158" calcext:value-type="float">
            <text:p>74.0876536336</text:p>
          </table:table-cell>
          <table:table-cell office:value-type="float" office:value="62.4803307961841" calcext:value-type="float">
            <text:p>62.4803307962</text:p>
          </table:table-cell>
          <table:table-cell office:value-type="float" office:value="74.2394365252225" calcext:value-type="float">
            <text:p>74.2394365252</text:p>
          </table:table-cell>
          <table:table-cell office:value-type="float" office:value="-1130.50824126991" calcext:value-type="float">
            <text:p>-1130.5082412699</text:p>
          </table:table-cell>
          <table:table-cell office:value-type="float" office:value="-1168.22560239394" calcext:value-type="float">
            <text:p>-1168.225602394</text:p>
          </table:table-cell>
          <table:table-cell office:value-type="float" office:value="-1189.48015606952" calcext:value-type="float">
            <text:p>-1189.4801560695</text:p>
          </table:table-cell>
          <table:table-cell office:value-type="float" office:value="-1137.18458706932" calcext:value-type="float">
            <text:p>-1137.1845870693</text:p>
          </table:table-cell>
          <table:table-cell office:value-type="float" office:value="-1175.17110519781" calcext:value-type="float">
            <text:p>-1175.1711051978</text:p>
          </table:table-cell>
          <table:table-cell office:value-type="float" office:value="-1182.57847858024" calcext:value-type="float">
            <text:p>-1182.578478580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5.2542392914758" calcext:value-type="float">
            <text:p>95.254</text:p>
          </table:table-cell>
          <table:table-cell table:style-name="ce5" office:value-type="float" office:value="55.4240721987907" calcext:value-type="float">
            <text:p>55.424</text:p>
          </table:table-cell>
          <table:table-cell office:value-type="float" office:value="64.7501429327236" calcext:value-type="float">
            <text:p>64.7501429327</text:p>
          </table:table-cell>
          <table:table-cell office:value-type="float" office:value="43.5370958007366" calcext:value-type="float">
            <text:p>43.5370958007</text:p>
          </table:table-cell>
          <table:table-cell office:value-type="float" office:value="61.7265015374215" calcext:value-type="float">
            <text:p>61.7265015374</text:p>
          </table:table-cell>
          <table:table-cell office:value-type="float" office:value="53.4043385985448" calcext:value-type="float">
            <text:p>53.4043385985</text:p>
          </table:table-cell>
          <table:table-cell office:value-type="float" office:value="49.7611629631412" calcext:value-type="float">
            <text:p>49.7611629631</text:p>
          </table:table-cell>
          <table:table-cell office:value-type="float" office:value="59.5879847601921" calcext:value-type="float">
            <text:p>59.5879847602</text:p>
          </table:table-cell>
          <table:table-cell office:value-type="float" office:value="13.6083865793037" calcext:value-type="float">
            <text:p>13.6083865793</text:p>
          </table:table-cell>
          <table:table-cell office:value-type="float" office:value="73.6757985428695" calcext:value-type="float">
            <text:p>73.6757985429</text:p>
          </table:table-cell>
          <table:table-cell office:value-type="float" office:value="62.420284927268" calcext:value-type="float">
            <text:p>62.4202849273</text:p>
          </table:table-cell>
          <table:table-cell office:value-type="float" office:value="74.3348373992567" calcext:value-type="float">
            <text:p>74.3348373993</text:p>
          </table:table-cell>
          <table:table-cell office:value-type="float" office:value="-1158.19723979759" calcext:value-type="float">
            <text:p>-1158.1972397976</text:p>
          </table:table-cell>
          <table:table-cell office:value-type="float" office:value="-1188.66342741007" calcext:value-type="float">
            <text:p>-1188.6634274101</text:p>
          </table:table-cell>
          <table:table-cell office:value-type="float" office:value="-1185.71228127121" calcext:value-type="float">
            <text:p>-1185.7122812712</text:p>
          </table:table-cell>
          <table:table-cell office:value-type="float" office:value="-1167.9841994992" calcext:value-type="float">
            <text:p>-1167.9841994992</text:p>
          </table:table-cell>
          <table:table-cell office:value-type="float" office:value="-1173.8399950402" calcext:value-type="float">
            <text:p>-1173.8399950402</text:p>
          </table:table-cell>
          <table:table-cell office:value-type="float" office:value="-1218.68193922456" calcext:value-type="float">
            <text:p>-1218.68193922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4.3287872057208" calcext:value-type="float">
            <text:p>94.329</text:p>
          </table:table-cell>
          <table:table-cell table:style-name="ce5" office:value-type="float" office:value="53.7623715259597" calcext:value-type="float">
            <text:p>53.762</text:p>
          </table:table-cell>
          <table:table-cell office:value-type="float" office:value="61.2969375894124" calcext:value-type="float">
            <text:p>61.2969375894</text:p>
          </table:table-cell>
          <table:table-cell office:value-type="float" office:value="40.1871287490044" calcext:value-type="float">
            <text:p>40.187128749</text:p>
          </table:table-cell>
          <table:table-cell office:value-type="float" office:value="61.3172237251258" calcext:value-type="float">
            <text:p>61.3172237251</text:p>
          </table:table-cell>
          <table:table-cell office:value-type="float" office:value="56.3351164732747" calcext:value-type="float">
            <text:p>56.3351164733</text:p>
          </table:table-cell>
          <table:table-cell office:value-type="float" office:value="51.0820799747057" calcext:value-type="float">
            <text:p>51.0820799747</text:p>
          </table:table-cell>
          <table:table-cell office:value-type="float" office:value="59.496729355169" calcext:value-type="float">
            <text:p>59.4967293552</text:p>
          </table:table-cell>
          <table:table-cell office:value-type="float" office:value="36.4453606310638" calcext:value-type="float">
            <text:p>36.4453606311</text:p>
          </table:table-cell>
          <table:table-cell office:value-type="float" office:value="74.4842909967877" calcext:value-type="float">
            <text:p>74.4842909968</text:p>
          </table:table-cell>
          <table:table-cell office:value-type="float" office:value="62.7076677854937" calcext:value-type="float">
            <text:p>62.7076677855</text:p>
          </table:table-cell>
          <table:table-cell office:value-type="float" office:value="74.7932564726419" calcext:value-type="float">
            <text:p>74.7932564726</text:p>
          </table:table-cell>
          <table:table-cell office:value-type="float" office:value="-1135.66400815577" calcext:value-type="float">
            <text:p>-1135.6640081558</text:p>
          </table:table-cell>
          <table:table-cell office:value-type="float" office:value="-1148.85633564331" calcext:value-type="float">
            <text:p>-1148.8563356433</text:p>
          </table:table-cell>
          <table:table-cell office:value-type="float" office:value="-1123.99357142446" calcext:value-type="float">
            <text:p>-1123.9935714245</text:p>
          </table:table-cell>
          <table:table-cell office:value-type="float" office:value="-1115.55898140515" calcext:value-type="float">
            <text:p>-1115.5589814052</text:p>
          </table:table-cell>
          <table:table-cell office:value-type="float" office:value="-1128.51126139675" calcext:value-type="float">
            <text:p>-1128.5112613968</text:p>
          </table:table-cell>
          <table:table-cell office:value-type="float" office:value="-1185.44692094979" calcext:value-type="float">
            <text:p>-1185.44692094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.2183110589269" calcext:value-type="float">
            <text:p>95.218</text:p>
          </table:table-cell>
          <table:table-cell table:style-name="ce5" office:value-type="float" office:value="55.3531448280926" calcext:value-type="float">
            <text:p>55.353</text:p>
          </table:table-cell>
          <table:table-cell office:value-type="float" office:value="63.2294936613578" calcext:value-type="float">
            <text:p>63.2294936614</text:p>
          </table:table-cell>
          <table:table-cell office:value-type="float" office:value="39.1560162279358" calcext:value-type="float">
            <text:p>39.1560162279</text:p>
          </table:table-cell>
          <table:table-cell office:value-type="float" office:value="63.5103913398289" calcext:value-type="float">
            <text:p>63.5103913398</text:p>
          </table:table-cell>
          <table:table-cell office:value-type="float" office:value="57.7218507476537" calcext:value-type="float">
            <text:p>57.7218507477</text:p>
          </table:table-cell>
          <table:table-cell office:value-type="float" office:value="53.1975161318725" calcext:value-type="float">
            <text:p>53.1975161319</text:p>
          </table:table-cell>
          <table:table-cell office:value-type="float" office:value="61.560303895129" calcext:value-type="float">
            <text:p>61.5603038951</text:p>
          </table:table-cell>
          <table:table-cell office:value-type="float" office:value="38.1706961211373" calcext:value-type="float">
            <text:p>38.1706961211</text:p>
          </table:table-cell>
          <table:table-cell office:value-type="float" office:value="72.5289336570373" calcext:value-type="float">
            <text:p>72.528933657</text:p>
          </table:table-cell>
          <table:table-cell office:value-type="float" office:value="62.6127933197046" calcext:value-type="float">
            <text:p>62.6127933197</text:p>
          </table:table-cell>
          <table:table-cell office:value-type="float" office:value="74.5150799509583" calcext:value-type="float">
            <text:p>74.515079951</text:p>
          </table:table-cell>
          <table:table-cell office:value-type="float" office:value="-1185.3027601259" calcext:value-type="float">
            <text:p>-1185.3027601259</text:p>
          </table:table-cell>
          <table:table-cell office:value-type="float" office:value="-1171.29249636852" calcext:value-type="float">
            <text:p>-1171.2924963685</text:p>
          </table:table-cell>
          <table:table-cell office:value-type="float" office:value="-1173.36911041433" calcext:value-type="float">
            <text:p>-1173.3691104143</text:p>
          </table:table-cell>
          <table:table-cell office:value-type="float" office:value="-1164.06821140233" calcext:value-type="float">
            <text:p>-1164.0682114023</text:p>
          </table:table-cell>
          <table:table-cell office:value-type="float" office:value="-1205.76210058791" calcext:value-type="float">
            <text:p>-1205.7621005879</text:p>
          </table:table-cell>
          <table:table-cell office:value-type="float" office:value="-1211.99126882071" calcext:value-type="float">
            <text:p>-1211.991268820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6.2573720832165" calcext:value-type="float">
            <text:p>96.257</text:p>
          </table:table-cell>
          <table:table-cell table:style-name="ce5" office:value-type="float" office:value="52.2418911360151" calcext:value-type="float">
            <text:p>52.242</text:p>
          </table:table-cell>
          <table:table-cell office:value-type="float" office:value="62.3089517294474" calcext:value-type="float">
            <text:p>62.3089517294</text:p>
          </table:table-cell>
          <table:table-cell office:value-type="float" office:value="42.1779713282655" calcext:value-type="float">
            <text:p>42.1779713283</text:p>
          </table:table-cell>
          <table:table-cell office:value-type="float" office:value="63.9534708259564" calcext:value-type="float">
            <text:p>63.953470826</text:p>
          </table:table-cell>
          <table:table-cell office:value-type="float" office:value="57.5194754224567" calcext:value-type="float">
            <text:p>57.5194754225</text:p>
          </table:table-cell>
          <table:table-cell office:value-type="float" office:value="50.6425408750067" calcext:value-type="float">
            <text:p>50.642540875</text:p>
          </table:table-cell>
          <table:table-cell office:value-type="float" office:value="55.5580420597598" calcext:value-type="float">
            <text:p>55.5580420598</text:p>
          </table:table-cell>
          <table:table-cell office:value-type="float" office:value="-6.91187111715362" calcext:value-type="float">
            <text:p>-6.9118711172</text:p>
          </table:table-cell>
          <table:table-cell office:value-type="float" office:value="75.0002496114084" calcext:value-type="float">
            <text:p>75.0002496114</text:p>
          </table:table-cell>
          <table:table-cell office:value-type="float" office:value="66.001654448785" calcext:value-type="float">
            <text:p>66.0016544488</text:p>
          </table:table-cell>
          <table:table-cell office:value-type="float" office:value="75.6526768774752" calcext:value-type="float">
            <text:p>75.6526768775</text:p>
          </table:table-cell>
          <table:table-cell office:value-type="float" office:value="-1146.75116768915" calcext:value-type="float">
            <text:p>-1146.7511676892</text:p>
          </table:table-cell>
          <table:table-cell office:value-type="float" office:value="-1121.06571029981" calcext:value-type="float">
            <text:p>-1121.0657102998</text:p>
          </table:table-cell>
          <table:table-cell office:value-type="float" office:value="-1242.07191546859" calcext:value-type="float">
            <text:p>-1242.0719154686</text:p>
          </table:table-cell>
          <table:table-cell office:value-type="float" office:value="-1174.39927229951" calcext:value-type="float">
            <text:p>-1174.3992722995</text:p>
          </table:table-cell>
          <table:table-cell office:value-type="float" office:value="-1149.88890021932" calcext:value-type="float">
            <text:p>-1149.8889002193</text:p>
          </table:table-cell>
          <table:table-cell office:value-type="float" office:value="-1169.39070145739" calcext:value-type="float">
            <text:p>-1169.390701457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4.3372627349186" calcext:value-type="float">
            <text:p>94.337</text:p>
          </table:table-cell>
          <table:table-cell table:style-name="ce5" office:value-type="float" office:value="56.1904595262291" calcext:value-type="float">
            <text:p>56.190</text:p>
          </table:table-cell>
          <table:table-cell office:value-type="float" office:value="62.3998672825911" calcext:value-type="float">
            <text:p>62.3998672826</text:p>
          </table:table-cell>
          <table:table-cell office:value-type="float" office:value="39.497183574883" calcext:value-type="float">
            <text:p>39.4971835749</text:p>
          </table:table-cell>
          <table:table-cell office:value-type="float" office:value="61.3931188439317" calcext:value-type="float">
            <text:p>61.3931188439</text:p>
          </table:table-cell>
          <table:table-cell office:value-type="float" office:value="59.9025754745114" calcext:value-type="float">
            <text:p>59.9025754745</text:p>
          </table:table-cell>
          <table:table-cell office:value-type="float" office:value="45.3981566048794" calcext:value-type="float">
            <text:p>45.3981566049</text:p>
          </table:table-cell>
          <table:table-cell office:value-type="float" office:value="54.9401579250297" calcext:value-type="float">
            <text:p>54.940157925</text:p>
          </table:table-cell>
          <table:table-cell office:value-type="float" office:value="36.7603639852342" calcext:value-type="float">
            <text:p>36.7603639852</text:p>
          </table:table-cell>
          <table:table-cell office:value-type="float" office:value="73.4471551298584" calcext:value-type="float">
            <text:p>73.4471551299</text:p>
          </table:table-cell>
          <table:table-cell office:value-type="float" office:value="65.0408147512879" calcext:value-type="float">
            <text:p>65.0408147513</text:p>
          </table:table-cell>
          <table:table-cell office:value-type="float" office:value="74.9833234326453" calcext:value-type="float">
            <text:p>74.9833234326</text:p>
          </table:table-cell>
          <table:table-cell office:value-type="float" office:value="-1295.00448591857" calcext:value-type="float">
            <text:p>-1295.0044859186</text:p>
          </table:table-cell>
          <table:table-cell office:value-type="float" office:value="-1285.93789266755" calcext:value-type="float">
            <text:p>-1285.9378926676</text:p>
          </table:table-cell>
          <table:table-cell office:value-type="float" office:value="-1291.21495588878" calcext:value-type="float">
            <text:p>-1291.2149558888</text:p>
          </table:table-cell>
          <table:table-cell office:value-type="float" office:value="-1238.30519020205" calcext:value-type="float">
            <text:p>-1238.3051902021</text:p>
          </table:table-cell>
          <table:table-cell office:value-type="float" office:value="-1200.5945079577" calcext:value-type="float">
            <text:p>-1200.5945079577</text:p>
          </table:table-cell>
          <table:table-cell office:value-type="float" office:value="-1324.25503292087" calcext:value-type="float">
            <text:p>-1324.255032920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5.2457189066101" calcext:value-type="float">
            <text:p>95.246</text:p>
          </table:table-cell>
          <table:table-cell table:style-name="ce5" office:value-type="float" office:value="53.2389690858595" calcext:value-type="float">
            <text:p>53.239</text:p>
          </table:table-cell>
          <table:table-cell office:value-type="float" office:value="59.8143060522065" calcext:value-type="float">
            <text:p>59.8143060522</text:p>
          </table:table-cell>
          <table:table-cell office:value-type="float" office:value="42.6882063608062" calcext:value-type="float">
            <text:p>42.6882063608</text:p>
          </table:table-cell>
          <table:table-cell office:value-type="float" office:value="63.456963826245" calcext:value-type="float">
            <text:p>63.4569638262</text:p>
          </table:table-cell>
          <table:table-cell office:value-type="float" office:value="59.4584492305593" calcext:value-type="float">
            <text:p>59.4584492306</text:p>
          </table:table-cell>
          <table:table-cell office:value-type="float" office:value="50.4791020594411" calcext:value-type="float">
            <text:p>50.4791020594</text:p>
          </table:table-cell>
          <table:table-cell office:value-type="float" office:value="58.4618754088648" calcext:value-type="float">
            <text:p>58.4618754089</text:p>
          </table:table-cell>
          <table:table-cell office:value-type="float" office:value="11.1941475868706" calcext:value-type="float">
            <text:p>11.1941475869</text:p>
          </table:table-cell>
          <table:table-cell office:value-type="float" office:value="72.8875282493942" calcext:value-type="float">
            <text:p>72.8875282494</text:p>
          </table:table-cell>
          <table:table-cell office:value-type="float" office:value="63.4407434553118" calcext:value-type="float">
            <text:p>63.4407434553</text:p>
          </table:table-cell>
          <table:table-cell office:value-type="float" office:value="75.3269904313848" calcext:value-type="float">
            <text:p>75.3269904314</text:p>
          </table:table-cell>
          <table:table-cell office:value-type="float" office:value="-1125.12275459673" calcext:value-type="float">
            <text:p>-1125.1227545967</text:p>
          </table:table-cell>
          <table:table-cell office:value-type="float" office:value="-1081.04741815824" calcext:value-type="float">
            <text:p>-1081.0474181583</text:p>
          </table:table-cell>
          <table:table-cell office:value-type="float" office:value="-1151.97848477436" calcext:value-type="float">
            <text:p>-1151.9784847744</text:p>
          </table:table-cell>
          <table:table-cell office:value-type="float" office:value="-1050.41254129588" calcext:value-type="float">
            <text:p>-1050.4125412959</text:p>
          </table:table-cell>
          <table:table-cell office:value-type="float" office:value="-1062.33408445797" calcext:value-type="float">
            <text:p>-1062.334084458</text:p>
          </table:table-cell>
          <table:table-cell office:value-type="float" office:value="-1150.18985831464" calcext:value-type="float">
            <text:p>-1150.18985831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3.9867007786538" calcext:value-type="float">
            <text:p>93.987</text:p>
          </table:table-cell>
          <table:table-cell table:style-name="ce5" office:value-type="float" office:value="53.1671762795791" calcext:value-type="float">
            <text:p>53.167</text:p>
          </table:table-cell>
          <table:table-cell office:value-type="float" office:value="61.7870608749354" calcext:value-type="float">
            <text:p>61.7870608749</text:p>
          </table:table-cell>
          <table:table-cell office:value-type="float" office:value="42.1329093523356" calcext:value-type="float">
            <text:p>42.1329093523</text:p>
          </table:table-cell>
          <table:table-cell office:value-type="float" office:value="66.2730648026357" calcext:value-type="float">
            <text:p>66.2730648026</text:p>
          </table:table-cell>
          <table:table-cell office:value-type="float" office:value="61.5652702338236" calcext:value-type="float">
            <text:p>61.5652702338</text:p>
          </table:table-cell>
          <table:table-cell office:value-type="float" office:value="47.6976301048666" calcext:value-type="float">
            <text:p>47.6976301049</text:p>
          </table:table-cell>
          <table:table-cell office:value-type="float" office:value="59.4207548744089" calcext:value-type="float">
            <text:p>59.4207548744</text:p>
          </table:table-cell>
          <table:table-cell office:value-type="float" office:value="40.7283014547558" calcext:value-type="float">
            <text:p>40.7283014548</text:p>
          </table:table-cell>
          <table:table-cell office:value-type="float" office:value="74.6537311937095" calcext:value-type="float">
            <text:p>74.6537311937</text:p>
          </table:table-cell>
          <table:table-cell office:value-type="float" office:value="65.3174187489302" calcext:value-type="float">
            <text:p>65.3174187489</text:p>
          </table:table-cell>
          <table:table-cell office:value-type="float" office:value="74.2199739598659" calcext:value-type="float">
            <text:p>74.2199739599</text:p>
          </table:table-cell>
          <table:table-cell office:value-type="float" office:value="-1235.9966478028" calcext:value-type="float">
            <text:p>-1235.9966478028</text:p>
          </table:table-cell>
          <table:table-cell office:value-type="float" office:value="-1182.87469158674" calcext:value-type="float">
            <text:p>-1182.8746915867</text:p>
          </table:table-cell>
          <table:table-cell office:value-type="float" office:value="-1203.13658014367" calcext:value-type="float">
            <text:p>-1203.1365801437</text:p>
          </table:table-cell>
          <table:table-cell office:value-type="float" office:value="-1154.54412017311" calcext:value-type="float">
            <text:p>-1154.5441201731</text:p>
          </table:table-cell>
          <table:table-cell office:value-type="float" office:value="-1107.97319533122" calcext:value-type="float">
            <text:p>-1107.9731953312</text:p>
          </table:table-cell>
          <table:table-cell office:value-type="float" office:value="-1280.47036198243" calcext:value-type="float">
            <text:p>-1280.47036198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3.6750070762095" calcext:value-type="float">
            <text:p>93.675</text:p>
          </table:table-cell>
          <table:table-cell table:style-name="ce5" office:value-type="float" office:value="53.4056657473521" calcext:value-type="float">
            <text:p>53.406</text:p>
          </table:table-cell>
          <table:table-cell office:value-type="float" office:value="61.7527487235454" calcext:value-type="float">
            <text:p>61.7527487235</text:p>
          </table:table-cell>
          <table:table-cell office:value-type="float" office:value="42.5897540103571" calcext:value-type="float">
            <text:p>42.5897540104</text:p>
          </table:table-cell>
          <table:table-cell office:value-type="float" office:value="65.2078208602885" calcext:value-type="float">
            <text:p>65.2078208603</text:p>
          </table:table-cell>
          <table:table-cell office:value-type="float" office:value="58.5648067882986" calcext:value-type="float">
            <text:p>58.5648067883</text:p>
          </table:table-cell>
          <table:table-cell office:value-type="float" office:value="46.7241575411896" calcext:value-type="float">
            <text:p>46.7241575412</text:p>
          </table:table-cell>
          <table:table-cell office:value-type="float" office:value="58.2596827322418" calcext:value-type="float">
            <text:p>58.2596827322</text:p>
          </table:table-cell>
          <table:table-cell office:value-type="float" office:value="23.5846438775339" calcext:value-type="float">
            <text:p>23.5846438775</text:p>
          </table:table-cell>
          <table:table-cell office:value-type="float" office:value="74.0872892146861" calcext:value-type="float">
            <text:p>74.0872892147</text:p>
          </table:table-cell>
          <table:table-cell office:value-type="float" office:value="68.6653762827423" calcext:value-type="float">
            <text:p>68.6653762827</text:p>
          </table:table-cell>
          <table:table-cell office:value-type="float" office:value="75.054267568365" calcext:value-type="float">
            <text:p>75.0542675684</text:p>
          </table:table-cell>
          <table:table-cell office:value-type="float" office:value="-1126.77390254158" calcext:value-type="float">
            <text:p>-1126.7739025416</text:p>
          </table:table-cell>
          <table:table-cell office:value-type="float" office:value="-1116.23380297495" calcext:value-type="float">
            <text:p>-1116.233802975</text:p>
          </table:table-cell>
          <table:table-cell office:value-type="float" office:value="-1197.34410125061" calcext:value-type="float">
            <text:p>-1197.3441012506</text:p>
          </table:table-cell>
          <table:table-cell office:value-type="float" office:value="-1144.20055185845" calcext:value-type="float">
            <text:p>-1144.2005518585</text:p>
          </table:table-cell>
          <table:table-cell office:value-type="float" office:value="-1143.41024512756" calcext:value-type="float">
            <text:p>-1143.4102451276</text:p>
          </table:table-cell>
          <table:table-cell office:value-type="float" office:value="-1164.62677248861" calcext:value-type="float">
            <text:p>-1164.626772488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4.1692100149155" calcext:value-type="float">
            <text:p>94.169</text:p>
          </table:table-cell>
          <table:table-cell table:style-name="ce5" office:value-type="float" office:value="55.6091744374677" calcext:value-type="float">
            <text:p>55.609</text:p>
          </table:table-cell>
          <table:table-cell office:value-type="float" office:value="59.2041582164931" calcext:value-type="float">
            <text:p>59.2041582165</text:p>
          </table:table-cell>
          <table:table-cell office:value-type="float" office:value="38.7418402683577" calcext:value-type="float">
            <text:p>38.7418402684</text:p>
          </table:table-cell>
          <table:table-cell office:value-type="float" office:value="66.9393009381503" calcext:value-type="float">
            <text:p>66.9393009382</text:p>
          </table:table-cell>
          <table:table-cell office:value-type="float" office:value="59.3516246978776" calcext:value-type="float">
            <text:p>59.3516246979</text:p>
          </table:table-cell>
          <table:table-cell office:value-type="float" office:value="43.9445260183421" calcext:value-type="float">
            <text:p>43.9445260183</text:p>
          </table:table-cell>
          <table:table-cell office:value-type="float" office:value="56.9673738664912" calcext:value-type="float">
            <text:p>56.9673738665</text:p>
          </table:table-cell>
          <table:table-cell office:value-type="float" office:value="37.8234762554579" calcext:value-type="float">
            <text:p>37.8234762555</text:p>
          </table:table-cell>
          <table:table-cell office:value-type="float" office:value="73.5514695788761" calcext:value-type="float">
            <text:p>73.5514695789</text:p>
          </table:table-cell>
          <table:table-cell office:value-type="float" office:value="64.8177322407024" calcext:value-type="float">
            <text:p>64.8177322407</text:p>
          </table:table-cell>
          <table:table-cell office:value-type="float" office:value="73.8203543792953" calcext:value-type="float">
            <text:p>73.8203543793</text:p>
          </table:table-cell>
          <table:table-cell office:value-type="float" office:value="-1204.48690496505" calcext:value-type="float">
            <text:p>-1204.4869049651</text:p>
          </table:table-cell>
          <table:table-cell office:value-type="float" office:value="-1143.84839128828" calcext:value-type="float">
            <text:p>-1143.8483912883</text:p>
          </table:table-cell>
          <table:table-cell office:value-type="float" office:value="-1185.47718295827" calcext:value-type="float">
            <text:p>-1185.4771829583</text:p>
          </table:table-cell>
          <table:table-cell office:value-type="float" office:value="-1116.20907069478" calcext:value-type="float">
            <text:p>-1116.2090706948</text:p>
          </table:table-cell>
          <table:table-cell office:value-type="float" office:value="-1083.03017418666" calcext:value-type="float">
            <text:p>-1083.0301741867</text:p>
          </table:table-cell>
          <table:table-cell office:value-type="float" office:value="-1238.63824720155" calcext:value-type="float">
            <text:p>-1238.63824720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0.8313258878783" calcext:value-type="float">
            <text:p>90.831</text:p>
          </table:table-cell>
          <table:table-cell table:style-name="ce5" office:value-type="float" office:value="52.0621990566785" calcext:value-type="float">
            <text:p>52.062</text:p>
          </table:table-cell>
          <table:table-cell office:value-type="float" office:value="60.7437628176833" calcext:value-type="float">
            <text:p>60.7437628177</text:p>
          </table:table-cell>
          <table:table-cell office:value-type="float" office:value="42.8816121691242" calcext:value-type="float">
            <text:p>42.8816121691</text:p>
          </table:table-cell>
          <table:table-cell office:value-type="float" office:value="66.7859398831289" calcext:value-type="float">
            <text:p>66.7859398831</text:p>
          </table:table-cell>
          <table:table-cell office:value-type="float" office:value="62.3401344454029" calcext:value-type="float">
            <text:p>62.3401344454</text:p>
          </table:table-cell>
          <table:table-cell office:value-type="float" office:value="43.1835229426479" calcext:value-type="float">
            <text:p>43.1835229426</text:p>
          </table:table-cell>
          <table:table-cell office:value-type="float" office:value="52.0174432585196" calcext:value-type="float">
            <text:p>52.0174432585</text:p>
          </table:table-cell>
          <table:table-cell office:value-type="float" office:value="34.2582463366186" calcext:value-type="float">
            <text:p>34.2582463366</text:p>
          </table:table-cell>
          <table:table-cell office:value-type="float" office:value="74.233648936965" calcext:value-type="float">
            <text:p>74.233648937</text:p>
          </table:table-cell>
          <table:table-cell office:value-type="float" office:value="69.4610487382301" calcext:value-type="float">
            <text:p>69.4610487382</text:p>
          </table:table-cell>
          <table:table-cell office:value-type="float" office:value="73.5197500640645" calcext:value-type="float">
            <text:p>73.5197500641</text:p>
          </table:table-cell>
          <table:table-cell office:value-type="float" office:value="-1288.11093718397" calcext:value-type="float">
            <text:p>-1288.110937184</text:p>
          </table:table-cell>
          <table:table-cell office:value-type="float" office:value="-1228.32995459425" calcext:value-type="float">
            <text:p>-1228.3299545943</text:p>
          </table:table-cell>
          <table:table-cell office:value-type="float" office:value="-1232.34145959876" calcext:value-type="float">
            <text:p>-1232.3414595988</text:p>
          </table:table-cell>
          <table:table-cell office:value-type="float" office:value="-1263.92194013523" calcext:value-type="float">
            <text:p>-1263.9219401352</text:p>
          </table:table-cell>
          <table:table-cell office:value-type="float" office:value="-1210.61600744893" calcext:value-type="float">
            <text:p>-1210.6160074489</text:p>
          </table:table-cell>
          <table:table-cell office:value-type="float" office:value="-1321.32315314817" calcext:value-type="float">
            <text:p>-1321.323153148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5.2872430051643" calcext:value-type="float">
            <text:p>95.287</text:p>
          </table:table-cell>
          <table:table-cell table:style-name="ce5" office:value-type="float" office:value="54.3432458925855" calcext:value-type="float">
            <text:p>54.343</text:p>
          </table:table-cell>
          <table:table-cell office:value-type="float" office:value="61.184605282042" calcext:value-type="float">
            <text:p>61.184605282</text:p>
          </table:table-cell>
          <table:table-cell office:value-type="float" office:value="42.3761573217528" calcext:value-type="float">
            <text:p>42.3761573218</text:p>
          </table:table-cell>
          <table:table-cell office:value-type="float" office:value="67.5166036390051" calcext:value-type="float">
            <text:p>67.516603639</text:p>
          </table:table-cell>
          <table:table-cell office:value-type="float" office:value="59.2157362683974" calcext:value-type="float">
            <text:p>59.2157362684</text:p>
          </table:table-cell>
          <table:table-cell office:value-type="float" office:value="45.0828393851608" calcext:value-type="float">
            <text:p>45.0828393852</text:p>
          </table:table-cell>
          <table:table-cell office:value-type="float" office:value="54.9160610943351" calcext:value-type="float">
            <text:p>54.9160610943</text:p>
          </table:table-cell>
          <table:table-cell office:value-type="float" office:value="31.5191215396923" calcext:value-type="float">
            <text:p>31.5191215397</text:p>
          </table:table-cell>
          <table:table-cell office:value-type="float" office:value="73.2716544904295" calcext:value-type="float">
            <text:p>73.2716544904</text:p>
          </table:table-cell>
          <table:table-cell office:value-type="float" office:value="67.8740587433266" calcext:value-type="float">
            <text:p>67.8740587433</text:p>
          </table:table-cell>
          <table:table-cell office:value-type="float" office:value="74.7500675308018" calcext:value-type="float">
            <text:p>74.7500675308</text:p>
          </table:table-cell>
          <table:table-cell office:value-type="float" office:value="-1097.82378999507" calcext:value-type="float">
            <text:p>-1097.8237899951</text:p>
          </table:table-cell>
          <table:table-cell office:value-type="float" office:value="-1090.12245695764" calcext:value-type="float">
            <text:p>-1090.1224569576</text:p>
          </table:table-cell>
          <table:table-cell office:value-type="float" office:value="-1230.17932682965" calcext:value-type="float">
            <text:p>-1230.1793268297</text:p>
          </table:table-cell>
          <table:table-cell office:value-type="float" office:value="-1094.45940761231" calcext:value-type="float">
            <text:p>-1094.4594076123</text:p>
          </table:table-cell>
          <table:table-cell office:value-type="float" office:value="-1069.29857328756" calcext:value-type="float">
            <text:p>-1069.2985732876</text:p>
          </table:table-cell>
          <table:table-cell office:value-type="float" office:value="-1117.34474196337" calcext:value-type="float">
            <text:p>-1117.344741963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3.1601146284995" calcext:value-type="float">
            <text:p>93.160</text:p>
          </table:table-cell>
          <table:table-cell table:style-name="ce5" office:value-type="float" office:value="54.8283837703292" calcext:value-type="float">
            <text:p>54.828</text:p>
          </table:table-cell>
          <table:table-cell office:value-type="float" office:value="59.5058603354837" calcext:value-type="float">
            <text:p>59.5058603355</text:p>
          </table:table-cell>
          <table:table-cell office:value-type="float" office:value="48.5637269456978" calcext:value-type="float">
            <text:p>48.5637269457</text:p>
          </table:table-cell>
          <table:table-cell office:value-type="float" office:value="67.9890643800633" calcext:value-type="float">
            <text:p>67.9890643801</text:p>
          </table:table-cell>
          <table:table-cell office:value-type="float" office:value="62.7770347011967" calcext:value-type="float">
            <text:p>62.7770347012</text:p>
          </table:table-cell>
          <table:table-cell office:value-type="float" office:value="43.5807289142622" calcext:value-type="float">
            <text:p>43.5807289143</text:p>
          </table:table-cell>
          <table:table-cell office:value-type="float" office:value="53.1985777173396" calcext:value-type="float">
            <text:p>53.1985777173</text:p>
          </table:table-cell>
          <table:table-cell office:value-type="float" office:value="49.4111791039069" calcext:value-type="float">
            <text:p>49.4111791039</text:p>
          </table:table-cell>
          <table:table-cell office:value-type="float" office:value="72.4791795736215" calcext:value-type="float">
            <text:p>72.4791795736</text:p>
          </table:table-cell>
          <table:table-cell office:value-type="float" office:value="70.0648041631262" calcext:value-type="float">
            <text:p>70.0648041631</text:p>
          </table:table-cell>
          <table:table-cell office:value-type="float" office:value="74.9345910351101" calcext:value-type="float">
            <text:p>74.9345910351</text:p>
          </table:table-cell>
          <table:table-cell office:value-type="float" office:value="-1273.52300710768" calcext:value-type="float">
            <text:p>-1273.5230071077</text:p>
          </table:table-cell>
          <table:table-cell office:value-type="float" office:value="-1252.25744099433" calcext:value-type="float">
            <text:p>-1252.2574409943</text:p>
          </table:table-cell>
          <table:table-cell office:value-type="float" office:value="-1265.48442567885" calcext:value-type="float">
            <text:p>-1265.4844256789</text:p>
          </table:table-cell>
          <table:table-cell office:value-type="float" office:value="-1269.73610861123" calcext:value-type="float">
            <text:p>-1269.7361086112</text:p>
          </table:table-cell>
          <table:table-cell office:value-type="float" office:value="-1163.08784273395" calcext:value-type="float">
            <text:p>-1163.087842734</text:p>
          </table:table-cell>
          <table:table-cell office:value-type="float" office:value="-1318.62012493724" calcext:value-type="float">
            <text:p>-1318.62012493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4.4642842661524" calcext:value-type="float">
            <text:p>94.464</text:p>
          </table:table-cell>
          <table:table-cell table:style-name="ce5" office:value-type="float" office:value="52.8285480282635" calcext:value-type="float">
            <text:p>52.829</text:p>
          </table:table-cell>
          <table:table-cell office:value-type="float" office:value="61.9198812382188" calcext:value-type="float">
            <text:p>61.9198812382</text:p>
          </table:table-cell>
          <table:table-cell office:value-type="float" office:value="50.1672983557525" calcext:value-type="float">
            <text:p>50.1672983558</text:p>
          </table:table-cell>
          <table:table-cell office:value-type="float" office:value="66.6322663526229" calcext:value-type="float">
            <text:p>66.6322663526</text:p>
          </table:table-cell>
          <table:table-cell office:value-type="float" office:value="62.4258639761886" calcext:value-type="float">
            <text:p>62.4258639762</text:p>
          </table:table-cell>
          <table:table-cell office:value-type="float" office:value="39.8126007660597" calcext:value-type="float">
            <text:p>39.8126007661</text:p>
          </table:table-cell>
          <table:table-cell office:value-type="float" office:value="52.3724935284273" calcext:value-type="float">
            <text:p>52.3724935284</text:p>
          </table:table-cell>
          <table:table-cell office:value-type="float" office:value="37.0993535956865" calcext:value-type="float">
            <text:p>37.0993535957</text:p>
          </table:table-cell>
          <table:table-cell office:value-type="float" office:value="73.3249775680105" calcext:value-type="float">
            <text:p>73.324977568</text:p>
          </table:table-cell>
          <table:table-cell office:value-type="float" office:value="68.5859840941142" calcext:value-type="float">
            <text:p>68.5859840941</text:p>
          </table:table-cell>
          <table:table-cell office:value-type="float" office:value="74.4065940126027" calcext:value-type="float">
            <text:p>74.4065940126</text:p>
          </table:table-cell>
          <table:table-cell office:value-type="float" office:value="-1164.39273536305" calcext:value-type="float">
            <text:p>-1164.3927353631</text:p>
          </table:table-cell>
          <table:table-cell office:value-type="float" office:value="-1191.16703779069" calcext:value-type="float">
            <text:p>-1191.1670377907</text:p>
          </table:table-cell>
          <table:table-cell office:value-type="float" office:value="-1249.58462046859" calcext:value-type="float">
            <text:p>-1249.5846204686</text:p>
          </table:table-cell>
          <table:table-cell office:value-type="float" office:value="-1132.26940315718" calcext:value-type="float">
            <text:p>-1132.2694031572</text:p>
          </table:table-cell>
          <table:table-cell office:value-type="float" office:value="-1128.98908532848" calcext:value-type="float">
            <text:p>-1128.9890853285</text:p>
          </table:table-cell>
          <table:table-cell office:value-type="float" office:value="-1224.829847119" calcext:value-type="float">
            <text:p>-1224.82984711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2.7307513442822" calcext:value-type="float">
            <text:p>92.731</text:p>
          </table:table-cell>
          <table:table-cell table:style-name="ce5" office:value-type="float" office:value="56.1700423515543" calcext:value-type="float">
            <text:p>56.170</text:p>
          </table:table-cell>
          <table:table-cell office:value-type="float" office:value="61.8494305219165" calcext:value-type="float">
            <text:p>61.8494305219</text:p>
          </table:table-cell>
          <table:table-cell office:value-type="float" office:value="51.8555178596633" calcext:value-type="float">
            <text:p>51.8555178597</text:p>
          </table:table-cell>
          <table:table-cell office:value-type="float" office:value="67.5678144776606" calcext:value-type="float">
            <text:p>67.5678144777</text:p>
          </table:table-cell>
          <table:table-cell office:value-type="float" office:value="64.441563123223" calcext:value-type="float">
            <text:p>64.4415631232</text:p>
          </table:table-cell>
          <table:table-cell office:value-type="float" office:value="37.7842830519597" calcext:value-type="float">
            <text:p>37.784283052</text:p>
          </table:table-cell>
          <table:table-cell office:value-type="float" office:value="50.7105377259118" calcext:value-type="float">
            <text:p>50.7105377259</text:p>
          </table:table-cell>
          <table:table-cell office:value-type="float" office:value="54.7949168524058" calcext:value-type="float">
            <text:p>54.7949168524</text:p>
          </table:table-cell>
          <table:table-cell office:value-type="float" office:value="71.6688726452306" calcext:value-type="float">
            <text:p>71.6688726452</text:p>
          </table:table-cell>
          <table:table-cell office:value-type="float" office:value="70.4908724396651" calcext:value-type="float">
            <text:p>70.4908724397</text:p>
          </table:table-cell>
          <table:table-cell office:value-type="float" office:value="73.9093068981804" calcext:value-type="float">
            <text:p>73.9093068982</text:p>
          </table:table-cell>
          <table:table-cell office:value-type="float" office:value="-1219.13158191144" calcext:value-type="float">
            <text:p>-1219.1315819114</text:p>
          </table:table-cell>
          <table:table-cell office:value-type="float" office:value="-1173.1316725531" calcext:value-type="float">
            <text:p>-1173.1316725531</text:p>
          </table:table-cell>
          <table:table-cell office:value-type="float" office:value="-1234.23141828046" calcext:value-type="float">
            <text:p>-1234.2314182805</text:p>
          </table:table-cell>
          <table:table-cell office:value-type="float" office:value="-1130.3218882854" calcext:value-type="float">
            <text:p>-1130.3218882854</text:p>
          </table:table-cell>
          <table:table-cell office:value-type="float" office:value="-1101.4292938946" calcext:value-type="float">
            <text:p>-1101.4292938946</text:p>
          </table:table-cell>
          <table:table-cell office:value-type="float" office:value="-1231.89567352225" calcext:value-type="float">
            <text:p>-1231.89567352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5.3275683804456" calcext:value-type="float">
            <text:p>95.328</text:p>
          </table:table-cell>
          <table:table-cell table:style-name="ce5" office:value-type="float" office:value="57.2955089786127" calcext:value-type="float">
            <text:p>57.296</text:p>
          </table:table-cell>
          <table:table-cell office:value-type="float" office:value="60.9159273159705" calcext:value-type="float">
            <text:p>60.915927316</text:p>
          </table:table-cell>
          <table:table-cell office:value-type="float" office:value="54.6334067254278" calcext:value-type="float">
            <text:p>54.6334067254</text:p>
          </table:table-cell>
          <table:table-cell office:value-type="float" office:value="67.8543580771636" calcext:value-type="float">
            <text:p>67.8543580772</text:p>
          </table:table-cell>
          <table:table-cell office:value-type="float" office:value="65.8654558782602" calcext:value-type="float">
            <text:p>65.8654558783</text:p>
          </table:table-cell>
          <table:table-cell office:value-type="float" office:value="40.1363004754517" calcext:value-type="float">
            <text:p>40.1363004755</text:p>
          </table:table-cell>
          <table:table-cell office:value-type="float" office:value="50.4467269420349" calcext:value-type="float">
            <text:p>50.446726942</text:p>
          </table:table-cell>
          <table:table-cell office:value-type="float" office:value="46.4274824390349" calcext:value-type="float">
            <text:p>46.427482439</text:p>
          </table:table-cell>
          <table:table-cell office:value-type="float" office:value="72.8602665869591" calcext:value-type="float">
            <text:p>72.860266587</text:p>
          </table:table-cell>
          <table:table-cell office:value-type="float" office:value="71.1051802992917" calcext:value-type="float">
            <text:p>71.1051802993</text:p>
          </table:table-cell>
          <table:table-cell office:value-type="float" office:value="75.8822859361799" calcext:value-type="float">
            <text:p>75.8822859362</text:p>
          </table:table-cell>
          <table:table-cell office:value-type="float" office:value="-1154.44302123658" calcext:value-type="float">
            <text:p>-1154.4430212366</text:p>
          </table:table-cell>
          <table:table-cell office:value-type="float" office:value="-1113.80200904737" calcext:value-type="float">
            <text:p>-1113.8020090474</text:p>
          </table:table-cell>
          <table:table-cell office:value-type="float" office:value="-1215.45429598537" calcext:value-type="float">
            <text:p>-1215.4542959854</text:p>
          </table:table-cell>
          <table:table-cell office:value-type="float" office:value="-1120.59739905607" calcext:value-type="float">
            <text:p>-1120.5973990561</text:p>
          </table:table-cell>
          <table:table-cell office:value-type="float" office:value="-1073.2109761384" calcext:value-type="float">
            <text:p>-1073.2109761384</text:p>
          </table:table-cell>
          <table:table-cell office:value-type="float" office:value="-1203.32108862597" calcext:value-type="float">
            <text:p>-1203.32108862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4.5944459656192" calcext:value-type="float">
            <text:p>94.594</text:p>
          </table:table-cell>
          <table:table-cell table:style-name="ce5" office:value-type="float" office:value="54.2708122248622" calcext:value-type="float">
            <text:p>54.271</text:p>
          </table:table-cell>
          <table:table-cell office:value-type="float" office:value="64.1814710061638" calcext:value-type="float">
            <text:p>64.1814710062</text:p>
          </table:table-cell>
          <table:table-cell office:value-type="float" office:value="51.4721098393282" calcext:value-type="float">
            <text:p>51.4721098393</text:p>
          </table:table-cell>
          <table:table-cell office:value-type="float" office:value="68.1265765760667" calcext:value-type="float">
            <text:p>68.1265765761</text:p>
          </table:table-cell>
          <table:table-cell office:value-type="float" office:value="63.5987779020179" calcext:value-type="float">
            <text:p>63.598777902</text:p>
          </table:table-cell>
          <table:table-cell office:value-type="float" office:value="40.5705807065358" calcext:value-type="float">
            <text:p>40.5705807065</text:p>
          </table:table-cell>
          <table:table-cell office:value-type="float" office:value="46.89486715282" calcext:value-type="float">
            <text:p>46.8948671528</text:p>
          </table:table-cell>
          <table:table-cell office:value-type="float" office:value="56.2390841905469" calcext:value-type="float">
            <text:p>56.2390841905</text:p>
          </table:table-cell>
          <table:table-cell office:value-type="float" office:value="72.446796370319" calcext:value-type="float">
            <text:p>72.4467963703</text:p>
          </table:table-cell>
          <table:table-cell office:value-type="float" office:value="71.5799898581046" calcext:value-type="float">
            <text:p>71.5799898581</text:p>
          </table:table-cell>
          <table:table-cell office:value-type="float" office:value="74.4456722240709" calcext:value-type="float">
            <text:p>74.4456722241</text:p>
          </table:table-cell>
          <table:table-cell office:value-type="float" office:value="-1247.80611672468" calcext:value-type="float">
            <text:p>-1247.8061167247</text:p>
          </table:table-cell>
          <table:table-cell office:value-type="float" office:value="-1227.70418801661" calcext:value-type="float">
            <text:p>-1227.7041880166</text:p>
          </table:table-cell>
          <table:table-cell office:value-type="float" office:value="-1226.78674887276" calcext:value-type="float">
            <text:p>-1226.7867488728</text:p>
          </table:table-cell>
          <table:table-cell office:value-type="float" office:value="-1190.92300432431" calcext:value-type="float">
            <text:p>-1190.9230043243</text:p>
          </table:table-cell>
          <table:table-cell office:value-type="float" office:value="-1137.17366844625" calcext:value-type="float">
            <text:p>-1137.1736684463</text:p>
          </table:table-cell>
          <table:table-cell office:value-type="float" office:value="-1297.9538992165" calcext:value-type="float">
            <text:p>-1297.953899216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4.4527917024953" calcext:value-type="float">
            <text:p>94.453</text:p>
          </table:table-cell>
          <table:table-cell table:style-name="ce5" office:value-type="float" office:value="58.8848726812682" calcext:value-type="float">
            <text:p>58.885</text:p>
          </table:table-cell>
          <table:table-cell office:value-type="float" office:value="63.8506385909932" calcext:value-type="float">
            <text:p>63.850638591</text:p>
          </table:table-cell>
          <table:table-cell office:value-type="float" office:value="54.3609459084371" calcext:value-type="float">
            <text:p>54.3609459084</text:p>
          </table:table-cell>
          <table:table-cell office:value-type="float" office:value="69.3840281866335" calcext:value-type="float">
            <text:p>69.3840281866</text:p>
          </table:table-cell>
          <table:table-cell office:value-type="float" office:value="65.3267650123898" calcext:value-type="float">
            <text:p>65.3267650124</text:p>
          </table:table-cell>
          <table:table-cell office:value-type="float" office:value="37.8947045329371" calcext:value-type="float">
            <text:p>37.8947045329</text:p>
          </table:table-cell>
          <table:table-cell office:value-type="float" office:value="49.6230435793425" calcext:value-type="float">
            <text:p>49.6230435793</text:p>
          </table:table-cell>
          <table:table-cell office:value-type="float" office:value="51.6454679413322" calcext:value-type="float">
            <text:p>51.6454679413</text:p>
          </table:table-cell>
          <table:table-cell office:value-type="float" office:value="70.469238571491" calcext:value-type="float">
            <text:p>70.4692385715</text:p>
          </table:table-cell>
          <table:table-cell office:value-type="float" office:value="73.0022400817927" calcext:value-type="float">
            <text:p>73.0022400818</text:p>
          </table:table-cell>
          <table:table-cell office:value-type="float" office:value="74.1286130187071" calcext:value-type="float">
            <text:p>74.1286130187</text:p>
          </table:table-cell>
          <table:table-cell office:value-type="float" office:value="-1172.93282851141" calcext:value-type="float">
            <text:p>-1172.9328285114</text:p>
          </table:table-cell>
          <table:table-cell office:value-type="float" office:value="-1162.38723062549" calcext:value-type="float">
            <text:p>-1162.3872306255</text:p>
          </table:table-cell>
          <table:table-cell office:value-type="float" office:value="-1211.96497151094" calcext:value-type="float">
            <text:p>-1211.9649715109</text:p>
          </table:table-cell>
          <table:table-cell office:value-type="float" office:value="-1173.69015959966" calcext:value-type="float">
            <text:p>-1173.6901595997</text:p>
          </table:table-cell>
          <table:table-cell office:value-type="float" office:value="-1090.94046085397" calcext:value-type="float">
            <text:p>-1090.940460854</text:p>
          </table:table-cell>
          <table:table-cell office:value-type="float" office:value="-1224.80040176374" calcext:value-type="float">
            <text:p>-1224.800401763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3.8140931032677" calcext:value-type="float">
            <text:p>93.814</text:p>
          </table:table-cell>
          <table:table-cell table:style-name="ce5" office:value-type="float" office:value="59.8264901993616" calcext:value-type="float">
            <text:p>59.826</text:p>
          </table:table-cell>
          <table:table-cell office:value-type="float" office:value="64.3060158225102" calcext:value-type="float">
            <text:p>64.3060158225</text:p>
          </table:table-cell>
          <table:table-cell office:value-type="float" office:value="55.3028100170043" calcext:value-type="float">
            <text:p>55.302810017</text:p>
          </table:table-cell>
          <table:table-cell office:value-type="float" office:value="69.4670104093011" calcext:value-type="float">
            <text:p>69.4670104093</text:p>
          </table:table-cell>
          <table:table-cell office:value-type="float" office:value="66.4097307165909" calcext:value-type="float">
            <text:p>66.4097307166</text:p>
          </table:table-cell>
          <table:table-cell office:value-type="float" office:value="41.1769291927004" calcext:value-type="float">
            <text:p>41.1769291927</text:p>
          </table:table-cell>
          <table:table-cell office:value-type="float" office:value="49.4705398178631" calcext:value-type="float">
            <text:p>49.4705398179</text:p>
          </table:table-cell>
          <table:table-cell office:value-type="float" office:value="59.6472321099538" calcext:value-type="float">
            <text:p>59.64723211</text:p>
          </table:table-cell>
          <table:table-cell office:value-type="float" office:value="72.7405346799084" calcext:value-type="float">
            <text:p>72.7405346799</text:p>
          </table:table-cell>
          <table:table-cell office:value-type="float" office:value="74.364318340417" calcext:value-type="float">
            <text:p>74.3643183404</text:p>
          </table:table-cell>
          <table:table-cell office:value-type="float" office:value="74.434663985297" calcext:value-type="float">
            <text:p>74.4346639853</text:p>
          </table:table-cell>
          <table:table-cell office:value-type="float" office:value="-1093.89187120404" calcext:value-type="float">
            <text:p>-1093.891871204</text:p>
          </table:table-cell>
          <table:table-cell office:value-type="float" office:value="-1080.41705460238" calcext:value-type="float">
            <text:p>-1080.4170546024</text:p>
          </table:table-cell>
          <table:table-cell office:value-type="float" office:value="-1159.7588758246" calcext:value-type="float">
            <text:p>-1159.7588758246</text:p>
          </table:table-cell>
          <table:table-cell office:value-type="float" office:value="-1107.07014665024" calcext:value-type="float">
            <text:p>-1107.0701466503</text:p>
          </table:table-cell>
          <table:table-cell office:value-type="float" office:value="-1073.64236127269" calcext:value-type="float">
            <text:p>-1073.6423612727</text:p>
          </table:table-cell>
          <table:table-cell office:value-type="float" office:value="-1173.25236327071" calcext:value-type="float">
            <text:p>-1173.252363270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0.9483730545366" calcext:value-type="float">
            <text:p>90.948</text:p>
          </table:table-cell>
          <table:table-cell table:style-name="ce5" office:value-type="float" office:value="59.2337504994793" calcext:value-type="float">
            <text:p>59.234</text:p>
          </table:table-cell>
          <table:table-cell office:value-type="float" office:value="65.8487312110322" calcext:value-type="float">
            <text:p>65.848731211</text:p>
          </table:table-cell>
          <table:table-cell office:value-type="float" office:value="62.7897936776858" calcext:value-type="float">
            <text:p>62.7897936777</text:p>
          </table:table-cell>
          <table:table-cell office:value-type="float" office:value="69.7078279538113" calcext:value-type="float">
            <text:p>69.7078279538</text:p>
          </table:table-cell>
          <table:table-cell office:value-type="float" office:value="67.1066061917392" calcext:value-type="float">
            <text:p>67.1066061917</text:p>
          </table:table-cell>
          <table:table-cell office:value-type="float" office:value="44.7059054667208" calcext:value-type="float">
            <text:p>44.7059054667</text:p>
          </table:table-cell>
          <table:table-cell office:value-type="float" office:value="47.5648170396673" calcext:value-type="float">
            <text:p>47.5648170397</text:p>
          </table:table-cell>
          <table:table-cell office:value-type="float" office:value="61.1440507455748" calcext:value-type="float">
            <text:p>61.1440507456</text:p>
          </table:table-cell>
          <table:table-cell office:value-type="float" office:value="71.7783664056717" calcext:value-type="float">
            <text:p>71.7783664057</text:p>
          </table:table-cell>
          <table:table-cell office:value-type="float" office:value="72.6637383188082" calcext:value-type="float">
            <text:p>72.6637383188</text:p>
          </table:table-cell>
          <table:table-cell office:value-type="float" office:value="74.1754328109671" calcext:value-type="float">
            <text:p>74.175432811</text:p>
          </table:table-cell>
          <table:table-cell office:value-type="float" office:value="-1167.67509100964" calcext:value-type="float">
            <text:p>-1167.6750910096</text:p>
          </table:table-cell>
          <table:table-cell office:value-type="float" office:value="-1111.61407096188" calcext:value-type="float">
            <text:p>-1111.6140709619</text:p>
          </table:table-cell>
          <table:table-cell office:value-type="float" office:value="-1105.16367290151" calcext:value-type="float">
            <text:p>-1105.1636729015</text:p>
          </table:table-cell>
          <table:table-cell office:value-type="float" office:value="-1110.48566198227" calcext:value-type="float">
            <text:p>-1110.4856619823</text:p>
          </table:table-cell>
          <table:table-cell office:value-type="float" office:value="-1034.72599112673" calcext:value-type="float">
            <text:p>-1034.7259911267</text:p>
          </table:table-cell>
          <table:table-cell office:value-type="float" office:value="-1144.42106615669" calcext:value-type="float">
            <text:p>-1144.42106615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3.6952820126682" calcext:value-type="float">
            <text:p>93.695</text:p>
          </table:table-cell>
          <table:table-cell table:style-name="ce5" office:value-type="float" office:value="58.7646784054455" calcext:value-type="float">
            <text:p>58.765</text:p>
          </table:table-cell>
          <table:table-cell office:value-type="float" office:value="65.9645161571233" calcext:value-type="float">
            <text:p>65.9645161571</text:p>
          </table:table-cell>
          <table:table-cell office:value-type="float" office:value="61.4452599472248" calcext:value-type="float">
            <text:p>61.4452599472</text:p>
          </table:table-cell>
          <table:table-cell office:value-type="float" office:value="69.7535112313858" calcext:value-type="float">
            <text:p>69.7535112314</text:p>
          </table:table-cell>
          <table:table-cell office:value-type="float" office:value="67.1817355202937" calcext:value-type="float">
            <text:p>67.1817355203</text:p>
          </table:table-cell>
          <table:table-cell office:value-type="float" office:value="41.069246696697" calcext:value-type="float">
            <text:p>41.0692466967</text:p>
          </table:table-cell>
          <table:table-cell office:value-type="float" office:value="49.1258457783548" calcext:value-type="float">
            <text:p>49.1258457784</text:p>
          </table:table-cell>
          <table:table-cell office:value-type="float" office:value="58.7167747362578" calcext:value-type="float">
            <text:p>58.7167747363</text:p>
          </table:table-cell>
          <table:table-cell office:value-type="float" office:value="70.8506006702301" calcext:value-type="float">
            <text:p>70.8506006702</text:p>
          </table:table-cell>
          <table:table-cell office:value-type="float" office:value="73.4690817749864" calcext:value-type="float">
            <text:p>73.469081775</text:p>
          </table:table-cell>
          <table:table-cell office:value-type="float" office:value="74.2606583913017" calcext:value-type="float">
            <text:p>74.2606583913</text:p>
          </table:table-cell>
          <table:table-cell office:value-type="float" office:value="-1173.27683513256" calcext:value-type="float">
            <text:p>-1173.2768351326</text:p>
          </table:table-cell>
          <table:table-cell office:value-type="float" office:value="-1141.7192273783" calcext:value-type="float">
            <text:p>-1141.7192273783</text:p>
          </table:table-cell>
          <table:table-cell office:value-type="float" office:value="-1151.16803548825" calcext:value-type="float">
            <text:p>-1151.1680354883</text:p>
          </table:table-cell>
          <table:table-cell office:value-type="float" office:value="-1175.80295990919" calcext:value-type="float">
            <text:p>-1175.8029599092</text:p>
          </table:table-cell>
          <table:table-cell office:value-type="float" office:value="-1104.2642889549" calcext:value-type="float">
            <text:p>-1104.2642889549</text:p>
          </table:table-cell>
          <table:table-cell office:value-type="float" office:value="-1184.99715949339" calcext:value-type="float">
            <text:p>-1184.99715949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4.7870501752828" calcext:value-type="float">
            <text:p>94.787</text:p>
          </table:table-cell>
          <table:table-cell table:style-name="ce5" office:value-type="float" office:value="61.5889799559242" calcext:value-type="float">
            <text:p>61.589</text:p>
          </table:table-cell>
          <table:table-cell office:value-type="float" office:value="66.6421198742674" calcext:value-type="float">
            <text:p>66.6421198743</text:p>
          </table:table-cell>
          <table:table-cell office:value-type="float" office:value="62.288811099736" calcext:value-type="float">
            <text:p>62.2888110997</text:p>
          </table:table-cell>
          <table:table-cell office:value-type="float" office:value="69.23408844798" calcext:value-type="float">
            <text:p>69.234088448</text:p>
          </table:table-cell>
          <table:table-cell office:value-type="float" office:value="69.9487694732644" calcext:value-type="float">
            <text:p>69.9487694733</text:p>
          </table:table-cell>
          <table:table-cell office:value-type="float" office:value="49.2834052692229" calcext:value-type="float">
            <text:p>49.2834052692</text:p>
          </table:table-cell>
          <table:table-cell office:value-type="float" office:value="54.7061966872416" calcext:value-type="float">
            <text:p>54.7061966872</text:p>
          </table:table-cell>
          <table:table-cell office:value-type="float" office:value="61.6064369061565" calcext:value-type="float">
            <text:p>61.6064369062</text:p>
          </table:table-cell>
          <table:table-cell office:value-type="float" office:value="71.5260849652909" calcext:value-type="float">
            <text:p>71.5260849653</text:p>
          </table:table-cell>
          <table:table-cell office:value-type="float" office:value="72.8286662838511" calcext:value-type="float">
            <text:p>72.8286662839</text:p>
          </table:table-cell>
          <table:table-cell office:value-type="float" office:value="72.9620022170072" calcext:value-type="float">
            <text:p>72.962002217</text:p>
          </table:table-cell>
          <table:table-cell office:value-type="float" office:value="-1150.60339694076" calcext:value-type="float">
            <text:p>-1150.6033969408</text:p>
          </table:table-cell>
          <table:table-cell office:value-type="float" office:value="-1107.76929384895" calcext:value-type="float">
            <text:p>-1107.769293849</text:p>
          </table:table-cell>
          <table:table-cell office:value-type="float" office:value="-1134.28228093328" calcext:value-type="float">
            <text:p>-1134.2822809333</text:p>
          </table:table-cell>
          <table:table-cell office:value-type="float" office:value="-1138.03246488322" calcext:value-type="float">
            <text:p>-1138.0324648832</text:p>
          </table:table-cell>
          <table:table-cell office:value-type="float" office:value="-1119.12321835651" calcext:value-type="float">
            <text:p>-1119.1232183565</text:p>
          </table:table-cell>
          <table:table-cell office:value-type="float" office:value="-1202.09058771109" calcext:value-type="float">
            <text:p>-1202.09058771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.95003904412" calcext:value-type="float">
            <text:p>93.950</text:p>
          </table:table-cell>
          <table:table-cell table:style-name="ce5" office:value-type="float" office:value="64.2484989371639" calcext:value-type="float">
            <text:p>64.248</text:p>
          </table:table-cell>
          <table:table-cell office:value-type="float" office:value="64.0144007695504" calcext:value-type="float">
            <text:p>64.0144007696</text:p>
          </table:table-cell>
          <table:table-cell office:value-type="float" office:value="63.3457222427515" calcext:value-type="float">
            <text:p>63.3457222428</text:p>
          </table:table-cell>
          <table:table-cell office:value-type="float" office:value="72.3441673956936" calcext:value-type="float">
            <text:p>72.3441673957</text:p>
          </table:table-cell>
          <table:table-cell office:value-type="float" office:value="68.2038238962978" calcext:value-type="float">
            <text:p>68.2038238963</text:p>
          </table:table-cell>
          <table:table-cell office:value-type="float" office:value="46.9580988848121" calcext:value-type="float">
            <text:p>46.9580988848</text:p>
          </table:table-cell>
          <table:table-cell office:value-type="float" office:value="49.6371208818727" calcext:value-type="float">
            <text:p>49.6371208819</text:p>
          </table:table-cell>
          <table:table-cell office:value-type="float" office:value="60.4309310370699" calcext:value-type="float">
            <text:p>60.4309310371</text:p>
          </table:table-cell>
          <table:table-cell office:value-type="float" office:value="73.1293418764864" calcext:value-type="float">
            <text:p>73.1293418765</text:p>
          </table:table-cell>
          <table:table-cell office:value-type="float" office:value="75.0266488547936" calcext:value-type="float">
            <text:p>75.0266488548</text:p>
          </table:table-cell>
          <table:table-cell office:value-type="float" office:value="72.1553227178681" calcext:value-type="float">
            <text:p>72.1553227179</text:p>
          </table:table-cell>
          <table:table-cell office:value-type="float" office:value="-1159.82699643909" calcext:value-type="float">
            <text:p>-1159.8269964391</text:p>
          </table:table-cell>
          <table:table-cell office:value-type="float" office:value="-1157.29430035971" calcext:value-type="float">
            <text:p>-1157.2943003597</text:p>
          </table:table-cell>
          <table:table-cell office:value-type="float" office:value="-1112.00789959131" calcext:value-type="float">
            <text:p>-1112.0078995913</text:p>
          </table:table-cell>
          <table:table-cell office:value-type="float" office:value="-1133.38809974911" calcext:value-type="float">
            <text:p>-1133.3880997491</text:p>
          </table:table-cell>
          <table:table-cell office:value-type="float" office:value="-1125.98738510173" calcext:value-type="float">
            <text:p>-1125.9873851017</text:p>
          </table:table-cell>
          <table:table-cell office:value-type="float" office:value="-1261.62958213517" calcext:value-type="float">
            <text:p>-1261.62958213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.6457301498383" calcext:value-type="float">
            <text:p>91.646</text:p>
          </table:table-cell>
          <table:table-cell table:style-name="ce5" office:value-type="float" office:value="64.9513872121292" calcext:value-type="float">
            <text:p>64.951</text:p>
          </table:table-cell>
          <table:table-cell office:value-type="float" office:value="68.9296113276298" calcext:value-type="float">
            <text:p>68.9296113276</text:p>
          </table:table-cell>
          <table:table-cell office:value-type="float" office:value="62.1395706043695" calcext:value-type="float">
            <text:p>62.1395706044</text:p>
          </table:table-cell>
          <table:table-cell office:value-type="float" office:value="71.6329446690003" calcext:value-type="float">
            <text:p>71.632944669</text:p>
          </table:table-cell>
          <table:table-cell office:value-type="float" office:value="71.2907564532999" calcext:value-type="float">
            <text:p>71.2907564533</text:p>
          </table:table-cell>
          <table:table-cell office:value-type="float" office:value="52.3154869116772" calcext:value-type="float">
            <text:p>52.3154869117</text:p>
          </table:table-cell>
          <table:table-cell office:value-type="float" office:value="52.4034032086872" calcext:value-type="float">
            <text:p>52.4034032087</text:p>
          </table:table-cell>
          <table:table-cell office:value-type="float" office:value="65.2401994722847" calcext:value-type="float">
            <text:p>65.2401994723</text:p>
          </table:table-cell>
          <table:table-cell office:value-type="float" office:value="72.3159095367054" calcext:value-type="float">
            <text:p>72.3159095367</text:p>
          </table:table-cell>
          <table:table-cell office:value-type="float" office:value="74.1610736186772" calcext:value-type="float">
            <text:p>74.1610736187</text:p>
          </table:table-cell>
          <table:table-cell office:value-type="float" office:value="71.9957063407984" calcext:value-type="float">
            <text:p>71.9957063408</text:p>
          </table:table-cell>
          <table:table-cell office:value-type="float" office:value="-1239.4716375927" calcext:value-type="float">
            <text:p>-1239.4716375927</text:p>
          </table:table-cell>
          <table:table-cell office:value-type="float" office:value="-1240.80878936111" calcext:value-type="float">
            <text:p>-1240.8087893611</text:p>
          </table:table-cell>
          <table:table-cell office:value-type="float" office:value="-1115.80984061926" calcext:value-type="float">
            <text:p>-1115.8098406193</text:p>
          </table:table-cell>
          <table:table-cell office:value-type="float" office:value="-1157.70565322109" calcext:value-type="float">
            <text:p>-1157.7056532211</text:p>
          </table:table-cell>
          <table:table-cell office:value-type="float" office:value="-1145.55718117073" calcext:value-type="float">
            <text:p>-1145.5571811707</text:p>
          </table:table-cell>
          <table:table-cell office:value-type="float" office:value="-1347.01602637067" calcext:value-type="float">
            <text:p>-1347.01602637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.1529884652265" calcext:value-type="float">
            <text:p>94.153</text:p>
          </table:table-cell>
          <table:table-cell table:style-name="ce5" office:value-type="float" office:value="64.5681918104463" calcext:value-type="float">
            <text:p>64.568</text:p>
          </table:table-cell>
          <table:table-cell office:value-type="float" office:value="65.9269715986744" calcext:value-type="float">
            <text:p>65.9269715987</text:p>
          </table:table-cell>
          <table:table-cell office:value-type="float" office:value="66.4427258369978" calcext:value-type="float">
            <text:p>66.442725837</text:p>
          </table:table-cell>
          <table:table-cell office:value-type="float" office:value="72.5300702743597" calcext:value-type="float">
            <text:p>72.5300702744</text:p>
          </table:table-cell>
          <table:table-cell office:value-type="float" office:value="71.8443132439169" calcext:value-type="float">
            <text:p>71.8443132439</text:p>
          </table:table-cell>
          <table:table-cell office:value-type="float" office:value="49.0919467484706" calcext:value-type="float">
            <text:p>49.0919467485</text:p>
          </table:table-cell>
          <table:table-cell office:value-type="float" office:value="51.9756448730125" calcext:value-type="float">
            <text:p>51.975644873</text:p>
          </table:table-cell>
          <table:table-cell office:value-type="float" office:value="63.7246960552636" calcext:value-type="float">
            <text:p>63.7246960553</text:p>
          </table:table-cell>
          <table:table-cell office:value-type="float" office:value="71.4644193161096" calcext:value-type="float">
            <text:p>71.4644193161</text:p>
          </table:table-cell>
          <table:table-cell office:value-type="float" office:value="75.3154499201791" calcext:value-type="float">
            <text:p>75.3154499202</text:p>
          </table:table-cell>
          <table:table-cell office:value-type="float" office:value="70.4104475650072" calcext:value-type="float">
            <text:p>70.410447565</text:p>
          </table:table-cell>
          <table:table-cell office:value-type="float" office:value="-1087.85977469866" calcext:value-type="float">
            <text:p>-1087.8597746987</text:p>
          </table:table-cell>
          <table:table-cell office:value-type="float" office:value="-1119.94884496283" calcext:value-type="float">
            <text:p>-1119.9488449628</text:p>
          </table:table-cell>
          <table:table-cell office:value-type="float" office:value="-1050.86568517125" calcext:value-type="float">
            <text:p>-1050.8656851713</text:p>
          </table:table-cell>
          <table:table-cell office:value-type="float" office:value="-1069.05675225346" calcext:value-type="float">
            <text:p>-1069.0567522535</text:p>
          </table:table-cell>
          <table:table-cell office:value-type="float" office:value="-1064.23657272556" calcext:value-type="float">
            <text:p>-1064.2365727256</text:p>
          </table:table-cell>
          <table:table-cell office:value-type="float" office:value="-1172.95098220273" calcext:value-type="float">
            <text:p>-1172.950982202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2.720916340299" calcext:value-type="float">
            <text:p>92.721</text:p>
          </table:table-cell>
          <table:table-cell table:style-name="ce5" office:value-type="float" office:value="65.4922837194245" calcext:value-type="float">
            <text:p>65.492</text:p>
          </table:table-cell>
          <table:table-cell office:value-type="float" office:value="68.9065990515953" calcext:value-type="float">
            <text:p>68.9065990516</text:p>
          </table:table-cell>
          <table:table-cell office:value-type="float" office:value="66.9613866141974" calcext:value-type="float">
            <text:p>66.9613866142</text:p>
          </table:table-cell>
          <table:table-cell office:value-type="float" office:value="72.4206834788968" calcext:value-type="float">
            <text:p>72.4206834789</text:p>
          </table:table-cell>
          <table:table-cell office:value-type="float" office:value="70.8462747696324" calcext:value-type="float">
            <text:p>70.8462747696</text:p>
          </table:table-cell>
          <table:table-cell office:value-type="float" office:value="53.7670314876762" calcext:value-type="float">
            <text:p>53.7670314877</text:p>
          </table:table-cell>
          <table:table-cell office:value-type="float" office:value="54.2087565893162" calcext:value-type="float">
            <text:p>54.2087565893</text:p>
          </table:table-cell>
          <table:table-cell office:value-type="float" office:value="65.3259249523335" calcext:value-type="float">
            <text:p>65.3259249523</text:p>
          </table:table-cell>
          <table:table-cell office:value-type="float" office:value="71.4069535048988" calcext:value-type="float">
            <text:p>71.4069535049</text:p>
          </table:table-cell>
          <table:table-cell office:value-type="float" office:value="75.9590959159948" calcext:value-type="float">
            <text:p>75.959095916</text:p>
          </table:table-cell>
          <table:table-cell office:value-type="float" office:value="74.3924355445232" calcext:value-type="float">
            <text:p>74.3924355445</text:p>
          </table:table-cell>
          <table:table-cell office:value-type="float" office:value="-1203.06923283684" calcext:value-type="float">
            <text:p>-1203.0692328369</text:p>
          </table:table-cell>
          <table:table-cell office:value-type="float" office:value="-1213.33836948852" calcext:value-type="float">
            <text:p>-1213.3383694885</text:p>
          </table:table-cell>
          <table:table-cell office:value-type="float" office:value="-1138.26145777752" calcext:value-type="float">
            <text:p>-1138.2614577775</text:p>
          </table:table-cell>
          <table:table-cell office:value-type="float" office:value="-1166.39524155332" calcext:value-type="float">
            <text:p>-1166.3952415533</text:p>
          </table:table-cell>
          <table:table-cell office:value-type="float" office:value="-1174.42234274785" calcext:value-type="float">
            <text:p>-1174.4223427479</text:p>
          </table:table-cell>
          <table:table-cell office:value-type="float" office:value="-1275.77584244899" calcext:value-type="float">
            <text:p>-1275.77584244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3.067461593673" calcext:value-type="float">
            <text:p>93.067</text:p>
          </table:table-cell>
          <table:table-cell table:style-name="ce5" office:value-type="float" office:value="66.981974208794" calcext:value-type="float">
            <text:p>66.982</text:p>
          </table:table-cell>
          <table:table-cell office:value-type="float" office:value="69.0657339514202" calcext:value-type="float">
            <text:p>69.0657339514</text:p>
          </table:table-cell>
          <table:table-cell office:value-type="float" office:value="70.2019121765584" calcext:value-type="float">
            <text:p>70.2019121766</text:p>
          </table:table-cell>
          <table:table-cell office:value-type="float" office:value="73.311162846606" calcext:value-type="float">
            <text:p>73.3111628466</text:p>
          </table:table-cell>
          <table:table-cell office:value-type="float" office:value="71.4261306459563" calcext:value-type="float">
            <text:p>71.426130646</text:p>
          </table:table-cell>
          <table:table-cell office:value-type="float" office:value="52.9172727557833" calcext:value-type="float">
            <text:p>52.9172727558</text:p>
          </table:table-cell>
          <table:table-cell office:value-type="float" office:value="52.7381035323148" calcext:value-type="float">
            <text:p>52.7381035323</text:p>
          </table:table-cell>
          <table:table-cell office:value-type="float" office:value="60.8703630790599" calcext:value-type="float">
            <text:p>60.8703630791</text:p>
          </table:table-cell>
          <table:table-cell office:value-type="float" office:value="70.3269883483109" calcext:value-type="float">
            <text:p>70.3269883483</text:p>
          </table:table-cell>
          <table:table-cell office:value-type="float" office:value="74.1305203324864" calcext:value-type="float">
            <text:p>74.1305203325</text:p>
          </table:table-cell>
          <table:table-cell office:value-type="float" office:value="72.4234512171588" calcext:value-type="float">
            <text:p>72.4234512172</text:p>
          </table:table-cell>
          <table:table-cell office:value-type="float" office:value="-1126.45184946739" calcext:value-type="float">
            <text:p>-1126.4518494674</text:p>
          </table:table-cell>
          <table:table-cell office:value-type="float" office:value="-1194.26901568339" calcext:value-type="float">
            <text:p>-1194.2690156834</text:p>
          </table:table-cell>
          <table:table-cell office:value-type="float" office:value="-1095.88201299903" calcext:value-type="float">
            <text:p>-1095.882012999</text:p>
          </table:table-cell>
          <table:table-cell office:value-type="float" office:value="-1115.18054757151" calcext:value-type="float">
            <text:p>-1115.1805475715</text:p>
          </table:table-cell>
          <table:table-cell office:value-type="float" office:value="-1114.41698593878" calcext:value-type="float">
            <text:p>-1114.4169859388</text:p>
          </table:table-cell>
          <table:table-cell office:value-type="float" office:value="-1197.46974391899" calcext:value-type="float">
            <text:p>-1197.46974391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0.3856322663732" calcext:value-type="float">
            <text:p>90.386</text:p>
          </table:table-cell>
          <table:table-cell table:style-name="ce5" office:value-type="float" office:value="68.0460806102584" calcext:value-type="float">
            <text:p>68.046</text:p>
          </table:table-cell>
          <table:table-cell office:value-type="float" office:value="70.3398314084636" calcext:value-type="float">
            <text:p>70.3398314085</text:p>
          </table:table-cell>
          <table:table-cell office:value-type="float" office:value="67.7692381858408" calcext:value-type="float">
            <text:p>67.7692381858</text:p>
          </table:table-cell>
          <table:table-cell office:value-type="float" office:value="74.0986987410859" calcext:value-type="float">
            <text:p>74.0986987411</text:p>
          </table:table-cell>
          <table:table-cell office:value-type="float" office:value="72.9938905857524" calcext:value-type="float">
            <text:p>72.9938905858</text:p>
          </table:table-cell>
          <table:table-cell office:value-type="float" office:value="55.9383163749321" calcext:value-type="float">
            <text:p>55.9383163749</text:p>
          </table:table-cell>
          <table:table-cell office:value-type="float" office:value="57.8278822396693" calcext:value-type="float">
            <text:p>57.8278822397</text:p>
          </table:table-cell>
          <table:table-cell office:value-type="float" office:value="62.1125293057374" calcext:value-type="float">
            <text:p>62.1125293057</text:p>
          </table:table-cell>
          <table:table-cell office:value-type="float" office:value="70.9040967231672" calcext:value-type="float">
            <text:p>70.9040967232</text:p>
          </table:table-cell>
          <table:table-cell office:value-type="float" office:value="76.2174830951044" calcext:value-type="float">
            <text:p>76.2174830951</text:p>
          </table:table-cell>
          <table:table-cell office:value-type="float" office:value="71.5242085514387" calcext:value-type="float">
            <text:p>71.5242085514</text:p>
          </table:table-cell>
          <table:table-cell office:value-type="float" office:value="-1114.27317062473" calcext:value-type="float">
            <text:p>-1114.2731706247</text:p>
          </table:table-cell>
          <table:table-cell office:value-type="float" office:value="-1098.6114164364" calcext:value-type="float">
            <text:p>-1098.6114164364</text:p>
          </table:table-cell>
          <table:table-cell office:value-type="float" office:value="-1071.509727905" calcext:value-type="float">
            <text:p>-1071.509727905</text:p>
          </table:table-cell>
          <table:table-cell office:value-type="float" office:value="-1048.82599557531" calcext:value-type="float">
            <text:p>-1048.8259955753</text:p>
          </table:table-cell>
          <table:table-cell office:value-type="float" office:value="-1048.05593432527" calcext:value-type="float">
            <text:p>-1048.0559343253</text:p>
          </table:table-cell>
          <table:table-cell office:value-type="float" office:value="-1168.57016795408" calcext:value-type="float">
            <text:p>-1168.57016795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.1715267937242" calcext:value-type="float">
            <text:p>94.172</text:p>
          </table:table-cell>
          <table:table-cell table:style-name="ce5" office:value-type="float" office:value="63.9373145112994" calcext:value-type="float">
            <text:p>63.937</text:p>
          </table:table-cell>
          <table:table-cell office:value-type="float" office:value="68.2084407562756" calcext:value-type="float">
            <text:p>68.2084407563</text:p>
          </table:table-cell>
          <table:table-cell office:value-type="float" office:value="70.7661575376207" calcext:value-type="float">
            <text:p>70.7661575376</text:p>
          </table:table-cell>
          <table:table-cell office:value-type="float" office:value="72.8732085199468" calcext:value-type="float">
            <text:p>72.8732085199</text:p>
          </table:table-cell>
          <table:table-cell office:value-type="float" office:value="72.7095722762045" calcext:value-type="float">
            <text:p>72.7095722762</text:p>
          </table:table-cell>
          <table:table-cell office:value-type="float" office:value="54.3228472476038" calcext:value-type="float">
            <text:p>54.3228472476</text:p>
          </table:table-cell>
          <table:table-cell office:value-type="float" office:value="57.8252833188064" calcext:value-type="float">
            <text:p>57.8252833188</text:p>
          </table:table-cell>
          <table:table-cell office:value-type="float" office:value="62.4668921202564" calcext:value-type="float">
            <text:p>62.4668921203</text:p>
          </table:table-cell>
          <table:table-cell office:value-type="float" office:value="71.7098714266479" calcext:value-type="float">
            <text:p>71.7098714266</text:p>
          </table:table-cell>
          <table:table-cell office:value-type="float" office:value="76.1689161282369" calcext:value-type="float">
            <text:p>76.1689161282</text:p>
          </table:table-cell>
          <table:table-cell office:value-type="float" office:value="71.6029267695188" calcext:value-type="float">
            <text:p>71.6029267695</text:p>
          </table:table-cell>
          <table:table-cell office:value-type="float" office:value="-1144.36339685612" calcext:value-type="float">
            <text:p>-1144.3633968561</text:p>
          </table:table-cell>
          <table:table-cell office:value-type="float" office:value="-1116.03123187746" calcext:value-type="float">
            <text:p>-1116.0312318775</text:p>
          </table:table-cell>
          <table:table-cell office:value-type="float" office:value="-1139.28058738223" calcext:value-type="float">
            <text:p>-1139.2805873822</text:p>
          </table:table-cell>
          <table:table-cell office:value-type="float" office:value="-1062.97571949917" calcext:value-type="float">
            <text:p>-1062.9757194992</text:p>
          </table:table-cell>
          <table:table-cell office:value-type="float" office:value="-1064.94085998288" calcext:value-type="float">
            <text:p>-1064.9408599829</text:p>
          </table:table-cell>
          <table:table-cell office:value-type="float" office:value="-1173.28163580174" calcext:value-type="float">
            <text:p>-1173.28163580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3.7570146141082" calcext:value-type="float">
            <text:p>93.757</text:p>
          </table:table-cell>
          <table:table-cell table:style-name="ce5" office:value-type="float" office:value="67.7815594348001" calcext:value-type="float">
            <text:p>67.782</text:p>
          </table:table-cell>
          <table:table-cell office:value-type="float" office:value="67.5149865379793" calcext:value-type="float">
            <text:p>67.514986538</text:p>
          </table:table-cell>
          <table:table-cell office:value-type="float" office:value="70.5263051480685" calcext:value-type="float">
            <text:p>70.5263051481</text:p>
          </table:table-cell>
          <table:table-cell office:value-type="float" office:value="75.2738495043821" calcext:value-type="float">
            <text:p>75.2738495044</text:p>
          </table:table-cell>
          <table:table-cell office:value-type="float" office:value="71.5834569102852" calcext:value-type="float">
            <text:p>71.5834569103</text:p>
          </table:table-cell>
          <table:table-cell office:value-type="float" office:value="58.4171548560177" calcext:value-type="float">
            <text:p>58.417154856</text:p>
          </table:table-cell>
          <table:table-cell office:value-type="float" office:value="60.883160429515" calcext:value-type="float">
            <text:p>60.8831604295</text:p>
          </table:table-cell>
          <table:table-cell office:value-type="float" office:value="63.4960217600083" calcext:value-type="float">
            <text:p>63.49602176</text:p>
          </table:table-cell>
          <table:table-cell office:value-type="float" office:value="71.9052761003237" calcext:value-type="float">
            <text:p>71.9052761003</text:p>
          </table:table-cell>
          <table:table-cell office:value-type="float" office:value="74.274834236783" calcext:value-type="float">
            <text:p>74.2748342368</text:p>
          </table:table-cell>
          <table:table-cell office:value-type="float" office:value="72.2404135923158" calcext:value-type="float">
            <text:p>72.2404135923</text:p>
          </table:table-cell>
          <table:table-cell office:value-type="float" office:value="-1126.06798046611" calcext:value-type="float">
            <text:p>-1126.0679804661</text:p>
          </table:table-cell>
          <table:table-cell office:value-type="float" office:value="-1104.98193912747" calcext:value-type="float">
            <text:p>-1104.9819391275</text:p>
          </table:table-cell>
          <table:table-cell office:value-type="float" office:value="-1131.25430624967" calcext:value-type="float">
            <text:p>-1131.2543062497</text:p>
          </table:table-cell>
          <table:table-cell office:value-type="float" office:value="-1046.69460582516" calcext:value-type="float">
            <text:p>-1046.6946058252</text:p>
          </table:table-cell>
          <table:table-cell office:value-type="float" office:value="-1058.48429591676" calcext:value-type="float">
            <text:p>-1058.4842959168</text:p>
          </table:table-cell>
          <table:table-cell office:value-type="float" office:value="-1145.32093927219" calcext:value-type="float">
            <text:p>-1145.320939272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3.8584825184783" calcext:value-type="float">
            <text:p>93.858</text:p>
          </table:table-cell>
          <table:table-cell table:style-name="ce5" office:value-type="float" office:value="68.9781943919021" calcext:value-type="float">
            <text:p>68.978</text:p>
          </table:table-cell>
          <table:table-cell office:value-type="float" office:value="70.6087664450152" calcext:value-type="float">
            <text:p>70.608766445</text:p>
          </table:table-cell>
          <table:table-cell office:value-type="float" office:value="70.3034467439722" calcext:value-type="float">
            <text:p>70.303446744</text:p>
          </table:table-cell>
          <table:table-cell office:value-type="float" office:value="72.8562998696099" calcext:value-type="float">
            <text:p>72.8562998696</text:p>
          </table:table-cell>
          <table:table-cell office:value-type="float" office:value="72.0735772019188" calcext:value-type="float">
            <text:p>72.0735772019</text:p>
          </table:table-cell>
          <table:table-cell office:value-type="float" office:value="58.4647000914718" calcext:value-type="float">
            <text:p>58.4647000915</text:p>
          </table:table-cell>
          <table:table-cell office:value-type="float" office:value="56.456868496075" calcext:value-type="float">
            <text:p>56.4568684961</text:p>
          </table:table-cell>
          <table:table-cell office:value-type="float" office:value="68.1455548330843" calcext:value-type="float">
            <text:p>68.1455548331</text:p>
          </table:table-cell>
          <table:table-cell office:value-type="float" office:value="71.5810115394518" calcext:value-type="float">
            <text:p>71.5810115395</text:p>
          </table:table-cell>
          <table:table-cell office:value-type="float" office:value="73.4418626974054" calcext:value-type="float">
            <text:p>73.4418626974</text:p>
          </table:table-cell>
          <table:table-cell office:value-type="float" office:value="71.7920383181634" calcext:value-type="float">
            <text:p>71.7920383182</text:p>
          </table:table-cell>
          <table:table-cell office:value-type="float" office:value="-1202.28340441381" calcext:value-type="float">
            <text:p>-1202.2834044138</text:p>
          </table:table-cell>
          <table:table-cell office:value-type="float" office:value="-1180.42841554331" calcext:value-type="float">
            <text:p>-1180.4284155433</text:p>
          </table:table-cell>
          <table:table-cell office:value-type="float" office:value="-1154.04987199758" calcext:value-type="float">
            <text:p>-1154.0498719976</text:p>
          </table:table-cell>
          <table:table-cell office:value-type="float" office:value="-1078.63721139894" calcext:value-type="float">
            <text:p>-1078.637211399</text:p>
          </table:table-cell>
          <table:table-cell office:value-type="float" office:value="-1097.68235077842" calcext:value-type="float">
            <text:p>-1097.6823507784</text:p>
          </table:table-cell>
          <table:table-cell office:value-type="float" office:value="-1242.90850434429" calcext:value-type="float">
            <text:p>-1242.90850434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3.13576601218" calcext:value-type="float">
            <text:p>93.136</text:p>
          </table:table-cell>
          <table:table-cell table:style-name="ce5" office:value-type="float" office:value="71.0741752916869" calcext:value-type="float">
            <text:p>71.074</text:p>
          </table:table-cell>
          <table:table-cell office:value-type="float" office:value="68.5387368106167" calcext:value-type="float">
            <text:p>68.5387368106</text:p>
          </table:table-cell>
          <table:table-cell office:value-type="float" office:value="69.9135653029352" calcext:value-type="float">
            <text:p>69.9135653029</text:p>
          </table:table-cell>
          <table:table-cell office:value-type="float" office:value="73.5305884637195" calcext:value-type="float">
            <text:p>73.5305884637</text:p>
          </table:table-cell>
          <table:table-cell office:value-type="float" office:value="73.493297679091" calcext:value-type="float">
            <text:p>73.4932976791</text:p>
          </table:table-cell>
          <table:table-cell office:value-type="float" office:value="59.1943698773824" calcext:value-type="float">
            <text:p>59.1943698774</text:p>
          </table:table-cell>
          <table:table-cell office:value-type="float" office:value="60.5533980700964" calcext:value-type="float">
            <text:p>60.5533980701</text:p>
          </table:table-cell>
          <table:table-cell office:value-type="float" office:value="64.9712632412886" calcext:value-type="float">
            <text:p>64.9712632413</text:p>
          </table:table-cell>
          <table:table-cell office:value-type="float" office:value="71.8243358727331" calcext:value-type="float">
            <text:p>71.8243358727</text:p>
          </table:table-cell>
          <table:table-cell office:value-type="float" office:value="73.4509234287831" calcext:value-type="float">
            <text:p>73.4509234288</text:p>
          </table:table-cell>
          <table:table-cell office:value-type="float" office:value="71.669368342861" calcext:value-type="float">
            <text:p>71.6693683429</text:p>
          </table:table-cell>
          <table:table-cell office:value-type="float" office:value="-1206.21272575174" calcext:value-type="float">
            <text:p>-1206.2127257517</text:p>
          </table:table-cell>
          <table:table-cell office:value-type="float" office:value="-1188.02782726231" calcext:value-type="float">
            <text:p>-1188.0278272623</text:p>
          </table:table-cell>
          <table:table-cell office:value-type="float" office:value="-1239.09001749377" calcext:value-type="float">
            <text:p>-1239.0900174938</text:p>
          </table:table-cell>
          <table:table-cell office:value-type="float" office:value="-1180.23504558049" calcext:value-type="float">
            <text:p>-1180.2350455805</text:p>
          </table:table-cell>
          <table:table-cell office:value-type="float" office:value="-1167.94986333798" calcext:value-type="float">
            <text:p>-1167.949863338</text:p>
          </table:table-cell>
          <table:table-cell office:value-type="float" office:value="-1286.41403831103" calcext:value-type="float">
            <text:p>-1286.4140383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3.6700820882829" calcext:value-type="float">
            <text:p>93.670</text:p>
          </table:table-cell>
          <table:table-cell table:style-name="ce5" office:value-type="float" office:value="69.5612007375838" calcext:value-type="float">
            <text:p>69.561</text:p>
          </table:table-cell>
          <table:table-cell office:value-type="float" office:value="71.8363677985555" calcext:value-type="float">
            <text:p>71.8363677986</text:p>
          </table:table-cell>
          <table:table-cell office:value-type="float" office:value="72.3191728482282" calcext:value-type="float">
            <text:p>72.3191728482</text:p>
          </table:table-cell>
          <table:table-cell office:value-type="float" office:value="73.5987137878454" calcext:value-type="float">
            <text:p>73.5987137878</text:p>
          </table:table-cell>
          <table:table-cell office:value-type="float" office:value="74.7468538998362" calcext:value-type="float">
            <text:p>74.7468538998</text:p>
          </table:table-cell>
          <table:table-cell office:value-type="float" office:value="60.488698152471" calcext:value-type="float">
            <text:p>60.4886981525</text:p>
          </table:table-cell>
          <table:table-cell office:value-type="float" office:value="64.0457365490139" calcext:value-type="float">
            <text:p>64.045736549</text:p>
          </table:table-cell>
          <table:table-cell office:value-type="float" office:value="62.2901228821651" calcext:value-type="float">
            <text:p>62.2901228822</text:p>
          </table:table-cell>
          <table:table-cell office:value-type="float" office:value="72.373857411533" calcext:value-type="float">
            <text:p>72.3738574115</text:p>
          </table:table-cell>
          <table:table-cell office:value-type="float" office:value="71.3408690468351" calcext:value-type="float">
            <text:p>71.3408690468</text:p>
          </table:table-cell>
          <table:table-cell office:value-type="float" office:value="68.8908274087907" calcext:value-type="float">
            <text:p>68.8908274088</text:p>
          </table:table-cell>
          <table:table-cell office:value-type="float" office:value="-1133.23608251983" calcext:value-type="float">
            <text:p>-1133.2360825198</text:p>
          </table:table-cell>
          <table:table-cell office:value-type="float" office:value="-1156.755659166" calcext:value-type="float">
            <text:p>-1156.755659166</text:p>
          </table:table-cell>
          <table:table-cell office:value-type="float" office:value="-1171.00051883282" calcext:value-type="float">
            <text:p>-1171.0005188328</text:p>
          </table:table-cell>
          <table:table-cell office:value-type="float" office:value="-1114.1923359247" calcext:value-type="float">
            <text:p>-1114.1923359247</text:p>
          </table:table-cell>
          <table:table-cell office:value-type="float" office:value="-1077.61147114585" calcext:value-type="float">
            <text:p>-1077.6114711459</text:p>
          </table:table-cell>
          <table:table-cell office:value-type="float" office:value="-1229.31681671699" calcext:value-type="float">
            <text:p>-1229.3168167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.7143621842343" calcext:value-type="float">
            <text:p>93.714</text:p>
          </table:table-cell>
          <table:table-cell table:style-name="ce5" office:value-type="float" office:value="72.699881005486" calcext:value-type="float">
            <text:p>72.700</text:p>
          </table:table-cell>
          <table:table-cell office:value-type="float" office:value="70.7386678878771" calcext:value-type="float">
            <text:p>70.7386678879</text:p>
          </table:table-cell>
          <table:table-cell office:value-type="float" office:value="69.4773534326947" calcext:value-type="float">
            <text:p>69.4773534327</text:p>
          </table:table-cell>
          <table:table-cell office:value-type="float" office:value="73.8566839681602" calcext:value-type="float">
            <text:p>73.8566839682</text:p>
          </table:table-cell>
          <table:table-cell office:value-type="float" office:value="71.8226863543927" calcext:value-type="float">
            <text:p>71.8226863544</text:p>
          </table:table-cell>
          <table:table-cell office:value-type="float" office:value="63.3275091590581" calcext:value-type="float">
            <text:p>63.3275091591</text:p>
          </table:table-cell>
          <table:table-cell office:value-type="float" office:value="61.7637123283832" calcext:value-type="float">
            <text:p>61.7637123284</text:p>
          </table:table-cell>
          <table:table-cell office:value-type="float" office:value="68.6948590681438" calcext:value-type="float">
            <text:p>68.6948590681</text:p>
          </table:table-cell>
          <table:table-cell office:value-type="float" office:value="73.5460434382074" calcext:value-type="float">
            <text:p>73.5460434382</text:p>
          </table:table-cell>
          <table:table-cell office:value-type="float" office:value="72.1065012543205" calcext:value-type="float">
            <text:p>72.1065012543</text:p>
          </table:table-cell>
          <table:table-cell office:value-type="float" office:value="69.3397158933231" calcext:value-type="float">
            <text:p>69.3397158933</text:p>
          </table:table-cell>
          <table:table-cell office:value-type="float" office:value="-1130.50509537837" calcext:value-type="float">
            <text:p>-1130.5050953784</text:p>
          </table:table-cell>
          <table:table-cell office:value-type="float" office:value="-1164.25689712807" calcext:value-type="float">
            <text:p>-1164.2568971281</text:p>
          </table:table-cell>
          <table:table-cell office:value-type="float" office:value="-1149.31503466734" calcext:value-type="float">
            <text:p>-1149.3150346674</text:p>
          </table:table-cell>
          <table:table-cell office:value-type="float" office:value="-1134.6666285781" calcext:value-type="float">
            <text:p>-1134.6666285781</text:p>
          </table:table-cell>
          <table:table-cell office:value-type="float" office:value="-1048.46389853686" calcext:value-type="float">
            <text:p>-1048.4638985369</text:p>
          </table:table-cell>
          <table:table-cell office:value-type="float" office:value="-1190.8502426443" calcext:value-type="float">
            <text:p>-1190.850242644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3.5969125293258" calcext:value-type="float">
            <text:p>93.597</text:p>
          </table:table-cell>
          <table:table-cell table:style-name="ce5" office:value-type="float" office:value="70.2052523427582" calcext:value-type="float">
            <text:p>70.205</text:p>
          </table:table-cell>
          <table:table-cell office:value-type="float" office:value="70.7824275191257" calcext:value-type="float">
            <text:p>70.7824275191</text:p>
          </table:table-cell>
          <table:table-cell office:value-type="float" office:value="70.0396077713248" calcext:value-type="float">
            <text:p>70.0396077713</text:p>
          </table:table-cell>
          <table:table-cell office:value-type="float" office:value="73.0476748396241" calcext:value-type="float">
            <text:p>73.0476748396</text:p>
          </table:table-cell>
          <table:table-cell office:value-type="float" office:value="73.040543831098" calcext:value-type="float">
            <text:p>73.0405438311</text:p>
          </table:table-cell>
          <table:table-cell office:value-type="float" office:value="62.0248485786738" calcext:value-type="float">
            <text:p>62.0248485787</text:p>
          </table:table-cell>
          <table:table-cell office:value-type="float" office:value="64.6324575453385" calcext:value-type="float">
            <text:p>64.6324575453</text:p>
          </table:table-cell>
          <table:table-cell office:value-type="float" office:value="68.9187130734888" calcext:value-type="float">
            <text:p>68.9187130735</text:p>
          </table:table-cell>
          <table:table-cell office:value-type="float" office:value="72.6563329955579" calcext:value-type="float">
            <text:p>72.6563329956</text:p>
          </table:table-cell>
          <table:table-cell office:value-type="float" office:value="69.9583828027552" calcext:value-type="float">
            <text:p>69.9583828028</text:p>
          </table:table-cell>
          <table:table-cell office:value-type="float" office:value="70.0176063340156" calcext:value-type="float">
            <text:p>70.017606334</text:p>
          </table:table-cell>
          <table:table-cell office:value-type="float" office:value="-1180.47400689923" calcext:value-type="float">
            <text:p>-1180.4740068992</text:p>
          </table:table-cell>
          <table:table-cell office:value-type="float" office:value="-1147.7812232222" calcext:value-type="float">
            <text:p>-1147.7812232222</text:p>
          </table:table-cell>
          <table:table-cell office:value-type="float" office:value="-1142.82764136011" calcext:value-type="float">
            <text:p>-1142.8276413601</text:p>
          </table:table-cell>
          <table:table-cell office:value-type="float" office:value="-1146.02858784585" calcext:value-type="float">
            <text:p>-1146.0285878459</text:p>
          </table:table-cell>
          <table:table-cell office:value-type="float" office:value="-1082.63370401865" calcext:value-type="float">
            <text:p>-1082.6337040187</text:p>
          </table:table-cell>
          <table:table-cell office:value-type="float" office:value="-1205.94284943734" calcext:value-type="float">
            <text:p>-1205.942849437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9.336783273816" calcext:value-type="float">
            <text:p>89.337</text:p>
          </table:table-cell>
          <table:table-cell table:style-name="ce5" office:value-type="float" office:value="69.7437971113489" calcext:value-type="float">
            <text:p>69.744</text:p>
          </table:table-cell>
          <table:table-cell office:value-type="float" office:value="70.5106202667425" calcext:value-type="float">
            <text:p>70.5106202667</text:p>
          </table:table-cell>
          <table:table-cell office:value-type="float" office:value="66.8174090678668" calcext:value-type="float">
            <text:p>66.8174090679</text:p>
          </table:table-cell>
          <table:table-cell office:value-type="float" office:value="73.8667394102636" calcext:value-type="float">
            <text:p>73.8667394103</text:p>
          </table:table-cell>
          <table:table-cell office:value-type="float" office:value="72.3117115088449" calcext:value-type="float">
            <text:p>72.3117115088</text:p>
          </table:table-cell>
          <table:table-cell office:value-type="float" office:value="62.5765927965655" calcext:value-type="float">
            <text:p>62.5765927966</text:p>
          </table:table-cell>
          <table:table-cell office:value-type="float" office:value="62.8498582335769" calcext:value-type="float">
            <text:p>62.8498582336</text:p>
          </table:table-cell>
          <table:table-cell office:value-type="float" office:value="68.4657334660092" calcext:value-type="float">
            <text:p>68.465733466</text:p>
          </table:table-cell>
          <table:table-cell office:value-type="float" office:value="72.4302025931346" calcext:value-type="float">
            <text:p>72.4302025931</text:p>
          </table:table-cell>
          <table:table-cell office:value-type="float" office:value="71.2691707883614" calcext:value-type="float">
            <text:p>71.2691707884</text:p>
          </table:table-cell>
          <table:table-cell office:value-type="float" office:value="69.7809139519604" calcext:value-type="float">
            <text:p>69.780913952</text:p>
          </table:table-cell>
          <table:table-cell office:value-type="float" office:value="-1127.41639369362" calcext:value-type="float">
            <text:p>-1127.4163936936</text:p>
          </table:table-cell>
          <table:table-cell office:value-type="float" office:value="-1163.80321773062" calcext:value-type="float">
            <text:p>-1163.8032177306</text:p>
          </table:table-cell>
          <table:table-cell office:value-type="float" office:value="-1109.9512718924" calcext:value-type="float">
            <text:p>-1109.9512718924</text:p>
          </table:table-cell>
          <table:table-cell office:value-type="float" office:value="-1082.96889996064" calcext:value-type="float">
            <text:p>-1082.9688999606</text:p>
          </table:table-cell>
          <table:table-cell office:value-type="float" office:value="-1080.44005495008" calcext:value-type="float">
            <text:p>-1080.4400549501</text:p>
          </table:table-cell>
          <table:table-cell office:value-type="float" office:value="-1272.68850529443" calcext:value-type="float">
            <text:p>-1272.688505294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2.1920744956958" calcext:value-type="float">
            <text:p>92.192</text:p>
          </table:table-cell>
          <table:table-cell table:style-name="ce5" office:value-type="float" office:value="70.9813205524675" calcext:value-type="float">
            <text:p>70.981</text:p>
          </table:table-cell>
          <table:table-cell office:value-type="float" office:value="72.9214152476798" calcext:value-type="float">
            <text:p>72.9214152477</text:p>
          </table:table-cell>
          <table:table-cell office:value-type="float" office:value="55.1303457260181" calcext:value-type="float">
            <text:p>55.130345726</text:p>
          </table:table-cell>
          <table:table-cell office:value-type="float" office:value="75.6093772815011" calcext:value-type="float">
            <text:p>75.6093772815</text:p>
          </table:table-cell>
          <table:table-cell office:value-type="float" office:value="73.7404305393842" calcext:value-type="float">
            <text:p>73.7404305394</text:p>
          </table:table-cell>
          <table:table-cell office:value-type="float" office:value="66.2510014533377" calcext:value-type="float">
            <text:p>66.2510014533</text:p>
          </table:table-cell>
          <table:table-cell office:value-type="float" office:value="67.0652185200166" calcext:value-type="float">
            <text:p>67.06521852</text:p>
          </table:table-cell>
          <table:table-cell office:value-type="float" office:value="65.623169146185" calcext:value-type="float">
            <text:p>65.6231691462</text:p>
          </table:table-cell>
          <table:table-cell office:value-type="float" office:value="72.5043338564006" calcext:value-type="float">
            <text:p>72.5043338564</text:p>
          </table:table-cell>
          <table:table-cell office:value-type="float" office:value="71.9783854246745" calcext:value-type="float">
            <text:p>71.9783854247</text:p>
          </table:table-cell>
          <table:table-cell office:value-type="float" office:value="70.1696425706717" calcext:value-type="float">
            <text:p>70.1696425707</text:p>
          </table:table-cell>
          <table:table-cell office:value-type="float" office:value="-1250.91001049583" calcext:value-type="float">
            <text:p>-1250.9100104958</text:p>
          </table:table-cell>
          <table:table-cell office:value-type="float" office:value="-1237.98655464546" calcext:value-type="float">
            <text:p>-1237.9865546455</text:p>
          </table:table-cell>
          <table:table-cell office:value-type="float" office:value="-1184.23575830938" calcext:value-type="float">
            <text:p>-1184.2357583094</text:p>
          </table:table-cell>
          <table:table-cell office:value-type="float" office:value="-1163.17015060272" calcext:value-type="float">
            <text:p>-1163.1701506027</text:p>
          </table:table-cell>
          <table:table-cell office:value-type="float" office:value="-1149.07156310025" calcext:value-type="float">
            <text:p>-1149.0715631003</text:p>
          </table:table-cell>
          <table:table-cell office:value-type="float" office:value="-1336.19998033199" calcext:value-type="float">
            <text:p>-1336.19998033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2.9001265708123" calcext:value-type="float">
            <text:p>92.900</text:p>
          </table:table-cell>
          <table:table-cell table:style-name="ce5" office:value-type="float" office:value="72.7704147801445" calcext:value-type="float">
            <text:p>72.770</text:p>
          </table:table-cell>
          <table:table-cell office:value-type="float" office:value="70.7156184433263" calcext:value-type="float">
            <text:p>70.7156184433</text:p>
          </table:table-cell>
          <table:table-cell office:value-type="float" office:value="52.7433781646548" calcext:value-type="float">
            <text:p>52.7433781647</text:p>
          </table:table-cell>
          <table:table-cell office:value-type="float" office:value="75.4241430924276" calcext:value-type="float">
            <text:p>75.4241430924</text:p>
          </table:table-cell>
          <table:table-cell office:value-type="float" office:value="71.2905254550075" calcext:value-type="float">
            <text:p>71.290525455</text:p>
          </table:table-cell>
          <table:table-cell office:value-type="float" office:value="65.6957743353437" calcext:value-type="float">
            <text:p>65.6957743353</text:p>
          </table:table-cell>
          <table:table-cell office:value-type="float" office:value="66.0394482791736" calcext:value-type="float">
            <text:p>66.0394482792</text:p>
          </table:table-cell>
          <table:table-cell office:value-type="float" office:value="66.8262252635687" calcext:value-type="float">
            <text:p>66.8262252636</text:p>
          </table:table-cell>
          <table:table-cell office:value-type="float" office:value="72.8130584633368" calcext:value-type="float">
            <text:p>72.8130584633</text:p>
          </table:table-cell>
          <table:table-cell office:value-type="float" office:value="67.3497068891395" calcext:value-type="float">
            <text:p>67.3497068891</text:p>
          </table:table-cell>
          <table:table-cell office:value-type="float" office:value="68.4246182443302" calcext:value-type="float">
            <text:p>68.4246182443</text:p>
          </table:table-cell>
          <table:table-cell office:value-type="float" office:value="-1114.41716313807" calcext:value-type="float">
            <text:p>-1114.4171631381</text:p>
          </table:table-cell>
          <table:table-cell office:value-type="float" office:value="-1078.74419581762" calcext:value-type="float">
            <text:p>-1078.7441958176</text:p>
          </table:table-cell>
          <table:table-cell office:value-type="float" office:value="-1079.14907342018" calcext:value-type="float">
            <text:p>-1079.1490734202</text:p>
          </table:table-cell>
          <table:table-cell office:value-type="float" office:value="-1036.04945329794" calcext:value-type="float">
            <text:p>-1036.049453298</text:p>
          </table:table-cell>
          <table:table-cell office:value-type="float" office:value="-1007.42374526216" calcext:value-type="float">
            <text:p>-1007.4237452622</text:p>
          </table:table-cell>
          <table:table-cell office:value-type="float" office:value="-1152.06757611215" calcext:value-type="float">
            <text:p>-1152.06757611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3.5068690426601" calcext:value-type="float">
            <text:p>93.507</text:p>
          </table:table-cell>
          <table:table-cell table:style-name="ce5" office:value-type="float" office:value="73.7791775270547" calcext:value-type="float">
            <text:p>73.779</text:p>
          </table:table-cell>
          <table:table-cell office:value-type="float" office:value="70.346704303921" calcext:value-type="float">
            <text:p>70.3467043039</text:p>
          </table:table-cell>
          <table:table-cell office:value-type="float" office:value="52.1203565513938" calcext:value-type="float">
            <text:p>52.1203565514</text:p>
          </table:table-cell>
          <table:table-cell office:value-type="float" office:value="73.1005883063984" calcext:value-type="float">
            <text:p>73.1005883064</text:p>
          </table:table-cell>
          <table:table-cell office:value-type="float" office:value="74.2198137450107" calcext:value-type="float">
            <text:p>74.219813745</text:p>
          </table:table-cell>
          <table:table-cell office:value-type="float" office:value="66.3710090854976" calcext:value-type="float">
            <text:p>66.3710090855</text:p>
          </table:table-cell>
          <table:table-cell office:value-type="float" office:value="66.1741187367698" calcext:value-type="float">
            <text:p>66.1741187368</text:p>
          </table:table-cell>
          <table:table-cell office:value-type="float" office:value="67.1338453122564" calcext:value-type="float">
            <text:p>67.1338453123</text:p>
          </table:table-cell>
          <table:table-cell office:value-type="float" office:value="72.4247429027047" calcext:value-type="float">
            <text:p>72.4247429027</text:p>
          </table:table-cell>
          <table:table-cell office:value-type="float" office:value="73.168266823222" calcext:value-type="float">
            <text:p>73.1682668232</text:p>
          </table:table-cell>
          <table:table-cell office:value-type="float" office:value="69.6071088520946" calcext:value-type="float">
            <text:p>69.6071088521</text:p>
          </table:table-cell>
          <table:table-cell office:value-type="float" office:value="-1172.92476013086" calcext:value-type="float">
            <text:p>-1172.9247601309</text:p>
          </table:table-cell>
          <table:table-cell office:value-type="float" office:value="-1195.30490085802" calcext:value-type="float">
            <text:p>-1195.304900858</text:p>
          </table:table-cell>
          <table:table-cell office:value-type="float" office:value="-1149.1730886948" calcext:value-type="float">
            <text:p>-1149.1730886948</text:p>
          </table:table-cell>
          <table:table-cell office:value-type="float" office:value="-1160.97528454755" calcext:value-type="float">
            <text:p>-1160.9752845476</text:p>
          </table:table-cell>
          <table:table-cell office:value-type="float" office:value="-1137.09383027968" calcext:value-type="float">
            <text:p>-1137.0938302797</text:p>
          </table:table-cell>
          <table:table-cell office:value-type="float" office:value="-1274.70274103681" calcext:value-type="float">
            <text:p>-1274.702741036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3.6221207804878" calcext:value-type="float">
            <text:p>93.622</text:p>
          </table:table-cell>
          <table:table-cell table:style-name="ce5" office:value-type="float" office:value="72.015071387254" calcext:value-type="float">
            <text:p>72.015</text:p>
          </table:table-cell>
          <table:table-cell office:value-type="float" office:value="70.2127436954969" calcext:value-type="float">
            <text:p>70.2127436955</text:p>
          </table:table-cell>
          <table:table-cell office:value-type="float" office:value="44.823236000896" calcext:value-type="float">
            <text:p>44.8232360009</text:p>
          </table:table-cell>
          <table:table-cell office:value-type="float" office:value="75.8563268348219" calcext:value-type="float">
            <text:p>75.8563268348</text:p>
          </table:table-cell>
          <table:table-cell office:value-type="float" office:value="71.5018693007226" calcext:value-type="float">
            <text:p>71.5018693007</text:p>
          </table:table-cell>
          <table:table-cell office:value-type="float" office:value="65.0207377406675" calcext:value-type="float">
            <text:p>65.0207377407</text:p>
          </table:table-cell>
          <table:table-cell office:value-type="float" office:value="69.6953413949416" calcext:value-type="float">
            <text:p>69.6953413949</text:p>
          </table:table-cell>
          <table:table-cell office:value-type="float" office:value="66.2191839542378" calcext:value-type="float">
            <text:p>66.2191839542</text:p>
          </table:table-cell>
          <table:table-cell office:value-type="float" office:value="71.9989853463043" calcext:value-type="float">
            <text:p>71.9989853463</text:p>
          </table:table-cell>
          <table:table-cell office:value-type="float" office:value="72.7510278174045" calcext:value-type="float">
            <text:p>72.7510278174</text:p>
          </table:table-cell>
          <table:table-cell office:value-type="float" office:value="69.1775723485769" calcext:value-type="float">
            <text:p>69.1775723486</text:p>
          </table:table-cell>
          <table:table-cell office:value-type="float" office:value="-1130.96309181305" calcext:value-type="float">
            <text:p>-1130.9630918131</text:p>
          </table:table-cell>
          <table:table-cell office:value-type="float" office:value="-1157.00980842037" calcext:value-type="float">
            <text:p>-1157.0098084204</text:p>
          </table:table-cell>
          <table:table-cell office:value-type="float" office:value="-1094.43118798757" calcext:value-type="float">
            <text:p>-1094.4311879876</text:p>
          </table:table-cell>
          <table:table-cell office:value-type="float" office:value="-1078.37436654552" calcext:value-type="float">
            <text:p>-1078.3743665455</text:p>
          </table:table-cell>
          <table:table-cell office:value-type="float" office:value="-1099.14941495351" calcext:value-type="float">
            <text:p>-1099.1494149535</text:p>
          </table:table-cell>
          <table:table-cell office:value-type="float" office:value="-1237.14272417401" calcext:value-type="float">
            <text:p>-1237.14272417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1.7115644454909" calcext:value-type="float">
            <text:p>91.712</text:p>
          </table:table-cell>
          <table:table-cell table:style-name="ce5" office:value-type="float" office:value="72.5356268840692" calcext:value-type="float">
            <text:p>72.536</text:p>
          </table:table-cell>
          <table:table-cell office:value-type="float" office:value="71.7181708955905" calcext:value-type="float">
            <text:p>71.7181708956</text:p>
          </table:table-cell>
          <table:table-cell office:value-type="float" office:value="47.7935379618683" calcext:value-type="float">
            <text:p>47.7935379619</text:p>
          </table:table-cell>
          <table:table-cell office:value-type="float" office:value="74.0139842410008" calcext:value-type="float">
            <text:p>74.013984241</text:p>
          </table:table-cell>
          <table:table-cell office:value-type="float" office:value="68.9080540509443" calcext:value-type="float">
            <text:p>68.9080540509</text:p>
          </table:table-cell>
          <table:table-cell office:value-type="float" office:value="66.5825805121597" calcext:value-type="float">
            <text:p>66.5825805122</text:p>
          </table:table-cell>
          <table:table-cell office:value-type="float" office:value="67.4712770585579" calcext:value-type="float">
            <text:p>67.4712770586</text:p>
          </table:table-cell>
          <table:table-cell office:value-type="float" office:value="67.2122600971075" calcext:value-type="float">
            <text:p>67.2122600971</text:p>
          </table:table-cell>
          <table:table-cell office:value-type="float" office:value="72.1861078680342" calcext:value-type="float">
            <text:p>72.186107868</text:p>
          </table:table-cell>
          <table:table-cell office:value-type="float" office:value="77.6592327047624" calcext:value-type="float">
            <text:p>77.6592327048</text:p>
          </table:table-cell>
          <table:table-cell office:value-type="float" office:value="66.9230885637363" calcext:value-type="float">
            <text:p>66.9230885637</text:p>
          </table:table-cell>
          <table:table-cell office:value-type="float" office:value="-1199.43661463443" calcext:value-type="float">
            <text:p>-1199.4366146344</text:p>
          </table:table-cell>
          <table:table-cell office:value-type="float" office:value="-1217.95015716173" calcext:value-type="float">
            <text:p>-1217.9501571617</text:p>
          </table:table-cell>
          <table:table-cell office:value-type="float" office:value="-1156.83721829891" calcext:value-type="float">
            <text:p>-1156.8372182989</text:p>
          </table:table-cell>
          <table:table-cell office:value-type="float" office:value="-1090.45115593254" calcext:value-type="float">
            <text:p>-1090.4511559325</text:p>
          </table:table-cell>
          <table:table-cell office:value-type="float" office:value="-1142.46434845829" calcext:value-type="float">
            <text:p>-1142.4643484583</text:p>
          </table:table-cell>
          <table:table-cell office:value-type="float" office:value="-1283.72530540479" calcext:value-type="float">
            <text:p>-1283.725305404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1.6703240283067" calcext:value-type="float">
            <text:p>91.670</text:p>
          </table:table-cell>
          <table:table-cell table:style-name="ce5" office:value-type="float" office:value="73.0427258231383" calcext:value-type="float">
            <text:p>73.043</text:p>
          </table:table-cell>
          <table:table-cell office:value-type="float" office:value="69.1366993228681" calcext:value-type="float">
            <text:p>69.1366993229</text:p>
          </table:table-cell>
          <table:table-cell office:value-type="float" office:value="49.3914883158017" calcext:value-type="float">
            <text:p>49.3914883158</text:p>
          </table:table-cell>
          <table:table-cell office:value-type="float" office:value="74.4759399771429" calcext:value-type="float">
            <text:p>74.4759399771</text:p>
          </table:table-cell>
          <table:table-cell office:value-type="float" office:value="71.0140696546483" calcext:value-type="float">
            <text:p>71.0140696546</text:p>
          </table:table-cell>
          <table:table-cell office:value-type="float" office:value="70.8684411331658" calcext:value-type="float">
            <text:p>70.8684411332</text:p>
          </table:table-cell>
          <table:table-cell office:value-type="float" office:value="67.6869103178464" calcext:value-type="float">
            <text:p>67.6869103178</text:p>
          </table:table-cell>
          <table:table-cell office:value-type="float" office:value="70.0076743750908" calcext:value-type="float">
            <text:p>70.0076743751</text:p>
          </table:table-cell>
          <table:table-cell office:value-type="float" office:value="73.0149419079812" calcext:value-type="float">
            <text:p>73.014941908</text:p>
          </table:table-cell>
          <table:table-cell office:value-type="float" office:value="77.9740651892508" calcext:value-type="float">
            <text:p>77.9740651893</text:p>
          </table:table-cell>
          <table:table-cell office:value-type="float" office:value="69.4503739114392" calcext:value-type="float">
            <text:p>69.4503739114</text:p>
          </table:table-cell>
          <table:table-cell office:value-type="float" office:value="-1154.78301156447" calcext:value-type="float">
            <text:p>-1154.7830115645</text:p>
          </table:table-cell>
          <table:table-cell office:value-type="float" office:value="-1111.3331076592" calcext:value-type="float">
            <text:p>-1111.3331076592</text:p>
          </table:table-cell>
          <table:table-cell office:value-type="float" office:value="-1127.0812456425" calcext:value-type="float">
            <text:p>-1127.0812456425</text:p>
          </table:table-cell>
          <table:table-cell office:value-type="float" office:value="-1035.75540731791" calcext:value-type="float">
            <text:p>-1035.7554073179</text:p>
          </table:table-cell>
          <table:table-cell office:value-type="float" office:value="-1050.4872041754" calcext:value-type="float">
            <text:p>-1050.4872041754</text:p>
          </table:table-cell>
          <table:table-cell office:value-type="float" office:value="-1213.5506686303" calcext:value-type="float">
            <text:p>-1213.550668630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3.5560840299768" calcext:value-type="float">
            <text:p>93.556</text:p>
          </table:table-cell>
          <table:table-cell table:style-name="ce5" office:value-type="float" office:value="72.265475001416" calcext:value-type="float">
            <text:p>72.265</text:p>
          </table:table-cell>
          <table:table-cell office:value-type="float" office:value="71.0761485826735" calcext:value-type="float">
            <text:p>71.0761485827</text:p>
          </table:table-cell>
          <table:table-cell office:value-type="float" office:value="34.2641885220074" calcext:value-type="float">
            <text:p>34.264188522</text:p>
          </table:table-cell>
          <table:table-cell office:value-type="float" office:value="74.6034907816039" calcext:value-type="float">
            <text:p>74.6034907816</text:p>
          </table:table-cell>
          <table:table-cell office:value-type="float" office:value="70.0878161054978" calcext:value-type="float">
            <text:p>70.0878161055</text:p>
          </table:table-cell>
          <table:table-cell office:value-type="float" office:value="70.0989912755891" calcext:value-type="float">
            <text:p>70.0989912756</text:p>
          </table:table-cell>
          <table:table-cell office:value-type="float" office:value="68.7090004754999" calcext:value-type="float">
            <text:p>68.7090004755</text:p>
          </table:table-cell>
          <table:table-cell office:value-type="float" office:value="69.539715821331" calcext:value-type="float">
            <text:p>69.5397158213</text:p>
          </table:table-cell>
          <table:table-cell office:value-type="float" office:value="72.5395155622427" calcext:value-type="float">
            <text:p>72.5395155622</text:p>
          </table:table-cell>
          <table:table-cell office:value-type="float" office:value="76.2860518397376" calcext:value-type="float">
            <text:p>76.2860518397</text:p>
          </table:table-cell>
          <table:table-cell office:value-type="float" office:value="66.7803195854389" calcext:value-type="float">
            <text:p>66.7803195854</text:p>
          </table:table-cell>
          <table:table-cell office:value-type="float" office:value="-1231.04637682399" calcext:value-type="float">
            <text:p>-1231.046376824</text:p>
          </table:table-cell>
          <table:table-cell office:value-type="float" office:value="-1262.38539414838" calcext:value-type="float">
            <text:p>-1262.3853941484</text:p>
          </table:table-cell>
          <table:table-cell office:value-type="float" office:value="-1174.33141650446" calcext:value-type="float">
            <text:p>-1174.3314165045</text:p>
          </table:table-cell>
          <table:table-cell office:value-type="float" office:value="-1132.48418837448" calcext:value-type="float">
            <text:p>-1132.4841883745</text:p>
          </table:table-cell>
          <table:table-cell office:value-type="float" office:value="-1089.4402361683" calcext:value-type="float">
            <text:p>-1089.4402361683</text:p>
          </table:table-cell>
          <table:table-cell office:value-type="float" office:value="-1279.50157316277" calcext:value-type="float">
            <text:p>-1279.501573162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1.5851868090693" calcext:value-type="float">
            <text:p>91.585</text:p>
          </table:table-cell>
          <table:table-cell table:style-name="ce5" office:value-type="float" office:value="72.8948358848476" calcext:value-type="float">
            <text:p>72.895</text:p>
          </table:table-cell>
          <table:table-cell office:value-type="float" office:value="70.4424834788102" calcext:value-type="float">
            <text:p>70.4424834788</text:p>
          </table:table-cell>
          <table:table-cell office:value-type="float" office:value="48.9062477830974" calcext:value-type="float">
            <text:p>48.9062477831</text:p>
          </table:table-cell>
          <table:table-cell office:value-type="float" office:value="75.1688491419401" calcext:value-type="float">
            <text:p>75.1688491419</text:p>
          </table:table-cell>
          <table:table-cell office:value-type="float" office:value="70.1374872188543" calcext:value-type="float">
            <text:p>70.1374872189</text:p>
          </table:table-cell>
          <table:table-cell office:value-type="float" office:value="71.2954188083599" calcext:value-type="float">
            <text:p>71.2954188084</text:p>
          </table:table-cell>
          <table:table-cell office:value-type="float" office:value="69.1716321513512" calcext:value-type="float">
            <text:p>69.1716321514</text:p>
          </table:table-cell>
          <table:table-cell office:value-type="float" office:value="67.262283937913" calcext:value-type="float">
            <text:p>67.2622839379</text:p>
          </table:table-cell>
          <table:table-cell office:value-type="float" office:value="72.5774913722332" calcext:value-type="float">
            <text:p>72.5774913722</text:p>
          </table:table-cell>
          <table:table-cell office:value-type="float" office:value="77.6561595144756" calcext:value-type="float">
            <text:p>77.6561595145</text:p>
          </table:table-cell>
          <table:table-cell office:value-type="float" office:value="67.9895333883649" calcext:value-type="float">
            <text:p>67.9895333884</text:p>
          </table:table-cell>
          <table:table-cell office:value-type="float" office:value="-1187.13774787633" calcext:value-type="float">
            <text:p>-1187.1377478763</text:p>
          </table:table-cell>
          <table:table-cell office:value-type="float" office:value="-1200.78017764199" calcext:value-type="float">
            <text:p>-1200.780177642</text:p>
          </table:table-cell>
          <table:table-cell office:value-type="float" office:value="-1127.65314994115" calcext:value-type="float">
            <text:p>-1127.6531499412</text:p>
          </table:table-cell>
          <table:table-cell office:value-type="float" office:value="-1089.59842936564" calcext:value-type="float">
            <text:p>-1089.5984293656</text:p>
          </table:table-cell>
          <table:table-cell office:value-type="float" office:value="-1082.68305804217" calcext:value-type="float">
            <text:p>-1082.6830580422</text:p>
          </table:table-cell>
          <table:table-cell office:value-type="float" office:value="-1233.15914736293" calcext:value-type="float">
            <text:p>-1233.159147362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3.2827509557966" calcext:value-type="float">
            <text:p>93.283</text:p>
          </table:table-cell>
          <table:table-cell table:style-name="ce5" office:value-type="float" office:value="74.9139545569044" calcext:value-type="float">
            <text:p>74.914</text:p>
          </table:table-cell>
          <table:table-cell office:value-type="float" office:value="71.8190161402927" calcext:value-type="float">
            <text:p>71.8190161403</text:p>
          </table:table-cell>
          <table:table-cell office:value-type="float" office:value="4.06435905697419" calcext:value-type="float">
            <text:p>4.064359057</text:p>
          </table:table-cell>
          <table:table-cell office:value-type="float" office:value="74.1409159907227" calcext:value-type="float">
            <text:p>74.1409159907</text:p>
          </table:table-cell>
          <table:table-cell office:value-type="float" office:value="64.4211787543945" calcext:value-type="float">
            <text:p>64.4211787544</text:p>
          </table:table-cell>
          <table:table-cell office:value-type="float" office:value="68.8785352472803" calcext:value-type="float">
            <text:p>68.8785352473</text:p>
          </table:table-cell>
          <table:table-cell office:value-type="float" office:value="70.2249344007255" calcext:value-type="float">
            <text:p>70.2249344007</text:p>
          </table:table-cell>
          <table:table-cell office:value-type="float" office:value="68.4735904200742" calcext:value-type="float">
            <text:p>68.4735904201</text:p>
          </table:table-cell>
          <table:table-cell office:value-type="float" office:value="72.2081505166593" calcext:value-type="float">
            <text:p>72.2081505167</text:p>
          </table:table-cell>
          <table:table-cell office:value-type="float" office:value="76.3257362239894" calcext:value-type="float">
            <text:p>76.325736224</text:p>
          </table:table-cell>
          <table:table-cell office:value-type="float" office:value="66.0888419090285" calcext:value-type="float">
            <text:p>66.088841909</text:p>
          </table:table-cell>
          <table:table-cell office:value-type="float" office:value="-1170.85323834555" calcext:value-type="float">
            <text:p>-1170.8532383456</text:p>
          </table:table-cell>
          <table:table-cell office:value-type="float" office:value="-1164.22395467418" calcext:value-type="float">
            <text:p>-1164.2239546742</text:p>
          </table:table-cell>
          <table:table-cell office:value-type="float" office:value="-1088.7930272584" calcext:value-type="float">
            <text:p>-1088.7930272584</text:p>
          </table:table-cell>
          <table:table-cell office:value-type="float" office:value="-1090.3616786037" calcext:value-type="float">
            <text:p>-1090.3616786037</text:p>
          </table:table-cell>
          <table:table-cell office:value-type="float" office:value="-1090.84111595141" calcext:value-type="float">
            <text:p>-1090.8411159514</text:p>
          </table:table-cell>
          <table:table-cell office:value-type="float" office:value="-1247.94265666212" calcext:value-type="float">
            <text:p>-1247.942656662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3.6299383624337" calcext:value-type="float">
            <text:p>93.630</text:p>
          </table:table-cell>
          <table:table-cell table:style-name="ce5" office:value-type="float" office:value="72.5006748248757" calcext:value-type="float">
            <text:p>72.501</text:p>
          </table:table-cell>
          <table:table-cell office:value-type="float" office:value="71.313200075142" calcext:value-type="float">
            <text:p>71.3132000751</text:p>
          </table:table-cell>
          <table:table-cell office:value-type="float" office:value="33.2158609864666" calcext:value-type="float">
            <text:p>33.2158609865</text:p>
          </table:table-cell>
          <table:table-cell office:value-type="float" office:value="72.5164662037925" calcext:value-type="float">
            <text:p>72.5164662038</text:p>
          </table:table-cell>
          <table:table-cell office:value-type="float" office:value="66.543823033715" calcext:value-type="float">
            <text:p>66.5438230337</text:p>
          </table:table-cell>
          <table:table-cell office:value-type="float" office:value="69.7208606781678" calcext:value-type="float">
            <text:p>69.7208606782</text:p>
          </table:table-cell>
          <table:table-cell office:value-type="float" office:value="71.2358213136456" calcext:value-type="float">
            <text:p>71.2358213136</text:p>
          </table:table-cell>
          <table:table-cell office:value-type="float" office:value="65.783732948016" calcext:value-type="float">
            <text:p>65.783732948</text:p>
          </table:table-cell>
          <table:table-cell office:value-type="float" office:value="72.1960001071579" calcext:value-type="float">
            <text:p>72.1960001072</text:p>
          </table:table-cell>
          <table:table-cell office:value-type="float" office:value="76.8628427013898" calcext:value-type="float">
            <text:p>76.8628427014</text:p>
          </table:table-cell>
          <table:table-cell office:value-type="float" office:value="67.4491308652122" calcext:value-type="float">
            <text:p>67.4491308652</text:p>
          </table:table-cell>
          <table:table-cell office:value-type="float" office:value="-1235.65143062301" calcext:value-type="float">
            <text:p>-1235.651430623</text:p>
          </table:table-cell>
          <table:table-cell office:value-type="float" office:value="-1207.91314141479" calcext:value-type="float">
            <text:p>-1207.9131414148</text:p>
          </table:table-cell>
          <table:table-cell office:value-type="float" office:value="-1099.96502629208" calcext:value-type="float">
            <text:p>-1099.9650262921</text:p>
          </table:table-cell>
          <table:table-cell office:value-type="float" office:value="-1025.96474121936" calcext:value-type="float">
            <text:p>-1025.9647412194</text:p>
          </table:table-cell>
          <table:table-cell office:value-type="float" office:value="-1155.99079056283" calcext:value-type="float">
            <text:p>-1155.9907905628</text:p>
          </table:table-cell>
          <table:table-cell office:value-type="float" office:value="-1206.18351060777" calcext:value-type="float">
            <text:p>-1206.183510607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3.4873697527091" calcext:value-type="float">
            <text:p>93.487</text:p>
          </table:table-cell>
          <table:table-cell table:style-name="ce5" office:value-type="float" office:value="72.3366475168888" calcext:value-type="float">
            <text:p>72.337</text:p>
          </table:table-cell>
          <table:table-cell office:value-type="float" office:value="72.067121802555" calcext:value-type="float">
            <text:p>72.0671218026</text:p>
          </table:table-cell>
          <table:table-cell office:value-type="float" office:value="33.0431726538803" calcext:value-type="float">
            <text:p>33.0431726539</text:p>
          </table:table-cell>
          <table:table-cell office:value-type="float" office:value="76.1056724082669" calcext:value-type="float">
            <text:p>76.1056724083</text:p>
          </table:table-cell>
          <table:table-cell office:value-type="float" office:value="67.7640588464746" calcext:value-type="float">
            <text:p>67.7640588465</text:p>
          </table:table-cell>
          <table:table-cell office:value-type="float" office:value="73.8920872490791" calcext:value-type="float">
            <text:p>73.8920872491</text:p>
          </table:table-cell>
          <table:table-cell office:value-type="float" office:value="70.8021632113745" calcext:value-type="float">
            <text:p>70.8021632114</text:p>
          </table:table-cell>
          <table:table-cell office:value-type="float" office:value="67.9598613876591" calcext:value-type="float">
            <text:p>67.9598613877</text:p>
          </table:table-cell>
          <table:table-cell office:value-type="float" office:value="74.2542669726118" calcext:value-type="float">
            <text:p>74.2542669726</text:p>
          </table:table-cell>
          <table:table-cell office:value-type="float" office:value="74.2812105906095" calcext:value-type="float">
            <text:p>74.2812105906</text:p>
          </table:table-cell>
          <table:table-cell office:value-type="float" office:value="68.6823480702327" calcext:value-type="float">
            <text:p>68.6823480702</text:p>
          </table:table-cell>
          <table:table-cell office:value-type="float" office:value="-1160.58525725802" calcext:value-type="float">
            <text:p>-1160.585257258</text:p>
          </table:table-cell>
          <table:table-cell office:value-type="float" office:value="-1158.11164812751" calcext:value-type="float">
            <text:p>-1158.1116481275</text:p>
          </table:table-cell>
          <table:table-cell office:value-type="float" office:value="-1074.7713332023" calcext:value-type="float">
            <text:p>-1074.7713332023</text:p>
          </table:table-cell>
          <table:table-cell office:value-type="float" office:value="-999.031264619854" calcext:value-type="float">
            <text:p>-999.0312646199</text:p>
          </table:table-cell>
          <table:table-cell office:value-type="float" office:value="-1058.52924253196" calcext:value-type="float">
            <text:p>-1058.529242532</text:p>
          </table:table-cell>
          <table:table-cell office:value-type="float" office:value="-1246.89414959357" calcext:value-type="float">
            <text:p>-1246.894149593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0.3357674078486" calcext:value-type="float">
            <text:p>90.336</text:p>
          </table:table-cell>
          <table:table-cell table:style-name="ce5" office:value-type="float" office:value="72.0508420646002" calcext:value-type="float">
            <text:p>72.051</text:p>
          </table:table-cell>
          <table:table-cell office:value-type="float" office:value="71.6306909504844" calcext:value-type="float">
            <text:p>71.6306909505</text:p>
          </table:table-cell>
          <table:table-cell office:value-type="float" office:value="50.1926770206258" calcext:value-type="float">
            <text:p>50.1926770206</text:p>
          </table:table-cell>
          <table:table-cell office:value-type="float" office:value="73.838202244661" calcext:value-type="float">
            <text:p>73.8382022447</text:p>
          </table:table-cell>
          <table:table-cell office:value-type="float" office:value="64.6364962344205" calcext:value-type="float">
            <text:p>64.6364962344</text:p>
          </table:table-cell>
          <table:table-cell office:value-type="float" office:value="70.5557622113864" calcext:value-type="float">
            <text:p>70.5557622114</text:p>
          </table:table-cell>
          <table:table-cell office:value-type="float" office:value="72.8892402880323" calcext:value-type="float">
            <text:p>72.889240288</text:p>
          </table:table-cell>
          <table:table-cell office:value-type="float" office:value="65.1944964372896" calcext:value-type="float">
            <text:p>65.1944964373</text:p>
          </table:table-cell>
          <table:table-cell office:value-type="float" office:value="73.0778128652433" calcext:value-type="float">
            <text:p>73.0778128652</text:p>
          </table:table-cell>
          <table:table-cell office:value-type="float" office:value="75.4504816555113" calcext:value-type="float">
            <text:p>75.4504816555</text:p>
          </table:table-cell>
          <table:table-cell office:value-type="float" office:value="69.703382765026" calcext:value-type="float">
            <text:p>69.703382765</text:p>
          </table:table-cell>
          <table:table-cell office:value-type="float" office:value="-1218.08522391148" calcext:value-type="float">
            <text:p>-1218.0852239115</text:p>
          </table:table-cell>
          <table:table-cell office:value-type="float" office:value="-1215.31796102184" calcext:value-type="float">
            <text:p>-1215.3179610219</text:p>
          </table:table-cell>
          <table:table-cell office:value-type="float" office:value="-1078.67532048592" calcext:value-type="float">
            <text:p>-1078.6753204859</text:p>
          </table:table-cell>
          <table:table-cell office:value-type="float" office:value="-1051.76636265862" calcext:value-type="float">
            <text:p>-1051.7663626586</text:p>
          </table:table-cell>
          <table:table-cell office:value-type="float" office:value="-1127.18678698006" calcext:value-type="float">
            <text:p>-1127.1867869801</text:p>
          </table:table-cell>
          <table:table-cell office:value-type="float" office:value="-1278.4357123175" calcext:value-type="float">
            <text:p>-1278.43571231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3.5926907580533" calcext:value-type="float">
            <text:p>93.593</text:p>
          </table:table-cell>
          <table:table-cell table:style-name="ce5" office:value-type="float" office:value="74.4577322783389" calcext:value-type="float">
            <text:p>74.458</text:p>
          </table:table-cell>
          <table:table-cell office:value-type="float" office:value="73.3430874784628" calcext:value-type="float">
            <text:p>73.3430874785</text:p>
          </table:table-cell>
          <table:table-cell office:value-type="float" office:value="41.0701839384724" calcext:value-type="float">
            <text:p>41.0701839385</text:p>
          </table:table-cell>
          <table:table-cell office:value-type="float" office:value="73.7973028120118" calcext:value-type="float">
            <text:p>73.797302812</text:p>
          </table:table-cell>
          <table:table-cell office:value-type="float" office:value="63.2892164157768" calcext:value-type="float">
            <text:p>63.2892164158</text:p>
          </table:table-cell>
          <table:table-cell office:value-type="float" office:value="71.3152686876121" calcext:value-type="float">
            <text:p>71.3152686876</text:p>
          </table:table-cell>
          <table:table-cell office:value-type="float" office:value="72.5848090129609" calcext:value-type="float">
            <text:p>72.584809013</text:p>
          </table:table-cell>
          <table:table-cell office:value-type="float" office:value="68.1377161242226" calcext:value-type="float">
            <text:p>68.1377161242</text:p>
          </table:table-cell>
          <table:table-cell office:value-type="float" office:value="72.3279589146804" calcext:value-type="float">
            <text:p>72.3279589147</text:p>
          </table:table-cell>
          <table:table-cell office:value-type="float" office:value="74.8368433847229" calcext:value-type="float">
            <text:p>74.8368433847</text:p>
          </table:table-cell>
          <table:table-cell office:value-type="float" office:value="67.3364787289397" calcext:value-type="float">
            <text:p>67.3364787289</text:p>
          </table:table-cell>
          <table:table-cell office:value-type="float" office:value="-1144.05361561168" calcext:value-type="float">
            <text:p>-1144.0536156117</text:p>
          </table:table-cell>
          <table:table-cell office:value-type="float" office:value="-1102.70509423115" calcext:value-type="float">
            <text:p>-1102.7050942312</text:p>
          </table:table-cell>
          <table:table-cell office:value-type="float" office:value="-1016.53096512983" calcext:value-type="float">
            <text:p>-1016.5309651298</text:p>
          </table:table-cell>
          <table:table-cell office:value-type="float" office:value="-994.763365791646" calcext:value-type="float">
            <text:p>-994.7633657916</text:p>
          </table:table-cell>
          <table:table-cell office:value-type="float" office:value="-1098.23123087131" calcext:value-type="float">
            <text:p>-1098.2312308713</text:p>
          </table:table-cell>
          <table:table-cell office:value-type="float" office:value="-1174.4464194201" calcext:value-type="float">
            <text:p>-1174.44641942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3.585962301814" calcext:value-type="float">
            <text:p>93.586</text:p>
          </table:table-cell>
          <table:table-cell table:style-name="ce5" office:value-type="float" office:value="72.8203834824404" calcext:value-type="float">
            <text:p>72.820</text:p>
          </table:table-cell>
          <table:table-cell office:value-type="float" office:value="72.4863099827941" calcext:value-type="float">
            <text:p>72.4863099828</text:p>
          </table:table-cell>
          <table:table-cell office:value-type="float" office:value="57.0749077460595" calcext:value-type="float">
            <text:p>57.0749077461</text:p>
          </table:table-cell>
          <table:table-cell office:value-type="float" office:value="73.7159175877168" calcext:value-type="float">
            <text:p>73.7159175877</text:p>
          </table:table-cell>
          <table:table-cell office:value-type="float" office:value="60.0666633864372" calcext:value-type="float">
            <text:p>60.0666633864</text:p>
          </table:table-cell>
          <table:table-cell office:value-type="float" office:value="72.6911901567945" calcext:value-type="float">
            <text:p>72.6911901568</text:p>
          </table:table-cell>
          <table:table-cell office:value-type="float" office:value="73.1431508896826" calcext:value-type="float">
            <text:p>73.1431508897</text:p>
          </table:table-cell>
          <table:table-cell office:value-type="float" office:value="68.3418221321677" calcext:value-type="float">
            <text:p>68.3418221322</text:p>
          </table:table-cell>
          <table:table-cell office:value-type="float" office:value="71.6381938157316" calcext:value-type="float">
            <text:p>71.6381938157</text:p>
          </table:table-cell>
          <table:table-cell office:value-type="float" office:value="75.72822379255" calcext:value-type="float">
            <text:p>75.7282237926</text:p>
          </table:table-cell>
          <table:table-cell office:value-type="float" office:value="67.9963298959189" calcext:value-type="float">
            <text:p>67.9963298959</text:p>
          </table:table-cell>
          <table:table-cell office:value-type="float" office:value="-1176.31150460582" calcext:value-type="float">
            <text:p>-1176.3115046058</text:p>
          </table:table-cell>
          <table:table-cell office:value-type="float" office:value="-1146.42251381641" calcext:value-type="float">
            <text:p>-1146.4225138164</text:p>
          </table:table-cell>
          <table:table-cell office:value-type="float" office:value="-1023.43342130809" calcext:value-type="float">
            <text:p>-1023.4334213081</text:p>
          </table:table-cell>
          <table:table-cell office:value-type="float" office:value="-1008.6995471964" calcext:value-type="float">
            <text:p>-1008.6995471964</text:p>
          </table:table-cell>
          <table:table-cell office:value-type="float" office:value="-1079.66235216457" calcext:value-type="float">
            <text:p>-1079.6623521646</text:p>
          </table:table-cell>
          <table:table-cell office:value-type="float" office:value="-1217.79721749396" calcext:value-type="float">
            <text:p>-1217.79721749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1.3772334792431" calcext:value-type="float">
            <text:p>91.377</text:p>
          </table:table-cell>
          <table:table-cell table:style-name="ce5" office:value-type="float" office:value="73.7941959790935" calcext:value-type="float">
            <text:p>73.794</text:p>
          </table:table-cell>
          <table:table-cell office:value-type="float" office:value="72.1666376743728" calcext:value-type="float">
            <text:p>72.1666376744</text:p>
          </table:table-cell>
          <table:table-cell office:value-type="float" office:value="58.1711748851003" calcext:value-type="float">
            <text:p>58.1711748851</text:p>
          </table:table-cell>
          <table:table-cell office:value-type="float" office:value="75.834640420396" calcext:value-type="float">
            <text:p>75.8346404204</text:p>
          </table:table-cell>
          <table:table-cell office:value-type="float" office:value="59.2322665374353" calcext:value-type="float">
            <text:p>59.2322665374</text:p>
          </table:table-cell>
          <table:table-cell office:value-type="float" office:value="73.5639048107887" calcext:value-type="float">
            <text:p>73.5639048108</text:p>
          </table:table-cell>
          <table:table-cell office:value-type="float" office:value="74.8214034728417" calcext:value-type="float">
            <text:p>74.8214034728</text:p>
          </table:table-cell>
          <table:table-cell office:value-type="float" office:value="69.2419981031812" calcext:value-type="float">
            <text:p>69.2419981032</text:p>
          </table:table-cell>
          <table:table-cell office:value-type="float" office:value="72.3596530547232" calcext:value-type="float">
            <text:p>72.3596530547</text:p>
          </table:table-cell>
          <table:table-cell office:value-type="float" office:value="76.7438769901116" calcext:value-type="float">
            <text:p>76.7438769901</text:p>
          </table:table-cell>
          <table:table-cell office:value-type="float" office:value="66.8935071681842" calcext:value-type="float">
            <text:p>66.8935071682</text:p>
          </table:table-cell>
          <table:table-cell office:value-type="float" office:value="-1283.41750210741" calcext:value-type="float">
            <text:p>-1283.4175021074</text:p>
          </table:table-cell>
          <table:table-cell office:value-type="float" office:value="-1272.92882466831" calcext:value-type="float">
            <text:p>-1272.9288246683</text:p>
          </table:table-cell>
          <table:table-cell office:value-type="float" office:value="-1100.52196499316" calcext:value-type="float">
            <text:p>-1100.5219649932</text:p>
          </table:table-cell>
          <table:table-cell office:value-type="float" office:value="-1085.49028315213" calcext:value-type="float">
            <text:p>-1085.4902831521</text:p>
          </table:table-cell>
          <table:table-cell office:value-type="float" office:value="-1163.7046455217" calcext:value-type="float">
            <text:p>-1163.7046455217</text:p>
          </table:table-cell>
          <table:table-cell office:value-type="float" office:value="-1352.43530816705" calcext:value-type="float">
            <text:p>-1352.435308167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3.5555547261139" calcext:value-type="float">
            <text:p>93.556</text:p>
          </table:table-cell>
          <table:table-cell table:style-name="ce5" office:value-type="float" office:value="72.8605100908781" calcext:value-type="float">
            <text:p>72.861</text:p>
          </table:table-cell>
          <table:table-cell office:value-type="float" office:value="71.1042915850845" calcext:value-type="float">
            <text:p>71.1042915851</text:p>
          </table:table-cell>
          <table:table-cell office:value-type="float" office:value="57.7165420104227" calcext:value-type="float">
            <text:p>57.7165420104</text:p>
          </table:table-cell>
          <table:table-cell office:value-type="float" office:value="75.962862177771" calcext:value-type="float">
            <text:p>75.9628621778</text:p>
          </table:table-cell>
          <table:table-cell office:value-type="float" office:value="51.1983640987555" calcext:value-type="float">
            <text:p>51.1983640988</text:p>
          </table:table-cell>
          <table:table-cell office:value-type="float" office:value="68.9406746988308" calcext:value-type="float">
            <text:p>68.9406746988</text:p>
          </table:table-cell>
          <table:table-cell office:value-type="float" office:value="70.8445095935503" calcext:value-type="float">
            <text:p>70.8445095936</text:p>
          </table:table-cell>
          <table:table-cell office:value-type="float" office:value="67.4885164939212" calcext:value-type="float">
            <text:p>67.4885164939</text:p>
          </table:table-cell>
          <table:table-cell office:value-type="float" office:value="73.7030980525819" calcext:value-type="float">
            <text:p>73.7030980526</text:p>
          </table:table-cell>
          <table:table-cell office:value-type="float" office:value="73.4663908159565" calcext:value-type="float">
            <text:p>73.466390816</text:p>
          </table:table-cell>
          <table:table-cell office:value-type="float" office:value="69.079456349966" calcext:value-type="float">
            <text:p>69.07945635</text:p>
          </table:table-cell>
          <table:table-cell office:value-type="float" office:value="-1143.63608142782" calcext:value-type="float">
            <text:p>-1143.6360814278</text:p>
          </table:table-cell>
          <table:table-cell office:value-type="float" office:value="-1169.9731083543" calcext:value-type="float">
            <text:p>-1169.9731083543</text:p>
          </table:table-cell>
          <table:table-cell office:value-type="float" office:value="-1031.09358819435" calcext:value-type="float">
            <text:p>-1031.0935881944</text:p>
          </table:table-cell>
          <table:table-cell office:value-type="float" office:value="-970.652055407937" calcext:value-type="float">
            <text:p>-970.6520554079</text:p>
          </table:table-cell>
          <table:table-cell office:value-type="float" office:value="-1133.85963421172" calcext:value-type="float">
            <text:p>-1133.8596342117</text:p>
          </table:table-cell>
          <table:table-cell office:value-type="float" office:value="-1244.21685251318" calcext:value-type="float">
            <text:p>-1244.216852513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3.4584145077776" calcext:value-type="float">
            <text:p>93.458</text:p>
          </table:table-cell>
          <table:table-cell table:style-name="ce5" office:value-type="float" office:value="70.9592684603398" calcext:value-type="float">
            <text:p>70.959</text:p>
          </table:table-cell>
          <table:table-cell office:value-type="float" office:value="71.4117133369657" calcext:value-type="float">
            <text:p>71.411713337</text:p>
          </table:table-cell>
          <table:table-cell office:value-type="float" office:value="60.2822509134123" calcext:value-type="float">
            <text:p>60.2822509134</text:p>
          </table:table-cell>
          <table:table-cell office:value-type="float" office:value="74.5644018215676" calcext:value-type="float">
            <text:p>74.5644018216</text:p>
          </table:table-cell>
          <table:table-cell office:value-type="float" office:value="57.882248236213" calcext:value-type="float">
            <text:p>57.8822482362</text:p>
          </table:table-cell>
          <table:table-cell office:value-type="float" office:value="74.5430744988848" calcext:value-type="float">
            <text:p>74.5430744989</text:p>
          </table:table-cell>
          <table:table-cell office:value-type="float" office:value="73.7840573815343" calcext:value-type="float">
            <text:p>73.7840573815</text:p>
          </table:table-cell>
          <table:table-cell office:value-type="float" office:value="69.0370866706433" calcext:value-type="float">
            <text:p>69.0370866706</text:p>
          </table:table-cell>
          <table:table-cell office:value-type="float" office:value="75.4039950251596" calcext:value-type="float">
            <text:p>75.4039950252</text:p>
          </table:table-cell>
          <table:table-cell office:value-type="float" office:value="72.5095258061251" calcext:value-type="float">
            <text:p>72.5095258061</text:p>
          </table:table-cell>
          <table:table-cell office:value-type="float" office:value="68.3380278666032" calcext:value-type="float">
            <text:p>68.3380278666</text:p>
          </table:table-cell>
          <table:table-cell office:value-type="float" office:value="-1178.82239916058" calcext:value-type="float">
            <text:p>-1178.8223991606</text:p>
          </table:table-cell>
          <table:table-cell office:value-type="float" office:value="-1235.63035773631" calcext:value-type="float">
            <text:p>-1235.6303577363</text:p>
          </table:table-cell>
          <table:table-cell office:value-type="float" office:value="-1101.00582010128" calcext:value-type="float">
            <text:p>-1101.0058201013</text:p>
          </table:table-cell>
          <table:table-cell office:value-type="float" office:value="-1032.13946228461" calcext:value-type="float">
            <text:p>-1032.1394622846</text:p>
          </table:table-cell>
          <table:table-cell office:value-type="float" office:value="-1097.71579677344" calcext:value-type="float">
            <text:p>-1097.7157967734</text:p>
          </table:table-cell>
          <table:table-cell office:value-type="float" office:value="-1324.92778389443" calcext:value-type="float">
            <text:p>-1324.927783894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3.7074560808904" calcext:value-type="float">
            <text:p>93.707</text:p>
          </table:table-cell>
          <table:table-cell table:style-name="ce5" office:value-type="float" office:value="72.4262407423042" calcext:value-type="float">
            <text:p>72.426</text:p>
          </table:table-cell>
          <table:table-cell office:value-type="float" office:value="72.0956504797393" calcext:value-type="float">
            <text:p>72.0956504797</text:p>
          </table:table-cell>
          <table:table-cell office:value-type="float" office:value="64.8310387848949" calcext:value-type="float">
            <text:p>64.8310387849</text:p>
          </table:table-cell>
          <table:table-cell office:value-type="float" office:value="75.0306362054257" calcext:value-type="float">
            <text:p>75.0306362054</text:p>
          </table:table-cell>
          <table:table-cell office:value-type="float" office:value="59.3537632897994" calcext:value-type="float">
            <text:p>59.3537632898</text:p>
          </table:table-cell>
          <table:table-cell office:value-type="float" office:value="74.2572848403204" calcext:value-type="float">
            <text:p>74.2572848403</text:p>
          </table:table-cell>
          <table:table-cell office:value-type="float" office:value="73.954077603439" calcext:value-type="float">
            <text:p>73.9540776034</text:p>
          </table:table-cell>
          <table:table-cell office:value-type="float" office:value="69.3259337020156" calcext:value-type="float">
            <text:p>69.325933702</text:p>
          </table:table-cell>
          <table:table-cell office:value-type="float" office:value="73.1008862847324" calcext:value-type="float">
            <text:p>73.1008862847</text:p>
          </table:table-cell>
          <table:table-cell office:value-type="float" office:value="73.678462753328" calcext:value-type="float">
            <text:p>73.6784627533</text:p>
          </table:table-cell>
          <table:table-cell office:value-type="float" office:value="67.3964824893308" calcext:value-type="float">
            <text:p>67.3964824893</text:p>
          </table:table-cell>
          <table:table-cell office:value-type="float" office:value="-1190.9575363573" calcext:value-type="float">
            <text:p>-1190.9575363573</text:p>
          </table:table-cell>
          <table:table-cell office:value-type="float" office:value="-1142.62126635237" calcext:value-type="float">
            <text:p>-1142.6212663524</text:p>
          </table:table-cell>
          <table:table-cell office:value-type="float" office:value="-1038.02022521751" calcext:value-type="float">
            <text:p>-1038.0202252175</text:p>
          </table:table-cell>
          <table:table-cell office:value-type="float" office:value="-1007.20593613938" calcext:value-type="float">
            <text:p>-1007.2059361394</text:p>
          </table:table-cell>
          <table:table-cell office:value-type="float" office:value="-1058.35867582917" calcext:value-type="float">
            <text:p>-1058.3586758292</text:p>
          </table:table-cell>
          <table:table-cell office:value-type="float" office:value="-1244.33376308181" calcext:value-type="float">
            <text:p>-1244.33376308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3.6193313995886" calcext:value-type="float">
            <text:p>93.619</text:p>
          </table:table-cell>
          <table:table-cell table:style-name="ce5" office:value-type="float" office:value="73.2795792935314" calcext:value-type="float">
            <text:p>73.280</text:p>
          </table:table-cell>
          <table:table-cell office:value-type="float" office:value="72.0913024503859" calcext:value-type="float">
            <text:p>72.0913024504</text:p>
          </table:table-cell>
          <table:table-cell office:value-type="float" office:value="64.3809527989305" calcext:value-type="float">
            <text:p>64.3809527989</text:p>
          </table:table-cell>
          <table:table-cell office:value-type="float" office:value="75.8100746791314" calcext:value-type="float">
            <text:p>75.8100746791</text:p>
          </table:table-cell>
          <table:table-cell office:value-type="float" office:value="58.9059700905258" calcext:value-type="float">
            <text:p>58.9059700905</text:p>
          </table:table-cell>
          <table:table-cell office:value-type="float" office:value="73.0758023809138" calcext:value-type="float">
            <text:p>73.0758023809</text:p>
          </table:table-cell>
          <table:table-cell office:value-type="float" office:value="74.6779136170046" calcext:value-type="float">
            <text:p>74.677913617</text:p>
          </table:table-cell>
          <table:table-cell office:value-type="float" office:value="69.2218881052143" calcext:value-type="float">
            <text:p>69.2218881052</text:p>
          </table:table-cell>
          <table:table-cell office:value-type="float" office:value="74.8899747874505" calcext:value-type="float">
            <text:p>74.8899747875</text:p>
          </table:table-cell>
          <table:table-cell office:value-type="float" office:value="74.1121760785913" calcext:value-type="float">
            <text:p>74.1121760786</text:p>
          </table:table-cell>
          <table:table-cell office:value-type="float" office:value="69.6061746977282" calcext:value-type="float">
            <text:p>69.6061746977</text:p>
          </table:table-cell>
          <table:table-cell office:value-type="float" office:value="-1160.84718645483" calcext:value-type="float">
            <text:p>-1160.8471864548</text:p>
          </table:table-cell>
          <table:table-cell office:value-type="float" office:value="-1092.54833517608" calcext:value-type="float">
            <text:p>-1092.5483351761</text:p>
          </table:table-cell>
          <table:table-cell office:value-type="float" office:value="-995.888997982791" calcext:value-type="float">
            <text:p>-995.8889979828</text:p>
          </table:table-cell>
          <table:table-cell office:value-type="float" office:value="-946.397492863864" calcext:value-type="float">
            <text:p>-946.3974928639</text:p>
          </table:table-cell>
          <table:table-cell office:value-type="float" office:value="-1067.25972724986" calcext:value-type="float">
            <text:p>-1067.2597272499</text:p>
          </table:table-cell>
          <table:table-cell office:value-type="float" office:value="-1159.33212830746" calcext:value-type="float">
            <text:p>-1159.332128307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3.5537164943497" calcext:value-type="float">
            <text:p>93.554</text:p>
          </table:table-cell>
          <table:table-cell table:style-name="ce5" office:value-type="float" office:value="71.6446756150642" calcext:value-type="float">
            <text:p>71.645</text:p>
          </table:table-cell>
          <table:table-cell office:value-type="float" office:value="72.4250441172426" calcext:value-type="float">
            <text:p>72.4250441172</text:p>
          </table:table-cell>
          <table:table-cell office:value-type="float" office:value="64.8594383094189" calcext:value-type="float">
            <text:p>64.8594383094</text:p>
          </table:table-cell>
          <table:table-cell office:value-type="float" office:value="75.498418451999" calcext:value-type="float">
            <text:p>75.498418452</text:p>
          </table:table-cell>
          <table:table-cell office:value-type="float" office:value="65.4950349601311" calcext:value-type="float">
            <text:p>65.4950349601</text:p>
          </table:table-cell>
          <table:table-cell office:value-type="float" office:value="72.4095781841182" calcext:value-type="float">
            <text:p>72.4095781841</text:p>
          </table:table-cell>
          <table:table-cell office:value-type="float" office:value="70.4231579984953" calcext:value-type="float">
            <text:p>70.4231579985</text:p>
          </table:table-cell>
          <table:table-cell office:value-type="float" office:value="69.2734158204675" calcext:value-type="float">
            <text:p>69.2734158205</text:p>
          </table:table-cell>
          <table:table-cell office:value-type="float" office:value="74.1870262316201" calcext:value-type="float">
            <text:p>74.1870262316</text:p>
          </table:table-cell>
          <table:table-cell office:value-type="float" office:value="71.0034827607968" calcext:value-type="float">
            <text:p>71.0034827608</text:p>
          </table:table-cell>
          <table:table-cell office:value-type="float" office:value="65.8361491477237" calcext:value-type="float">
            <text:p>65.8361491477</text:p>
          </table:table-cell>
          <table:table-cell office:value-type="float" office:value="-1125.66096118362" calcext:value-type="float">
            <text:p>-1125.6609611836</text:p>
          </table:table-cell>
          <table:table-cell office:value-type="float" office:value="-1065.70725606445" calcext:value-type="float">
            <text:p>-1065.7072560645</text:p>
          </table:table-cell>
          <table:table-cell office:value-type="float" office:value="-931.309947037843" calcext:value-type="float">
            <text:p>-931.3099470378</text:p>
          </table:table-cell>
          <table:table-cell office:value-type="float" office:value="-898.642508666779" calcext:value-type="float">
            <text:p>-898.6425086668</text:p>
          </table:table-cell>
          <table:table-cell office:value-type="float" office:value="-1009.11559416363" calcext:value-type="float">
            <text:p>-1009.1155941636</text:p>
          </table:table-cell>
          <table:table-cell office:value-type="float" office:value="-1143.00934830444" calcext:value-type="float">
            <text:p>-1143.009348304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3.5711358903004" calcext:value-type="float">
            <text:p>93.571</text:p>
          </table:table-cell>
          <table:table-cell table:style-name="ce5" office:value-type="float" office:value="72.8012962808965" calcext:value-type="float">
            <text:p>72.801</text:p>
          </table:table-cell>
          <table:table-cell office:value-type="float" office:value="73.272213013738" calcext:value-type="float">
            <text:p>73.2722130137</text:p>
          </table:table-cell>
          <table:table-cell office:value-type="float" office:value="66.9560564149165" calcext:value-type="float">
            <text:p>66.9560564149</text:p>
          </table:table-cell>
          <table:table-cell office:value-type="float" office:value="75.7583182688651" calcext:value-type="float">
            <text:p>75.7583182689</text:p>
          </table:table-cell>
          <table:table-cell office:value-type="float" office:value="59.9739059520916" calcext:value-type="float">
            <text:p>59.9739059521</text:p>
          </table:table-cell>
          <table:table-cell office:value-type="float" office:value="72.8678419564191" calcext:value-type="float">
            <text:p>72.8678419564</text:p>
          </table:table-cell>
          <table:table-cell office:value-type="float" office:value="71.0388534686274" calcext:value-type="float">
            <text:p>71.0388534686</text:p>
          </table:table-cell>
          <table:table-cell office:value-type="float" office:value="68.9786809391146" calcext:value-type="float">
            <text:p>68.9786809391</text:p>
          </table:table-cell>
          <table:table-cell office:value-type="float" office:value="72.0972579721716" calcext:value-type="float">
            <text:p>72.0972579722</text:p>
          </table:table-cell>
          <table:table-cell office:value-type="float" office:value="71.6111870400228" calcext:value-type="float">
            <text:p>71.61118704</text:p>
          </table:table-cell>
          <table:table-cell office:value-type="float" office:value="69.5364183848739" calcext:value-type="float">
            <text:p>69.5364183849</text:p>
          </table:table-cell>
          <table:table-cell office:value-type="float" office:value="-1152.16042814289" calcext:value-type="float">
            <text:p>-1152.1604281429</text:p>
          </table:table-cell>
          <table:table-cell office:value-type="float" office:value="-1115.51245750787" calcext:value-type="float">
            <text:p>-1115.5124575079</text:p>
          </table:table-cell>
          <table:table-cell office:value-type="float" office:value="-983.761990658877" calcext:value-type="float">
            <text:p>-983.7619906589</text:p>
          </table:table-cell>
          <table:table-cell office:value-type="float" office:value="-954.135102375026" calcext:value-type="float">
            <text:p>-954.135102375</text:p>
          </table:table-cell>
          <table:table-cell office:value-type="float" office:value="-1089.49310144854" calcext:value-type="float">
            <text:p>-1089.4931014485</text:p>
          </table:table-cell>
          <table:table-cell office:value-type="float" office:value="-1200.88021065427" calcext:value-type="float">
            <text:p>-1200.880210654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1.1034066839336" calcext:value-type="float">
            <text:p>91.103</text:p>
          </table:table-cell>
          <table:table-cell table:style-name="ce5" office:value-type="float" office:value="72.3793638411751" calcext:value-type="float">
            <text:p>72.379</text:p>
          </table:table-cell>
          <table:table-cell office:value-type="float" office:value="73.2726399705657" calcext:value-type="float">
            <text:p>73.2726399706</text:p>
          </table:table-cell>
          <table:table-cell office:value-type="float" office:value="67.6049449128109" calcext:value-type="float">
            <text:p>67.6049449128</text:p>
          </table:table-cell>
          <table:table-cell office:value-type="float" office:value="74.5989967838813" calcext:value-type="float">
            <text:p>74.5989967839</text:p>
          </table:table-cell>
          <table:table-cell office:value-type="float" office:value="59.7071653435653" calcext:value-type="float">
            <text:p>59.7071653436</text:p>
          </table:table-cell>
          <table:table-cell office:value-type="float" office:value="70.3254091577209" calcext:value-type="float">
            <text:p>70.3254091577</text:p>
          </table:table-cell>
          <table:table-cell office:value-type="float" office:value="71.3713584447576" calcext:value-type="float">
            <text:p>71.3713584448</text:p>
          </table:table-cell>
          <table:table-cell office:value-type="float" office:value="70.2596017601669" calcext:value-type="float">
            <text:p>70.2596017602</text:p>
          </table:table-cell>
          <table:table-cell office:value-type="float" office:value="72.6530790805341" calcext:value-type="float">
            <text:p>72.6530790805</text:p>
          </table:table-cell>
          <table:table-cell office:value-type="float" office:value="71.849105132659" calcext:value-type="float">
            <text:p>71.8491051327</text:p>
          </table:table-cell>
          <table:table-cell office:value-type="float" office:value="69.9058588509085" calcext:value-type="float">
            <text:p>69.9058588509</text:p>
          </table:table-cell>
          <table:table-cell office:value-type="float" office:value="-1188.35126869625" calcext:value-type="float">
            <text:p>-1188.3512686963</text:p>
          </table:table-cell>
          <table:table-cell office:value-type="float" office:value="-1194.76493259729" calcext:value-type="float">
            <text:p>-1194.7649325973</text:p>
          </table:table-cell>
          <table:table-cell office:value-type="float" office:value="-1006.41944197317" calcext:value-type="float">
            <text:p>-1006.4194419732</text:p>
          </table:table-cell>
          <table:table-cell office:value-type="float" office:value="-994.801679732173" calcext:value-type="float">
            <text:p>-994.8016797322</text:p>
          </table:table-cell>
          <table:table-cell office:value-type="float" office:value="-1057.14671481567" calcext:value-type="float">
            <text:p>-1057.1467148157</text:p>
          </table:table-cell>
          <table:table-cell office:value-type="float" office:value="-1303.09917326094" calcext:value-type="float">
            <text:p>-1303.099173260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3.5650330810566" calcext:value-type="float">
            <text:p>93.565</text:p>
          </table:table-cell>
          <table:table-cell table:style-name="ce5" office:value-type="float" office:value="73.4427853044426" calcext:value-type="float">
            <text:p>73.443</text:p>
          </table:table-cell>
          <table:table-cell office:value-type="float" office:value="73.3099844760674" calcext:value-type="float">
            <text:p>73.3099844761</text:p>
          </table:table-cell>
          <table:table-cell office:value-type="float" office:value="69.7759119438721" calcext:value-type="float">
            <text:p>69.7759119439</text:p>
          </table:table-cell>
          <table:table-cell office:value-type="float" office:value="73.1483659206815" calcext:value-type="float">
            <text:p>73.1483659207</text:p>
          </table:table-cell>
          <table:table-cell office:value-type="float" office:value="65.9602608420606" calcext:value-type="float">
            <text:p>65.9602608421</text:p>
          </table:table-cell>
          <table:table-cell office:value-type="float" office:value="69.9146420169322" calcext:value-type="float">
            <text:p>69.9146420169</text:p>
          </table:table-cell>
          <table:table-cell office:value-type="float" office:value="72.0091636780545" calcext:value-type="float">
            <text:p>72.0091636781</text:p>
          </table:table-cell>
          <table:table-cell office:value-type="float" office:value="71.4914959761917" calcext:value-type="float">
            <text:p>71.4914959762</text:p>
          </table:table-cell>
          <table:table-cell office:value-type="float" office:value="74.322709667051" calcext:value-type="float">
            <text:p>74.3227096671</text:p>
          </table:table-cell>
          <table:table-cell office:value-type="float" office:value="71.8568928989123" calcext:value-type="float">
            <text:p>71.8568928989</text:p>
          </table:table-cell>
          <table:table-cell office:value-type="float" office:value="66.425148498465" calcext:value-type="float">
            <text:p>66.4251484985</text:p>
          </table:table-cell>
          <table:table-cell office:value-type="float" office:value="-1143.21093959492" calcext:value-type="float">
            <text:p>-1143.2109395949</text:p>
          </table:table-cell>
          <table:table-cell office:value-type="float" office:value="-1114.25152110081" calcext:value-type="float">
            <text:p>-1114.2515211008</text:p>
          </table:table-cell>
          <table:table-cell office:value-type="float" office:value="-916.915500094473" calcext:value-type="float">
            <text:p>-916.9155000945</text:p>
          </table:table-cell>
          <table:table-cell office:value-type="float" office:value="-954.677529602983" calcext:value-type="float">
            <text:p>-954.677529603</text:p>
          </table:table-cell>
          <table:table-cell office:value-type="float" office:value="-1047.382566063" calcext:value-type="float">
            <text:p>-1047.382566063</text:p>
          </table:table-cell>
          <table:table-cell office:value-type="float" office:value="-1219.59608683623" calcext:value-type="float">
            <text:p>-1219.596086836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3.6831877778314" calcext:value-type="float">
            <text:p>93.683</text:p>
          </table:table-cell>
          <table:table-cell table:style-name="ce5" office:value-type="float" office:value="74.6970775815015" calcext:value-type="float">
            <text:p>74.697</text:p>
          </table:table-cell>
          <table:table-cell office:value-type="float" office:value="73.304656490255" calcext:value-type="float">
            <text:p>73.3046564903</text:p>
          </table:table-cell>
          <table:table-cell office:value-type="float" office:value="68.9313691472152" calcext:value-type="float">
            <text:p>68.9313691472</text:p>
          </table:table-cell>
          <table:table-cell office:value-type="float" office:value="73.6758729317339" calcext:value-type="float">
            <text:p>73.6758729317</text:p>
          </table:table-cell>
          <table:table-cell office:value-type="float" office:value="62.4827159397345" calcext:value-type="float">
            <text:p>62.4827159397</text:p>
          </table:table-cell>
          <table:table-cell office:value-type="float" office:value="71.0223658340154" calcext:value-type="float">
            <text:p>71.022365834</text:p>
          </table:table-cell>
          <table:table-cell office:value-type="float" office:value="68.4293322420058" calcext:value-type="float">
            <text:p>68.429332242</text:p>
          </table:table-cell>
          <table:table-cell office:value-type="float" office:value="71.023086390224" calcext:value-type="float">
            <text:p>71.0230863902</text:p>
          </table:table-cell>
          <table:table-cell office:value-type="float" office:value="75.0540065344504" calcext:value-type="float">
            <text:p>75.0540065345</text:p>
          </table:table-cell>
          <table:table-cell office:value-type="float" office:value="65.666358875327" calcext:value-type="float">
            <text:p>65.6663588753</text:p>
          </table:table-cell>
          <table:table-cell office:value-type="float" office:value="68.1630750438551" calcext:value-type="float">
            <text:p>68.1630750439</text:p>
          </table:table-cell>
          <table:table-cell office:value-type="float" office:value="-1188.20922367379" calcext:value-type="float">
            <text:p>-1188.2092236738</text:p>
          </table:table-cell>
          <table:table-cell office:value-type="float" office:value="-1246.48209046607" calcext:value-type="float">
            <text:p>-1246.4820904661</text:p>
          </table:table-cell>
          <table:table-cell office:value-type="float" office:value="-946.778738736896" calcext:value-type="float">
            <text:p>-946.7787387369</text:p>
          </table:table-cell>
          <table:table-cell office:value-type="float" office:value="-1024.10252857262" calcext:value-type="float">
            <text:p>-1024.1025285726</text:p>
          </table:table-cell>
          <table:table-cell office:value-type="float" office:value="-1099.84551968337" calcext:value-type="float">
            <text:p>-1099.8455196834</text:p>
          </table:table-cell>
          <table:table-cell office:value-type="float" office:value="-1330.74393708957" calcext:value-type="float">
            <text:p>-1330.743937089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3.7028752007233" calcext:value-type="float">
            <text:p>93.703</text:p>
          </table:table-cell>
          <table:table-cell table:style-name="ce5" office:value-type="float" office:value="73.2540286432176" calcext:value-type="float">
            <text:p>73.254</text:p>
          </table:table-cell>
          <table:table-cell office:value-type="float" office:value="71.780484835885" calcext:value-type="float">
            <text:p>71.7804848359</text:p>
          </table:table-cell>
          <table:table-cell office:value-type="float" office:value="69.7117945924041" calcext:value-type="float">
            <text:p>69.7117945924</text:p>
          </table:table-cell>
          <table:table-cell office:value-type="float" office:value="72.3031029217881" calcext:value-type="float">
            <text:p>72.3031029218</text:p>
          </table:table-cell>
          <table:table-cell office:value-type="float" office:value="69.2092645338834" calcext:value-type="float">
            <text:p>69.2092645339</text:p>
          </table:table-cell>
          <table:table-cell office:value-type="float" office:value="64.9802839115111" calcext:value-type="float">
            <text:p>64.9802839115</text:p>
          </table:table-cell>
          <table:table-cell office:value-type="float" office:value="69.9095526015341" calcext:value-type="float">
            <text:p>69.9095526015</text:p>
          </table:table-cell>
          <table:table-cell office:value-type="float" office:value="71.4473635518551" calcext:value-type="float">
            <text:p>71.4473635519</text:p>
          </table:table-cell>
          <table:table-cell office:value-type="float" office:value="74.6673670050594" calcext:value-type="float">
            <text:p>74.6673670051</text:p>
          </table:table-cell>
          <table:table-cell office:value-type="float" office:value="68.0642710547815" calcext:value-type="float">
            <text:p>68.0642710548</text:p>
          </table:table-cell>
          <table:table-cell office:value-type="float" office:value="66.2596310399131" calcext:value-type="float">
            <text:p>66.2596310399</text:p>
          </table:table-cell>
          <table:table-cell office:value-type="float" office:value="-1325.72557651212" calcext:value-type="float">
            <text:p>-1325.7255765121</text:p>
          </table:table-cell>
          <table:table-cell office:value-type="float" office:value="-1283.27732156953" calcext:value-type="float">
            <text:p>-1283.2773215695</text:p>
          </table:table-cell>
          <table:table-cell office:value-type="float" office:value="-1049.21023941499" calcext:value-type="float">
            <text:p>-1049.210239415</text:p>
          </table:table-cell>
          <table:table-cell office:value-type="float" office:value="-1124.32670914062" calcext:value-type="float">
            <text:p>-1124.3267091406</text:p>
          </table:table-cell>
          <table:table-cell office:value-type="float" office:value="-1131.72086643816" calcext:value-type="float">
            <text:p>-1131.7208664382</text:p>
          </table:table-cell>
          <table:table-cell office:value-type="float" office:value="-1403.74484086751" calcext:value-type="float">
            <text:p>-1403.74484086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3.7040526005013" calcext:value-type="float">
            <text:p>93.704</text:p>
          </table:table-cell>
          <table:table-cell table:style-name="ce5" office:value-type="float" office:value="69.4880219855608" calcext:value-type="float">
            <text:p>69.488</text:p>
          </table:table-cell>
          <table:table-cell office:value-type="float" office:value="72.5273651510384" calcext:value-type="float">
            <text:p>72.527365151</text:p>
          </table:table-cell>
          <table:table-cell office:value-type="float" office:value="72.2600000875639" calcext:value-type="float">
            <text:p>72.2600000876</text:p>
          </table:table-cell>
          <table:table-cell office:value-type="float" office:value="72.6098460536725" calcext:value-type="float">
            <text:p>72.6098460537</text:p>
          </table:table-cell>
          <table:table-cell office:value-type="float" office:value="67.7879870781657" calcext:value-type="float">
            <text:p>67.7879870782</text:p>
          </table:table-cell>
          <table:table-cell office:value-type="float" office:value="70.5333205708081" calcext:value-type="float">
            <text:p>70.5333205708</text:p>
          </table:table-cell>
          <table:table-cell office:value-type="float" office:value="71.5217456208534" calcext:value-type="float">
            <text:p>71.5217456209</text:p>
          </table:table-cell>
          <table:table-cell office:value-type="float" office:value="70.7205890983831" calcext:value-type="float">
            <text:p>70.7205890984</text:p>
          </table:table-cell>
          <table:table-cell office:value-type="float" office:value="74.5016160471886" calcext:value-type="float">
            <text:p>74.5016160472</text:p>
          </table:table-cell>
          <table:table-cell office:value-type="float" office:value="67.0235106543504" calcext:value-type="float">
            <text:p>67.0235106544</text:p>
          </table:table-cell>
          <table:table-cell office:value-type="float" office:value="67.7385181269066" calcext:value-type="float">
            <text:p>67.7385181269</text:p>
          </table:table-cell>
          <table:table-cell office:value-type="float" office:value="-1166.37285915206" calcext:value-type="float">
            <text:p>-1166.3728591521</text:p>
          </table:table-cell>
          <table:table-cell office:value-type="float" office:value="-1119.62316804435" calcext:value-type="float">
            <text:p>-1119.6231680444</text:p>
          </table:table-cell>
          <table:table-cell office:value-type="float" office:value="-947.02310937976" calcext:value-type="float">
            <text:p>-947.0231093798</text:p>
          </table:table-cell>
          <table:table-cell office:value-type="float" office:value="-902.277094873663" calcext:value-type="float">
            <text:p>-902.2770948737</text:p>
          </table:table-cell>
          <table:table-cell office:value-type="float" office:value="-1082.46440272953" calcext:value-type="float">
            <text:p>-1082.4644027295</text:p>
          </table:table-cell>
          <table:table-cell office:value-type="float" office:value="-1242.50395685373" calcext:value-type="float">
            <text:p>-1242.503956853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3.5972614314953" calcext:value-type="float">
            <text:p>93.597</text:p>
          </table:table-cell>
          <table:table-cell table:style-name="ce5" office:value-type="float" office:value="71.6485713347238" calcext:value-type="float">
            <text:p>71.649</text:p>
          </table:table-cell>
          <table:table-cell office:value-type="float" office:value="71.3010048196961" calcext:value-type="float">
            <text:p>71.3010048197</text:p>
          </table:table-cell>
          <table:table-cell office:value-type="float" office:value="71.0913724025202" calcext:value-type="float">
            <text:p>71.0913724025</text:p>
          </table:table-cell>
          <table:table-cell office:value-type="float" office:value="71.2161810077287" calcext:value-type="float">
            <text:p>71.2161810077</text:p>
          </table:table-cell>
          <table:table-cell office:value-type="float" office:value="68.2512835626312" calcext:value-type="float">
            <text:p>68.2512835626</text:p>
          </table:table-cell>
          <table:table-cell office:value-type="float" office:value="63.4809484509286" calcext:value-type="float">
            <text:p>63.4809484509</text:p>
          </table:table-cell>
          <table:table-cell office:value-type="float" office:value="69.3897416727244" calcext:value-type="float">
            <text:p>69.3897416727</text:p>
          </table:table-cell>
          <table:table-cell office:value-type="float" office:value="71.032824204049" calcext:value-type="float">
            <text:p>71.032824204</text:p>
          </table:table-cell>
          <table:table-cell office:value-type="float" office:value="74.2335378723013" calcext:value-type="float">
            <text:p>74.2335378723</text:p>
          </table:table-cell>
          <table:table-cell office:value-type="float" office:value="66.9852252220978" calcext:value-type="float">
            <text:p>66.9852252221</text:p>
          </table:table-cell>
          <table:table-cell office:value-type="float" office:value="69.9786244474148" calcext:value-type="float">
            <text:p>69.9786244474</text:p>
          </table:table-cell>
          <table:table-cell office:value-type="float" office:value="-1106.46716961602" calcext:value-type="float">
            <text:p>-1106.467169616</text:p>
          </table:table-cell>
          <table:table-cell office:value-type="float" office:value="-1120.80901035188" calcext:value-type="float">
            <text:p>-1120.8090103519</text:p>
          </table:table-cell>
          <table:table-cell office:value-type="float" office:value="-904.398687043446" calcext:value-type="float">
            <text:p>-904.3986870434</text:p>
          </table:table-cell>
          <table:table-cell office:value-type="float" office:value="-886.798971874717" calcext:value-type="float">
            <text:p>-886.7989718747</text:p>
          </table:table-cell>
          <table:table-cell office:value-type="float" office:value="-1020.85474056461" calcext:value-type="float">
            <text:p>-1020.8547405646</text:p>
          </table:table-cell>
          <table:table-cell office:value-type="float" office:value="-1177.9983546929" calcext:value-type="float">
            <text:p>-1177.99835469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3.5469149109149" calcext:value-type="float">
            <text:p>93.547</text:p>
          </table:table-cell>
          <table:table-cell table:style-name="ce5" office:value-type="float" office:value="73.2694465767968" calcext:value-type="float">
            <text:p>73.269</text:p>
          </table:table-cell>
          <table:table-cell office:value-type="float" office:value="69.2045178937657" calcext:value-type="float">
            <text:p>69.2045178938</text:p>
          </table:table-cell>
          <table:table-cell office:value-type="float" office:value="67.6153544968572" calcext:value-type="float">
            <text:p>67.6153544969</text:p>
          </table:table-cell>
          <table:table-cell office:value-type="float" office:value="73.4761968971943" calcext:value-type="float">
            <text:p>73.4761968972</text:p>
          </table:table-cell>
          <table:table-cell office:value-type="float" office:value="69.0133660999509" calcext:value-type="float">
            <text:p>69.0133661</text:p>
          </table:table-cell>
          <table:table-cell office:value-type="float" office:value="64.7307379077337" calcext:value-type="float">
            <text:p>64.7307379077</text:p>
          </table:table-cell>
          <table:table-cell office:value-type="float" office:value="67.7685023043686" calcext:value-type="float">
            <text:p>67.7685023044</text:p>
          </table:table-cell>
          <table:table-cell office:value-type="float" office:value="71.5391288984456" calcext:value-type="float">
            <text:p>71.5391288984</text:p>
          </table:table-cell>
          <table:table-cell office:value-type="float" office:value="75.4606407213181" calcext:value-type="float">
            <text:p>75.4606407213</text:p>
          </table:table-cell>
          <table:table-cell office:value-type="float" office:value="66.1207999081882" calcext:value-type="float">
            <text:p>66.1207999082</text:p>
          </table:table-cell>
          <table:table-cell office:value-type="float" office:value="70.4139784863233" calcext:value-type="float">
            <text:p>70.4139784863</text:p>
          </table:table-cell>
          <table:table-cell office:value-type="float" office:value="-1103.24434749933" calcext:value-type="float">
            <text:p>-1103.2443474993</text:p>
          </table:table-cell>
          <table:table-cell office:value-type="float" office:value="-1161.86397585228" calcext:value-type="float">
            <text:p>-1161.8639758523</text:p>
          </table:table-cell>
          <table:table-cell office:value-type="float" office:value="-976.558883300141" calcext:value-type="float">
            <text:p>-976.5588833001</text:p>
          </table:table-cell>
          <table:table-cell office:value-type="float" office:value="-920.62523495577" calcext:value-type="float">
            <text:p>-920.6252349558</text:p>
          </table:table-cell>
          <table:table-cell office:value-type="float" office:value="-1015.8517764768" calcext:value-type="float">
            <text:p>-1015.8517764768</text:p>
          </table:table-cell>
          <table:table-cell office:value-type="float" office:value="-1172.00995292057" calcext:value-type="float">
            <text:p>-1172.009952920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3.6729159607882" calcext:value-type="float">
            <text:p>93.673</text:p>
          </table:table-cell>
          <table:table-cell table:style-name="ce5" office:value-type="float" office:value="73.9618567786745" calcext:value-type="float">
            <text:p>73.962</text:p>
          </table:table-cell>
          <table:table-cell office:value-type="float" office:value="73.6182785461515" calcext:value-type="float">
            <text:p>73.6182785462</text:p>
          </table:table-cell>
          <table:table-cell office:value-type="float" office:value="70.7264494407489" calcext:value-type="float">
            <text:p>70.7264494407</text:p>
          </table:table-cell>
          <table:table-cell office:value-type="float" office:value="74.1910031328668" calcext:value-type="float">
            <text:p>74.1910031329</text:p>
          </table:table-cell>
          <table:table-cell office:value-type="float" office:value="67.8210804139078" calcext:value-type="float">
            <text:p>67.8210804139</text:p>
          </table:table-cell>
          <table:table-cell office:value-type="float" office:value="66.3879521555333" calcext:value-type="float">
            <text:p>66.3879521555</text:p>
          </table:table-cell>
          <table:table-cell office:value-type="float" office:value="69.727055420114" calcext:value-type="float">
            <text:p>69.7270554201</text:p>
          </table:table-cell>
          <table:table-cell office:value-type="float" office:value="68.174122619988" calcext:value-type="float">
            <text:p>68.17412262</text:p>
          </table:table-cell>
          <table:table-cell office:value-type="float" office:value="72.4789004819234" calcext:value-type="float">
            <text:p>72.4789004819</text:p>
          </table:table-cell>
          <table:table-cell office:value-type="float" office:value="66.9982691907737" calcext:value-type="float">
            <text:p>66.9982691908</text:p>
          </table:table-cell>
          <table:table-cell office:value-type="float" office:value="71.0747650302107" calcext:value-type="float">
            <text:p>71.0747650302</text:p>
          </table:table-cell>
          <table:table-cell office:value-type="float" office:value="-1218.06434832092" calcext:value-type="float">
            <text:p>-1218.0643483209</text:p>
          </table:table-cell>
          <table:table-cell office:value-type="float" office:value="-1267.09098885941" calcext:value-type="float">
            <text:p>-1267.0909888594</text:p>
          </table:table-cell>
          <table:table-cell office:value-type="float" office:value="-1004.25774350973" calcext:value-type="float">
            <text:p>-1004.2577435097</text:p>
          </table:table-cell>
          <table:table-cell office:value-type="float" office:value="-1037.04858593432" calcext:value-type="float">
            <text:p>-1037.0485859343</text:p>
          </table:table-cell>
          <table:table-cell office:value-type="float" office:value="-1096.80904524609" calcext:value-type="float">
            <text:p>-1096.8090452461</text:p>
          </table:table-cell>
          <table:table-cell office:value-type="float" office:value="-1390.67994038105" calcext:value-type="float">
            <text:p>-1390.679940381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3.6780046782018" calcext:value-type="float">
            <text:p>93.678</text:p>
          </table:table-cell>
          <table:table-cell table:style-name="ce5" office:value-type="float" office:value="74.573377761235" calcext:value-type="float">
            <text:p>74.573</text:p>
          </table:table-cell>
          <table:table-cell office:value-type="float" office:value="69.7598593437355" calcext:value-type="float">
            <text:p>69.7598593437</text:p>
          </table:table-cell>
          <table:table-cell office:value-type="float" office:value="71.7373472629082" calcext:value-type="float">
            <text:p>71.7373472629</text:p>
          </table:table-cell>
          <table:table-cell office:value-type="float" office:value="73.7422795925239" calcext:value-type="float">
            <text:p>73.7422795925</text:p>
          </table:table-cell>
          <table:table-cell office:value-type="float" office:value="69.4695210045591" calcext:value-type="float">
            <text:p>69.4695210046</text:p>
          </table:table-cell>
          <table:table-cell office:value-type="float" office:value="71.5415389982273" calcext:value-type="float">
            <text:p>71.5415389982</text:p>
          </table:table-cell>
          <table:table-cell office:value-type="float" office:value="69.7890610117889" calcext:value-type="float">
            <text:p>69.7890610118</text:p>
          </table:table-cell>
          <table:table-cell office:value-type="float" office:value="68.9916817122988" calcext:value-type="float">
            <text:p>68.9916817123</text:p>
          </table:table-cell>
          <table:table-cell office:value-type="float" office:value="74.5506241838951" calcext:value-type="float">
            <text:p>74.5506241839</text:p>
          </table:table-cell>
          <table:table-cell office:value-type="float" office:value="64.2058320306879" calcext:value-type="float">
            <text:p>64.2058320307</text:p>
          </table:table-cell>
          <table:table-cell office:value-type="float" office:value="68.4182362522482" calcext:value-type="float">
            <text:p>68.4182362522</text:p>
          </table:table-cell>
          <table:table-cell office:value-type="float" office:value="-1179.04276631255" calcext:value-type="float">
            <text:p>-1179.0427663126</text:p>
          </table:table-cell>
          <table:table-cell office:value-type="float" office:value="-1112.60654752767" calcext:value-type="float">
            <text:p>-1112.6065475277</text:p>
          </table:table-cell>
          <table:table-cell office:value-type="float" office:value="-980.29452118562" calcext:value-type="float">
            <text:p>-980.2945211856</text:p>
          </table:table-cell>
          <table:table-cell office:value-type="float" office:value="-912.934751087711" calcext:value-type="float">
            <text:p>-912.9347510877</text:p>
          </table:table-cell>
          <table:table-cell office:value-type="float" office:value="-988.606459783485" calcext:value-type="float">
            <text:p>-988.6064597835</text:p>
          </table:table-cell>
          <table:table-cell office:value-type="float" office:value="-1213.44578888369" calcext:value-type="float">
            <text:p>-1213.445788883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3.5870561424759" calcext:value-type="float">
            <text:p>93.587</text:p>
          </table:table-cell>
          <table:table-cell table:style-name="ce5" office:value-type="float" office:value="71.2366257733063" calcext:value-type="float">
            <text:p>71.237</text:p>
          </table:table-cell>
          <table:table-cell office:value-type="float" office:value="73.8944073407218" calcext:value-type="float">
            <text:p>73.8944073407</text:p>
          </table:table-cell>
          <table:table-cell office:value-type="float" office:value="74.2381695752931" calcext:value-type="float">
            <text:p>74.2381695753</text:p>
          </table:table-cell>
          <table:table-cell office:value-type="float" office:value="69.3649020076978" calcext:value-type="float">
            <text:p>69.3649020077</text:p>
          </table:table-cell>
          <table:table-cell office:value-type="float" office:value="70.9270410475891" calcext:value-type="float">
            <text:p>70.9270410476</text:p>
          </table:table-cell>
          <table:table-cell office:value-type="float" office:value="71.2372652956976" calcext:value-type="float">
            <text:p>71.2372652957</text:p>
          </table:table-cell>
          <table:table-cell office:value-type="float" office:value="68.2864080004366" calcext:value-type="float">
            <text:p>68.2864080004</text:p>
          </table:table-cell>
          <table:table-cell office:value-type="float" office:value="67.7973430151455" calcext:value-type="float">
            <text:p>67.7973430151</text:p>
          </table:table-cell>
          <table:table-cell office:value-type="float" office:value="75.6433580587118" calcext:value-type="float">
            <text:p>75.6433580587</text:p>
          </table:table-cell>
          <table:table-cell office:value-type="float" office:value="63.5412418153673" calcext:value-type="float">
            <text:p>63.5412418154</text:p>
          </table:table-cell>
          <table:table-cell office:value-type="float" office:value="68.9515544581617" calcext:value-type="float">
            <text:p>68.9515544582</text:p>
          </table:table-cell>
          <table:table-cell office:value-type="float" office:value="-1085.43632085882" calcext:value-type="float">
            <text:p>-1085.4363208588</text:p>
          </table:table-cell>
          <table:table-cell office:value-type="float" office:value="-1065.81701324177" calcext:value-type="float">
            <text:p>-1065.8170132418</text:p>
          </table:table-cell>
          <table:table-cell office:value-type="float" office:value="-920.409316795572" calcext:value-type="float">
            <text:p>-920.4093167956</text:p>
          </table:table-cell>
          <table:table-cell office:value-type="float" office:value="-862.69399293317" calcext:value-type="float">
            <text:p>-862.6939929332</text:p>
          </table:table-cell>
          <table:table-cell office:value-type="float" office:value="-987.034051410046" calcext:value-type="float">
            <text:p>-987.03405141</text:p>
          </table:table-cell>
          <table:table-cell office:value-type="float" office:value="-1126.41311121231" calcext:value-type="float">
            <text:p>-1126.413111212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3.6164783549082" calcext:value-type="float">
            <text:p>93.616</text:p>
          </table:table-cell>
          <table:table-cell table:style-name="ce5" office:value-type="float" office:value="73.8330335631261" calcext:value-type="float">
            <text:p>73.833</text:p>
          </table:table-cell>
          <table:table-cell office:value-type="float" office:value="70.8802356508163" calcext:value-type="float">
            <text:p>70.8802356508</text:p>
          </table:table-cell>
          <table:table-cell office:value-type="float" office:value="70.2206770943651" calcext:value-type="float">
            <text:p>70.2206770944</text:p>
          </table:table-cell>
          <table:table-cell office:value-type="float" office:value="70.1118245011157" calcext:value-type="float">
            <text:p>70.1118245011</text:p>
          </table:table-cell>
          <table:table-cell office:value-type="float" office:value="72.511978594269" calcext:value-type="float">
            <text:p>72.5119785943</text:p>
          </table:table-cell>
          <table:table-cell office:value-type="float" office:value="73.3490880600604" calcext:value-type="float">
            <text:p>73.3490880601</text:p>
          </table:table-cell>
          <table:table-cell office:value-type="float" office:value="67.5818850750752" calcext:value-type="float">
            <text:p>67.5818850751</text:p>
          </table:table-cell>
          <table:table-cell office:value-type="float" office:value="69.4083287709264" calcext:value-type="float">
            <text:p>69.4083287709</text:p>
          </table:table-cell>
          <table:table-cell office:value-type="float" office:value="74.3958866699849" calcext:value-type="float">
            <text:p>74.39588667</text:p>
          </table:table-cell>
          <table:table-cell office:value-type="float" office:value="61.8142999445709" calcext:value-type="float">
            <text:p>61.8142999446</text:p>
          </table:table-cell>
          <table:table-cell office:value-type="float" office:value="69.9284560296987" calcext:value-type="float">
            <text:p>69.9284560297</text:p>
          </table:table-cell>
          <table:table-cell office:value-type="float" office:value="-1115.50233346359" calcext:value-type="float">
            <text:p>-1115.5023334636</text:p>
          </table:table-cell>
          <table:table-cell office:value-type="float" office:value="-1090.76807986809" calcext:value-type="float">
            <text:p>-1090.7680798681</text:p>
          </table:table-cell>
          <table:table-cell office:value-type="float" office:value="-981.200292100293" calcext:value-type="float">
            <text:p>-981.2002921003</text:p>
          </table:table-cell>
          <table:table-cell office:value-type="float" office:value="-884.589411308503" calcext:value-type="float">
            <text:p>-884.5894113085</text:p>
          </table:table-cell>
          <table:table-cell office:value-type="float" office:value="-996.925152517736" calcext:value-type="float">
            <text:p>-996.9251525177</text:p>
          </table:table-cell>
          <table:table-cell office:value-type="float" office:value="-1183.62872423966" calcext:value-type="float">
            <text:p>-1183.628724239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3.6173705683742" calcext:value-type="float">
            <text:p>93.617</text:p>
          </table:table-cell>
          <table:table-cell table:style-name="ce5" office:value-type="float" office:value="71.3637221123257" calcext:value-type="float">
            <text:p>71.364</text:p>
          </table:table-cell>
          <table:table-cell office:value-type="float" office:value="69.5293427614917" calcext:value-type="float">
            <text:p>69.5293427615</text:p>
          </table:table-cell>
          <table:table-cell office:value-type="float" office:value="75.3185156232554" calcext:value-type="float">
            <text:p>75.3185156233</text:p>
          </table:table-cell>
          <table:table-cell office:value-type="float" office:value="69.0292719112823" calcext:value-type="float">
            <text:p>69.0292719113</text:p>
          </table:table-cell>
          <table:table-cell office:value-type="float" office:value="70.8326962093424" calcext:value-type="float">
            <text:p>70.8326962093</text:p>
          </table:table-cell>
          <table:table-cell office:value-type="float" office:value="73.1806014562855" calcext:value-type="float">
            <text:p>73.1806014563</text:p>
          </table:table-cell>
          <table:table-cell office:value-type="float" office:value="65.2657102037557" calcext:value-type="float">
            <text:p>65.2657102038</text:p>
          </table:table-cell>
          <table:table-cell office:value-type="float" office:value="70.4543695772306" calcext:value-type="float">
            <text:p>70.4543695772</text:p>
          </table:table-cell>
          <table:table-cell office:value-type="float" office:value="74.4551595568315" calcext:value-type="float">
            <text:p>74.4551595568</text:p>
          </table:table-cell>
          <table:table-cell office:value-type="float" office:value="59.3605180272403" calcext:value-type="float">
            <text:p>59.3605180272</text:p>
          </table:table-cell>
          <table:table-cell office:value-type="float" office:value="68.6148246936543" calcext:value-type="float">
            <text:p>68.6148246937</text:p>
          </table:table-cell>
          <table:table-cell office:value-type="float" office:value="-1102.87772199295" calcext:value-type="float">
            <text:p>-1102.877721993</text:p>
          </table:table-cell>
          <table:table-cell office:value-type="float" office:value="-1106.93443985498" calcext:value-type="float">
            <text:p>-1106.934439855</text:p>
          </table:table-cell>
          <table:table-cell office:value-type="float" office:value="-937.995757859495" calcext:value-type="float">
            <text:p>-937.9957578595</text:p>
          </table:table-cell>
          <table:table-cell office:value-type="float" office:value="-885.984934327804" calcext:value-type="float">
            <text:p>-885.9849343278</text:p>
          </table:table-cell>
          <table:table-cell office:value-type="float" office:value="-1002.70245868318" calcext:value-type="float">
            <text:p>-1002.7024586832</text:p>
          </table:table-cell>
          <table:table-cell office:value-type="float" office:value="-1191.12580413626" calcext:value-type="float">
            <text:p>-1191.125804136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3.6021761263565" calcext:value-type="float">
            <text:p>93.602</text:p>
          </table:table-cell>
          <table:table-cell table:style-name="ce5" office:value-type="float" office:value="69.5431963814043" calcext:value-type="float">
            <text:p>69.543</text:p>
          </table:table-cell>
          <table:table-cell office:value-type="float" office:value="71.5404299766983" calcext:value-type="float">
            <text:p>71.5404299767</text:p>
          </table:table-cell>
          <table:table-cell office:value-type="float" office:value="74.63280510667" calcext:value-type="float">
            <text:p>74.6328051067</text:p>
          </table:table-cell>
          <table:table-cell office:value-type="float" office:value="71.3332210137219" calcext:value-type="float">
            <text:p>71.3332210137</text:p>
          </table:table-cell>
          <table:table-cell office:value-type="float" office:value="72.9425388840704" calcext:value-type="float">
            <text:p>72.9425388841</text:p>
          </table:table-cell>
          <table:table-cell office:value-type="float" office:value="73.919910428658" calcext:value-type="float">
            <text:p>73.9199104287</text:p>
          </table:table-cell>
          <table:table-cell office:value-type="float" office:value="64.9255292887196" calcext:value-type="float">
            <text:p>64.9255292887</text:p>
          </table:table-cell>
          <table:table-cell office:value-type="float" office:value="67.4822678688115" calcext:value-type="float">
            <text:p>67.4822678688</text:p>
          </table:table-cell>
          <table:table-cell office:value-type="float" office:value="74.6371109559964" calcext:value-type="float">
            <text:p>74.637110956</text:p>
          </table:table-cell>
          <table:table-cell office:value-type="float" office:value="62.5072851569304" calcext:value-type="float">
            <text:p>62.5072851569</text:p>
          </table:table-cell>
          <table:table-cell office:value-type="float" office:value="69.167288154876" calcext:value-type="float">
            <text:p>69.1672881549</text:p>
          </table:table-cell>
          <table:table-cell office:value-type="float" office:value="-1122.22073744468" calcext:value-type="float">
            <text:p>-1122.2207374447</text:p>
          </table:table-cell>
          <table:table-cell office:value-type="float" office:value="-1133.28970460213" calcext:value-type="float">
            <text:p>-1133.2897046021</text:p>
          </table:table-cell>
          <table:table-cell office:value-type="float" office:value="-951.852093303778" calcext:value-type="float">
            <text:p>-951.8520933038</text:p>
          </table:table-cell>
          <table:table-cell office:value-type="float" office:value="-931.931801706411" calcext:value-type="float">
            <text:p>-931.9318017064</text:p>
          </table:table-cell>
          <table:table-cell office:value-type="float" office:value="-983.044565985529" calcext:value-type="float">
            <text:p>-983.0445659855</text:p>
          </table:table-cell>
          <table:table-cell office:value-type="float" office:value="-1225.2379229653" calcext:value-type="float">
            <text:p>-1225.237922965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3.5879698826609" calcext:value-type="float">
            <text:p>93.588</text:p>
          </table:table-cell>
          <table:table-cell table:style-name="ce5" office:value-type="float" office:value="73.6307332850795" calcext:value-type="float">
            <text:p>73.631</text:p>
          </table:table-cell>
          <table:table-cell office:value-type="float" office:value="73.6518180611168" calcext:value-type="float">
            <text:p>73.6518180611</text:p>
          </table:table-cell>
          <table:table-cell office:value-type="float" office:value="71.7996125285202" calcext:value-type="float">
            <text:p>71.7996125285</text:p>
          </table:table-cell>
          <table:table-cell office:value-type="float" office:value="70.5918557707036" calcext:value-type="float">
            <text:p>70.5918557707</text:p>
          </table:table-cell>
          <table:table-cell office:value-type="float" office:value="72.5420619158119" calcext:value-type="float">
            <text:p>72.5420619158</text:p>
          </table:table-cell>
          <table:table-cell office:value-type="float" office:value="72.2767865213081" calcext:value-type="float">
            <text:p>72.2767865213</text:p>
          </table:table-cell>
          <table:table-cell office:value-type="float" office:value="68.0467965445108" calcext:value-type="float">
            <text:p>68.0467965445</text:p>
          </table:table-cell>
          <table:table-cell office:value-type="float" office:value="69.204742160684" calcext:value-type="float">
            <text:p>69.2047421607</text:p>
          </table:table-cell>
          <table:table-cell office:value-type="float" office:value="73.8545737256225" calcext:value-type="float">
            <text:p>73.8545737256</text:p>
          </table:table-cell>
          <table:table-cell office:value-type="float" office:value="59.6807981854949" calcext:value-type="float">
            <text:p>59.6807981855</text:p>
          </table:table-cell>
          <table:table-cell office:value-type="float" office:value="69.351350114804" calcext:value-type="float">
            <text:p>69.3513501148</text:p>
          </table:table-cell>
          <table:table-cell office:value-type="float" office:value="-1122.95021610103" calcext:value-type="float">
            <text:p>-1122.950216101</text:p>
          </table:table-cell>
          <table:table-cell office:value-type="float" office:value="-1134.18468676256" calcext:value-type="float">
            <text:p>-1134.1846867626</text:p>
          </table:table-cell>
          <table:table-cell office:value-type="float" office:value="-969.636231852426" calcext:value-type="float">
            <text:p>-969.6362318524</text:p>
          </table:table-cell>
          <table:table-cell office:value-type="float" office:value="-917.474530792648" calcext:value-type="float">
            <text:p>-917.4745307926</text:p>
          </table:table-cell>
          <table:table-cell office:value-type="float" office:value="-1027.13134241883" calcext:value-type="float">
            <text:p>-1027.1313424188</text:p>
          </table:table-cell>
          <table:table-cell office:value-type="float" office:value="-1223.54870772591" calcext:value-type="float">
            <text:p>-1223.548707725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3.6410411744324" calcext:value-type="float">
            <text:p>93.641</text:p>
          </table:table-cell>
          <table:table-cell table:style-name="ce5" office:value-type="float" office:value="71.4874927865654" calcext:value-type="float">
            <text:p>71.487</text:p>
          </table:table-cell>
          <table:table-cell office:value-type="float" office:value="69.9291702083588" calcext:value-type="float">
            <text:p>69.9291702084</text:p>
          </table:table-cell>
          <table:table-cell office:value-type="float" office:value="73.024722683187" calcext:value-type="float">
            <text:p>73.0247226832</text:p>
          </table:table-cell>
          <table:table-cell office:value-type="float" office:value="70.6478013085989" calcext:value-type="float">
            <text:p>70.6478013086</text:p>
          </table:table-cell>
          <table:table-cell office:value-type="float" office:value="73.8789020130874" calcext:value-type="float">
            <text:p>73.8789020131</text:p>
          </table:table-cell>
          <table:table-cell office:value-type="float" office:value="71.7817241286295" calcext:value-type="float">
            <text:p>71.7817241286</text:p>
          </table:table-cell>
          <table:table-cell office:value-type="float" office:value="67.5165819711482" calcext:value-type="float">
            <text:p>67.5165819711</text:p>
          </table:table-cell>
          <table:table-cell office:value-type="float" office:value="67.7922818823551" calcext:value-type="float">
            <text:p>67.7922818824</text:p>
          </table:table-cell>
          <table:table-cell office:value-type="float" office:value="74.3411074687703" calcext:value-type="float">
            <text:p>74.3411074688</text:p>
          </table:table-cell>
          <table:table-cell office:value-type="float" office:value="62.8895773049192" calcext:value-type="float">
            <text:p>62.8895773049</text:p>
          </table:table-cell>
          <table:table-cell office:value-type="float" office:value="66.6320683146002" calcext:value-type="float">
            <text:p>66.6320683146</text:p>
          </table:table-cell>
          <table:table-cell office:value-type="float" office:value="-1024.21557884307" calcext:value-type="float">
            <text:p>-1024.2155788431</text:p>
          </table:table-cell>
          <table:table-cell office:value-type="float" office:value="-1076.52887467275" calcext:value-type="float">
            <text:p>-1076.5288746728</text:p>
          </table:table-cell>
          <table:table-cell office:value-type="float" office:value="-859.162378747563" calcext:value-type="float">
            <text:p>-859.1623787476</text:p>
          </table:table-cell>
          <table:table-cell office:value-type="float" office:value="-850.689550864893" calcext:value-type="float">
            <text:p>-850.6895508649</text:p>
          </table:table-cell>
          <table:table-cell office:value-type="float" office:value="-957.621532074893" calcext:value-type="float">
            <text:p>-957.6215320749</text:p>
          </table:table-cell>
          <table:table-cell office:value-type="float" office:value="-1119.41653612798" calcext:value-type="float">
            <text:p>-1119.41653612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3.6639946147681" calcext:value-type="float">
            <text:p>93.664</text:p>
          </table:table-cell>
          <table:table-cell table:style-name="ce5" office:value-type="float" office:value="74.4984845945378" calcext:value-type="float">
            <text:p>74.498</text:p>
          </table:table-cell>
          <table:table-cell office:value-type="float" office:value="68.4592157677829" calcext:value-type="float">
            <text:p>68.4592157678</text:p>
          </table:table-cell>
          <table:table-cell office:value-type="float" office:value="72.624215393485" calcext:value-type="float">
            <text:p>72.6242153935</text:p>
          </table:table-cell>
          <table:table-cell office:value-type="float" office:value="68.4200485614653" calcext:value-type="float">
            <text:p>68.4200485615</text:p>
          </table:table-cell>
          <table:table-cell office:value-type="float" office:value="72.5722958107496" calcext:value-type="float">
            <text:p>72.5722958107</text:p>
          </table:table-cell>
          <table:table-cell office:value-type="float" office:value="73.6041936270371" calcext:value-type="float">
            <text:p>73.604193627</text:p>
          </table:table-cell>
          <table:table-cell office:value-type="float" office:value="66.7332586575018" calcext:value-type="float">
            <text:p>66.7332586575</text:p>
          </table:table-cell>
          <table:table-cell office:value-type="float" office:value="65.3142457857086" calcext:value-type="float">
            <text:p>65.3142457857</text:p>
          </table:table-cell>
          <table:table-cell office:value-type="float" office:value="75.9182103835304" calcext:value-type="float">
            <text:p>75.9182103835</text:p>
          </table:table-cell>
          <table:table-cell office:value-type="float" office:value="64.4537392382016" calcext:value-type="float">
            <text:p>64.4537392382</text:p>
          </table:table-cell>
          <table:table-cell office:value-type="float" office:value="67.9870314602082" calcext:value-type="float">
            <text:p>67.9870314602</text:p>
          </table:table-cell>
          <table:table-cell office:value-type="float" office:value="-1126.90534081402" calcext:value-type="float">
            <text:p>-1126.905340814</text:p>
          </table:table-cell>
          <table:table-cell office:value-type="float" office:value="-1141.01631357133" calcext:value-type="float">
            <text:p>-1141.0163135713</text:p>
          </table:table-cell>
          <table:table-cell office:value-type="float" office:value="-941.701966001329" calcext:value-type="float">
            <text:p>-941.7019660013</text:p>
          </table:table-cell>
          <table:table-cell office:value-type="float" office:value="-916.660334646103" calcext:value-type="float">
            <text:p>-916.6603346461</text:p>
          </table:table-cell>
          <table:table-cell office:value-type="float" office:value="-1009.30552660328" calcext:value-type="float">
            <text:p>-1009.3055266033</text:p>
          </table:table-cell>
          <table:table-cell office:value-type="float" office:value="-1235.28546087061" calcext:value-type="float">
            <text:p>-1235.285460870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3.6245810481168" calcext:value-type="float">
            <text:p>93.625</text:p>
          </table:table-cell>
          <table:table-cell table:style-name="ce5" office:value-type="float" office:value="71.7777478184486" calcext:value-type="float">
            <text:p>71.778</text:p>
          </table:table-cell>
          <table:table-cell office:value-type="float" office:value="69.8820256761653" calcext:value-type="float">
            <text:p>69.8820256762</text:p>
          </table:table-cell>
          <table:table-cell office:value-type="float" office:value="71.1558579341377" calcext:value-type="float">
            <text:p>71.1558579341</text:p>
          </table:table-cell>
          <table:table-cell office:value-type="float" office:value="71.8797099045893" calcext:value-type="float">
            <text:p>71.8797099046</text:p>
          </table:table-cell>
          <table:table-cell office:value-type="float" office:value="75.1150811694211" calcext:value-type="float">
            <text:p>75.1150811694</text:p>
          </table:table-cell>
          <table:table-cell office:value-type="float" office:value="72.3488308393197" calcext:value-type="float">
            <text:p>72.3488308393</text:p>
          </table:table-cell>
          <table:table-cell office:value-type="float" office:value="68.3372647591251" calcext:value-type="float">
            <text:p>68.3372647591</text:p>
          </table:table-cell>
          <table:table-cell office:value-type="float" office:value="67.9861718394117" calcext:value-type="float">
            <text:p>67.9861718394</text:p>
          </table:table-cell>
          <table:table-cell office:value-type="float" office:value="73.1645057031368" calcext:value-type="float">
            <text:p>73.1645057031</text:p>
          </table:table-cell>
          <table:table-cell office:value-type="float" office:value="65.6114916854224" calcext:value-type="float">
            <text:p>65.6114916854</text:p>
          </table:table-cell>
          <table:table-cell office:value-type="float" office:value="69.530706177448" calcext:value-type="float">
            <text:p>69.5307061774</text:p>
          </table:table-cell>
          <table:table-cell office:value-type="float" office:value="-969.436040646095" calcext:value-type="float">
            <text:p>-969.4360406461</text:p>
          </table:table-cell>
          <table:table-cell office:value-type="float" office:value="-1042.42393977699" calcext:value-type="float">
            <text:p>-1042.423939777</text:p>
          </table:table-cell>
          <table:table-cell office:value-type="float" office:value="-854.253766658257" calcext:value-type="float">
            <text:p>-854.2537666583</text:p>
          </table:table-cell>
          <table:table-cell office:value-type="float" office:value="-816.000126910099" calcext:value-type="float">
            <text:p>-816.0001269101</text:p>
          </table:table-cell>
          <table:table-cell office:value-type="float" office:value="-875.672002601711" calcext:value-type="float">
            <text:p>-875.6720026017</text:p>
          </table:table-cell>
          <table:table-cell office:value-type="float" office:value="-1071.35951024239" calcext:value-type="float">
            <text:p>-1071.359510242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3.6170581542057" calcext:value-type="float">
            <text:p>93.617</text:p>
          </table:table-cell>
          <table:table-cell table:style-name="ce5" office:value-type="float" office:value="70.1595793010359" calcext:value-type="float">
            <text:p>70.160</text:p>
          </table:table-cell>
          <table:table-cell office:value-type="float" office:value="69.2614788164303" calcext:value-type="float">
            <text:p>69.2614788164</text:p>
          </table:table-cell>
          <table:table-cell office:value-type="float" office:value="71.9251856141344" calcext:value-type="float">
            <text:p>71.9251856141</text:p>
          </table:table-cell>
          <table:table-cell office:value-type="float" office:value="70.0040709553641" calcext:value-type="float">
            <text:p>70.0040709554</text:p>
          </table:table-cell>
          <table:table-cell office:value-type="float" office:value="72.4886493991531" calcext:value-type="float">
            <text:p>72.4886493992</text:p>
          </table:table-cell>
          <table:table-cell office:value-type="float" office:value="72.7211200543411" calcext:value-type="float">
            <text:p>72.7211200543</text:p>
          </table:table-cell>
          <table:table-cell office:value-type="float" office:value="69.6800943241117" calcext:value-type="float">
            <text:p>69.6800943241</text:p>
          </table:table-cell>
          <table:table-cell office:value-type="float" office:value="68.2037843658879" calcext:value-type="float">
            <text:p>68.2037843659</text:p>
          </table:table-cell>
          <table:table-cell office:value-type="float" office:value="73.8055228673982" calcext:value-type="float">
            <text:p>73.8055228674</text:p>
          </table:table-cell>
          <table:table-cell office:value-type="float" office:value="66.3654037733705" calcext:value-type="float">
            <text:p>66.3654037734</text:p>
          </table:table-cell>
          <table:table-cell office:value-type="float" office:value="70.495993082658" calcext:value-type="float">
            <text:p>70.4959930827</text:p>
          </table:table-cell>
          <table:table-cell office:value-type="float" office:value="-1068.0512385878" calcext:value-type="float">
            <text:p>-1068.0512385878</text:p>
          </table:table-cell>
          <table:table-cell office:value-type="float" office:value="-1130.38757662318" calcext:value-type="float">
            <text:p>-1130.3875766232</text:p>
          </table:table-cell>
          <table:table-cell office:value-type="float" office:value="-881.695352522055" calcext:value-type="float">
            <text:p>-881.6953525221</text:p>
          </table:table-cell>
          <table:table-cell office:value-type="float" office:value="-874.815692817967" calcext:value-type="float">
            <text:p>-874.815692818</text:p>
          </table:table-cell>
          <table:table-cell office:value-type="float" office:value="-979.03875843213" calcext:value-type="float">
            <text:p>-979.0387584321</text:p>
          </table:table-cell>
          <table:table-cell office:value-type="float" office:value="-1209.28013088916" calcext:value-type="float">
            <text:p>-1209.280130889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3.5782091584535" calcext:value-type="float">
            <text:p>93.578</text:p>
          </table:table-cell>
          <table:table-cell table:style-name="ce5" office:value-type="float" office:value="75.3491713543646" calcext:value-type="float">
            <text:p>75.349</text:p>
          </table:table-cell>
          <table:table-cell office:value-type="float" office:value="72.0095144721012" calcext:value-type="float">
            <text:p>72.0095144721</text:p>
          </table:table-cell>
          <table:table-cell office:value-type="float" office:value="73.9052658342561" calcext:value-type="float">
            <text:p>73.9052658343</text:p>
          </table:table-cell>
          <table:table-cell office:value-type="float" office:value="68.5794255627163" calcext:value-type="float">
            <text:p>68.5794255627</text:p>
          </table:table-cell>
          <table:table-cell office:value-type="float" office:value="75.7837336583533" calcext:value-type="float">
            <text:p>75.7837336584</text:p>
          </table:table-cell>
          <table:table-cell office:value-type="float" office:value="72.1469004292857" calcext:value-type="float">
            <text:p>72.1469004293</text:p>
          </table:table-cell>
          <table:table-cell office:value-type="float" office:value="70.0573991491288" calcext:value-type="float">
            <text:p>70.0573991491</text:p>
          </table:table-cell>
          <table:table-cell office:value-type="float" office:value="67.0759975383567" calcext:value-type="float">
            <text:p>67.0759975384</text:p>
          </table:table-cell>
          <table:table-cell office:value-type="float" office:value="73.6832263008878" calcext:value-type="float">
            <text:p>73.6832263009</text:p>
          </table:table-cell>
          <table:table-cell office:value-type="float" office:value="67.0105851184342" calcext:value-type="float">
            <text:p>67.0105851184</text:p>
          </table:table-cell>
          <table:table-cell office:value-type="float" office:value="69.9944394757031" calcext:value-type="float">
            <text:p>69.9944394757</text:p>
          </table:table-cell>
          <table:table-cell office:value-type="float" office:value="-1227.31292669987" calcext:value-type="float">
            <text:p>-1227.3129266999</text:p>
          </table:table-cell>
          <table:table-cell office:value-type="float" office:value="-1201.28711158979" calcext:value-type="float">
            <text:p>-1201.2871115898</text:p>
          </table:table-cell>
          <table:table-cell office:value-type="float" office:value="-963.149394211803" calcext:value-type="float">
            <text:p>-963.1493942118</text:p>
          </table:table-cell>
          <table:table-cell office:value-type="float" office:value="-938.030698968995" calcext:value-type="float">
            <text:p>-938.030698969</text:p>
          </table:table-cell>
          <table:table-cell office:value-type="float" office:value="-1068.17223763441" calcext:value-type="float">
            <text:p>-1068.1722376344</text:p>
          </table:table-cell>
          <table:table-cell office:value-type="float" office:value="-1344.16492401044" calcext:value-type="float">
            <text:p>-1344.164924010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3.6105385357736" calcext:value-type="float">
            <text:p>93.611</text:p>
          </table:table-cell>
          <table:table-cell table:style-name="ce5" office:value-type="float" office:value="76.377685738354" calcext:value-type="float">
            <text:p>76.378</text:p>
          </table:table-cell>
          <table:table-cell office:value-type="float" office:value="70.8211799813653" calcext:value-type="float">
            <text:p>70.8211799814</text:p>
          </table:table-cell>
          <table:table-cell office:value-type="float" office:value="71.4541051317502" calcext:value-type="float">
            <text:p>71.4541051318</text:p>
          </table:table-cell>
          <table:table-cell office:value-type="float" office:value="70.7754534151029" calcext:value-type="float">
            <text:p>70.7754534151</text:p>
          </table:table-cell>
          <table:table-cell office:value-type="float" office:value="74.580082269631" calcext:value-type="float">
            <text:p>74.5800822696</text:p>
          </table:table-cell>
          <table:table-cell office:value-type="float" office:value="71.5478235404054" calcext:value-type="float">
            <text:p>71.5478235404</text:p>
          </table:table-cell>
          <table:table-cell office:value-type="float" office:value="69.3652451447837" calcext:value-type="float">
            <text:p>69.3652451448</text:p>
          </table:table-cell>
          <table:table-cell office:value-type="float" office:value="66.0914737222147" calcext:value-type="float">
            <text:p>66.0914737222</text:p>
          </table:table-cell>
          <table:table-cell office:value-type="float" office:value="71.6861277357092" calcext:value-type="float">
            <text:p>71.6861277357</text:p>
          </table:table-cell>
          <table:table-cell office:value-type="float" office:value="67.9603833539228" calcext:value-type="float">
            <text:p>67.9603833539</text:p>
          </table:table-cell>
          <table:table-cell office:value-type="float" office:value="69.2008008559103" calcext:value-type="float">
            <text:p>69.2008008559</text:p>
          </table:table-cell>
          <table:table-cell office:value-type="float" office:value="-1071.80749172811" calcext:value-type="float">
            <text:p>-1071.8074917281</text:p>
          </table:table-cell>
          <table:table-cell office:value-type="float" office:value="-1130.04429268678" calcext:value-type="float">
            <text:p>-1130.0442926868</text:p>
          </table:table-cell>
          <table:table-cell office:value-type="float" office:value="-898.903899446581" calcext:value-type="float">
            <text:p>-898.9038994466</text:p>
          </table:table-cell>
          <table:table-cell office:value-type="float" office:value="-880.891209432095" calcext:value-type="float">
            <text:p>-880.8912094321</text:p>
          </table:table-cell>
          <table:table-cell office:value-type="float" office:value="-1004.25686128262" calcext:value-type="float">
            <text:p>-1004.2568612826</text:p>
          </table:table-cell>
          <table:table-cell office:value-type="float" office:value="-1245.95426904772" calcext:value-type="float">
            <text:p>-1245.954269047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3.5709398228714" calcext:value-type="float">
            <text:p>93.571</text:p>
          </table:table-cell>
          <table:table-cell table:style-name="ce5" office:value-type="float" office:value="71.0241416359963" calcext:value-type="float">
            <text:p>71.024</text:p>
          </table:table-cell>
          <table:table-cell office:value-type="float" office:value="71.2814023414681" calcext:value-type="float">
            <text:p>71.2814023415</text:p>
          </table:table-cell>
          <table:table-cell office:value-type="float" office:value="69.1709497448598" calcext:value-type="float">
            <text:p>69.1709497449</text:p>
          </table:table-cell>
          <table:table-cell office:value-type="float" office:value="71.442032163618" calcext:value-type="float">
            <text:p>71.4420321636</text:p>
          </table:table-cell>
          <table:table-cell office:value-type="float" office:value="73.9287554260805" calcext:value-type="float">
            <text:p>73.9287554261</text:p>
          </table:table-cell>
          <table:table-cell office:value-type="float" office:value="72.1522403140967" calcext:value-type="float">
            <text:p>72.1522403141</text:p>
          </table:table-cell>
          <table:table-cell office:value-type="float" office:value="72.1142014306591" calcext:value-type="float">
            <text:p>72.1142014307</text:p>
          </table:table-cell>
          <table:table-cell office:value-type="float" office:value="66.1960418250248" calcext:value-type="float">
            <text:p>66.196041825</text:p>
          </table:table-cell>
          <table:table-cell office:value-type="float" office:value="71.9120451050468" calcext:value-type="float">
            <text:p>71.912045105</text:p>
          </table:table-cell>
          <table:table-cell office:value-type="float" office:value="69.7751339901825" calcext:value-type="float">
            <text:p>69.7751339902</text:p>
          </table:table-cell>
          <table:table-cell office:value-type="float" office:value="70.2797602068998" calcext:value-type="float">
            <text:p>70.2797602069</text:p>
          </table:table-cell>
          <table:table-cell office:value-type="float" office:value="-1133.00185372001" calcext:value-type="float">
            <text:p>-1133.00185372</text:p>
          </table:table-cell>
          <table:table-cell office:value-type="float" office:value="-1150.77762969444" calcext:value-type="float">
            <text:p>-1150.7776296945</text:p>
          </table:table-cell>
          <table:table-cell office:value-type="float" office:value="-877.990435731536" calcext:value-type="float">
            <text:p>-877.9904357315</text:p>
          </table:table-cell>
          <table:table-cell office:value-type="float" office:value="-906.970613810415" calcext:value-type="float">
            <text:p>-906.9706138104</text:p>
          </table:table-cell>
          <table:table-cell office:value-type="float" office:value="-1030.49414578674" calcext:value-type="float">
            <text:p>-1030.4941457867</text:p>
          </table:table-cell>
          <table:table-cell office:value-type="float" office:value="-1237.87346330501" calcext:value-type="float">
            <text:p>-1237.87346330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3.584601094119" calcext:value-type="float">
            <text:p>93.585</text:p>
          </table:table-cell>
          <table:table-cell table:style-name="ce5" office:value-type="float" office:value="71.9072320266355" calcext:value-type="float">
            <text:p>71.907</text:p>
          </table:table-cell>
          <table:table-cell office:value-type="float" office:value="68.2737819668273" calcext:value-type="float">
            <text:p>68.2737819668</text:p>
          </table:table-cell>
          <table:table-cell office:value-type="float" office:value="69.6933093464294" calcext:value-type="float">
            <text:p>69.6933093464</text:p>
          </table:table-cell>
          <table:table-cell office:value-type="float" office:value="74.0395732418248" calcext:value-type="float">
            <text:p>74.0395732418</text:p>
          </table:table-cell>
          <table:table-cell office:value-type="float" office:value="73.2464637577398" calcext:value-type="float">
            <text:p>73.2464637577</text:p>
          </table:table-cell>
          <table:table-cell office:value-type="float" office:value="73.5246427707017" calcext:value-type="float">
            <text:p>73.5246427707</text:p>
          </table:table-cell>
          <table:table-cell office:value-type="float" office:value="70.4326843078638" calcext:value-type="float">
            <text:p>70.4326843079</text:p>
          </table:table-cell>
          <table:table-cell office:value-type="float" office:value="64.4478444235055" calcext:value-type="float">
            <text:p>64.4478444235</text:p>
          </table:table-cell>
          <table:table-cell office:value-type="float" office:value="73.7873965809347" calcext:value-type="float">
            <text:p>73.7873965809</text:p>
          </table:table-cell>
          <table:table-cell office:value-type="float" office:value="69.198037547997" calcext:value-type="float">
            <text:p>69.198037548</text:p>
          </table:table-cell>
          <table:table-cell office:value-type="float" office:value="69.3330763897727" calcext:value-type="float">
            <text:p>69.3330763898</text:p>
          </table:table-cell>
          <table:table-cell office:value-type="float" office:value="-1133.16228702038" calcext:value-type="float">
            <text:p>-1133.1622870204</text:p>
          </table:table-cell>
          <table:table-cell office:value-type="float" office:value="-1123.80391574932" calcext:value-type="float">
            <text:p>-1123.8039157493</text:p>
          </table:table-cell>
          <table:table-cell office:value-type="float" office:value="-841.592697916609" calcext:value-type="float">
            <text:p>-841.5926979166</text:p>
          </table:table-cell>
          <table:table-cell office:value-type="float" office:value="-904.185272006476" calcext:value-type="float">
            <text:p>-904.1852720065</text:p>
          </table:table-cell>
          <table:table-cell office:value-type="float" office:value="-988.110475517638" calcext:value-type="float">
            <text:p>-988.1104755176</text:p>
          </table:table-cell>
          <table:table-cell office:value-type="float" office:value="-1217.90391149018" calcext:value-type="float">
            <text:p>-1217.903911490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3.6086529488392" calcext:value-type="float">
            <text:p>93.609</text:p>
          </table:table-cell>
          <table:table-cell table:style-name="ce5" office:value-type="float" office:value="71.6900674816812" calcext:value-type="float">
            <text:p>71.690</text:p>
          </table:table-cell>
          <table:table-cell office:value-type="float" office:value="70.7691989531728" calcext:value-type="float">
            <text:p>70.7691989532</text:p>
          </table:table-cell>
          <table:table-cell office:value-type="float" office:value="67.2276320068731" calcext:value-type="float">
            <text:p>67.2276320069</text:p>
          </table:table-cell>
          <table:table-cell office:value-type="float" office:value="72.3078245199057" calcext:value-type="float">
            <text:p>72.3078245199</text:p>
          </table:table-cell>
          <table:table-cell office:value-type="float" office:value="72.480442739076" calcext:value-type="float">
            <text:p>72.4804427391</text:p>
          </table:table-cell>
          <table:table-cell office:value-type="float" office:value="69.3052997703609" calcext:value-type="float">
            <text:p>69.3052997704</text:p>
          </table:table-cell>
          <table:table-cell office:value-type="float" office:value="66.8871650281387" calcext:value-type="float">
            <text:p>66.8871650281</text:p>
          </table:table-cell>
          <table:table-cell office:value-type="float" office:value="66.8848807796635" calcext:value-type="float">
            <text:p>66.8848807797</text:p>
          </table:table-cell>
          <table:table-cell office:value-type="float" office:value="73.8814366526092" calcext:value-type="float">
            <text:p>73.8814366526</text:p>
          </table:table-cell>
          <table:table-cell office:value-type="float" office:value="69.1287243917481" calcext:value-type="float">
            <text:p>69.1287243917</text:p>
          </table:table-cell>
          <table:table-cell office:value-type="float" office:value="67.9276992069095" calcext:value-type="float">
            <text:p>67.9276992069</text:p>
          </table:table-cell>
          <table:table-cell office:value-type="float" office:value="-1032.29492846665" calcext:value-type="float">
            <text:p>-1032.2949284667</text:p>
          </table:table-cell>
          <table:table-cell office:value-type="float" office:value="-1118.64205686799" calcext:value-type="float">
            <text:p>-1118.642056868</text:p>
          </table:table-cell>
          <table:table-cell office:value-type="float" office:value="-801.24291645053" calcext:value-type="float">
            <text:p>-801.2429164505</text:p>
          </table:table-cell>
          <table:table-cell office:value-type="float" office:value="-821.08654495775" calcext:value-type="float">
            <text:p>-821.0865449578</text:p>
          </table:table-cell>
          <table:table-cell office:value-type="float" office:value="-950.260796958792" calcext:value-type="float">
            <text:p>-950.2607969588</text:p>
          </table:table-cell>
          <table:table-cell office:value-type="float" office:value="-1193.31032503206" calcext:value-type="float">
            <text:p>-1193.310325032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3.5890702164855" calcext:value-type="float">
            <text:p>93.589</text:p>
          </table:table-cell>
          <table:table-cell table:style-name="ce5" office:value-type="float" office:value="72.7583269924488" calcext:value-type="float">
            <text:p>72.758</text:p>
          </table:table-cell>
          <table:table-cell office:value-type="float" office:value="69.6196481259768" calcext:value-type="float">
            <text:p>69.619648126</text:p>
          </table:table-cell>
          <table:table-cell office:value-type="float" office:value="71.0270171247528" calcext:value-type="float">
            <text:p>71.0270171248</text:p>
          </table:table-cell>
          <table:table-cell office:value-type="float" office:value="73.1663163084558" calcext:value-type="float">
            <text:p>73.1663163085</text:p>
          </table:table-cell>
          <table:table-cell office:value-type="float" office:value="70.52048735672" calcext:value-type="float">
            <text:p>70.5204873567</text:p>
          </table:table-cell>
          <table:table-cell office:value-type="float" office:value="70.1501353202022" calcext:value-type="float">
            <text:p>70.1501353202</text:p>
          </table:table-cell>
          <table:table-cell office:value-type="float" office:value="70.4372357214022" calcext:value-type="float">
            <text:p>70.4372357214</text:p>
          </table:table-cell>
          <table:table-cell office:value-type="float" office:value="62.8375775012406" calcext:value-type="float">
            <text:p>62.8375775012</text:p>
          </table:table-cell>
          <table:table-cell office:value-type="float" office:value="73.0359527254774" calcext:value-type="float">
            <text:p>73.0359527255</text:p>
          </table:table-cell>
          <table:table-cell office:value-type="float" office:value="68.9910995247157" calcext:value-type="float">
            <text:p>68.9910995247</text:p>
          </table:table-cell>
          <table:table-cell office:value-type="float" office:value="67.9038900667547" calcext:value-type="float">
            <text:p>67.9038900668</text:p>
          </table:table-cell>
          <table:table-cell office:value-type="float" office:value="-1099.14871085359" calcext:value-type="float">
            <text:p>-1099.1487108536</text:p>
          </table:table-cell>
          <table:table-cell office:value-type="float" office:value="-1137.28169127836" calcext:value-type="float">
            <text:p>-1137.2816912784</text:p>
          </table:table-cell>
          <table:table-cell office:value-type="float" office:value="-866.580013977198" calcext:value-type="float">
            <text:p>-866.5800139772</text:p>
          </table:table-cell>
          <table:table-cell office:value-type="float" office:value="-883.407148741645" calcext:value-type="float">
            <text:p>-883.4071487416</text:p>
          </table:table-cell>
          <table:table-cell office:value-type="float" office:value="-1003.760802872" calcext:value-type="float">
            <text:p>-1003.760802872</text:p>
          </table:table-cell>
          <table:table-cell office:value-type="float" office:value="-1185.26678274089" calcext:value-type="float">
            <text:p>-1185.266782740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3.6253339735007" calcext:value-type="float">
            <text:p>93.625</text:p>
          </table:table-cell>
          <table:table-cell table:style-name="ce5" office:value-type="float" office:value="73.7030902599958" calcext:value-type="float">
            <text:p>73.703</text:p>
          </table:table-cell>
          <table:table-cell office:value-type="float" office:value="70.194175811582" calcext:value-type="float">
            <text:p>70.1941758116</text:p>
          </table:table-cell>
          <table:table-cell office:value-type="float" office:value="70.8551228572893" calcext:value-type="float">
            <text:p>70.8551228573</text:p>
          </table:table-cell>
          <table:table-cell office:value-type="float" office:value="74.9111121746157" calcext:value-type="float">
            <text:p>74.9111121746</text:p>
          </table:table-cell>
          <table:table-cell office:value-type="float" office:value="72.8165939725522" calcext:value-type="float">
            <text:p>72.8165939726</text:p>
          </table:table-cell>
          <table:table-cell office:value-type="float" office:value="68.2754888747337" calcext:value-type="float">
            <text:p>68.2754888747</text:p>
          </table:table-cell>
          <table:table-cell office:value-type="float" office:value="70.8784602701136" calcext:value-type="float">
            <text:p>70.8784602701</text:p>
          </table:table-cell>
          <table:table-cell office:value-type="float" office:value="62.4160654936488" calcext:value-type="float">
            <text:p>62.4160654936</text:p>
          </table:table-cell>
          <table:table-cell office:value-type="float" office:value="73.6162640581093" calcext:value-type="float">
            <text:p>73.6162640581</text:p>
          </table:table-cell>
          <table:table-cell office:value-type="float" office:value="70.1079773049517" calcext:value-type="float">
            <text:p>70.107977305</text:p>
          </table:table-cell>
          <table:table-cell office:value-type="float" office:value="67.9112518833335" calcext:value-type="float">
            <text:p>67.9112518833</text:p>
          </table:table-cell>
          <table:table-cell office:value-type="float" office:value="-1144.46948940344" calcext:value-type="float">
            <text:p>-1144.4694894034</text:p>
          </table:table-cell>
          <table:table-cell office:value-type="float" office:value="-1175.69745922329" calcext:value-type="float">
            <text:p>-1175.6974592233</text:p>
          </table:table-cell>
          <table:table-cell office:value-type="float" office:value="-845.862310546079" calcext:value-type="float">
            <text:p>-845.8623105461</text:p>
          </table:table-cell>
          <table:table-cell office:value-type="float" office:value="-895.097564138399" calcext:value-type="float">
            <text:p>-895.0975641384</text:p>
          </table:table-cell>
          <table:table-cell office:value-type="float" office:value="-1037.74825799761" calcext:value-type="float">
            <text:p>-1037.7482579976</text:p>
          </table:table-cell>
          <table:table-cell office:value-type="float" office:value="-1279.52205457434" calcext:value-type="float">
            <text:p>-1279.522054574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3.583527179746" calcext:value-type="float">
            <text:p>93.584</text:p>
          </table:table-cell>
          <table:table-cell table:style-name="ce5" office:value-type="float" office:value="73.0921238784212" calcext:value-type="float">
            <text:p>73.092</text:p>
          </table:table-cell>
          <table:table-cell office:value-type="float" office:value="69.728245692493" calcext:value-type="float">
            <text:p>69.7282456925</text:p>
          </table:table-cell>
          <table:table-cell office:value-type="float" office:value="67.9003249214838" calcext:value-type="float">
            <text:p>67.9003249215</text:p>
          </table:table-cell>
          <table:table-cell office:value-type="float" office:value="75.8907469372368" calcext:value-type="float">
            <text:p>75.8907469372</text:p>
          </table:table-cell>
          <table:table-cell office:value-type="float" office:value="71.5616475015114" calcext:value-type="float">
            <text:p>71.5616475015</text:p>
          </table:table-cell>
          <table:table-cell office:value-type="float" office:value="70.42474843789" calcext:value-type="float">
            <text:p>70.4247484379</text:p>
          </table:table-cell>
          <table:table-cell office:value-type="float" office:value="71.9348842440049" calcext:value-type="float">
            <text:p>71.934884244</text:p>
          </table:table-cell>
          <table:table-cell office:value-type="float" office:value="61.5517738193267" calcext:value-type="float">
            <text:p>61.5517738193</text:p>
          </table:table-cell>
          <table:table-cell office:value-type="float" office:value="74.9825502476349" calcext:value-type="float">
            <text:p>74.9825502476</text:p>
          </table:table-cell>
          <table:table-cell office:value-type="float" office:value="70.2819861094571" calcext:value-type="float">
            <text:p>70.2819861095</text:p>
          </table:table-cell>
          <table:table-cell office:value-type="float" office:value="69.1749026235132" calcext:value-type="float">
            <text:p>69.1749026235</text:p>
          </table:table-cell>
          <table:table-cell office:value-type="float" office:value="-1196.42495095524" calcext:value-type="float">
            <text:p>-1196.4249509553</text:p>
          </table:table-cell>
          <table:table-cell office:value-type="float" office:value="-1185.26171097634" calcext:value-type="float">
            <text:p>-1185.2617109763</text:p>
          </table:table-cell>
          <table:table-cell office:value-type="float" office:value="-873.188218255804" calcext:value-type="float">
            <text:p>-873.1882182558</text:p>
          </table:table-cell>
          <table:table-cell office:value-type="float" office:value="-884.850381232074" calcext:value-type="float">
            <text:p>-884.8503812321</text:p>
          </table:table-cell>
          <table:table-cell office:value-type="float" office:value="-1077.59844391231" calcext:value-type="float">
            <text:p>-1077.5984439123</text:p>
          </table:table-cell>
          <table:table-cell office:value-type="float" office:value="-1251.40707652714" calcext:value-type="float">
            <text:p>-1251.40707652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3.604695958614" calcext:value-type="float">
            <text:p>93.605</text:p>
          </table:table-cell>
          <table:table-cell table:style-name="ce5" office:value-type="float" office:value="71.8123763630057" calcext:value-type="float">
            <text:p>71.812</text:p>
          </table:table-cell>
          <table:table-cell office:value-type="float" office:value="69.2948751896752" calcext:value-type="float">
            <text:p>69.2948751897</text:p>
          </table:table-cell>
          <table:table-cell office:value-type="float" office:value="68.2663950802747" calcext:value-type="float">
            <text:p>68.2663950803</text:p>
          </table:table-cell>
          <table:table-cell office:value-type="float" office:value="74.2242417408208" calcext:value-type="float">
            <text:p>74.2242417408</text:p>
          </table:table-cell>
          <table:table-cell office:value-type="float" office:value="70.8395531419699" calcext:value-type="float">
            <text:p>70.839553142</text:p>
          </table:table-cell>
          <table:table-cell office:value-type="float" office:value="69.9814616479228" calcext:value-type="float">
            <text:p>69.9814616479</text:p>
          </table:table-cell>
          <table:table-cell office:value-type="float" office:value="71.7600804797614" calcext:value-type="float">
            <text:p>71.7600804798</text:p>
          </table:table-cell>
          <table:table-cell office:value-type="float" office:value="61.5345888421053" calcext:value-type="float">
            <text:p>61.5345888421</text:p>
          </table:table-cell>
          <table:table-cell office:value-type="float" office:value="73.2489064671217" calcext:value-type="float">
            <text:p>73.2489064671</text:p>
          </table:table-cell>
          <table:table-cell office:value-type="float" office:value="72.393430103298" calcext:value-type="float">
            <text:p>72.3934301033</text:p>
          </table:table-cell>
          <table:table-cell office:value-type="float" office:value="69.7012705021517" calcext:value-type="float">
            <text:p>69.7012705022</text:p>
          </table:table-cell>
          <table:table-cell office:value-type="float" office:value="-1118.17173837911" calcext:value-type="float">
            <text:p>-1118.1717383791</text:p>
          </table:table-cell>
          <table:table-cell office:value-type="float" office:value="-1122.90362525446" calcext:value-type="float">
            <text:p>-1122.9036252545</text:p>
          </table:table-cell>
          <table:table-cell office:value-type="float" office:value="-842.388115787291" calcext:value-type="float">
            <text:p>-842.3881157873</text:p>
          </table:table-cell>
          <table:table-cell office:value-type="float" office:value="-847.704693790121" calcext:value-type="float">
            <text:p>-847.7046937901</text:p>
          </table:table-cell>
          <table:table-cell office:value-type="float" office:value="-983.002396670283" calcext:value-type="float">
            <text:p>-983.0023966703</text:p>
          </table:table-cell>
          <table:table-cell office:value-type="float" office:value="-1215.53819886777" calcext:value-type="float">
            <text:p>-1215.538198867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3.570875897855" calcext:value-type="float">
            <text:p>93.571</text:p>
          </table:table-cell>
          <table:table-cell table:style-name="ce5" office:value-type="float" office:value="73.7915942031279" calcext:value-type="float">
            <text:p>73.792</text:p>
          </table:table-cell>
          <table:table-cell office:value-type="float" office:value="68.1371825199554" calcext:value-type="float">
            <text:p>68.13718252</text:p>
          </table:table-cell>
          <table:table-cell office:value-type="float" office:value="68.1901003181709" calcext:value-type="float">
            <text:p>68.1901003182</text:p>
          </table:table-cell>
          <table:table-cell office:value-type="float" office:value="72.7574050746535" calcext:value-type="float">
            <text:p>72.7574050747</text:p>
          </table:table-cell>
          <table:table-cell office:value-type="float" office:value="70.4892047214945" calcext:value-type="float">
            <text:p>70.4892047215</text:p>
          </table:table-cell>
          <table:table-cell office:value-type="float" office:value="71.9789074438352" calcext:value-type="float">
            <text:p>71.9789074438</text:p>
          </table:table-cell>
          <table:table-cell office:value-type="float" office:value="72.9412838856916" calcext:value-type="float">
            <text:p>72.9412838857</text:p>
          </table:table-cell>
          <table:table-cell office:value-type="float" office:value="60.5720280988242" calcext:value-type="float">
            <text:p>60.5720280988</text:p>
          </table:table-cell>
          <table:table-cell office:value-type="float" office:value="73.2795786852686" calcext:value-type="float">
            <text:p>73.2795786853</text:p>
          </table:table-cell>
          <table:table-cell office:value-type="float" office:value="72.6758392500213" calcext:value-type="float">
            <text:p>72.67583925</text:p>
          </table:table-cell>
          <table:table-cell office:value-type="float" office:value="68.4231636166137" calcext:value-type="float">
            <text:p>68.4231636166</text:p>
          </table:table-cell>
          <table:table-cell office:value-type="float" office:value="-1085.73093739664" calcext:value-type="float">
            <text:p>-1085.7309373966</text:p>
          </table:table-cell>
          <table:table-cell office:value-type="float" office:value="-1103.43947751841" calcext:value-type="float">
            <text:p>-1103.4394775184</text:p>
          </table:table-cell>
          <table:table-cell office:value-type="float" office:value="-866.423155314811" calcext:value-type="float">
            <text:p>-866.4231553148</text:p>
          </table:table-cell>
          <table:table-cell office:value-type="float" office:value="-854.606555887997" calcext:value-type="float">
            <text:p>-854.606555888</text:p>
          </table:table-cell>
          <table:table-cell office:value-type="float" office:value="-993.523159155321" calcext:value-type="float">
            <text:p>-993.5231591553</text:p>
          </table:table-cell>
          <table:table-cell office:value-type="float" office:value="-1191.41381319909" calcext:value-type="float">
            <text:p>-1191.413813199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3.5701600976774" calcext:value-type="float">
            <text:p>93.570</text:p>
          </table:table-cell>
          <table:table-cell table:style-name="ce5" office:value-type="float" office:value="70.8676798533356" calcext:value-type="float">
            <text:p>70.868</text:p>
          </table:table-cell>
          <table:table-cell office:value-type="float" office:value="71.3219547402701" calcext:value-type="float">
            <text:p>71.3219547403</text:p>
          </table:table-cell>
          <table:table-cell office:value-type="float" office:value="65.3809961925006" calcext:value-type="float">
            <text:p>65.3809961925</text:p>
          </table:table-cell>
          <table:table-cell office:value-type="float" office:value="72.8960045848857" calcext:value-type="float">
            <text:p>72.8960045849</text:p>
          </table:table-cell>
          <table:table-cell office:value-type="float" office:value="70.4097115524983" calcext:value-type="float">
            <text:p>70.4097115525</text:p>
          </table:table-cell>
          <table:table-cell office:value-type="float" office:value="67.9477601824558" calcext:value-type="float">
            <text:p>67.9477601825</text:p>
          </table:table-cell>
          <table:table-cell office:value-type="float" office:value="73.235776735488" calcext:value-type="float">
            <text:p>73.2357767355</text:p>
          </table:table-cell>
          <table:table-cell office:value-type="float" office:value="57.231177061242" calcext:value-type="float">
            <text:p>57.2311770612</text:p>
          </table:table-cell>
          <table:table-cell office:value-type="float" office:value="73.1775344850805" calcext:value-type="float">
            <text:p>73.1775344851</text:p>
          </table:table-cell>
          <table:table-cell office:value-type="float" office:value="72.9014321889056" calcext:value-type="float">
            <text:p>72.9014321889</text:p>
          </table:table-cell>
          <table:table-cell office:value-type="float" office:value="69.0664185483738" calcext:value-type="float">
            <text:p>69.0664185484</text:p>
          </table:table-cell>
          <table:table-cell office:value-type="float" office:value="-1091.02590903534" calcext:value-type="float">
            <text:p>-1091.0259090354</text:p>
          </table:table-cell>
          <table:table-cell office:value-type="float" office:value="-1122.42342755537" calcext:value-type="float">
            <text:p>-1122.4234275554</text:p>
          </table:table-cell>
          <table:table-cell office:value-type="float" office:value="-833.937661444355" calcext:value-type="float">
            <text:p>-833.9376614444</text:p>
          </table:table-cell>
          <table:table-cell office:value-type="float" office:value="-799.252824506913" calcext:value-type="float">
            <text:p>-799.2528245069</text:p>
          </table:table-cell>
          <table:table-cell office:value-type="float" office:value="-994.866637664837" calcext:value-type="float">
            <text:p>-994.8666376648</text:p>
          </table:table-cell>
          <table:table-cell office:value-type="float" office:value="-1169.99578412819" calcext:value-type="float">
            <text:p>-1169.995784128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3.5657073713835" calcext:value-type="float">
            <text:p>93.566</text:p>
          </table:table-cell>
          <table:table-cell table:style-name="ce5" office:value-type="float" office:value="71.5895204609147" calcext:value-type="float">
            <text:p>71.590</text:p>
          </table:table-cell>
          <table:table-cell office:value-type="float" office:value="69.7393513922283" calcext:value-type="float">
            <text:p>69.7393513922</text:p>
          </table:table-cell>
          <table:table-cell office:value-type="float" office:value="66.3667779631798" calcext:value-type="float">
            <text:p>66.3667779632</text:p>
          </table:table-cell>
          <table:table-cell office:value-type="float" office:value="75.3968828973459" calcext:value-type="float">
            <text:p>75.3968828973</text:p>
          </table:table-cell>
          <table:table-cell office:value-type="float" office:value="67.8846032571583" calcext:value-type="float">
            <text:p>67.8846032572</text:p>
          </table:table-cell>
          <table:table-cell office:value-type="float" office:value="64.4055085741831" calcext:value-type="float">
            <text:p>64.4055085742</text:p>
          </table:table-cell>
          <table:table-cell office:value-type="float" office:value="71.4116457779817" calcext:value-type="float">
            <text:p>71.411645778</text:p>
          </table:table-cell>
          <table:table-cell office:value-type="float" office:value="61.355607988533" calcext:value-type="float">
            <text:p>61.3556079885</text:p>
          </table:table-cell>
          <table:table-cell office:value-type="float" office:value="72.9244158604611" calcext:value-type="float">
            <text:p>72.9244158605</text:p>
          </table:table-cell>
          <table:table-cell office:value-type="float" office:value="73.6909826029458" calcext:value-type="float">
            <text:p>73.6909826029</text:p>
          </table:table-cell>
          <table:table-cell office:value-type="float" office:value="69.8680428170164" calcext:value-type="float">
            <text:p>69.868042817</text:p>
          </table:table-cell>
          <table:table-cell office:value-type="float" office:value="-1084.37725207976" calcext:value-type="float">
            <text:p>-1084.3772520798</text:p>
          </table:table-cell>
          <table:table-cell office:value-type="float" office:value="-1140.07088993898" calcext:value-type="float">
            <text:p>-1140.070889939</text:p>
          </table:table-cell>
          <table:table-cell office:value-type="float" office:value="-807.525824996224" calcext:value-type="float">
            <text:p>-807.5258249962</text:p>
          </table:table-cell>
          <table:table-cell office:value-type="float" office:value="-812.373126020611" calcext:value-type="float">
            <text:p>-812.3731260206</text:p>
          </table:table-cell>
          <table:table-cell office:value-type="float" office:value="-998.910556359074" calcext:value-type="float">
            <text:p>-998.9105563591</text:p>
          </table:table-cell>
          <table:table-cell office:value-type="float" office:value="-1214.05290710537" calcext:value-type="float">
            <text:p>-1214.052907105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3.5887420669119" calcext:value-type="float">
            <text:p>93.589</text:p>
          </table:table-cell>
          <table:table-cell table:style-name="ce5" office:value-type="float" office:value="71.3630335494625" calcext:value-type="float">
            <text:p>71.363</text:p>
          </table:table-cell>
          <table:table-cell office:value-type="float" office:value="72.2288426741215" calcext:value-type="float">
            <text:p>72.2288426741</text:p>
          </table:table-cell>
          <table:table-cell office:value-type="float" office:value="66.3912577203425" calcext:value-type="float">
            <text:p>66.3912577203</text:p>
          </table:table-cell>
          <table:table-cell office:value-type="float" office:value="75.0912591365953" calcext:value-type="float">
            <text:p>75.0912591366</text:p>
          </table:table-cell>
          <table:table-cell office:value-type="float" office:value="68.1869130562108" calcext:value-type="float">
            <text:p>68.1869130562</text:p>
          </table:table-cell>
          <table:table-cell office:value-type="float" office:value="68.2502574413418" calcext:value-type="float">
            <text:p>68.2502574413</text:p>
          </table:table-cell>
          <table:table-cell office:value-type="float" office:value="71.744194158244" calcext:value-type="float">
            <text:p>71.7441941582</text:p>
          </table:table-cell>
          <table:table-cell office:value-type="float" office:value="61.1250195747603" calcext:value-type="float">
            <text:p>61.1250195748</text:p>
          </table:table-cell>
          <table:table-cell office:value-type="float" office:value="71.3687490437345" calcext:value-type="float">
            <text:p>71.3687490437</text:p>
          </table:table-cell>
          <table:table-cell office:value-type="float" office:value="73.3341893724888" calcext:value-type="float">
            <text:p>73.3341893725</text:p>
          </table:table-cell>
          <table:table-cell office:value-type="float" office:value="69.5797997799545" calcext:value-type="float">
            <text:p>69.57979978</text:p>
          </table:table-cell>
          <table:table-cell office:value-type="float" office:value="-1050.79993574273" calcext:value-type="float">
            <text:p>-1050.7999357427</text:p>
          </table:table-cell>
          <table:table-cell office:value-type="float" office:value="-1065.08686884379" calcext:value-type="float">
            <text:p>-1065.0868688438</text:p>
          </table:table-cell>
          <table:table-cell office:value-type="float" office:value="-775.088694960375" calcext:value-type="float">
            <text:p>-775.0886949604</text:p>
          </table:table-cell>
          <table:table-cell office:value-type="float" office:value="-803.814736439917" calcext:value-type="float">
            <text:p>-803.8147364399</text:p>
          </table:table-cell>
          <table:table-cell office:value-type="float" office:value="-916.187531312388" calcext:value-type="float">
            <text:p>-916.1875313124</text:p>
          </table:table-cell>
          <table:table-cell office:value-type="float" office:value="-1098.195960313" calcext:value-type="float">
            <text:p>-1098.19596031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3.6115947675566" calcext:value-type="float">
            <text:p>93.612</text:p>
          </table:table-cell>
          <table:table-cell table:style-name="ce5" office:value-type="float" office:value="71.5515542036621" calcext:value-type="float">
            <text:p>71.552</text:p>
          </table:table-cell>
          <table:table-cell office:value-type="float" office:value="70.4730745387113" calcext:value-type="float">
            <text:p>70.4730745387</text:p>
          </table:table-cell>
          <table:table-cell office:value-type="float" office:value="63.3304713308638" calcext:value-type="float">
            <text:p>63.3304713309</text:p>
          </table:table-cell>
          <table:table-cell office:value-type="float" office:value="73.3412658432404" calcext:value-type="float">
            <text:p>73.3412658432</text:p>
          </table:table-cell>
          <table:table-cell office:value-type="float" office:value="69.1087523739767" calcext:value-type="float">
            <text:p>69.108752374</text:p>
          </table:table-cell>
          <table:table-cell office:value-type="float" office:value="65.3415364088936" calcext:value-type="float">
            <text:p>65.3415364089</text:p>
          </table:table-cell>
          <table:table-cell office:value-type="float" office:value="70.7631108770755" calcext:value-type="float">
            <text:p>70.7631108771</text:p>
          </table:table-cell>
          <table:table-cell office:value-type="float" office:value="60.6418974451019" calcext:value-type="float">
            <text:p>60.6418974451</text:p>
          </table:table-cell>
          <table:table-cell office:value-type="float" office:value="73.0473779605713" calcext:value-type="float">
            <text:p>73.0473779606</text:p>
          </table:table-cell>
          <table:table-cell office:value-type="float" office:value="75.9259376614715" calcext:value-type="float">
            <text:p>75.9259376615</text:p>
          </table:table-cell>
          <table:table-cell office:value-type="float" office:value="72.0060357405836" calcext:value-type="float">
            <text:p>72.0060357406</text:p>
          </table:table-cell>
          <table:table-cell office:value-type="float" office:value="-1147.31018269119" calcext:value-type="float">
            <text:p>-1147.3101826912</text:p>
          </table:table-cell>
          <table:table-cell office:value-type="float" office:value="-1240.73352192902" calcext:value-type="float">
            <text:p>-1240.733521929</text:p>
          </table:table-cell>
          <table:table-cell office:value-type="float" office:value="-862.489464249099" calcext:value-type="float">
            <text:p>-862.4894642491</text:p>
          </table:table-cell>
          <table:table-cell office:value-type="float" office:value="-927.933814722624" calcext:value-type="float">
            <text:p>-927.9338147226</text:p>
          </table:table-cell>
          <table:table-cell office:value-type="float" office:value="-1023.42506354942" calcext:value-type="float">
            <text:p>-1023.4250635494</text:p>
          </table:table-cell>
          <table:table-cell office:value-type="float" office:value="-1317.74594290704" calcext:value-type="float">
            <text:p>-1317.745942907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3.5832307471779" calcext:value-type="float">
            <text:p>93.583</text:p>
          </table:table-cell>
          <table:table-cell table:style-name="ce5" office:value-type="float" office:value="70.6639551328293" calcext:value-type="float">
            <text:p>70.664</text:p>
          </table:table-cell>
          <table:table-cell office:value-type="float" office:value="70.995874195755" calcext:value-type="float">
            <text:p>70.9958741958</text:p>
          </table:table-cell>
          <table:table-cell office:value-type="float" office:value="64.5247527813806" calcext:value-type="float">
            <text:p>64.5247527814</text:p>
          </table:table-cell>
          <table:table-cell office:value-type="float" office:value="74.9715946542353" calcext:value-type="float">
            <text:p>74.9715946542</text:p>
          </table:table-cell>
          <table:table-cell office:value-type="float" office:value="68.8596549606457" calcext:value-type="float">
            <text:p>68.8596549606</text:p>
          </table:table-cell>
          <table:table-cell office:value-type="float" office:value="67.3297746770881" calcext:value-type="float">
            <text:p>67.3297746771</text:p>
          </table:table-cell>
          <table:table-cell office:value-type="float" office:value="71.5224365401052" calcext:value-type="float">
            <text:p>71.5224365401</text:p>
          </table:table-cell>
          <table:table-cell office:value-type="float" office:value="56.5475410603349" calcext:value-type="float">
            <text:p>56.5475410603</text:p>
          </table:table-cell>
          <table:table-cell office:value-type="float" office:value="72.8003734735909" calcext:value-type="float">
            <text:p>72.8003734736</text:p>
          </table:table-cell>
          <table:table-cell office:value-type="float" office:value="75.962153434727" calcext:value-type="float">
            <text:p>75.9621534347</text:p>
          </table:table-cell>
          <table:table-cell office:value-type="float" office:value="69.2675297145322" calcext:value-type="float">
            <text:p>69.2675297145</text:p>
          </table:table-cell>
          <table:table-cell office:value-type="float" office:value="-1164.81666091284" calcext:value-type="float">
            <text:p>-1164.8166609128</text:p>
          </table:table-cell>
          <table:table-cell office:value-type="float" office:value="-1218.91963928298" calcext:value-type="float">
            <text:p>-1218.919639283</text:p>
          </table:table-cell>
          <table:table-cell office:value-type="float" office:value="-844.13363960891" calcext:value-type="float">
            <text:p>-844.1336396089</text:p>
          </table:table-cell>
          <table:table-cell office:value-type="float" office:value="-868.494465117895" calcext:value-type="float">
            <text:p>-868.4944651179</text:p>
          </table:table-cell>
          <table:table-cell office:value-type="float" office:value="-1050.20138132194" calcext:value-type="float">
            <text:p>-1050.2013813219</text:p>
          </table:table-cell>
          <table:table-cell office:value-type="float" office:value="-1328.70741754561" calcext:value-type="float">
            <text:p>-1328.70741754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3.5959528471697" calcext:value-type="float">
            <text:p>93.596</text:p>
          </table:table-cell>
          <table:table-cell table:style-name="ce5" office:value-type="float" office:value="68.9277445820497" calcext:value-type="float">
            <text:p>68.928</text:p>
          </table:table-cell>
          <table:table-cell office:value-type="float" office:value="71.653443164348" calcext:value-type="float">
            <text:p>71.6534431643</text:p>
          </table:table-cell>
          <table:table-cell office:value-type="float" office:value="60.682456893647" calcext:value-type="float">
            <text:p>60.6824568936</text:p>
          </table:table-cell>
          <table:table-cell office:value-type="float" office:value="74.2391663075879" calcext:value-type="float">
            <text:p>74.2391663076</text:p>
          </table:table-cell>
          <table:table-cell office:value-type="float" office:value="69.4709640501179" calcext:value-type="float">
            <text:p>69.4709640501</text:p>
          </table:table-cell>
          <table:table-cell office:value-type="float" office:value="67.3677033380316" calcext:value-type="float">
            <text:p>67.367703338</text:p>
          </table:table-cell>
          <table:table-cell office:value-type="float" office:value="73.0734888248893" calcext:value-type="float">
            <text:p>73.0734888249</text:p>
          </table:table-cell>
          <table:table-cell office:value-type="float" office:value="53.2445242220114" calcext:value-type="float">
            <text:p>53.244524222</text:p>
          </table:table-cell>
          <table:table-cell office:value-type="float" office:value="73.7831331873486" calcext:value-type="float">
            <text:p>73.7831331873</text:p>
          </table:table-cell>
          <table:table-cell office:value-type="float" office:value="75.3773759811074" calcext:value-type="float">
            <text:p>75.3773759811</text:p>
          </table:table-cell>
          <table:table-cell office:value-type="float" office:value="71.1254822212351" calcext:value-type="float">
            <text:p>71.1254822212</text:p>
          </table:table-cell>
          <table:table-cell office:value-type="float" office:value="-1111.84533945562" calcext:value-type="float">
            <text:p>-1111.8453394556</text:p>
          </table:table-cell>
          <table:table-cell office:value-type="float" office:value="-1104.81466952187" calcext:value-type="float">
            <text:p>-1104.8146695219</text:p>
          </table:table-cell>
          <table:table-cell office:value-type="float" office:value="-733.658636190501" calcext:value-type="float">
            <text:p>-733.6586361905</text:p>
          </table:table-cell>
          <table:table-cell office:value-type="float" office:value="-791.035141263222" calcext:value-type="float">
            <text:p>-791.0351412632</text:p>
          </table:table-cell>
          <table:table-cell office:value-type="float" office:value="-954.525428145816" calcext:value-type="float">
            <text:p>-954.5254281458</text:p>
          </table:table-cell>
          <table:table-cell office:value-type="float" office:value="-1155.58031318307" calcext:value-type="float">
            <text:p>-1155.580313183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3.566872894832" calcext:value-type="float">
            <text:p>93.567</text:p>
          </table:table-cell>
          <table:table-cell table:style-name="ce5" office:value-type="float" office:value="69.9761572420351" calcext:value-type="float">
            <text:p>69.976</text:p>
          </table:table-cell>
          <table:table-cell office:value-type="float" office:value="72.4591366005608" calcext:value-type="float">
            <text:p>72.4591366006</text:p>
          </table:table-cell>
          <table:table-cell office:value-type="float" office:value="62.7721052856429" calcext:value-type="float">
            <text:p>62.7721052856</text:p>
          </table:table-cell>
          <table:table-cell office:value-type="float" office:value="72.8278335615191" calcext:value-type="float">
            <text:p>72.8278335615</text:p>
          </table:table-cell>
          <table:table-cell office:value-type="float" office:value="69.053409706258" calcext:value-type="float">
            <text:p>69.0534097063</text:p>
          </table:table-cell>
          <table:table-cell office:value-type="float" office:value="65.9910789245925" calcext:value-type="float">
            <text:p>65.9910789246</text:p>
          </table:table-cell>
          <table:table-cell office:value-type="float" office:value="69.9819183657272" calcext:value-type="float">
            <text:p>69.9819183657</text:p>
          </table:table-cell>
          <table:table-cell office:value-type="float" office:value="53.3271716112869" calcext:value-type="float">
            <text:p>53.3271716113</text:p>
          </table:table-cell>
          <table:table-cell office:value-type="float" office:value="72.0270481120281" calcext:value-type="float">
            <text:p>72.027048112</text:p>
          </table:table-cell>
          <table:table-cell office:value-type="float" office:value="75.7620576597137" calcext:value-type="float">
            <text:p>75.7620576597</text:p>
          </table:table-cell>
          <table:table-cell office:value-type="float" office:value="69.6009384858856" calcext:value-type="float">
            <text:p>69.6009384859</text:p>
          </table:table-cell>
          <table:table-cell office:value-type="float" office:value="-1070.4136537884" calcext:value-type="float">
            <text:p>-1070.4136537884</text:p>
          </table:table-cell>
          <table:table-cell office:value-type="float" office:value="-1080.34757832927" calcext:value-type="float">
            <text:p>-1080.3475783293</text:p>
          </table:table-cell>
          <table:table-cell office:value-type="float" office:value="-778.891014080795" calcext:value-type="float">
            <text:p>-778.8910140808</text:p>
          </table:table-cell>
          <table:table-cell office:value-type="float" office:value="-802.724776670594" calcext:value-type="float">
            <text:p>-802.7247766706</text:p>
          </table:table-cell>
          <table:table-cell office:value-type="float" office:value="-959.387999635734" calcext:value-type="float">
            <text:p>-959.3879996357</text:p>
          </table:table-cell>
          <table:table-cell office:value-type="float" office:value="-1172.57669760514" calcext:value-type="float">
            <text:p>-1172.576697605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3.5762175654887" calcext:value-type="float">
            <text:p>93.576</text:p>
          </table:table-cell>
          <table:table-cell table:style-name="ce5" office:value-type="float" office:value="68.4972820302219" calcext:value-type="float">
            <text:p>68.497</text:p>
          </table:table-cell>
          <table:table-cell office:value-type="float" office:value="72.8441692582271" calcext:value-type="float">
            <text:p>72.8441692582</text:p>
          </table:table-cell>
          <table:table-cell office:value-type="float" office:value="60.0660309838602" calcext:value-type="float">
            <text:p>60.0660309839</text:p>
          </table:table-cell>
          <table:table-cell office:value-type="float" office:value="72.7290507759146" calcext:value-type="float">
            <text:p>72.7290507759</text:p>
          </table:table-cell>
          <table:table-cell office:value-type="float" office:value="64.8600904495186" calcext:value-type="float">
            <text:p>64.8600904495</text:p>
          </table:table-cell>
          <table:table-cell office:value-type="float" office:value="62.8560082364818" calcext:value-type="float">
            <text:p>62.8560082365</text:p>
          </table:table-cell>
          <table:table-cell office:value-type="float" office:value="71.3004934931823" calcext:value-type="float">
            <text:p>71.3004934932</text:p>
          </table:table-cell>
          <table:table-cell office:value-type="float" office:value="47.1246344507689" calcext:value-type="float">
            <text:p>47.1246344508</text:p>
          </table:table-cell>
          <table:table-cell office:value-type="float" office:value="74.6694207113577" calcext:value-type="float">
            <text:p>74.6694207114</text:p>
          </table:table-cell>
          <table:table-cell office:value-type="float" office:value="75.5162978278945" calcext:value-type="float">
            <text:p>75.5162978279</text:p>
          </table:table-cell>
          <table:table-cell office:value-type="float" office:value="69.4897378675008" calcext:value-type="float">
            <text:p>69.4897378675</text:p>
          </table:table-cell>
          <table:table-cell office:value-type="float" office:value="-1105.7655129038" calcext:value-type="float">
            <text:p>-1105.7655129038</text:p>
          </table:table-cell>
          <table:table-cell office:value-type="float" office:value="-1158.9349393138" calcext:value-type="float">
            <text:p>-1158.9349393138</text:p>
          </table:table-cell>
          <table:table-cell office:value-type="float" office:value="-803.278637541656" calcext:value-type="float">
            <text:p>-803.2786375417</text:p>
          </table:table-cell>
          <table:table-cell office:value-type="float" office:value="-840.4878255704" calcext:value-type="float">
            <text:p>-840.4878255704</text:p>
          </table:table-cell>
          <table:table-cell office:value-type="float" office:value="-1012.47099743251" calcext:value-type="float">
            <text:p>-1012.4709974325</text:p>
          </table:table-cell>
          <table:table-cell office:value-type="float" office:value="-1226.60182110974" calcext:value-type="float">
            <text:p>-1226.601821109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3.5301337442684" calcext:value-type="float">
            <text:p>93.530</text:p>
          </table:table-cell>
          <table:table-cell table:style-name="ce5" office:value-type="float" office:value="70.0857401900307" calcext:value-type="float">
            <text:p>70.086</text:p>
          </table:table-cell>
          <table:table-cell office:value-type="float" office:value="72.6678673963026" calcext:value-type="float">
            <text:p>72.6678673963</text:p>
          </table:table-cell>
          <table:table-cell office:value-type="float" office:value="61.1529431622593" calcext:value-type="float">
            <text:p>61.1529431623</text:p>
          </table:table-cell>
          <table:table-cell office:value-type="float" office:value="74.1404039457357" calcext:value-type="float">
            <text:p>74.1404039457</text:p>
          </table:table-cell>
          <table:table-cell office:value-type="float" office:value="65.7889912819133" calcext:value-type="float">
            <text:p>65.7889912819</text:p>
          </table:table-cell>
          <table:table-cell office:value-type="float" office:value="64.7359853472106" calcext:value-type="float">
            <text:p>64.7359853472</text:p>
          </table:table-cell>
          <table:table-cell office:value-type="float" office:value="71.697926010893" calcext:value-type="float">
            <text:p>71.6979260109</text:p>
          </table:table-cell>
          <table:table-cell office:value-type="float" office:value="52.949506056094" calcext:value-type="float">
            <text:p>52.9495060561</text:p>
          </table:table-cell>
          <table:table-cell office:value-type="float" office:value="73.4698377130918" calcext:value-type="float">
            <text:p>73.4698377131</text:p>
          </table:table-cell>
          <table:table-cell office:value-type="float" office:value="76.4449043927094" calcext:value-type="float">
            <text:p>76.4449043927</text:p>
          </table:table-cell>
          <table:table-cell office:value-type="float" office:value="69.7424571477296" calcext:value-type="float">
            <text:p>69.7424571477</text:p>
          </table:table-cell>
          <table:table-cell office:value-type="float" office:value="-1116.09071986127" calcext:value-type="float">
            <text:p>-1116.0907198613</text:p>
          </table:table-cell>
          <table:table-cell office:value-type="float" office:value="-1241.387788691" calcext:value-type="float">
            <text:p>-1241.387788691</text:p>
          </table:table-cell>
          <table:table-cell office:value-type="float" office:value="-839.254363439145" calcext:value-type="float">
            <text:p>-839.2543634391</text:p>
          </table:table-cell>
          <table:table-cell office:value-type="float" office:value="-875.957151121801" calcext:value-type="float">
            <text:p>-875.9571511218</text:p>
          </table:table-cell>
          <table:table-cell office:value-type="float" office:value="-1061.79280234538" calcext:value-type="float">
            <text:p>-1061.7928023454</text:p>
          </table:table-cell>
          <table:table-cell office:value-type="float" office:value="-1347.90222840021" calcext:value-type="float">
            <text:p>-1347.902228400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3.4699181279657" calcext:value-type="float">
            <text:p>93.470</text:p>
          </table:table-cell>
          <table:table-cell table:style-name="ce5" office:value-type="float" office:value="68.9145164514297" calcext:value-type="float">
            <text:p>68.915</text:p>
          </table:table-cell>
          <table:table-cell office:value-type="float" office:value="72.2595327493934" calcext:value-type="float">
            <text:p>72.2595327494</text:p>
          </table:table-cell>
          <table:table-cell office:value-type="float" office:value="60.3097178685397" calcext:value-type="float">
            <text:p>60.3097178685</text:p>
          </table:table-cell>
          <table:table-cell office:value-type="float" office:value="72.1319634239928" calcext:value-type="float">
            <text:p>72.131963424</text:p>
          </table:table-cell>
          <table:table-cell office:value-type="float" office:value="61.8295366901954" calcext:value-type="float">
            <text:p>61.8295366902</text:p>
          </table:table-cell>
          <table:table-cell office:value-type="float" office:value="62.9084415865257" calcext:value-type="float">
            <text:p>62.9084415865</text:p>
          </table:table-cell>
          <table:table-cell office:value-type="float" office:value="68.858664954447" calcext:value-type="float">
            <text:p>68.8586649544</text:p>
          </table:table-cell>
          <table:table-cell office:value-type="float" office:value="44.7553637485087" calcext:value-type="float">
            <text:p>44.7553637485</text:p>
          </table:table-cell>
          <table:table-cell office:value-type="float" office:value="72.0870798662797" calcext:value-type="float">
            <text:p>72.0870798663</text:p>
          </table:table-cell>
          <table:table-cell office:value-type="float" office:value="77.1452199434763" calcext:value-type="float">
            <text:p>77.1452199435</text:p>
          </table:table-cell>
          <table:table-cell office:value-type="float" office:value="69.9238609177824" calcext:value-type="float">
            <text:p>69.9238609178</text:p>
          </table:table-cell>
          <table:table-cell office:value-type="float" office:value="-1129.20281032548" calcext:value-type="float">
            <text:p>-1129.2028103255</text:p>
          </table:table-cell>
          <table:table-cell office:value-type="float" office:value="-1183.97287890602" calcext:value-type="float">
            <text:p>-1183.972878906</text:p>
          </table:table-cell>
          <table:table-cell office:value-type="float" office:value="-788.179006142834" calcext:value-type="float">
            <text:p>-788.1790061428</text:p>
          </table:table-cell>
          <table:table-cell office:value-type="float" office:value="-855.153242957491" calcext:value-type="float">
            <text:p>-855.1532429575</text:p>
          </table:table-cell>
          <table:table-cell office:value-type="float" office:value="-1074.65406321611" calcext:value-type="float">
            <text:p>-1074.6540632161</text:p>
          </table:table-cell>
          <table:table-cell office:value-type="float" office:value="-1291.23712864909" calcext:value-type="float">
            <text:p>-1291.237128649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3.4765972130706" calcext:value-type="float">
            <text:p>93.477</text:p>
          </table:table-cell>
          <table:table-cell table:style-name="ce5" office:value-type="float" office:value="66.60975788766" calcext:value-type="float">
            <text:p>66.610</text:p>
          </table:table-cell>
          <table:table-cell office:value-type="float" office:value="72.8414442306102" calcext:value-type="float">
            <text:p>72.8414442306</text:p>
          </table:table-cell>
          <table:table-cell office:value-type="float" office:value="58.8030092635029" calcext:value-type="float">
            <text:p>58.8030092635</text:p>
          </table:table-cell>
          <table:table-cell office:value-type="float" office:value="71.19698737518" calcext:value-type="float">
            <text:p>71.1969873752</text:p>
          </table:table-cell>
          <table:table-cell office:value-type="float" office:value="59.45873424129" calcext:value-type="float">
            <text:p>59.4587342413</text:p>
          </table:table-cell>
          <table:table-cell office:value-type="float" office:value="62.1393437453221" calcext:value-type="float">
            <text:p>62.1393437453</text:p>
          </table:table-cell>
          <table:table-cell office:value-type="float" office:value="69.1197728230618" calcext:value-type="float">
            <text:p>69.1197728231</text:p>
          </table:table-cell>
          <table:table-cell office:value-type="float" office:value="47.1720763537408" calcext:value-type="float">
            <text:p>47.1720763537</text:p>
          </table:table-cell>
          <table:table-cell office:value-type="float" office:value="71.0840769649885" calcext:value-type="float">
            <text:p>71.084076965</text:p>
          </table:table-cell>
          <table:table-cell office:value-type="float" office:value="77.4032679921248" calcext:value-type="float">
            <text:p>77.4032679921</text:p>
          </table:table-cell>
          <table:table-cell office:value-type="float" office:value="68.8532302141031" calcext:value-type="float">
            <text:p>68.8532302141</text:p>
          </table:table-cell>
          <table:table-cell office:value-type="float" office:value="-1108.68122901992" calcext:value-type="float">
            <text:p>-1108.6812290199</text:p>
          </table:table-cell>
          <table:table-cell office:value-type="float" office:value="-1208.95590939402" calcext:value-type="float">
            <text:p>-1208.955909394</text:p>
          </table:table-cell>
          <table:table-cell office:value-type="float" office:value="-793.95109888902" calcext:value-type="float">
            <text:p>-793.951098889</text:p>
          </table:table-cell>
          <table:table-cell office:value-type="float" office:value="-815.963932743112" calcext:value-type="float">
            <text:p>-815.9639327431</text:p>
          </table:table-cell>
          <table:table-cell office:value-type="float" office:value="-1039.32362680519" calcext:value-type="float">
            <text:p>-1039.3236268052</text:p>
          </table:table-cell>
          <table:table-cell office:value-type="float" office:value="-1256.83849873866" calcext:value-type="float">
            <text:p>-1256.838498738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3.4607845130222" calcext:value-type="float">
            <text:p>93.461</text:p>
          </table:table-cell>
          <table:table-cell table:style-name="ce5" office:value-type="float" office:value="67.4414276117922" calcext:value-type="float">
            <text:p>67.441</text:p>
          </table:table-cell>
          <table:table-cell office:value-type="float" office:value="72.4785430419618" calcext:value-type="float">
            <text:p>72.478543042</text:p>
          </table:table-cell>
          <table:table-cell office:value-type="float" office:value="60.0264167839532" calcext:value-type="float">
            <text:p>60.026416784</text:p>
          </table:table-cell>
          <table:table-cell office:value-type="float" office:value="70.7057539328703" calcext:value-type="float">
            <text:p>70.7057539329</text:p>
          </table:table-cell>
          <table:table-cell office:value-type="float" office:value="60.7512212271553" calcext:value-type="float">
            <text:p>60.7512212272</text:p>
          </table:table-cell>
          <table:table-cell office:value-type="float" office:value="61.1905293886149" calcext:value-type="float">
            <text:p>61.1905293886</text:p>
          </table:table-cell>
          <table:table-cell office:value-type="float" office:value="64.8589529376309" calcext:value-type="float">
            <text:p>64.8589529376</text:p>
          </table:table-cell>
          <table:table-cell office:value-type="float" office:value="40.3306588582797" calcext:value-type="float">
            <text:p>40.3306588583</text:p>
          </table:table-cell>
          <table:table-cell office:value-type="float" office:value="72.6855094344712" calcext:value-type="float">
            <text:p>72.6855094345</text:p>
          </table:table-cell>
          <table:table-cell office:value-type="float" office:value="78.8899770541746" calcext:value-type="float">
            <text:p>78.8899770542</text:p>
          </table:table-cell>
          <table:table-cell office:value-type="float" office:value="69.6319161234489" calcext:value-type="float">
            <text:p>69.6319161234</text:p>
          </table:table-cell>
          <table:table-cell office:value-type="float" office:value="-1070.11509176651" calcext:value-type="float">
            <text:p>-1070.1150917665</text:p>
          </table:table-cell>
          <table:table-cell office:value-type="float" office:value="-1104.53713338988" calcext:value-type="float">
            <text:p>-1104.5371333899</text:p>
          </table:table-cell>
          <table:table-cell office:value-type="float" office:value="-752.058184069346" calcext:value-type="float">
            <text:p>-752.0581840693</text:p>
          </table:table-cell>
          <table:table-cell office:value-type="float" office:value="-771.67144452895" calcext:value-type="float">
            <text:p>-771.671444529</text:p>
          </table:table-cell>
          <table:table-cell office:value-type="float" office:value="-1013.27559163211" calcext:value-type="float">
            <text:p>-1013.2755916321</text:p>
          </table:table-cell>
          <table:table-cell office:value-type="float" office:value="-1190.9917082078" calcext:value-type="float">
            <text:p>-1190.991708207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3.3981934171463" calcext:value-type="float">
            <text:p>93.398</text:p>
          </table:table-cell>
          <table:table-cell table:style-name="ce5" office:value-type="float" office:value="66.366554141836" calcext:value-type="float">
            <text:p>66.367</text:p>
          </table:table-cell>
          <table:table-cell office:value-type="float" office:value="70.9451646605732" calcext:value-type="float">
            <text:p>70.9451646606</text:p>
          </table:table-cell>
          <table:table-cell office:value-type="float" office:value="56.3665468295978" calcext:value-type="float">
            <text:p>56.3665468296</text:p>
          </table:table-cell>
          <table:table-cell office:value-type="float" office:value="71.9505603093806" calcext:value-type="float">
            <text:p>71.9505603094</text:p>
          </table:table-cell>
          <table:table-cell office:value-type="float" office:value="59.0722471297974" calcext:value-type="float">
            <text:p>59.0722471298</text:p>
          </table:table-cell>
          <table:table-cell office:value-type="float" office:value="58.8794245310873" calcext:value-type="float">
            <text:p>58.8794245311</text:p>
          </table:table-cell>
          <table:table-cell office:value-type="float" office:value="66.4401971625173" calcext:value-type="float">
            <text:p>66.4401971625</text:p>
          </table:table-cell>
          <table:table-cell office:value-type="float" office:value="43.2033352653184" calcext:value-type="float">
            <text:p>43.2033352653</text:p>
          </table:table-cell>
          <table:table-cell office:value-type="float" office:value="70.9088560745648" calcext:value-type="float">
            <text:p>70.9088560746</text:p>
          </table:table-cell>
          <table:table-cell office:value-type="float" office:value="75.4972486130443" calcext:value-type="float">
            <text:p>75.497248613</text:p>
          </table:table-cell>
          <table:table-cell office:value-type="float" office:value="69.8958574688213" calcext:value-type="float">
            <text:p>69.8958574688</text:p>
          </table:table-cell>
          <table:table-cell office:value-type="float" office:value="-1191.81954986411" calcext:value-type="float">
            <text:p>-1191.8195498641</text:p>
          </table:table-cell>
          <table:table-cell office:value-type="float" office:value="-1232.28096221367" calcext:value-type="float">
            <text:p>-1232.2809622137</text:p>
          </table:table-cell>
          <table:table-cell office:value-type="float" office:value="-832.023497316069" calcext:value-type="float">
            <text:p>-832.0234973161</text:p>
          </table:table-cell>
          <table:table-cell office:value-type="float" office:value="-839.586963142305" calcext:value-type="float">
            <text:p>-839.5869631423</text:p>
          </table:table-cell>
          <table:table-cell office:value-type="float" office:value="-1051.26872662117" calcext:value-type="float">
            <text:p>-1051.2687266212</text:p>
          </table:table-cell>
          <table:table-cell office:value-type="float" office:value="-1347.3111628036" calcext:value-type="float">
            <text:p>-1347.311162803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3.3904926952591" calcext:value-type="float">
            <text:p>93.390</text:p>
          </table:table-cell>
          <table:table-cell table:style-name="ce5" office:value-type="float" office:value="64.5521444352557" calcext:value-type="float">
            <text:p>64.552</text:p>
          </table:table-cell>
          <table:table-cell office:value-type="float" office:value="74.1993405305323" calcext:value-type="float">
            <text:p>74.1993405305</text:p>
          </table:table-cell>
          <table:table-cell office:value-type="float" office:value="55.4185835453022" calcext:value-type="float">
            <text:p>55.4185835453</text:p>
          </table:table-cell>
          <table:table-cell office:value-type="float" office:value="70.9571540350255" calcext:value-type="float">
            <text:p>70.957154035</text:p>
          </table:table-cell>
          <table:table-cell office:value-type="float" office:value="58.8052149431397" calcext:value-type="float">
            <text:p>58.8052149431</text:p>
          </table:table-cell>
          <table:table-cell office:value-type="float" office:value="60.2183295456288" calcext:value-type="float">
            <text:p>60.2183295456</text:p>
          </table:table-cell>
          <table:table-cell office:value-type="float" office:value="70.2877959788924" calcext:value-type="float">
            <text:p>70.2877959789</text:p>
          </table:table-cell>
          <table:table-cell office:value-type="float" office:value="46.481323837851" calcext:value-type="float">
            <text:p>46.4813238379</text:p>
          </table:table-cell>
          <table:table-cell office:value-type="float" office:value="72.0509903574114" calcext:value-type="float">
            <text:p>72.0509903574</text:p>
          </table:table-cell>
          <table:table-cell office:value-type="float" office:value="76.3909153221711" calcext:value-type="float">
            <text:p>76.3909153222</text:p>
          </table:table-cell>
          <table:table-cell office:value-type="float" office:value="68.9496692899671" calcext:value-type="float">
            <text:p>68.94966929</text:p>
          </table:table-cell>
          <table:table-cell office:value-type="float" office:value="-1055.04053869763" calcext:value-type="float">
            <text:p>-1055.0405386976</text:p>
          </table:table-cell>
          <table:table-cell office:value-type="float" office:value="-1069.12095960915" calcext:value-type="float">
            <text:p>-1069.1209596092</text:p>
          </table:table-cell>
          <table:table-cell office:value-type="float" office:value="-776.941869042803" calcext:value-type="float">
            <text:p>-776.9418690428</text:p>
          </table:table-cell>
          <table:table-cell office:value-type="float" office:value="-781.647081711084" calcext:value-type="float">
            <text:p>-781.6470817111</text:p>
          </table:table-cell>
          <table:table-cell office:value-type="float" office:value="-943.760483144876" calcext:value-type="float">
            <text:p>-943.7604831449</text:p>
          </table:table-cell>
          <table:table-cell office:value-type="float" office:value="-1200.12723599876" calcext:value-type="float">
            <text:p>-1200.127235998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3.3272385734081" calcext:value-type="float">
            <text:p>93.327</text:p>
          </table:table-cell>
          <table:table-cell table:style-name="ce5" office:value-type="float" office:value="65.7982935150467" calcext:value-type="float">
            <text:p>65.798</text:p>
          </table:table-cell>
          <table:table-cell office:value-type="float" office:value="72.6665328136857" calcext:value-type="float">
            <text:p>72.6665328137</text:p>
          </table:table-cell>
          <table:table-cell office:value-type="float" office:value="55.3367507038768" calcext:value-type="float">
            <text:p>55.3367507039</text:p>
          </table:table-cell>
          <table:table-cell office:value-type="float" office:value="69.7624183830775" calcext:value-type="float">
            <text:p>69.7624183831</text:p>
          </table:table-cell>
          <table:table-cell office:value-type="float" office:value="59.2347613876669" calcext:value-type="float">
            <text:p>59.2347613877</text:p>
          </table:table-cell>
          <table:table-cell office:value-type="float" office:value="63.8597337697258" calcext:value-type="float">
            <text:p>63.8597337697</text:p>
          </table:table-cell>
          <table:table-cell office:value-type="float" office:value="63.4420216574101" calcext:value-type="float">
            <text:p>63.4420216574</text:p>
          </table:table-cell>
          <table:table-cell office:value-type="float" office:value="48.831451673559" calcext:value-type="float">
            <text:p>48.8314516736</text:p>
          </table:table-cell>
          <table:table-cell office:value-type="float" office:value="73.0719532342989" calcext:value-type="float">
            <text:p>73.0719532343</text:p>
          </table:table-cell>
          <table:table-cell office:value-type="float" office:value="78.6502265941356" calcext:value-type="float">
            <text:p>78.6502265941</text:p>
          </table:table-cell>
          <table:table-cell office:value-type="float" office:value="70.0269942934399" calcext:value-type="float">
            <text:p>70.0269942934</text:p>
          </table:table-cell>
          <table:table-cell office:value-type="float" office:value="-1083.59409761311" calcext:value-type="float">
            <text:p>-1083.5940976131</text:p>
          </table:table-cell>
          <table:table-cell office:value-type="float" office:value="-1169.36839337108" calcext:value-type="float">
            <text:p>-1169.3683933711</text:p>
          </table:table-cell>
          <table:table-cell office:value-type="float" office:value="-771.7888102185" calcext:value-type="float">
            <text:p>-771.7888102185</text:p>
          </table:table-cell>
          <table:table-cell office:value-type="float" office:value="-776.442803977674" calcext:value-type="float">
            <text:p>-776.4428039777</text:p>
          </table:table-cell>
          <table:table-cell office:value-type="float" office:value="-1057.75338360181" calcext:value-type="float">
            <text:p>-1057.7533836018</text:p>
          </table:table-cell>
          <table:table-cell office:value-type="float" office:value="-1300.60231188123" calcext:value-type="float">
            <text:p>-1300.602311881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3.3158609403357" calcext:value-type="float">
            <text:p>93.316</text:p>
          </table:table-cell>
          <table:table-cell table:style-name="ce5" office:value-type="float" office:value="66.5253939547522" calcext:value-type="float">
            <text:p>66.525</text:p>
          </table:table-cell>
          <table:table-cell office:value-type="float" office:value="74.3813001868693" calcext:value-type="float">
            <text:p>74.3813001869</text:p>
          </table:table-cell>
          <table:table-cell office:value-type="float" office:value="57.3101957365342" calcext:value-type="float">
            <text:p>57.3101957365</text:p>
          </table:table-cell>
          <table:table-cell office:value-type="float" office:value="71.5186090160033" calcext:value-type="float">
            <text:p>71.518609016</text:p>
          </table:table-cell>
          <table:table-cell office:value-type="float" office:value="56.7697449354347" calcext:value-type="float">
            <text:p>56.7697449354</text:p>
          </table:table-cell>
          <table:table-cell office:value-type="float" office:value="62.1012832836151" calcext:value-type="float">
            <text:p>62.1012832836</text:p>
          </table:table-cell>
          <table:table-cell office:value-type="float" office:value="63.4409695475831" calcext:value-type="float">
            <text:p>63.4409695476</text:p>
          </table:table-cell>
          <table:table-cell office:value-type="float" office:value="45.4825839482343" calcext:value-type="float">
            <text:p>45.4825839482</text:p>
          </table:table-cell>
          <table:table-cell office:value-type="float" office:value="73.2299550996675" calcext:value-type="float">
            <text:p>73.2299550997</text:p>
          </table:table-cell>
          <table:table-cell office:value-type="float" office:value="78.528843692516" calcext:value-type="float">
            <text:p>78.5288436925</text:p>
          </table:table-cell>
          <table:table-cell office:value-type="float" office:value="71.3094947516186" calcext:value-type="float">
            <text:p>71.3094947516</text:p>
          </table:table-cell>
          <table:table-cell office:value-type="float" office:value="-1112.13067633943" calcext:value-type="float">
            <text:p>-1112.1306763394</text:p>
          </table:table-cell>
          <table:table-cell office:value-type="float" office:value="-1092.23705726136" calcext:value-type="float">
            <text:p>-1092.2370572614</text:p>
          </table:table-cell>
          <table:table-cell office:value-type="float" office:value="-741.216385046351" calcext:value-type="float">
            <text:p>-741.2163850464</text:p>
          </table:table-cell>
          <table:table-cell office:value-type="float" office:value="-767.025914398537" calcext:value-type="float">
            <text:p>-767.0259143985</text:p>
          </table:table-cell>
          <table:table-cell office:value-type="float" office:value="-977.886119852745" calcext:value-type="float">
            <text:p>-977.8861198527</text:p>
          </table:table-cell>
          <table:table-cell office:value-type="float" office:value="-1240.78840010958" calcext:value-type="float">
            <text:p>-1240.788400109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.2766621431378" calcext:value-type="float">
            <text:p>93.277</text:p>
          </table:table-cell>
          <table:table-cell table:style-name="ce5" office:value-type="float" office:value="66.0444005449197" calcext:value-type="float">
            <text:p>66.044</text:p>
          </table:table-cell>
          <table:table-cell office:value-type="float" office:value="73.7602708139372" calcext:value-type="float">
            <text:p>73.7602708139</text:p>
          </table:table-cell>
          <table:table-cell office:value-type="float" office:value="54.6876234653858" calcext:value-type="float">
            <text:p>54.6876234654</text:p>
          </table:table-cell>
          <table:table-cell office:value-type="float" office:value="69.2215567038102" calcext:value-type="float">
            <text:p>69.2215567038</text:p>
          </table:table-cell>
          <table:table-cell office:value-type="float" office:value="55.6387150530279" calcext:value-type="float">
            <text:p>55.638715053</text:p>
          </table:table-cell>
          <table:table-cell office:value-type="float" office:value="61.3296163332076" calcext:value-type="float">
            <text:p>61.3296163332</text:p>
          </table:table-cell>
          <table:table-cell office:value-type="float" office:value="64.7443594527246" calcext:value-type="float">
            <text:p>64.7443594527</text:p>
          </table:table-cell>
          <table:table-cell office:value-type="float" office:value="31.0206306475907" calcext:value-type="float">
            <text:p>31.0206306476</text:p>
          </table:table-cell>
          <table:table-cell office:value-type="float" office:value="73.0945531768868" calcext:value-type="float">
            <text:p>73.0945531769</text:p>
          </table:table-cell>
          <table:table-cell office:value-type="float" office:value="78.3867426172541" calcext:value-type="float">
            <text:p>78.3867426173</text:p>
          </table:table-cell>
          <table:table-cell office:value-type="float" office:value="70.5935512547706" calcext:value-type="float">
            <text:p>70.5935512548</text:p>
          </table:table-cell>
          <table:table-cell office:value-type="float" office:value="-1203.88413852058" calcext:value-type="float">
            <text:p>-1203.8841385206</text:p>
          </table:table-cell>
          <table:table-cell office:value-type="float" office:value="-1246.92798372073" calcext:value-type="float">
            <text:p>-1246.9279837207</text:p>
          </table:table-cell>
          <table:table-cell office:value-type="float" office:value="-844.324043351089" calcext:value-type="float">
            <text:p>-844.3240433511</text:p>
          </table:table-cell>
          <table:table-cell office:value-type="float" office:value="-881.050603361019" calcext:value-type="float">
            <text:p>-881.050603361</text:p>
          </table:table-cell>
          <table:table-cell office:value-type="float" office:value="-1082.43528593188" calcext:value-type="float">
            <text:p>-1082.4352859319</text:p>
          </table:table-cell>
          <table:table-cell office:value-type="float" office:value="-1371.37638130953" calcext:value-type="float">
            <text:p>-1371.376381309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3.344072298465" calcext:value-type="float">
            <text:p>93.344</text:p>
          </table:table-cell>
          <table:table-cell table:style-name="ce5" office:value-type="float" office:value="62.2428398006554" calcext:value-type="float">
            <text:p>62.243</text:p>
          </table:table-cell>
          <table:table-cell office:value-type="float" office:value="72.3227065362597" calcext:value-type="float">
            <text:p>72.3227065363</text:p>
          </table:table-cell>
          <table:table-cell office:value-type="float" office:value="52.609895768977" calcext:value-type="float">
            <text:p>52.609895769</text:p>
          </table:table-cell>
          <table:table-cell office:value-type="float" office:value="68.2667840780911" calcext:value-type="float">
            <text:p>68.2667840781</text:p>
          </table:table-cell>
          <table:table-cell office:value-type="float" office:value="52.8727027907571" calcext:value-type="float">
            <text:p>52.8727027908</text:p>
          </table:table-cell>
          <table:table-cell office:value-type="float" office:value="61.2072409797865" calcext:value-type="float">
            <text:p>61.2072409798</text:p>
          </table:table-cell>
          <table:table-cell office:value-type="float" office:value="61.8567616767833" calcext:value-type="float">
            <text:p>61.8567616768</text:p>
          </table:table-cell>
          <table:table-cell office:value-type="float" office:value="40.8972926599791" calcext:value-type="float">
            <text:p>40.89729266</text:p>
          </table:table-cell>
          <table:table-cell office:value-type="float" office:value="71.782961362808" calcext:value-type="float">
            <text:p>71.7829613628</text:p>
          </table:table-cell>
          <table:table-cell office:value-type="float" office:value="78.4070013696019" calcext:value-type="float">
            <text:p>78.4070013696</text:p>
          </table:table-cell>
          <table:table-cell office:value-type="float" office:value="69.5819628958369" calcext:value-type="float">
            <text:p>69.5819628958</text:p>
          </table:table-cell>
          <table:table-cell office:value-type="float" office:value="-1207.01904347382" calcext:value-type="float">
            <text:p>-1207.0190434738</text:p>
          </table:table-cell>
          <table:table-cell office:value-type="float" office:value="-1275.65268748932" calcext:value-type="float">
            <text:p>-1275.6526874893</text:p>
          </table:table-cell>
          <table:table-cell office:value-type="float" office:value="-860.457483105335" calcext:value-type="float">
            <text:p>-860.4574831053</text:p>
          </table:table-cell>
          <table:table-cell office:value-type="float" office:value="-882.627342225826" calcext:value-type="float">
            <text:p>-882.6273422258</text:p>
          </table:table-cell>
          <table:table-cell office:value-type="float" office:value="-1041.46359871353" calcext:value-type="float">
            <text:p>-1041.4635987135</text:p>
          </table:table-cell>
          <table:table-cell office:value-type="float" office:value="-1343.21805963978" calcext:value-type="float">
            <text:p>-1343.218059639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3.274304135111" calcext:value-type="float">
            <text:p>93.274</text:p>
          </table:table-cell>
          <table:table-cell table:style-name="ce5" office:value-type="float" office:value="61.2814055120367" calcext:value-type="float">
            <text:p>61.281</text:p>
          </table:table-cell>
          <table:table-cell office:value-type="float" office:value="71.9902318901223" calcext:value-type="float">
            <text:p>71.9902318901</text:p>
          </table:table-cell>
          <table:table-cell office:value-type="float" office:value="54.9535090134694" calcext:value-type="float">
            <text:p>54.9535090135</text:p>
          </table:table-cell>
          <table:table-cell office:value-type="float" office:value="66.6237255827799" calcext:value-type="float">
            <text:p>66.6237255828</text:p>
          </table:table-cell>
          <table:table-cell office:value-type="float" office:value="53.2418041507051" calcext:value-type="float">
            <text:p>53.2418041507</text:p>
          </table:table-cell>
          <table:table-cell office:value-type="float" office:value="62.3498759084579" calcext:value-type="float">
            <text:p>62.3498759085</text:p>
          </table:table-cell>
          <table:table-cell office:value-type="float" office:value="63.3643927001906" calcext:value-type="float">
            <text:p>63.3643927002</text:p>
          </table:table-cell>
          <table:table-cell office:value-type="float" office:value="34.8802707648972" calcext:value-type="float">
            <text:p>34.8802707649</text:p>
          </table:table-cell>
          <table:table-cell office:value-type="float" office:value="70.8052161301498" calcext:value-type="float">
            <text:p>70.8052161301</text:p>
          </table:table-cell>
          <table:table-cell office:value-type="float" office:value="78.3057514489529" calcext:value-type="float">
            <text:p>78.305751449</text:p>
          </table:table-cell>
          <table:table-cell office:value-type="float" office:value="71.339557529178" calcext:value-type="float">
            <text:p>71.3395575292</text:p>
          </table:table-cell>
          <table:table-cell office:value-type="float" office:value="-1122.88467660415" calcext:value-type="float">
            <text:p>-1122.8846766042</text:p>
          </table:table-cell>
          <table:table-cell office:value-type="float" office:value="-1143.75687546516" calcext:value-type="float">
            <text:p>-1143.7568754652</text:p>
          </table:table-cell>
          <table:table-cell office:value-type="float" office:value="-754.236425797706" calcext:value-type="float">
            <text:p>-754.2364257977</text:p>
          </table:table-cell>
          <table:table-cell office:value-type="float" office:value="-787.799798778665" calcext:value-type="float">
            <text:p>-787.7997987787</text:p>
          </table:table-cell>
          <table:table-cell office:value-type="float" office:value="-974.055364894019" calcext:value-type="float">
            <text:p>-974.055364894</text:p>
          </table:table-cell>
          <table:table-cell office:value-type="float" office:value="-1212.98616787219" calcext:value-type="float">
            <text:p>-1212.986167872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3.3448758615142" calcext:value-type="float">
            <text:p>93.345</text:p>
          </table:table-cell>
          <table:table-cell table:style-name="ce5" office:value-type="float" office:value="60.9183206999726" calcext:value-type="float">
            <text:p>60.918</text:p>
          </table:table-cell>
          <table:table-cell office:value-type="float" office:value="74.2754230463486" calcext:value-type="float">
            <text:p>74.2754230463</text:p>
          </table:table-cell>
          <table:table-cell office:value-type="float" office:value="53.8100834722029" calcext:value-type="float">
            <text:p>53.8100834722</text:p>
          </table:table-cell>
          <table:table-cell office:value-type="float" office:value="67.4234495088676" calcext:value-type="float">
            <text:p>67.4234495089</text:p>
          </table:table-cell>
          <table:table-cell office:value-type="float" office:value="53.0909914556804" calcext:value-type="float">
            <text:p>53.0909914557</text:p>
          </table:table-cell>
          <table:table-cell office:value-type="float" office:value="59.5702138761331" calcext:value-type="float">
            <text:p>59.5702138761</text:p>
          </table:table-cell>
          <table:table-cell office:value-type="float" office:value="60.6738507667638" calcext:value-type="float">
            <text:p>60.6738507668</text:p>
          </table:table-cell>
          <table:table-cell office:value-type="float" office:value="18.8091934000271" calcext:value-type="float">
            <text:p>18.8091934</text:p>
          </table:table-cell>
          <table:table-cell office:value-type="float" office:value="71.4958884645336" calcext:value-type="float">
            <text:p>71.4958884645</text:p>
          </table:table-cell>
          <table:table-cell office:value-type="float" office:value="77.6721819076828" calcext:value-type="float">
            <text:p>77.6721819077</text:p>
          </table:table-cell>
          <table:table-cell office:value-type="float" office:value="72.6794746978257" calcext:value-type="float">
            <text:p>72.6794746978</text:p>
          </table:table-cell>
          <table:table-cell office:value-type="float" office:value="-1223.52141342493" calcext:value-type="float">
            <text:p>-1223.5214134249</text:p>
          </table:table-cell>
          <table:table-cell office:value-type="float" office:value="-1211.1671817458" calcext:value-type="float">
            <text:p>-1211.1671817458</text:p>
          </table:table-cell>
          <table:table-cell office:value-type="float" office:value="-774.283864037952" calcext:value-type="float">
            <text:p>-774.283864038</text:p>
          </table:table-cell>
          <table:table-cell office:value-type="float" office:value="-833.591406180488" calcext:value-type="float">
            <text:p>-833.5914061805</text:p>
          </table:table-cell>
          <table:table-cell office:value-type="float" office:value="-991.493241665229" calcext:value-type="float">
            <text:p>-991.4932416652</text:p>
          </table:table-cell>
          <table:table-cell office:value-type="float" office:value="-1301.59340640209" calcext:value-type="float">
            <text:p>-1301.593406402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3.3968569005317" calcext:value-type="float">
            <text:p>93.397</text:p>
          </table:table-cell>
          <table:table-cell table:style-name="ce5" office:value-type="float" office:value="62.1326721472123" calcext:value-type="float">
            <text:p>62.133</text:p>
          </table:table-cell>
          <table:table-cell office:value-type="float" office:value="73.2307340917691" calcext:value-type="float">
            <text:p>73.2307340918</text:p>
          </table:table-cell>
          <table:table-cell office:value-type="float" office:value="54.3257862147924" calcext:value-type="float">
            <text:p>54.3257862148</text:p>
          </table:table-cell>
          <table:table-cell office:value-type="float" office:value="65.7012157119518" calcext:value-type="float">
            <text:p>65.701215712</text:p>
          </table:table-cell>
          <table:table-cell office:value-type="float" office:value="51.392273101161" calcext:value-type="float">
            <text:p>51.3922731012</text:p>
          </table:table-cell>
          <table:table-cell office:value-type="float" office:value="61.11475602013" calcext:value-type="float">
            <text:p>61.1147560201</text:p>
          </table:table-cell>
          <table:table-cell office:value-type="float" office:value="62.6945507851731" calcext:value-type="float">
            <text:p>62.6945507852</text:p>
          </table:table-cell>
          <table:table-cell office:value-type="float" office:value="37.7690606438969" calcext:value-type="float">
            <text:p>37.7690606439</text:p>
          </table:table-cell>
          <table:table-cell office:value-type="float" office:value="72.7673966013716" calcext:value-type="float">
            <text:p>72.7673966014</text:p>
          </table:table-cell>
          <table:table-cell office:value-type="float" office:value="79.3384073956116" calcext:value-type="float">
            <text:p>79.3384073956</text:p>
          </table:table-cell>
          <table:table-cell office:value-type="float" office:value="71.4248748704194" calcext:value-type="float">
            <text:p>71.4248748704</text:p>
          </table:table-cell>
          <table:table-cell office:value-type="float" office:value="-1157.10102845859" calcext:value-type="float">
            <text:p>-1157.1010284586</text:p>
          </table:table-cell>
          <table:table-cell office:value-type="float" office:value="-1106.3695054093" calcext:value-type="float">
            <text:p>-1106.3695054093</text:p>
          </table:table-cell>
          <table:table-cell office:value-type="float" office:value="-695.28146398754" calcext:value-type="float">
            <text:p>-695.2814639875</text:p>
          </table:table-cell>
          <table:table-cell office:value-type="float" office:value="-765.947805879435" calcext:value-type="float">
            <text:p>-765.9478058794</text:p>
          </table:table-cell>
          <table:table-cell office:value-type="float" office:value="-1009.72270008979" calcext:value-type="float">
            <text:p>-1009.7227000898</text:p>
          </table:table-cell>
          <table:table-cell office:value-type="float" office:value="-1202.15196696157" calcext:value-type="float">
            <text:p>-1202.151966961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3.2886061369839" calcext:value-type="float">
            <text:p>93.289</text:p>
          </table:table-cell>
          <table:table-cell table:style-name="ce5" office:value-type="float" office:value="59.2896842142988" calcext:value-type="float">
            <text:p>59.290</text:p>
          </table:table-cell>
          <table:table-cell office:value-type="float" office:value="75.5732555045314" calcext:value-type="float">
            <text:p>75.5732555045</text:p>
          </table:table-cell>
          <table:table-cell office:value-type="float" office:value="52.9370490996194" calcext:value-type="float">
            <text:p>52.9370490996</text:p>
          </table:table-cell>
          <table:table-cell office:value-type="float" office:value="68.7385078088876" calcext:value-type="float">
            <text:p>68.7385078089</text:p>
          </table:table-cell>
          <table:table-cell office:value-type="float" office:value="48.1634867953656" calcext:value-type="float">
            <text:p>48.1634867954</text:p>
          </table:table-cell>
          <table:table-cell office:value-type="float" office:value="61.5787001516699" calcext:value-type="float">
            <text:p>61.5787001517</text:p>
          </table:table-cell>
          <table:table-cell office:value-type="float" office:value="58.5623590675921" calcext:value-type="float">
            <text:p>58.5623590676</text:p>
          </table:table-cell>
          <table:table-cell office:value-type="float" office:value="27.5294030386681" calcext:value-type="float">
            <text:p>27.5294030387</text:p>
          </table:table-cell>
          <table:table-cell office:value-type="float" office:value="70.6977065198849" calcext:value-type="float">
            <text:p>70.6977065199</text:p>
          </table:table-cell>
          <table:table-cell office:value-type="float" office:value="76.6779579486353" calcext:value-type="float">
            <text:p>76.6779579486</text:p>
          </table:table-cell>
          <table:table-cell office:value-type="float" office:value="71.3097226437538" calcext:value-type="float">
            <text:p>71.3097226438</text:p>
          </table:table-cell>
          <table:table-cell office:value-type="float" office:value="-1104.65675174346" calcext:value-type="float">
            <text:p>-1104.6567517435</text:p>
          </table:table-cell>
          <table:table-cell office:value-type="float" office:value="-1109.14342991073" calcext:value-type="float">
            <text:p>-1109.1434299107</text:p>
          </table:table-cell>
          <table:table-cell office:value-type="float" office:value="-704.484147685903" calcext:value-type="float">
            <text:p>-704.4841476859</text:p>
          </table:table-cell>
          <table:table-cell office:value-type="float" office:value="-732.736336732407" calcext:value-type="float">
            <text:p>-732.7363367324</text:p>
          </table:table-cell>
          <table:table-cell office:value-type="float" office:value="-984.614510013622" calcext:value-type="float">
            <text:p>-984.6145100136</text:p>
          </table:table-cell>
          <table:table-cell office:value-type="float" office:value="-1216.08866055221" calcext:value-type="float">
            <text:p>-1216.088660552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3.4164315222401" calcext:value-type="float">
            <text:p>93.416</text:p>
          </table:table-cell>
          <table:table-cell table:style-name="ce5" office:value-type="float" office:value="61.3775671055486" calcext:value-type="float">
            <text:p>61.378</text:p>
          </table:table-cell>
          <table:table-cell office:value-type="float" office:value="75.3360897191748" calcext:value-type="float">
            <text:p>75.3360897192</text:p>
          </table:table-cell>
          <table:table-cell office:value-type="float" office:value="54.2008526734444" calcext:value-type="float">
            <text:p>54.2008526734</text:p>
          </table:table-cell>
          <table:table-cell office:value-type="float" office:value="67.1751988675104" calcext:value-type="float">
            <text:p>67.1751988675</text:p>
          </table:table-cell>
          <table:table-cell office:value-type="float" office:value="49.3547229005439" calcext:value-type="float">
            <text:p>49.3547229005</text:p>
          </table:table-cell>
          <table:table-cell office:value-type="float" office:value="61.7352689645142" calcext:value-type="float">
            <text:p>61.7352689645</text:p>
          </table:table-cell>
          <table:table-cell office:value-type="float" office:value="61.2611898697419" calcext:value-type="float">
            <text:p>61.2611898697</text:p>
          </table:table-cell>
          <table:table-cell office:value-type="float" office:value="26.4010891569215" calcext:value-type="float">
            <text:p>26.4010891569</text:p>
          </table:table-cell>
          <table:table-cell office:value-type="float" office:value="70.2458124677951" calcext:value-type="float">
            <text:p>70.2458124678</text:p>
          </table:table-cell>
          <table:table-cell office:value-type="float" office:value="78.4669108076" calcext:value-type="float">
            <text:p>78.4669108076</text:p>
          </table:table-cell>
          <table:table-cell office:value-type="float" office:value="69.4966759530885" calcext:value-type="float">
            <text:p>69.4966759531</text:p>
          </table:table-cell>
          <table:table-cell office:value-type="float" office:value="-1124.46168703774" calcext:value-type="float">
            <text:p>-1124.4616870377</text:p>
          </table:table-cell>
          <table:table-cell office:value-type="float" office:value="-1127.46934527914" calcext:value-type="float">
            <text:p>-1127.4693452792</text:p>
          </table:table-cell>
          <table:table-cell office:value-type="float" office:value="-706.933298066123" calcext:value-type="float">
            <text:p>-706.9332980661</text:p>
          </table:table-cell>
          <table:table-cell office:value-type="float" office:value="-740.607960903542" calcext:value-type="float">
            <text:p>-740.6079609035</text:p>
          </table:table-cell>
          <table:table-cell office:value-type="float" office:value="-966.785142722218" calcext:value-type="float">
            <text:p>-966.7851427222</text:p>
          </table:table-cell>
          <table:table-cell office:value-type="float" office:value="-1196.62277753519" calcext:value-type="float">
            <text:p>-1196.622777535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3.2746268626938" calcext:value-type="float">
            <text:p>93.275</text:p>
          </table:table-cell>
          <table:table-cell table:style-name="ce5" office:value-type="float" office:value="58.8016017962396" calcext:value-type="float">
            <text:p>58.802</text:p>
          </table:table-cell>
          <table:table-cell office:value-type="float" office:value="73.1750814939976" calcext:value-type="float">
            <text:p>73.175081494</text:p>
          </table:table-cell>
          <table:table-cell office:value-type="float" office:value="49.5664139184647" calcext:value-type="float">
            <text:p>49.5664139185</text:p>
          </table:table-cell>
          <table:table-cell office:value-type="float" office:value="66.9434882203335" calcext:value-type="float">
            <text:p>66.9434882203</text:p>
          </table:table-cell>
          <table:table-cell office:value-type="float" office:value="50.1045699112556" calcext:value-type="float">
            <text:p>50.1045699113</text:p>
          </table:table-cell>
          <table:table-cell office:value-type="float" office:value="61.3866514875125" calcext:value-type="float">
            <text:p>61.3866514875</text:p>
          </table:table-cell>
          <table:table-cell office:value-type="float" office:value="59.9360536867309" calcext:value-type="float">
            <text:p>59.9360536867</text:p>
          </table:table-cell>
          <table:table-cell office:value-type="float" office:value="19.6512933264923" calcext:value-type="float">
            <text:p>19.6512933265</text:p>
          </table:table-cell>
          <table:table-cell office:value-type="float" office:value="70.4368414014685" calcext:value-type="float">
            <text:p>70.4368414015</text:p>
          </table:table-cell>
          <table:table-cell office:value-type="float" office:value="78.0678732572404" calcext:value-type="float">
            <text:p>78.0678732572</text:p>
          </table:table-cell>
          <table:table-cell office:value-type="float" office:value="71.793017144861" calcext:value-type="float">
            <text:p>71.7930171449</text:p>
          </table:table-cell>
          <table:table-cell office:value-type="float" office:value="-1057.50784352672" calcext:value-type="float">
            <text:p>-1057.5078435267</text:p>
          </table:table-cell>
          <table:table-cell office:value-type="float" office:value="-1108.25164105701" calcext:value-type="float">
            <text:p>-1108.251641057</text:p>
          </table:table-cell>
          <table:table-cell office:value-type="float" office:value="-683.78606464881" calcext:value-type="float">
            <text:p>-683.7860646488</text:p>
          </table:table-cell>
          <table:table-cell office:value-type="float" office:value="-705.416823051018" calcext:value-type="float">
            <text:p>-705.416823051</text:p>
          </table:table-cell>
          <table:table-cell office:value-type="float" office:value="-930.852347160699" calcext:value-type="float">
            <text:p>-930.8523471607</text:p>
          </table:table-cell>
          <table:table-cell office:value-type="float" office:value="-1205.6664221648" calcext:value-type="float">
            <text:p>-1205.666422164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3.3485421348557" calcext:value-type="float">
            <text:p>93.349</text:p>
          </table:table-cell>
          <table:table-cell table:style-name="ce5" office:value-type="float" office:value="60.0766057680271" calcext:value-type="float">
            <text:p>60.077</text:p>
          </table:table-cell>
          <table:table-cell office:value-type="float" office:value="75.9464359944209" calcext:value-type="float">
            <text:p>75.9464359944</text:p>
          </table:table-cell>
          <table:table-cell office:value-type="float" office:value="50.4553023262381" calcext:value-type="float">
            <text:p>50.4553023262</text:p>
          </table:table-cell>
          <table:table-cell office:value-type="float" office:value="64.7493573331766" calcext:value-type="float">
            <text:p>64.7493573332</text:p>
          </table:table-cell>
          <table:table-cell office:value-type="float" office:value="47.3860340832527" calcext:value-type="float">
            <text:p>47.3860340833</text:p>
          </table:table-cell>
          <table:table-cell office:value-type="float" office:value="61.8006119238337" calcext:value-type="float">
            <text:p>61.8006119238</text:p>
          </table:table-cell>
          <table:table-cell office:value-type="float" office:value="57.9168591749406" calcext:value-type="float">
            <text:p>57.9168591749</text:p>
          </table:table-cell>
          <table:table-cell office:value-type="float" office:value="23.6784679594653" calcext:value-type="float">
            <text:p>23.6784679595</text:p>
          </table:table-cell>
          <table:table-cell office:value-type="float" office:value="72.908274026894" calcext:value-type="float">
            <text:p>72.9082740269</text:p>
          </table:table-cell>
          <table:table-cell office:value-type="float" office:value="77.2615848529246" calcext:value-type="float">
            <text:p>77.2615848529</text:p>
          </table:table-cell>
          <table:table-cell office:value-type="float" office:value="70.7938671725888" calcext:value-type="float">
            <text:p>70.7938671726</text:p>
          </table:table-cell>
          <table:table-cell office:value-type="float" office:value="-1108.20606299946" calcext:value-type="float">
            <text:p>-1108.2060629995</text:p>
          </table:table-cell>
          <table:table-cell office:value-type="float" office:value="-1127.83806889165" calcext:value-type="float">
            <text:p>-1127.8380688917</text:p>
          </table:table-cell>
          <table:table-cell office:value-type="float" office:value="-715.446940107915" calcext:value-type="float">
            <text:p>-715.4469401079</text:p>
          </table:table-cell>
          <table:table-cell office:value-type="float" office:value="-723.863056944483" calcext:value-type="float">
            <text:p>-723.8630569445</text:p>
          </table:table-cell>
          <table:table-cell office:value-type="float" office:value="-948.913375343184" calcext:value-type="float">
            <text:p>-948.9133753432</text:p>
          </table:table-cell>
          <table:table-cell office:value-type="float" office:value="-1257.56001482854" calcext:value-type="float">
            <text:p>-1257.560014828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3.3355118656836" calcext:value-type="float">
            <text:p>93.336</text:p>
          </table:table-cell>
          <table:table-cell table:style-name="ce5" office:value-type="float" office:value="58.0037962655618" calcext:value-type="float">
            <text:p>58.004</text:p>
          </table:table-cell>
          <table:table-cell office:value-type="float" office:value="76.1513138447467" calcext:value-type="float">
            <text:p>76.1513138447</text:p>
          </table:table-cell>
          <table:table-cell office:value-type="float" office:value="53.2163994398726" calcext:value-type="float">
            <text:p>53.2163994399</text:p>
          </table:table-cell>
          <table:table-cell office:value-type="float" office:value="64.3353013150828" calcext:value-type="float">
            <text:p>64.3353013151</text:p>
          </table:table-cell>
          <table:table-cell office:value-type="float" office:value="48.2589426053201" calcext:value-type="float">
            <text:p>48.2589426053</text:p>
          </table:table-cell>
          <table:table-cell office:value-type="float" office:value="61.7488681025881" calcext:value-type="float">
            <text:p>61.7488681026</text:p>
          </table:table-cell>
          <table:table-cell office:value-type="float" office:value="51.4643114474849" calcext:value-type="float">
            <text:p>51.4643114475</text:p>
          </table:table-cell>
          <table:table-cell office:value-type="float" office:value="-13.5444169780986" calcext:value-type="float">
            <text:p>-13.5444169781</text:p>
          </table:table-cell>
          <table:table-cell office:value-type="float" office:value="72.0698911069917" calcext:value-type="float">
            <text:p>72.069891107</text:p>
          </table:table-cell>
          <table:table-cell office:value-type="float" office:value="77.1050140733549" calcext:value-type="float">
            <text:p>77.1050140734</text:p>
          </table:table-cell>
          <table:table-cell office:value-type="float" office:value="71.0882462108907" calcext:value-type="float">
            <text:p>71.0882462109</text:p>
          </table:table-cell>
          <table:table-cell office:value-type="float" office:value="-1116.75971708936" calcext:value-type="float">
            <text:p>-1116.7597170894</text:p>
          </table:table-cell>
          <table:table-cell office:value-type="float" office:value="-1139.1349825154" calcext:value-type="float">
            <text:p>-1139.1349825154</text:p>
          </table:table-cell>
          <table:table-cell office:value-type="float" office:value="-698.048770636986" calcext:value-type="float">
            <text:p>-698.048770637</text:p>
          </table:table-cell>
          <table:table-cell office:value-type="float" office:value="-769.474040268657" calcext:value-type="float">
            <text:p>-769.4740402687</text:p>
          </table:table-cell>
          <table:table-cell office:value-type="float" office:value="-1020.26052921468" calcext:value-type="float">
            <text:p>-1020.2605292147</text:p>
          </table:table-cell>
          <table:table-cell office:value-type="float" office:value="-1256.07253697632" calcext:value-type="float">
            <text:p>-1256.072536976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3.3933554519499" calcext:value-type="float">
            <text:p>93.393</text:p>
          </table:table-cell>
          <table:table-cell table:style-name="ce5" office:value-type="float" office:value="57.0354260240292" calcext:value-type="float">
            <text:p>57.035</text:p>
          </table:table-cell>
          <table:table-cell office:value-type="float" office:value="75.7160512055495" calcext:value-type="float">
            <text:p>75.7160512055</text:p>
          </table:table-cell>
          <table:table-cell office:value-type="float" office:value="52.6359104079657" calcext:value-type="float">
            <text:p>52.635910408</text:p>
          </table:table-cell>
          <table:table-cell office:value-type="float" office:value="65.874071298096" calcext:value-type="float">
            <text:p>65.8740712981</text:p>
          </table:table-cell>
          <table:table-cell office:value-type="float" office:value="45.6725769883546" calcext:value-type="float">
            <text:p>45.6725769884</text:p>
          </table:table-cell>
          <table:table-cell office:value-type="float" office:value="60.3063105089923" calcext:value-type="float">
            <text:p>60.306310509</text:p>
          </table:table-cell>
          <table:table-cell office:value-type="float" office:value="52.95922120771" calcext:value-type="float">
            <text:p>52.9592212077</text:p>
          </table:table-cell>
          <table:table-cell office:value-type="float" office:value="8.13294495997111" calcext:value-type="float">
            <text:p>8.13294496</text:p>
          </table:table-cell>
          <table:table-cell office:value-type="float" office:value="70.0153825369441" calcext:value-type="float">
            <text:p>70.0153825369</text:p>
          </table:table-cell>
          <table:table-cell office:value-type="float" office:value="77.6627539099043" calcext:value-type="float">
            <text:p>77.6627539099</text:p>
          </table:table-cell>
          <table:table-cell office:value-type="float" office:value="70.7838947504888" calcext:value-type="float">
            <text:p>70.7838947505</text:p>
          </table:table-cell>
          <table:table-cell office:value-type="float" office:value="-1114.29192226463" calcext:value-type="float">
            <text:p>-1114.2919222646</text:p>
          </table:table-cell>
          <table:table-cell office:value-type="float" office:value="-1120.98706022226" calcext:value-type="float">
            <text:p>-1120.9870602223</text:p>
          </table:table-cell>
          <table:table-cell office:value-type="float" office:value="-707.257788755748" calcext:value-type="float">
            <text:p>-707.2577887557</text:p>
          </table:table-cell>
          <table:table-cell office:value-type="float" office:value="-753.611902125875" calcext:value-type="float">
            <text:p>-753.6119021259</text:p>
          </table:table-cell>
          <table:table-cell office:value-type="float" office:value="-965.604138220793" calcext:value-type="float">
            <text:p>-965.6041382208</text:p>
          </table:table-cell>
          <table:table-cell office:value-type="float" office:value="-1271.23819129217" calcext:value-type="float">
            <text:p>-1271.238191292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3.415745590291" calcext:value-type="float">
            <text:p>93.416</text:p>
          </table:table-cell>
          <table:table-cell table:style-name="ce5" office:value-type="float" office:value="58.4705728816429" calcext:value-type="float">
            <text:p>58.471</text:p>
          </table:table-cell>
          <table:table-cell office:value-type="float" office:value="75.9677386023795" calcext:value-type="float">
            <text:p>75.9677386024</text:p>
          </table:table-cell>
          <table:table-cell office:value-type="float" office:value="51.5525827714408" calcext:value-type="float">
            <text:p>51.5525827714</text:p>
          </table:table-cell>
          <table:table-cell office:value-type="float" office:value="67.7645229919538" calcext:value-type="float">
            <text:p>67.764522992</text:p>
          </table:table-cell>
          <table:table-cell office:value-type="float" office:value="44.5275216433282" calcext:value-type="float">
            <text:p>44.5275216433</text:p>
          </table:table-cell>
          <table:table-cell office:value-type="float" office:value="62.7464279675432" calcext:value-type="float">
            <text:p>62.7464279675</text:p>
          </table:table-cell>
          <table:table-cell office:value-type="float" office:value="49.9522293554408" calcext:value-type="float">
            <text:p>49.9522293554</text:p>
          </table:table-cell>
          <table:table-cell office:value-type="float" office:value="13.7486880211441" calcext:value-type="float">
            <text:p>13.7486880211</text:p>
          </table:table-cell>
          <table:table-cell office:value-type="float" office:value="71.6673929768142" calcext:value-type="float">
            <text:p>71.6673929768</text:p>
          </table:table-cell>
          <table:table-cell office:value-type="float" office:value="77.2187014284857" calcext:value-type="float">
            <text:p>77.2187014285</text:p>
          </table:table-cell>
          <table:table-cell office:value-type="float" office:value="69.7903682466252" calcext:value-type="float">
            <text:p>69.7903682466</text:p>
          </table:table-cell>
          <table:table-cell office:value-type="float" office:value="-1094.30721445196" calcext:value-type="float">
            <text:p>-1094.307214452</text:p>
          </table:table-cell>
          <table:table-cell office:value-type="float" office:value="-1147.00166541304" calcext:value-type="float">
            <text:p>-1147.001665413</text:p>
          </table:table-cell>
          <table:table-cell office:value-type="float" office:value="-690.554413275328" calcext:value-type="float">
            <text:p>-690.5544132753</text:p>
          </table:table-cell>
          <table:table-cell office:value-type="float" office:value="-715.56681952137" calcext:value-type="float">
            <text:p>-715.5668195214</text:p>
          </table:table-cell>
          <table:table-cell office:value-type="float" office:value="-968.959286818938" calcext:value-type="float">
            <text:p>-968.9592868189</text:p>
          </table:table-cell>
          <table:table-cell office:value-type="float" office:value="-1172.95222794752" calcext:value-type="float">
            <text:p>-1172.95222794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3.4015365341852" calcext:value-type="float">
            <text:p>93.402</text:p>
          </table:table-cell>
          <table:table-cell table:style-name="ce5" office:value-type="float" office:value="56.7657052555918" calcext:value-type="float">
            <text:p>56.766</text:p>
          </table:table-cell>
          <table:table-cell office:value-type="float" office:value="74.419064965988" calcext:value-type="float">
            <text:p>74.419064966</text:p>
          </table:table-cell>
          <table:table-cell office:value-type="float" office:value="52.9101097513902" calcext:value-type="float">
            <text:p>52.9101097514</text:p>
          </table:table-cell>
          <table:table-cell office:value-type="float" office:value="67.6756550782012" calcext:value-type="float">
            <text:p>67.6756550782</text:p>
          </table:table-cell>
          <table:table-cell office:value-type="float" office:value="45.5278194590471" calcext:value-type="float">
            <text:p>45.527819459</text:p>
          </table:table-cell>
          <table:table-cell office:value-type="float" office:value="58.6185739883848" calcext:value-type="float">
            <text:p>58.6185739884</text:p>
          </table:table-cell>
          <table:table-cell office:value-type="float" office:value="54.7793109000526" calcext:value-type="float">
            <text:p>54.7793109001</text:p>
          </table:table-cell>
          <table:table-cell office:value-type="float" office:value="-6.29522040640453" calcext:value-type="float">
            <text:p>-6.2952204064</text:p>
          </table:table-cell>
          <table:table-cell office:value-type="float" office:value="70.5228866326782" calcext:value-type="float">
            <text:p>70.5228866327</text:p>
          </table:table-cell>
          <table:table-cell office:value-type="float" office:value="78.6458639285201" calcext:value-type="float">
            <text:p>78.6458639285</text:p>
          </table:table-cell>
          <table:table-cell office:value-type="float" office:value="68.5158217220812" calcext:value-type="float">
            <text:p>68.5158217221</text:p>
          </table:table-cell>
          <table:table-cell office:value-type="float" office:value="-1034.62629251313" calcext:value-type="float">
            <text:p>-1034.6262925131</text:p>
          </table:table-cell>
          <table:table-cell office:value-type="float" office:value="-1117.54945984861" calcext:value-type="float">
            <text:p>-1117.5494598486</text:p>
          </table:table-cell>
          <table:table-cell office:value-type="float" office:value="-663.144307639174" calcext:value-type="float">
            <text:p>-663.1443076392</text:p>
          </table:table-cell>
          <table:table-cell office:value-type="float" office:value="-689.747716654205" calcext:value-type="float">
            <text:p>-689.7477166542</text:p>
          </table:table-cell>
          <table:table-cell office:value-type="float" office:value="-892.420250054162" calcext:value-type="float">
            <text:p>-892.4202500542</text:p>
          </table:table-cell>
          <table:table-cell office:value-type="float" office:value="-1167.96924673496" calcext:value-type="float">
            <text:p>-1167.96924673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3.3683536358584" calcext:value-type="float">
            <text:p>93.368</text:p>
          </table:table-cell>
          <table:table-cell table:style-name="ce5" office:value-type="float" office:value="55.6608252676834" calcext:value-type="float">
            <text:p>55.661</text:p>
          </table:table-cell>
          <table:table-cell office:value-type="float" office:value="75.7636062691257" calcext:value-type="float">
            <text:p>75.7636062691</text:p>
          </table:table-cell>
          <table:table-cell office:value-type="float" office:value="50.4231175896582" calcext:value-type="float">
            <text:p>50.4231175897</text:p>
          </table:table-cell>
          <table:table-cell office:value-type="float" office:value="66.2149158272817" calcext:value-type="float">
            <text:p>66.2149158273</text:p>
          </table:table-cell>
          <table:table-cell office:value-type="float" office:value="46.7999012521033" calcext:value-type="float">
            <text:p>46.7999012521</text:p>
          </table:table-cell>
          <table:table-cell office:value-type="float" office:value="60.3369863667274" calcext:value-type="float">
            <text:p>60.3369863667</text:p>
          </table:table-cell>
          <table:table-cell office:value-type="float" office:value="52.5085521393254" calcext:value-type="float">
            <text:p>52.5085521393</text:p>
          </table:table-cell>
          <table:table-cell office:value-type="float" office:value="25.6531748782833" calcext:value-type="float">
            <text:p>25.6531748783</text:p>
          </table:table-cell>
          <table:table-cell office:value-type="float" office:value="71.0550238734627" calcext:value-type="float">
            <text:p>71.0550238735</text:p>
          </table:table-cell>
          <table:table-cell office:value-type="float" office:value="76.2308873275782" calcext:value-type="float">
            <text:p>76.2308873276</text:p>
          </table:table-cell>
          <table:table-cell office:value-type="float" office:value="70.6541091398284" calcext:value-type="float">
            <text:p>70.6541091398</text:p>
          </table:table-cell>
          <table:table-cell office:value-type="float" office:value="-990.575172994027" calcext:value-type="float">
            <text:p>-990.575172994</text:p>
          </table:table-cell>
          <table:table-cell office:value-type="float" office:value="-1046.76560255222" calcext:value-type="float">
            <text:p>-1046.7656025522</text:p>
          </table:table-cell>
          <table:table-cell office:value-type="float" office:value="-605.678224542615" calcext:value-type="float">
            <text:p>-605.6782245426</text:p>
          </table:table-cell>
          <table:table-cell office:value-type="float" office:value="-652.389384303215" calcext:value-type="float">
            <text:p>-652.3893843032</text:p>
          </table:table-cell>
          <table:table-cell office:value-type="float" office:value="-914.382959919457" calcext:value-type="float">
            <text:p>-914.3829599195</text:p>
          </table:table-cell>
          <table:table-cell office:value-type="float" office:value="-1137.25024699708" calcext:value-type="float">
            <text:p>-1137.250246997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3.4979388568" calcext:value-type="float">
            <text:p>93.498</text:p>
          </table:table-cell>
          <table:table-cell table:style-name="ce5" office:value-type="float" office:value="54.6916117840697" calcext:value-type="float">
            <text:p>54.692</text:p>
          </table:table-cell>
          <table:table-cell office:value-type="float" office:value="76.6861733579279" calcext:value-type="float">
            <text:p>76.6861733579</text:p>
          </table:table-cell>
          <table:table-cell office:value-type="float" office:value="56.5850379853012" calcext:value-type="float">
            <text:p>56.5850379853</text:p>
          </table:table-cell>
          <table:table-cell office:value-type="float" office:value="69.825397521825" calcext:value-type="float">
            <text:p>69.8253975218</text:p>
          </table:table-cell>
          <table:table-cell office:value-type="float" office:value="45.9722166743428" calcext:value-type="float">
            <text:p>45.9722166743</text:p>
          </table:table-cell>
          <table:table-cell office:value-type="float" office:value="62.333828822943" calcext:value-type="float">
            <text:p>62.3338288229</text:p>
          </table:table-cell>
          <table:table-cell office:value-type="float" office:value="47.4006772498566" calcext:value-type="float">
            <text:p>47.4006772499</text:p>
          </table:table-cell>
          <table:table-cell office:value-type="float" office:value="12.48420784473" calcext:value-type="float">
            <text:p>12.4842078447</text:p>
          </table:table-cell>
          <table:table-cell office:value-type="float" office:value="71.4120582984343" calcext:value-type="float">
            <text:p>71.4120582984</text:p>
          </table:table-cell>
          <table:table-cell office:value-type="float" office:value="77.2881170222902" calcext:value-type="float">
            <text:p>77.2881170223</text:p>
          </table:table-cell>
          <table:table-cell office:value-type="float" office:value="71.2424617691021" calcext:value-type="float">
            <text:p>71.2424617691</text:p>
          </table:table-cell>
          <table:table-cell office:value-type="float" office:value="-1044.76336710143" calcext:value-type="float">
            <text:p>-1044.7633671014</text:p>
          </table:table-cell>
          <table:table-cell office:value-type="float" office:value="-1114.69840930703" calcext:value-type="float">
            <text:p>-1114.698409307</text:p>
          </table:table-cell>
          <table:table-cell office:value-type="float" office:value="-714.180709575109" calcext:value-type="float">
            <text:p>-714.1807095751</text:p>
          </table:table-cell>
          <table:table-cell office:value-type="float" office:value="-730.98687708191" calcext:value-type="float">
            <text:p>-730.9868770819</text:p>
          </table:table-cell>
          <table:table-cell office:value-type="float" office:value="-962.730094683389" calcext:value-type="float">
            <text:p>-962.7300946834</text:p>
          </table:table-cell>
          <table:table-cell office:value-type="float" office:value="-1192.05200913602" calcext:value-type="float">
            <text:p>-1192.05200913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3.5743745858228" calcext:value-type="float">
            <text:p>93.574</text:p>
          </table:table-cell>
          <table:table-cell table:style-name="ce5" office:value-type="float" office:value="54.0945078773469" calcext:value-type="float">
            <text:p>54.095</text:p>
          </table:table-cell>
          <table:table-cell office:value-type="float" office:value="74.5735923399811" calcext:value-type="float">
            <text:p>74.57359234</text:p>
          </table:table-cell>
          <table:table-cell office:value-type="float" office:value="53.3137073944707" calcext:value-type="float">
            <text:p>53.3137073945</text:p>
          </table:table-cell>
          <table:table-cell office:value-type="float" office:value="69.7503236901395" calcext:value-type="float">
            <text:p>69.7503236901</text:p>
          </table:table-cell>
          <table:table-cell office:value-type="float" office:value="46.312808596681" calcext:value-type="float">
            <text:p>46.3128085967</text:p>
          </table:table-cell>
          <table:table-cell office:value-type="float" office:value="63.2442707499324" calcext:value-type="float">
            <text:p>63.2442707499</text:p>
          </table:table-cell>
          <table:table-cell office:value-type="float" office:value="47.5554872675591" calcext:value-type="float">
            <text:p>47.5554872676</text:p>
          </table:table-cell>
          <table:table-cell office:value-type="float" office:value="-7.96643046498284" calcext:value-type="float">
            <text:p>-7.966430465</text:p>
          </table:table-cell>
          <table:table-cell office:value-type="float" office:value="71.122804710175" calcext:value-type="float">
            <text:p>71.1228047102</text:p>
          </table:table-cell>
          <table:table-cell office:value-type="float" office:value="73.680744720818" calcext:value-type="float">
            <text:p>73.6807447208</text:p>
          </table:table-cell>
          <table:table-cell office:value-type="float" office:value="70.206495980943" calcext:value-type="float">
            <text:p>70.2064959809</text:p>
          </table:table-cell>
          <table:table-cell office:value-type="float" office:value="-1042.94525600386" calcext:value-type="float">
            <text:p>-1042.9452560039</text:p>
          </table:table-cell>
          <table:table-cell office:value-type="float" office:value="-1096.11026385119" calcext:value-type="float">
            <text:p>-1096.1102638512</text:p>
          </table:table-cell>
          <table:table-cell office:value-type="float" office:value="-658.171721372381" calcext:value-type="float">
            <text:p>-658.1717213724</text:p>
          </table:table-cell>
          <table:table-cell office:value-type="float" office:value="-724.529078558017" calcext:value-type="float">
            <text:p>-724.529078558</text:p>
          </table:table-cell>
          <table:table-cell office:value-type="float" office:value="-970.181182076037" calcext:value-type="float">
            <text:p>-970.181182076</text:p>
          </table:table-cell>
          <table:table-cell office:value-type="float" office:value="-1207.7206381797" calcext:value-type="float">
            <text:p>-1207.720638179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3.5353447849478" calcext:value-type="float">
            <text:p>93.535</text:p>
          </table:table-cell>
          <table:table-cell table:style-name="ce5" office:value-type="float" office:value="53.9983838586937" calcext:value-type="float">
            <text:p>53.998</text:p>
          </table:table-cell>
          <table:table-cell office:value-type="float" office:value="76.2143615292245" calcext:value-type="float">
            <text:p>76.2143615292</text:p>
          </table:table-cell>
          <table:table-cell office:value-type="float" office:value="55.7179461194692" calcext:value-type="float">
            <text:p>55.7179461195</text:p>
          </table:table-cell>
          <table:table-cell office:value-type="float" office:value="67.727380152554" calcext:value-type="float">
            <text:p>67.7273801526</text:p>
          </table:table-cell>
          <table:table-cell office:value-type="float" office:value="45.9990918947172" calcext:value-type="float">
            <text:p>45.9990918947</text:p>
          </table:table-cell>
          <table:table-cell office:value-type="float" office:value="59.3423138632691" calcext:value-type="float">
            <text:p>59.3423138633</text:p>
          </table:table-cell>
          <table:table-cell office:value-type="float" office:value="44.0410336428746" calcext:value-type="float">
            <text:p>44.0410336429</text:p>
          </table:table-cell>
          <table:table-cell office:value-type="float" office:value="-37.9559125327027" calcext:value-type="float">
            <text:p>-37.9559125327</text:p>
          </table:table-cell>
          <table:table-cell office:value-type="float" office:value="69.9582565102691" calcext:value-type="float">
            <text:p>69.9582565103</text:p>
          </table:table-cell>
          <table:table-cell office:value-type="float" office:value="75.4899729478447" calcext:value-type="float">
            <text:p>75.4899729478</text:p>
          </table:table-cell>
          <table:table-cell office:value-type="float" office:value="70.1381620870711" calcext:value-type="float">
            <text:p>70.1381620871</text:p>
          </table:table-cell>
          <table:table-cell office:value-type="float" office:value="-1012.98149134683" calcext:value-type="float">
            <text:p>-1012.9814913468</text:p>
          </table:table-cell>
          <table:table-cell office:value-type="float" office:value="-1123.60613890764" calcext:value-type="float">
            <text:p>-1123.6061389077</text:p>
          </table:table-cell>
          <table:table-cell office:value-type="float" office:value="-623.37839618593" calcext:value-type="float">
            <text:p>-623.3783961859</text:p>
          </table:table-cell>
          <table:table-cell office:value-type="float" office:value="-699.501378760665" calcext:value-type="float">
            <text:p>-699.5013787607</text:p>
          </table:table-cell>
          <table:table-cell office:value-type="float" office:value="-909.784079572151" calcext:value-type="float">
            <text:p>-909.7840795722</text:p>
          </table:table-cell>
          <table:table-cell office:value-type="float" office:value="-1174.88384309875" calcext:value-type="float">
            <text:p>-1174.883843098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1.2604129876727" calcext:value-type="float">
            <text:p>91.260</text:p>
          </table:table-cell>
          <table:table-cell table:style-name="ce5" office:value-type="float" office:value="53.3937820489068" calcext:value-type="float">
            <text:p>53.394</text:p>
          </table:table-cell>
          <table:table-cell office:value-type="float" office:value="77.0174752907509" calcext:value-type="float">
            <text:p>77.0174752908</text:p>
          </table:table-cell>
          <table:table-cell office:value-type="float" office:value="52.3101322180621" calcext:value-type="float">
            <text:p>52.3101322181</text:p>
          </table:table-cell>
          <table:table-cell office:value-type="float" office:value="69.0990793688137" calcext:value-type="float">
            <text:p>69.0990793688</text:p>
          </table:table-cell>
          <table:table-cell office:value-type="float" office:value="42.5010772577131" calcext:value-type="float">
            <text:p>42.5010772577</text:p>
          </table:table-cell>
          <table:table-cell office:value-type="float" office:value="61.739224480557" calcext:value-type="float">
            <text:p>61.7392244806</text:p>
          </table:table-cell>
          <table:table-cell office:value-type="float" office:value="45.1735403275238" calcext:value-type="float">
            <text:p>45.1735403275</text:p>
          </table:table-cell>
          <table:table-cell office:value-type="float" office:value="-11.6265879947857" calcext:value-type="float">
            <text:p>-11.6265879948</text:p>
          </table:table-cell>
          <table:table-cell office:value-type="float" office:value="68.7452090569956" calcext:value-type="float">
            <text:p>68.745209057</text:p>
          </table:table-cell>
          <table:table-cell office:value-type="float" office:value="77.2153262294062" calcext:value-type="float">
            <text:p>77.2153262294</text:p>
          </table:table-cell>
          <table:table-cell office:value-type="float" office:value="68.2909827012623" calcext:value-type="float">
            <text:p>68.2909827013</text:p>
          </table:table-cell>
          <table:table-cell office:value-type="float" office:value="-1035.8029423585" calcext:value-type="float">
            <text:p>-1035.8029423585</text:p>
          </table:table-cell>
          <table:table-cell office:value-type="float" office:value="-1105.40634611777" calcext:value-type="float">
            <text:p>-1105.4063461178</text:p>
          </table:table-cell>
          <table:table-cell office:value-type="float" office:value="-557.501315866636" calcext:value-type="float">
            <text:p>-557.5013158666</text:p>
          </table:table-cell>
          <table:table-cell office:value-type="float" office:value="-720.11070398449" calcext:value-type="float">
            <text:p>-720.1107039845</text:p>
          </table:table-cell>
          <table:table-cell office:value-type="float" office:value="-970.60284293986" calcext:value-type="float">
            <text:p>-970.6028429399</text:p>
          </table:table-cell>
          <table:table-cell office:value-type="float" office:value="-1203.59749983927" calcext:value-type="float">
            <text:p>-1203.597499839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0.1162173659217" calcext:value-type="float">
            <text:p>90.116</text:p>
          </table:table-cell>
          <table:table-cell table:style-name="ce5" office:value-type="float" office:value="49.9373700021925" calcext:value-type="float">
            <text:p>49.937</text:p>
          </table:table-cell>
          <table:table-cell office:value-type="float" office:value="75.9087160081472" calcext:value-type="float">
            <text:p>75.9087160081</text:p>
          </table:table-cell>
          <table:table-cell office:value-type="float" office:value="56.4102520405055" calcext:value-type="float">
            <text:p>56.4102520405</text:p>
          </table:table-cell>
          <table:table-cell office:value-type="float" office:value="69.4823563572527" calcext:value-type="float">
            <text:p>69.4823563573</text:p>
          </table:table-cell>
          <table:table-cell office:value-type="float" office:value="40.4871066133722" calcext:value-type="float">
            <text:p>40.4871066134</text:p>
          </table:table-cell>
          <table:table-cell office:value-type="float" office:value="61.6295716343936" calcext:value-type="float">
            <text:p>61.6295716344</text:p>
          </table:table-cell>
          <table:table-cell office:value-type="float" office:value="44.8109242073782" calcext:value-type="float">
            <text:p>44.8109242074</text:p>
          </table:table-cell>
          <table:table-cell office:value-type="float" office:value="-16.8802640132038" calcext:value-type="float">
            <text:p>-16.8802640132</text:p>
          </table:table-cell>
          <table:table-cell office:value-type="float" office:value="66.9999857133925" calcext:value-type="float">
            <text:p>66.9999857134</text:p>
          </table:table-cell>
          <table:table-cell office:value-type="float" office:value="75.1188629495568" calcext:value-type="float">
            <text:p>75.1188629496</text:p>
          </table:table-cell>
          <table:table-cell office:value-type="float" office:value="68.6069839421388" calcext:value-type="float">
            <text:p>68.6069839421</text:p>
          </table:table-cell>
          <table:table-cell office:value-type="float" office:value="-1042.51312706334" calcext:value-type="float">
            <text:p>-1042.5131270633</text:p>
          </table:table-cell>
          <table:table-cell office:value-type="float" office:value="-1141.06679273831" calcext:value-type="float">
            <text:p>-1141.0667927383</text:p>
          </table:table-cell>
          <table:table-cell office:value-type="float" office:value="-535.12126739451" calcext:value-type="float">
            <text:p>-535.1212673945</text:p>
          </table:table-cell>
          <table:table-cell office:value-type="float" office:value="-726.789638892547" calcext:value-type="float">
            <text:p>-726.7896388925</text:p>
          </table:table-cell>
          <table:table-cell office:value-type="float" office:value="-967.183745313222" calcext:value-type="float">
            <text:p>-967.1837453132</text:p>
          </table:table-cell>
          <table:table-cell office:value-type="float" office:value="-1263.74103826799" calcext:value-type="float">
            <text:p>-1263.74103826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0.4519737166043" calcext:value-type="float">
            <text:p>90.452</text:p>
          </table:table-cell>
          <table:table-cell table:style-name="ce5" office:value-type="float" office:value="49.3955872111603" calcext:value-type="float">
            <text:p>49.396</text:p>
          </table:table-cell>
          <table:table-cell office:value-type="float" office:value="74.568306799853" calcext:value-type="float">
            <text:p>74.5683067999</text:p>
          </table:table-cell>
          <table:table-cell office:value-type="float" office:value="54.8071317213585" calcext:value-type="float">
            <text:p>54.8071317214</text:p>
          </table:table-cell>
          <table:table-cell office:value-type="float" office:value="69.2797772703316" calcext:value-type="float">
            <text:p>69.2797772703</text:p>
          </table:table-cell>
          <table:table-cell office:value-type="float" office:value="43.5900348083078" calcext:value-type="float">
            <text:p>43.5900348083</text:p>
          </table:table-cell>
          <table:table-cell office:value-type="float" office:value="60.8054317956282" calcext:value-type="float">
            <text:p>60.8054317956</text:p>
          </table:table-cell>
          <table:table-cell office:value-type="float" office:value="40.6378452992273" calcext:value-type="float">
            <text:p>40.6378452992</text:p>
          </table:table-cell>
          <table:table-cell office:value-type="float" office:value="6.7288298870241" calcext:value-type="float">
            <text:p>6.728829887</text:p>
          </table:table-cell>
          <table:table-cell office:value-type="float" office:value="70.8323920265526" calcext:value-type="float">
            <text:p>70.8323920266</text:p>
          </table:table-cell>
          <table:table-cell office:value-type="float" office:value="73.7128226040078" calcext:value-type="float">
            <text:p>73.712822604</text:p>
          </table:table-cell>
          <table:table-cell office:value-type="float" office:value="69.3634744100312" calcext:value-type="float">
            <text:p>69.36347441</text:p>
          </table:table-cell>
          <table:table-cell office:value-type="float" office:value="-1099.27364022661" calcext:value-type="float">
            <text:p>-1099.2736402266</text:p>
          </table:table-cell>
          <table:table-cell office:value-type="float" office:value="-1212.48461384175" calcext:value-type="float">
            <text:p>-1212.4846138418</text:p>
          </table:table-cell>
          <table:table-cell office:value-type="float" office:value="-539.309750327168" calcext:value-type="float">
            <text:p>-539.3097503272</text:p>
          </table:table-cell>
          <table:table-cell office:value-type="float" office:value="-753.646008233638" calcext:value-type="float">
            <text:p>-753.6460082336</text:p>
          </table:table-cell>
          <table:table-cell office:value-type="float" office:value="-962.485034195013" calcext:value-type="float">
            <text:p>-962.485034195</text:p>
          </table:table-cell>
          <table:table-cell office:value-type="float" office:value="-1288.42400948699" calcext:value-type="float">
            <text:p>-1288.4240094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0.6056029325995" calcext:value-type="float">
            <text:p>90.606</text:p>
          </table:table-cell>
          <table:table-cell table:style-name="ce5" office:value-type="float" office:value="46.0339070551165" calcext:value-type="float">
            <text:p>46.034</text:p>
          </table:table-cell>
          <table:table-cell office:value-type="float" office:value="75.2853820701051" calcext:value-type="float">
            <text:p>75.2853820701</text:p>
          </table:table-cell>
          <table:table-cell office:value-type="float" office:value="57.7644897822424" calcext:value-type="float">
            <text:p>57.7644897822</text:p>
          </table:table-cell>
          <table:table-cell office:value-type="float" office:value="70.7807763984045" calcext:value-type="float">
            <text:p>70.7807763984</text:p>
          </table:table-cell>
          <table:table-cell office:value-type="float" office:value="38.3676286109552" calcext:value-type="float">
            <text:p>38.367628611</text:p>
          </table:table-cell>
          <table:table-cell office:value-type="float" office:value="57.4865621980892" calcext:value-type="float">
            <text:p>57.4865621981</text:p>
          </table:table-cell>
          <table:table-cell office:value-type="float" office:value="42.083930895331" calcext:value-type="float">
            <text:p>42.0839308953</text:p>
          </table:table-cell>
          <table:table-cell office:value-type="float" office:value="-26.6754207309955" calcext:value-type="float">
            <text:p>-26.675420731</text:p>
          </table:table-cell>
          <table:table-cell office:value-type="float" office:value="69.5725894054112" calcext:value-type="float">
            <text:p>69.5725894054</text:p>
          </table:table-cell>
          <table:table-cell office:value-type="float" office:value="73.7970603747278" calcext:value-type="float">
            <text:p>73.7970603747</text:p>
          </table:table-cell>
          <table:table-cell office:value-type="float" office:value="71.0695705829856" calcext:value-type="float">
            <text:p>71.069570583</text:p>
          </table:table-cell>
          <table:table-cell office:value-type="float" office:value="-1104.54553015687" calcext:value-type="float">
            <text:p>-1104.5455301569</text:p>
          </table:table-cell>
          <table:table-cell office:value-type="float" office:value="-1195.33078274914" calcext:value-type="float">
            <text:p>-1195.3307827492</text:p>
          </table:table-cell>
          <table:table-cell office:value-type="float" office:value="-588.691874490367" calcext:value-type="float">
            <text:p>-588.6918744904</text:p>
          </table:table-cell>
          <table:table-cell office:value-type="float" office:value="-721.827953088502" calcext:value-type="float">
            <text:p>-721.8279530885</text:p>
          </table:table-cell>
          <table:table-cell office:value-type="float" office:value="-960.363034249255" calcext:value-type="float">
            <text:p>-960.3630342493</text:p>
          </table:table-cell>
          <table:table-cell office:value-type="float" office:value="-1258.29369547593" calcext:value-type="float">
            <text:p>-1258.293695475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0.3302890729093" calcext:value-type="float">
            <text:p>90.330</text:p>
          </table:table-cell>
          <table:table-cell table:style-name="ce5" office:value-type="float" office:value="46.3344326313657" calcext:value-type="float">
            <text:p>46.334</text:p>
          </table:table-cell>
          <table:table-cell office:value-type="float" office:value="76.3313138544971" calcext:value-type="float">
            <text:p>76.3313138545</text:p>
          </table:table-cell>
          <table:table-cell office:value-type="float" office:value="57.2459918584163" calcext:value-type="float">
            <text:p>57.2459918584</text:p>
          </table:table-cell>
          <table:table-cell office:value-type="float" office:value="69.0527194424266" calcext:value-type="float">
            <text:p>69.0527194424</text:p>
          </table:table-cell>
          <table:table-cell office:value-type="float" office:value="39.5402088515676" calcext:value-type="float">
            <text:p>39.5402088516</text:p>
          </table:table-cell>
          <table:table-cell office:value-type="float" office:value="59.1928507568996" calcext:value-type="float">
            <text:p>59.1928507569</text:p>
          </table:table-cell>
          <table:table-cell office:value-type="float" office:value="38.7703583538076" calcext:value-type="float">
            <text:p>38.7703583538</text:p>
          </table:table-cell>
          <table:table-cell office:value-type="float" office:value="-37.687881878239" calcext:value-type="float">
            <text:p>-37.6878818782</text:p>
          </table:table-cell>
          <table:table-cell office:value-type="float" office:value="69.8024808881184" calcext:value-type="float">
            <text:p>69.8024808881</text:p>
          </table:table-cell>
          <table:table-cell office:value-type="float" office:value="73.5535472149772" calcext:value-type="float">
            <text:p>73.553547215</text:p>
          </table:table-cell>
          <table:table-cell office:value-type="float" office:value="71.8759734203421" calcext:value-type="float">
            <text:p>71.8759734203</text:p>
          </table:table-cell>
          <table:table-cell office:value-type="float" office:value="-1144.96729485418" calcext:value-type="float">
            <text:p>-1144.9672948542</text:p>
          </table:table-cell>
          <table:table-cell office:value-type="float" office:value="-1237.26097778706" calcext:value-type="float">
            <text:p>-1237.2609777871</text:p>
          </table:table-cell>
          <table:table-cell office:value-type="float" office:value="-519.39925382412" calcext:value-type="float">
            <text:p>-519.3992538241</text:p>
          </table:table-cell>
          <table:table-cell office:value-type="float" office:value="-707.639549670726" calcext:value-type="float">
            <text:p>-707.6395496707</text:p>
          </table:table-cell>
          <table:table-cell office:value-type="float" office:value="-1035.41960413167" calcext:value-type="float">
            <text:p>-1035.4196041317</text:p>
          </table:table-cell>
          <table:table-cell office:value-type="float" office:value="-1306.22442123405" calcext:value-type="float">
            <text:p>-1306.224421234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.2220071566524" calcext:value-type="float">
            <text:p>90.222</text:p>
          </table:table-cell>
          <table:table-cell table:style-name="ce5" office:value-type="float" office:value="44.4620984708056" calcext:value-type="float">
            <text:p>44.462</text:p>
          </table:table-cell>
          <table:table-cell office:value-type="float" office:value="73.5433872833159" calcext:value-type="float">
            <text:p>73.5433872833</text:p>
          </table:table-cell>
          <table:table-cell office:value-type="float" office:value="60.1819152165234" calcext:value-type="float">
            <text:p>60.1819152165</text:p>
          </table:table-cell>
          <table:table-cell office:value-type="float" office:value="72.1509909410254" calcext:value-type="float">
            <text:p>72.150990941</text:p>
          </table:table-cell>
          <table:table-cell office:value-type="float" office:value="40.2851305356926" calcext:value-type="float">
            <text:p>40.2851305357</text:p>
          </table:table-cell>
          <table:table-cell office:value-type="float" office:value="53.3597401213132" calcext:value-type="float">
            <text:p>53.3597401213</text:p>
          </table:table-cell>
          <table:table-cell office:value-type="float" office:value="38.3589774521535" calcext:value-type="float">
            <text:p>38.3589774522</text:p>
          </table:table-cell>
          <table:table-cell office:value-type="float" office:value="-1.95142355741162" calcext:value-type="float">
            <text:p>-1.9514235574</text:p>
          </table:table-cell>
          <table:table-cell office:value-type="float" office:value="72.2634513385816" calcext:value-type="float">
            <text:p>72.2634513386</text:p>
          </table:table-cell>
          <table:table-cell office:value-type="float" office:value="74.063778583135" calcext:value-type="float">
            <text:p>74.0637785831</text:p>
          </table:table-cell>
          <table:table-cell office:value-type="float" office:value="71.9544340316131" calcext:value-type="float">
            <text:p>71.9544340316</text:p>
          </table:table-cell>
          <table:table-cell office:value-type="float" office:value="-1090.02678902043" calcext:value-type="float">
            <text:p>-1090.0267890204</text:p>
          </table:table-cell>
          <table:table-cell office:value-type="float" office:value="-1148.34452197839" calcext:value-type="float">
            <text:p>-1148.3445219784</text:p>
          </table:table-cell>
          <table:table-cell office:value-type="float" office:value="-508.350574006379" calcext:value-type="float">
            <text:p>-508.3505740064</text:p>
          </table:table-cell>
          <table:table-cell office:value-type="float" office:value="-697.778714099802" calcext:value-type="float">
            <text:p>-697.7787140998</text:p>
          </table:table-cell>
          <table:table-cell office:value-type="float" office:value="-946.067424655263" calcext:value-type="float">
            <text:p>-946.0674246553</text:p>
          </table:table-cell>
          <table:table-cell office:value-type="float" office:value="-1226.31462815397" calcext:value-type="float">
            <text:p>-1226.31462815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0.2449626084428" calcext:value-type="float">
            <text:p>90.245</text:p>
          </table:table-cell>
          <table:table-cell table:style-name="ce5" office:value-type="float" office:value="46.4909589127593" calcext:value-type="float">
            <text:p>46.491</text:p>
          </table:table-cell>
          <table:table-cell office:value-type="float" office:value="75.6656865542971" calcext:value-type="float">
            <text:p>75.6656865543</text:p>
          </table:table-cell>
          <table:table-cell office:value-type="float" office:value="63.9145251561554" calcext:value-type="float">
            <text:p>63.9145251562</text:p>
          </table:table-cell>
          <table:table-cell office:value-type="float" office:value="71.3432622515132" calcext:value-type="float">
            <text:p>71.3432622515</text:p>
          </table:table-cell>
          <table:table-cell office:value-type="float" office:value="42.1040709621596" calcext:value-type="float">
            <text:p>42.1040709622</text:p>
          </table:table-cell>
          <table:table-cell office:value-type="float" office:value="57.0807602231527" calcext:value-type="float">
            <text:p>57.0807602232</text:p>
          </table:table-cell>
          <table:table-cell office:value-type="float" office:value="35.8211377537461" calcext:value-type="float">
            <text:p>35.8211377537</text:p>
          </table:table-cell>
          <table:table-cell office:value-type="float" office:value="-43.8946895408986" calcext:value-type="float">
            <text:p>-43.8946895409</text:p>
          </table:table-cell>
          <table:table-cell office:value-type="float" office:value="71.2925945801884" calcext:value-type="float">
            <text:p>71.2925945802</text:p>
          </table:table-cell>
          <table:table-cell office:value-type="float" office:value="71.8170971650957" calcext:value-type="float">
            <text:p>71.8170971651</text:p>
          </table:table-cell>
          <table:table-cell office:value-type="float" office:value="68.9494436252207" calcext:value-type="float">
            <text:p>68.9494436252</text:p>
          </table:table-cell>
          <table:table-cell office:value-type="float" office:value="-1176.56416468604" calcext:value-type="float">
            <text:p>-1176.5641646861</text:p>
          </table:table-cell>
          <table:table-cell office:value-type="float" office:value="-1214.60704335013" calcext:value-type="float">
            <text:p>-1214.6070433501</text:p>
          </table:table-cell>
          <table:table-cell office:value-type="float" office:value="-504.886977336841" calcext:value-type="float">
            <text:p>-504.8869773368</text:p>
          </table:table-cell>
          <table:table-cell office:value-type="float" office:value="-721.384671213065" calcext:value-type="float">
            <text:p>-721.3846712131</text:p>
          </table:table-cell>
          <table:table-cell office:value-type="float" office:value="-902.11854245362" calcext:value-type="float">
            <text:p>-902.1185424536</text:p>
          </table:table-cell>
          <table:table-cell office:value-type="float" office:value="-1263.25677062979" calcext:value-type="float">
            <text:p>-1263.256770629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0.466117871192" calcext:value-type="float">
            <text:p>90.466</text:p>
          </table:table-cell>
          <table:table-cell table:style-name="ce5" office:value-type="float" office:value="47.6708823332101" calcext:value-type="float">
            <text:p>47.671</text:p>
          </table:table-cell>
          <table:table-cell office:value-type="float" office:value="74.9021681136542" calcext:value-type="float">
            <text:p>74.9021681137</text:p>
          </table:table-cell>
          <table:table-cell office:value-type="float" office:value="65.466907918881" calcext:value-type="float">
            <text:p>65.4669079189</text:p>
          </table:table-cell>
          <table:table-cell office:value-type="float" office:value="71.6882808544557" calcext:value-type="float">
            <text:p>71.6882808545</text:p>
          </table:table-cell>
          <table:table-cell office:value-type="float" office:value="42.4764820397674" calcext:value-type="float">
            <text:p>42.4764820398</text:p>
          </table:table-cell>
          <table:table-cell office:value-type="float" office:value="55.3856152087641" calcext:value-type="float">
            <text:p>55.3856152088</text:p>
          </table:table-cell>
          <table:table-cell office:value-type="float" office:value="38.5388686664128" calcext:value-type="float">
            <text:p>38.5388686664</text:p>
          </table:table-cell>
          <table:table-cell office:value-type="float" office:value="-43.8056031955569" calcext:value-type="float">
            <text:p>-43.8056031956</text:p>
          </table:table-cell>
          <table:table-cell office:value-type="float" office:value="69.1504585155671" calcext:value-type="float">
            <text:p>69.1504585156</text:p>
          </table:table-cell>
          <table:table-cell office:value-type="float" office:value="70.3612330823122" calcext:value-type="float">
            <text:p>70.3612330823</text:p>
          </table:table-cell>
          <table:table-cell office:value-type="float" office:value="71.8553408336748" calcext:value-type="float">
            <text:p>71.8553408337</text:p>
          </table:table-cell>
          <table:table-cell office:value-type="float" office:value="-1061.28070438257" calcext:value-type="float">
            <text:p>-1061.2807043826</text:p>
          </table:table-cell>
          <table:table-cell office:value-type="float" office:value="-1150.36228940865" calcext:value-type="float">
            <text:p>-1150.3622894087</text:p>
          </table:table-cell>
          <table:table-cell office:value-type="float" office:value="-476.676328311128" calcext:value-type="float">
            <text:p>-476.6763283111</text:p>
          </table:table-cell>
          <table:table-cell office:value-type="float" office:value="-674.907170893375" calcext:value-type="float">
            <text:p>-674.9071708934</text:p>
          </table:table-cell>
          <table:table-cell office:value-type="float" office:value="-956.294978974252" calcext:value-type="float">
            <text:p>-956.2949789743</text:p>
          </table:table-cell>
          <table:table-cell office:value-type="float" office:value="-1214.99041612954" calcext:value-type="float">
            <text:p>-1214.990416129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0.608414931179" calcext:value-type="float">
            <text:p>90.608</text:p>
          </table:table-cell>
          <table:table-cell table:style-name="ce5" office:value-type="float" office:value="47.7122199894552" calcext:value-type="float">
            <text:p>47.712</text:p>
          </table:table-cell>
          <table:table-cell office:value-type="float" office:value="75.8957126970539" calcext:value-type="float">
            <text:p>75.8957126971</text:p>
          </table:table-cell>
          <table:table-cell office:value-type="float" office:value="66.1661532043346" calcext:value-type="float">
            <text:p>66.1661532043</text:p>
          </table:table-cell>
          <table:table-cell office:value-type="float" office:value="74.2329867111153" calcext:value-type="float">
            <text:p>74.2329867111</text:p>
          </table:table-cell>
          <table:table-cell office:value-type="float" office:value="38.753944312165" calcext:value-type="float">
            <text:p>38.7539443122</text:p>
          </table:table-cell>
          <table:table-cell office:value-type="float" office:value="57.6522675033283" calcext:value-type="float">
            <text:p>57.6522675033</text:p>
          </table:table-cell>
          <table:table-cell office:value-type="float" office:value="31.4897836640795" calcext:value-type="float">
            <text:p>31.4897836641</text:p>
          </table:table-cell>
          <table:table-cell office:value-type="float" office:value="-22.9947633952659" calcext:value-type="float">
            <text:p>-22.9947633953</text:p>
          </table:table-cell>
          <table:table-cell office:value-type="float" office:value="66.2516182515545" calcext:value-type="float">
            <text:p>66.2516182516</text:p>
          </table:table-cell>
          <table:table-cell office:value-type="float" office:value="70.4929623009628" calcext:value-type="float">
            <text:p>70.492962301</text:p>
          </table:table-cell>
          <table:table-cell office:value-type="float" office:value="71.9725656584005" calcext:value-type="float">
            <text:p>71.9725656584</text:p>
          </table:table-cell>
          <table:table-cell office:value-type="float" office:value="-1138.08601100265" calcext:value-type="float">
            <text:p>-1138.0860110027</text:p>
          </table:table-cell>
          <table:table-cell office:value-type="float" office:value="-1244.81072343471" calcext:value-type="float">
            <text:p>-1244.8107234347</text:p>
          </table:table-cell>
          <table:table-cell office:value-type="float" office:value="-500.210950276706" calcext:value-type="float">
            <text:p>-500.2109502767</text:p>
          </table:table-cell>
          <table:table-cell office:value-type="float" office:value="-725.585966200505" calcext:value-type="float">
            <text:p>-725.5859662005</text:p>
          </table:table-cell>
          <table:table-cell office:value-type="float" office:value="-985.248823550745" calcext:value-type="float">
            <text:p>-985.2488235507</text:p>
          </table:table-cell>
          <table:table-cell office:value-type="float" office:value="-1341.04132556153" calcext:value-type="float">
            <text:p>-1341.041325561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0.0387023151376" calcext:value-type="float">
            <text:p>90.039</text:p>
          </table:table-cell>
          <table:table-cell table:style-name="ce5" office:value-type="float" office:value="47.2284420180182" calcext:value-type="float">
            <text:p>47.228</text:p>
          </table:table-cell>
          <table:table-cell office:value-type="float" office:value="76.1358074404964" calcext:value-type="float">
            <text:p>76.1358074405</text:p>
          </table:table-cell>
          <table:table-cell office:value-type="float" office:value="66.7033688359758" calcext:value-type="float">
            <text:p>66.703368836</text:p>
          </table:table-cell>
          <table:table-cell office:value-type="float" office:value="74.0612636985934" calcext:value-type="float">
            <text:p>74.0612636986</text:p>
          </table:table-cell>
          <table:table-cell office:value-type="float" office:value="40.6559783205451" calcext:value-type="float">
            <text:p>40.6559783205</text:p>
          </table:table-cell>
          <table:table-cell office:value-type="float" office:value="54.5138086004722" calcext:value-type="float">
            <text:p>54.5138086005</text:p>
          </table:table-cell>
          <table:table-cell office:value-type="float" office:value="37.2884169774367" calcext:value-type="float">
            <text:p>37.2884169774</text:p>
          </table:table-cell>
          <table:table-cell office:value-type="float" office:value="-47.2759722945943" calcext:value-type="float">
            <text:p>-47.2759722946</text:p>
          </table:table-cell>
          <table:table-cell office:value-type="float" office:value="68.9696399114658" calcext:value-type="float">
            <text:p>68.9696399115</text:p>
          </table:table-cell>
          <table:table-cell office:value-type="float" office:value="69.2879244929041" calcext:value-type="float">
            <text:p>69.2879244929</text:p>
          </table:table-cell>
          <table:table-cell office:value-type="float" office:value="71.767959236075" calcext:value-type="float">
            <text:p>71.7679592361</text:p>
          </table:table-cell>
          <table:table-cell office:value-type="float" office:value="-1032.79418789105" calcext:value-type="float">
            <text:p>-1032.7941878911</text:p>
          </table:table-cell>
          <table:table-cell office:value-type="float" office:value="-1113.82325455207" calcext:value-type="float">
            <text:p>-1113.8232545521</text:p>
          </table:table-cell>
          <table:table-cell office:value-type="float" office:value="-506.487033975905" calcext:value-type="float">
            <text:p>-506.4870339759</text:p>
          </table:table-cell>
          <table:table-cell office:value-type="float" office:value="-691.924472209808" calcext:value-type="float">
            <text:p>-691.9244722098</text:p>
          </table:table-cell>
          <table:table-cell office:value-type="float" office:value="-869.113837425932" calcext:value-type="float">
            <text:p>-869.1138374259</text:p>
          </table:table-cell>
          <table:table-cell office:value-type="float" office:value="-1214.76007396178" calcext:value-type="float">
            <text:p>-1214.760073961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0.0421550251807" calcext:value-type="float">
            <text:p>90.042</text:p>
          </table:table-cell>
          <table:table-cell table:style-name="ce5" office:value-type="float" office:value="45.6382592030538" calcext:value-type="float">
            <text:p>45.638</text:p>
          </table:table-cell>
          <table:table-cell office:value-type="float" office:value="76.1861989022917" calcext:value-type="float">
            <text:p>76.1861989023</text:p>
          </table:table-cell>
          <table:table-cell office:value-type="float" office:value="65.852708997809" calcext:value-type="float">
            <text:p>65.8527089978</text:p>
          </table:table-cell>
          <table:table-cell office:value-type="float" office:value="72.6068280397229" calcext:value-type="float">
            <text:p>72.6068280397</text:p>
          </table:table-cell>
          <table:table-cell office:value-type="float" office:value="38.7001684201275" calcext:value-type="float">
            <text:p>38.7001684201</text:p>
          </table:table-cell>
          <table:table-cell office:value-type="float" office:value="53.5660879530273" calcext:value-type="float">
            <text:p>53.566087953</text:p>
          </table:table-cell>
          <table:table-cell office:value-type="float" office:value="41.666883379607" calcext:value-type="float">
            <text:p>41.6668833796</text:p>
          </table:table-cell>
          <table:table-cell office:value-type="float" office:value="-14.0624867857409" calcext:value-type="float">
            <text:p>-14.0624867857</text:p>
          </table:table-cell>
          <table:table-cell office:value-type="float" office:value="68.6344903319939" calcext:value-type="float">
            <text:p>68.634490332</text:p>
          </table:table-cell>
          <table:table-cell office:value-type="float" office:value="68.0553771344204" calcext:value-type="float">
            <text:p>68.0553771344</text:p>
          </table:table-cell>
          <table:table-cell office:value-type="float" office:value="72.0605276118817" calcext:value-type="float">
            <text:p>72.0605276119</text:p>
          </table:table-cell>
          <table:table-cell office:value-type="float" office:value="-1059.00675880939" calcext:value-type="float">
            <text:p>-1059.0067588094</text:p>
          </table:table-cell>
          <table:table-cell office:value-type="float" office:value="-1099.9238190259" calcext:value-type="float">
            <text:p>-1099.9238190259</text:p>
          </table:table-cell>
          <table:table-cell office:value-type="float" office:value="-491.545890566146" calcext:value-type="float">
            <text:p>-491.5458905661</text:p>
          </table:table-cell>
          <table:table-cell office:value-type="float" office:value="-642.022567323117" calcext:value-type="float">
            <text:p>-642.0225673231</text:p>
          </table:table-cell>
          <table:table-cell office:value-type="float" office:value="-884.401954078268" calcext:value-type="float">
            <text:p>-884.4019540783</text:p>
          </table:table-cell>
          <table:table-cell office:value-type="float" office:value="-1175.3503478835" calcext:value-type="float">
            <text:p>-1175.350347883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0.1094539834567" calcext:value-type="float">
            <text:p>90.109</text:p>
          </table:table-cell>
          <table:table-cell table:style-name="ce5" office:value-type="float" office:value="42.5467296433263" calcext:value-type="float">
            <text:p>42.547</text:p>
          </table:table-cell>
          <table:table-cell office:value-type="float" office:value="76.4783075376283" calcext:value-type="float">
            <text:p>76.4783075376</text:p>
          </table:table-cell>
          <table:table-cell office:value-type="float" office:value="67.8464016057814" calcext:value-type="float">
            <text:p>67.8464016058</text:p>
          </table:table-cell>
          <table:table-cell office:value-type="float" office:value="71.7629204809613" calcext:value-type="float">
            <text:p>71.762920481</text:p>
          </table:table-cell>
          <table:table-cell office:value-type="float" office:value="38.6424155839422" calcext:value-type="float">
            <text:p>38.6424155839</text:p>
          </table:table-cell>
          <table:table-cell office:value-type="float" office:value="52.7304196580355" calcext:value-type="float">
            <text:p>52.730419658</text:p>
          </table:table-cell>
          <table:table-cell office:value-type="float" office:value="42.5803320162752" calcext:value-type="float">
            <text:p>42.5803320163</text:p>
          </table:table-cell>
          <table:table-cell office:value-type="float" office:value="-32.1437936319167" calcext:value-type="float">
            <text:p>-32.1437936319</text:p>
          </table:table-cell>
          <table:table-cell office:value-type="float" office:value="69.6538801623394" calcext:value-type="float">
            <text:p>69.6538801623</text:p>
          </table:table-cell>
          <table:table-cell office:value-type="float" office:value="65.9472671205267" calcext:value-type="float">
            <text:p>65.9472671205</text:p>
          </table:table-cell>
          <table:table-cell office:value-type="float" office:value="69.3838798698889" calcext:value-type="float">
            <text:p>69.3838798699</text:p>
          </table:table-cell>
          <table:table-cell office:value-type="float" office:value="-1187.79778280962" calcext:value-type="float">
            <text:p>-1187.7977828096</text:p>
          </table:table-cell>
          <table:table-cell office:value-type="float" office:value="-1247.41689584923" calcext:value-type="float">
            <text:p>-1247.4168958492</text:p>
          </table:table-cell>
          <table:table-cell office:value-type="float" office:value="-554.939492265574" calcext:value-type="float">
            <text:p>-554.9394922656</text:p>
          </table:table-cell>
          <table:table-cell office:value-type="float" office:value="-714.643420460024" calcext:value-type="float">
            <text:p>-714.64342046</text:p>
          </table:table-cell>
          <table:table-cell office:value-type="float" office:value="-1014.09792826142" calcext:value-type="float">
            <text:p>-1014.0979282614</text:p>
          </table:table-cell>
          <table:table-cell office:value-type="float" office:value="-1307.7254106773" calcext:value-type="float">
            <text:p>-1307.725410677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0.2268136972395" calcext:value-type="float">
            <text:p>90.227</text:p>
          </table:table-cell>
          <table:table-cell table:style-name="ce5" office:value-type="float" office:value="44.6514482742849" calcext:value-type="float">
            <text:p>44.651</text:p>
          </table:table-cell>
          <table:table-cell office:value-type="float" office:value="76.5340129654777" calcext:value-type="float">
            <text:p>76.5340129655</text:p>
          </table:table-cell>
          <table:table-cell office:value-type="float" office:value="68.2295082228801" calcext:value-type="float">
            <text:p>68.2295082229</text:p>
          </table:table-cell>
          <table:table-cell office:value-type="float" office:value="74.4009435153595" calcext:value-type="float">
            <text:p>74.4009435154</text:p>
          </table:table-cell>
          <table:table-cell office:value-type="float" office:value="37.7506902523632" calcext:value-type="float">
            <text:p>37.7506902524</text:p>
          </table:table-cell>
          <table:table-cell office:value-type="float" office:value="51.2146776121351" calcext:value-type="float">
            <text:p>51.2146776121</text:p>
          </table:table-cell>
          <table:table-cell office:value-type="float" office:value="45.8488325682106" calcext:value-type="float">
            <text:p>45.8488325682</text:p>
          </table:table-cell>
          <table:table-cell office:value-type="float" office:value="-38.921681548829" calcext:value-type="float">
            <text:p>-38.9216815488</text:p>
          </table:table-cell>
          <table:table-cell office:value-type="float" office:value="69.0589154856336" calcext:value-type="float">
            <text:p>69.0589154856</text:p>
          </table:table-cell>
          <table:table-cell office:value-type="float" office:value="65.0372505735908" calcext:value-type="float">
            <text:p>65.0372505736</text:p>
          </table:table-cell>
          <table:table-cell office:value-type="float" office:value="70.1283842144252" calcext:value-type="float">
            <text:p>70.1283842144</text:p>
          </table:table-cell>
          <table:table-cell office:value-type="float" office:value="-1142.88803119181" calcext:value-type="float">
            <text:p>-1142.8880311918</text:p>
          </table:table-cell>
          <table:table-cell office:value-type="float" office:value="-1132.42452827237" calcext:value-type="float">
            <text:p>-1132.4245282724</text:p>
          </table:table-cell>
          <table:table-cell office:value-type="float" office:value="-476.817223820516" calcext:value-type="float">
            <text:p>-476.8172238205</text:p>
          </table:table-cell>
          <table:table-cell office:value-type="float" office:value="-701.266375090402" calcext:value-type="float">
            <text:p>-701.2663750904</text:p>
          </table:table-cell>
          <table:table-cell office:value-type="float" office:value="-977.838618053688" calcext:value-type="float">
            <text:p>-977.8386180537</text:p>
          </table:table-cell>
          <table:table-cell office:value-type="float" office:value="-1306.08491080531" calcext:value-type="float">
            <text:p>-1306.084910805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0.3425278162492" calcext:value-type="float">
            <text:p>90.343</text:p>
          </table:table-cell>
          <table:table-cell table:style-name="ce5" office:value-type="float" office:value="46.7064006515981" calcext:value-type="float">
            <text:p>46.706</text:p>
          </table:table-cell>
          <table:table-cell office:value-type="float" office:value="76.1594131573147" calcext:value-type="float">
            <text:p>76.1594131573</text:p>
          </table:table-cell>
          <table:table-cell office:value-type="float" office:value="71.1891890920343" calcext:value-type="float">
            <text:p>71.189189092</text:p>
          </table:table-cell>
          <table:table-cell office:value-type="float" office:value="76.487457815227" calcext:value-type="float">
            <text:p>76.4874578152</text:p>
          </table:table-cell>
          <table:table-cell office:value-type="float" office:value="37.512305055183" calcext:value-type="float">
            <text:p>37.5123050552</text:p>
          </table:table-cell>
          <table:table-cell office:value-type="float" office:value="50.2573185721038" calcext:value-type="float">
            <text:p>50.2573185721</text:p>
          </table:table-cell>
          <table:table-cell office:value-type="float" office:value="44.7277721426588" calcext:value-type="float">
            <text:p>44.7277721427</text:p>
          </table:table-cell>
          <table:table-cell office:value-type="float" office:value="5.47334526963193" calcext:value-type="float">
            <text:p>5.4733452696</text:p>
          </table:table-cell>
          <table:table-cell office:value-type="float" office:value="69.833261939029" calcext:value-type="float">
            <text:p>69.833261939</text:p>
          </table:table-cell>
          <table:table-cell office:value-type="float" office:value="64.5945915013039" calcext:value-type="float">
            <text:p>64.5945915013</text:p>
          </table:table-cell>
          <table:table-cell office:value-type="float" office:value="71.5516287908" calcext:value-type="float">
            <text:p>71.5516287908</text:p>
          </table:table-cell>
          <table:table-cell office:value-type="float" office:value="-1081.81739897154" calcext:value-type="float">
            <text:p>-1081.8173989716</text:p>
          </table:table-cell>
          <table:table-cell office:value-type="float" office:value="-1102.44928507204" calcext:value-type="float">
            <text:p>-1102.449285072</text:p>
          </table:table-cell>
          <table:table-cell office:value-type="float" office:value="-341.19981159159" calcext:value-type="float">
            <text:p>-341.1998115916</text:p>
          </table:table-cell>
          <table:table-cell office:value-type="float" office:value="-633.793040118375" calcext:value-type="float">
            <text:p>-633.7930401184</text:p>
          </table:table-cell>
          <table:table-cell office:value-type="float" office:value="-918.888847305099" calcext:value-type="float">
            <text:p>-918.8888473051</text:p>
          </table:table-cell>
          <table:table-cell office:value-type="float" office:value="-1210.06502231161" calcext:value-type="float">
            <text:p>-1210.06502231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0.5564530668008" calcext:value-type="float">
            <text:p>90.556</text:p>
          </table:table-cell>
          <table:table-cell table:style-name="ce5" office:value-type="float" office:value="47.5340217499317" calcext:value-type="float">
            <text:p>47.534</text:p>
          </table:table-cell>
          <table:table-cell office:value-type="float" office:value="76.5774752604657" calcext:value-type="float">
            <text:p>76.5774752605</text:p>
          </table:table-cell>
          <table:table-cell office:value-type="float" office:value="69.9815761287881" calcext:value-type="float">
            <text:p>69.9815761288</text:p>
          </table:table-cell>
          <table:table-cell office:value-type="float" office:value="75.0144874184799" calcext:value-type="float">
            <text:p>75.0144874185</text:p>
          </table:table-cell>
          <table:table-cell office:value-type="float" office:value="35.2656121298998" calcext:value-type="float">
            <text:p>35.2656121299</text:p>
          </table:table-cell>
          <table:table-cell office:value-type="float" office:value="46.2691313488058" calcext:value-type="float">
            <text:p>46.2691313488</text:p>
          </table:table-cell>
          <table:table-cell office:value-type="float" office:value="47.8196392375742" calcext:value-type="float">
            <text:p>47.8196392376</text:p>
          </table:table-cell>
          <table:table-cell office:value-type="float" office:value="-22.5371098896247" calcext:value-type="float">
            <text:p>-22.5371098896</text:p>
          </table:table-cell>
          <table:table-cell office:value-type="float" office:value="69.3728864561087" calcext:value-type="float">
            <text:p>69.3728864561</text:p>
          </table:table-cell>
          <table:table-cell office:value-type="float" office:value="64.6801591756455" calcext:value-type="float">
            <text:p>64.6801591756</text:p>
          </table:table-cell>
          <table:table-cell office:value-type="float" office:value="72.3631382637044" calcext:value-type="float">
            <text:p>72.3631382637</text:p>
          </table:table-cell>
          <table:table-cell office:value-type="float" office:value="-973.324507597707" calcext:value-type="float">
            <text:p>-973.3245075977</text:p>
          </table:table-cell>
          <table:table-cell office:value-type="float" office:value="-1049.10449779271" calcext:value-type="float">
            <text:p>-1049.1044977927</text:p>
          </table:table-cell>
          <table:table-cell office:value-type="float" office:value="-346.244963196348" calcext:value-type="float">
            <text:p>-346.2449631963</text:p>
          </table:table-cell>
          <table:table-cell office:value-type="float" office:value="-664.827389323073" calcext:value-type="float">
            <text:p>-664.8273893231</text:p>
          </table:table-cell>
          <table:table-cell office:value-type="float" office:value="-897.422857169073" calcext:value-type="float">
            <text:p>-897.4228571691</text:p>
          </table:table-cell>
          <table:table-cell office:value-type="float" office:value="-1170.85852394619" calcext:value-type="float">
            <text:p>-1170.85852394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.1322068167441" calcext:value-type="float">
            <text:p>90.132</text:p>
          </table:table-cell>
          <table:table-cell table:style-name="ce5" office:value-type="float" office:value="45.6069150601087" calcext:value-type="float">
            <text:p>45.607</text:p>
          </table:table-cell>
          <table:table-cell office:value-type="float" office:value="76.1461732692329" calcext:value-type="float">
            <text:p>76.1461732692</text:p>
          </table:table-cell>
          <table:table-cell office:value-type="float" office:value="71.2001719237327" calcext:value-type="float">
            <text:p>71.2001719237</text:p>
          </table:table-cell>
          <table:table-cell office:value-type="float" office:value="73.8784127903663" calcext:value-type="float">
            <text:p>73.8784127904</text:p>
          </table:table-cell>
          <table:table-cell office:value-type="float" office:value="35.2931090885382" calcext:value-type="float">
            <text:p>35.2931090885</text:p>
          </table:table-cell>
          <table:table-cell office:value-type="float" office:value="50.908135476489" calcext:value-type="float">
            <text:p>50.9081354765</text:p>
          </table:table-cell>
          <table:table-cell office:value-type="float" office:value="48.1845679676897" calcext:value-type="float">
            <text:p>48.1845679677</text:p>
          </table:table-cell>
          <table:table-cell office:value-type="float" office:value="-7.32702727536661" calcext:value-type="float">
            <text:p>-7.3270272754</text:p>
          </table:table-cell>
          <table:table-cell office:value-type="float" office:value="69.6328516317838" calcext:value-type="float">
            <text:p>69.6328516318</text:p>
          </table:table-cell>
          <table:table-cell office:value-type="float" office:value="63.3633717595871" calcext:value-type="float">
            <text:p>63.3633717596</text:p>
          </table:table-cell>
          <table:table-cell office:value-type="float" office:value="72.8546128639465" calcext:value-type="float">
            <text:p>72.8546128639</text:p>
          </table:table-cell>
          <table:table-cell office:value-type="float" office:value="-1001.27358035513" calcext:value-type="float">
            <text:p>-1001.2735803551</text:p>
          </table:table-cell>
          <table:table-cell office:value-type="float" office:value="-1014.66781964182" calcext:value-type="float">
            <text:p>-1014.6678196418</text:p>
          </table:table-cell>
          <table:table-cell office:value-type="float" office:value="-353.864526310299" calcext:value-type="float">
            <text:p>-353.8645263103</text:p>
          </table:table-cell>
          <table:table-cell office:value-type="float" office:value="-567.844629440251" calcext:value-type="float">
            <text:p>-567.8446294403</text:p>
          </table:table-cell>
          <table:table-cell office:value-type="float" office:value="-865.684893573556" calcext:value-type="float">
            <text:p>-865.6848935736</text:p>
          </table:table-cell>
          <table:table-cell office:value-type="float" office:value="-1095.85932092686" calcext:value-type="float">
            <text:p>-1095.8593209269</text:p>
          </table:table-cell>
        </table:table-row>
        <table:table-row table:style-name="ro1" table:number-rows-repeated="11">
          <table:table-cell table:number-columns-repeated="2"/>
          <table:table-cell table:style-name="ce5"/>
          <table:table-cell table:number-columns-repeated="16"/>
        </table:table-row>
        <table:table-row table:style-name="ro1" table:number-rows-repeated="104836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4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115">
      <number:number number:decimal-places="3" loext:min-decimal-places="3" number:min-integer-digits="1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fill-character> </loext:fill-character>
      <number:text>- </number:text>
    </number:number-style>
    <number:text-style style:name="N10125" number:language="en" number:country="CA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00-00-00</text:date>, <text:time style:data-style-name="N2" text:time-value="14:50:02.339519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21:40:13.440637193</meta:creation-date>
    <dc:date>2018-04-04T15:29:49.935171487</dc:date>
    <meta:editing-duration>PT3H16M48S</meta:editing-duration>
    <meta:editing-cycles>9</meta:editing-cycles>
    <meta:generator>LibreOffice/5.1.6.2$Linux_X86_64 LibreOffice_project/10m0$Build-2</meta:generator>
    <meta:document-statistic meta:table-count="1" meta:cell-count="3827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5">
      <style:chart-properties chart:display-label="true" chart:logarithmic="false" chart:minimum="-30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5">
      <style:chart-properties chart:symbol-type="named-symbol" chart:symbol-name="square" chart:symbol-width="0.05cm" chart:symbol-height="0.05cm" chart:link-data-style-to-source="true"/>
      <style:graphic-properties draw:stroke-dash="Ultrafine_20_Dashed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5">
      <style:chart-properties chart:symbol-type="named-symbol" chart:symbol-name="diamond" chart:symbol-width="0.05cm" chart:symbol-height="0.05cm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37cm" svg:y="0.316cm" chart:style-name="ch2">
          <text:p>MountainCarContinuous (Default Hyperparameters)</text:p>
        </chart:title>
        <chart:legend chart:legend-position="end" svg:x="13.677cm" svg:y="3.952cm" style:legend-expansion="high" chart:style-name="ch3"/>
        <chart:plot-area chart:style-name="ch4" table:cell-range-address="Sheet1.A4:Sheet1.C203 Sheet1.B3:Sheet1.C3" chart:data-source-has-labels="row" svg:x="1.331cm" svg:y="1.275cm" svg:width="12.026cm" svg:height="6.564cm">
          <chartooo:coordinate-region svg:x="2.72cm" svg:y="1.275cm" svg:width="10.357cm" svg:height="6.365cm"/>
          <chart:axis chart:dimension="x" chart:name="primary-x" chart:style-name="ch5">
            <chart:title svg:x="6.691cm" svg:y="8.019cm" chart:style-name="ch6">
              <text:p>Episode</text:p>
            </chart:title>
          </chart:axis>
          <chart:axis chart:dimension="y" chart:name="primary-y" chart:style-name="ch7">
            <chart:title svg:x="0.451cm" svg:y="5.818cm" chart:style-name="ch8">
              <text:p>Average Reward</text:p>
            </chart:title>
            <chart:grid chart:style-name="ch9" chart:class="major"/>
          </chart:axis>
          <chart:series chart:style-name="ch10" chart:values-cell-range-address="Sheet1.B4:Sheet1.B203" chart:label-cell-address="Sheet1.B3:Sheet1.B3" chart:class="chart:scatter">
            <chart:domain table:cell-range-address="Sheet1.A4:Sheet1.A203"/>
            <chart:data-point chart:repeated="200"/>
          </chart:series>
          <chart:series chart:style-name="ch11" chart:values-cell-range-address="Sheet1.C4:Sheet1.C203" chart:label-cell-address="Sheet1.C3:Sheet1.C3" chart:class="chart:scatter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DPG</text:p>
                <draw:g>
                  <svg:desc>Sheet1.B3:Sheet1.B3</svg:desc>
                </draw:g>
              </table:table-cell>
              <table:table-cell office:value-type="string">
                <text:p>PPO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203</svg:desc>
                </draw:g>
              </table:table-cell>
              <table:table-cell office:value-type="float" office:value="86.8031210028638">
                <text:p>86.8031210028638</text:p>
                <draw:g>
                  <svg:desc>Sheet1.B4:Sheet1.B203</svg:desc>
                </draw:g>
              </table:table-cell>
              <table:table-cell office:value-type="float" office:value="-100.39701852438">
                <text:p>-100.39701852438</text:p>
                <draw:g>
                  <svg:desc>Sheet1.C4:Sheet1.C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10.9414612171114">
                <text:p>-10.9414612171114</text:p>
              </table:table-cell>
              <table:table-cell office:value-type="float" office:value="-81.6595439792655">
                <text:p>-81.6595439792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14.1347152213741">
                <text:p>-14.1347152213741</text:p>
              </table:table-cell>
              <table:table-cell office:value-type="float" office:value="-82.0724108483408">
                <text:p>-82.0724108483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3.527552307799">
                <text:p>93.527552307799</text:p>
              </table:table-cell>
              <table:table-cell office:value-type="float" office:value="-81.3434413881478">
                <text:p>-81.34344138814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3.7538410352529">
                <text:p>-13.7538410352529</text:p>
              </table:table-cell>
              <table:table-cell office:value-type="float" office:value="-97.5127934132151">
                <text:p>-97.51279341321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3.2514830194211">
                <text:p>-13.2514830194211</text:p>
              </table:table-cell>
              <table:table-cell office:value-type="float" office:value="-82.5822354343019">
                <text:p>-82.5822354343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14.7231577299818">
                <text:p>-14.7231577299818</text:p>
              </table:table-cell>
              <table:table-cell office:value-type="float" office:value="-34.0307060419594">
                <text:p>-34.03070604195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2.6253637510856">
                <text:p>92.6253637510856</text:p>
              </table:table-cell>
              <table:table-cell office:value-type="float" office:value="-78.0596837253853">
                <text:p>-78.05968372538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13.2217952412659">
                <text:p>-13.2217952412659</text:p>
              </table:table-cell>
              <table:table-cell office:value-type="float" office:value="-38.2104271200096">
                <text:p>-38.21042712000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13.5848463114288">
                <text:p>-13.5848463114288</text:p>
              </table:table-cell>
              <table:table-cell office:value-type="float" office:value="15.2547379100955">
                <text:p>15.25473791009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12.0330331032527">
                <text:p>-12.0330331032527</text:p>
              </table:table-cell>
              <table:table-cell office:value-type="float" office:value="34.1785061686565">
                <text:p>34.1785061686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3.1889429327559">
                <text:p>-13.1889429327559</text:p>
              </table:table-cell>
              <table:table-cell office:value-type="float" office:value="-16.0305875555636">
                <text:p>-16.0305875555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11.7221523386125">
                <text:p>-11.7221523386125</text:p>
              </table:table-cell>
              <table:table-cell office:value-type="float" office:value="41.4497087407404">
                <text:p>41.44970874074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11.7863343584718">
                <text:p>-11.7863343584718</text:p>
              </table:table-cell>
              <table:table-cell office:value-type="float" office:value="47.7382597608482">
                <text:p>47.73825976084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1.94720473816">
                <text:p>91.94720473816</text:p>
              </table:table-cell>
              <table:table-cell office:value-type="float" office:value="49.7636941212792">
                <text:p>49.7636941212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13.6393851042049">
                <text:p>-13.6393851042049</text:p>
              </table:table-cell>
              <table:table-cell office:value-type="float" office:value="52.0355529770871">
                <text:p>52.03555297708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8.0700118161442">
                <text:p>88.0700118161442</text:p>
              </table:table-cell>
              <table:table-cell office:value-type="float" office:value="59.3130958298121">
                <text:p>59.3130958298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12.5979706263286">
                <text:p>-12.5979706263286</text:p>
              </table:table-cell>
              <table:table-cell office:value-type="float" office:value="60.8204404990338">
                <text:p>60.82044049903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6.3877723758892">
                <text:p>86.3877723758892</text:p>
              </table:table-cell>
              <table:table-cell office:value-type="float" office:value="57.2779011261791">
                <text:p>57.27790112617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13.3697546944754">
                <text:p>-13.3697546944754</text:p>
              </table:table-cell>
              <table:table-cell office:value-type="float" office:value="62.9464841129609">
                <text:p>62.94648411296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7.077898958719">
                <text:p>87.077898958719</text:p>
              </table:table-cell>
              <table:table-cell office:value-type="float" office:value="62.9070653328598">
                <text:p>62.90706533285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16.3598729655703">
                <text:p>-16.3598729655703</text:p>
              </table:table-cell>
              <table:table-cell office:value-type="float" office:value="69.1841477686686">
                <text:p>69.18414776866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12.4287312142657">
                <text:p>-12.4287312142657</text:p>
              </table:table-cell>
              <table:table-cell office:value-type="float" office:value="68.0593795244633">
                <text:p>68.05937952446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1.0999663306131">
                <text:p>91.0999663306131</text:p>
              </table:table-cell>
              <table:table-cell office:value-type="float" office:value="69.1558676194184">
                <text:p>69.15586761941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16.6476038744123">
                <text:p>-16.6476038744123</text:p>
              </table:table-cell>
              <table:table-cell office:value-type="float" office:value="65.9972669338834">
                <text:p>65.99726693388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13.5140511543966">
                <text:p>-13.5140511543966</text:p>
              </table:table-cell>
              <table:table-cell office:value-type="float" office:value="69.0527266643302">
                <text:p>69.05272666433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15.4511851843555">
                <text:p>-15.4511851843555</text:p>
              </table:table-cell>
              <table:table-cell office:value-type="float" office:value="72.0710230845733">
                <text:p>72.07102308457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15.7287331906385">
                <text:p>-15.7287331906385</text:p>
              </table:table-cell>
              <table:table-cell office:value-type="float" office:value="71.3075195358507">
                <text:p>71.30751953585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12.9146355419379">
                <text:p>-12.9146355419379</text:p>
              </table:table-cell>
              <table:table-cell office:value-type="float" office:value="70.4244205209512">
                <text:p>70.42442052095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16.4675057043549">
                <text:p>-16.4675057043549</text:p>
              </table:table-cell>
              <table:table-cell office:value-type="float" office:value="70.8624369682289">
                <text:p>70.86243696822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6.2166179177773">
                <text:p>86.2166179177773</text:p>
              </table:table-cell>
              <table:table-cell office:value-type="float" office:value="70.3472495530302">
                <text:p>70.34724955303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15.6551726561709">
                <text:p>-15.6551726561709</text:p>
              </table:table-cell>
              <table:table-cell office:value-type="float" office:value="72.0643168326764">
                <text:p>72.06431683267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2.35936649159">
                <text:p>82.35936649159</text:p>
              </table:table-cell>
              <table:table-cell office:value-type="float" office:value="69.0459539726854">
                <text:p>69.04595397268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7.9763265336576">
                <text:p>87.9763265336576</text:p>
              </table:table-cell>
              <table:table-cell office:value-type="float" office:value="71.3401874190749">
                <text:p>71.34018741907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17.5044100960838">
                <text:p>-17.5044100960838</text:p>
              </table:table-cell>
              <table:table-cell office:value-type="float" office:value="71.8702320483365">
                <text:p>71.87023204833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-16.5906250155612">
                <text:p>-16.5906250155612</text:p>
              </table:table-cell>
              <table:table-cell office:value-type="float" office:value="74.1634243422835">
                <text:p>74.16342434228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18.030879058059">
                <text:p>-18.030879058059</text:p>
              </table:table-cell>
              <table:table-cell office:value-type="float" office:value="69.5752557694692">
                <text:p>69.5752557694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-25.3161438080657">
                <text:p>-25.3161438080657</text:p>
              </table:table-cell>
              <table:table-cell office:value-type="float" office:value="71.1673522213807">
                <text:p>71.16735222138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7.3430261804249">
                <text:p>87.3430261804249</text:p>
              </table:table-cell>
              <table:table-cell office:value-type="float" office:value="69.6391533283701">
                <text:p>69.63915332837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6.94068978294">
                <text:p>96.94068978294</text:p>
              </table:table-cell>
              <table:table-cell office:value-type="float" office:value="68.935425093457">
                <text:p>68.9354250934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5.8920560389012">
                <text:p>95.8920560389012</text:p>
              </table:table-cell>
              <table:table-cell office:value-type="float" office:value="69.680379153646">
                <text:p>69.6803791536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4.3939897208513">
                <text:p>94.3939897208513</text:p>
              </table:table-cell>
              <table:table-cell office:value-type="float" office:value="68.353909006316">
                <text:p>68.3539090063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5.446679559266">
                <text:p>95.446679559266</text:p>
              </table:table-cell>
              <table:table-cell office:value-type="float" office:value="69.5573403834388">
                <text:p>69.55734038343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4.9078962793909">
                <text:p>94.9078962793909</text:p>
              </table:table-cell>
              <table:table-cell office:value-type="float" office:value="69.1274789863967">
                <text:p>69.12747898639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7.0978374620542">
                <text:p>97.0978374620542</text:p>
              </table:table-cell>
              <table:table-cell office:value-type="float" office:value="67.3069411906395">
                <text:p>67.30694119063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5.7952121122912">
                <text:p>95.7952121122912</text:p>
              </table:table-cell>
              <table:table-cell office:value-type="float" office:value="66.4591502578697">
                <text:p>66.45915025786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3.3794640417188">
                <text:p>93.3794640417188</text:p>
              </table:table-cell>
              <table:table-cell office:value-type="float" office:value="67.6346351246133">
                <text:p>67.63463512461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6.3053368352886">
                <text:p>96.3053368352886</text:p>
              </table:table-cell>
              <table:table-cell office:value-type="float" office:value="65.92806837319">
                <text:p>65.928068373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6.6256319865549">
                <text:p>96.6256319865549</text:p>
              </table:table-cell>
              <table:table-cell office:value-type="float" office:value="66.9630248020745">
                <text:p>66.96302480207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6.1143497465291">
                <text:p>96.1143497465291</text:p>
              </table:table-cell>
              <table:table-cell office:value-type="float" office:value="64.2411008060308">
                <text:p>64.24110080603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95.589549272992">
                <text:p>95.589549272992</text:p>
              </table:table-cell>
              <table:table-cell office:value-type="float" office:value="65.4898958029819">
                <text:p>65.48989580298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95.3942524583144">
                <text:p>95.3942524583144</text:p>
              </table:table-cell>
              <table:table-cell office:value-type="float" office:value="63.1418047814909">
                <text:p>63.14180478149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96.4741256031506">
                <text:p>96.4741256031506</text:p>
              </table:table-cell>
              <table:table-cell office:value-type="float" office:value="64.56289441176">
                <text:p>64.562894411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95.2659600062204">
                <text:p>95.2659600062204</text:p>
              </table:table-cell>
              <table:table-cell office:value-type="float" office:value="62.729229166382">
                <text:p>62.7292291663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95.3378321560446">
                <text:p>95.3378321560446</text:p>
              </table:table-cell>
              <table:table-cell office:value-type="float" office:value="63.0390728084202">
                <text:p>63.03907280842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5.2159256380322">
                <text:p>95.2159256380322</text:p>
              </table:table-cell>
              <table:table-cell office:value-type="float" office:value="61.4170255531033">
                <text:p>61.41702555310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94.7790214779996">
                <text:p>94.7790214779996</text:p>
              </table:table-cell>
              <table:table-cell office:value-type="float" office:value="60.5150993261402">
                <text:p>60.51509932614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5.2631905632512">
                <text:p>95.2631905632512</text:p>
              </table:table-cell>
              <table:table-cell office:value-type="float" office:value="57.3694354430691">
                <text:p>57.36943544306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94.7109559357783">
                <text:p>94.7109559357783</text:p>
              </table:table-cell>
              <table:table-cell office:value-type="float" office:value="59.8264723680654">
                <text:p>59.82647236806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93.5257281717081">
                <text:p>93.5257281717081</text:p>
              </table:table-cell>
              <table:table-cell office:value-type="float" office:value="58.4416192554264">
                <text:p>58.44161925542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96.0458129369667">
                <text:p>96.0458129369667</text:p>
              </table:table-cell>
              <table:table-cell office:value-type="float" office:value="55.9719848428716">
                <text:p>55.97198484287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94.3341637410385">
                <text:p>94.3341637410385</text:p>
              </table:table-cell>
              <table:table-cell office:value-type="float" office:value="56.8326989244028">
                <text:p>56.83269892440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5.3919572367254">
                <text:p>95.3919572367254</text:p>
              </table:table-cell>
              <table:table-cell office:value-type="float" office:value="57.3329290902471">
                <text:p>57.33292909024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95.4728428632392">
                <text:p>95.4728428632392</text:p>
              </table:table-cell>
              <table:table-cell office:value-type="float" office:value="53.5241622872624">
                <text:p>53.52416228726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95.0024785180924">
                <text:p>95.0024785180924</text:p>
              </table:table-cell>
              <table:table-cell office:value-type="float" office:value="57.8194547244104">
                <text:p>57.81945472441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94.2094776103365">
                <text:p>94.2094776103365</text:p>
              </table:table-cell>
              <table:table-cell office:value-type="float" office:value="55.7890491893628">
                <text:p>55.78904918936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94.3289165778811">
                <text:p>94.3289165778811</text:p>
              </table:table-cell>
              <table:table-cell office:value-type="float" office:value="54.2002734907419">
                <text:p>54.20027349074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5.2542392914758">
                <text:p>95.2542392914758</text:p>
              </table:table-cell>
              <table:table-cell office:value-type="float" office:value="55.4240721987907">
                <text:p>55.42407219879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94.3287872057208">
                <text:p>94.3287872057208</text:p>
              </table:table-cell>
              <table:table-cell office:value-type="float" office:value="53.7623715259597">
                <text:p>53.76237152595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95.2183110589269">
                <text:p>95.2183110589269</text:p>
              </table:table-cell>
              <table:table-cell office:value-type="float" office:value="55.3531448280926">
                <text:p>55.35314482809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96.2573720832165">
                <text:p>96.2573720832165</text:p>
              </table:table-cell>
              <table:table-cell office:value-type="float" office:value="52.2418911360151">
                <text:p>52.24189113601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94.3372627349186">
                <text:p>94.3372627349186</text:p>
              </table:table-cell>
              <table:table-cell office:value-type="float" office:value="56.1904595262291">
                <text:p>56.19045952622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95.2457189066101">
                <text:p>95.2457189066101</text:p>
              </table:table-cell>
              <table:table-cell office:value-type="float" office:value="53.2389690858595">
                <text:p>53.23896908585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93.9867007786538">
                <text:p>93.9867007786538</text:p>
              </table:table-cell>
              <table:table-cell office:value-type="float" office:value="53.1671762795791">
                <text:p>53.16717627957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3.6750070762095">
                <text:p>93.6750070762095</text:p>
              </table:table-cell>
              <table:table-cell office:value-type="float" office:value="53.4056657473521">
                <text:p>53.40566574735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94.1692100149155">
                <text:p>94.1692100149155</text:p>
              </table:table-cell>
              <table:table-cell office:value-type="float" office:value="55.6091744374677">
                <text:p>55.60917443746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90.8313258878783">
                <text:p>90.8313258878783</text:p>
              </table:table-cell>
              <table:table-cell office:value-type="float" office:value="52.0621990566785">
                <text:p>52.06219905667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95.2872430051643">
                <text:p>95.2872430051643</text:p>
              </table:table-cell>
              <table:table-cell office:value-type="float" office:value="54.3432458925855">
                <text:p>54.34324589258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93.1601146284995">
                <text:p>93.1601146284995</text:p>
              </table:table-cell>
              <table:table-cell office:value-type="float" office:value="54.8283837703292">
                <text:p>54.82838377032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4.4642842661524">
                <text:p>94.4642842661524</text:p>
              </table:table-cell>
              <table:table-cell office:value-type="float" office:value="52.8285480282635">
                <text:p>52.82854802826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92.7307513442822">
                <text:p>92.7307513442822</text:p>
              </table:table-cell>
              <table:table-cell office:value-type="float" office:value="56.1700423515543">
                <text:p>56.17004235155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95.3275683804456">
                <text:p>95.3275683804456</text:p>
              </table:table-cell>
              <table:table-cell office:value-type="float" office:value="57.2955089786127">
                <text:p>57.29550897861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94.5944459656192">
                <text:p>94.5944459656192</text:p>
              </table:table-cell>
              <table:table-cell office:value-type="float" office:value="54.2708122248622">
                <text:p>54.27081222486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94.4527917024953">
                <text:p>94.4527917024953</text:p>
              </table:table-cell>
              <table:table-cell office:value-type="float" office:value="58.8848726812682">
                <text:p>58.88487268126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3.8140931032677">
                <text:p>93.8140931032677</text:p>
              </table:table-cell>
              <table:table-cell office:value-type="float" office:value="59.8264901993616">
                <text:p>59.82649019936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90.9483730545366">
                <text:p>90.9483730545366</text:p>
              </table:table-cell>
              <table:table-cell office:value-type="float" office:value="59.2337504994793">
                <text:p>59.23375049947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93.6952820126682">
                <text:p>93.6952820126682</text:p>
              </table:table-cell>
              <table:table-cell office:value-type="float" office:value="58.7646784054455">
                <text:p>58.76467840544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4.7870501752828">
                <text:p>94.7870501752828</text:p>
              </table:table-cell>
              <table:table-cell office:value-type="float" office:value="61.5889799559242">
                <text:p>61.58897995592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3.95003904412">
                <text:p>93.95003904412</text:p>
              </table:table-cell>
              <table:table-cell office:value-type="float" office:value="64.2484989371639">
                <text:p>64.24849893716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.6457301498383">
                <text:p>91.6457301498383</text:p>
              </table:table-cell>
              <table:table-cell office:value-type="float" office:value="64.9513872121292">
                <text:p>64.95138721212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4.1529884652265">
                <text:p>94.1529884652265</text:p>
              </table:table-cell>
              <table:table-cell office:value-type="float" office:value="64.5681918104463">
                <text:p>64.56819181044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2.720916340299">
                <text:p>92.720916340299</text:p>
              </table:table-cell>
              <table:table-cell office:value-type="float" office:value="65.4922837194245">
                <text:p>65.49228371942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3.067461593673">
                <text:p>93.067461593673</text:p>
              </table:table-cell>
              <table:table-cell office:value-type="float" office:value="66.981974208794">
                <text:p>66.9819742087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0.3856322663732">
                <text:p>90.3856322663732</text:p>
              </table:table-cell>
              <table:table-cell office:value-type="float" office:value="68.0460806102584">
                <text:p>68.04608061025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4.1715267937242">
                <text:p>94.1715267937242</text:p>
              </table:table-cell>
              <table:table-cell office:value-type="float" office:value="63.9373145112994">
                <text:p>63.93731451129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3.7570146141082">
                <text:p>93.7570146141082</text:p>
              </table:table-cell>
              <table:table-cell office:value-type="float" office:value="67.7815594348001">
                <text:p>67.7815594348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3.8584825184783">
                <text:p>93.8584825184783</text:p>
              </table:table-cell>
              <table:table-cell office:value-type="float" office:value="68.9781943919021">
                <text:p>68.97819439190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3.13576601218">
                <text:p>93.13576601218</text:p>
              </table:table-cell>
              <table:table-cell office:value-type="float" office:value="71.0741752916869">
                <text:p>71.07417529168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3.6700820882829">
                <text:p>93.6700820882829</text:p>
              </table:table-cell>
              <table:table-cell office:value-type="float" office:value="69.5612007375838">
                <text:p>69.56120073758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3.7143621842343">
                <text:p>93.7143621842343</text:p>
              </table:table-cell>
              <table:table-cell office:value-type="float" office:value="72.699881005486">
                <text:p>72.6998810054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93.5969125293258">
                <text:p>93.5969125293258</text:p>
              </table:table-cell>
              <table:table-cell office:value-type="float" office:value="70.2052523427582">
                <text:p>70.20525234275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9.336783273816">
                <text:p>89.336783273816</text:p>
              </table:table-cell>
              <table:table-cell office:value-type="float" office:value="69.7437971113489">
                <text:p>69.74379711134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92.1920744956958">
                <text:p>92.1920744956958</text:p>
              </table:table-cell>
              <table:table-cell office:value-type="float" office:value="70.9813205524675">
                <text:p>70.98132055246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92.9001265708123">
                <text:p>92.9001265708123</text:p>
              </table:table-cell>
              <table:table-cell office:value-type="float" office:value="72.7704147801445">
                <text:p>72.77041478014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93.5068690426601">
                <text:p>93.5068690426601</text:p>
              </table:table-cell>
              <table:table-cell office:value-type="float" office:value="73.7791775270547">
                <text:p>73.77917752705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93.6221207804878">
                <text:p>93.6221207804878</text:p>
              </table:table-cell>
              <table:table-cell office:value-type="float" office:value="72.015071387254">
                <text:p>72.0150713872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91.7115644454909">
                <text:p>91.7115644454909</text:p>
              </table:table-cell>
              <table:table-cell office:value-type="float" office:value="72.5356268840692">
                <text:p>72.53562688406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91.6703240283067">
                <text:p>91.6703240283067</text:p>
              </table:table-cell>
              <table:table-cell office:value-type="float" office:value="73.0427258231383">
                <text:p>73.04272582313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93.5560840299768">
                <text:p>93.5560840299768</text:p>
              </table:table-cell>
              <table:table-cell office:value-type="float" office:value="72.265475001416">
                <text:p>72.2654750014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91.5851868090693">
                <text:p>91.5851868090693</text:p>
              </table:table-cell>
              <table:table-cell office:value-type="float" office:value="72.8948358848476">
                <text:p>72.89483588484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93.2827509557966">
                <text:p>93.2827509557966</text:p>
              </table:table-cell>
              <table:table-cell office:value-type="float" office:value="74.9139545569044">
                <text:p>74.91395455690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93.6299383624337">
                <text:p>93.6299383624337</text:p>
              </table:table-cell>
              <table:table-cell office:value-type="float" office:value="72.5006748248757">
                <text:p>72.50067482487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93.4873697527091">
                <text:p>93.4873697527091</text:p>
              </table:table-cell>
              <table:table-cell office:value-type="float" office:value="72.3366475168888">
                <text:p>72.33664751688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90.3357674078486">
                <text:p>90.3357674078486</text:p>
              </table:table-cell>
              <table:table-cell office:value-type="float" office:value="72.0508420646002">
                <text:p>72.05084206460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93.5926907580533">
                <text:p>93.5926907580533</text:p>
              </table:table-cell>
              <table:table-cell office:value-type="float" office:value="74.4577322783389">
                <text:p>74.45773227833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93.585962301814">
                <text:p>93.585962301814</text:p>
              </table:table-cell>
              <table:table-cell office:value-type="float" office:value="72.8203834824404">
                <text:p>72.82038348244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91.3772334792431">
                <text:p>91.3772334792431</text:p>
              </table:table-cell>
              <table:table-cell office:value-type="float" office:value="73.7941959790935">
                <text:p>73.79419597909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93.5555547261139">
                <text:p>93.5555547261139</text:p>
              </table:table-cell>
              <table:table-cell office:value-type="float" office:value="72.8605100908781">
                <text:p>72.86051009087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93.4584145077776">
                <text:p>93.4584145077776</text:p>
              </table:table-cell>
              <table:table-cell office:value-type="float" office:value="70.9592684603398">
                <text:p>70.95926846033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93.7074560808904">
                <text:p>93.7074560808904</text:p>
              </table:table-cell>
              <table:table-cell office:value-type="float" office:value="72.4262407423042">
                <text:p>72.42624074230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93.6193313995886">
                <text:p>93.6193313995886</text:p>
              </table:table-cell>
              <table:table-cell office:value-type="float" office:value="73.2795792935314">
                <text:p>73.27957929353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93.5537164943497">
                <text:p>93.5537164943497</text:p>
              </table:table-cell>
              <table:table-cell office:value-type="float" office:value="71.6446756150642">
                <text:p>71.64467561506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93.5711358903004">
                <text:p>93.5711358903004</text:p>
              </table:table-cell>
              <table:table-cell office:value-type="float" office:value="72.8012962808965">
                <text:p>72.80129628089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91.1034066839336">
                <text:p>91.1034066839336</text:p>
              </table:table-cell>
              <table:table-cell office:value-type="float" office:value="72.3793638411751">
                <text:p>72.37936384117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93.5650330810566">
                <text:p>93.5650330810566</text:p>
              </table:table-cell>
              <table:table-cell office:value-type="float" office:value="73.4427853044426">
                <text:p>73.44278530444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93.6831877778314">
                <text:p>93.6831877778314</text:p>
              </table:table-cell>
              <table:table-cell office:value-type="float" office:value="74.6970775815015">
                <text:p>74.6970775815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93.7028752007233">
                <text:p>93.7028752007233</text:p>
              </table:table-cell>
              <table:table-cell office:value-type="float" office:value="73.2540286432176">
                <text:p>73.25402864321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93.7040526005013">
                <text:p>93.7040526005013</text:p>
              </table:table-cell>
              <table:table-cell office:value-type="float" office:value="69.4880219855608">
                <text:p>69.48802198556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93.5972614314953">
                <text:p>93.5972614314953</text:p>
              </table:table-cell>
              <table:table-cell office:value-type="float" office:value="71.6485713347238">
                <text:p>71.64857133472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93.5469149109149">
                <text:p>93.5469149109149</text:p>
              </table:table-cell>
              <table:table-cell office:value-type="float" office:value="73.2694465767968">
                <text:p>73.26944657679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93.6729159607882">
                <text:p>93.6729159607882</text:p>
              </table:table-cell>
              <table:table-cell office:value-type="float" office:value="73.9618567786745">
                <text:p>73.96185677867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93.6780046782018">
                <text:p>93.6780046782018</text:p>
              </table:table-cell>
              <table:table-cell office:value-type="float" office:value="74.573377761235">
                <text:p>74.5733777612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93.5870561424759">
                <text:p>93.5870561424759</text:p>
              </table:table-cell>
              <table:table-cell office:value-type="float" office:value="71.2366257733063">
                <text:p>71.23662577330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93.6164783549082">
                <text:p>93.6164783549082</text:p>
              </table:table-cell>
              <table:table-cell office:value-type="float" office:value="73.8330335631261">
                <text:p>73.83303356312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93.6173705683742">
                <text:p>93.6173705683742</text:p>
              </table:table-cell>
              <table:table-cell office:value-type="float" office:value="71.3637221123257">
                <text:p>71.36372211232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93.6021761263565">
                <text:p>93.6021761263565</text:p>
              </table:table-cell>
              <table:table-cell office:value-type="float" office:value="69.5431963814043">
                <text:p>69.54319638140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93.5879698826609">
                <text:p>93.5879698826609</text:p>
              </table:table-cell>
              <table:table-cell office:value-type="float" office:value="73.6307332850795">
                <text:p>73.63073328507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93.6410411744324">
                <text:p>93.6410411744324</text:p>
              </table:table-cell>
              <table:table-cell office:value-type="float" office:value="71.4874927865654">
                <text:p>71.48749278656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93.6639946147681">
                <text:p>93.6639946147681</text:p>
              </table:table-cell>
              <table:table-cell office:value-type="float" office:value="74.4984845945378">
                <text:p>74.49848459453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93.6245810481168">
                <text:p>93.6245810481168</text:p>
              </table:table-cell>
              <table:table-cell office:value-type="float" office:value="71.7777478184486">
                <text:p>71.77774781844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93.6170581542057">
                <text:p>93.6170581542057</text:p>
              </table:table-cell>
              <table:table-cell office:value-type="float" office:value="70.1595793010359">
                <text:p>70.15957930103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93.5782091584535">
                <text:p>93.5782091584535</text:p>
              </table:table-cell>
              <table:table-cell office:value-type="float" office:value="75.3491713543646">
                <text:p>75.34917135436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93.6105385357736">
                <text:p>93.6105385357736</text:p>
              </table:table-cell>
              <table:table-cell office:value-type="float" office:value="76.377685738354">
                <text:p>76.3776857383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93.5709398228714">
                <text:p>93.5709398228714</text:p>
              </table:table-cell>
              <table:table-cell office:value-type="float" office:value="71.0241416359963">
                <text:p>71.02414163599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93.584601094119">
                <text:p>93.584601094119</text:p>
              </table:table-cell>
              <table:table-cell office:value-type="float" office:value="71.9072320266355">
                <text:p>71.90723202663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93.6086529488392">
                <text:p>93.6086529488392</text:p>
              </table:table-cell>
              <table:table-cell office:value-type="float" office:value="71.6900674816812">
                <text:p>71.69006748168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93.5890702164855">
                <text:p>93.5890702164855</text:p>
              </table:table-cell>
              <table:table-cell office:value-type="float" office:value="72.7583269924488">
                <text:p>72.75832699244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93.6253339735007">
                <text:p>93.6253339735007</text:p>
              </table:table-cell>
              <table:table-cell office:value-type="float" office:value="73.7030902599958">
                <text:p>73.70309025999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93.583527179746">
                <text:p>93.583527179746</text:p>
              </table:table-cell>
              <table:table-cell office:value-type="float" office:value="73.0921238784212">
                <text:p>73.09212387842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93.604695958614">
                <text:p>93.604695958614</text:p>
              </table:table-cell>
              <table:table-cell office:value-type="float" office:value="71.8123763630057">
                <text:p>71.81237636300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93.570875897855">
                <text:p>93.570875897855</text:p>
              </table:table-cell>
              <table:table-cell office:value-type="float" office:value="73.7915942031279">
                <text:p>73.79159420312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93.5701600976774">
                <text:p>93.5701600976774</text:p>
              </table:table-cell>
              <table:table-cell office:value-type="float" office:value="70.8676798533356">
                <text:p>70.86767985333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93.5657073713835">
                <text:p>93.5657073713835</text:p>
              </table:table-cell>
              <table:table-cell office:value-type="float" office:value="71.5895204609147">
                <text:p>71.58952046091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93.5887420669119">
                <text:p>93.5887420669119</text:p>
              </table:table-cell>
              <table:table-cell office:value-type="float" office:value="71.3630335494625">
                <text:p>71.36303354946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93.6115947675566">
                <text:p>93.6115947675566</text:p>
              </table:table-cell>
              <table:table-cell office:value-type="float" office:value="71.5515542036621">
                <text:p>71.55155420366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93.5832307471779">
                <text:p>93.5832307471779</text:p>
              </table:table-cell>
              <table:table-cell office:value-type="float" office:value="70.6639551328293">
                <text:p>70.66395513282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93.5959528471697">
                <text:p>93.5959528471697</text:p>
              </table:table-cell>
              <table:table-cell office:value-type="float" office:value="68.9277445820497">
                <text:p>68.92774458204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93.566872894832">
                <text:p>93.566872894832</text:p>
              </table:table-cell>
              <table:table-cell office:value-type="float" office:value="69.9761572420351">
                <text:p>69.97615724203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93.5762175654887">
                <text:p>93.5762175654887</text:p>
              </table:table-cell>
              <table:table-cell office:value-type="float" office:value="68.4972820302219">
                <text:p>68.49728203022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93.5301337442684">
                <text:p>93.5301337442684</text:p>
              </table:table-cell>
              <table:table-cell office:value-type="float" office:value="70.0857401900307">
                <text:p>70.08574019003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93.4699181279657">
                <text:p>93.4699181279657</text:p>
              </table:table-cell>
              <table:table-cell office:value-type="float" office:value="68.9145164514297">
                <text:p>68.91451645142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93.4765972130706">
                <text:p>93.4765972130706</text:p>
              </table:table-cell>
              <table:table-cell office:value-type="float" office:value="66.60975788766">
                <text:p>66.609757887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93.4607845130222">
                <text:p>93.4607845130222</text:p>
              </table:table-cell>
              <table:table-cell office:value-type="float" office:value="67.4414276117922">
                <text:p>67.44142761179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93.3981934171463">
                <text:p>93.3981934171463</text:p>
              </table:table-cell>
              <table:table-cell office:value-type="float" office:value="66.366554141836">
                <text:p>66.3665541418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93.3904926952591">
                <text:p>93.3904926952591</text:p>
              </table:table-cell>
              <table:table-cell office:value-type="float" office:value="64.5521444352557">
                <text:p>64.55214443525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93.3272385734081">
                <text:p>93.3272385734081</text:p>
              </table:table-cell>
              <table:table-cell office:value-type="float" office:value="65.7982935150467">
                <text:p>65.79829351504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93.3158609403357">
                <text:p>93.3158609403357</text:p>
              </table:table-cell>
              <table:table-cell office:value-type="float" office:value="66.5253939547522">
                <text:p>66.52539395475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93.2766621431378">
                <text:p>93.2766621431378</text:p>
              </table:table-cell>
              <table:table-cell office:value-type="float" office:value="66.0444005449197">
                <text:p>66.04440054491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93.344072298465">
                <text:p>93.344072298465</text:p>
              </table:table-cell>
              <table:table-cell office:value-type="float" office:value="62.2428398006554">
                <text:p>62.24283980065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93.274304135111">
                <text:p>93.274304135111</text:p>
              </table:table-cell>
              <table:table-cell office:value-type="float" office:value="61.2814055120367">
                <text:p>61.28140551203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93.3448758615142">
                <text:p>93.3448758615142</text:p>
              </table:table-cell>
              <table:table-cell office:value-type="float" office:value="60.9183206999726">
                <text:p>60.91832069997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93.3968569005317">
                <text:p>93.3968569005317</text:p>
              </table:table-cell>
              <table:table-cell office:value-type="float" office:value="62.1326721472123">
                <text:p>62.13267214721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93.2886061369839">
                <text:p>93.2886061369839</text:p>
              </table:table-cell>
              <table:table-cell office:value-type="float" office:value="59.2896842142988">
                <text:p>59.28968421429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93.4164315222401">
                <text:p>93.4164315222401</text:p>
              </table:table-cell>
              <table:table-cell office:value-type="float" office:value="61.3775671055486">
                <text:p>61.37756710554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93.2746268626938">
                <text:p>93.2746268626938</text:p>
              </table:table-cell>
              <table:table-cell office:value-type="float" office:value="58.8016017962396">
                <text:p>58.80160179623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93.3485421348557">
                <text:p>93.3485421348557</text:p>
              </table:table-cell>
              <table:table-cell office:value-type="float" office:value="60.0766057680271">
                <text:p>60.07660576802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93.3355118656836">
                <text:p>93.3355118656836</text:p>
              </table:table-cell>
              <table:table-cell office:value-type="float" office:value="58.0037962655618">
                <text:p>58.00379626556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93.3933554519499">
                <text:p>93.3933554519499</text:p>
              </table:table-cell>
              <table:table-cell office:value-type="float" office:value="57.0354260240292">
                <text:p>57.03542602402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93.415745590291">
                <text:p>93.415745590291</text:p>
              </table:table-cell>
              <table:table-cell office:value-type="float" office:value="58.4705728816429">
                <text:p>58.47057288164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93.4015365341852">
                <text:p>93.4015365341852</text:p>
              </table:table-cell>
              <table:table-cell office:value-type="float" office:value="56.7657052555918">
                <text:p>56.76570525559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93.3683536358584">
                <text:p>93.3683536358584</text:p>
              </table:table-cell>
              <table:table-cell office:value-type="float" office:value="55.6608252676834">
                <text:p>55.66082526768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93.4979388568">
                <text:p>93.4979388568</text:p>
              </table:table-cell>
              <table:table-cell office:value-type="float" office:value="54.6916117840697">
                <text:p>54.69161178406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93.5743745858228">
                <text:p>93.5743745858228</text:p>
              </table:table-cell>
              <table:table-cell office:value-type="float" office:value="54.0945078773469">
                <text:p>54.09450787734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93.5353447849478">
                <text:p>93.5353447849478</text:p>
              </table:table-cell>
              <table:table-cell office:value-type="float" office:value="53.9983838586937">
                <text:p>53.99838385869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91.2604129876727">
                <text:p>91.2604129876727</text:p>
              </table:table-cell>
              <table:table-cell office:value-type="float" office:value="53.3937820489068">
                <text:p>53.39378204890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90.1162173659217">
                <text:p>90.1162173659217</text:p>
              </table:table-cell>
              <table:table-cell office:value-type="float" office:value="49.9373700021925">
                <text:p>49.93737000219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90.4519737166043">
                <text:p>90.4519737166043</text:p>
              </table:table-cell>
              <table:table-cell office:value-type="float" office:value="49.3955872111603">
                <text:p>49.39558721116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90.6056029325995">
                <text:p>90.6056029325995</text:p>
              </table:table-cell>
              <table:table-cell office:value-type="float" office:value="46.0339070551165">
                <text:p>46.03390705511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90.3302890729093">
                <text:p>90.3302890729093</text:p>
              </table:table-cell>
              <table:table-cell office:value-type="float" office:value="46.3344326313657">
                <text:p>46.33443263136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90.2220071566524">
                <text:p>90.2220071566524</text:p>
              </table:table-cell>
              <table:table-cell office:value-type="float" office:value="44.4620984708056">
                <text:p>44.46209847080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90.2449626084428">
                <text:p>90.2449626084428</text:p>
              </table:table-cell>
              <table:table-cell office:value-type="float" office:value="46.4909589127593">
                <text:p>46.49095891275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90.466117871192">
                <text:p>90.466117871192</text:p>
              </table:table-cell>
              <table:table-cell office:value-type="float" office:value="47.6708823332101">
                <text:p>47.67088233321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90.608414931179">
                <text:p>90.608414931179</text:p>
              </table:table-cell>
              <table:table-cell office:value-type="float" office:value="47.7122199894552">
                <text:p>47.71221998945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90.0387023151376">
                <text:p>90.0387023151376</text:p>
              </table:table-cell>
              <table:table-cell office:value-type="float" office:value="47.2284420180182">
                <text:p>47.22844201801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90.0421550251807">
                <text:p>90.0421550251807</text:p>
              </table:table-cell>
              <table:table-cell office:value-type="float" office:value="45.6382592030538">
                <text:p>45.63825920305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90.1094539834567">
                <text:p>90.1094539834567</text:p>
              </table:table-cell>
              <table:table-cell office:value-type="float" office:value="42.5467296433263">
                <text:p>42.54672964332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90.2268136972395">
                <text:p>90.2268136972395</text:p>
              </table:table-cell>
              <table:table-cell office:value-type="float" office:value="44.6514482742849">
                <text:p>44.65144827428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90.3425278162492">
                <text:p>90.3425278162492</text:p>
              </table:table-cell>
              <table:table-cell office:value-type="float" office:value="46.7064006515981">
                <text:p>46.70640065159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90.5564530668008">
                <text:p>90.5564530668008</text:p>
              </table:table-cell>
              <table:table-cell office:value-type="float" office:value="47.5340217499317">
                <text:p>47.53402174993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90.1322068167441">
                <text:p>90.1322068167441</text:p>
              </table:table-cell>
              <table:table-cell office:value-type="float" office:value="45.6069150601087">
                <text:p>45.60691506010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-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5">
      <style:chart-properties chart:symbol-type="named-symbol" chart:symbol-name="squar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05cm" chart:symbol-height="0.05cm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05cm" chart:symbol-height="0.05cm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96cm" svg:y="0.316cm" chart:style-name="ch2">
          <text:p>MountainCarContinuous (Epsilon)</text:p>
        </chart:title>
        <chart:legend chart:legend-position="end" svg:x="12.83cm" svg:y="3.703cm" style:legend-expansion="high" chart:style-name="ch3"/>
        <chart:plot-area chart:style-name="ch4" table:cell-range-address="Sheet1.A4:Sheet1.A203 Sheet1.E2:Sheet1.E203 Sheet1.C4:Sheet1.D203 Sheet1.D3:Sheet1.D3" chart:data-source-has-labels="row" svg:x="1.331cm" svg:y="1.275cm" svg:width="11.179cm" svg:height="6.564cm">
          <chartooo:coordinate-region svg:x="2.243cm" svg:y="1.474cm" svg:width="9.988cm" svg:height="6.166cm"/>
          <chart:axis chart:dimension="x" chart:name="primary-x" chart:style-name="ch5">
            <chart:title svg:x="6.267cm" svg:y="8.019cm" chart:style-name="ch6">
              <text:p>Episode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5.818cm" chart:style-name="ch9">
              <text:p>Average Reward</text:p>
            </chart:title>
            <chart:grid chart:style-name="ch10" chart:class="major"/>
          </chart:axis>
          <chart:series chart:style-name="ch11" chart:values-cell-range-address="Sheet1.C4:Sheet1.C203" chart:label-cell-address="Sheet1.E2:Sheet1.E2" chart:class="chart:scatter">
            <chart:domain table:cell-range-address="Sheet1.A4:Sheet1.A203"/>
            <chart:data-point chart:repeated="200"/>
          </chart:series>
          <chart:series chart:style-name="ch12" chart:values-cell-range-address="Sheet1.D4:Sheet1.D203" chart:label-cell-address="Sheet1.D3:Sheet1.D3" chart:class="chart:scatter">
            <chart:data-point chart:repeated="200"/>
          </chart:series>
          <chart:series chart:style-name="ch13" chart:values-cell-range-address="Sheet1.E4:Sheet1.E203" chart:label-cell-address="Sheet1.E3:Sheet1.E3" chart:class="chart:scatter">
            <chart:data-point chart:repeated="2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psilon=0.2</text:p>
                <draw:g>
                  <svg:desc>Sheet1.E2:Sheet1.E2</svg:desc>
                </draw:g>
              </table:table-cell>
              <table:table-cell office:value-type="string">
                <text:p>Epsilon=0.1</text:p>
                <draw:g>
                  <svg:desc>Sheet1.D3:Sheet1.D3</svg:desc>
                </draw:g>
              </table:table-cell>
              <table:table-cell office:value-type="string">
                <text:p>Epsilon=0.5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203</svg:desc>
                </draw:g>
              </table:table-cell>
              <table:table-cell office:value-type="float" office:value="-100.39701852438">
                <text:p>-100.39701852438</text:p>
                <draw:g>
                  <svg:desc>Sheet1.C4:Sheet1.C203</svg:desc>
                </draw:g>
              </table:table-cell>
              <table:table-cell office:value-type="float" office:value="-100.39701852438">
                <text:p>-100.39701852438</text:p>
                <draw:g>
                  <svg:desc>Sheet1.D4:Sheet1.D203</svg:desc>
                </draw:g>
              </table:table-cell>
              <table:table-cell office:value-type="float" office:value="-100.39701852438">
                <text:p>-100.39701852438</text:p>
                <draw:g>
                  <svg:desc>Sheet1.E4:Sheet1.E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81.6595439792655">
                <text:p>-81.6595439792655</text:p>
              </table:table-cell>
              <table:table-cell office:value-type="float" office:value="-81.6595439792655">
                <text:p>-81.6595439792655</text:p>
              </table:table-cell>
              <table:table-cell office:value-type="float" office:value="-81.6595439792655">
                <text:p>-81.6595439792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82.0724108483408">
                <text:p>-82.0724108483408</text:p>
              </table:table-cell>
              <table:table-cell office:value-type="float" office:value="-82.0722254937731">
                <text:p>-82.0722254937731</text:p>
              </table:table-cell>
              <table:table-cell office:value-type="float" office:value="-82.0724108483408">
                <text:p>-82.0724108483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81.3434413881478">
                <text:p>-81.3434413881478</text:p>
              </table:table-cell>
              <table:table-cell office:value-type="float" office:value="-81.3439223839091">
                <text:p>-81.3439223839091</text:p>
              </table:table-cell>
              <table:table-cell office:value-type="float" office:value="-81.3434413881478">
                <text:p>-81.34344138814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97.5127934132151">
                <text:p>-97.5127934132151</text:p>
              </table:table-cell>
              <table:table-cell office:value-type="float" office:value="-97.5099405217806">
                <text:p>-97.5099405217806</text:p>
              </table:table-cell>
              <table:table-cell office:value-type="float" office:value="-97.5127934132151">
                <text:p>-97.51279341321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82.5822354343019">
                <text:p>-82.5822354343019</text:p>
              </table:table-cell>
              <table:table-cell office:value-type="float" office:value="-82.5781154460561">
                <text:p>-82.5781154460561</text:p>
              </table:table-cell>
              <table:table-cell office:value-type="float" office:value="-82.5822354343019">
                <text:p>-82.5822354343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34.0307060419594">
                <text:p>-34.0307060419594</text:p>
              </table:table-cell>
              <table:table-cell office:value-type="float" office:value="-4.00959521536434">
                <text:p>-4.00959521536434</text:p>
              </table:table-cell>
              <table:table-cell office:value-type="float" office:value="-34.0307060419594">
                <text:p>-34.03070604195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78.0596837253853">
                <text:p>-78.0596837253853</text:p>
              </table:table-cell>
              <table:table-cell office:value-type="float" office:value="-35.9370034041691">
                <text:p>-35.9370034041691</text:p>
              </table:table-cell>
              <table:table-cell office:value-type="float" office:value="-78.0596837253853">
                <text:p>-78.05968372538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38.2104271200096">
                <text:p>-38.2104271200096</text:p>
              </table:table-cell>
              <table:table-cell office:value-type="float" office:value="-33.6189975759793">
                <text:p>-33.6189975759793</text:p>
              </table:table-cell>
              <table:table-cell office:value-type="float" office:value="-38.2104271200096">
                <text:p>-38.21042712000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.2547379100955">
                <text:p>15.2547379100955</text:p>
              </table:table-cell>
              <table:table-cell office:value-type="float" office:value="-38.2631926735868">
                <text:p>-38.2631926735868</text:p>
              </table:table-cell>
              <table:table-cell office:value-type="float" office:value="15.2547379100955">
                <text:p>15.25473791009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4.1785061686565">
                <text:p>34.1785061686565</text:p>
              </table:table-cell>
              <table:table-cell office:value-type="float" office:value="31.3015696414216">
                <text:p>31.3015696414216</text:p>
              </table:table-cell>
              <table:table-cell office:value-type="float" office:value="34.1785061686565">
                <text:p>34.1785061686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6.0305875555636">
                <text:p>-16.0305875555636</text:p>
              </table:table-cell>
              <table:table-cell office:value-type="float" office:value="-41.0250831334215">
                <text:p>-41.0250831334215</text:p>
              </table:table-cell>
              <table:table-cell office:value-type="float" office:value="-16.0305875555636">
                <text:p>-16.0305875555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1.4497087407404">
                <text:p>41.4497087407404</text:p>
              </table:table-cell>
              <table:table-cell office:value-type="float" office:value="32.2281230522731">
                <text:p>32.2281230522731</text:p>
              </table:table-cell>
              <table:table-cell office:value-type="float" office:value="41.4497087407404">
                <text:p>41.44970874074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7.7382597608482">
                <text:p>47.7382597608482</text:p>
              </table:table-cell>
              <table:table-cell office:value-type="float" office:value="23.4452782136419">
                <text:p>23.4452782136419</text:p>
              </table:table-cell>
              <table:table-cell office:value-type="float" office:value="47.7382597608482">
                <text:p>47.73825976084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9.7636941212792">
                <text:p>49.7636941212792</text:p>
              </table:table-cell>
              <table:table-cell office:value-type="float" office:value="44.1517727446307">
                <text:p>44.1517727446307</text:p>
              </table:table-cell>
              <table:table-cell office:value-type="float" office:value="49.7636941212792">
                <text:p>49.7636941212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2.0355529770871">
                <text:p>52.0355529770871</text:p>
              </table:table-cell>
              <table:table-cell office:value-type="float" office:value="41.4190360554517">
                <text:p>41.4190360554517</text:p>
              </table:table-cell>
              <table:table-cell office:value-type="float" office:value="52.0355529770871">
                <text:p>52.03555297708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9.3130958298121">
                <text:p>59.3130958298121</text:p>
              </table:table-cell>
              <table:table-cell office:value-type="float" office:value="55.9133295314735">
                <text:p>55.9133295314735</text:p>
              </table:table-cell>
              <table:table-cell office:value-type="float" office:value="59.3130958298121">
                <text:p>59.3130958298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0.8204404990338">
                <text:p>60.8204404990338</text:p>
              </table:table-cell>
              <table:table-cell office:value-type="float" office:value="58.5029264583674">
                <text:p>58.5029264583674</text:p>
              </table:table-cell>
              <table:table-cell office:value-type="float" office:value="60.8204404990338">
                <text:p>60.82044049903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7.2779011261791">
                <text:p>57.2779011261791</text:p>
              </table:table-cell>
              <table:table-cell office:value-type="float" office:value="55.4241484557635">
                <text:p>55.4241484557635</text:p>
              </table:table-cell>
              <table:table-cell office:value-type="float" office:value="57.2779011261791">
                <text:p>57.27790112617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2.9464841129609">
                <text:p>62.9464841129609</text:p>
              </table:table-cell>
              <table:table-cell office:value-type="float" office:value="61.1631026115451">
                <text:p>61.1631026115451</text:p>
              </table:table-cell>
              <table:table-cell office:value-type="float" office:value="62.9464841129609">
                <text:p>62.94648411296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2.9070653328598">
                <text:p>62.9070653328598</text:p>
              </table:table-cell>
              <table:table-cell office:value-type="float" office:value="60.7937235697907">
                <text:p>60.7937235697907</text:p>
              </table:table-cell>
              <table:table-cell office:value-type="float" office:value="62.9070653328598">
                <text:p>62.90706533285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9.1841477686686">
                <text:p>69.1841477686686</text:p>
              </table:table-cell>
              <table:table-cell office:value-type="float" office:value="61.9806192560279">
                <text:p>61.9806192560279</text:p>
              </table:table-cell>
              <table:table-cell office:value-type="float" office:value="69.1841477686686">
                <text:p>69.18414776866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8.0593795244633">
                <text:p>68.0593795244633</text:p>
              </table:table-cell>
              <table:table-cell office:value-type="float" office:value="68.5286040297834">
                <text:p>68.5286040297834</text:p>
              </table:table-cell>
              <table:table-cell office:value-type="float" office:value="68.0593795244633">
                <text:p>68.05937952446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9.1558676194184">
                <text:p>69.1558676194184</text:p>
              </table:table-cell>
              <table:table-cell office:value-type="float" office:value="62.9576629955181">
                <text:p>62.9576629955181</text:p>
              </table:table-cell>
              <table:table-cell office:value-type="float" office:value="69.1558676194184">
                <text:p>69.15586761941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5.9972669338834">
                <text:p>65.9972669338834</text:p>
              </table:table-cell>
              <table:table-cell office:value-type="float" office:value="61.1623487389777">
                <text:p>61.1623487389777</text:p>
              </table:table-cell>
              <table:table-cell office:value-type="float" office:value="65.9831252563358">
                <text:p>65.98312525633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9.0527266643302">
                <text:p>69.0527266643302</text:p>
              </table:table-cell>
              <table:table-cell office:value-type="float" office:value="68.3147221414917">
                <text:p>68.3147221414917</text:p>
              </table:table-cell>
              <table:table-cell office:value-type="float" office:value="68.5855184483089">
                <text:p>68.58551844830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2.0710230845733">
                <text:p>72.0710230845733</text:p>
              </table:table-cell>
              <table:table-cell office:value-type="float" office:value="66.3827152675824">
                <text:p>66.3827152675824</text:p>
              </table:table-cell>
              <table:table-cell office:value-type="float" office:value="69.575042508277">
                <text:p>69.5750425082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1.3075195358507">
                <text:p>71.3075195358507</text:p>
              </table:table-cell>
              <table:table-cell office:value-type="float" office:value="69.2149571663594">
                <text:p>69.2149571663594</text:p>
              </table:table-cell>
              <table:table-cell office:value-type="float" office:value="71.1999783699732">
                <text:p>71.19997836997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0.4244205209512">
                <text:p>70.4244205209512</text:p>
              </table:table-cell>
              <table:table-cell office:value-type="float" office:value="69.1738347227464">
                <text:p>69.1738347227464</text:p>
              </table:table-cell>
              <table:table-cell office:value-type="float" office:value="69.6322793133376">
                <text:p>69.63227931333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0.8624369682289">
                <text:p>70.8624369682289</text:p>
              </table:table-cell>
              <table:table-cell office:value-type="float" office:value="70.959276373983">
                <text:p>70.959276373983</text:p>
              </table:table-cell>
              <table:table-cell office:value-type="float" office:value="70.014678163069">
                <text:p>70.0146781630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0.3472495530302">
                <text:p>70.3472495530302</text:p>
              </table:table-cell>
              <table:table-cell office:value-type="float" office:value="71.9921215804129">
                <text:p>71.9921215804129</text:p>
              </table:table-cell>
              <table:table-cell office:value-type="float" office:value="69.656455569971">
                <text:p>69.6564555699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2.0643168326764">
                <text:p>72.0643168326764</text:p>
              </table:table-cell>
              <table:table-cell office:value-type="float" office:value="71.0187433313428">
                <text:p>71.0187433313428</text:p>
              </table:table-cell>
              <table:table-cell office:value-type="float" office:value="70.3373482976085">
                <text:p>70.33734829760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9.0459539726854">
                <text:p>69.0459539726854</text:p>
              </table:table-cell>
              <table:table-cell office:value-type="float" office:value="68.0055360891414">
                <text:p>68.0055360891414</text:p>
              </table:table-cell>
              <table:table-cell office:value-type="float" office:value="72.1893047797249">
                <text:p>72.18930477972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1.3401874190749">
                <text:p>71.3401874190749</text:p>
              </table:table-cell>
              <table:table-cell office:value-type="float" office:value="69.3562839993289">
                <text:p>69.3562839993289</text:p>
              </table:table-cell>
              <table:table-cell office:value-type="float" office:value="71.273618948249">
                <text:p>71.2736189482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1.8702320483365">
                <text:p>71.8702320483365</text:p>
              </table:table-cell>
              <table:table-cell office:value-type="float" office:value="70.775071839275">
                <text:p>70.775071839275</text:p>
              </table:table-cell>
              <table:table-cell office:value-type="float" office:value="73.0363299417328">
                <text:p>73.03632994173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4.1634243422835">
                <text:p>74.1634243422835</text:p>
              </table:table-cell>
              <table:table-cell office:value-type="float" office:value="73.9843584073151">
                <text:p>73.9843584073151</text:p>
              </table:table-cell>
              <table:table-cell office:value-type="float" office:value="72.0526600003518">
                <text:p>72.05266000035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9.5752557694692">
                <text:p>69.5752557694692</text:p>
              </table:table-cell>
              <table:table-cell office:value-type="float" office:value="66.6882655255681">
                <text:p>66.6882655255681</text:p>
              </table:table-cell>
              <table:table-cell office:value-type="float" office:value="70.295948926126">
                <text:p>70.2959489261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1.1673522213807">
                <text:p>71.1673522213807</text:p>
              </table:table-cell>
              <table:table-cell office:value-type="float" office:value="72.4125389281787">
                <text:p>72.4125389281787</text:p>
              </table:table-cell>
              <table:table-cell office:value-type="float" office:value="68.3826388085361">
                <text:p>68.38263880853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9.6391533283701">
                <text:p>69.6391533283701</text:p>
              </table:table-cell>
              <table:table-cell office:value-type="float" office:value="70.3838048572187">
                <text:p>70.3838048572187</text:p>
              </table:table-cell>
              <table:table-cell office:value-type="float" office:value="69.9239054608475">
                <text:p>69.9239054608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8.935425093457">
                <text:p>68.935425093457</text:p>
              </table:table-cell>
              <table:table-cell office:value-type="float" office:value="71.9056565964077">
                <text:p>71.9056565964077</text:p>
              </table:table-cell>
              <table:table-cell office:value-type="float" office:value="69.1452328185013">
                <text:p>69.14523281850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9.680379153646">
                <text:p>69.680379153646</text:p>
              </table:table-cell>
              <table:table-cell office:value-type="float" office:value="71.5447727670915">
                <text:p>71.5447727670915</text:p>
              </table:table-cell>
              <table:table-cell office:value-type="float" office:value="67.838855522546">
                <text:p>67.8388555225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8.353909006316">
                <text:p>68.353909006316</text:p>
              </table:table-cell>
              <table:table-cell office:value-type="float" office:value="70.3200975871491">
                <text:p>70.3200975871491</text:p>
              </table:table-cell>
              <table:table-cell office:value-type="float" office:value="68.2559742443596">
                <text:p>68.25597424435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9.5573403834388">
                <text:p>69.5573403834388</text:p>
              </table:table-cell>
              <table:table-cell office:value-type="float" office:value="72.1409970718552">
                <text:p>72.1409970718552</text:p>
              </table:table-cell>
              <table:table-cell office:value-type="float" office:value="69.2881209324166">
                <text:p>69.28812093241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9.1274789863967">
                <text:p>69.1274789863967</text:p>
              </table:table-cell>
              <table:table-cell office:value-type="float" office:value="70.3626628375184">
                <text:p>70.3626628375184</text:p>
              </table:table-cell>
              <table:table-cell office:value-type="float" office:value="66.0022031084448">
                <text:p>66.00220310844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7.3069411906395">
                <text:p>67.3069411906395</text:p>
              </table:table-cell>
              <table:table-cell office:value-type="float" office:value="70.3160764067167">
                <text:p>70.3160764067167</text:p>
              </table:table-cell>
              <table:table-cell office:value-type="float" office:value="63.4575125856257">
                <text:p>63.45751258562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6.4591502578697">
                <text:p>66.4591502578697</text:p>
              </table:table-cell>
              <table:table-cell office:value-type="float" office:value="71.6909653918819">
                <text:p>71.6909653918819</text:p>
              </table:table-cell>
              <table:table-cell office:value-type="float" office:value="63.5978265811507">
                <text:p>63.59782658115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7.6346351246133">
                <text:p>67.6346351246133</text:p>
              </table:table-cell>
              <table:table-cell office:value-type="float" office:value="70.8724187098522">
                <text:p>70.8724187098522</text:p>
              </table:table-cell>
              <table:table-cell office:value-type="float" office:value="65.5100880633515">
                <text:p>65.51008806335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5.92806837319">
                <text:p>65.92806837319</text:p>
              </table:table-cell>
              <table:table-cell office:value-type="float" office:value="69.9900005030001">
                <text:p>69.9900005030001</text:p>
              </table:table-cell>
              <table:table-cell office:value-type="float" office:value="62.9270733275269">
                <text:p>62.92707332752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6.9630248020745">
                <text:p>66.9630248020745</text:p>
              </table:table-cell>
              <table:table-cell office:value-type="float" office:value="69.8130688515463">
                <text:p>69.8130688515463</text:p>
              </table:table-cell>
              <table:table-cell office:value-type="float" office:value="62.9125210837332">
                <text:p>62.9125210837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4.2411008060308">
                <text:p>64.2411008060308</text:p>
              </table:table-cell>
              <table:table-cell office:value-type="float" office:value="68.5267258075291">
                <text:p>68.5267258075291</text:p>
              </table:table-cell>
              <table:table-cell office:value-type="float" office:value="59.160327671744">
                <text:p>59.1603276717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5.4898958029819">
                <text:p>65.4898958029819</text:p>
              </table:table-cell>
              <table:table-cell office:value-type="float" office:value="70.2321752004327">
                <text:p>70.2321752004327</text:p>
              </table:table-cell>
              <table:table-cell office:value-type="float" office:value="60.3248337176779">
                <text:p>60.32483371767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3.1418047814909">
                <text:p>63.1418047814909</text:p>
              </table:table-cell>
              <table:table-cell office:value-type="float" office:value="69.19391328142">
                <text:p>69.19391328142</text:p>
              </table:table-cell>
              <table:table-cell office:value-type="float" office:value="56.8434501369711">
                <text:p>56.84345013697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4.56289441176">
                <text:p>64.56289441176</text:p>
              </table:table-cell>
              <table:table-cell office:value-type="float" office:value="69.2624638042776">
                <text:p>69.2624638042776</text:p>
              </table:table-cell>
              <table:table-cell office:value-type="float" office:value="55.4946877209811">
                <text:p>55.49468772098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2.729229166382">
                <text:p>62.729229166382</text:p>
              </table:table-cell>
              <table:table-cell office:value-type="float" office:value="69.0855445642627">
                <text:p>69.0855445642627</text:p>
              </table:table-cell>
              <table:table-cell office:value-type="float" office:value="53.7251653731752">
                <text:p>53.72516537317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3.0390728084202">
                <text:p>63.0390728084202</text:p>
              </table:table-cell>
              <table:table-cell office:value-type="float" office:value="69.2148140992377">
                <text:p>69.2148140992377</text:p>
              </table:table-cell>
              <table:table-cell office:value-type="float" office:value="53.910903015584">
                <text:p>53.9109030155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1.4170255531033">
                <text:p>61.4170255531033</text:p>
              </table:table-cell>
              <table:table-cell office:value-type="float" office:value="68.1369419798685">
                <text:p>68.1369419798685</text:p>
              </table:table-cell>
              <table:table-cell office:value-type="float" office:value="51.9131282193874">
                <text:p>51.91312821938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0.5150993261402">
                <text:p>60.5150993261402</text:p>
              </table:table-cell>
              <table:table-cell office:value-type="float" office:value="68.450196493863">
                <text:p>68.450196493863</text:p>
              </table:table-cell>
              <table:table-cell office:value-type="float" office:value="49.6358684963775">
                <text:p>49.63586849637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7.3694354430691">
                <text:p>57.3694354430691</text:p>
              </table:table-cell>
              <table:table-cell office:value-type="float" office:value="66.7092768981088">
                <text:p>66.7092768981088</text:p>
              </table:table-cell>
              <table:table-cell office:value-type="float" office:value="50.1883253783617">
                <text:p>50.18832537836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.8264723680654">
                <text:p>59.8264723680654</text:p>
              </table:table-cell>
              <table:table-cell office:value-type="float" office:value="66.4347756104529">
                <text:p>66.4347756104529</text:p>
              </table:table-cell>
              <table:table-cell office:value-type="float" office:value="49.3401898744583">
                <text:p>49.34018987445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8.4416192554264">
                <text:p>58.4416192554264</text:p>
              </table:table-cell>
              <table:table-cell office:value-type="float" office:value="65.15696542646">
                <text:p>65.15696542646</text:p>
              </table:table-cell>
              <table:table-cell office:value-type="float" office:value="47.0802487328203">
                <text:p>47.08024873282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5.9719848428716">
                <text:p>55.9719848428716</text:p>
              </table:table-cell>
              <table:table-cell office:value-type="float" office:value="64.7894474605461">
                <text:p>64.7894474605461</text:p>
              </table:table-cell>
              <table:table-cell office:value-type="float" office:value="47.010775899074">
                <text:p>47.0107758990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6.8326989244028">
                <text:p>56.8326989244028</text:p>
              </table:table-cell>
              <table:table-cell office:value-type="float" office:value="64.7504492742582">
                <text:p>64.7504492742582</text:p>
              </table:table-cell>
              <table:table-cell office:value-type="float" office:value="42.1239803730253">
                <text:p>42.12398037302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7.3329290902471">
                <text:p>57.3329290902471</text:p>
              </table:table-cell>
              <table:table-cell office:value-type="float" office:value="65.065071701072">
                <text:p>65.065071701072</text:p>
              </table:table-cell>
              <table:table-cell office:value-type="float" office:value="41.6658721107969">
                <text:p>41.66587211079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3.5241622872624">
                <text:p>53.5241622872624</text:p>
              </table:table-cell>
              <table:table-cell office:value-type="float" office:value="64.0271106249539">
                <text:p>64.0271106249539</text:p>
              </table:table-cell>
              <table:table-cell office:value-type="float" office:value="43.3298763617993">
                <text:p>43.32987636179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7.8194547244104">
                <text:p>57.8194547244104</text:p>
              </table:table-cell>
              <table:table-cell office:value-type="float" office:value="65.4667229940786">
                <text:p>65.4667229940786</text:p>
              </table:table-cell>
              <table:table-cell office:value-type="float" office:value="41.9438438268231">
                <text:p>41.94384382682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5.7890491893628">
                <text:p>55.7890491893628</text:p>
              </table:table-cell>
              <table:table-cell office:value-type="float" office:value="64.1607554903083">
                <text:p>64.1607554903083</text:p>
              </table:table-cell>
              <table:table-cell office:value-type="float" office:value="41.6159048949674">
                <text:p>41.61590489496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4.2002734907419">
                <text:p>54.2002734907419</text:p>
              </table:table-cell>
              <table:table-cell office:value-type="float" office:value="62.8946416221892">
                <text:p>62.8946416221892</text:p>
              </table:table-cell>
              <table:table-cell office:value-type="float" office:value="41.3222599580658">
                <text:p>41.32225995806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5.4240721987907">
                <text:p>55.4240721987907</text:p>
              </table:table-cell>
              <table:table-cell office:value-type="float" office:value="64.7501429327236">
                <text:p>64.7501429327236</text:p>
              </table:table-cell>
              <table:table-cell office:value-type="float" office:value="43.5370958007366">
                <text:p>43.53709580073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3.7623715259597">
                <text:p>53.7623715259597</text:p>
              </table:table-cell>
              <table:table-cell office:value-type="float" office:value="61.2969375894124">
                <text:p>61.2969375894124</text:p>
              </table:table-cell>
              <table:table-cell office:value-type="float" office:value="40.1871287490044">
                <text:p>40.18712874900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5.3531448280926">
                <text:p>55.3531448280926</text:p>
              </table:table-cell>
              <table:table-cell office:value-type="float" office:value="63.2294936613578">
                <text:p>63.2294936613578</text:p>
              </table:table-cell>
              <table:table-cell office:value-type="float" office:value="39.1560162279358">
                <text:p>39.15601622793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2.2418911360151">
                <text:p>52.2418911360151</text:p>
              </table:table-cell>
              <table:table-cell office:value-type="float" office:value="62.3089517294474">
                <text:p>62.3089517294474</text:p>
              </table:table-cell>
              <table:table-cell office:value-type="float" office:value="42.1779713282655">
                <text:p>42.17797132826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6.1904595262291">
                <text:p>56.1904595262291</text:p>
              </table:table-cell>
              <table:table-cell office:value-type="float" office:value="62.3998672825911">
                <text:p>62.3998672825911</text:p>
              </table:table-cell>
              <table:table-cell office:value-type="float" office:value="39.497183574883">
                <text:p>39.4971835748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3.2389690858595">
                <text:p>53.2389690858595</text:p>
              </table:table-cell>
              <table:table-cell office:value-type="float" office:value="59.8143060522065">
                <text:p>59.8143060522065</text:p>
              </table:table-cell>
              <table:table-cell office:value-type="float" office:value="42.6882063608062">
                <text:p>42.68820636080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3.1671762795791">
                <text:p>53.1671762795791</text:p>
              </table:table-cell>
              <table:table-cell office:value-type="float" office:value="61.7870608749354">
                <text:p>61.7870608749354</text:p>
              </table:table-cell>
              <table:table-cell office:value-type="float" office:value="42.1329093523356">
                <text:p>42.13290935233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3.4056657473521">
                <text:p>53.4056657473521</text:p>
              </table:table-cell>
              <table:table-cell office:value-type="float" office:value="61.7527487235454">
                <text:p>61.7527487235454</text:p>
              </table:table-cell>
              <table:table-cell office:value-type="float" office:value="42.5897540103571">
                <text:p>42.58975401035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5.6091744374677">
                <text:p>55.6091744374677</text:p>
              </table:table-cell>
              <table:table-cell office:value-type="float" office:value="59.2041582164931">
                <text:p>59.2041582164931</text:p>
              </table:table-cell>
              <table:table-cell office:value-type="float" office:value="38.7418402683577">
                <text:p>38.74184026835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52.0621990566785">
                <text:p>52.0621990566785</text:p>
              </table:table-cell>
              <table:table-cell office:value-type="float" office:value="60.7437628176833">
                <text:p>60.7437628176833</text:p>
              </table:table-cell>
              <table:table-cell office:value-type="float" office:value="42.8816121691242">
                <text:p>42.88161216912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4.3432458925855">
                <text:p>54.3432458925855</text:p>
              </table:table-cell>
              <table:table-cell office:value-type="float" office:value="61.184605282042">
                <text:p>61.184605282042</text:p>
              </table:table-cell>
              <table:table-cell office:value-type="float" office:value="42.3761573217528">
                <text:p>42.37615732175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4.8283837703292">
                <text:p>54.8283837703292</text:p>
              </table:table-cell>
              <table:table-cell office:value-type="float" office:value="59.5058603354837">
                <text:p>59.5058603354837</text:p>
              </table:table-cell>
              <table:table-cell office:value-type="float" office:value="48.5637269456978">
                <text:p>48.56372694569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2.8285480282635">
                <text:p>52.8285480282635</text:p>
              </table:table-cell>
              <table:table-cell office:value-type="float" office:value="61.9198812382188">
                <text:p>61.9198812382188</text:p>
              </table:table-cell>
              <table:table-cell office:value-type="float" office:value="50.1672983557525">
                <text:p>50.16729835575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6.1700423515543">
                <text:p>56.1700423515543</text:p>
              </table:table-cell>
              <table:table-cell office:value-type="float" office:value="61.8494305219165">
                <text:p>61.8494305219165</text:p>
              </table:table-cell>
              <table:table-cell office:value-type="float" office:value="51.8555178596633">
                <text:p>51.85551785966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7.2955089786127">
                <text:p>57.2955089786127</text:p>
              </table:table-cell>
              <table:table-cell office:value-type="float" office:value="60.9159273159705">
                <text:p>60.9159273159705</text:p>
              </table:table-cell>
              <table:table-cell office:value-type="float" office:value="54.6334067254278">
                <text:p>54.63340672542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4.2708122248622">
                <text:p>54.2708122248622</text:p>
              </table:table-cell>
              <table:table-cell office:value-type="float" office:value="64.1814710061638">
                <text:p>64.1814710061638</text:p>
              </table:table-cell>
              <table:table-cell office:value-type="float" office:value="51.4721098393282">
                <text:p>51.47210983932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8.8848726812682">
                <text:p>58.8848726812682</text:p>
              </table:table-cell>
              <table:table-cell office:value-type="float" office:value="63.8506385909932">
                <text:p>63.8506385909932</text:p>
              </table:table-cell>
              <table:table-cell office:value-type="float" office:value="54.3609459084371">
                <text:p>54.36094590843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9.8264901993616">
                <text:p>59.8264901993616</text:p>
              </table:table-cell>
              <table:table-cell office:value-type="float" office:value="64.3060158225102">
                <text:p>64.3060158225102</text:p>
              </table:table-cell>
              <table:table-cell office:value-type="float" office:value="55.3028100170043">
                <text:p>55.30281001700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9.2337504994793">
                <text:p>59.2337504994793</text:p>
              </table:table-cell>
              <table:table-cell office:value-type="float" office:value="65.8487312110322">
                <text:p>65.8487312110322</text:p>
              </table:table-cell>
              <table:table-cell office:value-type="float" office:value="62.7897936776858">
                <text:p>62.78979367768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58.7646784054455">
                <text:p>58.7646784054455</text:p>
              </table:table-cell>
              <table:table-cell office:value-type="float" office:value="65.9645161571233">
                <text:p>65.9645161571233</text:p>
              </table:table-cell>
              <table:table-cell office:value-type="float" office:value="61.4452599472248">
                <text:p>61.44525994722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1.5889799559242">
                <text:p>61.5889799559242</text:p>
              </table:table-cell>
              <table:table-cell office:value-type="float" office:value="66.6421198742674">
                <text:p>66.6421198742674</text:p>
              </table:table-cell>
              <table:table-cell office:value-type="float" office:value="62.288811099736">
                <text:p>62.2888110997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4.2484989371639">
                <text:p>64.2484989371639</text:p>
              </table:table-cell>
              <table:table-cell office:value-type="float" office:value="64.0144007695504">
                <text:p>64.0144007695504</text:p>
              </table:table-cell>
              <table:table-cell office:value-type="float" office:value="63.3457222427515">
                <text:p>63.34572224275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4.9513872121292">
                <text:p>64.9513872121292</text:p>
              </table:table-cell>
              <table:table-cell office:value-type="float" office:value="68.9296113276298">
                <text:p>68.9296113276298</text:p>
              </table:table-cell>
              <table:table-cell office:value-type="float" office:value="62.1395706043695">
                <text:p>62.13957060436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4.5681918104463">
                <text:p>64.5681918104463</text:p>
              </table:table-cell>
              <table:table-cell office:value-type="float" office:value="65.9269715986744">
                <text:p>65.9269715986744</text:p>
              </table:table-cell>
              <table:table-cell office:value-type="float" office:value="66.4427258369978">
                <text:p>66.44272583699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5.4922837194245">
                <text:p>65.4922837194245</text:p>
              </table:table-cell>
              <table:table-cell office:value-type="float" office:value="68.9065990515953">
                <text:p>68.9065990515953</text:p>
              </table:table-cell>
              <table:table-cell office:value-type="float" office:value="66.9613866141974">
                <text:p>66.96138661419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6.981974208794">
                <text:p>66.981974208794</text:p>
              </table:table-cell>
              <table:table-cell office:value-type="float" office:value="69.0657339514202">
                <text:p>69.0657339514202</text:p>
              </table:table-cell>
              <table:table-cell office:value-type="float" office:value="70.2019121765584">
                <text:p>70.20191217655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68.0460806102584">
                <text:p>68.0460806102584</text:p>
              </table:table-cell>
              <table:table-cell office:value-type="float" office:value="70.3398314084636">
                <text:p>70.3398314084636</text:p>
              </table:table-cell>
              <table:table-cell office:value-type="float" office:value="67.7692381858408">
                <text:p>67.76923818584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3.9373145112994">
                <text:p>63.9373145112994</text:p>
              </table:table-cell>
              <table:table-cell office:value-type="float" office:value="68.2084407562756">
                <text:p>68.2084407562756</text:p>
              </table:table-cell>
              <table:table-cell office:value-type="float" office:value="70.7661575376207">
                <text:p>70.76615753762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7.7815594348001">
                <text:p>67.7815594348001</text:p>
              </table:table-cell>
              <table:table-cell office:value-type="float" office:value="67.5149865379793">
                <text:p>67.5149865379793</text:p>
              </table:table-cell>
              <table:table-cell office:value-type="float" office:value="70.5263051480685">
                <text:p>70.52630514806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8.9781943919021">
                <text:p>68.9781943919021</text:p>
              </table:table-cell>
              <table:table-cell office:value-type="float" office:value="70.6087664450152">
                <text:p>70.6087664450152</text:p>
              </table:table-cell>
              <table:table-cell office:value-type="float" office:value="70.3034467439722">
                <text:p>70.30344674397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1.0741752916869">
                <text:p>71.0741752916869</text:p>
              </table:table-cell>
              <table:table-cell office:value-type="float" office:value="68.5387368106167">
                <text:p>68.5387368106167</text:p>
              </table:table-cell>
              <table:table-cell office:value-type="float" office:value="69.9135653029352">
                <text:p>69.91356530293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9.5612007375838">
                <text:p>69.5612007375838</text:p>
              </table:table-cell>
              <table:table-cell office:value-type="float" office:value="71.8363677985555">
                <text:p>71.8363677985555</text:p>
              </table:table-cell>
              <table:table-cell office:value-type="float" office:value="72.3191728482282">
                <text:p>72.31917284822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2.699881005486">
                <text:p>72.699881005486</text:p>
              </table:table-cell>
              <table:table-cell office:value-type="float" office:value="70.7386678878771">
                <text:p>70.7386678878771</text:p>
              </table:table-cell>
              <table:table-cell office:value-type="float" office:value="69.4773534326947">
                <text:p>69.47735343269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70.2052523427582">
                <text:p>70.2052523427582</text:p>
              </table:table-cell>
              <table:table-cell office:value-type="float" office:value="70.7824275191257">
                <text:p>70.7824275191257</text:p>
              </table:table-cell>
              <table:table-cell office:value-type="float" office:value="70.0396077713248">
                <text:p>70.03960777132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9.7437971113489">
                <text:p>69.7437971113489</text:p>
              </table:table-cell>
              <table:table-cell office:value-type="float" office:value="70.5106202667425">
                <text:p>70.5106202667425</text:p>
              </table:table-cell>
              <table:table-cell office:value-type="float" office:value="66.8174090678668">
                <text:p>66.81740906786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70.9813205524675">
                <text:p>70.9813205524675</text:p>
              </table:table-cell>
              <table:table-cell office:value-type="float" office:value="72.9214152476798">
                <text:p>72.9214152476798</text:p>
              </table:table-cell>
              <table:table-cell office:value-type="float" office:value="55.1303457260181">
                <text:p>55.13034572601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2.7704147801445">
                <text:p>72.7704147801445</text:p>
              </table:table-cell>
              <table:table-cell office:value-type="float" office:value="70.7156184433263">
                <text:p>70.7156184433263</text:p>
              </table:table-cell>
              <table:table-cell office:value-type="float" office:value="52.7433781646548">
                <text:p>52.74337816465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73.7791775270547">
                <text:p>73.7791775270547</text:p>
              </table:table-cell>
              <table:table-cell office:value-type="float" office:value="70.346704303921">
                <text:p>70.346704303921</text:p>
              </table:table-cell>
              <table:table-cell office:value-type="float" office:value="52.1203565513938">
                <text:p>52.12035655139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2.015071387254">
                <text:p>72.015071387254</text:p>
              </table:table-cell>
              <table:table-cell office:value-type="float" office:value="70.2127436954969">
                <text:p>70.2127436954969</text:p>
              </table:table-cell>
              <table:table-cell office:value-type="float" office:value="44.823236000896">
                <text:p>44.8232360008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2.5356268840692">
                <text:p>72.5356268840692</text:p>
              </table:table-cell>
              <table:table-cell office:value-type="float" office:value="71.7181708955905">
                <text:p>71.7181708955905</text:p>
              </table:table-cell>
              <table:table-cell office:value-type="float" office:value="47.7935379618683">
                <text:p>47.79353796186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3.0427258231383">
                <text:p>73.0427258231383</text:p>
              </table:table-cell>
              <table:table-cell office:value-type="float" office:value="69.1366993228681">
                <text:p>69.1366993228681</text:p>
              </table:table-cell>
              <table:table-cell office:value-type="float" office:value="49.3914883158017">
                <text:p>49.39148831580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2.265475001416">
                <text:p>72.265475001416</text:p>
              </table:table-cell>
              <table:table-cell office:value-type="float" office:value="71.0761485826735">
                <text:p>71.0761485826735</text:p>
              </table:table-cell>
              <table:table-cell office:value-type="float" office:value="34.2641885220074">
                <text:p>34.26418852200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2.8948358848476">
                <text:p>72.8948358848476</text:p>
              </table:table-cell>
              <table:table-cell office:value-type="float" office:value="70.4424834788102">
                <text:p>70.4424834788102</text:p>
              </table:table-cell>
              <table:table-cell office:value-type="float" office:value="48.9062477830974">
                <text:p>48.9062477830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74.9139545569044">
                <text:p>74.9139545569044</text:p>
              </table:table-cell>
              <table:table-cell office:value-type="float" office:value="71.8190161402927">
                <text:p>71.8190161402927</text:p>
              </table:table-cell>
              <table:table-cell office:value-type="float" office:value="4.06435905697419">
                <text:p>4.064359056974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72.5006748248757">
                <text:p>72.5006748248757</text:p>
              </table:table-cell>
              <table:table-cell office:value-type="float" office:value="71.313200075142">
                <text:p>71.313200075142</text:p>
              </table:table-cell>
              <table:table-cell office:value-type="float" office:value="33.2158609864666">
                <text:p>33.21586098646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72.3366475168888">
                <text:p>72.3366475168888</text:p>
              </table:table-cell>
              <table:table-cell office:value-type="float" office:value="72.067121802555">
                <text:p>72.067121802555</text:p>
              </table:table-cell>
              <table:table-cell office:value-type="float" office:value="33.0431726538803">
                <text:p>33.04317265388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72.0508420646002">
                <text:p>72.0508420646002</text:p>
              </table:table-cell>
              <table:table-cell office:value-type="float" office:value="71.6306909504844">
                <text:p>71.6306909504844</text:p>
              </table:table-cell>
              <table:table-cell office:value-type="float" office:value="50.1926770206258">
                <text:p>50.19267702062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4.4577322783389">
                <text:p>74.4577322783389</text:p>
              </table:table-cell>
              <table:table-cell office:value-type="float" office:value="73.3430874784628">
                <text:p>73.3430874784628</text:p>
              </table:table-cell>
              <table:table-cell office:value-type="float" office:value="41.0701839384724">
                <text:p>41.07018393847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72.8203834824404">
                <text:p>72.8203834824404</text:p>
              </table:table-cell>
              <table:table-cell office:value-type="float" office:value="72.4863099827941">
                <text:p>72.4863099827941</text:p>
              </table:table-cell>
              <table:table-cell office:value-type="float" office:value="57.0749077460595">
                <text:p>57.07490774605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73.7941959790935">
                <text:p>73.7941959790935</text:p>
              </table:table-cell>
              <table:table-cell office:value-type="float" office:value="72.1666376743728">
                <text:p>72.1666376743728</text:p>
              </table:table-cell>
              <table:table-cell office:value-type="float" office:value="58.1711748851003">
                <text:p>58.17117488510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72.8605100908781">
                <text:p>72.8605100908781</text:p>
              </table:table-cell>
              <table:table-cell office:value-type="float" office:value="71.1042915850845">
                <text:p>71.1042915850845</text:p>
              </table:table-cell>
              <table:table-cell office:value-type="float" office:value="57.7165420104227">
                <text:p>57.71654201042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0.9592684603398">
                <text:p>70.9592684603398</text:p>
              </table:table-cell>
              <table:table-cell office:value-type="float" office:value="71.4117133369657">
                <text:p>71.4117133369657</text:p>
              </table:table-cell>
              <table:table-cell office:value-type="float" office:value="60.2822509134123">
                <text:p>60.28225091341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72.4262407423042">
                <text:p>72.4262407423042</text:p>
              </table:table-cell>
              <table:table-cell office:value-type="float" office:value="72.0956504797393">
                <text:p>72.0956504797393</text:p>
              </table:table-cell>
              <table:table-cell office:value-type="float" office:value="64.8310387848949">
                <text:p>64.83103878489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73.2795792935314">
                <text:p>73.2795792935314</text:p>
              </table:table-cell>
              <table:table-cell office:value-type="float" office:value="72.0913024503859">
                <text:p>72.0913024503859</text:p>
              </table:table-cell>
              <table:table-cell office:value-type="float" office:value="64.3809527989305">
                <text:p>64.38095279893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71.6446756150642">
                <text:p>71.6446756150642</text:p>
              </table:table-cell>
              <table:table-cell office:value-type="float" office:value="72.4250441172426">
                <text:p>72.4250441172426</text:p>
              </table:table-cell>
              <table:table-cell office:value-type="float" office:value="64.8594383094189">
                <text:p>64.85943830941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72.8012962808965">
                <text:p>72.8012962808965</text:p>
              </table:table-cell>
              <table:table-cell office:value-type="float" office:value="73.272213013738">
                <text:p>73.272213013738</text:p>
              </table:table-cell>
              <table:table-cell office:value-type="float" office:value="66.9560564149165">
                <text:p>66.95605641491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72.3793638411751">
                <text:p>72.3793638411751</text:p>
              </table:table-cell>
              <table:table-cell office:value-type="float" office:value="73.2726399705657">
                <text:p>73.2726399705657</text:p>
              </table:table-cell>
              <table:table-cell office:value-type="float" office:value="67.6049449128109">
                <text:p>67.60494491281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3.4427853044426">
                <text:p>73.4427853044426</text:p>
              </table:table-cell>
              <table:table-cell office:value-type="float" office:value="73.3099844760674">
                <text:p>73.3099844760674</text:p>
              </table:table-cell>
              <table:table-cell office:value-type="float" office:value="69.7759119438721">
                <text:p>69.77591194387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74.6970775815015">
                <text:p>74.6970775815015</text:p>
              </table:table-cell>
              <table:table-cell office:value-type="float" office:value="73.304656490255">
                <text:p>73.304656490255</text:p>
              </table:table-cell>
              <table:table-cell office:value-type="float" office:value="68.9313691472152">
                <text:p>68.93136914721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73.2540286432176">
                <text:p>73.2540286432176</text:p>
              </table:table-cell>
              <table:table-cell office:value-type="float" office:value="71.780484835885">
                <text:p>71.780484835885</text:p>
              </table:table-cell>
              <table:table-cell office:value-type="float" office:value="69.7117945924041">
                <text:p>69.71179459240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69.4880219855608">
                <text:p>69.4880219855608</text:p>
              </table:table-cell>
              <table:table-cell office:value-type="float" office:value="72.5273651510384">
                <text:p>72.5273651510384</text:p>
              </table:table-cell>
              <table:table-cell office:value-type="float" office:value="72.2600000875639">
                <text:p>72.26000008756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71.6485713347238">
                <text:p>71.6485713347238</text:p>
              </table:table-cell>
              <table:table-cell office:value-type="float" office:value="71.3010048196961">
                <text:p>71.3010048196961</text:p>
              </table:table-cell>
              <table:table-cell office:value-type="float" office:value="71.0913724025202">
                <text:p>71.09137240252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3.2694465767968">
                <text:p>73.2694465767968</text:p>
              </table:table-cell>
              <table:table-cell office:value-type="float" office:value="69.2045178937657">
                <text:p>69.2045178937657</text:p>
              </table:table-cell>
              <table:table-cell office:value-type="float" office:value="67.6153544968572">
                <text:p>67.61535449685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73.9618567786745">
                <text:p>73.9618567786745</text:p>
              </table:table-cell>
              <table:table-cell office:value-type="float" office:value="73.6182785461515">
                <text:p>73.6182785461515</text:p>
              </table:table-cell>
              <table:table-cell office:value-type="float" office:value="70.7264494407489">
                <text:p>70.72644944074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74.573377761235">
                <text:p>74.573377761235</text:p>
              </table:table-cell>
              <table:table-cell office:value-type="float" office:value="69.7598593437355">
                <text:p>69.7598593437355</text:p>
              </table:table-cell>
              <table:table-cell office:value-type="float" office:value="71.7373472629082">
                <text:p>71.73734726290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71.2366257733063">
                <text:p>71.2366257733063</text:p>
              </table:table-cell>
              <table:table-cell office:value-type="float" office:value="73.8944073407218">
                <text:p>73.8944073407218</text:p>
              </table:table-cell>
              <table:table-cell office:value-type="float" office:value="74.2381695752931">
                <text:p>74.23816957529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73.8330335631261">
                <text:p>73.8330335631261</text:p>
              </table:table-cell>
              <table:table-cell office:value-type="float" office:value="70.8802356508163">
                <text:p>70.8802356508163</text:p>
              </table:table-cell>
              <table:table-cell office:value-type="float" office:value="70.2206770943651">
                <text:p>70.22067709436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71.3637221123257">
                <text:p>71.3637221123257</text:p>
              </table:table-cell>
              <table:table-cell office:value-type="float" office:value="69.5293427614917">
                <text:p>69.5293427614917</text:p>
              </table:table-cell>
              <table:table-cell office:value-type="float" office:value="75.3185156232554">
                <text:p>75.31851562325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69.5431963814043">
                <text:p>69.5431963814043</text:p>
              </table:table-cell>
              <table:table-cell office:value-type="float" office:value="71.5404299766983">
                <text:p>71.5404299766983</text:p>
              </table:table-cell>
              <table:table-cell office:value-type="float" office:value="74.63280510667">
                <text:p>74.63280510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3.6307332850795">
                <text:p>73.6307332850795</text:p>
              </table:table-cell>
              <table:table-cell office:value-type="float" office:value="73.6518180611168">
                <text:p>73.6518180611168</text:p>
              </table:table-cell>
              <table:table-cell office:value-type="float" office:value="71.7996125285202">
                <text:p>71.79961252852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71.4874927865654">
                <text:p>71.4874927865654</text:p>
              </table:table-cell>
              <table:table-cell office:value-type="float" office:value="69.9291702083588">
                <text:p>69.9291702083588</text:p>
              </table:table-cell>
              <table:table-cell office:value-type="float" office:value="73.024722683187">
                <text:p>73.0247226831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74.4984845945378">
                <text:p>74.4984845945378</text:p>
              </table:table-cell>
              <table:table-cell office:value-type="float" office:value="68.4592157677829">
                <text:p>68.4592157677829</text:p>
              </table:table-cell>
              <table:table-cell office:value-type="float" office:value="72.624215393485">
                <text:p>72.6242153934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1.7777478184486">
                <text:p>71.7777478184486</text:p>
              </table:table-cell>
              <table:table-cell office:value-type="float" office:value="69.8820256761653">
                <text:p>69.8820256761653</text:p>
              </table:table-cell>
              <table:table-cell office:value-type="float" office:value="71.1558579341377">
                <text:p>71.15585793413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70.1595793010359">
                <text:p>70.1595793010359</text:p>
              </table:table-cell>
              <table:table-cell office:value-type="float" office:value="69.2614788164303">
                <text:p>69.2614788164303</text:p>
              </table:table-cell>
              <table:table-cell office:value-type="float" office:value="71.9251856141344">
                <text:p>71.92518561413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75.3491713543646">
                <text:p>75.3491713543646</text:p>
              </table:table-cell>
              <table:table-cell office:value-type="float" office:value="72.0095144721012">
                <text:p>72.0095144721012</text:p>
              </table:table-cell>
              <table:table-cell office:value-type="float" office:value="73.9052658342561">
                <text:p>73.90526583425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6.377685738354">
                <text:p>76.377685738354</text:p>
              </table:table-cell>
              <table:table-cell office:value-type="float" office:value="70.8211799813653">
                <text:p>70.8211799813653</text:p>
              </table:table-cell>
              <table:table-cell office:value-type="float" office:value="71.4541051317502">
                <text:p>71.45410513175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71.0241416359963">
                <text:p>71.0241416359963</text:p>
              </table:table-cell>
              <table:table-cell office:value-type="float" office:value="71.2814023414681">
                <text:p>71.2814023414681</text:p>
              </table:table-cell>
              <table:table-cell office:value-type="float" office:value="69.1709497448598">
                <text:p>69.17094974485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71.9072320266355">
                <text:p>71.9072320266355</text:p>
              </table:table-cell>
              <table:table-cell office:value-type="float" office:value="68.2737819668273">
                <text:p>68.2737819668273</text:p>
              </table:table-cell>
              <table:table-cell office:value-type="float" office:value="69.6933093464294">
                <text:p>69.69330934642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1.6900674816812">
                <text:p>71.6900674816812</text:p>
              </table:table-cell>
              <table:table-cell office:value-type="float" office:value="70.7691989531728">
                <text:p>70.7691989531728</text:p>
              </table:table-cell>
              <table:table-cell office:value-type="float" office:value="67.2276320068731">
                <text:p>67.22763200687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72.7583269924488">
                <text:p>72.7583269924488</text:p>
              </table:table-cell>
              <table:table-cell office:value-type="float" office:value="69.6196481259768">
                <text:p>69.6196481259768</text:p>
              </table:table-cell>
              <table:table-cell office:value-type="float" office:value="71.0270171247528">
                <text:p>71.02701712475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73.7030902599958">
                <text:p>73.7030902599958</text:p>
              </table:table-cell>
              <table:table-cell office:value-type="float" office:value="70.194175811582">
                <text:p>70.194175811582</text:p>
              </table:table-cell>
              <table:table-cell office:value-type="float" office:value="70.8551228572893">
                <text:p>70.85512285728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73.0921238784212">
                <text:p>73.0921238784212</text:p>
              </table:table-cell>
              <table:table-cell office:value-type="float" office:value="69.728245692493">
                <text:p>69.728245692493</text:p>
              </table:table-cell>
              <table:table-cell office:value-type="float" office:value="67.9003249214838">
                <text:p>67.90032492148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71.8123763630057">
                <text:p>71.8123763630057</text:p>
              </table:table-cell>
              <table:table-cell office:value-type="float" office:value="69.2948751896752">
                <text:p>69.2948751896752</text:p>
              </table:table-cell>
              <table:table-cell office:value-type="float" office:value="68.2663950802747">
                <text:p>68.26639508027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73.7915942031279">
                <text:p>73.7915942031279</text:p>
              </table:table-cell>
              <table:table-cell office:value-type="float" office:value="68.1371825199554">
                <text:p>68.1371825199554</text:p>
              </table:table-cell>
              <table:table-cell office:value-type="float" office:value="68.1901003181709">
                <text:p>68.19010031817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70.8676798533356">
                <text:p>70.8676798533356</text:p>
              </table:table-cell>
              <table:table-cell office:value-type="float" office:value="71.3219547402701">
                <text:p>71.3219547402701</text:p>
              </table:table-cell>
              <table:table-cell office:value-type="float" office:value="65.3809961925006">
                <text:p>65.38099619250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71.5895204609147">
                <text:p>71.5895204609147</text:p>
              </table:table-cell>
              <table:table-cell office:value-type="float" office:value="69.7393513922283">
                <text:p>69.7393513922283</text:p>
              </table:table-cell>
              <table:table-cell office:value-type="float" office:value="66.3667779631798">
                <text:p>66.36677796317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71.3630335494625">
                <text:p>71.3630335494625</text:p>
              </table:table-cell>
              <table:table-cell office:value-type="float" office:value="72.2288426741215">
                <text:p>72.2288426741215</text:p>
              </table:table-cell>
              <table:table-cell office:value-type="float" office:value="66.3912577203425">
                <text:p>66.39125772034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71.5515542036621">
                <text:p>71.5515542036621</text:p>
              </table:table-cell>
              <table:table-cell office:value-type="float" office:value="70.4730745387113">
                <text:p>70.4730745387113</text:p>
              </table:table-cell>
              <table:table-cell office:value-type="float" office:value="63.3304713308638">
                <text:p>63.33047133086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70.6639551328293">
                <text:p>70.6639551328293</text:p>
              </table:table-cell>
              <table:table-cell office:value-type="float" office:value="70.995874195755">
                <text:p>70.995874195755</text:p>
              </table:table-cell>
              <table:table-cell office:value-type="float" office:value="64.5247527813806">
                <text:p>64.52475278138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68.9277445820497">
                <text:p>68.9277445820497</text:p>
              </table:table-cell>
              <table:table-cell office:value-type="float" office:value="71.653443164348">
                <text:p>71.653443164348</text:p>
              </table:table-cell>
              <table:table-cell office:value-type="float" office:value="60.682456893647">
                <text:p>60.6824568936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69.9761572420351">
                <text:p>69.9761572420351</text:p>
              </table:table-cell>
              <table:table-cell office:value-type="float" office:value="72.4591366005608">
                <text:p>72.4591366005608</text:p>
              </table:table-cell>
              <table:table-cell office:value-type="float" office:value="62.7721052856429">
                <text:p>62.77210528564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68.4972820302219">
                <text:p>68.4972820302219</text:p>
              </table:table-cell>
              <table:table-cell office:value-type="float" office:value="72.8441692582271">
                <text:p>72.8441692582271</text:p>
              </table:table-cell>
              <table:table-cell office:value-type="float" office:value="60.0660309838602">
                <text:p>60.06603098386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70.0857401900307">
                <text:p>70.0857401900307</text:p>
              </table:table-cell>
              <table:table-cell office:value-type="float" office:value="72.6678673963026">
                <text:p>72.6678673963026</text:p>
              </table:table-cell>
              <table:table-cell office:value-type="float" office:value="61.1529431622593">
                <text:p>61.15294316225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68.9145164514297">
                <text:p>68.9145164514297</text:p>
              </table:table-cell>
              <table:table-cell office:value-type="float" office:value="72.2595327493934">
                <text:p>72.2595327493934</text:p>
              </table:table-cell>
              <table:table-cell office:value-type="float" office:value="60.3097178685397">
                <text:p>60.30971786853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66.60975788766">
                <text:p>66.60975788766</text:p>
              </table:table-cell>
              <table:table-cell office:value-type="float" office:value="72.8414442306102">
                <text:p>72.8414442306102</text:p>
              </table:table-cell>
              <table:table-cell office:value-type="float" office:value="58.8030092635029">
                <text:p>58.80300926350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67.4414276117922">
                <text:p>67.4414276117922</text:p>
              </table:table-cell>
              <table:table-cell office:value-type="float" office:value="72.4785430419618">
                <text:p>72.4785430419618</text:p>
              </table:table-cell>
              <table:table-cell office:value-type="float" office:value="60.0264167839532">
                <text:p>60.02641678395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66.366554141836">
                <text:p>66.366554141836</text:p>
              </table:table-cell>
              <table:table-cell office:value-type="float" office:value="70.9451646605732">
                <text:p>70.9451646605732</text:p>
              </table:table-cell>
              <table:table-cell office:value-type="float" office:value="56.3665468295978">
                <text:p>56.36654682959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64.5521444352557">
                <text:p>64.5521444352557</text:p>
              </table:table-cell>
              <table:table-cell office:value-type="float" office:value="74.1993405305323">
                <text:p>74.1993405305323</text:p>
              </table:table-cell>
              <table:table-cell office:value-type="float" office:value="55.4185835453022">
                <text:p>55.41858354530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5.7982935150467">
                <text:p>65.7982935150467</text:p>
              </table:table-cell>
              <table:table-cell office:value-type="float" office:value="72.6665328136857">
                <text:p>72.6665328136857</text:p>
              </table:table-cell>
              <table:table-cell office:value-type="float" office:value="55.3367507038768">
                <text:p>55.33675070387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6.5253939547522">
                <text:p>66.5253939547522</text:p>
              </table:table-cell>
              <table:table-cell office:value-type="float" office:value="74.3813001868693">
                <text:p>74.3813001868693</text:p>
              </table:table-cell>
              <table:table-cell office:value-type="float" office:value="57.3101957365342">
                <text:p>57.31019573653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66.0444005449197">
                <text:p>66.0444005449197</text:p>
              </table:table-cell>
              <table:table-cell office:value-type="float" office:value="73.7602708139372">
                <text:p>73.7602708139372</text:p>
              </table:table-cell>
              <table:table-cell office:value-type="float" office:value="54.6876234653858">
                <text:p>54.68762346538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62.2428398006554">
                <text:p>62.2428398006554</text:p>
              </table:table-cell>
              <table:table-cell office:value-type="float" office:value="72.3227065362597">
                <text:p>72.3227065362597</text:p>
              </table:table-cell>
              <table:table-cell office:value-type="float" office:value="52.609895768977">
                <text:p>52.6098957689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61.2814055120367">
                <text:p>61.2814055120367</text:p>
              </table:table-cell>
              <table:table-cell office:value-type="float" office:value="71.9902318901223">
                <text:p>71.9902318901223</text:p>
              </table:table-cell>
              <table:table-cell office:value-type="float" office:value="54.9535090134694">
                <text:p>54.95350901346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0.9183206999726">
                <text:p>60.9183206999726</text:p>
              </table:table-cell>
              <table:table-cell office:value-type="float" office:value="74.2754230463486">
                <text:p>74.2754230463486</text:p>
              </table:table-cell>
              <table:table-cell office:value-type="float" office:value="53.8100834722029">
                <text:p>53.81008347220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2.1326721472123">
                <text:p>62.1326721472123</text:p>
              </table:table-cell>
              <table:table-cell office:value-type="float" office:value="73.2307340917691">
                <text:p>73.2307340917691</text:p>
              </table:table-cell>
              <table:table-cell office:value-type="float" office:value="54.3257862147924">
                <text:p>54.32578621479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59.2896842142988">
                <text:p>59.2896842142988</text:p>
              </table:table-cell>
              <table:table-cell office:value-type="float" office:value="75.5732555045314">
                <text:p>75.5732555045314</text:p>
              </table:table-cell>
              <table:table-cell office:value-type="float" office:value="52.9370490996194">
                <text:p>52.93704909961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61.3775671055486">
                <text:p>61.3775671055486</text:p>
              </table:table-cell>
              <table:table-cell office:value-type="float" office:value="75.3360897191748">
                <text:p>75.3360897191748</text:p>
              </table:table-cell>
              <table:table-cell office:value-type="float" office:value="54.2008526734444">
                <text:p>54.20085267344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58.8016017962396">
                <text:p>58.8016017962396</text:p>
              </table:table-cell>
              <table:table-cell office:value-type="float" office:value="73.1750814939976">
                <text:p>73.1750814939976</text:p>
              </table:table-cell>
              <table:table-cell office:value-type="float" office:value="49.5664139184647">
                <text:p>49.56641391846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0.0766057680271">
                <text:p>60.0766057680271</text:p>
              </table:table-cell>
              <table:table-cell office:value-type="float" office:value="75.9464359944209">
                <text:p>75.9464359944209</text:p>
              </table:table-cell>
              <table:table-cell office:value-type="float" office:value="50.4553023262381">
                <text:p>50.45530232623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8.0037962655618">
                <text:p>58.0037962655618</text:p>
              </table:table-cell>
              <table:table-cell office:value-type="float" office:value="76.1513138447467">
                <text:p>76.1513138447467</text:p>
              </table:table-cell>
              <table:table-cell office:value-type="float" office:value="53.2163994398726">
                <text:p>53.21639943987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57.0354260240292">
                <text:p>57.0354260240292</text:p>
              </table:table-cell>
              <table:table-cell office:value-type="float" office:value="75.7160512055495">
                <text:p>75.7160512055495</text:p>
              </table:table-cell>
              <table:table-cell office:value-type="float" office:value="52.6359104079657">
                <text:p>52.63591040796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8.4705728816429">
                <text:p>58.4705728816429</text:p>
              </table:table-cell>
              <table:table-cell office:value-type="float" office:value="75.9677386023795">
                <text:p>75.9677386023795</text:p>
              </table:table-cell>
              <table:table-cell office:value-type="float" office:value="51.5525827714408">
                <text:p>51.55258277144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6.7657052555918">
                <text:p>56.7657052555918</text:p>
              </table:table-cell>
              <table:table-cell office:value-type="float" office:value="74.419064965988">
                <text:p>74.419064965988</text:p>
              </table:table-cell>
              <table:table-cell office:value-type="float" office:value="52.9101097513902">
                <text:p>52.91010975139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5.6608252676834">
                <text:p>55.6608252676834</text:p>
              </table:table-cell>
              <table:table-cell office:value-type="float" office:value="75.7636062691257">
                <text:p>75.7636062691257</text:p>
              </table:table-cell>
              <table:table-cell office:value-type="float" office:value="50.4231175896582">
                <text:p>50.42311758965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4.6916117840697">
                <text:p>54.6916117840697</text:p>
              </table:table-cell>
              <table:table-cell office:value-type="float" office:value="76.6861733579279">
                <text:p>76.6861733579279</text:p>
              </table:table-cell>
              <table:table-cell office:value-type="float" office:value="56.5850379853012">
                <text:p>56.58503798530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4.0945078773469">
                <text:p>54.0945078773469</text:p>
              </table:table-cell>
              <table:table-cell office:value-type="float" office:value="74.5735923399811">
                <text:p>74.5735923399811</text:p>
              </table:table-cell>
              <table:table-cell office:value-type="float" office:value="53.3137073944707">
                <text:p>53.31370739447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3.9983838586937">
                <text:p>53.9983838586937</text:p>
              </table:table-cell>
              <table:table-cell office:value-type="float" office:value="76.2143615292245">
                <text:p>76.2143615292245</text:p>
              </table:table-cell>
              <table:table-cell office:value-type="float" office:value="55.7179461194692">
                <text:p>55.71794611946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3.3937820489068">
                <text:p>53.3937820489068</text:p>
              </table:table-cell>
              <table:table-cell office:value-type="float" office:value="77.0174752907509">
                <text:p>77.0174752907509</text:p>
              </table:table-cell>
              <table:table-cell office:value-type="float" office:value="52.3101322180621">
                <text:p>52.31013221806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49.9373700021925">
                <text:p>49.9373700021925</text:p>
              </table:table-cell>
              <table:table-cell office:value-type="float" office:value="75.9087160081472">
                <text:p>75.9087160081472</text:p>
              </table:table-cell>
              <table:table-cell office:value-type="float" office:value="56.4102520405055">
                <text:p>56.41025204050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49.3955872111603">
                <text:p>49.3955872111603</text:p>
              </table:table-cell>
              <table:table-cell office:value-type="float" office:value="74.568306799853">
                <text:p>74.568306799853</text:p>
              </table:table-cell>
              <table:table-cell office:value-type="float" office:value="54.8071317213585">
                <text:p>54.80713172135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46.0339070551165">
                <text:p>46.0339070551165</text:p>
              </table:table-cell>
              <table:table-cell office:value-type="float" office:value="75.2853820701051">
                <text:p>75.2853820701051</text:p>
              </table:table-cell>
              <table:table-cell office:value-type="float" office:value="57.7644897822424">
                <text:p>57.76448978224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46.3344326313657">
                <text:p>46.3344326313657</text:p>
              </table:table-cell>
              <table:table-cell office:value-type="float" office:value="76.3313138544971">
                <text:p>76.3313138544971</text:p>
              </table:table-cell>
              <table:table-cell office:value-type="float" office:value="57.2459918584163">
                <text:p>57.24599185841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44.4620984708056">
                <text:p>44.4620984708056</text:p>
              </table:table-cell>
              <table:table-cell office:value-type="float" office:value="73.5433872833159">
                <text:p>73.5433872833159</text:p>
              </table:table-cell>
              <table:table-cell office:value-type="float" office:value="60.1819152165234">
                <text:p>60.18191521652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46.4909589127593">
                <text:p>46.4909589127593</text:p>
              </table:table-cell>
              <table:table-cell office:value-type="float" office:value="75.6656865542971">
                <text:p>75.6656865542971</text:p>
              </table:table-cell>
              <table:table-cell office:value-type="float" office:value="63.9145251561554">
                <text:p>63.91452515615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47.6708823332101">
                <text:p>47.6708823332101</text:p>
              </table:table-cell>
              <table:table-cell office:value-type="float" office:value="74.9021681136542">
                <text:p>74.9021681136542</text:p>
              </table:table-cell>
              <table:table-cell office:value-type="float" office:value="65.466907918881">
                <text:p>65.4669079188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47.7122199894552">
                <text:p>47.7122199894552</text:p>
              </table:table-cell>
              <table:table-cell office:value-type="float" office:value="75.8957126970539">
                <text:p>75.8957126970539</text:p>
              </table:table-cell>
              <table:table-cell office:value-type="float" office:value="66.1661532043346">
                <text:p>66.16615320433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47.2284420180182">
                <text:p>47.2284420180182</text:p>
              </table:table-cell>
              <table:table-cell office:value-type="float" office:value="76.1358074404964">
                <text:p>76.1358074404964</text:p>
              </table:table-cell>
              <table:table-cell office:value-type="float" office:value="66.7033688359758">
                <text:p>66.70336883597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45.6382592030538">
                <text:p>45.6382592030538</text:p>
              </table:table-cell>
              <table:table-cell office:value-type="float" office:value="76.1861989022917">
                <text:p>76.1861989022917</text:p>
              </table:table-cell>
              <table:table-cell office:value-type="float" office:value="65.852708997809">
                <text:p>65.8527089978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42.5467296433263">
                <text:p>42.5467296433263</text:p>
              </table:table-cell>
              <table:table-cell office:value-type="float" office:value="76.4783075376283">
                <text:p>76.4783075376283</text:p>
              </table:table-cell>
              <table:table-cell office:value-type="float" office:value="67.8464016057814">
                <text:p>67.84640160578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44.6514482742849">
                <text:p>44.6514482742849</text:p>
              </table:table-cell>
              <table:table-cell office:value-type="float" office:value="76.5340129654777">
                <text:p>76.5340129654777</text:p>
              </table:table-cell>
              <table:table-cell office:value-type="float" office:value="68.2295082228801">
                <text:p>68.22950822288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46.7064006515981">
                <text:p>46.7064006515981</text:p>
              </table:table-cell>
              <table:table-cell office:value-type="float" office:value="76.1594131573147">
                <text:p>76.1594131573147</text:p>
              </table:table-cell>
              <table:table-cell office:value-type="float" office:value="71.1891890920343">
                <text:p>71.18918909203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47.5340217499317">
                <text:p>47.5340217499317</text:p>
              </table:table-cell>
              <table:table-cell office:value-type="float" office:value="76.5774752604657">
                <text:p>76.5774752604657</text:p>
              </table:table-cell>
              <table:table-cell office:value-type="float" office:value="69.9815761287881">
                <text:p>69.98157612878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45.6069150601087">
                <text:p>45.6069150601087</text:p>
              </table:table-cell>
              <table:table-cell office:value-type="float" office:value="76.1461732692329">
                <text:p>76.1461732692329</text:p>
              </table:table-cell>
              <table:table-cell office:value-type="float" office:value="71.2001719237327">
                <text:p>71.20017192373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-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-dash="Ultrafine_20_Dashed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05cm" chart:symbol-height="0.05cm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21cm" svg:y="0.316cm" chart:style-name="ch2">
          <text:p>MountainCarContinuous (Seed)</text:p>
        </chart:title>
        <chart:legend chart:legend-position="end" svg:x="13.095cm" svg:y="3.703cm" style:legend-expansion="high" chart:style-name="ch3"/>
        <chart:plot-area chart:style-name="ch4" table:cell-range-address="Sheet1.A4:Sheet1.A203 Sheet1.F2:Sheet1.F203 Sheet1.C4:Sheet1.C203 Sheet1.G3:Sheet1.G203" chart:data-source-has-labels="row" svg:x="1.331cm" svg:y="1.275cm" svg:width="11.444cm" svg:height="6.564cm">
          <chartooo:coordinate-region svg:x="2.243cm" svg:y="1.474cm" svg:width="10.252cm" svg:height="6.166cm"/>
          <chart:axis chart:dimension="x" chart:name="primary-x" chart:style-name="ch5">
            <chart:title svg:x="6.4cm" svg:y="8.019cm" chart:style-name="ch6">
              <text:p>Episode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5.818cm" chart:style-name="ch9">
              <text:p>Average Reward</text:p>
            </chart:title>
            <chart:grid chart:style-name="ch10" chart:class="major"/>
          </chart:axis>
          <chart:series chart:style-name="ch11" chart:values-cell-range-address="Sheet1.C4:Sheet1.C203" chart:label-cell-address="Sheet1.F2:Sheet1.F2" chart:class="chart:scatter">
            <chart:domain table:cell-range-address="Sheet1.A4:Sheet1.A203"/>
            <chart:data-point chart:repeated="200"/>
          </chart:series>
          <chart:series chart:style-name="ch12" chart:values-cell-range-address="Sheet1.F4:Sheet1.F203" chart:label-cell-address="Sheet1.F3:Sheet1.F3" chart:class="chart:scatter">
            <chart:data-point chart:repeated="200"/>
          </chart:series>
          <chart:series chart:style-name="ch13" chart:values-cell-range-address="Sheet1.G4:Sheet1.G203" chart:label-cell-address="Sheet1.G3:Sheet1.G3" chart:class="chart:scatter">
            <chart:data-point chart:repeated="2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ed=543</text:p>
                <draw:g>
                  <svg:desc>Sheet1.F2:Sheet1.F2</svg:desc>
                </draw:g>
              </table:table-cell>
              <table:table-cell office:value-type="string">
                <text:p>Seed=1</text:p>
                <draw:g>
                  <svg:desc>Sheet1.F3:Sheet1.F3</svg:desc>
                </draw:g>
              </table:table-cell>
              <table:table-cell office:value-type="string">
                <text:p>Seed=999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203</svg:desc>
                </draw:g>
              </table:table-cell>
              <table:table-cell office:value-type="float" office:value="-100.39701852438">
                <text:p>-100.39701852438</text:p>
                <draw:g>
                  <svg:desc>Sheet1.C4:Sheet1.C203</svg:desc>
                </draw:g>
              </table:table-cell>
              <table:table-cell office:value-type="float" office:value="-99.2240170868469">
                <text:p>-99.2240170868469</text:p>
                <draw:g>
                  <svg:desc>Sheet1.F4:Sheet1.F203</svg:desc>
                </draw:g>
              </table:table-cell>
              <table:table-cell office:value-type="float" office:value="-98.4448352058796">
                <text:p>-98.4448352058796</text:p>
                <draw:g>
                  <svg:desc>Sheet1.G4:Sheet1.G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81.6595439792655">
                <text:p>-81.6595439792655</text:p>
              </table:table-cell>
              <table:table-cell office:value-type="float" office:value="-100.957589313659">
                <text:p>-100.957589313659</text:p>
              </table:table-cell>
              <table:table-cell office:value-type="float" office:value="-99.1843193175924">
                <text:p>-99.1843193175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82.0724108483408">
                <text:p>-82.0724108483408</text:p>
              </table:table-cell>
              <table:table-cell office:value-type="float" office:value="-99.0689378262721">
                <text:p>-99.0689378262721</text:p>
              </table:table-cell>
              <table:table-cell office:value-type="float" office:value="-100.557670884099">
                <text:p>-100.5576708840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81.3434413881478">
                <text:p>-81.3434413881478</text:p>
              </table:table-cell>
              <table:table-cell office:value-type="float" office:value="-100.145570338262">
                <text:p>-100.145570338262</text:p>
              </table:table-cell>
              <table:table-cell office:value-type="float" office:value="-98.3352565985748">
                <text:p>-98.33525659857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97.5127934132151">
                <text:p>-97.5127934132151</text:p>
              </table:table-cell>
              <table:table-cell office:value-type="float" office:value="-97.2189793375752">
                <text:p>-97.2189793375752</text:p>
              </table:table-cell>
              <table:table-cell office:value-type="float" office:value="-101.217294850337">
                <text:p>-101.217294850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82.5822354343019">
                <text:p>-82.5822354343019</text:p>
              </table:table-cell>
              <table:table-cell office:value-type="float" office:value="-101.407810311612">
                <text:p>-101.407810311612</text:p>
              </table:table-cell>
              <table:table-cell office:value-type="float" office:value="-97.5534985214052">
                <text:p>-97.5534985214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34.0307060419594">
                <text:p>-34.0307060419594</text:p>
              </table:table-cell>
              <table:table-cell office:value-type="float" office:value="-99.0152209951235">
                <text:p>-99.0152209951235</text:p>
              </table:table-cell>
              <table:table-cell office:value-type="float" office:value="-98.3358523064353">
                <text:p>-98.33585230643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78.0596837253853">
                <text:p>-78.0596837253853</text:p>
              </table:table-cell>
              <table:table-cell office:value-type="float" office:value="-98.4776846925502">
                <text:p>-98.4776846925502</text:p>
              </table:table-cell>
              <table:table-cell office:value-type="float" office:value="-98.9566658280179">
                <text:p>-98.9566658280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38.2104271200096">
                <text:p>-38.2104271200096</text:p>
              </table:table-cell>
              <table:table-cell office:value-type="float" office:value="-98.4286744571064">
                <text:p>-98.4286744571064</text:p>
              </table:table-cell>
              <table:table-cell office:value-type="float" office:value="-74.8050434917514">
                <text:p>-74.80504349175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.2547379100955">
                <text:p>15.2547379100955</text:p>
              </table:table-cell>
              <table:table-cell office:value-type="float" office:value="-98.1027085956056">
                <text:p>-98.1027085956056</text:p>
              </table:table-cell>
              <table:table-cell office:value-type="float" office:value="-98.8494596056224">
                <text:p>-98.8494596056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4.1785061686565">
                <text:p>34.1785061686565</text:p>
              </table:table-cell>
              <table:table-cell office:value-type="float" office:value="-98.3542309563752">
                <text:p>-98.3542309563752</text:p>
              </table:table-cell>
              <table:table-cell office:value-type="float" office:value="-99.6731479663685">
                <text:p>-99.67314796636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6.0305875555636">
                <text:p>-16.0305875555636</text:p>
              </table:table-cell>
              <table:table-cell office:value-type="float" office:value="-96.7822449267459">
                <text:p>-96.7822449267459</text:p>
              </table:table-cell>
              <table:table-cell office:value-type="float" office:value="-77.0193430676414">
                <text:p>-77.0193430676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1.4497087407404">
                <text:p>41.4497087407404</text:p>
              </table:table-cell>
              <table:table-cell office:value-type="float" office:value="-63.297127754018">
                <text:p>-63.297127754018</text:p>
              </table:table-cell>
              <table:table-cell office:value-type="float" office:value="-57.222305838648">
                <text:p>-57.2223058386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7.7382597608482">
                <text:p>47.7382597608482</text:p>
              </table:table-cell>
              <table:table-cell office:value-type="float" office:value="-96.5553263449035">
                <text:p>-96.5553263449035</text:p>
              </table:table-cell>
              <table:table-cell office:value-type="float" office:value="-74.5151365410236">
                <text:p>-74.51513654102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9.7636941212792">
                <text:p>49.7636941212792</text:p>
              </table:table-cell>
              <table:table-cell office:value-type="float" office:value="-100.100630628207">
                <text:p>-100.100630628207</text:p>
              </table:table-cell>
              <table:table-cell office:value-type="float" office:value="-97.2345075366065">
                <text:p>-97.23450753660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2.0355529770871">
                <text:p>52.0355529770871</text:p>
              </table:table-cell>
              <table:table-cell office:value-type="float" office:value="-97.8350657028507">
                <text:p>-97.8350657028507</text:p>
              </table:table-cell>
              <table:table-cell office:value-type="float" office:value="-77.2230770642819">
                <text:p>-77.22307706428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9.3130958298121">
                <text:p>59.3130958298121</text:p>
              </table:table-cell>
              <table:table-cell office:value-type="float" office:value="-54.7683369097208">
                <text:p>-54.7683369097208</text:p>
              </table:table-cell>
              <table:table-cell office:value-type="float" office:value="-80.8613712610616">
                <text:p>-80.86137126106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0.8204404990338">
                <text:p>60.8204404990338</text:p>
              </table:table-cell>
              <table:table-cell office:value-type="float" office:value="-74.8878953994921">
                <text:p>-74.8878953994921</text:p>
              </table:table-cell>
              <table:table-cell office:value-type="float" office:value="-74.2977217505031">
                <text:p>-74.2977217505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7.2779011261791">
                <text:p>57.2779011261791</text:p>
              </table:table-cell>
              <table:table-cell office:value-type="float" office:value="-97.7832366509833">
                <text:p>-97.7832366509833</text:p>
              </table:table-cell>
              <table:table-cell office:value-type="float" office:value="-94.7791798799018">
                <text:p>-94.7791798799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2.9464841129609">
                <text:p>62.9464841129609</text:p>
              </table:table-cell>
              <table:table-cell office:value-type="float" office:value="-96.5434898262187">
                <text:p>-96.5434898262187</text:p>
              </table:table-cell>
              <table:table-cell office:value-type="float" office:value="-78.8441012441139">
                <text:p>-78.84410124411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2.9070653328598">
                <text:p>62.9070653328598</text:p>
              </table:table-cell>
              <table:table-cell office:value-type="float" office:value="-100.455435252613">
                <text:p>-100.455435252613</text:p>
              </table:table-cell>
              <table:table-cell office:value-type="float" office:value="-35.9136403616562">
                <text:p>-35.91364036165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9.1841477686686">
                <text:p>69.1841477686686</text:p>
              </table:table-cell>
              <table:table-cell office:value-type="float" office:value="-94.1914835616285">
                <text:p>-94.1914835616285</text:p>
              </table:table-cell>
              <table:table-cell office:value-type="float" office:value="-63.2509154177714">
                <text:p>-63.25091541777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8.0593795244633">
                <text:p>68.0593795244633</text:p>
              </table:table-cell>
              <table:table-cell office:value-type="float" office:value="-47.2096648951266">
                <text:p>-47.2096648951266</text:p>
              </table:table-cell>
              <table:table-cell office:value-type="float" office:value="-19.2964660819743">
                <text:p>-19.29646608197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9.1558676194184">
                <text:p>69.1558676194184</text:p>
              </table:table-cell>
              <table:table-cell office:value-type="float" office:value="-76.4603829401834">
                <text:p>-76.4603829401834</text:p>
              </table:table-cell>
              <table:table-cell office:value-type="float" office:value="-2.25992774961296">
                <text:p>-2.259927749612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5.9972669338834">
                <text:p>65.9972669338834</text:p>
              </table:table-cell>
              <table:table-cell office:value-type="float" office:value="-94.702774750044">
                <text:p>-94.702774750044</text:p>
              </table:table-cell>
              <table:table-cell office:value-type="float" office:value="6.81995589466461">
                <text:p>6.819955894664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9.0527266643302">
                <text:p>69.0527266643302</text:p>
              </table:table-cell>
              <table:table-cell office:value-type="float" office:value="-68.516340654835">
                <text:p>-68.516340654835</text:p>
              </table:table-cell>
              <table:table-cell office:value-type="float" office:value="31.4916385428493">
                <text:p>31.49163854284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2.0710230845733">
                <text:p>72.0710230845733</text:p>
              </table:table-cell>
              <table:table-cell office:value-type="float" office:value="-80.5582700684813">
                <text:p>-80.5582700684813</text:p>
              </table:table-cell>
              <table:table-cell office:value-type="float" office:value="48.2694854251006">
                <text:p>48.26948542510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1.3075195358507">
                <text:p>71.3075195358507</text:p>
              </table:table-cell>
              <table:table-cell office:value-type="float" office:value="-77.5139640473048">
                <text:p>-77.5139640473048</text:p>
              </table:table-cell>
              <table:table-cell office:value-type="float" office:value="46.4362813693914">
                <text:p>46.43628136939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0.4244205209512">
                <text:p>70.4244205209512</text:p>
              </table:table-cell>
              <table:table-cell office:value-type="float" office:value="-31.2000399937467">
                <text:p>-31.2000399937467</text:p>
              </table:table-cell>
              <table:table-cell office:value-type="float" office:value="48.21610404852">
                <text:p>48.216104048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0.8624369682289">
                <text:p>70.8624369682289</text:p>
              </table:table-cell>
              <table:table-cell office:value-type="float" office:value="-56.9948831633154">
                <text:p>-56.9948831633154</text:p>
              </table:table-cell>
              <table:table-cell office:value-type="float" office:value="50.3658113396715">
                <text:p>50.36581133967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0.3472495530302">
                <text:p>70.3472495530302</text:p>
              </table:table-cell>
              <table:table-cell office:value-type="float" office:value="-8.16516082946104">
                <text:p>-8.16516082946104</text:p>
              </table:table-cell>
              <table:table-cell office:value-type="float" office:value="58.8353536588635">
                <text:p>58.83535365886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2.0643168326764">
                <text:p>72.0643168326764</text:p>
              </table:table-cell>
              <table:table-cell office:value-type="float" office:value="28.7733263702427">
                <text:p>28.7733263702427</text:p>
              </table:table-cell>
              <table:table-cell office:value-type="float" office:value="59.9282674280319">
                <text:p>59.92826742803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9.0459539726854">
                <text:p>69.0459539726854</text:p>
              </table:table-cell>
              <table:table-cell office:value-type="float" office:value="-6.09577906659835">
                <text:p>-6.09577906659835</text:p>
              </table:table-cell>
              <table:table-cell office:value-type="float" office:value="67.4902704519666">
                <text:p>67.49027045196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1.3401874190749">
                <text:p>71.3401874190749</text:p>
              </table:table-cell>
              <table:table-cell office:value-type="float" office:value="12.4906183612173">
                <text:p>12.4906183612173</text:p>
              </table:table-cell>
              <table:table-cell office:value-type="float" office:value="65.1350891911912">
                <text:p>65.13508919119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1.8702320483365">
                <text:p>71.8702320483365</text:p>
              </table:table-cell>
              <table:table-cell office:value-type="float" office:value="15.0963019608818">
                <text:p>15.0963019608818</text:p>
              </table:table-cell>
              <table:table-cell office:value-type="float" office:value="67.1095129236396">
                <text:p>67.10951292363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4.1634243422835">
                <text:p>74.1634243422835</text:p>
              </table:table-cell>
              <table:table-cell office:value-type="float" office:value="38.6641002895583">
                <text:p>38.6641002895583</text:p>
              </table:table-cell>
              <table:table-cell office:value-type="float" office:value="64.6073908453167">
                <text:p>64.60739084531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9.5752557694692">
                <text:p>69.5752557694692</text:p>
              </table:table-cell>
              <table:table-cell office:value-type="float" office:value="51.9323448019335">
                <text:p>51.9323448019335</text:p>
              </table:table-cell>
              <table:table-cell office:value-type="float" office:value="67.9686404842915">
                <text:p>67.96864048429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1.1673522213807">
                <text:p>71.1673522213807</text:p>
              </table:table-cell>
              <table:table-cell office:value-type="float" office:value="49.0308323546825">
                <text:p>49.0308323546825</text:p>
              </table:table-cell>
              <table:table-cell office:value-type="float" office:value="70.116610394797">
                <text:p>70.1166103947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9.6391533283701">
                <text:p>69.6391533283701</text:p>
              </table:table-cell>
              <table:table-cell office:value-type="float" office:value="60.6265694185357">
                <text:p>60.6265694185357</text:p>
              </table:table-cell>
              <table:table-cell office:value-type="float" office:value="71.951857531287">
                <text:p>71.9518575312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8.935425093457">
                <text:p>68.935425093457</text:p>
              </table:table-cell>
              <table:table-cell office:value-type="float" office:value="65.9361392337622">
                <text:p>65.9361392337622</text:p>
              </table:table-cell>
              <table:table-cell office:value-type="float" office:value="71.8770117993814">
                <text:p>71.87701179938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9.680379153646">
                <text:p>69.680379153646</text:p>
              </table:table-cell>
              <table:table-cell office:value-type="float" office:value="63.0455658439948">
                <text:p>63.0455658439948</text:p>
              </table:table-cell>
              <table:table-cell office:value-type="float" office:value="69.3731216328281">
                <text:p>69.37312163282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8.353909006316">
                <text:p>68.353909006316</text:p>
              </table:table-cell>
              <table:table-cell office:value-type="float" office:value="68.746186226816">
                <text:p>68.746186226816</text:p>
              </table:table-cell>
              <table:table-cell office:value-type="float" office:value="70.0912883115025">
                <text:p>70.09128831150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9.5573403834388">
                <text:p>69.5573403834388</text:p>
              </table:table-cell>
              <table:table-cell office:value-type="float" office:value="68.4833755925006">
                <text:p>68.4833755925006</text:p>
              </table:table-cell>
              <table:table-cell office:value-type="float" office:value="72.1995164245505">
                <text:p>72.19951642455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9.1274789863967">
                <text:p>69.1274789863967</text:p>
              </table:table-cell>
              <table:table-cell office:value-type="float" office:value="66.9166596087806">
                <text:p>66.9166596087806</text:p>
              </table:table-cell>
              <table:table-cell office:value-type="float" office:value="68.8519407523322">
                <text:p>68.85194075233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7.3069411906395">
                <text:p>67.3069411906395</text:p>
              </table:table-cell>
              <table:table-cell office:value-type="float" office:value="68.3311211965348">
                <text:p>68.3311211965348</text:p>
              </table:table-cell>
              <table:table-cell office:value-type="float" office:value="68.9857610525187">
                <text:p>68.98576105251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6.4591502578697">
                <text:p>66.4591502578697</text:p>
              </table:table-cell>
              <table:table-cell office:value-type="float" office:value="69.7468726371944">
                <text:p>69.7468726371944</text:p>
              </table:table-cell>
              <table:table-cell office:value-type="float" office:value="70.313239042301">
                <text:p>70.3132390423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7.6346351246133">
                <text:p>67.6346351246133</text:p>
              </table:table-cell>
              <table:table-cell office:value-type="float" office:value="64.4985443573045">
                <text:p>64.4985443573045</text:p>
              </table:table-cell>
              <table:table-cell office:value-type="float" office:value="68.5013929020181">
                <text:p>68.50139290201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5.92806837319">
                <text:p>65.92806837319</text:p>
              </table:table-cell>
              <table:table-cell office:value-type="float" office:value="69.4041335568656">
                <text:p>69.4041335568656</text:p>
              </table:table-cell>
              <table:table-cell office:value-type="float" office:value="68.6744168597103">
                <text:p>68.67441685971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6.9630248020745">
                <text:p>66.9630248020745</text:p>
              </table:table-cell>
              <table:table-cell office:value-type="float" office:value="68.8388914054268">
                <text:p>68.8388914054268</text:p>
              </table:table-cell>
              <table:table-cell office:value-type="float" office:value="68.812905639302">
                <text:p>68.8129056393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4.2411008060308">
                <text:p>64.2411008060308</text:p>
              </table:table-cell>
              <table:table-cell office:value-type="float" office:value="69.8239286643448">
                <text:p>69.8239286643448</text:p>
              </table:table-cell>
              <table:table-cell office:value-type="float" office:value="68.2207698450202">
                <text:p>68.22076984502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5.4898958029819">
                <text:p>65.4898958029819</text:p>
              </table:table-cell>
              <table:table-cell office:value-type="float" office:value="69.7618349899762">
                <text:p>69.7618349899762</text:p>
              </table:table-cell>
              <table:table-cell office:value-type="float" office:value="66.4198359587468">
                <text:p>66.41983595874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3.1418047814909">
                <text:p>63.1418047814909</text:p>
              </table:table-cell>
              <table:table-cell office:value-type="float" office:value="71.4251868920929">
                <text:p>71.4251868920929</text:p>
              </table:table-cell>
              <table:table-cell office:value-type="float" office:value="65.1572135179604">
                <text:p>65.15721351796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4.56289441176">
                <text:p>64.56289441176</text:p>
              </table:table-cell>
              <table:table-cell office:value-type="float" office:value="65.9298207135389">
                <text:p>65.9298207135389</text:p>
              </table:table-cell>
              <table:table-cell office:value-type="float" office:value="62.9905930606857">
                <text:p>62.99059306068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2.729229166382">
                <text:p>62.729229166382</text:p>
              </table:table-cell>
              <table:table-cell office:value-type="float" office:value="68.2854257443458">
                <text:p>68.2854257443458</text:p>
              </table:table-cell>
              <table:table-cell office:value-type="float" office:value="65.0511569481729">
                <text:p>65.05115694817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3.0390728084202">
                <text:p>63.0390728084202</text:p>
              </table:table-cell>
              <table:table-cell office:value-type="float" office:value="69.4620101041236">
                <text:p>69.4620101041236</text:p>
              </table:table-cell>
              <table:table-cell office:value-type="float" office:value="64.1762522208617">
                <text:p>64.17625222086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1.4170255531033">
                <text:p>61.4170255531033</text:p>
              </table:table-cell>
              <table:table-cell office:value-type="float" office:value="67.2634253746931">
                <text:p>67.2634253746931</text:p>
              </table:table-cell>
              <table:table-cell office:value-type="float" office:value="64.8648032157118">
                <text:p>64.86480321571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0.5150993261402">
                <text:p>60.5150993261402</text:p>
              </table:table-cell>
              <table:table-cell office:value-type="float" office:value="68.5634303471686">
                <text:p>68.5634303471686</text:p>
              </table:table-cell>
              <table:table-cell office:value-type="float" office:value="61.6994285224705">
                <text:p>61.69942852247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7.3694354430691">
                <text:p>57.3694354430691</text:p>
              </table:table-cell>
              <table:table-cell office:value-type="float" office:value="68.6067676574509">
                <text:p>68.6067676574509</text:p>
              </table:table-cell>
              <table:table-cell office:value-type="float" office:value="60.0025108478572">
                <text:p>60.00251084785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.8264723680654">
                <text:p>59.8264723680654</text:p>
              </table:table-cell>
              <table:table-cell office:value-type="float" office:value="66.9178422265293">
                <text:p>66.9178422265293</text:p>
              </table:table-cell>
              <table:table-cell office:value-type="float" office:value="61.3963975941232">
                <text:p>61.39639759412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8.4416192554264">
                <text:p>58.4416192554264</text:p>
              </table:table-cell>
              <table:table-cell office:value-type="float" office:value="64.4841192427887">
                <text:p>64.4841192427887</text:p>
              </table:table-cell>
              <table:table-cell office:value-type="float" office:value="58.6807402535145">
                <text:p>58.68074025351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5.9719848428716">
                <text:p>55.9719848428716</text:p>
              </table:table-cell>
              <table:table-cell office:value-type="float" office:value="64.351652358388">
                <text:p>64.351652358388</text:p>
              </table:table-cell>
              <table:table-cell office:value-type="float" office:value="57.4353699880407">
                <text:p>57.43536998804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6.8326989244028">
                <text:p>56.8326989244028</text:p>
              </table:table-cell>
              <table:table-cell office:value-type="float" office:value="64.2996937109863">
                <text:p>64.2996937109863</text:p>
              </table:table-cell>
              <table:table-cell office:value-type="float" office:value="56.4110481657678">
                <text:p>56.41104816576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7.3329290902471">
                <text:p>57.3329290902471</text:p>
              </table:table-cell>
              <table:table-cell office:value-type="float" office:value="63.779916798345">
                <text:p>63.779916798345</text:p>
              </table:table-cell>
              <table:table-cell office:value-type="float" office:value="57.0290195983809">
                <text:p>57.02901959838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3.5241622872624">
                <text:p>53.5241622872624</text:p>
              </table:table-cell>
              <table:table-cell office:value-type="float" office:value="62.430475060244">
                <text:p>62.430475060244</text:p>
              </table:table-cell>
              <table:table-cell office:value-type="float" office:value="56.5535639888171">
                <text:p>56.55356398881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7.8194547244104">
                <text:p>57.8194547244104</text:p>
              </table:table-cell>
              <table:table-cell office:value-type="float" office:value="60.8988427397427">
                <text:p>60.8988427397427</text:p>
              </table:table-cell>
              <table:table-cell office:value-type="float" office:value="55.431632673979">
                <text:p>55.4316326739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5.7890491893628">
                <text:p>55.7890491893628</text:p>
              </table:table-cell>
              <table:table-cell office:value-type="float" office:value="63.057958599361">
                <text:p>63.057958599361</text:p>
              </table:table-cell>
              <table:table-cell office:value-type="float" office:value="56.3530824055239">
                <text:p>56.35308240552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4.2002734907419">
                <text:p>54.2002734907419</text:p>
              </table:table-cell>
              <table:table-cell office:value-type="float" office:value="61.2553331971972">
                <text:p>61.2553331971972</text:p>
              </table:table-cell>
              <table:table-cell office:value-type="float" office:value="53.5750222617875">
                <text:p>53.5750222617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5.4240721987907">
                <text:p>55.4240721987907</text:p>
              </table:table-cell>
              <table:table-cell office:value-type="float" office:value="61.7265015374215">
                <text:p>61.7265015374215</text:p>
              </table:table-cell>
              <table:table-cell office:value-type="float" office:value="53.4043385985448">
                <text:p>53.40433859854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3.7623715259597">
                <text:p>53.7623715259597</text:p>
              </table:table-cell>
              <table:table-cell office:value-type="float" office:value="61.3172237251258">
                <text:p>61.3172237251258</text:p>
              </table:table-cell>
              <table:table-cell office:value-type="float" office:value="56.3351164732747">
                <text:p>56.33511647327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5.3531448280926">
                <text:p>55.3531448280926</text:p>
              </table:table-cell>
              <table:table-cell office:value-type="float" office:value="63.5103913398289">
                <text:p>63.5103913398289</text:p>
              </table:table-cell>
              <table:table-cell office:value-type="float" office:value="57.7218507476537">
                <text:p>57.72185074765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2.2418911360151">
                <text:p>52.2418911360151</text:p>
              </table:table-cell>
              <table:table-cell office:value-type="float" office:value="63.9534708259564">
                <text:p>63.9534708259564</text:p>
              </table:table-cell>
              <table:table-cell office:value-type="float" office:value="57.5194754224567">
                <text:p>57.51947542245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6.1904595262291">
                <text:p>56.1904595262291</text:p>
              </table:table-cell>
              <table:table-cell office:value-type="float" office:value="61.3931188439317">
                <text:p>61.3931188439317</text:p>
              </table:table-cell>
              <table:table-cell office:value-type="float" office:value="59.9025754745114">
                <text:p>59.90257547451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3.2389690858595">
                <text:p>53.2389690858595</text:p>
              </table:table-cell>
              <table:table-cell office:value-type="float" office:value="63.456963826245">
                <text:p>63.456963826245</text:p>
              </table:table-cell>
              <table:table-cell office:value-type="float" office:value="59.4584492305593">
                <text:p>59.45844923055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3.1671762795791">
                <text:p>53.1671762795791</text:p>
              </table:table-cell>
              <table:table-cell office:value-type="float" office:value="66.2730648026357">
                <text:p>66.2730648026357</text:p>
              </table:table-cell>
              <table:table-cell office:value-type="float" office:value="61.5652702338236">
                <text:p>61.5652702338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3.4056657473521">
                <text:p>53.4056657473521</text:p>
              </table:table-cell>
              <table:table-cell office:value-type="float" office:value="65.2078208602885">
                <text:p>65.2078208602885</text:p>
              </table:table-cell>
              <table:table-cell office:value-type="float" office:value="58.5648067882986">
                <text:p>58.56480678829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5.6091744374677">
                <text:p>55.6091744374677</text:p>
              </table:table-cell>
              <table:table-cell office:value-type="float" office:value="66.9393009381503">
                <text:p>66.9393009381503</text:p>
              </table:table-cell>
              <table:table-cell office:value-type="float" office:value="59.3516246978776">
                <text:p>59.35162469787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52.0621990566785">
                <text:p>52.0621990566785</text:p>
              </table:table-cell>
              <table:table-cell office:value-type="float" office:value="66.7859398831289">
                <text:p>66.7859398831289</text:p>
              </table:table-cell>
              <table:table-cell office:value-type="float" office:value="62.3401344454029">
                <text:p>62.34013444540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4.3432458925855">
                <text:p>54.3432458925855</text:p>
              </table:table-cell>
              <table:table-cell office:value-type="float" office:value="67.5166036390051">
                <text:p>67.5166036390051</text:p>
              </table:table-cell>
              <table:table-cell office:value-type="float" office:value="59.2157362683974">
                <text:p>59.21573626839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4.8283837703292">
                <text:p>54.8283837703292</text:p>
              </table:table-cell>
              <table:table-cell office:value-type="float" office:value="67.9890643800633">
                <text:p>67.9890643800633</text:p>
              </table:table-cell>
              <table:table-cell office:value-type="float" office:value="62.7770347011967">
                <text:p>62.77703470119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2.8285480282635">
                <text:p>52.8285480282635</text:p>
              </table:table-cell>
              <table:table-cell office:value-type="float" office:value="66.6322663526229">
                <text:p>66.6322663526229</text:p>
              </table:table-cell>
              <table:table-cell office:value-type="float" office:value="62.4258639761886">
                <text:p>62.42586397618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6.1700423515543">
                <text:p>56.1700423515543</text:p>
              </table:table-cell>
              <table:table-cell office:value-type="float" office:value="67.5678144776606">
                <text:p>67.5678144776606</text:p>
              </table:table-cell>
              <table:table-cell office:value-type="float" office:value="64.441563123223">
                <text:p>64.4415631232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7.2955089786127">
                <text:p>57.2955089786127</text:p>
              </table:table-cell>
              <table:table-cell office:value-type="float" office:value="67.8543580771636">
                <text:p>67.8543580771636</text:p>
              </table:table-cell>
              <table:table-cell office:value-type="float" office:value="65.8654558782602">
                <text:p>65.86545587826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4.2708122248622">
                <text:p>54.2708122248622</text:p>
              </table:table-cell>
              <table:table-cell office:value-type="float" office:value="68.1265765760667">
                <text:p>68.1265765760667</text:p>
              </table:table-cell>
              <table:table-cell office:value-type="float" office:value="63.5987779020179">
                <text:p>63.59877790201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8.8848726812682">
                <text:p>58.8848726812682</text:p>
              </table:table-cell>
              <table:table-cell office:value-type="float" office:value="69.3840281866335">
                <text:p>69.3840281866335</text:p>
              </table:table-cell>
              <table:table-cell office:value-type="float" office:value="65.3267650123898">
                <text:p>65.32676501238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9.8264901993616">
                <text:p>59.8264901993616</text:p>
              </table:table-cell>
              <table:table-cell office:value-type="float" office:value="69.4670104093011">
                <text:p>69.4670104093011</text:p>
              </table:table-cell>
              <table:table-cell office:value-type="float" office:value="66.4097307165909">
                <text:p>66.40973071659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9.2337504994793">
                <text:p>59.2337504994793</text:p>
              </table:table-cell>
              <table:table-cell office:value-type="float" office:value="69.7078279538113">
                <text:p>69.7078279538113</text:p>
              </table:table-cell>
              <table:table-cell office:value-type="float" office:value="67.1066061917392">
                <text:p>67.10660619173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58.7646784054455">
                <text:p>58.7646784054455</text:p>
              </table:table-cell>
              <table:table-cell office:value-type="float" office:value="69.7535112313858">
                <text:p>69.7535112313858</text:p>
              </table:table-cell>
              <table:table-cell office:value-type="float" office:value="67.1817355202937">
                <text:p>67.18173552029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1.5889799559242">
                <text:p>61.5889799559242</text:p>
              </table:table-cell>
              <table:table-cell office:value-type="float" office:value="69.23408844798">
                <text:p>69.23408844798</text:p>
              </table:table-cell>
              <table:table-cell office:value-type="float" office:value="69.9487694732644">
                <text:p>69.94876947326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4.2484989371639">
                <text:p>64.2484989371639</text:p>
              </table:table-cell>
              <table:table-cell office:value-type="float" office:value="72.3441673956936">
                <text:p>72.3441673956936</text:p>
              </table:table-cell>
              <table:table-cell office:value-type="float" office:value="68.2038238962978">
                <text:p>68.20382389629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4.9513872121292">
                <text:p>64.9513872121292</text:p>
              </table:table-cell>
              <table:table-cell office:value-type="float" office:value="71.6329446690003">
                <text:p>71.6329446690003</text:p>
              </table:table-cell>
              <table:table-cell office:value-type="float" office:value="71.2907564532999">
                <text:p>71.2907564532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4.5681918104463">
                <text:p>64.5681918104463</text:p>
              </table:table-cell>
              <table:table-cell office:value-type="float" office:value="72.5300702743597">
                <text:p>72.5300702743597</text:p>
              </table:table-cell>
              <table:table-cell office:value-type="float" office:value="71.8443132439169">
                <text:p>71.84431324391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5.4922837194245">
                <text:p>65.4922837194245</text:p>
              </table:table-cell>
              <table:table-cell office:value-type="float" office:value="72.4206834788968">
                <text:p>72.4206834788968</text:p>
              </table:table-cell>
              <table:table-cell office:value-type="float" office:value="70.8462747696324">
                <text:p>70.84627476963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6.981974208794">
                <text:p>66.981974208794</text:p>
              </table:table-cell>
              <table:table-cell office:value-type="float" office:value="73.311162846606">
                <text:p>73.311162846606</text:p>
              </table:table-cell>
              <table:table-cell office:value-type="float" office:value="71.4261306459563">
                <text:p>71.42613064595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68.0460806102584">
                <text:p>68.0460806102584</text:p>
              </table:table-cell>
              <table:table-cell office:value-type="float" office:value="74.0986987410859">
                <text:p>74.0986987410859</text:p>
              </table:table-cell>
              <table:table-cell office:value-type="float" office:value="72.9938905857524">
                <text:p>72.99389058575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3.9373145112994">
                <text:p>63.9373145112994</text:p>
              </table:table-cell>
              <table:table-cell office:value-type="float" office:value="72.8732085199468">
                <text:p>72.8732085199468</text:p>
              </table:table-cell>
              <table:table-cell office:value-type="float" office:value="72.7095722762045">
                <text:p>72.70957227620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7.7815594348001">
                <text:p>67.7815594348001</text:p>
              </table:table-cell>
              <table:table-cell office:value-type="float" office:value="75.2738495043821">
                <text:p>75.2738495043821</text:p>
              </table:table-cell>
              <table:table-cell office:value-type="float" office:value="71.5834569102852">
                <text:p>71.58345691028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8.9781943919021">
                <text:p>68.9781943919021</text:p>
              </table:table-cell>
              <table:table-cell office:value-type="float" office:value="72.8562998696099">
                <text:p>72.8562998696099</text:p>
              </table:table-cell>
              <table:table-cell office:value-type="float" office:value="72.0735772019188">
                <text:p>72.07357720191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1.0741752916869">
                <text:p>71.0741752916869</text:p>
              </table:table-cell>
              <table:table-cell office:value-type="float" office:value="73.5305884637195">
                <text:p>73.5305884637195</text:p>
              </table:table-cell>
              <table:table-cell office:value-type="float" office:value="73.493297679091">
                <text:p>73.4932976790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9.5612007375838">
                <text:p>69.5612007375838</text:p>
              </table:table-cell>
              <table:table-cell office:value-type="float" office:value="73.5987137878454">
                <text:p>73.5987137878454</text:p>
              </table:table-cell>
              <table:table-cell office:value-type="float" office:value="74.7468538998362">
                <text:p>74.74685389983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2.699881005486">
                <text:p>72.699881005486</text:p>
              </table:table-cell>
              <table:table-cell office:value-type="float" office:value="73.8566839681602">
                <text:p>73.8566839681602</text:p>
              </table:table-cell>
              <table:table-cell office:value-type="float" office:value="71.8226863543927">
                <text:p>71.82268635439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70.2052523427582">
                <text:p>70.2052523427582</text:p>
              </table:table-cell>
              <table:table-cell office:value-type="float" office:value="73.0476748396241">
                <text:p>73.0476748396241</text:p>
              </table:table-cell>
              <table:table-cell office:value-type="float" office:value="73.040543831098">
                <text:p>73.0405438310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9.7437971113489">
                <text:p>69.7437971113489</text:p>
              </table:table-cell>
              <table:table-cell office:value-type="float" office:value="73.8667394102636">
                <text:p>73.8667394102636</text:p>
              </table:table-cell>
              <table:table-cell office:value-type="float" office:value="72.3117115088449">
                <text:p>72.31171150884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70.9813205524675">
                <text:p>70.9813205524675</text:p>
              </table:table-cell>
              <table:table-cell office:value-type="float" office:value="75.6093772815011">
                <text:p>75.6093772815011</text:p>
              </table:table-cell>
              <table:table-cell office:value-type="float" office:value="73.7404305393842">
                <text:p>73.74043053938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2.7704147801445">
                <text:p>72.7704147801445</text:p>
              </table:table-cell>
              <table:table-cell office:value-type="float" office:value="75.4241430924276">
                <text:p>75.4241430924276</text:p>
              </table:table-cell>
              <table:table-cell office:value-type="float" office:value="71.2905254550075">
                <text:p>71.29052545500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73.7791775270547">
                <text:p>73.7791775270547</text:p>
              </table:table-cell>
              <table:table-cell office:value-type="float" office:value="73.1005883063984">
                <text:p>73.1005883063984</text:p>
              </table:table-cell>
              <table:table-cell office:value-type="float" office:value="74.2198137450107">
                <text:p>74.21981374501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2.015071387254">
                <text:p>72.015071387254</text:p>
              </table:table-cell>
              <table:table-cell office:value-type="float" office:value="75.8563268348219">
                <text:p>75.8563268348219</text:p>
              </table:table-cell>
              <table:table-cell office:value-type="float" office:value="71.5018693007226">
                <text:p>71.50186930072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2.5356268840692">
                <text:p>72.5356268840692</text:p>
              </table:table-cell>
              <table:table-cell office:value-type="float" office:value="74.0139842410008">
                <text:p>74.0139842410008</text:p>
              </table:table-cell>
              <table:table-cell office:value-type="float" office:value="68.9080540509443">
                <text:p>68.90805405094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3.0427258231383">
                <text:p>73.0427258231383</text:p>
              </table:table-cell>
              <table:table-cell office:value-type="float" office:value="74.4759399771429">
                <text:p>74.4759399771429</text:p>
              </table:table-cell>
              <table:table-cell office:value-type="float" office:value="71.0140696546483">
                <text:p>71.01406965464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2.265475001416">
                <text:p>72.265475001416</text:p>
              </table:table-cell>
              <table:table-cell office:value-type="float" office:value="74.6034907816039">
                <text:p>74.6034907816039</text:p>
              </table:table-cell>
              <table:table-cell office:value-type="float" office:value="70.0878161054978">
                <text:p>70.08781610549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2.8948358848476">
                <text:p>72.8948358848476</text:p>
              </table:table-cell>
              <table:table-cell office:value-type="float" office:value="75.1688491419401">
                <text:p>75.1688491419401</text:p>
              </table:table-cell>
              <table:table-cell office:value-type="float" office:value="70.1374872188543">
                <text:p>70.13748721885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74.9139545569044">
                <text:p>74.9139545569044</text:p>
              </table:table-cell>
              <table:table-cell office:value-type="float" office:value="74.1409159907227">
                <text:p>74.1409159907227</text:p>
              </table:table-cell>
              <table:table-cell office:value-type="float" office:value="64.4211787543945">
                <text:p>64.42117875439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72.5006748248757">
                <text:p>72.5006748248757</text:p>
              </table:table-cell>
              <table:table-cell office:value-type="float" office:value="72.5164662037925">
                <text:p>72.5164662037925</text:p>
              </table:table-cell>
              <table:table-cell office:value-type="float" office:value="66.543823033715">
                <text:p>66.5438230337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72.3366475168888">
                <text:p>72.3366475168888</text:p>
              </table:table-cell>
              <table:table-cell office:value-type="float" office:value="76.1056724082669">
                <text:p>76.1056724082669</text:p>
              </table:table-cell>
              <table:table-cell office:value-type="float" office:value="67.7640588464746">
                <text:p>67.76405884647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72.0508420646002">
                <text:p>72.0508420646002</text:p>
              </table:table-cell>
              <table:table-cell office:value-type="float" office:value="73.838202244661">
                <text:p>73.838202244661</text:p>
              </table:table-cell>
              <table:table-cell office:value-type="float" office:value="64.6364962344205">
                <text:p>64.63649623442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4.4577322783389">
                <text:p>74.4577322783389</text:p>
              </table:table-cell>
              <table:table-cell office:value-type="float" office:value="73.7973028120118">
                <text:p>73.7973028120118</text:p>
              </table:table-cell>
              <table:table-cell office:value-type="float" office:value="63.2892164157768">
                <text:p>63.28921641577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72.8203834824404">
                <text:p>72.8203834824404</text:p>
              </table:table-cell>
              <table:table-cell office:value-type="float" office:value="73.7159175877168">
                <text:p>73.7159175877168</text:p>
              </table:table-cell>
              <table:table-cell office:value-type="float" office:value="60.0666633864372">
                <text:p>60.06666338643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73.7941959790935">
                <text:p>73.7941959790935</text:p>
              </table:table-cell>
              <table:table-cell office:value-type="float" office:value="75.834640420396">
                <text:p>75.834640420396</text:p>
              </table:table-cell>
              <table:table-cell office:value-type="float" office:value="59.2322665374353">
                <text:p>59.23226653743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72.8605100908781">
                <text:p>72.8605100908781</text:p>
              </table:table-cell>
              <table:table-cell office:value-type="float" office:value="75.962862177771">
                <text:p>75.962862177771</text:p>
              </table:table-cell>
              <table:table-cell office:value-type="float" office:value="51.1983640987555">
                <text:p>51.19836409875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0.9592684603398">
                <text:p>70.9592684603398</text:p>
              </table:table-cell>
              <table:table-cell office:value-type="float" office:value="74.5644018215676">
                <text:p>74.5644018215676</text:p>
              </table:table-cell>
              <table:table-cell office:value-type="float" office:value="57.882248236213">
                <text:p>57.8822482362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72.4262407423042">
                <text:p>72.4262407423042</text:p>
              </table:table-cell>
              <table:table-cell office:value-type="float" office:value="75.0306362054257">
                <text:p>75.0306362054257</text:p>
              </table:table-cell>
              <table:table-cell office:value-type="float" office:value="59.3537632897994">
                <text:p>59.35376328979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73.2795792935314">
                <text:p>73.2795792935314</text:p>
              </table:table-cell>
              <table:table-cell office:value-type="float" office:value="75.8100746791314">
                <text:p>75.8100746791314</text:p>
              </table:table-cell>
              <table:table-cell office:value-type="float" office:value="58.9059700905258">
                <text:p>58.90597009052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71.6446756150642">
                <text:p>71.6446756150642</text:p>
              </table:table-cell>
              <table:table-cell office:value-type="float" office:value="75.498418451999">
                <text:p>75.498418451999</text:p>
              </table:table-cell>
              <table:table-cell office:value-type="float" office:value="65.4950349601311">
                <text:p>65.49503496013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72.8012962808965">
                <text:p>72.8012962808965</text:p>
              </table:table-cell>
              <table:table-cell office:value-type="float" office:value="75.7583182688651">
                <text:p>75.7583182688651</text:p>
              </table:table-cell>
              <table:table-cell office:value-type="float" office:value="59.9739059520916">
                <text:p>59.97390595209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72.3793638411751">
                <text:p>72.3793638411751</text:p>
              </table:table-cell>
              <table:table-cell office:value-type="float" office:value="74.5989967838813">
                <text:p>74.5989967838813</text:p>
              </table:table-cell>
              <table:table-cell office:value-type="float" office:value="59.7071653435653">
                <text:p>59.70716534356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3.4427853044426">
                <text:p>73.4427853044426</text:p>
              </table:table-cell>
              <table:table-cell office:value-type="float" office:value="73.1483659206815">
                <text:p>73.1483659206815</text:p>
              </table:table-cell>
              <table:table-cell office:value-type="float" office:value="65.9602608420606">
                <text:p>65.96026084206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74.6970775815015">
                <text:p>74.6970775815015</text:p>
              </table:table-cell>
              <table:table-cell office:value-type="float" office:value="73.6758729317339">
                <text:p>73.6758729317339</text:p>
              </table:table-cell>
              <table:table-cell office:value-type="float" office:value="62.4827159397345">
                <text:p>62.48271593973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73.2540286432176">
                <text:p>73.2540286432176</text:p>
              </table:table-cell>
              <table:table-cell office:value-type="float" office:value="72.3031029217881">
                <text:p>72.3031029217881</text:p>
              </table:table-cell>
              <table:table-cell office:value-type="float" office:value="69.2092645338834">
                <text:p>69.20926453388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69.4880219855608">
                <text:p>69.4880219855608</text:p>
              </table:table-cell>
              <table:table-cell office:value-type="float" office:value="72.6098460536725">
                <text:p>72.6098460536725</text:p>
              </table:table-cell>
              <table:table-cell office:value-type="float" office:value="67.7879870781657">
                <text:p>67.78798707816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71.6485713347238">
                <text:p>71.6485713347238</text:p>
              </table:table-cell>
              <table:table-cell office:value-type="float" office:value="71.2161810077287">
                <text:p>71.2161810077287</text:p>
              </table:table-cell>
              <table:table-cell office:value-type="float" office:value="68.2512835626312">
                <text:p>68.25128356263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3.2694465767968">
                <text:p>73.2694465767968</text:p>
              </table:table-cell>
              <table:table-cell office:value-type="float" office:value="73.4761968971943">
                <text:p>73.4761968971943</text:p>
              </table:table-cell>
              <table:table-cell office:value-type="float" office:value="69.0133660999509">
                <text:p>69.01336609995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73.9618567786745">
                <text:p>73.9618567786745</text:p>
              </table:table-cell>
              <table:table-cell office:value-type="float" office:value="74.1910031328668">
                <text:p>74.1910031328668</text:p>
              </table:table-cell>
              <table:table-cell office:value-type="float" office:value="67.8210804139078">
                <text:p>67.82108041390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74.573377761235">
                <text:p>74.573377761235</text:p>
              </table:table-cell>
              <table:table-cell office:value-type="float" office:value="73.7422795925239">
                <text:p>73.7422795925239</text:p>
              </table:table-cell>
              <table:table-cell office:value-type="float" office:value="69.4695210045591">
                <text:p>69.46952100455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71.2366257733063">
                <text:p>71.2366257733063</text:p>
              </table:table-cell>
              <table:table-cell office:value-type="float" office:value="69.3649020076978">
                <text:p>69.3649020076978</text:p>
              </table:table-cell>
              <table:table-cell office:value-type="float" office:value="70.9270410475891">
                <text:p>70.92704104758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73.8330335631261">
                <text:p>73.8330335631261</text:p>
              </table:table-cell>
              <table:table-cell office:value-type="float" office:value="70.1118245011157">
                <text:p>70.1118245011157</text:p>
              </table:table-cell>
              <table:table-cell office:value-type="float" office:value="72.511978594269">
                <text:p>72.5119785942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71.3637221123257">
                <text:p>71.3637221123257</text:p>
              </table:table-cell>
              <table:table-cell office:value-type="float" office:value="69.0292719112823">
                <text:p>69.0292719112823</text:p>
              </table:table-cell>
              <table:table-cell office:value-type="float" office:value="70.8326962093424">
                <text:p>70.83269620934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69.5431963814043">
                <text:p>69.5431963814043</text:p>
              </table:table-cell>
              <table:table-cell office:value-type="float" office:value="71.3332210137219">
                <text:p>71.3332210137219</text:p>
              </table:table-cell>
              <table:table-cell office:value-type="float" office:value="72.9425388840704">
                <text:p>72.94253888407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3.6307332850795">
                <text:p>73.6307332850795</text:p>
              </table:table-cell>
              <table:table-cell office:value-type="float" office:value="70.5918557707036">
                <text:p>70.5918557707036</text:p>
              </table:table-cell>
              <table:table-cell office:value-type="float" office:value="72.5420619158119">
                <text:p>72.54206191581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71.4874927865654">
                <text:p>71.4874927865654</text:p>
              </table:table-cell>
              <table:table-cell office:value-type="float" office:value="70.6478013085989">
                <text:p>70.6478013085989</text:p>
              </table:table-cell>
              <table:table-cell office:value-type="float" office:value="73.8789020130874">
                <text:p>73.87890201308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74.4984845945378">
                <text:p>74.4984845945378</text:p>
              </table:table-cell>
              <table:table-cell office:value-type="float" office:value="68.4200485614653">
                <text:p>68.4200485614653</text:p>
              </table:table-cell>
              <table:table-cell office:value-type="float" office:value="72.5722958107496">
                <text:p>72.57229581074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1.7777478184486">
                <text:p>71.7777478184486</text:p>
              </table:table-cell>
              <table:table-cell office:value-type="float" office:value="71.8797099045893">
                <text:p>71.8797099045893</text:p>
              </table:table-cell>
              <table:table-cell office:value-type="float" office:value="75.1150811694211">
                <text:p>75.11508116942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70.1595793010359">
                <text:p>70.1595793010359</text:p>
              </table:table-cell>
              <table:table-cell office:value-type="float" office:value="70.0040709553641">
                <text:p>70.0040709553641</text:p>
              </table:table-cell>
              <table:table-cell office:value-type="float" office:value="72.4886493991531">
                <text:p>72.48864939915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75.3491713543646">
                <text:p>75.3491713543646</text:p>
              </table:table-cell>
              <table:table-cell office:value-type="float" office:value="68.5794255627163">
                <text:p>68.5794255627163</text:p>
              </table:table-cell>
              <table:table-cell office:value-type="float" office:value="75.7837336583533">
                <text:p>75.78373365835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6.377685738354">
                <text:p>76.377685738354</text:p>
              </table:table-cell>
              <table:table-cell office:value-type="float" office:value="70.7754534151029">
                <text:p>70.7754534151029</text:p>
              </table:table-cell>
              <table:table-cell office:value-type="float" office:value="74.580082269631">
                <text:p>74.5800822696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71.0241416359963">
                <text:p>71.0241416359963</text:p>
              </table:table-cell>
              <table:table-cell office:value-type="float" office:value="71.442032163618">
                <text:p>71.442032163618</text:p>
              </table:table-cell>
              <table:table-cell office:value-type="float" office:value="73.9287554260805">
                <text:p>73.92875542608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71.9072320266355">
                <text:p>71.9072320266355</text:p>
              </table:table-cell>
              <table:table-cell office:value-type="float" office:value="74.0395732418248">
                <text:p>74.0395732418248</text:p>
              </table:table-cell>
              <table:table-cell office:value-type="float" office:value="73.2464637577398">
                <text:p>73.24646375773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1.6900674816812">
                <text:p>71.6900674816812</text:p>
              </table:table-cell>
              <table:table-cell office:value-type="float" office:value="72.3078245199057">
                <text:p>72.3078245199057</text:p>
              </table:table-cell>
              <table:table-cell office:value-type="float" office:value="72.480442739076">
                <text:p>72.4804427390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72.7583269924488">
                <text:p>72.7583269924488</text:p>
              </table:table-cell>
              <table:table-cell office:value-type="float" office:value="73.1663163084558">
                <text:p>73.1663163084558</text:p>
              </table:table-cell>
              <table:table-cell office:value-type="float" office:value="70.52048735672">
                <text:p>70.520487356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73.7030902599958">
                <text:p>73.7030902599958</text:p>
              </table:table-cell>
              <table:table-cell office:value-type="float" office:value="74.9111121746157">
                <text:p>74.9111121746157</text:p>
              </table:table-cell>
              <table:table-cell office:value-type="float" office:value="72.8165939725522">
                <text:p>72.81659397255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73.0921238784212">
                <text:p>73.0921238784212</text:p>
              </table:table-cell>
              <table:table-cell office:value-type="float" office:value="75.8907469372368">
                <text:p>75.8907469372368</text:p>
              </table:table-cell>
              <table:table-cell office:value-type="float" office:value="71.5616475015114">
                <text:p>71.56164750151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71.8123763630057">
                <text:p>71.8123763630057</text:p>
              </table:table-cell>
              <table:table-cell office:value-type="float" office:value="74.2242417408208">
                <text:p>74.2242417408208</text:p>
              </table:table-cell>
              <table:table-cell office:value-type="float" office:value="70.8395531419699">
                <text:p>70.83955314196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73.7915942031279">
                <text:p>73.7915942031279</text:p>
              </table:table-cell>
              <table:table-cell office:value-type="float" office:value="72.7574050746535">
                <text:p>72.7574050746535</text:p>
              </table:table-cell>
              <table:table-cell office:value-type="float" office:value="70.4892047214945">
                <text:p>70.48920472149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70.8676798533356">
                <text:p>70.8676798533356</text:p>
              </table:table-cell>
              <table:table-cell office:value-type="float" office:value="72.8960045848857">
                <text:p>72.8960045848857</text:p>
              </table:table-cell>
              <table:table-cell office:value-type="float" office:value="70.4097115524983">
                <text:p>70.40971155249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71.5895204609147">
                <text:p>71.5895204609147</text:p>
              </table:table-cell>
              <table:table-cell office:value-type="float" office:value="75.3968828973459">
                <text:p>75.3968828973459</text:p>
              </table:table-cell>
              <table:table-cell office:value-type="float" office:value="67.8846032571583">
                <text:p>67.88460325715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71.3630335494625">
                <text:p>71.3630335494625</text:p>
              </table:table-cell>
              <table:table-cell office:value-type="float" office:value="75.0912591365953">
                <text:p>75.0912591365953</text:p>
              </table:table-cell>
              <table:table-cell office:value-type="float" office:value="68.1869130562108">
                <text:p>68.18691305621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71.5515542036621">
                <text:p>71.5515542036621</text:p>
              </table:table-cell>
              <table:table-cell office:value-type="float" office:value="73.3412658432404">
                <text:p>73.3412658432404</text:p>
              </table:table-cell>
              <table:table-cell office:value-type="float" office:value="69.1087523739767">
                <text:p>69.10875237397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70.6639551328293">
                <text:p>70.6639551328293</text:p>
              </table:table-cell>
              <table:table-cell office:value-type="float" office:value="74.9715946542353">
                <text:p>74.9715946542353</text:p>
              </table:table-cell>
              <table:table-cell office:value-type="float" office:value="68.8596549606457">
                <text:p>68.85965496064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68.9277445820497">
                <text:p>68.9277445820497</text:p>
              </table:table-cell>
              <table:table-cell office:value-type="float" office:value="74.2391663075879">
                <text:p>74.2391663075879</text:p>
              </table:table-cell>
              <table:table-cell office:value-type="float" office:value="69.4709640501179">
                <text:p>69.47096405011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69.9761572420351">
                <text:p>69.9761572420351</text:p>
              </table:table-cell>
              <table:table-cell office:value-type="float" office:value="72.8278335615191">
                <text:p>72.8278335615191</text:p>
              </table:table-cell>
              <table:table-cell office:value-type="float" office:value="69.053409706258">
                <text:p>69.0534097062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68.4972820302219">
                <text:p>68.4972820302219</text:p>
              </table:table-cell>
              <table:table-cell office:value-type="float" office:value="72.7290507759146">
                <text:p>72.7290507759146</text:p>
              </table:table-cell>
              <table:table-cell office:value-type="float" office:value="64.8600904495186">
                <text:p>64.86009044951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70.0857401900307">
                <text:p>70.0857401900307</text:p>
              </table:table-cell>
              <table:table-cell office:value-type="float" office:value="74.1404039457357">
                <text:p>74.1404039457357</text:p>
              </table:table-cell>
              <table:table-cell office:value-type="float" office:value="65.7889912819133">
                <text:p>65.78899128191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68.9145164514297">
                <text:p>68.9145164514297</text:p>
              </table:table-cell>
              <table:table-cell office:value-type="float" office:value="72.1319634239928">
                <text:p>72.1319634239928</text:p>
              </table:table-cell>
              <table:table-cell office:value-type="float" office:value="61.8295366901954">
                <text:p>61.82953669019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66.60975788766">
                <text:p>66.60975788766</text:p>
              </table:table-cell>
              <table:table-cell office:value-type="float" office:value="71.19698737518">
                <text:p>71.19698737518</text:p>
              </table:table-cell>
              <table:table-cell office:value-type="float" office:value="59.45873424129">
                <text:p>59.458734241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67.4414276117922">
                <text:p>67.4414276117922</text:p>
              </table:table-cell>
              <table:table-cell office:value-type="float" office:value="70.7057539328703">
                <text:p>70.7057539328703</text:p>
              </table:table-cell>
              <table:table-cell office:value-type="float" office:value="60.7512212271553">
                <text:p>60.75122122715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66.366554141836">
                <text:p>66.366554141836</text:p>
              </table:table-cell>
              <table:table-cell office:value-type="float" office:value="71.9505603093806">
                <text:p>71.9505603093806</text:p>
              </table:table-cell>
              <table:table-cell office:value-type="float" office:value="59.0722471297974">
                <text:p>59.07224712979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64.5521444352557">
                <text:p>64.5521444352557</text:p>
              </table:table-cell>
              <table:table-cell office:value-type="float" office:value="70.9571540350255">
                <text:p>70.9571540350255</text:p>
              </table:table-cell>
              <table:table-cell office:value-type="float" office:value="58.8052149431397">
                <text:p>58.80521494313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5.7982935150467">
                <text:p>65.7982935150467</text:p>
              </table:table-cell>
              <table:table-cell office:value-type="float" office:value="69.7624183830775">
                <text:p>69.7624183830775</text:p>
              </table:table-cell>
              <table:table-cell office:value-type="float" office:value="59.2347613876669">
                <text:p>59.23476138766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6.5253939547522">
                <text:p>66.5253939547522</text:p>
              </table:table-cell>
              <table:table-cell office:value-type="float" office:value="71.5186090160033">
                <text:p>71.5186090160033</text:p>
              </table:table-cell>
              <table:table-cell office:value-type="float" office:value="56.7697449354347">
                <text:p>56.76974493543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66.0444005449197">
                <text:p>66.0444005449197</text:p>
              </table:table-cell>
              <table:table-cell office:value-type="float" office:value="69.2215567038102">
                <text:p>69.2215567038102</text:p>
              </table:table-cell>
              <table:table-cell office:value-type="float" office:value="55.6387150530279">
                <text:p>55.63871505302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62.2428398006554">
                <text:p>62.2428398006554</text:p>
              </table:table-cell>
              <table:table-cell office:value-type="float" office:value="68.2667840780911">
                <text:p>68.2667840780911</text:p>
              </table:table-cell>
              <table:table-cell office:value-type="float" office:value="52.8727027907571">
                <text:p>52.87270279075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61.2814055120367">
                <text:p>61.2814055120367</text:p>
              </table:table-cell>
              <table:table-cell office:value-type="float" office:value="66.6237255827799">
                <text:p>66.6237255827799</text:p>
              </table:table-cell>
              <table:table-cell office:value-type="float" office:value="53.2418041507051">
                <text:p>53.24180415070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0.9183206999726">
                <text:p>60.9183206999726</text:p>
              </table:table-cell>
              <table:table-cell office:value-type="float" office:value="67.4234495088676">
                <text:p>67.4234495088676</text:p>
              </table:table-cell>
              <table:table-cell office:value-type="float" office:value="53.0909914556804">
                <text:p>53.09099145568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2.1326721472123">
                <text:p>62.1326721472123</text:p>
              </table:table-cell>
              <table:table-cell office:value-type="float" office:value="65.7012157119518">
                <text:p>65.7012157119518</text:p>
              </table:table-cell>
              <table:table-cell office:value-type="float" office:value="51.392273101161">
                <text:p>51.3922731011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59.2896842142988">
                <text:p>59.2896842142988</text:p>
              </table:table-cell>
              <table:table-cell office:value-type="float" office:value="68.7385078088876">
                <text:p>68.7385078088876</text:p>
              </table:table-cell>
              <table:table-cell office:value-type="float" office:value="48.1634867953656">
                <text:p>48.16348679536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61.3775671055486">
                <text:p>61.3775671055486</text:p>
              </table:table-cell>
              <table:table-cell office:value-type="float" office:value="67.1751988675104">
                <text:p>67.1751988675104</text:p>
              </table:table-cell>
              <table:table-cell office:value-type="float" office:value="49.3547229005439">
                <text:p>49.35472290054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58.8016017962396">
                <text:p>58.8016017962396</text:p>
              </table:table-cell>
              <table:table-cell office:value-type="float" office:value="66.9434882203335">
                <text:p>66.9434882203335</text:p>
              </table:table-cell>
              <table:table-cell office:value-type="float" office:value="50.1045699112556">
                <text:p>50.10456991125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0.0766057680271">
                <text:p>60.0766057680271</text:p>
              </table:table-cell>
              <table:table-cell office:value-type="float" office:value="64.7493573331766">
                <text:p>64.7493573331766</text:p>
              </table:table-cell>
              <table:table-cell office:value-type="float" office:value="47.3860340832527">
                <text:p>47.38603408325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8.0037962655618">
                <text:p>58.0037962655618</text:p>
              </table:table-cell>
              <table:table-cell office:value-type="float" office:value="64.3353013150828">
                <text:p>64.3353013150828</text:p>
              </table:table-cell>
              <table:table-cell office:value-type="float" office:value="48.2589426053201">
                <text:p>48.25894260532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57.0354260240292">
                <text:p>57.0354260240292</text:p>
              </table:table-cell>
              <table:table-cell office:value-type="float" office:value="65.874071298096">
                <text:p>65.874071298096</text:p>
              </table:table-cell>
              <table:table-cell office:value-type="float" office:value="45.6725769883546">
                <text:p>45.67257698835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8.4705728816429">
                <text:p>58.4705728816429</text:p>
              </table:table-cell>
              <table:table-cell office:value-type="float" office:value="67.7645229919538">
                <text:p>67.7645229919538</text:p>
              </table:table-cell>
              <table:table-cell office:value-type="float" office:value="44.5275216433282">
                <text:p>44.52752164332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6.7657052555918">
                <text:p>56.7657052555918</text:p>
              </table:table-cell>
              <table:table-cell office:value-type="float" office:value="67.6756550782012">
                <text:p>67.6756550782012</text:p>
              </table:table-cell>
              <table:table-cell office:value-type="float" office:value="45.5278194590471">
                <text:p>45.52781945904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5.6608252676834">
                <text:p>55.6608252676834</text:p>
              </table:table-cell>
              <table:table-cell office:value-type="float" office:value="66.2149158272817">
                <text:p>66.2149158272817</text:p>
              </table:table-cell>
              <table:table-cell office:value-type="float" office:value="46.7999012521033">
                <text:p>46.79990125210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4.6916117840697">
                <text:p>54.6916117840697</text:p>
              </table:table-cell>
              <table:table-cell office:value-type="float" office:value="69.825397521825">
                <text:p>69.825397521825</text:p>
              </table:table-cell>
              <table:table-cell office:value-type="float" office:value="45.9722166743428">
                <text:p>45.97221667434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4.0945078773469">
                <text:p>54.0945078773469</text:p>
              </table:table-cell>
              <table:table-cell office:value-type="float" office:value="69.7503236901395">
                <text:p>69.7503236901395</text:p>
              </table:table-cell>
              <table:table-cell office:value-type="float" office:value="46.312808596681">
                <text:p>46.3128085966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3.9983838586937">
                <text:p>53.9983838586937</text:p>
              </table:table-cell>
              <table:table-cell office:value-type="float" office:value="67.727380152554">
                <text:p>67.727380152554</text:p>
              </table:table-cell>
              <table:table-cell office:value-type="float" office:value="45.9990918947172">
                <text:p>45.99909189471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3.3937820489068">
                <text:p>53.3937820489068</text:p>
              </table:table-cell>
              <table:table-cell office:value-type="float" office:value="69.0990793688137">
                <text:p>69.0990793688137</text:p>
              </table:table-cell>
              <table:table-cell office:value-type="float" office:value="42.5010772577131">
                <text:p>42.50107725771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49.9373700021925">
                <text:p>49.9373700021925</text:p>
              </table:table-cell>
              <table:table-cell office:value-type="float" office:value="69.4823563572527">
                <text:p>69.4823563572527</text:p>
              </table:table-cell>
              <table:table-cell office:value-type="float" office:value="40.4871066133722">
                <text:p>40.48710661337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49.3955872111603">
                <text:p>49.3955872111603</text:p>
              </table:table-cell>
              <table:table-cell office:value-type="float" office:value="69.2797772703316">
                <text:p>69.2797772703316</text:p>
              </table:table-cell>
              <table:table-cell office:value-type="float" office:value="43.5900348083078">
                <text:p>43.59003480830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46.0339070551165">
                <text:p>46.0339070551165</text:p>
              </table:table-cell>
              <table:table-cell office:value-type="float" office:value="70.7807763984045">
                <text:p>70.7807763984045</text:p>
              </table:table-cell>
              <table:table-cell office:value-type="float" office:value="38.3676286109552">
                <text:p>38.36762861095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46.3344326313657">
                <text:p>46.3344326313657</text:p>
              </table:table-cell>
              <table:table-cell office:value-type="float" office:value="69.0527194424266">
                <text:p>69.0527194424266</text:p>
              </table:table-cell>
              <table:table-cell office:value-type="float" office:value="39.5402088515676">
                <text:p>39.54020885156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44.4620984708056">
                <text:p>44.4620984708056</text:p>
              </table:table-cell>
              <table:table-cell office:value-type="float" office:value="72.1509909410254">
                <text:p>72.1509909410254</text:p>
              </table:table-cell>
              <table:table-cell office:value-type="float" office:value="40.2851305356926">
                <text:p>40.28513053569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46.4909589127593">
                <text:p>46.4909589127593</text:p>
              </table:table-cell>
              <table:table-cell office:value-type="float" office:value="71.3432622515132">
                <text:p>71.3432622515132</text:p>
              </table:table-cell>
              <table:table-cell office:value-type="float" office:value="42.1040709621596">
                <text:p>42.10407096215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47.6708823332101">
                <text:p>47.6708823332101</text:p>
              </table:table-cell>
              <table:table-cell office:value-type="float" office:value="71.6882808544557">
                <text:p>71.6882808544557</text:p>
              </table:table-cell>
              <table:table-cell office:value-type="float" office:value="42.4764820397674">
                <text:p>42.47648203976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47.7122199894552">
                <text:p>47.7122199894552</text:p>
              </table:table-cell>
              <table:table-cell office:value-type="float" office:value="74.2329867111153">
                <text:p>74.2329867111153</text:p>
              </table:table-cell>
              <table:table-cell office:value-type="float" office:value="38.753944312165">
                <text:p>38.7539443121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47.2284420180182">
                <text:p>47.2284420180182</text:p>
              </table:table-cell>
              <table:table-cell office:value-type="float" office:value="74.0612636985934">
                <text:p>74.0612636985934</text:p>
              </table:table-cell>
              <table:table-cell office:value-type="float" office:value="40.6559783205451">
                <text:p>40.65597832054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45.6382592030538">
                <text:p>45.6382592030538</text:p>
              </table:table-cell>
              <table:table-cell office:value-type="float" office:value="72.6068280397229">
                <text:p>72.6068280397229</text:p>
              </table:table-cell>
              <table:table-cell office:value-type="float" office:value="38.7001684201275">
                <text:p>38.70016842012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42.5467296433263">
                <text:p>42.5467296433263</text:p>
              </table:table-cell>
              <table:table-cell office:value-type="float" office:value="71.7629204809613">
                <text:p>71.7629204809613</text:p>
              </table:table-cell>
              <table:table-cell office:value-type="float" office:value="38.6424155839422">
                <text:p>38.64241558394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44.6514482742849">
                <text:p>44.6514482742849</text:p>
              </table:table-cell>
              <table:table-cell office:value-type="float" office:value="74.4009435153595">
                <text:p>74.4009435153595</text:p>
              </table:table-cell>
              <table:table-cell office:value-type="float" office:value="37.7506902523632">
                <text:p>37.75069025236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46.7064006515981">
                <text:p>46.7064006515981</text:p>
              </table:table-cell>
              <table:table-cell office:value-type="float" office:value="76.487457815227">
                <text:p>76.487457815227</text:p>
              </table:table-cell>
              <table:table-cell office:value-type="float" office:value="37.512305055183">
                <text:p>37.5123050551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47.5340217499317">
                <text:p>47.5340217499317</text:p>
              </table:table-cell>
              <table:table-cell office:value-type="float" office:value="75.0144874184799">
                <text:p>75.0144874184799</text:p>
              </table:table-cell>
              <table:table-cell office:value-type="float" office:value="35.2656121298998">
                <text:p>35.26561212989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45.6069150601087">
                <text:p>45.6069150601087</text:p>
              </table:table-cell>
              <table:table-cell office:value-type="float" office:value="73.8784127903663">
                <text:p>73.8784127903663</text:p>
              </table:table-cell>
              <table:table-cell office:value-type="float" office:value="35.2931090885382">
                <text:p>35.29310908853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-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05cm" chart:symbol-height="0.05cm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05cm" chart:symbol-height="0.05cm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45cm" svg:y="0.316cm" chart:style-name="ch2">
          <text:p>MountainCarContinuous (Activation)</text:p>
        </chart:title>
        <chart:legend chart:legend-position="end" svg:x="12.883cm" svg:y="3.703cm" style:legend-expansion="high" chart:style-name="ch3"/>
        <chart:plot-area chart:style-name="ch4" table:cell-range-address="Sheet1.A4:Sheet1.A203 Sheet1.H2:Sheet1.H203 Sheet1.C4:Sheet1.C203 Sheet1.I3:Sheet1.I203" chart:data-source-has-labels="row" svg:x="1.331cm" svg:y="1.275cm" svg:width="11.232cm" svg:height="6.564cm">
          <chartooo:coordinate-region svg:x="2.243cm" svg:y="1.474cm" svg:width="10.04cm" svg:height="6.166cm"/>
          <chart:axis chart:dimension="x" chart:name="primary-x" chart:style-name="ch5">
            <chart:title svg:x="6.294cm" svg:y="8.019cm" chart:style-name="ch6">
              <text:p>Episode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5.818cm" chart:style-name="ch9">
              <text:p>Average Reward</text:p>
            </chart:title>
            <chart:grid chart:style-name="ch10" chart:class="major"/>
          </chart:axis>
          <chart:series chart:style-name="ch11" chart:values-cell-range-address="Sheet1.C4:Sheet1.C203" chart:label-cell-address="Sheet1.H2:Sheet1.H2" chart:class="chart:scatter">
            <chart:domain table:cell-range-address="Sheet1.A4:Sheet1.A203"/>
            <chart:data-point chart:repeated="200"/>
          </chart:series>
          <chart:series chart:style-name="ch12" chart:values-cell-range-address="Sheet1.H4:Sheet1.H203" chart:label-cell-address="Sheet1.H3:Sheet1.H3" chart:class="chart:scatter">
            <chart:data-point chart:repeated="200"/>
          </chart:series>
          <chart:series chart:style-name="ch13" chart:values-cell-range-address="Sheet1.I4:Sheet1.I203" chart:label-cell-address="Sheet1.I3:Sheet1.I3" chart:class="chart:scatter">
            <chart:data-point chart:repeated="2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anh</text:p>
                <draw:g>
                  <svg:desc>Sheet1.H2:Sheet1.H2</svg:desc>
                </draw:g>
              </table:table-cell>
              <table:table-cell office:value-type="string">
                <text:p>ReLU</text:p>
                <draw:g>
                  <svg:desc>Sheet1.H3:Sheet1.H3</svg:desc>
                </draw:g>
              </table:table-cell>
              <table:table-cell office:value-type="string">
                <text:p>LeakyReLU</text:p>
                <draw:g>
                  <svg:desc>Sheet1.I3:Sheet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203</svg:desc>
                </draw:g>
              </table:table-cell>
              <table:table-cell office:value-type="float" office:value="-100.39701852438">
                <text:p>-100.39701852438</text:p>
                <draw:g>
                  <svg:desc>Sheet1.C4:Sheet1.C203</svg:desc>
                </draw:g>
              </table:table-cell>
              <table:table-cell office:value-type="float" office:value="-100.415851902688">
                <text:p>-100.415851902688</text:p>
                <draw:g>
                  <svg:desc>Sheet1.H4:Sheet1.H203</svg:desc>
                </draw:g>
              </table:table-cell>
              <table:table-cell office:value-type="float" office:value="-100.41530638988">
                <text:p>-100.41530638988</text:p>
                <draw:g>
                  <svg:desc>Sheet1.I4:Sheet1.I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81.6595439792655">
                <text:p>-81.6595439792655</text:p>
              </table:table-cell>
              <table:table-cell office:value-type="float" office:value="-101.171519444715">
                <text:p>-101.171519444715</text:p>
              </table:table-cell>
              <table:table-cell office:value-type="float" office:value="-101.175335492279">
                <text:p>-101.1753354922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82.0724108483408">
                <text:p>-82.0724108483408</text:p>
              </table:table-cell>
              <table:table-cell office:value-type="float" office:value="-104.693935389105">
                <text:p>-104.693935389105</text:p>
              </table:table-cell>
              <table:table-cell office:value-type="float" office:value="-104.696171010817">
                <text:p>-104.6961710108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81.3434413881478">
                <text:p>-81.3434413881478</text:p>
              </table:table-cell>
              <table:table-cell office:value-type="float" office:value="-98.1169415363816">
                <text:p>-98.1169415363816</text:p>
              </table:table-cell>
              <table:table-cell office:value-type="float" office:value="-98.1171693750729">
                <text:p>-98.11716937507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97.5127934132151">
                <text:p>-97.5127934132151</text:p>
              </table:table-cell>
              <table:table-cell office:value-type="float" office:value="-96.5289216895799">
                <text:p>-96.5289216895799</text:p>
              </table:table-cell>
              <table:table-cell office:value-type="float" office:value="-96.5276941957379">
                <text:p>-96.52769419573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82.5822354343019">
                <text:p>-82.5822354343019</text:p>
              </table:table-cell>
              <table:table-cell office:value-type="float" office:value="-101.666203816606">
                <text:p>-101.666203816606</text:p>
              </table:table-cell>
              <table:table-cell office:value-type="float" office:value="-101.664881706214">
                <text:p>-101.664881706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34.0307060419594">
                <text:p>-34.0307060419594</text:p>
              </table:table-cell>
              <table:table-cell office:value-type="float" office:value="-78.7437518579636">
                <text:p>-78.7437518579636</text:p>
              </table:table-cell>
              <table:table-cell office:value-type="float" office:value="-78.7429236495101">
                <text:p>-78.7429236495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78.0596837253853">
                <text:p>-78.0596837253853</text:p>
              </table:table-cell>
              <table:table-cell office:value-type="float" office:value="-97.2210007365837">
                <text:p>-97.2210007365837</text:p>
              </table:table-cell>
              <table:table-cell office:value-type="float" office:value="-97.2137778962052">
                <text:p>-97.2137778962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38.2104271200096">
                <text:p>-38.2104271200096</text:p>
              </table:table-cell>
              <table:table-cell office:value-type="float" office:value="-98.6852555863696">
                <text:p>-98.6852555863696</text:p>
              </table:table-cell>
              <table:table-cell office:value-type="float" office:value="-98.6851447225716">
                <text:p>-98.68514472257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.2547379100955">
                <text:p>15.2547379100955</text:p>
              </table:table-cell>
              <table:table-cell office:value-type="float" office:value="-98.5969466362045">
                <text:p>-98.5969466362045</text:p>
              </table:table-cell>
              <table:table-cell office:value-type="float" office:value="-98.5968254754196">
                <text:p>-98.5968254754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4.1785061686565">
                <text:p>34.1785061686565</text:p>
              </table:table-cell>
              <table:table-cell office:value-type="float" office:value="-96.979568692229">
                <text:p>-96.979568692229</text:p>
              </table:table-cell>
              <table:table-cell office:value-type="float" office:value="-96.9790519505854">
                <text:p>-96.97905195058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6.0305875555636">
                <text:p>-16.0305875555636</text:p>
              </table:table-cell>
              <table:table-cell office:value-type="float" office:value="-79.0807991066011">
                <text:p>-79.0807991066011</text:p>
              </table:table-cell>
              <table:table-cell office:value-type="float" office:value="-79.0899753757878">
                <text:p>-79.08997537578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1.4497087407404">
                <text:p>41.4497087407404</text:p>
              </table:table-cell>
              <table:table-cell office:value-type="float" office:value="-80.0973449798964">
                <text:p>-80.0973449798964</text:p>
              </table:table-cell>
              <table:table-cell office:value-type="float" office:value="-80.0787522795252">
                <text:p>-80.07875227952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7.7382597608482">
                <text:p>47.7382597608482</text:p>
              </table:table-cell>
              <table:table-cell office:value-type="float" office:value="-101.052583313275">
                <text:p>-101.052583313275</text:p>
              </table:table-cell>
              <table:table-cell office:value-type="float" office:value="-79.4874041065309">
                <text:p>-79.48740410653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9.7636941212792">
                <text:p>49.7636941212792</text:p>
              </table:table-cell>
              <table:table-cell office:value-type="float" office:value="-93.1937862976997">
                <text:p>-93.1937862976997</text:p>
              </table:table-cell>
              <table:table-cell office:value-type="float" office:value="-94.1618755181323">
                <text:p>-94.16187551813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2.0355529770871">
                <text:p>52.0355529770871</text:p>
              </table:table-cell>
              <table:table-cell office:value-type="float" office:value="-93.9513551022475">
                <text:p>-93.9513551022475</text:p>
              </table:table-cell>
              <table:table-cell office:value-type="float" office:value="-94.1469882623137">
                <text:p>-94.14698826231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9.3130958298121">
                <text:p>59.3130958298121</text:p>
              </table:table-cell>
              <table:table-cell office:value-type="float" office:value="-74.2303916176809">
                <text:p>-74.2303916176809</text:p>
              </table:table-cell>
              <table:table-cell office:value-type="float" office:value="-96.2910989994388">
                <text:p>-96.29109899943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0.8204404990338">
                <text:p>60.8204404990338</text:p>
              </table:table-cell>
              <table:table-cell office:value-type="float" office:value="-98.7539664043578">
                <text:p>-98.7539664043578</text:p>
              </table:table-cell>
              <table:table-cell office:value-type="float" office:value="-98.7056695809771">
                <text:p>-98.70566958097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7.2779011261791">
                <text:p>57.2779011261791</text:p>
              </table:table-cell>
              <table:table-cell office:value-type="float" office:value="-79.6865128562662">
                <text:p>-79.6865128562662</text:p>
              </table:table-cell>
              <table:table-cell office:value-type="float" office:value="-98.6282166082311">
                <text:p>-98.62821660823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2.9464841129609">
                <text:p>62.9464841129609</text:p>
              </table:table-cell>
              <table:table-cell office:value-type="float" office:value="-81.4487114659762">
                <text:p>-81.4487114659762</text:p>
              </table:table-cell>
              <table:table-cell office:value-type="float" office:value="-77.5412248777532">
                <text:p>-77.54122487775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2.9070653328598">
                <text:p>62.9070653328598</text:p>
              </table:table-cell>
              <table:table-cell office:value-type="float" office:value="-71.5376497720822">
                <text:p>-71.5376497720822</text:p>
              </table:table-cell>
              <table:table-cell office:value-type="float" office:value="-94.8341760877856">
                <text:p>-94.83417608778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9.1841477686686">
                <text:p>69.1841477686686</text:p>
              </table:table-cell>
              <table:table-cell office:value-type="float" office:value="-78.8271992734815">
                <text:p>-78.8271992734815</text:p>
              </table:table-cell>
              <table:table-cell office:value-type="float" office:value="-96.1051725602568">
                <text:p>-96.10517256025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8.0593795244633">
                <text:p>68.0593795244633</text:p>
              </table:table-cell>
              <table:table-cell office:value-type="float" office:value="-80.3906386364026">
                <text:p>-80.3906386364026</text:p>
              </table:table-cell>
              <table:table-cell office:value-type="float" office:value="-96.6538714364733">
                <text:p>-96.65387143647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9.1558676194184">
                <text:p>69.1558676194184</text:p>
              </table:table-cell>
              <table:table-cell office:value-type="float" office:value="-77.041306136068">
                <text:p>-77.041306136068</text:p>
              </table:table-cell>
              <table:table-cell office:value-type="float" office:value="-74.1924690480274">
                <text:p>-74.19246904802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5.9972669338834">
                <text:p>65.9972669338834</text:p>
              </table:table-cell>
              <table:table-cell office:value-type="float" office:value="-56.8310880057084">
                <text:p>-56.8310880057084</text:p>
              </table:table-cell>
              <table:table-cell office:value-type="float" office:value="-94.1522388506934">
                <text:p>-94.15223885069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9.0527266643302">
                <text:p>69.0527266643302</text:p>
              </table:table-cell>
              <table:table-cell office:value-type="float" office:value="-34.0083362830378">
                <text:p>-34.0083362830378</text:p>
              </table:table-cell>
              <table:table-cell office:value-type="float" office:value="-78.3198541510666">
                <text:p>-78.31985415106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2.0710230845733">
                <text:p>72.0710230845733</text:p>
              </table:table-cell>
              <table:table-cell office:value-type="float" office:value="-40.9348996253966">
                <text:p>-40.9348996253966</text:p>
              </table:table-cell>
              <table:table-cell office:value-type="float" office:value="-79.1779044347202">
                <text:p>-79.17790443472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1.3075195358507">
                <text:p>71.3075195358507</text:p>
              </table:table-cell>
              <table:table-cell office:value-type="float" office:value="-56.898720483074">
                <text:p>-56.898720483074</text:p>
              </table:table-cell>
              <table:table-cell office:value-type="float" office:value="-54.2354811415647">
                <text:p>-54.23548114156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0.4244205209512">
                <text:p>70.4244205209512</text:p>
              </table:table-cell>
              <table:table-cell office:value-type="float" office:value="-22.1670858093883">
                <text:p>-22.1670858093883</text:p>
              </table:table-cell>
              <table:table-cell office:value-type="float" office:value="-94.2707539493145">
                <text:p>-94.27075394931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0.8624369682289">
                <text:p>70.8624369682289</text:p>
              </table:table-cell>
              <table:table-cell office:value-type="float" office:value="-51.5380950691959">
                <text:p>-51.5380950691959</text:p>
              </table:table-cell>
              <table:table-cell office:value-type="float" office:value="-40.0086507061843">
                <text:p>-40.00865070618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0.3472495530302">
                <text:p>70.3472495530302</text:p>
              </table:table-cell>
              <table:table-cell office:value-type="float" office:value="-22.4297713745313">
                <text:p>-22.4297713745313</text:p>
              </table:table-cell>
              <table:table-cell office:value-type="float" office:value="-73.5026279351862">
                <text:p>-73.50262793518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2.0643168326764">
                <text:p>72.0643168326764</text:p>
              </table:table-cell>
              <table:table-cell office:value-type="float" office:value="13.1212423126198">
                <text:p>13.1212423126198</text:p>
              </table:table-cell>
              <table:table-cell office:value-type="float" office:value="-74.7283829656228">
                <text:p>-74.72838296562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9.0459539726854">
                <text:p>69.0459539726854</text:p>
              </table:table-cell>
              <table:table-cell office:value-type="float" office:value="-15.8861631031487">
                <text:p>-15.8861631031487</text:p>
              </table:table-cell>
              <table:table-cell office:value-type="float" office:value="-76.3910489890606">
                <text:p>-76.39104898906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1.3401874190749">
                <text:p>71.3401874190749</text:p>
              </table:table-cell>
              <table:table-cell office:value-type="float" office:value="-21.3867610425393">
                <text:p>-21.3867610425393</text:p>
              </table:table-cell>
              <table:table-cell office:value-type="float" office:value="-95.3548854665792">
                <text:p>-95.35488546657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1.8702320483365">
                <text:p>71.8702320483365</text:p>
              </table:table-cell>
              <table:table-cell office:value-type="float" office:value="-4.81471190290442">
                <text:p>-4.81471190290442</text:p>
              </table:table-cell>
              <table:table-cell office:value-type="float" office:value="-49.7764962423115">
                <text:p>-49.77649624231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4.1634243422835">
                <text:p>74.1634243422835</text:p>
              </table:table-cell>
              <table:table-cell office:value-type="float" office:value="43.283131846678">
                <text:p>43.283131846678</text:p>
              </table:table-cell>
              <table:table-cell office:value-type="float" office:value="-51.299313858976">
                <text:p>-51.2993138589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9.5752557694692">
                <text:p>69.5752557694692</text:p>
              </table:table-cell>
              <table:table-cell office:value-type="float" office:value="34.701824791472">
                <text:p>34.701824791472</text:p>
              </table:table-cell>
              <table:table-cell office:value-type="float" office:value="-30.7503193245873">
                <text:p>-30.75031932458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1.1673522213807">
                <text:p>71.1673522213807</text:p>
              </table:table-cell>
              <table:table-cell office:value-type="float" office:value="42.2747322874439">
                <text:p>42.2747322874439</text:p>
              </table:table-cell>
              <table:table-cell office:value-type="float" office:value="-59.4837631151241">
                <text:p>-59.48376311512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9.6391533283701">
                <text:p>69.6391533283701</text:p>
              </table:table-cell>
              <table:table-cell office:value-type="float" office:value="35.8421239523475">
                <text:p>35.8421239523475</text:p>
              </table:table-cell>
              <table:table-cell office:value-type="float" office:value="-16.0226932681314">
                <text:p>-16.02269326813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8.935425093457">
                <text:p>68.935425093457</text:p>
              </table:table-cell>
              <table:table-cell office:value-type="float" office:value="45.2095919414904">
                <text:p>45.2095919414904</text:p>
              </table:table-cell>
              <table:table-cell office:value-type="float" office:value="34.5305119708046">
                <text:p>34.53051197080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9.680379153646">
                <text:p>69.680379153646</text:p>
              </table:table-cell>
              <table:table-cell office:value-type="float" office:value="53.5130646193548">
                <text:p>53.5130646193548</text:p>
              </table:table-cell>
              <table:table-cell office:value-type="float" office:value="26.2693216272512">
                <text:p>26.26932162725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8.353909006316">
                <text:p>68.353909006316</text:p>
              </table:table-cell>
              <table:table-cell office:value-type="float" office:value="51.4774390184274">
                <text:p>51.4774390184274</text:p>
              </table:table-cell>
              <table:table-cell office:value-type="float" office:value="39.3593574815353">
                <text:p>39.35935748153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9.5573403834388">
                <text:p>69.5573403834388</text:p>
              </table:table-cell>
              <table:table-cell office:value-type="float" office:value="55.2501183490681">
                <text:p>55.2501183490681</text:p>
              </table:table-cell>
              <table:table-cell office:value-type="float" office:value="23.9632178936159">
                <text:p>23.96321789361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9.1274789863967">
                <text:p>69.1274789863967</text:p>
              </table:table-cell>
              <table:table-cell office:value-type="float" office:value="55.6064328714833">
                <text:p>55.6064328714833</text:p>
              </table:table-cell>
              <table:table-cell office:value-type="float" office:value="15.1011523432418">
                <text:p>15.10115234324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7.3069411906395">
                <text:p>67.3069411906395</text:p>
              </table:table-cell>
              <table:table-cell office:value-type="float" office:value="58.4398240818465">
                <text:p>58.4398240818465</text:p>
              </table:table-cell>
              <table:table-cell office:value-type="float" office:value="45.8421623570189">
                <text:p>45.84216235701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6.4591502578697">
                <text:p>66.4591502578697</text:p>
              </table:table-cell>
              <table:table-cell office:value-type="float" office:value="57.8799264047009">
                <text:p>57.8799264047009</text:p>
              </table:table-cell>
              <table:table-cell office:value-type="float" office:value="47.8261634605205">
                <text:p>47.82616346052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7.6346351246133">
                <text:p>67.6346351246133</text:p>
              </table:table-cell>
              <table:table-cell office:value-type="float" office:value="62.0544727698389">
                <text:p>62.0544727698389</text:p>
              </table:table-cell>
              <table:table-cell office:value-type="float" office:value="43.3796364638997">
                <text:p>43.37963646389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5.92806837319">
                <text:p>65.92806837319</text:p>
              </table:table-cell>
              <table:table-cell office:value-type="float" office:value="56.4231303484767">
                <text:p>56.4231303484767</text:p>
              </table:table-cell>
              <table:table-cell office:value-type="float" office:value="46.5804725868653">
                <text:p>46.58047258686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6.9630248020745">
                <text:p>66.9630248020745</text:p>
              </table:table-cell>
              <table:table-cell office:value-type="float" office:value="60.9498700614013">
                <text:p>60.9498700614013</text:p>
              </table:table-cell>
              <table:table-cell office:value-type="float" office:value="50.4189689653327">
                <text:p>50.41896896533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4.2411008060308">
                <text:p>64.2411008060308</text:p>
              </table:table-cell>
              <table:table-cell office:value-type="float" office:value="58.1540712003091">
                <text:p>58.1540712003091</text:p>
              </table:table-cell>
              <table:table-cell office:value-type="float" office:value="35.583727708142">
                <text:p>35.5837277081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5.4898958029819">
                <text:p>65.4898958029819</text:p>
              </table:table-cell>
              <table:table-cell office:value-type="float" office:value="62.4519912558869">
                <text:p>62.4519912558869</text:p>
              </table:table-cell>
              <table:table-cell office:value-type="float" office:value="61.2343085969783">
                <text:p>61.23430859697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3.1418047814909">
                <text:p>63.1418047814909</text:p>
              </table:table-cell>
              <table:table-cell office:value-type="float" office:value="62.1469570939329">
                <text:p>62.1469570939329</text:p>
              </table:table-cell>
              <table:table-cell office:value-type="float" office:value="59.0935806035463">
                <text:p>59.09358060354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4.56289441176">
                <text:p>64.56289441176</text:p>
              </table:table-cell>
              <table:table-cell office:value-type="float" office:value="62.090163833892">
                <text:p>62.090163833892</text:p>
              </table:table-cell>
              <table:table-cell office:value-type="float" office:value="58.4376944201089">
                <text:p>58.43769442010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2.729229166382">
                <text:p>62.729229166382</text:p>
              </table:table-cell>
              <table:table-cell office:value-type="float" office:value="58.9151200512011">
                <text:p>58.9151200512011</text:p>
              </table:table-cell>
              <table:table-cell office:value-type="float" office:value="54.5737331946186">
                <text:p>54.57373319461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3.0390728084202">
                <text:p>63.0390728084202</text:p>
              </table:table-cell>
              <table:table-cell office:value-type="float" office:value="57.0353538586909">
                <text:p>57.0353538586909</text:p>
              </table:table-cell>
              <table:table-cell office:value-type="float" office:value="58.4201773884111">
                <text:p>58.42017738841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1.4170255531033">
                <text:p>61.4170255531033</text:p>
              </table:table-cell>
              <table:table-cell office:value-type="float" office:value="55.1918209049823">
                <text:p>55.1918209049823</text:p>
              </table:table-cell>
              <table:table-cell office:value-type="float" office:value="62.0875842396314">
                <text:p>62.08758423963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0.5150993261402">
                <text:p>60.5150993261402</text:p>
              </table:table-cell>
              <table:table-cell office:value-type="float" office:value="61.6967539105393">
                <text:p>61.6967539105393</text:p>
              </table:table-cell>
              <table:table-cell office:value-type="float" office:value="62.7575397604418">
                <text:p>62.75753976044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7.3694354430691">
                <text:p>57.3694354430691</text:p>
              </table:table-cell>
              <table:table-cell office:value-type="float" office:value="56.7461392048639">
                <text:p>56.7461392048639</text:p>
              </table:table-cell>
              <table:table-cell office:value-type="float" office:value="62.5915742270963">
                <text:p>62.59157422709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.8264723680654">
                <text:p>59.8264723680654</text:p>
              </table:table-cell>
              <table:table-cell office:value-type="float" office:value="63.4596986015342">
                <text:p>63.4596986015342</text:p>
              </table:table-cell>
              <table:table-cell office:value-type="float" office:value="57.2590340345648">
                <text:p>57.25903403456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8.4416192554264">
                <text:p>58.4416192554264</text:p>
              </table:table-cell>
              <table:table-cell office:value-type="float" office:value="60.371087446288">
                <text:p>60.371087446288</text:p>
              </table:table-cell>
              <table:table-cell office:value-type="float" office:value="66.0210096046513">
                <text:p>66.02100960465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5.9719848428716">
                <text:p>55.9719848428716</text:p>
              </table:table-cell>
              <table:table-cell office:value-type="float" office:value="60.6715435725182">
                <text:p>60.6715435725182</text:p>
              </table:table-cell>
              <table:table-cell office:value-type="float" office:value="64.2728997912122">
                <text:p>64.27289979121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6.8326989244028">
                <text:p>56.8326989244028</text:p>
              </table:table-cell>
              <table:table-cell office:value-type="float" office:value="58.6980071322965">
                <text:p>58.6980071322965</text:p>
              </table:table-cell>
              <table:table-cell office:value-type="float" office:value="61.6366033691969">
                <text:p>61.63660336919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7.3329290902471">
                <text:p>57.3329290902471</text:p>
              </table:table-cell>
              <table:table-cell office:value-type="float" office:value="58.9431706004497">
                <text:p>58.9431706004497</text:p>
              </table:table-cell>
              <table:table-cell office:value-type="float" office:value="64.029081009707">
                <text:p>64.0290810097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3.5241622872624">
                <text:p>53.5241622872624</text:p>
              </table:table-cell>
              <table:table-cell office:value-type="float" office:value="56.6309564430714">
                <text:p>56.6309564430714</text:p>
              </table:table-cell>
              <table:table-cell office:value-type="float" office:value="59.2957696804964">
                <text:p>59.2957696804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7.8194547244104">
                <text:p>57.8194547244104</text:p>
              </table:table-cell>
              <table:table-cell office:value-type="float" office:value="53.7470298527094">
                <text:p>53.7470298527094</text:p>
              </table:table-cell>
              <table:table-cell office:value-type="float" office:value="62.0156743047549">
                <text:p>62.01567430475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5.7890491893628">
                <text:p>55.7890491893628</text:p>
              </table:table-cell>
              <table:table-cell office:value-type="float" office:value="54.3832602514827">
                <text:p>54.3832602514827</text:p>
              </table:table-cell>
              <table:table-cell office:value-type="float" office:value="63.2260715912991">
                <text:p>63.22607159129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4.2002734907419">
                <text:p>54.2002734907419</text:p>
              </table:table-cell>
              <table:table-cell office:value-type="float" office:value="52.7412397313919">
                <text:p>52.7412397313919</text:p>
              </table:table-cell>
              <table:table-cell office:value-type="float" office:value="62.3782034364397">
                <text:p>62.37820343643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5.4240721987907">
                <text:p>55.4240721987907</text:p>
              </table:table-cell>
              <table:table-cell office:value-type="float" office:value="49.7611629631412">
                <text:p>49.7611629631412</text:p>
              </table:table-cell>
              <table:table-cell office:value-type="float" office:value="59.5879847601921">
                <text:p>59.58798476019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3.7623715259597">
                <text:p>53.7623715259597</text:p>
              </table:table-cell>
              <table:table-cell office:value-type="float" office:value="51.0820799747057">
                <text:p>51.0820799747057</text:p>
              </table:table-cell>
              <table:table-cell office:value-type="float" office:value="59.496729355169">
                <text:p>59.4967293551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5.3531448280926">
                <text:p>55.3531448280926</text:p>
              </table:table-cell>
              <table:table-cell office:value-type="float" office:value="53.1975161318725">
                <text:p>53.1975161318725</text:p>
              </table:table-cell>
              <table:table-cell office:value-type="float" office:value="61.560303895129">
                <text:p>61.5603038951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2.2418911360151">
                <text:p>52.2418911360151</text:p>
              </table:table-cell>
              <table:table-cell office:value-type="float" office:value="50.6425408750067">
                <text:p>50.6425408750067</text:p>
              </table:table-cell>
              <table:table-cell office:value-type="float" office:value="55.5580420597598">
                <text:p>55.55804205975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6.1904595262291">
                <text:p>56.1904595262291</text:p>
              </table:table-cell>
              <table:table-cell office:value-type="float" office:value="45.3981566048794">
                <text:p>45.3981566048794</text:p>
              </table:table-cell>
              <table:table-cell office:value-type="float" office:value="54.9401579250297">
                <text:p>54.94015792502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3.2389690858595">
                <text:p>53.2389690858595</text:p>
              </table:table-cell>
              <table:table-cell office:value-type="float" office:value="50.4791020594411">
                <text:p>50.4791020594411</text:p>
              </table:table-cell>
              <table:table-cell office:value-type="float" office:value="58.4618754088648">
                <text:p>58.46187540886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3.1671762795791">
                <text:p>53.1671762795791</text:p>
              </table:table-cell>
              <table:table-cell office:value-type="float" office:value="47.6976301048666">
                <text:p>47.6976301048666</text:p>
              </table:table-cell>
              <table:table-cell office:value-type="float" office:value="59.4207548744089">
                <text:p>59.42075487440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3.4056657473521">
                <text:p>53.4056657473521</text:p>
              </table:table-cell>
              <table:table-cell office:value-type="float" office:value="46.7241575411896">
                <text:p>46.7241575411896</text:p>
              </table:table-cell>
              <table:table-cell office:value-type="float" office:value="58.2596827322418">
                <text:p>58.25968273224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5.6091744374677">
                <text:p>55.6091744374677</text:p>
              </table:table-cell>
              <table:table-cell office:value-type="float" office:value="43.9445260183421">
                <text:p>43.9445260183421</text:p>
              </table:table-cell>
              <table:table-cell office:value-type="float" office:value="56.9673738664912">
                <text:p>56.96737386649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52.0621990566785">
                <text:p>52.0621990566785</text:p>
              </table:table-cell>
              <table:table-cell office:value-type="float" office:value="43.1835229426479">
                <text:p>43.1835229426479</text:p>
              </table:table-cell>
              <table:table-cell office:value-type="float" office:value="52.0174432585196">
                <text:p>52.01744325851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4.3432458925855">
                <text:p>54.3432458925855</text:p>
              </table:table-cell>
              <table:table-cell office:value-type="float" office:value="45.0828393851608">
                <text:p>45.0828393851608</text:p>
              </table:table-cell>
              <table:table-cell office:value-type="float" office:value="54.9160610943351">
                <text:p>54.91606109433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4.8283837703292">
                <text:p>54.8283837703292</text:p>
              </table:table-cell>
              <table:table-cell office:value-type="float" office:value="43.5807289142622">
                <text:p>43.5807289142622</text:p>
              </table:table-cell>
              <table:table-cell office:value-type="float" office:value="53.1985777173396">
                <text:p>53.19857771733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2.8285480282635">
                <text:p>52.8285480282635</text:p>
              </table:table-cell>
              <table:table-cell office:value-type="float" office:value="39.8126007660597">
                <text:p>39.8126007660597</text:p>
              </table:table-cell>
              <table:table-cell office:value-type="float" office:value="52.3724935284273">
                <text:p>52.37249352842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6.1700423515543">
                <text:p>56.1700423515543</text:p>
              </table:table-cell>
              <table:table-cell office:value-type="float" office:value="37.7842830519597">
                <text:p>37.7842830519597</text:p>
              </table:table-cell>
              <table:table-cell office:value-type="float" office:value="50.7105377259118">
                <text:p>50.71053772591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7.2955089786127">
                <text:p>57.2955089786127</text:p>
              </table:table-cell>
              <table:table-cell office:value-type="float" office:value="40.1363004754517">
                <text:p>40.1363004754517</text:p>
              </table:table-cell>
              <table:table-cell office:value-type="float" office:value="50.4467269420349">
                <text:p>50.44672694203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4.2708122248622">
                <text:p>54.2708122248622</text:p>
              </table:table-cell>
              <table:table-cell office:value-type="float" office:value="40.5705807065358">
                <text:p>40.5705807065358</text:p>
              </table:table-cell>
              <table:table-cell office:value-type="float" office:value="46.89486715282">
                <text:p>46.894867152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8.8848726812682">
                <text:p>58.8848726812682</text:p>
              </table:table-cell>
              <table:table-cell office:value-type="float" office:value="37.8947045329371">
                <text:p>37.8947045329371</text:p>
              </table:table-cell>
              <table:table-cell office:value-type="float" office:value="49.6230435793425">
                <text:p>49.62304357934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9.8264901993616">
                <text:p>59.8264901993616</text:p>
              </table:table-cell>
              <table:table-cell office:value-type="float" office:value="41.1769291927004">
                <text:p>41.1769291927004</text:p>
              </table:table-cell>
              <table:table-cell office:value-type="float" office:value="49.4705398178631">
                <text:p>49.47053981786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9.2337504994793">
                <text:p>59.2337504994793</text:p>
              </table:table-cell>
              <table:table-cell office:value-type="float" office:value="44.7059054667208">
                <text:p>44.7059054667208</text:p>
              </table:table-cell>
              <table:table-cell office:value-type="float" office:value="47.5648170396673">
                <text:p>47.56481703966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58.7646784054455">
                <text:p>58.7646784054455</text:p>
              </table:table-cell>
              <table:table-cell office:value-type="float" office:value="41.069246696697">
                <text:p>41.069246696697</text:p>
              </table:table-cell>
              <table:table-cell office:value-type="float" office:value="49.1258457783548">
                <text:p>49.12584577835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1.5889799559242">
                <text:p>61.5889799559242</text:p>
              </table:table-cell>
              <table:table-cell office:value-type="float" office:value="49.2834052692229">
                <text:p>49.2834052692229</text:p>
              </table:table-cell>
              <table:table-cell office:value-type="float" office:value="54.7061966872416">
                <text:p>54.70619668724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4.2484989371639">
                <text:p>64.2484989371639</text:p>
              </table:table-cell>
              <table:table-cell office:value-type="float" office:value="46.9580988848121">
                <text:p>46.9580988848121</text:p>
              </table:table-cell>
              <table:table-cell office:value-type="float" office:value="49.6371208818727">
                <text:p>49.63712088187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4.9513872121292">
                <text:p>64.9513872121292</text:p>
              </table:table-cell>
              <table:table-cell office:value-type="float" office:value="52.3154869116772">
                <text:p>52.3154869116772</text:p>
              </table:table-cell>
              <table:table-cell office:value-type="float" office:value="52.4034032086872">
                <text:p>52.40340320868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4.5681918104463">
                <text:p>64.5681918104463</text:p>
              </table:table-cell>
              <table:table-cell office:value-type="float" office:value="49.0919467484706">
                <text:p>49.0919467484706</text:p>
              </table:table-cell>
              <table:table-cell office:value-type="float" office:value="51.9756448730125">
                <text:p>51.9756448730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5.4922837194245">
                <text:p>65.4922837194245</text:p>
              </table:table-cell>
              <table:table-cell office:value-type="float" office:value="53.7670314876762">
                <text:p>53.7670314876762</text:p>
              </table:table-cell>
              <table:table-cell office:value-type="float" office:value="54.2087565893162">
                <text:p>54.20875658931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6.981974208794">
                <text:p>66.981974208794</text:p>
              </table:table-cell>
              <table:table-cell office:value-type="float" office:value="52.9172727557833">
                <text:p>52.9172727557833</text:p>
              </table:table-cell>
              <table:table-cell office:value-type="float" office:value="52.7381035323148">
                <text:p>52.73810353231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68.0460806102584">
                <text:p>68.0460806102584</text:p>
              </table:table-cell>
              <table:table-cell office:value-type="float" office:value="55.9383163749321">
                <text:p>55.9383163749321</text:p>
              </table:table-cell>
              <table:table-cell office:value-type="float" office:value="57.8278822396693">
                <text:p>57.82788223966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3.9373145112994">
                <text:p>63.9373145112994</text:p>
              </table:table-cell>
              <table:table-cell office:value-type="float" office:value="54.3228472476038">
                <text:p>54.3228472476038</text:p>
              </table:table-cell>
              <table:table-cell office:value-type="float" office:value="57.8252833188064">
                <text:p>57.82528331880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7.7815594348001">
                <text:p>67.7815594348001</text:p>
              </table:table-cell>
              <table:table-cell office:value-type="float" office:value="58.4171548560177">
                <text:p>58.4171548560177</text:p>
              </table:table-cell>
              <table:table-cell office:value-type="float" office:value="60.883160429515">
                <text:p>60.8831604295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8.9781943919021">
                <text:p>68.9781943919021</text:p>
              </table:table-cell>
              <table:table-cell office:value-type="float" office:value="58.4647000914718">
                <text:p>58.4647000914718</text:p>
              </table:table-cell>
              <table:table-cell office:value-type="float" office:value="56.456868496075">
                <text:p>56.4568684960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1.0741752916869">
                <text:p>71.0741752916869</text:p>
              </table:table-cell>
              <table:table-cell office:value-type="float" office:value="59.1943698773824">
                <text:p>59.1943698773824</text:p>
              </table:table-cell>
              <table:table-cell office:value-type="float" office:value="60.5533980700964">
                <text:p>60.55339807009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9.5612007375838">
                <text:p>69.5612007375838</text:p>
              </table:table-cell>
              <table:table-cell office:value-type="float" office:value="60.488698152471">
                <text:p>60.488698152471</text:p>
              </table:table-cell>
              <table:table-cell office:value-type="float" office:value="64.0457365490139">
                <text:p>64.04573654901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2.699881005486">
                <text:p>72.699881005486</text:p>
              </table:table-cell>
              <table:table-cell office:value-type="float" office:value="63.3275091590581">
                <text:p>63.3275091590581</text:p>
              </table:table-cell>
              <table:table-cell office:value-type="float" office:value="61.7637123283832">
                <text:p>61.76371232838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70.2052523427582">
                <text:p>70.2052523427582</text:p>
              </table:table-cell>
              <table:table-cell office:value-type="float" office:value="62.0248485786738">
                <text:p>62.0248485786738</text:p>
              </table:table-cell>
              <table:table-cell office:value-type="float" office:value="64.6324575453385">
                <text:p>64.63245754533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9.7437971113489">
                <text:p>69.7437971113489</text:p>
              </table:table-cell>
              <table:table-cell office:value-type="float" office:value="62.5765927965655">
                <text:p>62.5765927965655</text:p>
              </table:table-cell>
              <table:table-cell office:value-type="float" office:value="62.8498582335769">
                <text:p>62.84985823357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70.9813205524675">
                <text:p>70.9813205524675</text:p>
              </table:table-cell>
              <table:table-cell office:value-type="float" office:value="66.2510014533377">
                <text:p>66.2510014533377</text:p>
              </table:table-cell>
              <table:table-cell office:value-type="float" office:value="67.0652185200166">
                <text:p>67.06521852001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2.7704147801445">
                <text:p>72.7704147801445</text:p>
              </table:table-cell>
              <table:table-cell office:value-type="float" office:value="65.6957743353437">
                <text:p>65.6957743353437</text:p>
              </table:table-cell>
              <table:table-cell office:value-type="float" office:value="66.0394482791736">
                <text:p>66.03944827917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73.7791775270547">
                <text:p>73.7791775270547</text:p>
              </table:table-cell>
              <table:table-cell office:value-type="float" office:value="66.3710090854976">
                <text:p>66.3710090854976</text:p>
              </table:table-cell>
              <table:table-cell office:value-type="float" office:value="66.1741187367698">
                <text:p>66.17411873676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2.015071387254">
                <text:p>72.015071387254</text:p>
              </table:table-cell>
              <table:table-cell office:value-type="float" office:value="65.0207377406675">
                <text:p>65.0207377406675</text:p>
              </table:table-cell>
              <table:table-cell office:value-type="float" office:value="69.6953413949416">
                <text:p>69.69534139494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2.5356268840692">
                <text:p>72.5356268840692</text:p>
              </table:table-cell>
              <table:table-cell office:value-type="float" office:value="66.5825805121597">
                <text:p>66.5825805121597</text:p>
              </table:table-cell>
              <table:table-cell office:value-type="float" office:value="67.4712770585579">
                <text:p>67.47127705855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3.0427258231383">
                <text:p>73.0427258231383</text:p>
              </table:table-cell>
              <table:table-cell office:value-type="float" office:value="70.8684411331658">
                <text:p>70.8684411331658</text:p>
              </table:table-cell>
              <table:table-cell office:value-type="float" office:value="67.6869103178464">
                <text:p>67.68691031784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2.265475001416">
                <text:p>72.265475001416</text:p>
              </table:table-cell>
              <table:table-cell office:value-type="float" office:value="70.0989912755891">
                <text:p>70.0989912755891</text:p>
              </table:table-cell>
              <table:table-cell office:value-type="float" office:value="68.7090004754999">
                <text:p>68.70900047549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2.8948358848476">
                <text:p>72.8948358848476</text:p>
              </table:table-cell>
              <table:table-cell office:value-type="float" office:value="71.2954188083599">
                <text:p>71.2954188083599</text:p>
              </table:table-cell>
              <table:table-cell office:value-type="float" office:value="69.1716321513512">
                <text:p>69.17163215135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74.9139545569044">
                <text:p>74.9139545569044</text:p>
              </table:table-cell>
              <table:table-cell office:value-type="float" office:value="68.8785352472803">
                <text:p>68.8785352472803</text:p>
              </table:table-cell>
              <table:table-cell office:value-type="float" office:value="70.2249344007255">
                <text:p>70.22493440072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72.5006748248757">
                <text:p>72.5006748248757</text:p>
              </table:table-cell>
              <table:table-cell office:value-type="float" office:value="69.7208606781678">
                <text:p>69.7208606781678</text:p>
              </table:table-cell>
              <table:table-cell office:value-type="float" office:value="71.2358213136456">
                <text:p>71.23582131364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72.3366475168888">
                <text:p>72.3366475168888</text:p>
              </table:table-cell>
              <table:table-cell office:value-type="float" office:value="73.8920872490791">
                <text:p>73.8920872490791</text:p>
              </table:table-cell>
              <table:table-cell office:value-type="float" office:value="70.8021632113745">
                <text:p>70.80216321137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72.0508420646002">
                <text:p>72.0508420646002</text:p>
              </table:table-cell>
              <table:table-cell office:value-type="float" office:value="70.5557622113864">
                <text:p>70.5557622113864</text:p>
              </table:table-cell>
              <table:table-cell office:value-type="float" office:value="72.8892402880323">
                <text:p>72.88924028803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4.4577322783389">
                <text:p>74.4577322783389</text:p>
              </table:table-cell>
              <table:table-cell office:value-type="float" office:value="71.3152686876121">
                <text:p>71.3152686876121</text:p>
              </table:table-cell>
              <table:table-cell office:value-type="float" office:value="72.5848090129609">
                <text:p>72.58480901296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72.8203834824404">
                <text:p>72.8203834824404</text:p>
              </table:table-cell>
              <table:table-cell office:value-type="float" office:value="72.6911901567945">
                <text:p>72.6911901567945</text:p>
              </table:table-cell>
              <table:table-cell office:value-type="float" office:value="73.1431508896826">
                <text:p>73.14315088968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73.7941959790935">
                <text:p>73.7941959790935</text:p>
              </table:table-cell>
              <table:table-cell office:value-type="float" office:value="73.5639048107887">
                <text:p>73.5639048107887</text:p>
              </table:table-cell>
              <table:table-cell office:value-type="float" office:value="74.8214034728417">
                <text:p>74.82140347284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72.8605100908781">
                <text:p>72.8605100908781</text:p>
              </table:table-cell>
              <table:table-cell office:value-type="float" office:value="68.9406746988308">
                <text:p>68.9406746988308</text:p>
              </table:table-cell>
              <table:table-cell office:value-type="float" office:value="70.8445095935503">
                <text:p>70.84450959355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0.9592684603398">
                <text:p>70.9592684603398</text:p>
              </table:table-cell>
              <table:table-cell office:value-type="float" office:value="74.5430744988848">
                <text:p>74.5430744988848</text:p>
              </table:table-cell>
              <table:table-cell office:value-type="float" office:value="73.7840573815343">
                <text:p>73.78405738153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72.4262407423042">
                <text:p>72.4262407423042</text:p>
              </table:table-cell>
              <table:table-cell office:value-type="float" office:value="74.2572848403204">
                <text:p>74.2572848403204</text:p>
              </table:table-cell>
              <table:table-cell office:value-type="float" office:value="73.954077603439">
                <text:p>73.9540776034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73.2795792935314">
                <text:p>73.2795792935314</text:p>
              </table:table-cell>
              <table:table-cell office:value-type="float" office:value="73.0758023809138">
                <text:p>73.0758023809138</text:p>
              </table:table-cell>
              <table:table-cell office:value-type="float" office:value="74.6779136170046">
                <text:p>74.67791361700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71.6446756150642">
                <text:p>71.6446756150642</text:p>
              </table:table-cell>
              <table:table-cell office:value-type="float" office:value="72.4095781841182">
                <text:p>72.4095781841182</text:p>
              </table:table-cell>
              <table:table-cell office:value-type="float" office:value="70.4231579984953">
                <text:p>70.42315799849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72.8012962808965">
                <text:p>72.8012962808965</text:p>
              </table:table-cell>
              <table:table-cell office:value-type="float" office:value="72.8678419564191">
                <text:p>72.8678419564191</text:p>
              </table:table-cell>
              <table:table-cell office:value-type="float" office:value="71.0388534686274">
                <text:p>71.03885346862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72.3793638411751">
                <text:p>72.3793638411751</text:p>
              </table:table-cell>
              <table:table-cell office:value-type="float" office:value="70.3254091577209">
                <text:p>70.3254091577209</text:p>
              </table:table-cell>
              <table:table-cell office:value-type="float" office:value="71.3713584447576">
                <text:p>71.37135844475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3.4427853044426">
                <text:p>73.4427853044426</text:p>
              </table:table-cell>
              <table:table-cell office:value-type="float" office:value="69.9146420169322">
                <text:p>69.9146420169322</text:p>
              </table:table-cell>
              <table:table-cell office:value-type="float" office:value="72.0091636780545">
                <text:p>72.00916367805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74.6970775815015">
                <text:p>74.6970775815015</text:p>
              </table:table-cell>
              <table:table-cell office:value-type="float" office:value="71.0223658340154">
                <text:p>71.0223658340154</text:p>
              </table:table-cell>
              <table:table-cell office:value-type="float" office:value="68.4293322420058">
                <text:p>68.42933224200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73.2540286432176">
                <text:p>73.2540286432176</text:p>
              </table:table-cell>
              <table:table-cell office:value-type="float" office:value="64.9802839115111">
                <text:p>64.9802839115111</text:p>
              </table:table-cell>
              <table:table-cell office:value-type="float" office:value="69.9095526015341">
                <text:p>69.90955260153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69.4880219855608">
                <text:p>69.4880219855608</text:p>
              </table:table-cell>
              <table:table-cell office:value-type="float" office:value="70.5333205708081">
                <text:p>70.5333205708081</text:p>
              </table:table-cell>
              <table:table-cell office:value-type="float" office:value="71.5217456208534">
                <text:p>71.52174562085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71.6485713347238">
                <text:p>71.6485713347238</text:p>
              </table:table-cell>
              <table:table-cell office:value-type="float" office:value="63.4809484509286">
                <text:p>63.4809484509286</text:p>
              </table:table-cell>
              <table:table-cell office:value-type="float" office:value="69.3897416727244">
                <text:p>69.38974167272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3.2694465767968">
                <text:p>73.2694465767968</text:p>
              </table:table-cell>
              <table:table-cell office:value-type="float" office:value="64.7307379077337">
                <text:p>64.7307379077337</text:p>
              </table:table-cell>
              <table:table-cell office:value-type="float" office:value="67.7685023043686">
                <text:p>67.76850230436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73.9618567786745">
                <text:p>73.9618567786745</text:p>
              </table:table-cell>
              <table:table-cell office:value-type="float" office:value="66.3879521555333">
                <text:p>66.3879521555333</text:p>
              </table:table-cell>
              <table:table-cell office:value-type="float" office:value="69.727055420114">
                <text:p>69.7270554201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74.573377761235">
                <text:p>74.573377761235</text:p>
              </table:table-cell>
              <table:table-cell office:value-type="float" office:value="71.5415389982273">
                <text:p>71.5415389982273</text:p>
              </table:table-cell>
              <table:table-cell office:value-type="float" office:value="69.7890610117889">
                <text:p>69.78906101178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71.2366257733063">
                <text:p>71.2366257733063</text:p>
              </table:table-cell>
              <table:table-cell office:value-type="float" office:value="71.2372652956976">
                <text:p>71.2372652956976</text:p>
              </table:table-cell>
              <table:table-cell office:value-type="float" office:value="68.2864080004366">
                <text:p>68.28640800043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73.8330335631261">
                <text:p>73.8330335631261</text:p>
              </table:table-cell>
              <table:table-cell office:value-type="float" office:value="73.3490880600604">
                <text:p>73.3490880600604</text:p>
              </table:table-cell>
              <table:table-cell office:value-type="float" office:value="67.5818850750752">
                <text:p>67.58188507507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71.3637221123257">
                <text:p>71.3637221123257</text:p>
              </table:table-cell>
              <table:table-cell office:value-type="float" office:value="73.1806014562855">
                <text:p>73.1806014562855</text:p>
              </table:table-cell>
              <table:table-cell office:value-type="float" office:value="65.2657102037557">
                <text:p>65.26571020375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69.5431963814043">
                <text:p>69.5431963814043</text:p>
              </table:table-cell>
              <table:table-cell office:value-type="float" office:value="73.919910428658">
                <text:p>73.919910428658</text:p>
              </table:table-cell>
              <table:table-cell office:value-type="float" office:value="64.9255292887196">
                <text:p>64.92552928871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3.6307332850795">
                <text:p>73.6307332850795</text:p>
              </table:table-cell>
              <table:table-cell office:value-type="float" office:value="72.2767865213081">
                <text:p>72.2767865213081</text:p>
              </table:table-cell>
              <table:table-cell office:value-type="float" office:value="68.0467965445108">
                <text:p>68.04679654451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71.4874927865654">
                <text:p>71.4874927865654</text:p>
              </table:table-cell>
              <table:table-cell office:value-type="float" office:value="71.7817241286295">
                <text:p>71.7817241286295</text:p>
              </table:table-cell>
              <table:table-cell office:value-type="float" office:value="67.5165819711482">
                <text:p>67.51658197114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74.4984845945378">
                <text:p>74.4984845945378</text:p>
              </table:table-cell>
              <table:table-cell office:value-type="float" office:value="73.6041936270371">
                <text:p>73.6041936270371</text:p>
              </table:table-cell>
              <table:table-cell office:value-type="float" office:value="66.7332586575018">
                <text:p>66.73325865750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1.7777478184486">
                <text:p>71.7777478184486</text:p>
              </table:table-cell>
              <table:table-cell office:value-type="float" office:value="72.3488308393197">
                <text:p>72.3488308393197</text:p>
              </table:table-cell>
              <table:table-cell office:value-type="float" office:value="68.3372647591251">
                <text:p>68.33726475912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70.1595793010359">
                <text:p>70.1595793010359</text:p>
              </table:table-cell>
              <table:table-cell office:value-type="float" office:value="72.7211200543411">
                <text:p>72.7211200543411</text:p>
              </table:table-cell>
              <table:table-cell office:value-type="float" office:value="69.6800943241117">
                <text:p>69.68009432411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75.3491713543646">
                <text:p>75.3491713543646</text:p>
              </table:table-cell>
              <table:table-cell office:value-type="float" office:value="72.1469004292857">
                <text:p>72.1469004292857</text:p>
              </table:table-cell>
              <table:table-cell office:value-type="float" office:value="70.0573991491288">
                <text:p>70.05739914912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6.377685738354">
                <text:p>76.377685738354</text:p>
              </table:table-cell>
              <table:table-cell office:value-type="float" office:value="71.5478235404054">
                <text:p>71.5478235404054</text:p>
              </table:table-cell>
              <table:table-cell office:value-type="float" office:value="69.3652451447837">
                <text:p>69.36524514478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71.0241416359963">
                <text:p>71.0241416359963</text:p>
              </table:table-cell>
              <table:table-cell office:value-type="float" office:value="72.1522403140967">
                <text:p>72.1522403140967</text:p>
              </table:table-cell>
              <table:table-cell office:value-type="float" office:value="72.1142014306591">
                <text:p>72.11420143065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71.9072320266355">
                <text:p>71.9072320266355</text:p>
              </table:table-cell>
              <table:table-cell office:value-type="float" office:value="73.5246427707017">
                <text:p>73.5246427707017</text:p>
              </table:table-cell>
              <table:table-cell office:value-type="float" office:value="70.4326843078638">
                <text:p>70.43268430786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1.6900674816812">
                <text:p>71.6900674816812</text:p>
              </table:table-cell>
              <table:table-cell office:value-type="float" office:value="69.3052997703609">
                <text:p>69.3052997703609</text:p>
              </table:table-cell>
              <table:table-cell office:value-type="float" office:value="66.8871650281387">
                <text:p>66.88716502813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72.7583269924488">
                <text:p>72.7583269924488</text:p>
              </table:table-cell>
              <table:table-cell office:value-type="float" office:value="70.1501353202022">
                <text:p>70.1501353202022</text:p>
              </table:table-cell>
              <table:table-cell office:value-type="float" office:value="70.4372357214022">
                <text:p>70.43723572140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73.7030902599958">
                <text:p>73.7030902599958</text:p>
              </table:table-cell>
              <table:table-cell office:value-type="float" office:value="68.2754888747337">
                <text:p>68.2754888747337</text:p>
              </table:table-cell>
              <table:table-cell office:value-type="float" office:value="70.8784602701136">
                <text:p>70.87846027011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73.0921238784212">
                <text:p>73.0921238784212</text:p>
              </table:table-cell>
              <table:table-cell office:value-type="float" office:value="70.42474843789">
                <text:p>70.42474843789</text:p>
              </table:table-cell>
              <table:table-cell office:value-type="float" office:value="71.9348842440049">
                <text:p>71.93488424400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71.8123763630057">
                <text:p>71.8123763630057</text:p>
              </table:table-cell>
              <table:table-cell office:value-type="float" office:value="69.9814616479228">
                <text:p>69.9814616479228</text:p>
              </table:table-cell>
              <table:table-cell office:value-type="float" office:value="71.7600804797614">
                <text:p>71.76008047976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73.7915942031279">
                <text:p>73.7915942031279</text:p>
              </table:table-cell>
              <table:table-cell office:value-type="float" office:value="71.9789074438352">
                <text:p>71.9789074438352</text:p>
              </table:table-cell>
              <table:table-cell office:value-type="float" office:value="72.9412838856916">
                <text:p>72.94128388569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70.8676798533356">
                <text:p>70.8676798533356</text:p>
              </table:table-cell>
              <table:table-cell office:value-type="float" office:value="67.9477601824558">
                <text:p>67.9477601824558</text:p>
              </table:table-cell>
              <table:table-cell office:value-type="float" office:value="73.235776735488">
                <text:p>73.2357767354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71.5895204609147">
                <text:p>71.5895204609147</text:p>
              </table:table-cell>
              <table:table-cell office:value-type="float" office:value="64.4055085741831">
                <text:p>64.4055085741831</text:p>
              </table:table-cell>
              <table:table-cell office:value-type="float" office:value="71.4116457779817">
                <text:p>71.41164577798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71.3630335494625">
                <text:p>71.3630335494625</text:p>
              </table:table-cell>
              <table:table-cell office:value-type="float" office:value="68.2502574413418">
                <text:p>68.2502574413418</text:p>
              </table:table-cell>
              <table:table-cell office:value-type="float" office:value="71.744194158244">
                <text:p>71.7441941582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71.5515542036621">
                <text:p>71.5515542036621</text:p>
              </table:table-cell>
              <table:table-cell office:value-type="float" office:value="65.3415364088936">
                <text:p>65.3415364088936</text:p>
              </table:table-cell>
              <table:table-cell office:value-type="float" office:value="70.7631108770755">
                <text:p>70.76311087707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70.6639551328293">
                <text:p>70.6639551328293</text:p>
              </table:table-cell>
              <table:table-cell office:value-type="float" office:value="67.3297746770881">
                <text:p>67.3297746770881</text:p>
              </table:table-cell>
              <table:table-cell office:value-type="float" office:value="71.5224365401052">
                <text:p>71.52243654010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68.9277445820497">
                <text:p>68.9277445820497</text:p>
              </table:table-cell>
              <table:table-cell office:value-type="float" office:value="67.3677033380316">
                <text:p>67.3677033380316</text:p>
              </table:table-cell>
              <table:table-cell office:value-type="float" office:value="73.0734888248893">
                <text:p>73.07348882488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69.9761572420351">
                <text:p>69.9761572420351</text:p>
              </table:table-cell>
              <table:table-cell office:value-type="float" office:value="65.9910789245925">
                <text:p>65.9910789245925</text:p>
              </table:table-cell>
              <table:table-cell office:value-type="float" office:value="69.9819183657272">
                <text:p>69.98191836572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68.4972820302219">
                <text:p>68.4972820302219</text:p>
              </table:table-cell>
              <table:table-cell office:value-type="float" office:value="62.8560082364818">
                <text:p>62.8560082364818</text:p>
              </table:table-cell>
              <table:table-cell office:value-type="float" office:value="71.3004934931823">
                <text:p>71.30049349318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70.0857401900307">
                <text:p>70.0857401900307</text:p>
              </table:table-cell>
              <table:table-cell office:value-type="float" office:value="64.7359853472106">
                <text:p>64.7359853472106</text:p>
              </table:table-cell>
              <table:table-cell office:value-type="float" office:value="71.697926010893">
                <text:p>71.6979260108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68.9145164514297">
                <text:p>68.9145164514297</text:p>
              </table:table-cell>
              <table:table-cell office:value-type="float" office:value="62.9084415865257">
                <text:p>62.9084415865257</text:p>
              </table:table-cell>
              <table:table-cell office:value-type="float" office:value="68.858664954447">
                <text:p>68.8586649544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66.60975788766">
                <text:p>66.60975788766</text:p>
              </table:table-cell>
              <table:table-cell office:value-type="float" office:value="62.1393437453221">
                <text:p>62.1393437453221</text:p>
              </table:table-cell>
              <table:table-cell office:value-type="float" office:value="69.1197728230618">
                <text:p>69.11977282306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67.4414276117922">
                <text:p>67.4414276117922</text:p>
              </table:table-cell>
              <table:table-cell office:value-type="float" office:value="61.1905293886149">
                <text:p>61.1905293886149</text:p>
              </table:table-cell>
              <table:table-cell office:value-type="float" office:value="64.8589529376309">
                <text:p>64.85895293763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66.366554141836">
                <text:p>66.366554141836</text:p>
              </table:table-cell>
              <table:table-cell office:value-type="float" office:value="58.8794245310873">
                <text:p>58.8794245310873</text:p>
              </table:table-cell>
              <table:table-cell office:value-type="float" office:value="66.4401971625173">
                <text:p>66.44019716251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64.5521444352557">
                <text:p>64.5521444352557</text:p>
              </table:table-cell>
              <table:table-cell office:value-type="float" office:value="60.2183295456288">
                <text:p>60.2183295456288</text:p>
              </table:table-cell>
              <table:table-cell office:value-type="float" office:value="70.2877959788924">
                <text:p>70.28779597889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5.7982935150467">
                <text:p>65.7982935150467</text:p>
              </table:table-cell>
              <table:table-cell office:value-type="float" office:value="63.8597337697258">
                <text:p>63.8597337697258</text:p>
              </table:table-cell>
              <table:table-cell office:value-type="float" office:value="63.4420216574101">
                <text:p>63.44202165741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6.5253939547522">
                <text:p>66.5253939547522</text:p>
              </table:table-cell>
              <table:table-cell office:value-type="float" office:value="62.1012832836151">
                <text:p>62.1012832836151</text:p>
              </table:table-cell>
              <table:table-cell office:value-type="float" office:value="63.4409695475831">
                <text:p>63.44096954758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66.0444005449197">
                <text:p>66.0444005449197</text:p>
              </table:table-cell>
              <table:table-cell office:value-type="float" office:value="61.3296163332076">
                <text:p>61.3296163332076</text:p>
              </table:table-cell>
              <table:table-cell office:value-type="float" office:value="64.7443594527246">
                <text:p>64.74435945272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62.2428398006554">
                <text:p>62.2428398006554</text:p>
              </table:table-cell>
              <table:table-cell office:value-type="float" office:value="61.2072409797865">
                <text:p>61.2072409797865</text:p>
              </table:table-cell>
              <table:table-cell office:value-type="float" office:value="61.8567616767833">
                <text:p>61.85676167678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61.2814055120367">
                <text:p>61.2814055120367</text:p>
              </table:table-cell>
              <table:table-cell office:value-type="float" office:value="62.3498759084579">
                <text:p>62.3498759084579</text:p>
              </table:table-cell>
              <table:table-cell office:value-type="float" office:value="63.3643927001906">
                <text:p>63.36439270019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0.9183206999726">
                <text:p>60.9183206999726</text:p>
              </table:table-cell>
              <table:table-cell office:value-type="float" office:value="59.5702138761331">
                <text:p>59.5702138761331</text:p>
              </table:table-cell>
              <table:table-cell office:value-type="float" office:value="60.6738507667638">
                <text:p>60.67385076676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2.1326721472123">
                <text:p>62.1326721472123</text:p>
              </table:table-cell>
              <table:table-cell office:value-type="float" office:value="61.11475602013">
                <text:p>61.11475602013</text:p>
              </table:table-cell>
              <table:table-cell office:value-type="float" office:value="62.6945507851731">
                <text:p>62.69455078517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59.2896842142988">
                <text:p>59.2896842142988</text:p>
              </table:table-cell>
              <table:table-cell office:value-type="float" office:value="61.5787001516699">
                <text:p>61.5787001516699</text:p>
              </table:table-cell>
              <table:table-cell office:value-type="float" office:value="58.5623590675921">
                <text:p>58.56235906759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61.3775671055486">
                <text:p>61.3775671055486</text:p>
              </table:table-cell>
              <table:table-cell office:value-type="float" office:value="61.7352689645142">
                <text:p>61.7352689645142</text:p>
              </table:table-cell>
              <table:table-cell office:value-type="float" office:value="61.2611898697419">
                <text:p>61.26118986974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58.8016017962396">
                <text:p>58.8016017962396</text:p>
              </table:table-cell>
              <table:table-cell office:value-type="float" office:value="61.3866514875125">
                <text:p>61.3866514875125</text:p>
              </table:table-cell>
              <table:table-cell office:value-type="float" office:value="59.9360536867309">
                <text:p>59.93605368673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0.0766057680271">
                <text:p>60.0766057680271</text:p>
              </table:table-cell>
              <table:table-cell office:value-type="float" office:value="61.8006119238337">
                <text:p>61.8006119238337</text:p>
              </table:table-cell>
              <table:table-cell office:value-type="float" office:value="57.9168591749406">
                <text:p>57.91685917494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8.0037962655618">
                <text:p>58.0037962655618</text:p>
              </table:table-cell>
              <table:table-cell office:value-type="float" office:value="61.7488681025881">
                <text:p>61.7488681025881</text:p>
              </table:table-cell>
              <table:table-cell office:value-type="float" office:value="51.4643114474849">
                <text:p>51.46431144748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57.0354260240292">
                <text:p>57.0354260240292</text:p>
              </table:table-cell>
              <table:table-cell office:value-type="float" office:value="60.3063105089923">
                <text:p>60.3063105089923</text:p>
              </table:table-cell>
              <table:table-cell office:value-type="float" office:value="52.95922120771">
                <text:p>52.959221207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8.4705728816429">
                <text:p>58.4705728816429</text:p>
              </table:table-cell>
              <table:table-cell office:value-type="float" office:value="62.7464279675432">
                <text:p>62.7464279675432</text:p>
              </table:table-cell>
              <table:table-cell office:value-type="float" office:value="49.9522293554408">
                <text:p>49.95222935544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6.7657052555918">
                <text:p>56.7657052555918</text:p>
              </table:table-cell>
              <table:table-cell office:value-type="float" office:value="58.6185739883848">
                <text:p>58.6185739883848</text:p>
              </table:table-cell>
              <table:table-cell office:value-type="float" office:value="54.7793109000526">
                <text:p>54.77931090005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5.6608252676834">
                <text:p>55.6608252676834</text:p>
              </table:table-cell>
              <table:table-cell office:value-type="float" office:value="60.3369863667274">
                <text:p>60.3369863667274</text:p>
              </table:table-cell>
              <table:table-cell office:value-type="float" office:value="52.5085521393254">
                <text:p>52.50855213932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4.6916117840697">
                <text:p>54.6916117840697</text:p>
              </table:table-cell>
              <table:table-cell office:value-type="float" office:value="62.333828822943">
                <text:p>62.333828822943</text:p>
              </table:table-cell>
              <table:table-cell office:value-type="float" office:value="47.4006772498566">
                <text:p>47.40067724985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4.0945078773469">
                <text:p>54.0945078773469</text:p>
              </table:table-cell>
              <table:table-cell office:value-type="float" office:value="63.2442707499324">
                <text:p>63.2442707499324</text:p>
              </table:table-cell>
              <table:table-cell office:value-type="float" office:value="47.5554872675591">
                <text:p>47.55548726755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3.9983838586937">
                <text:p>53.9983838586937</text:p>
              </table:table-cell>
              <table:table-cell office:value-type="float" office:value="59.3423138632691">
                <text:p>59.3423138632691</text:p>
              </table:table-cell>
              <table:table-cell office:value-type="float" office:value="44.0410336428746">
                <text:p>44.04103364287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3.3937820489068">
                <text:p>53.3937820489068</text:p>
              </table:table-cell>
              <table:table-cell office:value-type="float" office:value="61.739224480557">
                <text:p>61.739224480557</text:p>
              </table:table-cell>
              <table:table-cell office:value-type="float" office:value="45.1735403275238">
                <text:p>45.17354032752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49.9373700021925">
                <text:p>49.9373700021925</text:p>
              </table:table-cell>
              <table:table-cell office:value-type="float" office:value="61.6295716343936">
                <text:p>61.6295716343936</text:p>
              </table:table-cell>
              <table:table-cell office:value-type="float" office:value="44.8109242073782">
                <text:p>44.81092420737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49.3955872111603">
                <text:p>49.3955872111603</text:p>
              </table:table-cell>
              <table:table-cell office:value-type="float" office:value="60.8054317956282">
                <text:p>60.8054317956282</text:p>
              </table:table-cell>
              <table:table-cell office:value-type="float" office:value="40.6378452992273">
                <text:p>40.63784529922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46.0339070551165">
                <text:p>46.0339070551165</text:p>
              </table:table-cell>
              <table:table-cell office:value-type="float" office:value="57.4865621980892">
                <text:p>57.4865621980892</text:p>
              </table:table-cell>
              <table:table-cell office:value-type="float" office:value="42.083930895331">
                <text:p>42.0839308953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46.3344326313657">
                <text:p>46.3344326313657</text:p>
              </table:table-cell>
              <table:table-cell office:value-type="float" office:value="59.1928507568996">
                <text:p>59.1928507568996</text:p>
              </table:table-cell>
              <table:table-cell office:value-type="float" office:value="38.7703583538076">
                <text:p>38.77035835380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44.4620984708056">
                <text:p>44.4620984708056</text:p>
              </table:table-cell>
              <table:table-cell office:value-type="float" office:value="53.3597401213132">
                <text:p>53.3597401213132</text:p>
              </table:table-cell>
              <table:table-cell office:value-type="float" office:value="38.3589774521535">
                <text:p>38.35897745215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46.4909589127593">
                <text:p>46.4909589127593</text:p>
              </table:table-cell>
              <table:table-cell office:value-type="float" office:value="57.0807602231527">
                <text:p>57.0807602231527</text:p>
              </table:table-cell>
              <table:table-cell office:value-type="float" office:value="35.8211377537461">
                <text:p>35.82113775374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47.6708823332101">
                <text:p>47.6708823332101</text:p>
              </table:table-cell>
              <table:table-cell office:value-type="float" office:value="55.3856152087641">
                <text:p>55.3856152087641</text:p>
              </table:table-cell>
              <table:table-cell office:value-type="float" office:value="38.5388686664128">
                <text:p>38.53886866641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47.7122199894552">
                <text:p>47.7122199894552</text:p>
              </table:table-cell>
              <table:table-cell office:value-type="float" office:value="57.6522675033283">
                <text:p>57.6522675033283</text:p>
              </table:table-cell>
              <table:table-cell office:value-type="float" office:value="31.4897836640795">
                <text:p>31.48978366407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47.2284420180182">
                <text:p>47.2284420180182</text:p>
              </table:table-cell>
              <table:table-cell office:value-type="float" office:value="54.5138086004722">
                <text:p>54.5138086004722</text:p>
              </table:table-cell>
              <table:table-cell office:value-type="float" office:value="37.2884169774367">
                <text:p>37.28841697743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45.6382592030538">
                <text:p>45.6382592030538</text:p>
              </table:table-cell>
              <table:table-cell office:value-type="float" office:value="53.5660879530273">
                <text:p>53.5660879530273</text:p>
              </table:table-cell>
              <table:table-cell office:value-type="float" office:value="41.666883379607">
                <text:p>41.6668833796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42.5467296433263">
                <text:p>42.5467296433263</text:p>
              </table:table-cell>
              <table:table-cell office:value-type="float" office:value="52.7304196580355">
                <text:p>52.7304196580355</text:p>
              </table:table-cell>
              <table:table-cell office:value-type="float" office:value="42.5803320162752">
                <text:p>42.58033201627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44.6514482742849">
                <text:p>44.6514482742849</text:p>
              </table:table-cell>
              <table:table-cell office:value-type="float" office:value="51.2146776121351">
                <text:p>51.2146776121351</text:p>
              </table:table-cell>
              <table:table-cell office:value-type="float" office:value="45.8488325682106">
                <text:p>45.84883256821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46.7064006515981">
                <text:p>46.7064006515981</text:p>
              </table:table-cell>
              <table:table-cell office:value-type="float" office:value="50.2573185721038">
                <text:p>50.2573185721038</text:p>
              </table:table-cell>
              <table:table-cell office:value-type="float" office:value="44.7277721426588">
                <text:p>44.72777214265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47.5340217499317">
                <text:p>47.5340217499317</text:p>
              </table:table-cell>
              <table:table-cell office:value-type="float" office:value="46.2691313488058">
                <text:p>46.2691313488058</text:p>
              </table:table-cell>
              <table:table-cell office:value-type="float" office:value="47.8196392375742">
                <text:p>47.81963923757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45.6069150601087">
                <text:p>45.6069150601087</text:p>
              </table:table-cell>
              <table:table-cell office:value-type="float" office:value="50.908135476489">
                <text:p>50.908135476489</text:p>
              </table:table-cell>
              <table:table-cell office:value-type="float" office:value="48.1845679676897">
                <text:p>48.18456796768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-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05cm" chart:symbol-height="0.05cm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6cm" svg:y="0.316cm" chart:style-name="ch2">
          <text:p>MountainCarContinuous (Model Style)</text:p>
        </chart:title>
        <chart:legend chart:legend-position="end" svg:x="13.042cm" svg:y="3.952cm" style:legend-expansion="high" chart:style-name="ch3"/>
        <chart:plot-area chart:style-name="ch4" table:cell-range-address="Sheet1.A4:Sheet1.A203 Sheet1.J2:Sheet1.J203 Sheet1.C4:Sheet1.C203" chart:data-source-has-labels="row" svg:x="1.331cm" svg:y="1.275cm" svg:width="11.391cm" svg:height="6.564cm">
          <chartooo:coordinate-region svg:x="2.243cm" svg:y="1.474cm" svg:width="10.199cm" svg:height="6.166cm"/>
          <chart:axis chart:dimension="x" chart:name="primary-x" chart:style-name="ch5">
            <chart:title svg:x="6.373cm" svg:y="8.019cm" chart:style-name="ch6">
              <text:p>Episode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5.818cm" chart:style-name="ch9">
              <text:p>Average Reward</text:p>
            </chart:title>
            <chart:grid chart:style-name="ch10" chart:class="major"/>
          </chart:axis>
          <chart:series chart:style-name="ch11" chart:values-cell-range-address="Sheet1.C4:Sheet1.C203" chart:label-cell-address="Sheet1.J2:Sheet1.J2" chart:class="chart:scatter">
            <chart:domain table:cell-range-address="Sheet1.A4:Sheet1.A203"/>
            <chart:data-point chart:repeated="200"/>
          </chart:series>
          <chart:series chart:style-name="ch12" chart:values-cell-range-address="Sheet1.J4:Sheet1.J203" chart:label-cell-address="Sheet1.J3:Sheet1.J3" chart:class="chart:scatter">
            <chart:data-point chart:repeated="2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licy</text:p>
                <draw:g>
                  <svg:desc>Sheet1.J2:Sheet1.J2</svg:desc>
                </draw:g>
              </table:table-cell>
              <table:table-cell office:value-type="string">
                <text:p>ActorCritic</text:p>
                <draw:g>
                  <svg:desc>Sheet1.J3:Sheet1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203</svg:desc>
                </draw:g>
              </table:table-cell>
              <table:table-cell office:value-type="float" office:value="-100.39701852438">
                <text:p>-100.39701852438</text:p>
                <draw:g>
                  <svg:desc>Sheet1.C4:Sheet1.C203</svg:desc>
                </draw:g>
              </table:table-cell>
              <table:table-cell office:value-type="float" office:value="-99.643604663195">
                <text:p>-99.643604663195</text:p>
                <draw:g>
                  <svg:desc>Sheet1.J4:Sheet1.J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81.6595439792655">
                <text:p>-81.6595439792655</text:p>
              </table:table-cell>
              <table:table-cell office:value-type="float" office:value="-102.171051189832">
                <text:p>-102.1710511898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82.0724108483408">
                <text:p>-82.0724108483408</text:p>
              </table:table-cell>
              <table:table-cell office:value-type="float" office:value="-100.805194412959">
                <text:p>-100.8051944129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81.3434413881478">
                <text:p>-81.3434413881478</text:p>
              </table:table-cell>
              <table:table-cell office:value-type="float" office:value="-104.526454907269">
                <text:p>-104.5264549072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97.5127934132151">
                <text:p>-97.5127934132151</text:p>
              </table:table-cell>
              <table:table-cell office:value-type="float" office:value="-96.3442166864211">
                <text:p>-96.3442166864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82.5822354343019">
                <text:p>-82.5822354343019</text:p>
              </table:table-cell>
              <table:table-cell office:value-type="float" office:value="-98.2833805352416">
                <text:p>-98.2833805352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34.0307060419594">
                <text:p>-34.0307060419594</text:p>
              </table:table-cell>
              <table:table-cell office:value-type="float" office:value="-99.1880596313557">
                <text:p>-99.18805963135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78.0596837253853">
                <text:p>-78.0596837253853</text:p>
              </table:table-cell>
              <table:table-cell office:value-type="float" office:value="-96.8278694258858">
                <text:p>-96.8278694258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38.2104271200096">
                <text:p>-38.2104271200096</text:p>
              </table:table-cell>
              <table:table-cell office:value-type="float" office:value="-97.6874725833433">
                <text:p>-97.68747258334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.2547379100955">
                <text:p>15.2547379100955</text:p>
              </table:table-cell>
              <table:table-cell office:value-type="float" office:value="-98.8687450269467">
                <text:p>-98.86874502694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4.1785061686565">
                <text:p>34.1785061686565</text:p>
              </table:table-cell>
              <table:table-cell office:value-type="float" office:value="-98.8155195649769">
                <text:p>-98.81551956497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6.0305875555636">
                <text:p>-16.0305875555636</text:p>
              </table:table-cell>
              <table:table-cell office:value-type="float" office:value="-95.3556326481485">
                <text:p>-95.35563264814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1.4497087407404">
                <text:p>41.4497087407404</text:p>
              </table:table-cell>
              <table:table-cell office:value-type="float" office:value="-99.1712038568371">
                <text:p>-99.17120385683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7.7382597608482">
                <text:p>47.7382597608482</text:p>
              </table:table-cell>
              <table:table-cell office:value-type="float" office:value="-98.6205815434943">
                <text:p>-98.62058154349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9.7636941212792">
                <text:p>49.7636941212792</text:p>
              </table:table-cell>
              <table:table-cell office:value-type="float" office:value="-97.3075216880563">
                <text:p>-97.30752168805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2.0355529770871">
                <text:p>52.0355529770871</text:p>
              </table:table-cell>
              <table:table-cell office:value-type="float" office:value="-92.5046035539175">
                <text:p>-92.50460355391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9.3130958298121">
                <text:p>59.3130958298121</text:p>
              </table:table-cell>
              <table:table-cell office:value-type="float" office:value="-94.4251770189983">
                <text:p>-94.42517701899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0.8204404990338">
                <text:p>60.8204404990338</text:p>
              </table:table-cell>
              <table:table-cell office:value-type="float" office:value="-100.307891919704">
                <text:p>-100.3078919197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7.2779011261791">
                <text:p>57.2779011261791</text:p>
              </table:table-cell>
              <table:table-cell office:value-type="float" office:value="-95.3062139167856">
                <text:p>-95.30621391678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2.9464841129609">
                <text:p>62.9464841129609</text:p>
              </table:table-cell>
              <table:table-cell office:value-type="float" office:value="-98.8343900733182">
                <text:p>-98.83439007331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2.9070653328598">
                <text:p>62.9070653328598</text:p>
              </table:table-cell>
              <table:table-cell office:value-type="float" office:value="-97.2268073395017">
                <text:p>-97.22680733950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9.1841477686686">
                <text:p>69.1841477686686</text:p>
              </table:table-cell>
              <table:table-cell office:value-type="float" office:value="-94.6726641950119">
                <text:p>-94.67266419501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8.0593795244633">
                <text:p>68.0593795244633</text:p>
              </table:table-cell>
              <table:table-cell office:value-type="float" office:value="-95.2789768337609">
                <text:p>-95.27897683376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9.1558676194184">
                <text:p>69.1558676194184</text:p>
              </table:table-cell>
              <table:table-cell office:value-type="float" office:value="-95.3599673030501">
                <text:p>-95.35996730305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5.9972669338834">
                <text:p>65.9972669338834</text:p>
              </table:table-cell>
              <table:table-cell office:value-type="float" office:value="-95.5834922925198">
                <text:p>-95.58349229251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9.0527266643302">
                <text:p>69.0527266643302</text:p>
              </table:table-cell>
              <table:table-cell office:value-type="float" office:value="-92.2286515605601">
                <text:p>-92.22865156056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2.0710230845733">
                <text:p>72.0710230845733</text:p>
              </table:table-cell>
              <table:table-cell office:value-type="float" office:value="-97.1385496635113">
                <text:p>-97.13854966351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1.3075195358507">
                <text:p>71.3075195358507</text:p>
              </table:table-cell>
              <table:table-cell office:value-type="float" office:value="-94.9305929890468">
                <text:p>-94.93059298904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0.4244205209512">
                <text:p>70.4244205209512</text:p>
              </table:table-cell>
              <table:table-cell office:value-type="float" office:value="-75.1899741516357">
                <text:p>-75.18997415163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0.8624369682289">
                <text:p>70.8624369682289</text:p>
              </table:table-cell>
              <table:table-cell office:value-type="float" office:value="-94.4057485644471">
                <text:p>-94.40574856444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0.3472495530302">
                <text:p>70.3472495530302</text:p>
              </table:table-cell>
              <table:table-cell office:value-type="float" office:value="-93.9863140289782">
                <text:p>-93.98631402897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2.0643168326764">
                <text:p>72.0643168326764</text:p>
              </table:table-cell>
              <table:table-cell office:value-type="float" office:value="-72.2474790816907">
                <text:p>-72.24747908169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9.0459539726854">
                <text:p>69.0459539726854</text:p>
              </table:table-cell>
              <table:table-cell office:value-type="float" office:value="-93.4217323597501">
                <text:p>-93.42173235975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1.3401874190749">
                <text:p>71.3401874190749</text:p>
              </table:table-cell>
              <table:table-cell office:value-type="float" office:value="-77.6833551568373">
                <text:p>-77.68335515683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1.8702320483365">
                <text:p>71.8702320483365</text:p>
              </table:table-cell>
              <table:table-cell office:value-type="float" office:value="-73.796995844729">
                <text:p>-73.7969958447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4.1634243422835">
                <text:p>74.1634243422835</text:p>
              </table:table-cell>
              <table:table-cell office:value-type="float" office:value="-94.6252699582472">
                <text:p>-94.62526995824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9.5752557694692">
                <text:p>69.5752557694692</text:p>
              </table:table-cell>
              <table:table-cell office:value-type="float" office:value="-73.582392418373">
                <text:p>-73.5823924183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1.1673522213807">
                <text:p>71.1673522213807</text:p>
              </table:table-cell>
              <table:table-cell office:value-type="float" office:value="-34.7858356440747">
                <text:p>-34.78583564407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9.6391533283701">
                <text:p>69.6391533283701</text:p>
              </table:table-cell>
              <table:table-cell office:value-type="float" office:value="-94.0286888138078">
                <text:p>-94.02868881380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8.935425093457">
                <text:p>68.935425093457</text:p>
              </table:table-cell>
              <table:table-cell office:value-type="float" office:value="-49.7930162511727">
                <text:p>-49.79301625117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9.680379153646">
                <text:p>69.680379153646</text:p>
              </table:table-cell>
              <table:table-cell office:value-type="float" office:value="-94.8805700476866">
                <text:p>-94.88057004768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8.353909006316">
                <text:p>68.353909006316</text:p>
              </table:table-cell>
              <table:table-cell office:value-type="float" office:value="-73.943264285447">
                <text:p>-73.9432642854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9.5573403834388">
                <text:p>69.5573403834388</text:p>
              </table:table-cell>
              <table:table-cell office:value-type="float" office:value="-71.6552896397417">
                <text:p>-71.65528963974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9.1274789863967">
                <text:p>69.1274789863967</text:p>
              </table:table-cell>
              <table:table-cell office:value-type="float" office:value="-34.3746389990259">
                <text:p>-34.37463899902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7.3069411906395">
                <text:p>67.3069411906395</text:p>
              </table:table-cell>
              <table:table-cell office:value-type="float" office:value="-57.149519461822">
                <text:p>-57.1495194618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6.4591502578697">
                <text:p>66.4591502578697</text:p>
              </table:table-cell>
              <table:table-cell office:value-type="float" office:value="-55.8074119664082">
                <text:p>-55.80741196640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7.6346351246133">
                <text:p>67.6346351246133</text:p>
              </table:table-cell>
              <table:table-cell office:value-type="float" office:value="-58.5923884160033">
                <text:p>-58.59238841600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5.92806837319">
                <text:p>65.92806837319</text:p>
              </table:table-cell>
              <table:table-cell office:value-type="float" office:value="-81.5695810821122">
                <text:p>-81.56958108211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6.9630248020745">
                <text:p>66.9630248020745</text:p>
              </table:table-cell>
              <table:table-cell office:value-type="float" office:value="-81.3610906100334">
                <text:p>-81.36109061003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4.2411008060308">
                <text:p>64.2411008060308</text:p>
              </table:table-cell>
              <table:table-cell office:value-type="float" office:value="-19.0840746888308">
                <text:p>-19.08407468883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5.4898958029819">
                <text:p>65.4898958029819</text:p>
              </table:table-cell>
              <table:table-cell office:value-type="float" office:value="-63.0233549771321">
                <text:p>-63.02335497713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3.1418047814909">
                <text:p>63.1418047814909</text:p>
              </table:table-cell>
              <table:table-cell office:value-type="float" office:value="-6.59204882664666">
                <text:p>-6.592048826646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4.56289441176">
                <text:p>64.56289441176</text:p>
              </table:table-cell>
              <table:table-cell office:value-type="float" office:value="-102.645537506874">
                <text:p>-102.6455375068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2.729229166382">
                <text:p>62.729229166382</text:p>
              </table:table-cell>
              <table:table-cell office:value-type="float" office:value="-44.6609919315161">
                <text:p>-44.66099193151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3.0390728084202">
                <text:p>63.0390728084202</text:p>
              </table:table-cell>
              <table:table-cell office:value-type="float" office:value="-36.7803706672692">
                <text:p>-36.78037066726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1.4170255531033">
                <text:p>61.4170255531033</text:p>
              </table:table-cell>
              <table:table-cell office:value-type="float" office:value="-18.5156985550675">
                <text:p>-18.51569855506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0.5150993261402">
                <text:p>60.5150993261402</text:p>
              </table:table-cell>
              <table:table-cell office:value-type="float" office:value="-26.3263683716251">
                <text:p>-26.32636837162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7.3694354430691">
                <text:p>57.3694354430691</text:p>
              </table:table-cell>
              <table:table-cell office:value-type="float" office:value="-102.082648442122">
                <text:p>-102.0826484421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.8264723680654">
                <text:p>59.8264723680654</text:p>
              </table:table-cell>
              <table:table-cell office:value-type="float" office:value="20.6213613893266">
                <text:p>20.62136138932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8.4416192554264">
                <text:p>58.4416192554264</text:p>
              </table:table-cell>
              <table:table-cell office:value-type="float" office:value="-19.7339605369308">
                <text:p>-19.73396053693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5.9719848428716">
                <text:p>55.9719848428716</text:p>
              </table:table-cell>
              <table:table-cell office:value-type="float" office:value="5.46391052359414">
                <text:p>5.463910523594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6.8326989244028">
                <text:p>56.8326989244028</text:p>
              </table:table-cell>
              <table:table-cell office:value-type="float" office:value="-11.5978357774373">
                <text:p>-11.59783577743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7.3329290902471">
                <text:p>57.3329290902471</text:p>
              </table:table-cell>
              <table:table-cell office:value-type="float" office:value="-0.153748313732581">
                <text:p>-0.1537483137325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3.5241622872624">
                <text:p>53.5241622872624</text:p>
              </table:table-cell>
              <table:table-cell office:value-type="float" office:value="11.4346454219726">
                <text:p>11.43464542197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7.8194547244104">
                <text:p>57.8194547244104</text:p>
              </table:table-cell>
              <table:table-cell office:value-type="float" office:value="18.7357257734263">
                <text:p>18.73572577342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5.7890491893628">
                <text:p>55.7890491893628</text:p>
              </table:table-cell>
              <table:table-cell office:value-type="float" office:value="1.80385985340962">
                <text:p>1.803859853409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4.2002734907419">
                <text:p>54.2002734907419</text:p>
              </table:table-cell>
              <table:table-cell office:value-type="float" office:value="-9.14009923933341">
                <text:p>-9.140099239333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5.4240721987907">
                <text:p>55.4240721987907</text:p>
              </table:table-cell>
              <table:table-cell office:value-type="float" office:value="13.6083865793037">
                <text:p>13.60838657930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3.7623715259597">
                <text:p>53.7623715259597</text:p>
              </table:table-cell>
              <table:table-cell office:value-type="float" office:value="36.4453606310638">
                <text:p>36.44536063106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5.3531448280926">
                <text:p>55.3531448280926</text:p>
              </table:table-cell>
              <table:table-cell office:value-type="float" office:value="38.1706961211373">
                <text:p>38.17069612113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2.2418911360151">
                <text:p>52.2418911360151</text:p>
              </table:table-cell>
              <table:table-cell office:value-type="float" office:value="-6.91187111715362">
                <text:p>-6.911871117153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6.1904595262291">
                <text:p>56.1904595262291</text:p>
              </table:table-cell>
              <table:table-cell office:value-type="float" office:value="36.7603639852342">
                <text:p>36.76036398523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3.2389690858595">
                <text:p>53.2389690858595</text:p>
              </table:table-cell>
              <table:table-cell office:value-type="float" office:value="11.1941475868706">
                <text:p>11.1941475868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3.1671762795791">
                <text:p>53.1671762795791</text:p>
              </table:table-cell>
              <table:table-cell office:value-type="float" office:value="40.7283014547558">
                <text:p>40.72830145475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3.4056657473521">
                <text:p>53.4056657473521</text:p>
              </table:table-cell>
              <table:table-cell office:value-type="float" office:value="23.5846438775339">
                <text:p>23.58464387753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5.6091744374677">
                <text:p>55.6091744374677</text:p>
              </table:table-cell>
              <table:table-cell office:value-type="float" office:value="37.8234762554579">
                <text:p>37.82347625545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52.0621990566785">
                <text:p>52.0621990566785</text:p>
              </table:table-cell>
              <table:table-cell office:value-type="float" office:value="34.2582463366186">
                <text:p>34.25824633661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4.3432458925855">
                <text:p>54.3432458925855</text:p>
              </table:table-cell>
              <table:table-cell office:value-type="float" office:value="31.5191215396923">
                <text:p>31.51912153969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4.8283837703292">
                <text:p>54.8283837703292</text:p>
              </table:table-cell>
              <table:table-cell office:value-type="float" office:value="49.4111791039069">
                <text:p>49.41117910390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2.8285480282635">
                <text:p>52.8285480282635</text:p>
              </table:table-cell>
              <table:table-cell office:value-type="float" office:value="37.0993535956865">
                <text:p>37.09935359568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6.1700423515543">
                <text:p>56.1700423515543</text:p>
              </table:table-cell>
              <table:table-cell office:value-type="float" office:value="54.7949168524058">
                <text:p>54.79491685240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7.2955089786127">
                <text:p>57.2955089786127</text:p>
              </table:table-cell>
              <table:table-cell office:value-type="float" office:value="46.4274824390349">
                <text:p>46.42748243903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4.2708122248622">
                <text:p>54.2708122248622</text:p>
              </table:table-cell>
              <table:table-cell office:value-type="float" office:value="56.2390841905469">
                <text:p>56.23908419054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8.8848726812682">
                <text:p>58.8848726812682</text:p>
              </table:table-cell>
              <table:table-cell office:value-type="float" office:value="51.6454679413322">
                <text:p>51.64546794133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9.8264901993616">
                <text:p>59.8264901993616</text:p>
              </table:table-cell>
              <table:table-cell office:value-type="float" office:value="59.6472321099538">
                <text:p>59.64723210995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9.2337504994793">
                <text:p>59.2337504994793</text:p>
              </table:table-cell>
              <table:table-cell office:value-type="float" office:value="61.1440507455748">
                <text:p>61.14405074557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58.7646784054455">
                <text:p>58.7646784054455</text:p>
              </table:table-cell>
              <table:table-cell office:value-type="float" office:value="58.7167747362578">
                <text:p>58.71677473625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1.5889799559242">
                <text:p>61.5889799559242</text:p>
              </table:table-cell>
              <table:table-cell office:value-type="float" office:value="61.6064369061565">
                <text:p>61.60643690615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4.2484989371639">
                <text:p>64.2484989371639</text:p>
              </table:table-cell>
              <table:table-cell office:value-type="float" office:value="60.4309310370699">
                <text:p>60.43093103706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4.9513872121292">
                <text:p>64.9513872121292</text:p>
              </table:table-cell>
              <table:table-cell office:value-type="float" office:value="65.2401994722847">
                <text:p>65.24019947228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4.5681918104463">
                <text:p>64.5681918104463</text:p>
              </table:table-cell>
              <table:table-cell office:value-type="float" office:value="63.7246960552636">
                <text:p>63.72469605526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5.4922837194245">
                <text:p>65.4922837194245</text:p>
              </table:table-cell>
              <table:table-cell office:value-type="float" office:value="65.3259249523335">
                <text:p>65.32592495233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6.981974208794">
                <text:p>66.981974208794</text:p>
              </table:table-cell>
              <table:table-cell office:value-type="float" office:value="60.8703630790599">
                <text:p>60.87036307905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68.0460806102584">
                <text:p>68.0460806102584</text:p>
              </table:table-cell>
              <table:table-cell office:value-type="float" office:value="62.1125293057374">
                <text:p>62.11252930573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3.9373145112994">
                <text:p>63.9373145112994</text:p>
              </table:table-cell>
              <table:table-cell office:value-type="float" office:value="62.4668921202564">
                <text:p>62.46689212025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7.7815594348001">
                <text:p>67.7815594348001</text:p>
              </table:table-cell>
              <table:table-cell office:value-type="float" office:value="63.4960217600083">
                <text:p>63.49602176000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8.9781943919021">
                <text:p>68.9781943919021</text:p>
              </table:table-cell>
              <table:table-cell office:value-type="float" office:value="68.1455548330843">
                <text:p>68.14555483308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1.0741752916869">
                <text:p>71.0741752916869</text:p>
              </table:table-cell>
              <table:table-cell office:value-type="float" office:value="64.9712632412886">
                <text:p>64.97126324128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9.5612007375838">
                <text:p>69.5612007375838</text:p>
              </table:table-cell>
              <table:table-cell office:value-type="float" office:value="62.2901228821651">
                <text:p>62.29012288216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2.699881005486">
                <text:p>72.699881005486</text:p>
              </table:table-cell>
              <table:table-cell office:value-type="float" office:value="68.6948590681438">
                <text:p>68.69485906814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70.2052523427582">
                <text:p>70.2052523427582</text:p>
              </table:table-cell>
              <table:table-cell office:value-type="float" office:value="68.9187130734888">
                <text:p>68.91871307348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9.7437971113489">
                <text:p>69.7437971113489</text:p>
              </table:table-cell>
              <table:table-cell office:value-type="float" office:value="68.4657334660092">
                <text:p>68.46573346600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70.9813205524675">
                <text:p>70.9813205524675</text:p>
              </table:table-cell>
              <table:table-cell office:value-type="float" office:value="65.623169146185">
                <text:p>65.6231691461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2.7704147801445">
                <text:p>72.7704147801445</text:p>
              </table:table-cell>
              <table:table-cell office:value-type="float" office:value="66.8262252635687">
                <text:p>66.82622526356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73.7791775270547">
                <text:p>73.7791775270547</text:p>
              </table:table-cell>
              <table:table-cell office:value-type="float" office:value="67.1338453122564">
                <text:p>67.13384531225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2.015071387254">
                <text:p>72.015071387254</text:p>
              </table:table-cell>
              <table:table-cell office:value-type="float" office:value="66.2191839542378">
                <text:p>66.21918395423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2.5356268840692">
                <text:p>72.5356268840692</text:p>
              </table:table-cell>
              <table:table-cell office:value-type="float" office:value="67.2122600971075">
                <text:p>67.21226009710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3.0427258231383">
                <text:p>73.0427258231383</text:p>
              </table:table-cell>
              <table:table-cell office:value-type="float" office:value="70.0076743750908">
                <text:p>70.00767437509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2.265475001416">
                <text:p>72.265475001416</text:p>
              </table:table-cell>
              <table:table-cell office:value-type="float" office:value="69.539715821331">
                <text:p>69.5397158213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2.8948358848476">
                <text:p>72.8948358848476</text:p>
              </table:table-cell>
              <table:table-cell office:value-type="float" office:value="67.262283937913">
                <text:p>67.2622839379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74.9139545569044">
                <text:p>74.9139545569044</text:p>
              </table:table-cell>
              <table:table-cell office:value-type="float" office:value="68.4735904200742">
                <text:p>68.47359042007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72.5006748248757">
                <text:p>72.5006748248757</text:p>
              </table:table-cell>
              <table:table-cell office:value-type="float" office:value="65.783732948016">
                <text:p>65.7837329480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72.3366475168888">
                <text:p>72.3366475168888</text:p>
              </table:table-cell>
              <table:table-cell office:value-type="float" office:value="67.9598613876591">
                <text:p>67.95986138765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72.0508420646002">
                <text:p>72.0508420646002</text:p>
              </table:table-cell>
              <table:table-cell office:value-type="float" office:value="65.1944964372896">
                <text:p>65.19449643728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4.4577322783389">
                <text:p>74.4577322783389</text:p>
              </table:table-cell>
              <table:table-cell office:value-type="float" office:value="68.1377161242226">
                <text:p>68.13771612422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72.8203834824404">
                <text:p>72.8203834824404</text:p>
              </table:table-cell>
              <table:table-cell office:value-type="float" office:value="68.3418221321677">
                <text:p>68.34182213216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73.7941959790935">
                <text:p>73.7941959790935</text:p>
              </table:table-cell>
              <table:table-cell office:value-type="float" office:value="69.2419981031812">
                <text:p>69.24199810318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72.8605100908781">
                <text:p>72.8605100908781</text:p>
              </table:table-cell>
              <table:table-cell office:value-type="float" office:value="67.4885164939212">
                <text:p>67.48851649392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0.9592684603398">
                <text:p>70.9592684603398</text:p>
              </table:table-cell>
              <table:table-cell office:value-type="float" office:value="69.0370866706433">
                <text:p>69.03708667064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72.4262407423042">
                <text:p>72.4262407423042</text:p>
              </table:table-cell>
              <table:table-cell office:value-type="float" office:value="69.3259337020156">
                <text:p>69.32593370201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73.2795792935314">
                <text:p>73.2795792935314</text:p>
              </table:table-cell>
              <table:table-cell office:value-type="float" office:value="69.2218881052143">
                <text:p>69.22188810521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71.6446756150642">
                <text:p>71.6446756150642</text:p>
              </table:table-cell>
              <table:table-cell office:value-type="float" office:value="69.2734158204675">
                <text:p>69.27341582046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72.8012962808965">
                <text:p>72.8012962808965</text:p>
              </table:table-cell>
              <table:table-cell office:value-type="float" office:value="68.9786809391146">
                <text:p>68.97868093911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72.3793638411751">
                <text:p>72.3793638411751</text:p>
              </table:table-cell>
              <table:table-cell office:value-type="float" office:value="70.2596017601669">
                <text:p>70.25960176016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3.4427853044426">
                <text:p>73.4427853044426</text:p>
              </table:table-cell>
              <table:table-cell office:value-type="float" office:value="71.4914959761917">
                <text:p>71.49149597619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74.6970775815015">
                <text:p>74.6970775815015</text:p>
              </table:table-cell>
              <table:table-cell office:value-type="float" office:value="71.023086390224">
                <text:p>71.0230863902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73.2540286432176">
                <text:p>73.2540286432176</text:p>
              </table:table-cell>
              <table:table-cell office:value-type="float" office:value="71.4473635518551">
                <text:p>71.44736355185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69.4880219855608">
                <text:p>69.4880219855608</text:p>
              </table:table-cell>
              <table:table-cell office:value-type="float" office:value="70.7205890983831">
                <text:p>70.72058909838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71.6485713347238">
                <text:p>71.6485713347238</text:p>
              </table:table-cell>
              <table:table-cell office:value-type="float" office:value="71.032824204049">
                <text:p>71.0328242040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3.2694465767968">
                <text:p>73.2694465767968</text:p>
              </table:table-cell>
              <table:table-cell office:value-type="float" office:value="71.5391288984456">
                <text:p>71.53912889844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73.9618567786745">
                <text:p>73.9618567786745</text:p>
              </table:table-cell>
              <table:table-cell office:value-type="float" office:value="68.174122619988">
                <text:p>68.1741226199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74.573377761235">
                <text:p>74.573377761235</text:p>
              </table:table-cell>
              <table:table-cell office:value-type="float" office:value="68.9916817122988">
                <text:p>68.99168171229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71.2366257733063">
                <text:p>71.2366257733063</text:p>
              </table:table-cell>
              <table:table-cell office:value-type="float" office:value="67.7973430151455">
                <text:p>67.79734301514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73.8330335631261">
                <text:p>73.8330335631261</text:p>
              </table:table-cell>
              <table:table-cell office:value-type="float" office:value="69.4083287709264">
                <text:p>69.40832877092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71.3637221123257">
                <text:p>71.3637221123257</text:p>
              </table:table-cell>
              <table:table-cell office:value-type="float" office:value="70.4543695772306">
                <text:p>70.45436957723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69.5431963814043">
                <text:p>69.5431963814043</text:p>
              </table:table-cell>
              <table:table-cell office:value-type="float" office:value="67.4822678688115">
                <text:p>67.48226786881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3.6307332850795">
                <text:p>73.6307332850795</text:p>
              </table:table-cell>
              <table:table-cell office:value-type="float" office:value="69.204742160684">
                <text:p>69.2047421606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71.4874927865654">
                <text:p>71.4874927865654</text:p>
              </table:table-cell>
              <table:table-cell office:value-type="float" office:value="67.7922818823551">
                <text:p>67.79228188235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74.4984845945378">
                <text:p>74.4984845945378</text:p>
              </table:table-cell>
              <table:table-cell office:value-type="float" office:value="65.3142457857086">
                <text:p>65.31424578570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1.7777478184486">
                <text:p>71.7777478184486</text:p>
              </table:table-cell>
              <table:table-cell office:value-type="float" office:value="67.9861718394117">
                <text:p>67.98617183941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70.1595793010359">
                <text:p>70.1595793010359</text:p>
              </table:table-cell>
              <table:table-cell office:value-type="float" office:value="68.2037843658879">
                <text:p>68.20378436588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75.3491713543646">
                <text:p>75.3491713543646</text:p>
              </table:table-cell>
              <table:table-cell office:value-type="float" office:value="67.0759975383567">
                <text:p>67.07599753835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6.377685738354">
                <text:p>76.377685738354</text:p>
              </table:table-cell>
              <table:table-cell office:value-type="float" office:value="66.0914737222147">
                <text:p>66.09147372221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71.0241416359963">
                <text:p>71.0241416359963</text:p>
              </table:table-cell>
              <table:table-cell office:value-type="float" office:value="66.1960418250248">
                <text:p>66.19604182502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71.9072320266355">
                <text:p>71.9072320266355</text:p>
              </table:table-cell>
              <table:table-cell office:value-type="float" office:value="64.4478444235055">
                <text:p>64.44784442350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1.6900674816812">
                <text:p>71.6900674816812</text:p>
              </table:table-cell>
              <table:table-cell office:value-type="float" office:value="66.8848807796635">
                <text:p>66.88488077966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72.7583269924488">
                <text:p>72.7583269924488</text:p>
              </table:table-cell>
              <table:table-cell office:value-type="float" office:value="62.8375775012406">
                <text:p>62.83757750124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73.7030902599958">
                <text:p>73.7030902599958</text:p>
              </table:table-cell>
              <table:table-cell office:value-type="float" office:value="62.4160654936488">
                <text:p>62.41606549364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73.0921238784212">
                <text:p>73.0921238784212</text:p>
              </table:table-cell>
              <table:table-cell office:value-type="float" office:value="61.5517738193267">
                <text:p>61.55177381932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71.8123763630057">
                <text:p>71.8123763630057</text:p>
              </table:table-cell>
              <table:table-cell office:value-type="float" office:value="61.5345888421053">
                <text:p>61.53458884210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73.7915942031279">
                <text:p>73.7915942031279</text:p>
              </table:table-cell>
              <table:table-cell office:value-type="float" office:value="60.5720280988242">
                <text:p>60.57202809882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70.8676798533356">
                <text:p>70.8676798533356</text:p>
              </table:table-cell>
              <table:table-cell office:value-type="float" office:value="57.231177061242">
                <text:p>57.2311770612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71.5895204609147">
                <text:p>71.5895204609147</text:p>
              </table:table-cell>
              <table:table-cell office:value-type="float" office:value="61.355607988533">
                <text:p>61.3556079885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71.3630335494625">
                <text:p>71.3630335494625</text:p>
              </table:table-cell>
              <table:table-cell office:value-type="float" office:value="61.1250195747603">
                <text:p>61.12501957476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71.5515542036621">
                <text:p>71.5515542036621</text:p>
              </table:table-cell>
              <table:table-cell office:value-type="float" office:value="60.6418974451019">
                <text:p>60.64189744510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70.6639551328293">
                <text:p>70.6639551328293</text:p>
              </table:table-cell>
              <table:table-cell office:value-type="float" office:value="56.5475410603349">
                <text:p>56.54754106033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68.9277445820497">
                <text:p>68.9277445820497</text:p>
              </table:table-cell>
              <table:table-cell office:value-type="float" office:value="53.2445242220114">
                <text:p>53.24452422201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69.9761572420351">
                <text:p>69.9761572420351</text:p>
              </table:table-cell>
              <table:table-cell office:value-type="float" office:value="53.3271716112869">
                <text:p>53.32717161128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68.4972820302219">
                <text:p>68.4972820302219</text:p>
              </table:table-cell>
              <table:table-cell office:value-type="float" office:value="47.1246344507689">
                <text:p>47.12463445076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70.0857401900307">
                <text:p>70.0857401900307</text:p>
              </table:table-cell>
              <table:table-cell office:value-type="float" office:value="52.949506056094">
                <text:p>52.9495060560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68.9145164514297">
                <text:p>68.9145164514297</text:p>
              </table:table-cell>
              <table:table-cell office:value-type="float" office:value="44.7553637485087">
                <text:p>44.75536374850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66.60975788766">
                <text:p>66.60975788766</text:p>
              </table:table-cell>
              <table:table-cell office:value-type="float" office:value="47.1720763537408">
                <text:p>47.17207635374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67.4414276117922">
                <text:p>67.4414276117922</text:p>
              </table:table-cell>
              <table:table-cell office:value-type="float" office:value="40.3306588582797">
                <text:p>40.33065885827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66.366554141836">
                <text:p>66.366554141836</text:p>
              </table:table-cell>
              <table:table-cell office:value-type="float" office:value="43.2033352653184">
                <text:p>43.20333526531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64.5521444352557">
                <text:p>64.5521444352557</text:p>
              </table:table-cell>
              <table:table-cell office:value-type="float" office:value="46.481323837851">
                <text:p>46.4813238378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5.7982935150467">
                <text:p>65.7982935150467</text:p>
              </table:table-cell>
              <table:table-cell office:value-type="float" office:value="48.831451673559">
                <text:p>48.8314516735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6.5253939547522">
                <text:p>66.5253939547522</text:p>
              </table:table-cell>
              <table:table-cell office:value-type="float" office:value="45.4825839482343">
                <text:p>45.48258394823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66.0444005449197">
                <text:p>66.0444005449197</text:p>
              </table:table-cell>
              <table:table-cell office:value-type="float" office:value="31.0206306475907">
                <text:p>31.02063064759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62.2428398006554">
                <text:p>62.2428398006554</text:p>
              </table:table-cell>
              <table:table-cell office:value-type="float" office:value="40.8972926599791">
                <text:p>40.89729265997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61.2814055120367">
                <text:p>61.2814055120367</text:p>
              </table:table-cell>
              <table:table-cell office:value-type="float" office:value="34.8802707648972">
                <text:p>34.88027076489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0.9183206999726">
                <text:p>60.9183206999726</text:p>
              </table:table-cell>
              <table:table-cell office:value-type="float" office:value="18.8091934000271">
                <text:p>18.80919340002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2.1326721472123">
                <text:p>62.1326721472123</text:p>
              </table:table-cell>
              <table:table-cell office:value-type="float" office:value="37.7690606438969">
                <text:p>37.76906064389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59.2896842142988">
                <text:p>59.2896842142988</text:p>
              </table:table-cell>
              <table:table-cell office:value-type="float" office:value="27.5294030386681">
                <text:p>27.52940303866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61.3775671055486">
                <text:p>61.3775671055486</text:p>
              </table:table-cell>
              <table:table-cell office:value-type="float" office:value="26.4010891569215">
                <text:p>26.40108915692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58.8016017962396">
                <text:p>58.8016017962396</text:p>
              </table:table-cell>
              <table:table-cell office:value-type="float" office:value="19.6512933264923">
                <text:p>19.65129332649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0.0766057680271">
                <text:p>60.0766057680271</text:p>
              </table:table-cell>
              <table:table-cell office:value-type="float" office:value="23.6784679594653">
                <text:p>23.67846795946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8.0037962655618">
                <text:p>58.0037962655618</text:p>
              </table:table-cell>
              <table:table-cell office:value-type="float" office:value="-13.5444169780986">
                <text:p>-13.54441697809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57.0354260240292">
                <text:p>57.0354260240292</text:p>
              </table:table-cell>
              <table:table-cell office:value-type="float" office:value="8.13294495997111">
                <text:p>8.132944959971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8.4705728816429">
                <text:p>58.4705728816429</text:p>
              </table:table-cell>
              <table:table-cell office:value-type="float" office:value="13.7486880211441">
                <text:p>13.74868802114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6.7657052555918">
                <text:p>56.7657052555918</text:p>
              </table:table-cell>
              <table:table-cell office:value-type="float" office:value="-6.29522040640453">
                <text:p>-6.295220406404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5.6608252676834">
                <text:p>55.6608252676834</text:p>
              </table:table-cell>
              <table:table-cell office:value-type="float" office:value="25.6531748782833">
                <text:p>25.65317487828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4.6916117840697">
                <text:p>54.6916117840697</text:p>
              </table:table-cell>
              <table:table-cell office:value-type="float" office:value="12.48420784473">
                <text:p>12.484207844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4.0945078773469">
                <text:p>54.0945078773469</text:p>
              </table:table-cell>
              <table:table-cell office:value-type="float" office:value="-7.96643046498284">
                <text:p>-7.966430464982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3.9983838586937">
                <text:p>53.9983838586937</text:p>
              </table:table-cell>
              <table:table-cell office:value-type="float" office:value="-37.9559125327027">
                <text:p>-37.95591253270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3.3937820489068">
                <text:p>53.3937820489068</text:p>
              </table:table-cell>
              <table:table-cell office:value-type="float" office:value="-11.6265879947857">
                <text:p>-11.62658799478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49.9373700021925">
                <text:p>49.9373700021925</text:p>
              </table:table-cell>
              <table:table-cell office:value-type="float" office:value="-16.8802640132038">
                <text:p>-16.88026401320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49.3955872111603">
                <text:p>49.3955872111603</text:p>
              </table:table-cell>
              <table:table-cell office:value-type="float" office:value="6.7288298870241">
                <text:p>6.72882988702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46.0339070551165">
                <text:p>46.0339070551165</text:p>
              </table:table-cell>
              <table:table-cell office:value-type="float" office:value="-26.6754207309955">
                <text:p>-26.67542073099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46.3344326313657">
                <text:p>46.3344326313657</text:p>
              </table:table-cell>
              <table:table-cell office:value-type="float" office:value="-37.687881878239">
                <text:p>-37.6878818782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44.4620984708056">
                <text:p>44.4620984708056</text:p>
              </table:table-cell>
              <table:table-cell office:value-type="float" office:value="-1.95142355741162">
                <text:p>-1.951423557411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46.4909589127593">
                <text:p>46.4909589127593</text:p>
              </table:table-cell>
              <table:table-cell office:value-type="float" office:value="-43.8946895408986">
                <text:p>-43.89468954089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47.6708823332101">
                <text:p>47.6708823332101</text:p>
              </table:table-cell>
              <table:table-cell office:value-type="float" office:value="-43.8056031955569">
                <text:p>-43.80560319555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47.7122199894552">
                <text:p>47.7122199894552</text:p>
              </table:table-cell>
              <table:table-cell office:value-type="float" office:value="-22.9947633952659">
                <text:p>-22.99476339526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47.2284420180182">
                <text:p>47.2284420180182</text:p>
              </table:table-cell>
              <table:table-cell office:value-type="float" office:value="-47.2759722945943">
                <text:p>-47.27597229459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45.6382592030538">
                <text:p>45.6382592030538</text:p>
              </table:table-cell>
              <table:table-cell office:value-type="float" office:value="-14.0624867857409">
                <text:p>-14.06248678574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42.5467296433263">
                <text:p>42.5467296433263</text:p>
              </table:table-cell>
              <table:table-cell office:value-type="float" office:value="-32.1437936319167">
                <text:p>-32.14379363191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44.6514482742849">
                <text:p>44.6514482742849</text:p>
              </table:table-cell>
              <table:table-cell office:value-type="float" office:value="-38.921681548829">
                <text:p>-38.9216815488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46.7064006515981">
                <text:p>46.7064006515981</text:p>
              </table:table-cell>
              <table:table-cell office:value-type="float" office:value="5.47334526963193">
                <text:p>5.473345269631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47.5340217499317">
                <text:p>47.5340217499317</text:p>
              </table:table-cell>
              <table:table-cell office:value-type="float" office:value="-22.5371098896247">
                <text:p>-22.53710988962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45.6069150601087">
                <text:p>45.6069150601087</text:p>
              </table:table-cell>
              <table:table-cell office:value-type="float" office:value="-7.32702727536661">
                <text:p>-7.327027275366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-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05cm" chart:symbol-height="0.05cm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05cm" chart:symbol-height="0.05cm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988cm" svg:y="0.316cm" chart:style-name="ch2">
          <text:p>MountainCarContinuous (Model Layers)</text:p>
        </chart:title>
        <chart:legend chart:legend-position="end" svg:x="12.725cm" svg:y="3.703cm" style:legend-expansion="high" chart:style-name="ch3"/>
        <chart:plot-area chart:style-name="ch4" table:cell-range-address="Sheet1.A4:Sheet1.A203 Sheet1.K2:Sheet1.K203 Sheet1.C4:Sheet1.C203 Sheet1.L3:Sheet1.L203" chart:data-source-has-labels="row" svg:x="1.331cm" svg:y="1.275cm" svg:width="11.074cm" svg:height="6.564cm">
          <chartooo:coordinate-region svg:x="2.243cm" svg:y="1.474cm" svg:width="9.882cm" svg:height="6.166cm"/>
          <chart:axis chart:dimension="x" chart:name="primary-x" chart:style-name="ch5">
            <chart:title svg:x="6.215cm" svg:y="8.019cm" chart:style-name="ch6">
              <text:p>Episode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5.818cm" chart:style-name="ch9">
              <text:p>Average Reward</text:p>
            </chart:title>
            <chart:grid chart:style-name="ch10" chart:class="major"/>
          </chart:axis>
          <chart:series chart:style-name="ch11" chart:values-cell-range-address="Sheet1.C4:Sheet1.C203" chart:label-cell-address="Sheet1.K2:Sheet1.K2" chart:class="chart:scatter">
            <chart:domain table:cell-range-address="Sheet1.A4:Sheet1.A203"/>
            <chart:data-point chart:repeated="200"/>
          </chart:series>
          <chart:series chart:style-name="ch12" chart:values-cell-range-address="Sheet1.K4:Sheet1.K203" chart:label-cell-address="Sheet1.K3:Sheet1.K3" chart:class="chart:scatter">
            <chart:data-point chart:repeated="200"/>
          </chart:series>
          <chart:series chart:style-name="ch13" chart:values-cell-range-address="Sheet1.L4:Sheet1.L203" chart:label-cell-address="Sheet1.L3:Sheet1.L3" chart:class="chart:scatter">
            <chart:data-point chart:repeated="2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(64, 64)</text:p>
                <draw:g>
                  <svg:desc>Sheet1.K2:Sheet1.K2</svg:desc>
                </draw:g>
              </table:table-cell>
              <table:table-cell office:value-type="string">
                <text:p>(100, 50, 25)</text:p>
                <draw:g>
                  <svg:desc>Sheet1.K3:Sheet1.K3</svg:desc>
                </draw:g>
              </table:table-cell>
              <table:table-cell office:value-type="string">
                <text:p>(400, 300)</text:p>
                <draw:g>
                  <svg:desc>Sheet1.L3:Sheet1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203</svg:desc>
                </draw:g>
              </table:table-cell>
              <table:table-cell office:value-type="float" office:value="-100.39701852438">
                <text:p>-100.39701852438</text:p>
                <draw:g>
                  <svg:desc>Sheet1.C4:Sheet1.C203</svg:desc>
                </draw:g>
              </table:table-cell>
              <table:table-cell office:value-type="float" office:value="-101.812753665686">
                <text:p>-101.812753665686</text:p>
                <draw:g>
                  <svg:desc>Sheet1.K4:Sheet1.K203</svg:desc>
                </draw:g>
              </table:table-cell>
              <table:table-cell office:value-type="float" office:value="-98.8130556746182">
                <text:p>-98.8130556746182</text:p>
                <draw:g>
                  <svg:desc>Sheet1.L4:Sheet1.L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81.6595439792655">
                <text:p>-81.6595439792655</text:p>
              </table:table-cell>
              <table:table-cell office:value-type="float" office:value="-102.738777328924">
                <text:p>-102.738777328924</text:p>
              </table:table-cell>
              <table:table-cell office:value-type="float" office:value="-77.111327583306">
                <text:p>-77.111327583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82.0724108483408">
                <text:p>-82.0724108483408</text:p>
              </table:table-cell>
              <table:table-cell office:value-type="float" office:value="-103.692958602523">
                <text:p>-103.692958602523</text:p>
              </table:table-cell>
              <table:table-cell office:value-type="float" office:value="-102.127998788693">
                <text:p>-102.127998788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81.3434413881478">
                <text:p>-81.3434413881478</text:p>
              </table:table-cell>
              <table:table-cell office:value-type="float" office:value="-97.163177912733">
                <text:p>-97.163177912733</text:p>
              </table:table-cell>
              <table:table-cell office:value-type="float" office:value="-98.8409815296879">
                <text:p>-98.8409815296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97.5127934132151">
                <text:p>-97.5127934132151</text:p>
              </table:table-cell>
              <table:table-cell office:value-type="float" office:value="-97.7762068679756">
                <text:p>-97.7762068679756</text:p>
              </table:table-cell>
              <table:table-cell office:value-type="float" office:value="-79.9777086770264">
                <text:p>-79.9777086770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82.5822354343019">
                <text:p>-82.5822354343019</text:p>
              </table:table-cell>
              <table:table-cell office:value-type="float" office:value="-99.2945759646831">
                <text:p>-99.2945759646831</text:p>
              </table:table-cell>
              <table:table-cell office:value-type="float" office:value="-77.6322422070915">
                <text:p>-77.6322422070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34.0307060419594">
                <text:p>-34.0307060419594</text:p>
              </table:table-cell>
              <table:table-cell office:value-type="float" office:value="-96.730260927489">
                <text:p>-96.730260927489</text:p>
              </table:table-cell>
              <table:table-cell office:value-type="float" office:value="-29.7277618340324">
                <text:p>-29.72776183403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78.0596837253853">
                <text:p>-78.0596837253853</text:p>
              </table:table-cell>
              <table:table-cell office:value-type="float" office:value="-98.658740427688">
                <text:p>-98.658740427688</text:p>
              </table:table-cell>
              <table:table-cell office:value-type="float" office:value="15.7616114455904">
                <text:p>15.76161144559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38.2104271200096">
                <text:p>-38.2104271200096</text:p>
              </table:table-cell>
              <table:table-cell office:value-type="float" office:value="-99.1522452893039">
                <text:p>-99.1522452893039</text:p>
              </table:table-cell>
              <table:table-cell office:value-type="float" office:value="30.5778236430238">
                <text:p>30.57782364302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.2547379100955">
                <text:p>15.2547379100955</text:p>
              </table:table-cell>
              <table:table-cell office:value-type="float" office:value="-81.5303886928355">
                <text:p>-81.5303886928355</text:p>
              </table:table-cell>
              <table:table-cell office:value-type="float" office:value="59.0357085997574">
                <text:p>59.03570859975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4.1785061686565">
                <text:p>34.1785061686565</text:p>
              </table:table-cell>
              <table:table-cell office:value-type="float" office:value="-95.8021784183114">
                <text:p>-95.8021784183114</text:p>
              </table:table-cell>
              <table:table-cell office:value-type="float" office:value="63.3369516552583">
                <text:p>63.33695165525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6.0305875555636">
                <text:p>-16.0305875555636</text:p>
              </table:table-cell>
              <table:table-cell office:value-type="float" office:value="-79.5123892065966">
                <text:p>-79.5123892065966</text:p>
              </table:table-cell>
              <table:table-cell office:value-type="float" office:value="70.565811389207">
                <text:p>70.5658113892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1.4497087407404">
                <text:p>41.4497087407404</text:p>
              </table:table-cell>
              <table:table-cell office:value-type="float" office:value="-75.9052803943817">
                <text:p>-75.9052803943817</text:p>
              </table:table-cell>
              <table:table-cell office:value-type="float" office:value="67.2044221205234">
                <text:p>67.20442212052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7.7382597608482">
                <text:p>47.7382597608482</text:p>
              </table:table-cell>
              <table:table-cell office:value-type="float" office:value="-77.1448540624732">
                <text:p>-77.1448540624732</text:p>
              </table:table-cell>
              <table:table-cell office:value-type="float" office:value="69.9697433302474">
                <text:p>69.9697433302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9.7636941212792">
                <text:p>49.7636941212792</text:p>
              </table:table-cell>
              <table:table-cell office:value-type="float" office:value="-93.1895518240708">
                <text:p>-93.1895518240708</text:p>
              </table:table-cell>
              <table:table-cell office:value-type="float" office:value="70.7387970159119">
                <text:p>70.73879701591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2.0355529770871">
                <text:p>52.0355529770871</text:p>
              </table:table-cell>
              <table:table-cell office:value-type="float" office:value="-93.8616768648526">
                <text:p>-93.8616768648526</text:p>
              </table:table-cell>
              <table:table-cell office:value-type="float" office:value="70.8701187180371">
                <text:p>70.87011871803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9.3130958298121">
                <text:p>59.3130958298121</text:p>
              </table:table-cell>
              <table:table-cell office:value-type="float" office:value="-100.458780293643">
                <text:p>-100.458780293643</text:p>
              </table:table-cell>
              <table:table-cell office:value-type="float" office:value="73.3836954792125">
                <text:p>73.3836954792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0.8204404990338">
                <text:p>60.8204404990338</text:p>
              </table:table-cell>
              <table:table-cell office:value-type="float" office:value="-96.4815681642687">
                <text:p>-96.4815681642687</text:p>
              </table:table-cell>
              <table:table-cell office:value-type="float" office:value="74.6575701409275">
                <text:p>74.6575701409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7.2779011261791">
                <text:p>57.2779011261791</text:p>
              </table:table-cell>
              <table:table-cell office:value-type="float" office:value="-60.3923311565911">
                <text:p>-60.3923311565911</text:p>
              </table:table-cell>
              <table:table-cell office:value-type="float" office:value="74.5445070154429">
                <text:p>74.5445070154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2.9464841129609">
                <text:p>62.9464841129609</text:p>
              </table:table-cell>
              <table:table-cell office:value-type="float" office:value="-96.6222655093964">
                <text:p>-96.6222655093964</text:p>
              </table:table-cell>
              <table:table-cell office:value-type="float" office:value="74.4631265781824">
                <text:p>74.46312657818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2.9070653328598">
                <text:p>62.9070653328598</text:p>
              </table:table-cell>
              <table:table-cell office:value-type="float" office:value="-94.1901777033076">
                <text:p>-94.1901777033076</text:p>
              </table:table-cell>
              <table:table-cell office:value-type="float" office:value="74.3529999862999">
                <text:p>74.3529999862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9.1841477686686">
                <text:p>69.1841477686686</text:p>
              </table:table-cell>
              <table:table-cell office:value-type="float" office:value="-80.3475176350112">
                <text:p>-80.3475176350112</text:p>
              </table:table-cell>
              <table:table-cell office:value-type="float" office:value="73.7772370216514">
                <text:p>73.77723702165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8.0593795244633">
                <text:p>68.0593795244633</text:p>
              </table:table-cell>
              <table:table-cell office:value-type="float" office:value="-51.9778567881443">
                <text:p>-51.9778567881443</text:p>
              </table:table-cell>
              <table:table-cell office:value-type="float" office:value="72.054377262029">
                <text:p>72.0543772620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9.1558676194184">
                <text:p>69.1558676194184</text:p>
              </table:table-cell>
              <table:table-cell office:value-type="float" office:value="-73.3738613254529">
                <text:p>-73.3738613254529</text:p>
              </table:table-cell>
              <table:table-cell office:value-type="float" office:value="74.1222794237571">
                <text:p>74.12227942375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5.9972669338834">
                <text:p>65.9972669338834</text:p>
              </table:table-cell>
              <table:table-cell office:value-type="float" office:value="-75.4958491732028">
                <text:p>-75.4958491732028</text:p>
              </table:table-cell>
              <table:table-cell office:value-type="float" office:value="74.1670723995931">
                <text:p>74.16707239959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9.0527266643302">
                <text:p>69.0527266643302</text:p>
              </table:table-cell>
              <table:table-cell office:value-type="float" office:value="-37.3642830305008">
                <text:p>-37.3642830305008</text:p>
              </table:table-cell>
              <table:table-cell office:value-type="float" office:value="74.3654136010123">
                <text:p>74.36541360101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2.0710230845733">
                <text:p>72.0710230845733</text:p>
              </table:table-cell>
              <table:table-cell office:value-type="float" office:value="-56.3714025999473">
                <text:p>-56.3714025999473</text:p>
              </table:table-cell>
              <table:table-cell office:value-type="float" office:value="72.6804927507221">
                <text:p>72.68049275072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1.3075195358507">
                <text:p>71.3075195358507</text:p>
              </table:table-cell>
              <table:table-cell office:value-type="float" office:value="-53.7113192917176">
                <text:p>-53.7113192917176</text:p>
              </table:table-cell>
              <table:table-cell office:value-type="float" office:value="73.954607378943">
                <text:p>73.9546073789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0.4244205209512">
                <text:p>70.4244205209512</text:p>
              </table:table-cell>
              <table:table-cell office:value-type="float" office:value="-25.8425167819791">
                <text:p>-25.8425167819791</text:p>
              </table:table-cell>
              <table:table-cell office:value-type="float" office:value="71.599034502106">
                <text:p>71.5990345021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0.8624369682289">
                <text:p>70.8624369682289</text:p>
              </table:table-cell>
              <table:table-cell office:value-type="float" office:value="-10.3497547044863">
                <text:p>-10.3497547044863</text:p>
              </table:table-cell>
              <table:table-cell office:value-type="float" office:value="71.2719323008225">
                <text:p>71.2719323008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0.3472495530302">
                <text:p>70.3472495530302</text:p>
              </table:table-cell>
              <table:table-cell office:value-type="float" office:value="16.5376045382071">
                <text:p>16.5376045382071</text:p>
              </table:table-cell>
              <table:table-cell office:value-type="float" office:value="68.4770024924625">
                <text:p>68.4770024924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2.0643168326764">
                <text:p>72.0643168326764</text:p>
              </table:table-cell>
              <table:table-cell office:value-type="float" office:value="26.1889352297933">
                <text:p>26.1889352297933</text:p>
              </table:table-cell>
              <table:table-cell office:value-type="float" office:value="70.3904963386257">
                <text:p>70.39049633862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9.0459539726854">
                <text:p>69.0459539726854</text:p>
              </table:table-cell>
              <table:table-cell office:value-type="float" office:value="36.6514832144446">
                <text:p>36.6514832144446</text:p>
              </table:table-cell>
              <table:table-cell office:value-type="float" office:value="69.1055268216854">
                <text:p>69.10552682168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1.3401874190749">
                <text:p>71.3401874190749</text:p>
              </table:table-cell>
              <table:table-cell office:value-type="float" office:value="36.0598204182693">
                <text:p>36.0598204182693</text:p>
              </table:table-cell>
              <table:table-cell office:value-type="float" office:value="67.6673346146651">
                <text:p>67.66733461466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1.8702320483365">
                <text:p>71.8702320483365</text:p>
              </table:table-cell>
              <table:table-cell office:value-type="float" office:value="44.2868246348894">
                <text:p>44.2868246348894</text:p>
              </table:table-cell>
              <table:table-cell office:value-type="float" office:value="67.7630369453552">
                <text:p>67.76303694535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4.1634243422835">
                <text:p>74.1634243422835</text:p>
              </table:table-cell>
              <table:table-cell office:value-type="float" office:value="53.02569755848">
                <text:p>53.02569755848</text:p>
              </table:table-cell>
              <table:table-cell office:value-type="float" office:value="67.6598072572713">
                <text:p>67.65980725727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9.5752557694692">
                <text:p>69.5752557694692</text:p>
              </table:table-cell>
              <table:table-cell office:value-type="float" office:value="51.5332963438883">
                <text:p>51.5332963438883</text:p>
              </table:table-cell>
              <table:table-cell office:value-type="float" office:value="65.6889587802359">
                <text:p>65.68895878023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1.1673522213807">
                <text:p>71.1673522213807</text:p>
              </table:table-cell>
              <table:table-cell office:value-type="float" office:value="60.5193703638228">
                <text:p>60.5193703638228</text:p>
              </table:table-cell>
              <table:table-cell office:value-type="float" office:value="65.0326648450295">
                <text:p>65.03266484502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9.6391533283701">
                <text:p>69.6391533283701</text:p>
              </table:table-cell>
              <table:table-cell office:value-type="float" office:value="64.0692650487591">
                <text:p>64.0692650487591</text:p>
              </table:table-cell>
              <table:table-cell office:value-type="float" office:value="66.882695571035">
                <text:p>66.8826955710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8.935425093457">
                <text:p>68.935425093457</text:p>
              </table:table-cell>
              <table:table-cell office:value-type="float" office:value="67.6637068102195">
                <text:p>67.6637068102195</text:p>
              </table:table-cell>
              <table:table-cell office:value-type="float" office:value="64.3948245218247">
                <text:p>64.39482452182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9.680379153646">
                <text:p>69.680379153646</text:p>
              </table:table-cell>
              <table:table-cell office:value-type="float" office:value="66.5565530012788">
                <text:p>66.5565530012788</text:p>
              </table:table-cell>
              <table:table-cell office:value-type="float" office:value="65.6058962129819">
                <text:p>65.60589621298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8.353909006316">
                <text:p>68.353909006316</text:p>
              </table:table-cell>
              <table:table-cell office:value-type="float" office:value="68.3651611368956">
                <text:p>68.3651611368956</text:p>
              </table:table-cell>
              <table:table-cell office:value-type="float" office:value="67.9440477528696">
                <text:p>67.94404775286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9.5573403834388">
                <text:p>69.5573403834388</text:p>
              </table:table-cell>
              <table:table-cell office:value-type="float" office:value="71.2415180811516">
                <text:p>71.2415180811516</text:p>
              </table:table-cell>
              <table:table-cell office:value-type="float" office:value="67.9336692589722">
                <text:p>67.93366925897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9.1274789863967">
                <text:p>69.1274789863967</text:p>
              </table:table-cell>
              <table:table-cell office:value-type="float" office:value="68.455126937185">
                <text:p>68.455126937185</text:p>
              </table:table-cell>
              <table:table-cell office:value-type="float" office:value="67.1334195536103">
                <text:p>67.13341955361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7.3069411906395">
                <text:p>67.3069411906395</text:p>
              </table:table-cell>
              <table:table-cell office:value-type="float" office:value="72.0408672019461">
                <text:p>72.0408672019461</text:p>
              </table:table-cell>
              <table:table-cell office:value-type="float" office:value="64.1213223315387">
                <text:p>64.1213223315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6.4591502578697">
                <text:p>66.4591502578697</text:p>
              </table:table-cell>
              <table:table-cell office:value-type="float" office:value="70.5998124702129">
                <text:p>70.5998124702129</text:p>
              </table:table-cell>
              <table:table-cell office:value-type="float" office:value="66.7400443174357">
                <text:p>66.74004431743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7.6346351246133">
                <text:p>67.6346351246133</text:p>
              </table:table-cell>
              <table:table-cell office:value-type="float" office:value="71.4267503833529">
                <text:p>71.4267503833529</text:p>
              </table:table-cell>
              <table:table-cell office:value-type="float" office:value="67.6123957272643">
                <text:p>67.61239572726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5.92806837319">
                <text:p>65.92806837319</text:p>
              </table:table-cell>
              <table:table-cell office:value-type="float" office:value="71.2979250919282">
                <text:p>71.2979250919282</text:p>
              </table:table-cell>
              <table:table-cell office:value-type="float" office:value="64.8529695886706">
                <text:p>64.85296958867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6.9630248020745">
                <text:p>66.9630248020745</text:p>
              </table:table-cell>
              <table:table-cell office:value-type="float" office:value="72.4181979257661">
                <text:p>72.4181979257661</text:p>
              </table:table-cell>
              <table:table-cell office:value-type="float" office:value="68.2227077641824">
                <text:p>68.22270776418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4.2411008060308">
                <text:p>64.2411008060308</text:p>
              </table:table-cell>
              <table:table-cell office:value-type="float" office:value="72.8149309506926">
                <text:p>72.8149309506926</text:p>
              </table:table-cell>
              <table:table-cell office:value-type="float" office:value="67.1372753800223">
                <text:p>67.13727538002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5.4898958029819">
                <text:p>65.4898958029819</text:p>
              </table:table-cell>
              <table:table-cell office:value-type="float" office:value="73.4809220426761">
                <text:p>73.4809220426761</text:p>
              </table:table-cell>
              <table:table-cell office:value-type="float" office:value="63.8344480887462">
                <text:p>63.83444808874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3.1418047814909">
                <text:p>63.1418047814909</text:p>
              </table:table-cell>
              <table:table-cell office:value-type="float" office:value="73.0492509407634">
                <text:p>73.0492509407634</text:p>
              </table:table-cell>
              <table:table-cell office:value-type="float" office:value="68.7171264243008">
                <text:p>68.71712642430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4.56289441176">
                <text:p>64.56289441176</text:p>
              </table:table-cell>
              <table:table-cell office:value-type="float" office:value="73.6590528342377">
                <text:p>73.6590528342377</text:p>
              </table:table-cell>
              <table:table-cell office:value-type="float" office:value="62.9164943584875">
                <text:p>62.9164943584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2.729229166382">
                <text:p>62.729229166382</text:p>
              </table:table-cell>
              <table:table-cell office:value-type="float" office:value="73.8470298570773">
                <text:p>73.8470298570773</text:p>
              </table:table-cell>
              <table:table-cell office:value-type="float" office:value="61.6593357957305">
                <text:p>61.65933579573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3.0390728084202">
                <text:p>63.0390728084202</text:p>
              </table:table-cell>
              <table:table-cell office:value-type="float" office:value="73.8886644116324">
                <text:p>73.8886644116324</text:p>
              </table:table-cell>
              <table:table-cell office:value-type="float" office:value="62.0766616106932">
                <text:p>62.07666161069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1.4170255531033">
                <text:p>61.4170255531033</text:p>
              </table:table-cell>
              <table:table-cell office:value-type="float" office:value="74.7580173765151">
                <text:p>74.7580173765151</text:p>
              </table:table-cell>
              <table:table-cell office:value-type="float" office:value="64.4152332098267">
                <text:p>64.41523320982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0.5150993261402">
                <text:p>60.5150993261402</text:p>
              </table:table-cell>
              <table:table-cell office:value-type="float" office:value="75.10248299647">
                <text:p>75.10248299647</text:p>
              </table:table-cell>
              <table:table-cell office:value-type="float" office:value="60.6956383451588">
                <text:p>60.69563834515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7.3694354430691">
                <text:p>57.3694354430691</text:p>
              </table:table-cell>
              <table:table-cell office:value-type="float" office:value="74.3550767353522">
                <text:p>74.3550767353522</text:p>
              </table:table-cell>
              <table:table-cell office:value-type="float" office:value="58.2722396737781">
                <text:p>58.27223967377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.8264723680654">
                <text:p>59.8264723680654</text:p>
              </table:table-cell>
              <table:table-cell office:value-type="float" office:value="76.3248436672834">
                <text:p>76.3248436672834</text:p>
              </table:table-cell>
              <table:table-cell office:value-type="float" office:value="60.9749825516624">
                <text:p>60.97498255166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8.4416192554264">
                <text:p>58.4416192554264</text:p>
              </table:table-cell>
              <table:table-cell office:value-type="float" office:value="74.995660308179">
                <text:p>74.995660308179</text:p>
              </table:table-cell>
              <table:table-cell office:value-type="float" office:value="56.3895254387911">
                <text:p>56.38952543879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5.9719848428716">
                <text:p>55.9719848428716</text:p>
              </table:table-cell>
              <table:table-cell office:value-type="float" office:value="75.1499692381045">
                <text:p>75.1499692381045</text:p>
              </table:table-cell>
              <table:table-cell office:value-type="float" office:value="58.9268454273184">
                <text:p>58.92684542731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6.8326989244028">
                <text:p>56.8326989244028</text:p>
              </table:table-cell>
              <table:table-cell office:value-type="float" office:value="73.1681311373562">
                <text:p>73.1681311373562</text:p>
              </table:table-cell>
              <table:table-cell office:value-type="float" office:value="55.9331067169404">
                <text:p>55.93310671694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7.3329290902471">
                <text:p>57.3329290902471</text:p>
              </table:table-cell>
              <table:table-cell office:value-type="float" office:value="73.6846729454854">
                <text:p>73.6846729454854</text:p>
              </table:table-cell>
              <table:table-cell office:value-type="float" office:value="57.3414045988865">
                <text:p>57.34140459888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3.5241622872624">
                <text:p>53.5241622872624</text:p>
              </table:table-cell>
              <table:table-cell office:value-type="float" office:value="74.9080196202718">
                <text:p>74.9080196202718</text:p>
              </table:table-cell>
              <table:table-cell office:value-type="float" office:value="58.7140638078686">
                <text:p>58.71406380786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7.8194547244104">
                <text:p>57.8194547244104</text:p>
              </table:table-cell>
              <table:table-cell office:value-type="float" office:value="75.0733878588576">
                <text:p>75.0733878588576</text:p>
              </table:table-cell>
              <table:table-cell office:value-type="float" office:value="62.3888451036019">
                <text:p>62.38884510360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5.7890491893628">
                <text:p>55.7890491893628</text:p>
              </table:table-cell>
              <table:table-cell office:value-type="float" office:value="74.9732540879189">
                <text:p>74.9732540879189</text:p>
              </table:table-cell>
              <table:table-cell office:value-type="float" office:value="61.1571358791866">
                <text:p>61.15713587918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4.2002734907419">
                <text:p>54.2002734907419</text:p>
              </table:table-cell>
              <table:table-cell office:value-type="float" office:value="74.0876536336158">
                <text:p>74.0876536336158</text:p>
              </table:table-cell>
              <table:table-cell office:value-type="float" office:value="62.4803307961841">
                <text:p>62.48033079618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5.4240721987907">
                <text:p>55.4240721987907</text:p>
              </table:table-cell>
              <table:table-cell office:value-type="float" office:value="73.6757985428695">
                <text:p>73.6757985428695</text:p>
              </table:table-cell>
              <table:table-cell office:value-type="float" office:value="62.420284927268">
                <text:p>62.4202849272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3.7623715259597">
                <text:p>53.7623715259597</text:p>
              </table:table-cell>
              <table:table-cell office:value-type="float" office:value="74.4842909967877">
                <text:p>74.4842909967877</text:p>
              </table:table-cell>
              <table:table-cell office:value-type="float" office:value="62.7076677854937">
                <text:p>62.70766778549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5.3531448280926">
                <text:p>55.3531448280926</text:p>
              </table:table-cell>
              <table:table-cell office:value-type="float" office:value="72.5289336570373">
                <text:p>72.5289336570373</text:p>
              </table:table-cell>
              <table:table-cell office:value-type="float" office:value="62.6127933197046">
                <text:p>62.61279331970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2.2418911360151">
                <text:p>52.2418911360151</text:p>
              </table:table-cell>
              <table:table-cell office:value-type="float" office:value="75.0002496114084">
                <text:p>75.0002496114084</text:p>
              </table:table-cell>
              <table:table-cell office:value-type="float" office:value="66.001654448785">
                <text:p>66.0016544487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6.1904595262291">
                <text:p>56.1904595262291</text:p>
              </table:table-cell>
              <table:table-cell office:value-type="float" office:value="73.4471551298584">
                <text:p>73.4471551298584</text:p>
              </table:table-cell>
              <table:table-cell office:value-type="float" office:value="65.0408147512879">
                <text:p>65.04081475128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3.2389690858595">
                <text:p>53.2389690858595</text:p>
              </table:table-cell>
              <table:table-cell office:value-type="float" office:value="72.8875282493942">
                <text:p>72.8875282493942</text:p>
              </table:table-cell>
              <table:table-cell office:value-type="float" office:value="63.4407434553118">
                <text:p>63.44074345531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3.1671762795791">
                <text:p>53.1671762795791</text:p>
              </table:table-cell>
              <table:table-cell office:value-type="float" office:value="74.6537311937095">
                <text:p>74.6537311937095</text:p>
              </table:table-cell>
              <table:table-cell office:value-type="float" office:value="65.3174187489302">
                <text:p>65.31741874893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3.4056657473521">
                <text:p>53.4056657473521</text:p>
              </table:table-cell>
              <table:table-cell office:value-type="float" office:value="74.0872892146861">
                <text:p>74.0872892146861</text:p>
              </table:table-cell>
              <table:table-cell office:value-type="float" office:value="68.6653762827423">
                <text:p>68.66537628274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5.6091744374677">
                <text:p>55.6091744374677</text:p>
              </table:table-cell>
              <table:table-cell office:value-type="float" office:value="73.5514695788761">
                <text:p>73.5514695788761</text:p>
              </table:table-cell>
              <table:table-cell office:value-type="float" office:value="64.8177322407024">
                <text:p>64.81773224070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52.0621990566785">
                <text:p>52.0621990566785</text:p>
              </table:table-cell>
              <table:table-cell office:value-type="float" office:value="74.233648936965">
                <text:p>74.233648936965</text:p>
              </table:table-cell>
              <table:table-cell office:value-type="float" office:value="69.4610487382301">
                <text:p>69.46104873823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4.3432458925855">
                <text:p>54.3432458925855</text:p>
              </table:table-cell>
              <table:table-cell office:value-type="float" office:value="73.2716544904295">
                <text:p>73.2716544904295</text:p>
              </table:table-cell>
              <table:table-cell office:value-type="float" office:value="67.8740587433266">
                <text:p>67.87405874332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4.8283837703292">
                <text:p>54.8283837703292</text:p>
              </table:table-cell>
              <table:table-cell office:value-type="float" office:value="72.4791795736215">
                <text:p>72.4791795736215</text:p>
              </table:table-cell>
              <table:table-cell office:value-type="float" office:value="70.0648041631262">
                <text:p>70.06480416312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2.8285480282635">
                <text:p>52.8285480282635</text:p>
              </table:table-cell>
              <table:table-cell office:value-type="float" office:value="73.3249775680105">
                <text:p>73.3249775680105</text:p>
              </table:table-cell>
              <table:table-cell office:value-type="float" office:value="68.5859840941142">
                <text:p>68.58598409411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6.1700423515543">
                <text:p>56.1700423515543</text:p>
              </table:table-cell>
              <table:table-cell office:value-type="float" office:value="71.6688726452306">
                <text:p>71.6688726452306</text:p>
              </table:table-cell>
              <table:table-cell office:value-type="float" office:value="70.4908724396651">
                <text:p>70.49087243966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7.2955089786127">
                <text:p>57.2955089786127</text:p>
              </table:table-cell>
              <table:table-cell office:value-type="float" office:value="72.8602665869591">
                <text:p>72.8602665869591</text:p>
              </table:table-cell>
              <table:table-cell office:value-type="float" office:value="71.1051802992917">
                <text:p>71.10518029929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4.2708122248622">
                <text:p>54.2708122248622</text:p>
              </table:table-cell>
              <table:table-cell office:value-type="float" office:value="72.446796370319">
                <text:p>72.446796370319</text:p>
              </table:table-cell>
              <table:table-cell office:value-type="float" office:value="71.5799898581046">
                <text:p>71.57998985810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8.8848726812682">
                <text:p>58.8848726812682</text:p>
              </table:table-cell>
              <table:table-cell office:value-type="float" office:value="70.469238571491">
                <text:p>70.469238571491</text:p>
              </table:table-cell>
              <table:table-cell office:value-type="float" office:value="73.0022400817927">
                <text:p>73.00224008179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9.8264901993616">
                <text:p>59.8264901993616</text:p>
              </table:table-cell>
              <table:table-cell office:value-type="float" office:value="72.7405346799084">
                <text:p>72.7405346799084</text:p>
              </table:table-cell>
              <table:table-cell office:value-type="float" office:value="74.364318340417">
                <text:p>74.3643183404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9.2337504994793">
                <text:p>59.2337504994793</text:p>
              </table:table-cell>
              <table:table-cell office:value-type="float" office:value="71.7783664056717">
                <text:p>71.7783664056717</text:p>
              </table:table-cell>
              <table:table-cell office:value-type="float" office:value="72.6637383188082">
                <text:p>72.66373831880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58.7646784054455">
                <text:p>58.7646784054455</text:p>
              </table:table-cell>
              <table:table-cell office:value-type="float" office:value="70.8506006702301">
                <text:p>70.8506006702301</text:p>
              </table:table-cell>
              <table:table-cell office:value-type="float" office:value="73.4690817749864">
                <text:p>73.46908177498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1.5889799559242">
                <text:p>61.5889799559242</text:p>
              </table:table-cell>
              <table:table-cell office:value-type="float" office:value="71.5260849652909">
                <text:p>71.5260849652909</text:p>
              </table:table-cell>
              <table:table-cell office:value-type="float" office:value="72.8286662838511">
                <text:p>72.82866628385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4.2484989371639">
                <text:p>64.2484989371639</text:p>
              </table:table-cell>
              <table:table-cell office:value-type="float" office:value="73.1293418764864">
                <text:p>73.1293418764864</text:p>
              </table:table-cell>
              <table:table-cell office:value-type="float" office:value="75.0266488547936">
                <text:p>75.02664885479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4.9513872121292">
                <text:p>64.9513872121292</text:p>
              </table:table-cell>
              <table:table-cell office:value-type="float" office:value="72.3159095367054">
                <text:p>72.3159095367054</text:p>
              </table:table-cell>
              <table:table-cell office:value-type="float" office:value="74.1610736186772">
                <text:p>74.16107361867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4.5681918104463">
                <text:p>64.5681918104463</text:p>
              </table:table-cell>
              <table:table-cell office:value-type="float" office:value="71.4644193161096">
                <text:p>71.4644193161096</text:p>
              </table:table-cell>
              <table:table-cell office:value-type="float" office:value="75.3154499201791">
                <text:p>75.31544992017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5.4922837194245">
                <text:p>65.4922837194245</text:p>
              </table:table-cell>
              <table:table-cell office:value-type="float" office:value="71.4069535048988">
                <text:p>71.4069535048988</text:p>
              </table:table-cell>
              <table:table-cell office:value-type="float" office:value="75.9590959159948">
                <text:p>75.95909591599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6.981974208794">
                <text:p>66.981974208794</text:p>
              </table:table-cell>
              <table:table-cell office:value-type="float" office:value="70.3269883483109">
                <text:p>70.3269883483109</text:p>
              </table:table-cell>
              <table:table-cell office:value-type="float" office:value="74.1305203324864">
                <text:p>74.13052033248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68.0460806102584">
                <text:p>68.0460806102584</text:p>
              </table:table-cell>
              <table:table-cell office:value-type="float" office:value="70.9040967231672">
                <text:p>70.9040967231672</text:p>
              </table:table-cell>
              <table:table-cell office:value-type="float" office:value="76.2174830951044">
                <text:p>76.21748309510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3.9373145112994">
                <text:p>63.9373145112994</text:p>
              </table:table-cell>
              <table:table-cell office:value-type="float" office:value="71.7098714266479">
                <text:p>71.7098714266479</text:p>
              </table:table-cell>
              <table:table-cell office:value-type="float" office:value="76.1689161282369">
                <text:p>76.16891612823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7.7815594348001">
                <text:p>67.7815594348001</text:p>
              </table:table-cell>
              <table:table-cell office:value-type="float" office:value="71.9052761003237">
                <text:p>71.9052761003237</text:p>
              </table:table-cell>
              <table:table-cell office:value-type="float" office:value="74.274834236783">
                <text:p>74.2748342367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8.9781943919021">
                <text:p>68.9781943919021</text:p>
              </table:table-cell>
              <table:table-cell office:value-type="float" office:value="71.5810115394518">
                <text:p>71.5810115394518</text:p>
              </table:table-cell>
              <table:table-cell office:value-type="float" office:value="73.4418626974054">
                <text:p>73.44186269740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1.0741752916869">
                <text:p>71.0741752916869</text:p>
              </table:table-cell>
              <table:table-cell office:value-type="float" office:value="71.8243358727331">
                <text:p>71.8243358727331</text:p>
              </table:table-cell>
              <table:table-cell office:value-type="float" office:value="73.4509234287831">
                <text:p>73.45092342878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9.5612007375838">
                <text:p>69.5612007375838</text:p>
              </table:table-cell>
              <table:table-cell office:value-type="float" office:value="72.373857411533">
                <text:p>72.373857411533</text:p>
              </table:table-cell>
              <table:table-cell office:value-type="float" office:value="71.3408690468351">
                <text:p>71.34086904683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2.699881005486">
                <text:p>72.699881005486</text:p>
              </table:table-cell>
              <table:table-cell office:value-type="float" office:value="73.5460434382074">
                <text:p>73.5460434382074</text:p>
              </table:table-cell>
              <table:table-cell office:value-type="float" office:value="72.1065012543205">
                <text:p>72.10650125432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70.2052523427582">
                <text:p>70.2052523427582</text:p>
              </table:table-cell>
              <table:table-cell office:value-type="float" office:value="72.6563329955579">
                <text:p>72.6563329955579</text:p>
              </table:table-cell>
              <table:table-cell office:value-type="float" office:value="69.9583828027552">
                <text:p>69.95838280275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9.7437971113489">
                <text:p>69.7437971113489</text:p>
              </table:table-cell>
              <table:table-cell office:value-type="float" office:value="72.4302025931346">
                <text:p>72.4302025931346</text:p>
              </table:table-cell>
              <table:table-cell office:value-type="float" office:value="71.2691707883614">
                <text:p>71.26917078836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70.9813205524675">
                <text:p>70.9813205524675</text:p>
              </table:table-cell>
              <table:table-cell office:value-type="float" office:value="72.5043338564006">
                <text:p>72.5043338564006</text:p>
              </table:table-cell>
              <table:table-cell office:value-type="float" office:value="71.9783854246745">
                <text:p>71.97838542467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2.7704147801445">
                <text:p>72.7704147801445</text:p>
              </table:table-cell>
              <table:table-cell office:value-type="float" office:value="72.8130584633368">
                <text:p>72.8130584633368</text:p>
              </table:table-cell>
              <table:table-cell office:value-type="float" office:value="67.3497068891395">
                <text:p>67.34970688913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73.7791775270547">
                <text:p>73.7791775270547</text:p>
              </table:table-cell>
              <table:table-cell office:value-type="float" office:value="72.4247429027047">
                <text:p>72.4247429027047</text:p>
              </table:table-cell>
              <table:table-cell office:value-type="float" office:value="73.168266823222">
                <text:p>73.1682668232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2.015071387254">
                <text:p>72.015071387254</text:p>
              </table:table-cell>
              <table:table-cell office:value-type="float" office:value="71.9989853463043">
                <text:p>71.9989853463043</text:p>
              </table:table-cell>
              <table:table-cell office:value-type="float" office:value="72.7510278174045">
                <text:p>72.75102781740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2.5356268840692">
                <text:p>72.5356268840692</text:p>
              </table:table-cell>
              <table:table-cell office:value-type="float" office:value="72.1861078680342">
                <text:p>72.1861078680342</text:p>
              </table:table-cell>
              <table:table-cell office:value-type="float" office:value="77.6592327047624">
                <text:p>77.65923270476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3.0427258231383">
                <text:p>73.0427258231383</text:p>
              </table:table-cell>
              <table:table-cell office:value-type="float" office:value="73.0149419079812">
                <text:p>73.0149419079812</text:p>
              </table:table-cell>
              <table:table-cell office:value-type="float" office:value="77.9740651892508">
                <text:p>77.97406518925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2.265475001416">
                <text:p>72.265475001416</text:p>
              </table:table-cell>
              <table:table-cell office:value-type="float" office:value="72.5395155622427">
                <text:p>72.5395155622427</text:p>
              </table:table-cell>
              <table:table-cell office:value-type="float" office:value="76.2860518397376">
                <text:p>76.28605183973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2.8948358848476">
                <text:p>72.8948358848476</text:p>
              </table:table-cell>
              <table:table-cell office:value-type="float" office:value="72.5774913722332">
                <text:p>72.5774913722332</text:p>
              </table:table-cell>
              <table:table-cell office:value-type="float" office:value="77.6561595144756">
                <text:p>77.65615951447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74.9139545569044">
                <text:p>74.9139545569044</text:p>
              </table:table-cell>
              <table:table-cell office:value-type="float" office:value="72.2081505166593">
                <text:p>72.2081505166593</text:p>
              </table:table-cell>
              <table:table-cell office:value-type="float" office:value="76.3257362239894">
                <text:p>76.32573622398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72.5006748248757">
                <text:p>72.5006748248757</text:p>
              </table:table-cell>
              <table:table-cell office:value-type="float" office:value="72.1960001071579">
                <text:p>72.1960001071579</text:p>
              </table:table-cell>
              <table:table-cell office:value-type="float" office:value="76.8628427013898">
                <text:p>76.86284270138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72.3366475168888">
                <text:p>72.3366475168888</text:p>
              </table:table-cell>
              <table:table-cell office:value-type="float" office:value="74.2542669726118">
                <text:p>74.2542669726118</text:p>
              </table:table-cell>
              <table:table-cell office:value-type="float" office:value="74.2812105906095">
                <text:p>74.28121059060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72.0508420646002">
                <text:p>72.0508420646002</text:p>
              </table:table-cell>
              <table:table-cell office:value-type="float" office:value="73.0778128652433">
                <text:p>73.0778128652433</text:p>
              </table:table-cell>
              <table:table-cell office:value-type="float" office:value="75.4504816555113">
                <text:p>75.45048165551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4.4577322783389">
                <text:p>74.4577322783389</text:p>
              </table:table-cell>
              <table:table-cell office:value-type="float" office:value="72.3279589146804">
                <text:p>72.3279589146804</text:p>
              </table:table-cell>
              <table:table-cell office:value-type="float" office:value="74.8368433847229">
                <text:p>74.83684338472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72.8203834824404">
                <text:p>72.8203834824404</text:p>
              </table:table-cell>
              <table:table-cell office:value-type="float" office:value="71.6381938157316">
                <text:p>71.6381938157316</text:p>
              </table:table-cell>
              <table:table-cell office:value-type="float" office:value="75.72822379255">
                <text:p>75.728223792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73.7941959790935">
                <text:p>73.7941959790935</text:p>
              </table:table-cell>
              <table:table-cell office:value-type="float" office:value="72.3596530547232">
                <text:p>72.3596530547232</text:p>
              </table:table-cell>
              <table:table-cell office:value-type="float" office:value="76.7438769901116">
                <text:p>76.74387699011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72.8605100908781">
                <text:p>72.8605100908781</text:p>
              </table:table-cell>
              <table:table-cell office:value-type="float" office:value="73.7030980525819">
                <text:p>73.7030980525819</text:p>
              </table:table-cell>
              <table:table-cell office:value-type="float" office:value="73.4663908159565">
                <text:p>73.46639081595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0.9592684603398">
                <text:p>70.9592684603398</text:p>
              </table:table-cell>
              <table:table-cell office:value-type="float" office:value="75.4039950251596">
                <text:p>75.4039950251596</text:p>
              </table:table-cell>
              <table:table-cell office:value-type="float" office:value="72.5095258061251">
                <text:p>72.50952580612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72.4262407423042">
                <text:p>72.4262407423042</text:p>
              </table:table-cell>
              <table:table-cell office:value-type="float" office:value="73.1008862847324">
                <text:p>73.1008862847324</text:p>
              </table:table-cell>
              <table:table-cell office:value-type="float" office:value="73.678462753328">
                <text:p>73.6784627533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73.2795792935314">
                <text:p>73.2795792935314</text:p>
              </table:table-cell>
              <table:table-cell office:value-type="float" office:value="74.8899747874505">
                <text:p>74.8899747874505</text:p>
              </table:table-cell>
              <table:table-cell office:value-type="float" office:value="74.1121760785913">
                <text:p>74.11217607859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71.6446756150642">
                <text:p>71.6446756150642</text:p>
              </table:table-cell>
              <table:table-cell office:value-type="float" office:value="74.1870262316201">
                <text:p>74.1870262316201</text:p>
              </table:table-cell>
              <table:table-cell office:value-type="float" office:value="71.0034827607968">
                <text:p>71.00348276079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72.8012962808965">
                <text:p>72.8012962808965</text:p>
              </table:table-cell>
              <table:table-cell office:value-type="float" office:value="72.0972579721716">
                <text:p>72.0972579721716</text:p>
              </table:table-cell>
              <table:table-cell office:value-type="float" office:value="71.6111870400228">
                <text:p>71.61118704002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72.3793638411751">
                <text:p>72.3793638411751</text:p>
              </table:table-cell>
              <table:table-cell office:value-type="float" office:value="72.6530790805341">
                <text:p>72.6530790805341</text:p>
              </table:table-cell>
              <table:table-cell office:value-type="float" office:value="71.849105132659">
                <text:p>71.8491051326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3.4427853044426">
                <text:p>73.4427853044426</text:p>
              </table:table-cell>
              <table:table-cell office:value-type="float" office:value="74.322709667051">
                <text:p>74.322709667051</text:p>
              </table:table-cell>
              <table:table-cell office:value-type="float" office:value="71.8568928989123">
                <text:p>71.85689289891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74.6970775815015">
                <text:p>74.6970775815015</text:p>
              </table:table-cell>
              <table:table-cell office:value-type="float" office:value="75.0540065344504">
                <text:p>75.0540065344504</text:p>
              </table:table-cell>
              <table:table-cell office:value-type="float" office:value="65.666358875327">
                <text:p>65.6663588753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73.2540286432176">
                <text:p>73.2540286432176</text:p>
              </table:table-cell>
              <table:table-cell office:value-type="float" office:value="74.6673670050594">
                <text:p>74.6673670050594</text:p>
              </table:table-cell>
              <table:table-cell office:value-type="float" office:value="68.0642710547815">
                <text:p>68.06427105478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69.4880219855608">
                <text:p>69.4880219855608</text:p>
              </table:table-cell>
              <table:table-cell office:value-type="float" office:value="74.5016160471886">
                <text:p>74.5016160471886</text:p>
              </table:table-cell>
              <table:table-cell office:value-type="float" office:value="67.0235106543504">
                <text:p>67.02351065435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71.6485713347238">
                <text:p>71.6485713347238</text:p>
              </table:table-cell>
              <table:table-cell office:value-type="float" office:value="74.2335378723013">
                <text:p>74.2335378723013</text:p>
              </table:table-cell>
              <table:table-cell office:value-type="float" office:value="66.9852252220978">
                <text:p>66.98522522209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3.2694465767968">
                <text:p>73.2694465767968</text:p>
              </table:table-cell>
              <table:table-cell office:value-type="float" office:value="75.4606407213181">
                <text:p>75.4606407213181</text:p>
              </table:table-cell>
              <table:table-cell office:value-type="float" office:value="66.1207999081882">
                <text:p>66.12079990818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73.9618567786745">
                <text:p>73.9618567786745</text:p>
              </table:table-cell>
              <table:table-cell office:value-type="float" office:value="72.4789004819234">
                <text:p>72.4789004819234</text:p>
              </table:table-cell>
              <table:table-cell office:value-type="float" office:value="66.9982691907737">
                <text:p>66.99826919077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74.573377761235">
                <text:p>74.573377761235</text:p>
              </table:table-cell>
              <table:table-cell office:value-type="float" office:value="74.5506241838951">
                <text:p>74.5506241838951</text:p>
              </table:table-cell>
              <table:table-cell office:value-type="float" office:value="64.2058320306879">
                <text:p>64.20583203068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71.2366257733063">
                <text:p>71.2366257733063</text:p>
              </table:table-cell>
              <table:table-cell office:value-type="float" office:value="75.6433580587118">
                <text:p>75.6433580587118</text:p>
              </table:table-cell>
              <table:table-cell office:value-type="float" office:value="63.5412418153673">
                <text:p>63.54124181536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73.8330335631261">
                <text:p>73.8330335631261</text:p>
              </table:table-cell>
              <table:table-cell office:value-type="float" office:value="74.3958866699849">
                <text:p>74.3958866699849</text:p>
              </table:table-cell>
              <table:table-cell office:value-type="float" office:value="61.8142999445709">
                <text:p>61.81429994457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71.3637221123257">
                <text:p>71.3637221123257</text:p>
              </table:table-cell>
              <table:table-cell office:value-type="float" office:value="74.4551595568315">
                <text:p>74.4551595568315</text:p>
              </table:table-cell>
              <table:table-cell office:value-type="float" office:value="59.3605180272403">
                <text:p>59.36051802724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69.5431963814043">
                <text:p>69.5431963814043</text:p>
              </table:table-cell>
              <table:table-cell office:value-type="float" office:value="74.6371109559964">
                <text:p>74.6371109559964</text:p>
              </table:table-cell>
              <table:table-cell office:value-type="float" office:value="62.5072851569304">
                <text:p>62.50728515693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3.6307332850795">
                <text:p>73.6307332850795</text:p>
              </table:table-cell>
              <table:table-cell office:value-type="float" office:value="73.8545737256225">
                <text:p>73.8545737256225</text:p>
              </table:table-cell>
              <table:table-cell office:value-type="float" office:value="59.6807981854949">
                <text:p>59.68079818549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71.4874927865654">
                <text:p>71.4874927865654</text:p>
              </table:table-cell>
              <table:table-cell office:value-type="float" office:value="74.3411074687703">
                <text:p>74.3411074687703</text:p>
              </table:table-cell>
              <table:table-cell office:value-type="float" office:value="62.8895773049192">
                <text:p>62.88957730491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74.4984845945378">
                <text:p>74.4984845945378</text:p>
              </table:table-cell>
              <table:table-cell office:value-type="float" office:value="75.9182103835304">
                <text:p>75.9182103835304</text:p>
              </table:table-cell>
              <table:table-cell office:value-type="float" office:value="64.4537392382016">
                <text:p>64.45373923820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1.7777478184486">
                <text:p>71.7777478184486</text:p>
              </table:table-cell>
              <table:table-cell office:value-type="float" office:value="73.1645057031368">
                <text:p>73.1645057031368</text:p>
              </table:table-cell>
              <table:table-cell office:value-type="float" office:value="65.6114916854224">
                <text:p>65.61149168542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70.1595793010359">
                <text:p>70.1595793010359</text:p>
              </table:table-cell>
              <table:table-cell office:value-type="float" office:value="73.8055228673982">
                <text:p>73.8055228673982</text:p>
              </table:table-cell>
              <table:table-cell office:value-type="float" office:value="66.3654037733705">
                <text:p>66.36540377337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75.3491713543646">
                <text:p>75.3491713543646</text:p>
              </table:table-cell>
              <table:table-cell office:value-type="float" office:value="73.6832263008878">
                <text:p>73.6832263008878</text:p>
              </table:table-cell>
              <table:table-cell office:value-type="float" office:value="67.0105851184342">
                <text:p>67.01058511843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6.377685738354">
                <text:p>76.377685738354</text:p>
              </table:table-cell>
              <table:table-cell office:value-type="float" office:value="71.6861277357092">
                <text:p>71.6861277357092</text:p>
              </table:table-cell>
              <table:table-cell office:value-type="float" office:value="67.9603833539228">
                <text:p>67.96038335392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71.0241416359963">
                <text:p>71.0241416359963</text:p>
              </table:table-cell>
              <table:table-cell office:value-type="float" office:value="71.9120451050468">
                <text:p>71.9120451050468</text:p>
              </table:table-cell>
              <table:table-cell office:value-type="float" office:value="69.7751339901825">
                <text:p>69.77513399018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71.9072320266355">
                <text:p>71.9072320266355</text:p>
              </table:table-cell>
              <table:table-cell office:value-type="float" office:value="73.7873965809347">
                <text:p>73.7873965809347</text:p>
              </table:table-cell>
              <table:table-cell office:value-type="float" office:value="69.198037547997">
                <text:p>69.1980375479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1.6900674816812">
                <text:p>71.6900674816812</text:p>
              </table:table-cell>
              <table:table-cell office:value-type="float" office:value="73.8814366526092">
                <text:p>73.8814366526092</text:p>
              </table:table-cell>
              <table:table-cell office:value-type="float" office:value="69.1287243917481">
                <text:p>69.12872439174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72.7583269924488">
                <text:p>72.7583269924488</text:p>
              </table:table-cell>
              <table:table-cell office:value-type="float" office:value="73.0359527254774">
                <text:p>73.0359527254774</text:p>
              </table:table-cell>
              <table:table-cell office:value-type="float" office:value="68.9910995247157">
                <text:p>68.99109952471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73.7030902599958">
                <text:p>73.7030902599958</text:p>
              </table:table-cell>
              <table:table-cell office:value-type="float" office:value="73.6162640581093">
                <text:p>73.6162640581093</text:p>
              </table:table-cell>
              <table:table-cell office:value-type="float" office:value="70.1079773049517">
                <text:p>70.10797730495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73.0921238784212">
                <text:p>73.0921238784212</text:p>
              </table:table-cell>
              <table:table-cell office:value-type="float" office:value="74.9825502476349">
                <text:p>74.9825502476349</text:p>
              </table:table-cell>
              <table:table-cell office:value-type="float" office:value="70.2819861094571">
                <text:p>70.28198610945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71.8123763630057">
                <text:p>71.8123763630057</text:p>
              </table:table-cell>
              <table:table-cell office:value-type="float" office:value="73.2489064671217">
                <text:p>73.2489064671217</text:p>
              </table:table-cell>
              <table:table-cell office:value-type="float" office:value="72.393430103298">
                <text:p>72.3934301032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73.7915942031279">
                <text:p>73.7915942031279</text:p>
              </table:table-cell>
              <table:table-cell office:value-type="float" office:value="73.2795786852686">
                <text:p>73.2795786852686</text:p>
              </table:table-cell>
              <table:table-cell office:value-type="float" office:value="72.6758392500213">
                <text:p>72.67583925002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70.8676798533356">
                <text:p>70.8676798533356</text:p>
              </table:table-cell>
              <table:table-cell office:value-type="float" office:value="73.1775344850805">
                <text:p>73.1775344850805</text:p>
              </table:table-cell>
              <table:table-cell office:value-type="float" office:value="72.9014321889056">
                <text:p>72.90143218890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71.5895204609147">
                <text:p>71.5895204609147</text:p>
              </table:table-cell>
              <table:table-cell office:value-type="float" office:value="72.9244158604611">
                <text:p>72.9244158604611</text:p>
              </table:table-cell>
              <table:table-cell office:value-type="float" office:value="73.6909826029458">
                <text:p>73.69098260294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71.3630335494625">
                <text:p>71.3630335494625</text:p>
              </table:table-cell>
              <table:table-cell office:value-type="float" office:value="71.3687490437345">
                <text:p>71.3687490437345</text:p>
              </table:table-cell>
              <table:table-cell office:value-type="float" office:value="73.3341893724888">
                <text:p>73.33418937248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71.5515542036621">
                <text:p>71.5515542036621</text:p>
              </table:table-cell>
              <table:table-cell office:value-type="float" office:value="73.0473779605713">
                <text:p>73.0473779605713</text:p>
              </table:table-cell>
              <table:table-cell office:value-type="float" office:value="75.9259376614715">
                <text:p>75.92593766147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70.6639551328293">
                <text:p>70.6639551328293</text:p>
              </table:table-cell>
              <table:table-cell office:value-type="float" office:value="72.8003734735909">
                <text:p>72.8003734735909</text:p>
              </table:table-cell>
              <table:table-cell office:value-type="float" office:value="75.962153434727">
                <text:p>75.9621534347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68.9277445820497">
                <text:p>68.9277445820497</text:p>
              </table:table-cell>
              <table:table-cell office:value-type="float" office:value="73.7831331873486">
                <text:p>73.7831331873486</text:p>
              </table:table-cell>
              <table:table-cell office:value-type="float" office:value="75.3773759811074">
                <text:p>75.37737598110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69.9761572420351">
                <text:p>69.9761572420351</text:p>
              </table:table-cell>
              <table:table-cell office:value-type="float" office:value="72.0270481120281">
                <text:p>72.0270481120281</text:p>
              </table:table-cell>
              <table:table-cell office:value-type="float" office:value="75.7620576597137">
                <text:p>75.76205765971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68.4972820302219">
                <text:p>68.4972820302219</text:p>
              </table:table-cell>
              <table:table-cell office:value-type="float" office:value="74.6694207113577">
                <text:p>74.6694207113577</text:p>
              </table:table-cell>
              <table:table-cell office:value-type="float" office:value="75.5162978278945">
                <text:p>75.51629782789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70.0857401900307">
                <text:p>70.0857401900307</text:p>
              </table:table-cell>
              <table:table-cell office:value-type="float" office:value="73.4698377130918">
                <text:p>73.4698377130918</text:p>
              </table:table-cell>
              <table:table-cell office:value-type="float" office:value="76.4449043927094">
                <text:p>76.44490439270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68.9145164514297">
                <text:p>68.9145164514297</text:p>
              </table:table-cell>
              <table:table-cell office:value-type="float" office:value="72.0870798662797">
                <text:p>72.0870798662797</text:p>
              </table:table-cell>
              <table:table-cell office:value-type="float" office:value="77.1452199434763">
                <text:p>77.14521994347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66.60975788766">
                <text:p>66.60975788766</text:p>
              </table:table-cell>
              <table:table-cell office:value-type="float" office:value="71.0840769649885">
                <text:p>71.0840769649885</text:p>
              </table:table-cell>
              <table:table-cell office:value-type="float" office:value="77.4032679921248">
                <text:p>77.40326799212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67.4414276117922">
                <text:p>67.4414276117922</text:p>
              </table:table-cell>
              <table:table-cell office:value-type="float" office:value="72.6855094344712">
                <text:p>72.6855094344712</text:p>
              </table:table-cell>
              <table:table-cell office:value-type="float" office:value="78.8899770541746">
                <text:p>78.88997705417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66.366554141836">
                <text:p>66.366554141836</text:p>
              </table:table-cell>
              <table:table-cell office:value-type="float" office:value="70.9088560745648">
                <text:p>70.9088560745648</text:p>
              </table:table-cell>
              <table:table-cell office:value-type="float" office:value="75.4972486130443">
                <text:p>75.49724861304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64.5521444352557">
                <text:p>64.5521444352557</text:p>
              </table:table-cell>
              <table:table-cell office:value-type="float" office:value="72.0509903574114">
                <text:p>72.0509903574114</text:p>
              </table:table-cell>
              <table:table-cell office:value-type="float" office:value="76.3909153221711">
                <text:p>76.39091532217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5.7982935150467">
                <text:p>65.7982935150467</text:p>
              </table:table-cell>
              <table:table-cell office:value-type="float" office:value="73.0719532342989">
                <text:p>73.0719532342989</text:p>
              </table:table-cell>
              <table:table-cell office:value-type="float" office:value="78.6502265941356">
                <text:p>78.65022659413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6.5253939547522">
                <text:p>66.5253939547522</text:p>
              </table:table-cell>
              <table:table-cell office:value-type="float" office:value="73.2299550996675">
                <text:p>73.2299550996675</text:p>
              </table:table-cell>
              <table:table-cell office:value-type="float" office:value="78.528843692516">
                <text:p>78.5288436925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66.0444005449197">
                <text:p>66.0444005449197</text:p>
              </table:table-cell>
              <table:table-cell office:value-type="float" office:value="73.0945531768868">
                <text:p>73.0945531768868</text:p>
              </table:table-cell>
              <table:table-cell office:value-type="float" office:value="78.3867426172541">
                <text:p>78.38674261725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62.2428398006554">
                <text:p>62.2428398006554</text:p>
              </table:table-cell>
              <table:table-cell office:value-type="float" office:value="71.782961362808">
                <text:p>71.782961362808</text:p>
              </table:table-cell>
              <table:table-cell office:value-type="float" office:value="78.4070013696019">
                <text:p>78.40700136960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61.2814055120367">
                <text:p>61.2814055120367</text:p>
              </table:table-cell>
              <table:table-cell office:value-type="float" office:value="70.8052161301498">
                <text:p>70.8052161301498</text:p>
              </table:table-cell>
              <table:table-cell office:value-type="float" office:value="78.3057514489529">
                <text:p>78.30575144895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0.9183206999726">
                <text:p>60.9183206999726</text:p>
              </table:table-cell>
              <table:table-cell office:value-type="float" office:value="71.4958884645336">
                <text:p>71.4958884645336</text:p>
              </table:table-cell>
              <table:table-cell office:value-type="float" office:value="77.6721819076828">
                <text:p>77.67218190768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2.1326721472123">
                <text:p>62.1326721472123</text:p>
              </table:table-cell>
              <table:table-cell office:value-type="float" office:value="72.7673966013716">
                <text:p>72.7673966013716</text:p>
              </table:table-cell>
              <table:table-cell office:value-type="float" office:value="79.3384073956116">
                <text:p>79.33840739561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59.2896842142988">
                <text:p>59.2896842142988</text:p>
              </table:table-cell>
              <table:table-cell office:value-type="float" office:value="70.6977065198849">
                <text:p>70.6977065198849</text:p>
              </table:table-cell>
              <table:table-cell office:value-type="float" office:value="76.6779579486353">
                <text:p>76.67795794863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61.3775671055486">
                <text:p>61.3775671055486</text:p>
              </table:table-cell>
              <table:table-cell office:value-type="float" office:value="70.2458124677951">
                <text:p>70.2458124677951</text:p>
              </table:table-cell>
              <table:table-cell office:value-type="float" office:value="78.4669108076">
                <text:p>78.46691080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58.8016017962396">
                <text:p>58.8016017962396</text:p>
              </table:table-cell>
              <table:table-cell office:value-type="float" office:value="70.4368414014685">
                <text:p>70.4368414014685</text:p>
              </table:table-cell>
              <table:table-cell office:value-type="float" office:value="78.0678732572404">
                <text:p>78.06787325724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0.0766057680271">
                <text:p>60.0766057680271</text:p>
              </table:table-cell>
              <table:table-cell office:value-type="float" office:value="72.908274026894">
                <text:p>72.908274026894</text:p>
              </table:table-cell>
              <table:table-cell office:value-type="float" office:value="77.2615848529246">
                <text:p>77.26158485292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8.0037962655618">
                <text:p>58.0037962655618</text:p>
              </table:table-cell>
              <table:table-cell office:value-type="float" office:value="72.0698911069917">
                <text:p>72.0698911069917</text:p>
              </table:table-cell>
              <table:table-cell office:value-type="float" office:value="77.1050140733549">
                <text:p>77.10501407335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57.0354260240292">
                <text:p>57.0354260240292</text:p>
              </table:table-cell>
              <table:table-cell office:value-type="float" office:value="70.0153825369441">
                <text:p>70.0153825369441</text:p>
              </table:table-cell>
              <table:table-cell office:value-type="float" office:value="77.6627539099043">
                <text:p>77.66275390990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8.4705728816429">
                <text:p>58.4705728816429</text:p>
              </table:table-cell>
              <table:table-cell office:value-type="float" office:value="71.6673929768142">
                <text:p>71.6673929768142</text:p>
              </table:table-cell>
              <table:table-cell office:value-type="float" office:value="77.2187014284857">
                <text:p>77.21870142848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6.7657052555918">
                <text:p>56.7657052555918</text:p>
              </table:table-cell>
              <table:table-cell office:value-type="float" office:value="70.5228866326782">
                <text:p>70.5228866326782</text:p>
              </table:table-cell>
              <table:table-cell office:value-type="float" office:value="78.6458639285201">
                <text:p>78.64586392852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5.6608252676834">
                <text:p>55.6608252676834</text:p>
              </table:table-cell>
              <table:table-cell office:value-type="float" office:value="71.0550238734627">
                <text:p>71.0550238734627</text:p>
              </table:table-cell>
              <table:table-cell office:value-type="float" office:value="76.2308873275782">
                <text:p>76.23088732757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4.6916117840697">
                <text:p>54.6916117840697</text:p>
              </table:table-cell>
              <table:table-cell office:value-type="float" office:value="71.4120582984343">
                <text:p>71.4120582984343</text:p>
              </table:table-cell>
              <table:table-cell office:value-type="float" office:value="77.2881170222902">
                <text:p>77.28811702229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4.0945078773469">
                <text:p>54.0945078773469</text:p>
              </table:table-cell>
              <table:table-cell office:value-type="float" office:value="71.122804710175">
                <text:p>71.122804710175</text:p>
              </table:table-cell>
              <table:table-cell office:value-type="float" office:value="73.680744720818">
                <text:p>73.6807447208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3.9983838586937">
                <text:p>53.9983838586937</text:p>
              </table:table-cell>
              <table:table-cell office:value-type="float" office:value="69.9582565102691">
                <text:p>69.9582565102691</text:p>
              </table:table-cell>
              <table:table-cell office:value-type="float" office:value="75.4899729478447">
                <text:p>75.48997294784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3.3937820489068">
                <text:p>53.3937820489068</text:p>
              </table:table-cell>
              <table:table-cell office:value-type="float" office:value="68.7452090569956">
                <text:p>68.7452090569956</text:p>
              </table:table-cell>
              <table:table-cell office:value-type="float" office:value="77.2153262294062">
                <text:p>77.21532622940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49.9373700021925">
                <text:p>49.9373700021925</text:p>
              </table:table-cell>
              <table:table-cell office:value-type="float" office:value="66.9999857133925">
                <text:p>66.9999857133925</text:p>
              </table:table-cell>
              <table:table-cell office:value-type="float" office:value="75.1188629495568">
                <text:p>75.11886294955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49.3955872111603">
                <text:p>49.3955872111603</text:p>
              </table:table-cell>
              <table:table-cell office:value-type="float" office:value="70.8323920265526">
                <text:p>70.8323920265526</text:p>
              </table:table-cell>
              <table:table-cell office:value-type="float" office:value="73.7128226040078">
                <text:p>73.71282260400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46.0339070551165">
                <text:p>46.0339070551165</text:p>
              </table:table-cell>
              <table:table-cell office:value-type="float" office:value="69.5725894054112">
                <text:p>69.5725894054112</text:p>
              </table:table-cell>
              <table:table-cell office:value-type="float" office:value="73.7970603747278">
                <text:p>73.79706037472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46.3344326313657">
                <text:p>46.3344326313657</text:p>
              </table:table-cell>
              <table:table-cell office:value-type="float" office:value="69.8024808881184">
                <text:p>69.8024808881184</text:p>
              </table:table-cell>
              <table:table-cell office:value-type="float" office:value="73.5535472149772">
                <text:p>73.55354721497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44.4620984708056">
                <text:p>44.4620984708056</text:p>
              </table:table-cell>
              <table:table-cell office:value-type="float" office:value="72.2634513385816">
                <text:p>72.2634513385816</text:p>
              </table:table-cell>
              <table:table-cell office:value-type="float" office:value="74.063778583135">
                <text:p>74.0637785831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46.4909589127593">
                <text:p>46.4909589127593</text:p>
              </table:table-cell>
              <table:table-cell office:value-type="float" office:value="71.2925945801884">
                <text:p>71.2925945801884</text:p>
              </table:table-cell>
              <table:table-cell office:value-type="float" office:value="71.8170971650957">
                <text:p>71.81709716509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47.6708823332101">
                <text:p>47.6708823332101</text:p>
              </table:table-cell>
              <table:table-cell office:value-type="float" office:value="69.1504585155671">
                <text:p>69.1504585155671</text:p>
              </table:table-cell>
              <table:table-cell office:value-type="float" office:value="70.3612330823122">
                <text:p>70.36123308231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47.7122199894552">
                <text:p>47.7122199894552</text:p>
              </table:table-cell>
              <table:table-cell office:value-type="float" office:value="66.2516182515545">
                <text:p>66.2516182515545</text:p>
              </table:table-cell>
              <table:table-cell office:value-type="float" office:value="70.4929623009628">
                <text:p>70.49296230096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47.2284420180182">
                <text:p>47.2284420180182</text:p>
              </table:table-cell>
              <table:table-cell office:value-type="float" office:value="68.9696399114658">
                <text:p>68.9696399114658</text:p>
              </table:table-cell>
              <table:table-cell office:value-type="float" office:value="69.2879244929041">
                <text:p>69.28792449290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45.6382592030538">
                <text:p>45.6382592030538</text:p>
              </table:table-cell>
              <table:table-cell office:value-type="float" office:value="68.6344903319939">
                <text:p>68.6344903319939</text:p>
              </table:table-cell>
              <table:table-cell office:value-type="float" office:value="68.0553771344204">
                <text:p>68.05537713442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42.5467296433263">
                <text:p>42.5467296433263</text:p>
              </table:table-cell>
              <table:table-cell office:value-type="float" office:value="69.6538801623394">
                <text:p>69.6538801623394</text:p>
              </table:table-cell>
              <table:table-cell office:value-type="float" office:value="65.9472671205267">
                <text:p>65.94726712052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44.6514482742849">
                <text:p>44.6514482742849</text:p>
              </table:table-cell>
              <table:table-cell office:value-type="float" office:value="69.0589154856336">
                <text:p>69.0589154856336</text:p>
              </table:table-cell>
              <table:table-cell office:value-type="float" office:value="65.0372505735908">
                <text:p>65.03725057359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46.7064006515981">
                <text:p>46.7064006515981</text:p>
              </table:table-cell>
              <table:table-cell office:value-type="float" office:value="69.833261939029">
                <text:p>69.833261939029</text:p>
              </table:table-cell>
              <table:table-cell office:value-type="float" office:value="64.5945915013039">
                <text:p>64.59459150130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47.5340217499317">
                <text:p>47.5340217499317</text:p>
              </table:table-cell>
              <table:table-cell office:value-type="float" office:value="69.3728864561087">
                <text:p>69.3728864561087</text:p>
              </table:table-cell>
              <table:table-cell office:value-type="float" office:value="64.6801591756455">
                <text:p>64.68015917564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45.6069150601087">
                <text:p>45.6069150601087</text:p>
              </table:table-cell>
              <table:table-cell office:value-type="float" office:value="69.6328516317838">
                <text:p>69.6328516317838</text:p>
              </table:table-cell>
              <table:table-cell office:value-type="float" office:value="63.3633717595871">
                <text:p>63.36337175958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-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05cm" chart:symbol-height="0.05cm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88cm" svg:y="0.316cm" chart:style-name="ch2">
          <text:p>MountainCarContinuous (Best Hyperparameters)</text:p>
        </chart:title>
        <chart:legend chart:legend-position="end" svg:x="10.846cm" svg:y="3.952cm" style:legend-expansion="high" chart:style-name="ch3"/>
        <chart:plot-area chart:style-name="ch4" table:cell-range-address="Sheet1.A4:Sheet1.A203 Sheet1.B2:Sheet1.B2 Sheet1.C4:Sheet1.C203 Sheet1.M3:Sheet1.M203" chart:data-source-has-labels="row" svg:x="1.331cm" svg:y="1.275cm" svg:width="9.195cm" svg:height="6.564cm">
          <chartooo:coordinate-region svg:x="2.243cm" svg:y="1.474cm" svg:width="8.003cm" svg:height="6.166cm"/>
          <chart:axis chart:dimension="x" chart:name="primary-x" chart:style-name="ch5">
            <chart:title svg:x="5.275cm" svg:y="8.019cm" chart:style-name="ch6">
              <text:p>Episode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5.818cm" chart:style-name="ch9">
              <text:p>Average Reward</text:p>
            </chart:title>
            <chart:grid chart:style-name="ch10" chart:class="major"/>
          </chart:axis>
          <chart:series chart:style-name="ch11" chart:values-cell-range-address="Sheet1.C4:Sheet1.C203" chart:label-cell-address="Sheet1.B2:Sheet1.B2" chart:class="chart:scatter">
            <chart:domain table:cell-range-address="Sheet1.A4:Sheet1.A203"/>
            <chart:data-point chart:repeated="200"/>
          </chart:series>
          <chart:series chart:style-name="ch12" chart:values-cell-range-address="Sheet1.M4:Sheet1.M203" chart:label-cell-address="Sheet1.M3:Sheet1.M3" chart:class="chart:scatter">
            <chart:data-point chart:repeated="2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fault Hyperparameters</text:p>
                <draw:g>
                  <svg:desc>Sheet1.B2:Sheet1.B2</svg:desc>
                </draw:g>
              </table:table-cell>
              <table:table-cell office:value-type="string">
                <text:p>Best Hyperparameters</text:p>
                <draw:g>
                  <svg:desc>Sheet1.M3:Sheet1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203</svg:desc>
                </draw:g>
              </table:table-cell>
              <table:table-cell office:value-type="float" office:value="-100.39701852438">
                <text:p>-100.39701852438</text:p>
                <draw:g>
                  <svg:desc>Sheet1.C4:Sheet1.C203</svg:desc>
                </draw:g>
              </table:table-cell>
              <table:table-cell office:value-type="float" office:value="-104.665639428536">
                <text:p>-104.665639428536</text:p>
                <draw:g>
                  <svg:desc>Sheet1.M4:Sheet1.M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81.6595439792655">
                <text:p>-81.6595439792655</text:p>
              </table:table-cell>
              <table:table-cell office:value-type="float" office:value="-97.8943997725855">
                <text:p>-97.8943997725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82.0724108483408">
                <text:p>-82.0724108483408</text:p>
              </table:table-cell>
              <table:table-cell office:value-type="float" office:value="-97.3446737181446">
                <text:p>-97.3446737181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81.3434413881478">
                <text:p>-81.3434413881478</text:p>
              </table:table-cell>
              <table:table-cell office:value-type="float" office:value="-101.565057723932">
                <text:p>-101.565057723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97.5127934132151">
                <text:p>-97.5127934132151</text:p>
              </table:table-cell>
              <table:table-cell office:value-type="float" office:value="-97.7531175834525">
                <text:p>-97.7531175834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82.5822354343019">
                <text:p>-82.5822354343019</text:p>
              </table:table-cell>
              <table:table-cell office:value-type="float" office:value="-77.5830572211838">
                <text:p>-77.5830572211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34.0307060419594">
                <text:p>-34.0307060419594</text:p>
              </table:table-cell>
              <table:table-cell office:value-type="float" office:value="-81.4222310430401">
                <text:p>-81.42223104304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78.0596837253853">
                <text:p>-78.0596837253853</text:p>
              </table:table-cell>
              <table:table-cell office:value-type="float" office:value="-79.9719100833701">
                <text:p>-79.97191008337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38.2104271200096">
                <text:p>-38.2104271200096</text:p>
              </table:table-cell>
              <table:table-cell office:value-type="float" office:value="-22.1474493790592">
                <text:p>-22.1474493790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.2547379100955">
                <text:p>15.2547379100955</text:p>
              </table:table-cell>
              <table:table-cell office:value-type="float" office:value="-41.6726635177945">
                <text:p>-41.67266351779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4.1785061686565">
                <text:p>34.1785061686565</text:p>
              </table:table-cell>
              <table:table-cell office:value-type="float" office:value="12.9685759719377">
                <text:p>12.96857597193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6.0305875555636">
                <text:p>-16.0305875555636</text:p>
              </table:table-cell>
              <table:table-cell office:value-type="float" office:value="36.1119122734998">
                <text:p>36.1119122734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1.4497087407404">
                <text:p>41.4497087407404</text:p>
              </table:table-cell>
              <table:table-cell office:value-type="float" office:value="41.4891794543354">
                <text:p>41.48917945433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7.7382597608482">
                <text:p>47.7382597608482</text:p>
              </table:table-cell>
              <table:table-cell office:value-type="float" office:value="47.245951990299">
                <text:p>47.2459519902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9.7636941212792">
                <text:p>49.7636941212792</text:p>
              </table:table-cell>
              <table:table-cell office:value-type="float" office:value="51.4285229675492">
                <text:p>51.42852296754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2.0355529770871">
                <text:p>52.0355529770871</text:p>
              </table:table-cell>
              <table:table-cell office:value-type="float" office:value="63.8588209064885">
                <text:p>63.85882090648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9.3130958298121">
                <text:p>59.3130958298121</text:p>
              </table:table-cell>
              <table:table-cell office:value-type="float" office:value="62.9972306538373">
                <text:p>62.99723065383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0.8204404990338">
                <text:p>60.8204404990338</text:p>
              </table:table-cell>
              <table:table-cell office:value-type="float" office:value="63.3137803208764">
                <text:p>63.31378032087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7.2779011261791">
                <text:p>57.2779011261791</text:p>
              </table:table-cell>
              <table:table-cell office:value-type="float" office:value="65.8465763990347">
                <text:p>65.84657639903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2.9464841129609">
                <text:p>62.9464841129609</text:p>
              </table:table-cell>
              <table:table-cell office:value-type="float" office:value="69.3889612906648">
                <text:p>69.38896129066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2.9070653328598">
                <text:p>62.9070653328598</text:p>
              </table:table-cell>
              <table:table-cell office:value-type="float" office:value="70.475873074773">
                <text:p>70.4758730747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9.1841477686686">
                <text:p>69.1841477686686</text:p>
              </table:table-cell>
              <table:table-cell office:value-type="float" office:value="69.7467729661624">
                <text:p>69.74677296616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8.0593795244633">
                <text:p>68.0593795244633</text:p>
              </table:table-cell>
              <table:table-cell office:value-type="float" office:value="71.6936869449439">
                <text:p>71.69368694494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9.1558676194184">
                <text:p>69.1558676194184</text:p>
              </table:table-cell>
              <table:table-cell office:value-type="float" office:value="69.9933219906833">
                <text:p>69.99332199068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5.9972669338834">
                <text:p>65.9972669338834</text:p>
              </table:table-cell>
              <table:table-cell office:value-type="float" office:value="71.5646111833781">
                <text:p>71.56461118337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9.0527266643302">
                <text:p>69.0527266643302</text:p>
              </table:table-cell>
              <table:table-cell office:value-type="float" office:value="72.3131284094457">
                <text:p>72.31312840944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2.0710230845733">
                <text:p>72.0710230845733</text:p>
              </table:table-cell>
              <table:table-cell office:value-type="float" office:value="75.2719238001413">
                <text:p>75.27192380014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1.3075195358507">
                <text:p>71.3075195358507</text:p>
              </table:table-cell>
              <table:table-cell office:value-type="float" office:value="72.2467571370895">
                <text:p>72.24675713708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0.4244205209512">
                <text:p>70.4244205209512</text:p>
              </table:table-cell>
              <table:table-cell office:value-type="float" office:value="73.9950903432381">
                <text:p>73.99509034323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0.8624369682289">
                <text:p>70.8624369682289</text:p>
              </table:table-cell>
              <table:table-cell office:value-type="float" office:value="72.9507515921244">
                <text:p>72.95075159212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0.3472495530302">
                <text:p>70.3472495530302</text:p>
              </table:table-cell>
              <table:table-cell office:value-type="float" office:value="73.7110003764161">
                <text:p>73.71100037641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2.0643168326764">
                <text:p>72.0643168326764</text:p>
              </table:table-cell>
              <table:table-cell office:value-type="float" office:value="73.225660982145">
                <text:p>73.2256609821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9.0459539726854">
                <text:p>69.0459539726854</text:p>
              </table:table-cell>
              <table:table-cell office:value-type="float" office:value="74.8029915454352">
                <text:p>74.80299154543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1.3401874190749">
                <text:p>71.3401874190749</text:p>
              </table:table-cell>
              <table:table-cell office:value-type="float" office:value="71.9049706814563">
                <text:p>71.90497068145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1.8702320483365">
                <text:p>71.8702320483365</text:p>
              </table:table-cell>
              <table:table-cell office:value-type="float" office:value="73.4291817664182">
                <text:p>73.42918176641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4.1634243422835">
                <text:p>74.1634243422835</text:p>
              </table:table-cell>
              <table:table-cell office:value-type="float" office:value="74.3688923645043">
                <text:p>74.36889236450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9.5752557694692">
                <text:p>69.5752557694692</text:p>
              </table:table-cell>
              <table:table-cell office:value-type="float" office:value="74.3854718108708">
                <text:p>74.38547181087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1.1673522213807">
                <text:p>71.1673522213807</text:p>
              </table:table-cell>
              <table:table-cell office:value-type="float" office:value="74.3501401057263">
                <text:p>74.35014010572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9.6391533283701">
                <text:p>69.6391533283701</text:p>
              </table:table-cell>
              <table:table-cell office:value-type="float" office:value="75.3729054765025">
                <text:p>75.37290547650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8.935425093457">
                <text:p>68.935425093457</text:p>
              </table:table-cell>
              <table:table-cell office:value-type="float" office:value="75.0109540932666">
                <text:p>75.01095409326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9.680379153646">
                <text:p>69.680379153646</text:p>
              </table:table-cell>
              <table:table-cell office:value-type="float" office:value="73.4450439450485">
                <text:p>73.44504394504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8.353909006316">
                <text:p>68.353909006316</text:p>
              </table:table-cell>
              <table:table-cell office:value-type="float" office:value="73.224610172065">
                <text:p>73.2246101720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9.5573403834388">
                <text:p>69.5573403834388</text:p>
              </table:table-cell>
              <table:table-cell office:value-type="float" office:value="74.4481868291571">
                <text:p>74.44818682915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9.1274789863967">
                <text:p>69.1274789863967</text:p>
              </table:table-cell>
              <table:table-cell office:value-type="float" office:value="73.9770090314224">
                <text:p>73.97700903142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7.3069411906395">
                <text:p>67.3069411906395</text:p>
              </table:table-cell>
              <table:table-cell office:value-type="float" office:value="73.8217506453242">
                <text:p>73.82175064532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6.4591502578697">
                <text:p>66.4591502578697</text:p>
              </table:table-cell>
              <table:table-cell office:value-type="float" office:value="73.3332422260558">
                <text:p>73.33324222605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7.6346351246133">
                <text:p>67.6346351246133</text:p>
              </table:table-cell>
              <table:table-cell office:value-type="float" office:value="73.632868145028">
                <text:p>73.6328681450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5.92806837319">
                <text:p>65.92806837319</text:p>
              </table:table-cell>
              <table:table-cell office:value-type="float" office:value="75.1501852374657">
                <text:p>75.15018523746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6.9630248020745">
                <text:p>66.9630248020745</text:p>
              </table:table-cell>
              <table:table-cell office:value-type="float" office:value="73.3480732376192">
                <text:p>73.34807323761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4.2411008060308">
                <text:p>64.2411008060308</text:p>
              </table:table-cell>
              <table:table-cell office:value-type="float" office:value="74.0551375435434">
                <text:p>74.05513754354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5.4898958029819">
                <text:p>65.4898958029819</text:p>
              </table:table-cell>
              <table:table-cell office:value-type="float" office:value="72.3450874916112">
                <text:p>72.34508749161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3.1418047814909">
                <text:p>63.1418047814909</text:p>
              </table:table-cell>
              <table:table-cell office:value-type="float" office:value="74.2778611861933">
                <text:p>74.27786118619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4.56289441176">
                <text:p>64.56289441176</text:p>
              </table:table-cell>
              <table:table-cell office:value-type="float" office:value="74.4170551412137">
                <text:p>74.41705514121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2.729229166382">
                <text:p>62.729229166382</text:p>
              </table:table-cell>
              <table:table-cell office:value-type="float" office:value="74.8988641962621">
                <text:p>74.89886419626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3.0390728084202">
                <text:p>63.0390728084202</text:p>
              </table:table-cell>
              <table:table-cell office:value-type="float" office:value="74.0275258383165">
                <text:p>74.02752583831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1.4170255531033">
                <text:p>61.4170255531033</text:p>
              </table:table-cell>
              <table:table-cell office:value-type="float" office:value="73.6926430862998">
                <text:p>73.6926430862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0.5150993261402">
                <text:p>60.5150993261402</text:p>
              </table:table-cell>
              <table:table-cell office:value-type="float" office:value="74.5667682315969">
                <text:p>74.56676823159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7.3694354430691">
                <text:p>57.3694354430691</text:p>
              </table:table-cell>
              <table:table-cell office:value-type="float" office:value="73.3693916398031">
                <text:p>73.36939163980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.8264723680654">
                <text:p>59.8264723680654</text:p>
              </table:table-cell>
              <table:table-cell office:value-type="float" office:value="72.6918512249143">
                <text:p>72.69185122491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8.4416192554264">
                <text:p>58.4416192554264</text:p>
              </table:table-cell>
              <table:table-cell office:value-type="float" office:value="71.2284188377426">
                <text:p>71.22841883774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5.9719848428716">
                <text:p>55.9719848428716</text:p>
              </table:table-cell>
              <table:table-cell office:value-type="float" office:value="71.9995387991381">
                <text:p>71.99953879913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6.8326989244028">
                <text:p>56.8326989244028</text:p>
              </table:table-cell>
              <table:table-cell office:value-type="float" office:value="74.5031472652891">
                <text:p>74.50314726528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7.3329290902471">
                <text:p>57.3329290902471</text:p>
              </table:table-cell>
              <table:table-cell office:value-type="float" office:value="72.6687418377599">
                <text:p>72.66874183775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3.5241622872624">
                <text:p>53.5241622872624</text:p>
              </table:table-cell>
              <table:table-cell office:value-type="float" office:value="74.2802431575814">
                <text:p>74.28024315758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7.8194547244104">
                <text:p>57.8194547244104</text:p>
              </table:table-cell>
              <table:table-cell office:value-type="float" office:value="71.6235558712225">
                <text:p>71.62355587122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5.7890491893628">
                <text:p>55.7890491893628</text:p>
              </table:table-cell>
              <table:table-cell office:value-type="float" office:value="74.2646571554972">
                <text:p>74.26465715549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4.2002734907419">
                <text:p>54.2002734907419</text:p>
              </table:table-cell>
              <table:table-cell office:value-type="float" office:value="74.2394365252225">
                <text:p>74.23943652522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5.4240721987907">
                <text:p>55.4240721987907</text:p>
              </table:table-cell>
              <table:table-cell office:value-type="float" office:value="74.3348373992567">
                <text:p>74.33483739925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3.7623715259597">
                <text:p>53.7623715259597</text:p>
              </table:table-cell>
              <table:table-cell office:value-type="float" office:value="74.7932564726419">
                <text:p>74.79325647264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5.3531448280926">
                <text:p>55.3531448280926</text:p>
              </table:table-cell>
              <table:table-cell office:value-type="float" office:value="74.5150799509583">
                <text:p>74.51507995095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2.2418911360151">
                <text:p>52.2418911360151</text:p>
              </table:table-cell>
              <table:table-cell office:value-type="float" office:value="75.6526768774752">
                <text:p>75.65267687747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6.1904595262291">
                <text:p>56.1904595262291</text:p>
              </table:table-cell>
              <table:table-cell office:value-type="float" office:value="74.9833234326453">
                <text:p>74.98332343264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3.2389690858595">
                <text:p>53.2389690858595</text:p>
              </table:table-cell>
              <table:table-cell office:value-type="float" office:value="75.3269904313848">
                <text:p>75.32699043138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3.1671762795791">
                <text:p>53.1671762795791</text:p>
              </table:table-cell>
              <table:table-cell office:value-type="float" office:value="74.2199739598659">
                <text:p>74.21997395986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3.4056657473521">
                <text:p>53.4056657473521</text:p>
              </table:table-cell>
              <table:table-cell office:value-type="float" office:value="75.054267568365">
                <text:p>75.0542675683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5.6091744374677">
                <text:p>55.6091744374677</text:p>
              </table:table-cell>
              <table:table-cell office:value-type="float" office:value="73.8203543792953">
                <text:p>73.82035437929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52.0621990566785">
                <text:p>52.0621990566785</text:p>
              </table:table-cell>
              <table:table-cell office:value-type="float" office:value="73.5197500640645">
                <text:p>73.51975006406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4.3432458925855">
                <text:p>54.3432458925855</text:p>
              </table:table-cell>
              <table:table-cell office:value-type="float" office:value="74.7500675308018">
                <text:p>74.75006753080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4.8283837703292">
                <text:p>54.8283837703292</text:p>
              </table:table-cell>
              <table:table-cell office:value-type="float" office:value="74.9345910351101">
                <text:p>74.93459103511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2.8285480282635">
                <text:p>52.8285480282635</text:p>
              </table:table-cell>
              <table:table-cell office:value-type="float" office:value="74.4065940126027">
                <text:p>74.40659401260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6.1700423515543">
                <text:p>56.1700423515543</text:p>
              </table:table-cell>
              <table:table-cell office:value-type="float" office:value="73.9093068981804">
                <text:p>73.90930689818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7.2955089786127">
                <text:p>57.2955089786127</text:p>
              </table:table-cell>
              <table:table-cell office:value-type="float" office:value="75.8822859361799">
                <text:p>75.88228593617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4.2708122248622">
                <text:p>54.2708122248622</text:p>
              </table:table-cell>
              <table:table-cell office:value-type="float" office:value="74.4456722240709">
                <text:p>74.44567222407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8.8848726812682">
                <text:p>58.8848726812682</text:p>
              </table:table-cell>
              <table:table-cell office:value-type="float" office:value="74.1286130187071">
                <text:p>74.12861301870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9.8264901993616">
                <text:p>59.8264901993616</text:p>
              </table:table-cell>
              <table:table-cell office:value-type="float" office:value="74.434663985297">
                <text:p>74.4346639852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9.2337504994793">
                <text:p>59.2337504994793</text:p>
              </table:table-cell>
              <table:table-cell office:value-type="float" office:value="74.1754328109671">
                <text:p>74.17543281096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58.7646784054455">
                <text:p>58.7646784054455</text:p>
              </table:table-cell>
              <table:table-cell office:value-type="float" office:value="74.2606583913017">
                <text:p>74.26065839130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1.5889799559242">
                <text:p>61.5889799559242</text:p>
              </table:table-cell>
              <table:table-cell office:value-type="float" office:value="72.9620022170072">
                <text:p>72.96200221700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4.2484989371639">
                <text:p>64.2484989371639</text:p>
              </table:table-cell>
              <table:table-cell office:value-type="float" office:value="72.1553227178681">
                <text:p>72.15532271786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4.9513872121292">
                <text:p>64.9513872121292</text:p>
              </table:table-cell>
              <table:table-cell office:value-type="float" office:value="71.9957063407984">
                <text:p>71.99570634079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4.5681918104463">
                <text:p>64.5681918104463</text:p>
              </table:table-cell>
              <table:table-cell office:value-type="float" office:value="70.4104475650072">
                <text:p>70.41044756500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5.4922837194245">
                <text:p>65.4922837194245</text:p>
              </table:table-cell>
              <table:table-cell office:value-type="float" office:value="74.3924355445232">
                <text:p>74.39243554452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6.981974208794">
                <text:p>66.981974208794</text:p>
              </table:table-cell>
              <table:table-cell office:value-type="float" office:value="72.4234512171588">
                <text:p>72.42345121715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68.0460806102584">
                <text:p>68.0460806102584</text:p>
              </table:table-cell>
              <table:table-cell office:value-type="float" office:value="71.5242085514387">
                <text:p>71.52420855143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3.9373145112994">
                <text:p>63.9373145112994</text:p>
              </table:table-cell>
              <table:table-cell office:value-type="float" office:value="71.6029267695188">
                <text:p>71.60292676951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7.7815594348001">
                <text:p>67.7815594348001</text:p>
              </table:table-cell>
              <table:table-cell office:value-type="float" office:value="72.2404135923158">
                <text:p>72.24041359231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8.9781943919021">
                <text:p>68.9781943919021</text:p>
              </table:table-cell>
              <table:table-cell office:value-type="float" office:value="71.7920383181634">
                <text:p>71.79203831816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1.0741752916869">
                <text:p>71.0741752916869</text:p>
              </table:table-cell>
              <table:table-cell office:value-type="float" office:value="71.669368342861">
                <text:p>71.6693683428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9.5612007375838">
                <text:p>69.5612007375838</text:p>
              </table:table-cell>
              <table:table-cell office:value-type="float" office:value="68.8908274087907">
                <text:p>68.89082740879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2.699881005486">
                <text:p>72.699881005486</text:p>
              </table:table-cell>
              <table:table-cell office:value-type="float" office:value="69.3397158933231">
                <text:p>69.33971589332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70.2052523427582">
                <text:p>70.2052523427582</text:p>
              </table:table-cell>
              <table:table-cell office:value-type="float" office:value="70.0176063340156">
                <text:p>70.01760633401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9.7437971113489">
                <text:p>69.7437971113489</text:p>
              </table:table-cell>
              <table:table-cell office:value-type="float" office:value="69.7809139519604">
                <text:p>69.78091395196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70.9813205524675">
                <text:p>70.9813205524675</text:p>
              </table:table-cell>
              <table:table-cell office:value-type="float" office:value="70.1696425706717">
                <text:p>70.16964257067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2.7704147801445">
                <text:p>72.7704147801445</text:p>
              </table:table-cell>
              <table:table-cell office:value-type="float" office:value="68.4246182443302">
                <text:p>68.42461824433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73.7791775270547">
                <text:p>73.7791775270547</text:p>
              </table:table-cell>
              <table:table-cell office:value-type="float" office:value="69.6071088520946">
                <text:p>69.60710885209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2.015071387254">
                <text:p>72.015071387254</text:p>
              </table:table-cell>
              <table:table-cell office:value-type="float" office:value="69.1775723485769">
                <text:p>69.17757234857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2.5356268840692">
                <text:p>72.5356268840692</text:p>
              </table:table-cell>
              <table:table-cell office:value-type="float" office:value="66.9230885637363">
                <text:p>66.92308856373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3.0427258231383">
                <text:p>73.0427258231383</text:p>
              </table:table-cell>
              <table:table-cell office:value-type="float" office:value="69.4503739114392">
                <text:p>69.45037391143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2.265475001416">
                <text:p>72.265475001416</text:p>
              </table:table-cell>
              <table:table-cell office:value-type="float" office:value="66.7803195854389">
                <text:p>66.78031958543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2.8948358848476">
                <text:p>72.8948358848476</text:p>
              </table:table-cell>
              <table:table-cell office:value-type="float" office:value="67.9895333883649">
                <text:p>67.98953338836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74.9139545569044">
                <text:p>74.9139545569044</text:p>
              </table:table-cell>
              <table:table-cell office:value-type="float" office:value="66.0888419090285">
                <text:p>66.08884190902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72.5006748248757">
                <text:p>72.5006748248757</text:p>
              </table:table-cell>
              <table:table-cell office:value-type="float" office:value="67.4491308652122">
                <text:p>67.44913086521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72.3366475168888">
                <text:p>72.3366475168888</text:p>
              </table:table-cell>
              <table:table-cell office:value-type="float" office:value="68.6823480702327">
                <text:p>68.68234807023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72.0508420646002">
                <text:p>72.0508420646002</text:p>
              </table:table-cell>
              <table:table-cell office:value-type="float" office:value="69.703382765026">
                <text:p>69.7033827650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4.4577322783389">
                <text:p>74.4577322783389</text:p>
              </table:table-cell>
              <table:table-cell office:value-type="float" office:value="67.3364787289397">
                <text:p>67.33647872893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72.8203834824404">
                <text:p>72.8203834824404</text:p>
              </table:table-cell>
              <table:table-cell office:value-type="float" office:value="67.9963298959189">
                <text:p>67.99632989591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73.7941959790935">
                <text:p>73.7941959790935</text:p>
              </table:table-cell>
              <table:table-cell office:value-type="float" office:value="66.8935071681842">
                <text:p>66.89350716818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72.8605100908781">
                <text:p>72.8605100908781</text:p>
              </table:table-cell>
              <table:table-cell office:value-type="float" office:value="69.079456349966">
                <text:p>69.0794563499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0.9592684603398">
                <text:p>70.9592684603398</text:p>
              </table:table-cell>
              <table:table-cell office:value-type="float" office:value="68.3380278666032">
                <text:p>68.33802786660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72.4262407423042">
                <text:p>72.4262407423042</text:p>
              </table:table-cell>
              <table:table-cell office:value-type="float" office:value="67.3964824893308">
                <text:p>67.39648248933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73.2795792935314">
                <text:p>73.2795792935314</text:p>
              </table:table-cell>
              <table:table-cell office:value-type="float" office:value="69.6061746977282">
                <text:p>69.60617469772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71.6446756150642">
                <text:p>71.6446756150642</text:p>
              </table:table-cell>
              <table:table-cell office:value-type="float" office:value="65.8361491477237">
                <text:p>65.83614914772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72.8012962808965">
                <text:p>72.8012962808965</text:p>
              </table:table-cell>
              <table:table-cell office:value-type="float" office:value="69.5364183848739">
                <text:p>69.53641838487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72.3793638411751">
                <text:p>72.3793638411751</text:p>
              </table:table-cell>
              <table:table-cell office:value-type="float" office:value="69.9058588509085">
                <text:p>69.90585885090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3.4427853044426">
                <text:p>73.4427853044426</text:p>
              </table:table-cell>
              <table:table-cell office:value-type="float" office:value="66.425148498465">
                <text:p>66.4251484984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74.6970775815015">
                <text:p>74.6970775815015</text:p>
              </table:table-cell>
              <table:table-cell office:value-type="float" office:value="68.1630750438551">
                <text:p>68.16307504385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73.2540286432176">
                <text:p>73.2540286432176</text:p>
              </table:table-cell>
              <table:table-cell office:value-type="float" office:value="66.2596310399131">
                <text:p>66.25963103991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69.4880219855608">
                <text:p>69.4880219855608</text:p>
              </table:table-cell>
              <table:table-cell office:value-type="float" office:value="67.7385181269066">
                <text:p>67.73851812690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71.6485713347238">
                <text:p>71.6485713347238</text:p>
              </table:table-cell>
              <table:table-cell office:value-type="float" office:value="69.9786244474148">
                <text:p>69.97862444741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3.2694465767968">
                <text:p>73.2694465767968</text:p>
              </table:table-cell>
              <table:table-cell office:value-type="float" office:value="70.4139784863233">
                <text:p>70.41397848632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73.9618567786745">
                <text:p>73.9618567786745</text:p>
              </table:table-cell>
              <table:table-cell office:value-type="float" office:value="71.0747650302107">
                <text:p>71.07476503021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74.573377761235">
                <text:p>74.573377761235</text:p>
              </table:table-cell>
              <table:table-cell office:value-type="float" office:value="68.4182362522482">
                <text:p>68.41823625224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71.2366257733063">
                <text:p>71.2366257733063</text:p>
              </table:table-cell>
              <table:table-cell office:value-type="float" office:value="68.9515544581617">
                <text:p>68.95155445816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73.8330335631261">
                <text:p>73.8330335631261</text:p>
              </table:table-cell>
              <table:table-cell office:value-type="float" office:value="69.9284560296987">
                <text:p>69.92845602969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71.3637221123257">
                <text:p>71.3637221123257</text:p>
              </table:table-cell>
              <table:table-cell office:value-type="float" office:value="68.6148246936543">
                <text:p>68.61482469365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69.5431963814043">
                <text:p>69.5431963814043</text:p>
              </table:table-cell>
              <table:table-cell office:value-type="float" office:value="69.167288154876">
                <text:p>69.1672881548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3.6307332850795">
                <text:p>73.6307332850795</text:p>
              </table:table-cell>
              <table:table-cell office:value-type="float" office:value="69.351350114804">
                <text:p>69.3513501148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71.4874927865654">
                <text:p>71.4874927865654</text:p>
              </table:table-cell>
              <table:table-cell office:value-type="float" office:value="66.6320683146002">
                <text:p>66.63206831460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74.4984845945378">
                <text:p>74.4984845945378</text:p>
              </table:table-cell>
              <table:table-cell office:value-type="float" office:value="67.9870314602082">
                <text:p>67.98703146020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1.7777478184486">
                <text:p>71.7777478184486</text:p>
              </table:table-cell>
              <table:table-cell office:value-type="float" office:value="69.530706177448">
                <text:p>69.5307061774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70.1595793010359">
                <text:p>70.1595793010359</text:p>
              </table:table-cell>
              <table:table-cell office:value-type="float" office:value="70.495993082658">
                <text:p>70.4959930826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75.3491713543646">
                <text:p>75.3491713543646</text:p>
              </table:table-cell>
              <table:table-cell office:value-type="float" office:value="69.9944394757031">
                <text:p>69.99443947570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6.377685738354">
                <text:p>76.377685738354</text:p>
              </table:table-cell>
              <table:table-cell office:value-type="float" office:value="69.2008008559103">
                <text:p>69.20080085591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71.0241416359963">
                <text:p>71.0241416359963</text:p>
              </table:table-cell>
              <table:table-cell office:value-type="float" office:value="70.2797602068998">
                <text:p>70.27976020689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71.9072320266355">
                <text:p>71.9072320266355</text:p>
              </table:table-cell>
              <table:table-cell office:value-type="float" office:value="69.3330763897727">
                <text:p>69.33307638977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1.6900674816812">
                <text:p>71.6900674816812</text:p>
              </table:table-cell>
              <table:table-cell office:value-type="float" office:value="67.9276992069095">
                <text:p>67.92769920690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72.7583269924488">
                <text:p>72.7583269924488</text:p>
              </table:table-cell>
              <table:table-cell office:value-type="float" office:value="67.9038900667547">
                <text:p>67.90389006675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73.7030902599958">
                <text:p>73.7030902599958</text:p>
              </table:table-cell>
              <table:table-cell office:value-type="float" office:value="67.9112518833335">
                <text:p>67.91125188333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73.0921238784212">
                <text:p>73.0921238784212</text:p>
              </table:table-cell>
              <table:table-cell office:value-type="float" office:value="69.1749026235132">
                <text:p>69.17490262351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71.8123763630057">
                <text:p>71.8123763630057</text:p>
              </table:table-cell>
              <table:table-cell office:value-type="float" office:value="69.7012705021517">
                <text:p>69.70127050215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73.7915942031279">
                <text:p>73.7915942031279</text:p>
              </table:table-cell>
              <table:table-cell office:value-type="float" office:value="68.4231636166137">
                <text:p>68.42316361661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70.8676798533356">
                <text:p>70.8676798533356</text:p>
              </table:table-cell>
              <table:table-cell office:value-type="float" office:value="69.0664185483738">
                <text:p>69.06641854837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71.5895204609147">
                <text:p>71.5895204609147</text:p>
              </table:table-cell>
              <table:table-cell office:value-type="float" office:value="69.8680428170164">
                <text:p>69.86804281701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71.3630335494625">
                <text:p>71.3630335494625</text:p>
              </table:table-cell>
              <table:table-cell office:value-type="float" office:value="69.5797997799545">
                <text:p>69.57979977995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71.5515542036621">
                <text:p>71.5515542036621</text:p>
              </table:table-cell>
              <table:table-cell office:value-type="float" office:value="72.0060357405836">
                <text:p>72.00603574058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70.6639551328293">
                <text:p>70.6639551328293</text:p>
              </table:table-cell>
              <table:table-cell office:value-type="float" office:value="69.2675297145322">
                <text:p>69.26752971453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68.9277445820497">
                <text:p>68.9277445820497</text:p>
              </table:table-cell>
              <table:table-cell office:value-type="float" office:value="71.1254822212351">
                <text:p>71.12548222123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69.9761572420351">
                <text:p>69.9761572420351</text:p>
              </table:table-cell>
              <table:table-cell office:value-type="float" office:value="69.6009384858856">
                <text:p>69.60093848588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68.4972820302219">
                <text:p>68.4972820302219</text:p>
              </table:table-cell>
              <table:table-cell office:value-type="float" office:value="69.4897378675008">
                <text:p>69.48973786750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70.0857401900307">
                <text:p>70.0857401900307</text:p>
              </table:table-cell>
              <table:table-cell office:value-type="float" office:value="69.7424571477296">
                <text:p>69.74245714772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68.9145164514297">
                <text:p>68.9145164514297</text:p>
              </table:table-cell>
              <table:table-cell office:value-type="float" office:value="69.9238609177824">
                <text:p>69.92386091778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66.60975788766">
                <text:p>66.60975788766</text:p>
              </table:table-cell>
              <table:table-cell office:value-type="float" office:value="68.8532302141031">
                <text:p>68.85323021410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67.4414276117922">
                <text:p>67.4414276117922</text:p>
              </table:table-cell>
              <table:table-cell office:value-type="float" office:value="69.6319161234489">
                <text:p>69.63191612344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66.366554141836">
                <text:p>66.366554141836</text:p>
              </table:table-cell>
              <table:table-cell office:value-type="float" office:value="69.8958574688213">
                <text:p>69.89585746882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64.5521444352557">
                <text:p>64.5521444352557</text:p>
              </table:table-cell>
              <table:table-cell office:value-type="float" office:value="68.9496692899671">
                <text:p>68.94966928996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5.7982935150467">
                <text:p>65.7982935150467</text:p>
              </table:table-cell>
              <table:table-cell office:value-type="float" office:value="70.0269942934399">
                <text:p>70.02699429343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6.5253939547522">
                <text:p>66.5253939547522</text:p>
              </table:table-cell>
              <table:table-cell office:value-type="float" office:value="71.3094947516186">
                <text:p>71.30949475161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66.0444005449197">
                <text:p>66.0444005449197</text:p>
              </table:table-cell>
              <table:table-cell office:value-type="float" office:value="70.5935512547706">
                <text:p>70.59355125477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62.2428398006554">
                <text:p>62.2428398006554</text:p>
              </table:table-cell>
              <table:table-cell office:value-type="float" office:value="69.5819628958369">
                <text:p>69.58196289583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61.2814055120367">
                <text:p>61.2814055120367</text:p>
              </table:table-cell>
              <table:table-cell office:value-type="float" office:value="71.339557529178">
                <text:p>71.3395575291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0.9183206999726">
                <text:p>60.9183206999726</text:p>
              </table:table-cell>
              <table:table-cell office:value-type="float" office:value="72.6794746978257">
                <text:p>72.67947469782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2.1326721472123">
                <text:p>62.1326721472123</text:p>
              </table:table-cell>
              <table:table-cell office:value-type="float" office:value="71.4248748704194">
                <text:p>71.42487487041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59.2896842142988">
                <text:p>59.2896842142988</text:p>
              </table:table-cell>
              <table:table-cell office:value-type="float" office:value="71.3097226437538">
                <text:p>71.30972264375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61.3775671055486">
                <text:p>61.3775671055486</text:p>
              </table:table-cell>
              <table:table-cell office:value-type="float" office:value="69.4966759530885">
                <text:p>69.49667595308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58.8016017962396">
                <text:p>58.8016017962396</text:p>
              </table:table-cell>
              <table:table-cell office:value-type="float" office:value="71.793017144861">
                <text:p>71.7930171448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0.0766057680271">
                <text:p>60.0766057680271</text:p>
              </table:table-cell>
              <table:table-cell office:value-type="float" office:value="70.7938671725888">
                <text:p>70.79386717258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8.0037962655618">
                <text:p>58.0037962655618</text:p>
              </table:table-cell>
              <table:table-cell office:value-type="float" office:value="71.0882462108907">
                <text:p>71.08824621089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57.0354260240292">
                <text:p>57.0354260240292</text:p>
              </table:table-cell>
              <table:table-cell office:value-type="float" office:value="70.7838947504888">
                <text:p>70.78389475048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8.4705728816429">
                <text:p>58.4705728816429</text:p>
              </table:table-cell>
              <table:table-cell office:value-type="float" office:value="69.7903682466252">
                <text:p>69.79036824662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6.7657052555918">
                <text:p>56.7657052555918</text:p>
              </table:table-cell>
              <table:table-cell office:value-type="float" office:value="68.5158217220812">
                <text:p>68.51582172208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5.6608252676834">
                <text:p>55.6608252676834</text:p>
              </table:table-cell>
              <table:table-cell office:value-type="float" office:value="70.6541091398284">
                <text:p>70.65410913982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4.6916117840697">
                <text:p>54.6916117840697</text:p>
              </table:table-cell>
              <table:table-cell office:value-type="float" office:value="71.2424617691021">
                <text:p>71.24246176910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4.0945078773469">
                <text:p>54.0945078773469</text:p>
              </table:table-cell>
              <table:table-cell office:value-type="float" office:value="70.206495980943">
                <text:p>70.2064959809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3.9983838586937">
                <text:p>53.9983838586937</text:p>
              </table:table-cell>
              <table:table-cell office:value-type="float" office:value="70.1381620870711">
                <text:p>70.13816208707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3.3937820489068">
                <text:p>53.3937820489068</text:p>
              </table:table-cell>
              <table:table-cell office:value-type="float" office:value="68.2909827012623">
                <text:p>68.29098270126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49.9373700021925">
                <text:p>49.9373700021925</text:p>
              </table:table-cell>
              <table:table-cell office:value-type="float" office:value="68.6069839421388">
                <text:p>68.60698394213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49.3955872111603">
                <text:p>49.3955872111603</text:p>
              </table:table-cell>
              <table:table-cell office:value-type="float" office:value="69.3634744100312">
                <text:p>69.36347441003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46.0339070551165">
                <text:p>46.0339070551165</text:p>
              </table:table-cell>
              <table:table-cell office:value-type="float" office:value="71.0695705829856">
                <text:p>71.06957058298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46.3344326313657">
                <text:p>46.3344326313657</text:p>
              </table:table-cell>
              <table:table-cell office:value-type="float" office:value="71.8759734203421">
                <text:p>71.87597342034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44.4620984708056">
                <text:p>44.4620984708056</text:p>
              </table:table-cell>
              <table:table-cell office:value-type="float" office:value="71.9544340316131">
                <text:p>71.95443403161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46.4909589127593">
                <text:p>46.4909589127593</text:p>
              </table:table-cell>
              <table:table-cell office:value-type="float" office:value="68.9494436252207">
                <text:p>68.94944362522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47.6708823332101">
                <text:p>47.6708823332101</text:p>
              </table:table-cell>
              <table:table-cell office:value-type="float" office:value="71.8553408336748">
                <text:p>71.85534083367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47.7122199894552">
                <text:p>47.7122199894552</text:p>
              </table:table-cell>
              <table:table-cell office:value-type="float" office:value="71.9725656584005">
                <text:p>71.97256565840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47.2284420180182">
                <text:p>47.2284420180182</text:p>
              </table:table-cell>
              <table:table-cell office:value-type="float" office:value="71.767959236075">
                <text:p>71.7679592360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45.6382592030538">
                <text:p>45.6382592030538</text:p>
              </table:table-cell>
              <table:table-cell office:value-type="float" office:value="72.0605276118817">
                <text:p>72.06052761188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42.5467296433263">
                <text:p>42.5467296433263</text:p>
              </table:table-cell>
              <table:table-cell office:value-type="float" office:value="69.3838798698889">
                <text:p>69.38387986988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44.6514482742849">
                <text:p>44.6514482742849</text:p>
              </table:table-cell>
              <table:table-cell office:value-type="float" office:value="70.1283842144252">
                <text:p>70.12838421442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46.7064006515981">
                <text:p>46.7064006515981</text:p>
              </table:table-cell>
              <table:table-cell office:value-type="float" office:value="71.5516287908">
                <text:p>71.55162879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47.5340217499317">
                <text:p>47.5340217499317</text:p>
              </table:table-cell>
              <table:table-cell office:value-type="float" office:value="72.3631382637044">
                <text:p>72.36313826370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45.6069150601087">
                <text:p>45.6069150601087</text:p>
              </table:table-cell>
              <table:table-cell office:value-type="float" office:value="72.8546128639465">
                <text:p>72.85461286394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05cm" chart:symbol-height="0.05cm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05cm" chart:symbol-height="0.05cm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77cm" svg:y="0.316cm" chart:style-name="ch2">
          <text:p>Pendulum (Model Layers)</text:p>
        </chart:title>
        <chart:legend chart:legend-position="end" svg:x="12.725cm" svg:y="3.703cm" style:legend-expansion="high" chart:style-name="ch3"/>
        <chart:plot-area chart:style-name="ch4" table:cell-range-address="Sheet1.A4:Sheet1.A203 Sheet1.N3:Sheet1.P203" chart:data-source-has-labels="row" svg:x="1.331cm" svg:y="1.275cm" svg:width="11.074cm" svg:height="6.564cm">
          <chartooo:coordinate-region svg:x="2.429cm" svg:y="1.474cm" svg:width="9.696cm" svg:height="6.166cm"/>
          <chart:axis chart:dimension="x" chart:name="primary-x" chart:style-name="ch5">
            <chart:title svg:x="6.215cm" svg:y="8.019cm" chart:style-name="ch6">
              <text:p>Episode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5.818cm" chart:style-name="ch9">
              <text:p>Average Reward</text:p>
            </chart:title>
            <chart:grid chart:style-name="ch10" chart:class="major"/>
          </chart:axis>
          <chart:series chart:style-name="ch11" chart:values-cell-range-address="Sheet1.N4:Sheet1.N203" chart:label-cell-address="Sheet1.N3:Sheet1.N3" chart:class="chart:scatter">
            <chart:domain table:cell-range-address="Sheet1.A4:Sheet1.A203"/>
            <chart:data-point chart:repeated="200"/>
          </chart:series>
          <chart:series chart:style-name="ch12" chart:values-cell-range-address="Sheet1.O4:Sheet1.O203" chart:label-cell-address="Sheet1.O3:Sheet1.O3" chart:class="chart:scatter">
            <chart:data-point chart:repeated="200"/>
          </chart:series>
          <chart:series chart:style-name="ch13" chart:values-cell-range-address="Sheet1.P4:Sheet1.P203" chart:label-cell-address="Sheet1.P3:Sheet1.P3" chart:class="chart:scatter">
            <chart:data-point chart:repeated="2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(64, 64)</text:p>
                <draw:g>
                  <svg:desc>Sheet1.N3:Sheet1.N3</svg:desc>
                </draw:g>
              </table:table-cell>
              <table:table-cell office:value-type="string">
                <text:p>(100, 50, 25)</text:p>
                <draw:g>
                  <svg:desc>Sheet1.O3:Sheet1.O3</svg:desc>
                </draw:g>
              </table:table-cell>
              <table:table-cell office:value-type="string">
                <text:p>(400, 300)</text:p>
                <draw:g>
                  <svg:desc>Sheet1.P3:Sheet1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203</svg:desc>
                </draw:g>
              </table:table-cell>
              <table:table-cell office:value-type="float" office:value="-1180.4567368182">
                <text:p>-1180.4567368182</text:p>
                <draw:g>
                  <svg:desc>Sheet1.N4:Sheet1.N203</svg:desc>
                </draw:g>
              </table:table-cell>
              <table:table-cell office:value-type="float" office:value="-1203.69319022977">
                <text:p>-1203.69319022977</text:p>
                <draw:g>
                  <svg:desc>Sheet1.O4:Sheet1.O203</svg:desc>
                </draw:g>
              </table:table-cell>
              <table:table-cell office:value-type="float" office:value="-1212.15378608343">
                <text:p>-1212.15378608343</text:p>
                <draw:g>
                  <svg:desc>Sheet1.P4:Sheet1.P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1210.05340380505">
                <text:p>-1210.05340380505</text:p>
              </table:table-cell>
              <table:table-cell office:value-type="float" office:value="-1230.55219857088">
                <text:p>-1230.55219857088</text:p>
              </table:table-cell>
              <table:table-cell office:value-type="float" office:value="-1180.57443692449">
                <text:p>-1180.57443692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1183.07651410596">
                <text:p>-1183.07651410596</text:p>
              </table:table-cell>
              <table:table-cell office:value-type="float" office:value="-1194.96283754666">
                <text:p>-1194.96283754666</text:p>
              </table:table-cell>
              <table:table-cell office:value-type="float" office:value="-1135.3194340539">
                <text:p>-1135.31943405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1211.79053129609">
                <text:p>-1211.79053129609</text:p>
              </table:table-cell>
              <table:table-cell office:value-type="float" office:value="-1216.11000887556">
                <text:p>-1216.11000887556</text:p>
              </table:table-cell>
              <table:table-cell office:value-type="float" office:value="-1182.18938741893">
                <text:p>-1182.189387418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247.34402048631">
                <text:p>-1247.34402048631</text:p>
              </table:table-cell>
              <table:table-cell office:value-type="float" office:value="-1298.00395455563">
                <text:p>-1298.00395455563</text:p>
              </table:table-cell>
              <table:table-cell office:value-type="float" office:value="-1230.24929565661">
                <text:p>-1230.249295656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205.10786936003">
                <text:p>-1205.10786936003</text:p>
              </table:table-cell>
              <table:table-cell office:value-type="float" office:value="-1270.33355048976">
                <text:p>-1270.33355048976</text:p>
              </table:table-cell>
              <table:table-cell office:value-type="float" office:value="-1200.78813721584">
                <text:p>-1200.788137215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1215.43853029469">
                <text:p>-1215.43853029469</text:p>
              </table:table-cell>
              <table:table-cell office:value-type="float" office:value="-1207.49928975804">
                <text:p>-1207.49928975804</text:p>
              </table:table-cell>
              <table:table-cell office:value-type="float" office:value="-1174.53254049495">
                <text:p>-1174.532540494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1202.46471868276">
                <text:p>-1202.46471868276</text:p>
              </table:table-cell>
              <table:table-cell office:value-type="float" office:value="-1218.35111474501">
                <text:p>-1218.35111474501</text:p>
              </table:table-cell>
              <table:table-cell office:value-type="float" office:value="-1177.90166790606">
                <text:p>-1177.901667906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1092.82640625591">
                <text:p>-1092.82640625591</text:p>
              </table:table-cell>
              <table:table-cell office:value-type="float" office:value="-1119.27001441232">
                <text:p>-1119.27001441232</text:p>
              </table:table-cell>
              <table:table-cell office:value-type="float" office:value="-1148.3275925334">
                <text:p>-1148.32759253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1162.01616080549">
                <text:p>-1162.01616080549</text:p>
              </table:table-cell>
              <table:table-cell office:value-type="float" office:value="-1203.38184554346">
                <text:p>-1203.38184554346</text:p>
              </table:table-cell>
              <table:table-cell office:value-type="float" office:value="-1226.63425498906">
                <text:p>-1226.634254989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1087.40401018569">
                <text:p>-1087.40401018569</text:p>
              </table:table-cell>
              <table:table-cell office:value-type="float" office:value="-1100.04906487365">
                <text:p>-1100.04906487365</text:p>
              </table:table-cell>
              <table:table-cell office:value-type="float" office:value="-1122.19669181964">
                <text:p>-1122.196691819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106.22756344139">
                <text:p>-1106.22756344139</text:p>
              </table:table-cell>
              <table:table-cell office:value-type="float" office:value="-1117.41515584665">
                <text:p>-1117.41515584665</text:p>
              </table:table-cell>
              <table:table-cell office:value-type="float" office:value="-1158.5620038771">
                <text:p>-1158.56200387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1139.75663485857">
                <text:p>-1139.75663485857</text:p>
              </table:table-cell>
              <table:table-cell office:value-type="float" office:value="-1173.29483588337">
                <text:p>-1173.29483588337</text:p>
              </table:table-cell>
              <table:table-cell office:value-type="float" office:value="-1185.56647701293">
                <text:p>-1185.566477012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1166.63960300523">
                <text:p>-1166.63960300523</text:p>
              </table:table-cell>
              <table:table-cell office:value-type="float" office:value="-1170.87491581491">
                <text:p>-1170.87491581491</text:p>
              </table:table-cell>
              <table:table-cell office:value-type="float" office:value="-1216.86426849404">
                <text:p>-1216.864268494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1216.24535048075">
                <text:p>-1216.24535048075</text:p>
              </table:table-cell>
              <table:table-cell office:value-type="float" office:value="-1245.00732238532">
                <text:p>-1245.00732238532</text:p>
              </table:table-cell>
              <table:table-cell office:value-type="float" office:value="-1271.21485796611">
                <text:p>-1271.214857966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1131.25100307036">
                <text:p>-1131.25100307036</text:p>
              </table:table-cell>
              <table:table-cell office:value-type="float" office:value="-1140.16014403255">
                <text:p>-1140.16014403255</text:p>
              </table:table-cell>
              <table:table-cell office:value-type="float" office:value="-1148.63168960674">
                <text:p>-1148.631689606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1265.84402115604">
                <text:p>-1265.84402115604</text:p>
              </table:table-cell>
              <table:table-cell office:value-type="float" office:value="-1315.86200575439">
                <text:p>-1315.86200575439</text:p>
              </table:table-cell>
              <table:table-cell office:value-type="float" office:value="-1281.68684362528">
                <text:p>-1281.686843625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1319.11073894719">
                <text:p>-1319.11073894719</text:p>
              </table:table-cell>
              <table:table-cell office:value-type="float" office:value="-1360.28660847225">
                <text:p>-1360.28660847225</text:p>
              </table:table-cell>
              <table:table-cell office:value-type="float" office:value="-1342.58243004057">
                <text:p>-1342.582430040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1096.48541039435">
                <text:p>-1096.48541039435</text:p>
              </table:table-cell>
              <table:table-cell office:value-type="float" office:value="-1111.12124506843">
                <text:p>-1111.12124506843</text:p>
              </table:table-cell>
              <table:table-cell office:value-type="float" office:value="-1101.97690810487">
                <text:p>-1101.976908104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1087.90778006915">
                <text:p>-1087.90778006915</text:p>
              </table:table-cell>
              <table:table-cell office:value-type="float" office:value="-1123.57449900123">
                <text:p>-1123.57449900123</text:p>
              </table:table-cell>
              <table:table-cell office:value-type="float" office:value="-1160.88865576338">
                <text:p>-1160.888655763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1147.11247761246">
                <text:p>-1147.11247761246</text:p>
              </table:table-cell>
              <table:table-cell office:value-type="float" office:value="-1158.69099527944">
                <text:p>-1158.69099527944</text:p>
              </table:table-cell>
              <table:table-cell office:value-type="float" office:value="-1197.70735366309">
                <text:p>-1197.707353663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1135.87298392689">
                <text:p>-1135.87298392689</text:p>
              </table:table-cell>
              <table:table-cell office:value-type="float" office:value="-1114.36296247392">
                <text:p>-1114.36296247392</text:p>
              </table:table-cell>
              <table:table-cell office:value-type="float" office:value="-1174.76909948515">
                <text:p>-1174.769099485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1221.44576874262">
                <text:p>-1221.44576874262</text:p>
              </table:table-cell>
              <table:table-cell office:value-type="float" office:value="-1205.01885086084">
                <text:p>-1205.01885086084</text:p>
              </table:table-cell>
              <table:table-cell office:value-type="float" office:value="-1232.44981676859">
                <text:p>-1232.449816768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1059.11651605316">
                <text:p>-1059.11651605316</text:p>
              </table:table-cell>
              <table:table-cell office:value-type="float" office:value="-1085.49904456769">
                <text:p>-1085.49904456769</text:p>
              </table:table-cell>
              <table:table-cell office:value-type="float" office:value="-1096.27410499341">
                <text:p>-1096.274104993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1170.92635822114">
                <text:p>-1170.92635822114</text:p>
              </table:table-cell>
              <table:table-cell office:value-type="float" office:value="-1184.18004685228">
                <text:p>-1184.18004685228</text:p>
              </table:table-cell>
              <table:table-cell office:value-type="float" office:value="-1178.69157240935">
                <text:p>-1178.691572409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1116.21961862697">
                <text:p>-1116.21961862697</text:p>
              </table:table-cell>
              <table:table-cell office:value-type="float" office:value="-1147.30878500834">
                <text:p>-1147.30878500834</text:p>
              </table:table-cell>
              <table:table-cell office:value-type="float" office:value="-1102.69441894624">
                <text:p>-1102.694418946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1275.03060907077">
                <text:p>-1275.03060907077</text:p>
              </table:table-cell>
              <table:table-cell office:value-type="float" office:value="-1214.15429800407">
                <text:p>-1214.15429800407</text:p>
              </table:table-cell>
              <table:table-cell office:value-type="float" office:value="-1218.23213512573">
                <text:p>-1218.232135125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1221.87136948975">
                <text:p>-1221.87136948975</text:p>
              </table:table-cell>
              <table:table-cell office:value-type="float" office:value="-1191.12071271882">
                <text:p>-1191.12071271882</text:p>
              </table:table-cell>
              <table:table-cell office:value-type="float" office:value="-1263.36506382746">
                <text:p>-1263.365063827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1121.06640117415">
                <text:p>-1121.06640117415</text:p>
              </table:table-cell>
              <table:table-cell office:value-type="float" office:value="-1090.88608311517">
                <text:p>-1090.88608311517</text:p>
              </table:table-cell>
              <table:table-cell office:value-type="float" office:value="-1174.88554336251">
                <text:p>-1174.885543362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1215.34714228441">
                <text:p>-1215.34714228441</text:p>
              </table:table-cell>
              <table:table-cell office:value-type="float" office:value="-1200.3597390289">
                <text:p>-1200.3597390289</text:p>
              </table:table-cell>
              <table:table-cell office:value-type="float" office:value="-1206.83462515911">
                <text:p>-1206.834625159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1222.85379631174">
                <text:p>-1222.85379631174</text:p>
              </table:table-cell>
              <table:table-cell office:value-type="float" office:value="-1184.69079954459">
                <text:p>-1184.69079954459</text:p>
              </table:table-cell>
              <table:table-cell office:value-type="float" office:value="-1238.71147931802">
                <text:p>-1238.711479318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1098.85376263771">
                <text:p>-1098.85376263771</text:p>
              </table:table-cell>
              <table:table-cell office:value-type="float" office:value="-1162.43661631598">
                <text:p>-1162.43661631598</text:p>
              </table:table-cell>
              <table:table-cell office:value-type="float" office:value="-1199.01881764659">
                <text:p>-1199.018817646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1166.35558720178">
                <text:p>-1166.35558720178</text:p>
              </table:table-cell>
              <table:table-cell office:value-type="float" office:value="-1159.53111181276">
                <text:p>-1159.53111181276</text:p>
              </table:table-cell>
              <table:table-cell office:value-type="float" office:value="-1170.45699696011">
                <text:p>-1170.456996960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-1202.80293019849">
                <text:p>-1202.80293019849</text:p>
              </table:table-cell>
              <table:table-cell office:value-type="float" office:value="-1206.39339276868">
                <text:p>-1206.39339276868</text:p>
              </table:table-cell>
              <table:table-cell office:value-type="float" office:value="-1186.4208103506">
                <text:p>-1186.42081035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1208.91582824122">
                <text:p>-1208.91582824122</text:p>
              </table:table-cell>
              <table:table-cell office:value-type="float" office:value="-1201.86880675066">
                <text:p>-1201.86880675066</text:p>
              </table:table-cell>
              <table:table-cell office:value-type="float" office:value="-1231.99709307875">
                <text:p>-1231.99709307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-1263.85239033491">
                <text:p>-1263.85239033491</text:p>
              </table:table-cell>
              <table:table-cell office:value-type="float" office:value="-1242.70732087263">
                <text:p>-1242.70732087263</text:p>
              </table:table-cell>
              <table:table-cell office:value-type="float" office:value="-1256.0845900928">
                <text:p>-1256.08459009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1196.99159583969">
                <text:p>-1196.99159583969</text:p>
              </table:table-cell>
              <table:table-cell office:value-type="float" office:value="-1172.76729440028">
                <text:p>-1172.76729440028</text:p>
              </table:table-cell>
              <table:table-cell office:value-type="float" office:value="-1183.14246173489">
                <text:p>-1183.142461734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-1163.6186914442">
                <text:p>-1163.6186914442</text:p>
              </table:table-cell>
              <table:table-cell office:value-type="float" office:value="-1120.60487629706">
                <text:p>-1120.60487629706</text:p>
              </table:table-cell>
              <table:table-cell office:value-type="float" office:value="-1199.36226999465">
                <text:p>-1199.362269994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-1230.68630341706">
                <text:p>-1230.68630341706</text:p>
              </table:table-cell>
              <table:table-cell office:value-type="float" office:value="-1205.47320982452">
                <text:p>-1205.47320982452</text:p>
              </table:table-cell>
              <table:table-cell office:value-type="float" office:value="-1174.56293516248">
                <text:p>-1174.562935162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1315.54424873599">
                <text:p>-1315.54424873599</text:p>
              </table:table-cell>
              <table:table-cell office:value-type="float" office:value="-1229.12290694148">
                <text:p>-1229.12290694148</text:p>
              </table:table-cell>
              <table:table-cell office:value-type="float" office:value="-1219.2655740411">
                <text:p>-1219.26557404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-1208.09012640084">
                <text:p>-1208.09012640084</text:p>
              </table:table-cell>
              <table:table-cell office:value-type="float" office:value="-1186.62005306846">
                <text:p>-1186.62005306846</text:p>
              </table:table-cell>
              <table:table-cell office:value-type="float" office:value="-1227.45818619603">
                <text:p>-1227.458186196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1156.76888147548">
                <text:p>-1156.76888147548</text:p>
              </table:table-cell>
              <table:table-cell office:value-type="float" office:value="-1172.52697723944">
                <text:p>-1172.52697723944</text:p>
              </table:table-cell>
              <table:table-cell office:value-type="float" office:value="-1146.52353090578">
                <text:p>-1146.523530905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1134.01121868118">
                <text:p>-1134.01121868118</text:p>
              </table:table-cell>
              <table:table-cell office:value-type="float" office:value="-1139.28622523981">
                <text:p>-1139.28622523981</text:p>
              </table:table-cell>
              <table:table-cell office:value-type="float" office:value="-1095.08734058261">
                <text:p>-1095.087340582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1083.95209246671">
                <text:p>-1083.95209246671</text:p>
              </table:table-cell>
              <table:table-cell office:value-type="float" office:value="-1120.78975953252">
                <text:p>-1120.78975953252</text:p>
              </table:table-cell>
              <table:table-cell office:value-type="float" office:value="-1110.71373023419">
                <text:p>-1110.713730234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1143.44368119887">
                <text:p>-1143.44368119887</text:p>
              </table:table-cell>
              <table:table-cell office:value-type="float" office:value="-1092.93817517252">
                <text:p>-1092.93817517252</text:p>
              </table:table-cell>
              <table:table-cell office:value-type="float" office:value="-1145.39020507879">
                <text:p>-1145.390205078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1177.02798758512">
                <text:p>-1177.02798758512</text:p>
              </table:table-cell>
              <table:table-cell office:value-type="float" office:value="-1130.56670429111">
                <text:p>-1130.56670429111</text:p>
              </table:table-cell>
              <table:table-cell office:value-type="float" office:value="-1150.71626686221">
                <text:p>-1150.716266862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1256.09218895807">
                <text:p>-1256.09218895807</text:p>
              </table:table-cell>
              <table:table-cell office:value-type="float" office:value="-1217.72782391994">
                <text:p>-1217.72782391994</text:p>
              </table:table-cell>
              <table:table-cell office:value-type="float" office:value="-1240.23639366375">
                <text:p>-1240.23639366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1179.08874800844">
                <text:p>-1179.08874800844</text:p>
              </table:table-cell>
              <table:table-cell office:value-type="float" office:value="-1169.00396848431">
                <text:p>-1169.00396848431</text:p>
              </table:table-cell>
              <table:table-cell office:value-type="float" office:value="-1159.7782743604">
                <text:p>-1159.77827436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1124.71508364107">
                <text:p>-1124.71508364107</text:p>
              </table:table-cell>
              <table:table-cell office:value-type="float" office:value="-1138.57226065001">
                <text:p>-1138.57226065001</text:p>
              </table:table-cell>
              <table:table-cell office:value-type="float" office:value="-1164.45489645815">
                <text:p>-1164.454896458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1148.2502528299">
                <text:p>-1148.2502528299</text:p>
              </table:table-cell>
              <table:table-cell office:value-type="float" office:value="-1169.79870272604">
                <text:p>-1169.79870272604</text:p>
              </table:table-cell>
              <table:table-cell office:value-type="float" office:value="-1174.90662919171">
                <text:p>-1174.906629191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1052.86231986958">
                <text:p>-1052.86231986958</text:p>
              </table:table-cell>
              <table:table-cell office:value-type="float" office:value="-1101.82602470531">
                <text:p>-1101.82602470531</text:p>
              </table:table-cell>
              <table:table-cell office:value-type="float" office:value="-1117.8532235599">
                <text:p>-1117.85322355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1167.46663516618">
                <text:p>-1167.46663516618</text:p>
              </table:table-cell>
              <table:table-cell office:value-type="float" office:value="-1165.18448101035">
                <text:p>-1165.18448101035</text:p>
              </table:table-cell>
              <table:table-cell office:value-type="float" office:value="-1171.03633696792">
                <text:p>-1171.036336967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1067.04491144349">
                <text:p>-1067.04491144349</text:p>
              </table:table-cell>
              <table:table-cell office:value-type="float" office:value="-1092.42940833269">
                <text:p>-1092.42940833269</text:p>
              </table:table-cell>
              <table:table-cell office:value-type="float" office:value="-1151.12191639851">
                <text:p>-1151.121916398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1195.94715168155">
                <text:p>-1195.94715168155</text:p>
              </table:table-cell>
              <table:table-cell office:value-type="float" office:value="-1171.94362651752">
                <text:p>-1171.94362651752</text:p>
              </table:table-cell>
              <table:table-cell office:value-type="float" office:value="-1158.02059257672">
                <text:p>-1158.020592576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1203.35011722394">
                <text:p>-1203.35011722394</text:p>
              </table:table-cell>
              <table:table-cell office:value-type="float" office:value="-1235.35539388094">
                <text:p>-1235.35539388094</text:p>
              </table:table-cell>
              <table:table-cell office:value-type="float" office:value="-1207.13669016527">
                <text:p>-1207.136690165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1165.66401334902">
                <text:p>-1165.66401334902</text:p>
              </table:table-cell>
              <table:table-cell office:value-type="float" office:value="-1172.6800012092">
                <text:p>-1172.6800012092</text:p>
              </table:table-cell>
              <table:table-cell office:value-type="float" office:value="-1181.50276419753">
                <text:p>-1181.502764197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1186.33603839009">
                <text:p>-1186.33603839009</text:p>
              </table:table-cell>
              <table:table-cell office:value-type="float" office:value="-1163.50395120219">
                <text:p>-1163.50395120219</text:p>
              </table:table-cell>
              <table:table-cell office:value-type="float" office:value="-1173.7193902574">
                <text:p>-1173.71939025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1152.43749191558">
                <text:p>-1152.43749191558</text:p>
              </table:table-cell>
              <table:table-cell office:value-type="float" office:value="-1139.56675648799">
                <text:p>-1139.56675648799</text:p>
              </table:table-cell>
              <table:table-cell office:value-type="float" office:value="-1167.85371318849">
                <text:p>-1167.853713188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1102.98539676384">
                <text:p>-1102.98539676384</text:p>
              </table:table-cell>
              <table:table-cell office:value-type="float" office:value="-1125.86328771629">
                <text:p>-1125.86328771629</text:p>
              </table:table-cell>
              <table:table-cell office:value-type="float" office:value="-1132.93550564416">
                <text:p>-1132.935505644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1146.97932189955">
                <text:p>-1146.97932189955</text:p>
              </table:table-cell>
              <table:table-cell office:value-type="float" office:value="-1164.41796276685">
                <text:p>-1164.41796276685</text:p>
              </table:table-cell>
              <table:table-cell office:value-type="float" office:value="-1104.0959493111">
                <text:p>-1104.09594931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1127.70937726206">
                <text:p>-1127.70937726206</text:p>
              </table:table-cell>
              <table:table-cell office:value-type="float" office:value="-1166.60266695771">
                <text:p>-1166.60266695771</text:p>
              </table:table-cell>
              <table:table-cell office:value-type="float" office:value="-1150.13536634689">
                <text:p>-1150.135366346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1250.51674781939">
                <text:p>-1250.51674781939</text:p>
              </table:table-cell>
              <table:table-cell office:value-type="float" office:value="-1242.42521950182">
                <text:p>-1242.42521950182</text:p>
              </table:table-cell>
              <table:table-cell office:value-type="float" office:value="-1253.21291091268">
                <text:p>-1253.212910912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1147.97054088995">
                <text:p>-1147.97054088995</text:p>
              </table:table-cell>
              <table:table-cell office:value-type="float" office:value="-1108.5857101326">
                <text:p>-1108.5857101326</text:p>
              </table:table-cell>
              <table:table-cell office:value-type="float" office:value="-1127.73848136619">
                <text:p>-1127.738481366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1165.07662475116">
                <text:p>-1165.07662475116</text:p>
              </table:table-cell>
              <table:table-cell office:value-type="float" office:value="-1232.69923540875">
                <text:p>-1232.69923540875</text:p>
              </table:table-cell>
              <table:table-cell office:value-type="float" office:value="-1220.0046910531">
                <text:p>-1220.00469105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1092.45155525496">
                <text:p>-1092.45155525496</text:p>
              </table:table-cell>
              <table:table-cell office:value-type="float" office:value="-1075.57347873523">
                <text:p>-1075.57347873523</text:p>
              </table:table-cell>
              <table:table-cell office:value-type="float" office:value="-1139.60710887385">
                <text:p>-1139.607108873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1154.3939098551">
                <text:p>-1154.3939098551</text:p>
              </table:table-cell>
              <table:table-cell office:value-type="float" office:value="-1132.44728326099">
                <text:p>-1132.44728326099</text:p>
              </table:table-cell>
              <table:table-cell office:value-type="float" office:value="-1178.00914229302">
                <text:p>-1178.009142293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1130.50824126991">
                <text:p>-1130.50824126991</text:p>
              </table:table-cell>
              <table:table-cell office:value-type="float" office:value="-1168.22560239394">
                <text:p>-1168.22560239394</text:p>
              </table:table-cell>
              <table:table-cell office:value-type="float" office:value="-1189.48015606952">
                <text:p>-1189.480156069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1158.19723979759">
                <text:p>-1158.19723979759</text:p>
              </table:table-cell>
              <table:table-cell office:value-type="float" office:value="-1188.66342741007">
                <text:p>-1188.66342741007</text:p>
              </table:table-cell>
              <table:table-cell office:value-type="float" office:value="-1185.71228127121">
                <text:p>-1185.712281271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1135.66400815577">
                <text:p>-1135.66400815577</text:p>
              </table:table-cell>
              <table:table-cell office:value-type="float" office:value="-1148.85633564331">
                <text:p>-1148.85633564331</text:p>
              </table:table-cell>
              <table:table-cell office:value-type="float" office:value="-1123.99357142446">
                <text:p>-1123.993571424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1185.3027601259">
                <text:p>-1185.3027601259</text:p>
              </table:table-cell>
              <table:table-cell office:value-type="float" office:value="-1171.29249636852">
                <text:p>-1171.29249636852</text:p>
              </table:table-cell>
              <table:table-cell office:value-type="float" office:value="-1173.36911041433">
                <text:p>-1173.369110414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1146.75116768915">
                <text:p>-1146.75116768915</text:p>
              </table:table-cell>
              <table:table-cell office:value-type="float" office:value="-1121.06571029981">
                <text:p>-1121.06571029981</text:p>
              </table:table-cell>
              <table:table-cell office:value-type="float" office:value="-1242.07191546859">
                <text:p>-1242.071915468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1295.00448591857">
                <text:p>-1295.00448591857</text:p>
              </table:table-cell>
              <table:table-cell office:value-type="float" office:value="-1285.93789266755">
                <text:p>-1285.93789266755</text:p>
              </table:table-cell>
              <table:table-cell office:value-type="float" office:value="-1291.21495588878">
                <text:p>-1291.214955888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1125.12275459673">
                <text:p>-1125.12275459673</text:p>
              </table:table-cell>
              <table:table-cell office:value-type="float" office:value="-1081.04741815824">
                <text:p>-1081.04741815824</text:p>
              </table:table-cell>
              <table:table-cell office:value-type="float" office:value="-1151.97848477436">
                <text:p>-1151.978484774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1235.9966478028">
                <text:p>-1235.9966478028</text:p>
              </table:table-cell>
              <table:table-cell office:value-type="float" office:value="-1182.87469158674">
                <text:p>-1182.87469158674</text:p>
              </table:table-cell>
              <table:table-cell office:value-type="float" office:value="-1203.13658014367">
                <text:p>-1203.136580143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-1126.77390254158">
                <text:p>-1126.77390254158</text:p>
              </table:table-cell>
              <table:table-cell office:value-type="float" office:value="-1116.23380297495">
                <text:p>-1116.23380297495</text:p>
              </table:table-cell>
              <table:table-cell office:value-type="float" office:value="-1197.34410125061">
                <text:p>-1197.344101250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1204.48690496505">
                <text:p>-1204.48690496505</text:p>
              </table:table-cell>
              <table:table-cell office:value-type="float" office:value="-1143.84839128828">
                <text:p>-1143.84839128828</text:p>
              </table:table-cell>
              <table:table-cell office:value-type="float" office:value="-1185.47718295827">
                <text:p>-1185.477182958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-1288.11093718397">
                <text:p>-1288.11093718397</text:p>
              </table:table-cell>
              <table:table-cell office:value-type="float" office:value="-1228.32995459425">
                <text:p>-1228.32995459425</text:p>
              </table:table-cell>
              <table:table-cell office:value-type="float" office:value="-1232.34145959876">
                <text:p>-1232.341459598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-1097.82378999507">
                <text:p>-1097.82378999507</text:p>
              </table:table-cell>
              <table:table-cell office:value-type="float" office:value="-1090.12245695764">
                <text:p>-1090.12245695764</text:p>
              </table:table-cell>
              <table:table-cell office:value-type="float" office:value="-1230.17932682965">
                <text:p>-1230.179326829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-1273.52300710768">
                <text:p>-1273.52300710768</text:p>
              </table:table-cell>
              <table:table-cell office:value-type="float" office:value="-1252.25744099433">
                <text:p>-1252.25744099433</text:p>
              </table:table-cell>
              <table:table-cell office:value-type="float" office:value="-1265.48442567885">
                <text:p>-1265.484425678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-1164.39273536305">
                <text:p>-1164.39273536305</text:p>
              </table:table-cell>
              <table:table-cell office:value-type="float" office:value="-1191.16703779069">
                <text:p>-1191.16703779069</text:p>
              </table:table-cell>
              <table:table-cell office:value-type="float" office:value="-1249.58462046859">
                <text:p>-1249.584620468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-1219.13158191144">
                <text:p>-1219.13158191144</text:p>
              </table:table-cell>
              <table:table-cell office:value-type="float" office:value="-1173.1316725531">
                <text:p>-1173.1316725531</text:p>
              </table:table-cell>
              <table:table-cell office:value-type="float" office:value="-1234.23141828046">
                <text:p>-1234.231418280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-1154.44302123658">
                <text:p>-1154.44302123658</text:p>
              </table:table-cell>
              <table:table-cell office:value-type="float" office:value="-1113.80200904737">
                <text:p>-1113.80200904737</text:p>
              </table:table-cell>
              <table:table-cell office:value-type="float" office:value="-1215.45429598537">
                <text:p>-1215.454295985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-1247.80611672468">
                <text:p>-1247.80611672468</text:p>
              </table:table-cell>
              <table:table-cell office:value-type="float" office:value="-1227.70418801661">
                <text:p>-1227.70418801661</text:p>
              </table:table-cell>
              <table:table-cell office:value-type="float" office:value="-1226.78674887276">
                <text:p>-1226.786748872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-1172.93282851141">
                <text:p>-1172.93282851141</text:p>
              </table:table-cell>
              <table:table-cell office:value-type="float" office:value="-1162.38723062549">
                <text:p>-1162.38723062549</text:p>
              </table:table-cell>
              <table:table-cell office:value-type="float" office:value="-1211.96497151094">
                <text:p>-1211.964971510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-1093.89187120404">
                <text:p>-1093.89187120404</text:p>
              </table:table-cell>
              <table:table-cell office:value-type="float" office:value="-1080.41705460238">
                <text:p>-1080.41705460238</text:p>
              </table:table-cell>
              <table:table-cell office:value-type="float" office:value="-1159.7588758246">
                <text:p>-1159.75887582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-1167.67509100964">
                <text:p>-1167.67509100964</text:p>
              </table:table-cell>
              <table:table-cell office:value-type="float" office:value="-1111.61407096188">
                <text:p>-1111.61407096188</text:p>
              </table:table-cell>
              <table:table-cell office:value-type="float" office:value="-1105.16367290151">
                <text:p>-1105.163672901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-1173.27683513256">
                <text:p>-1173.27683513256</text:p>
              </table:table-cell>
              <table:table-cell office:value-type="float" office:value="-1141.7192273783">
                <text:p>-1141.7192273783</text:p>
              </table:table-cell>
              <table:table-cell office:value-type="float" office:value="-1151.16803548825">
                <text:p>-1151.168035488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-1150.60339694076">
                <text:p>-1150.60339694076</text:p>
              </table:table-cell>
              <table:table-cell office:value-type="float" office:value="-1107.76929384895">
                <text:p>-1107.76929384895</text:p>
              </table:table-cell>
              <table:table-cell office:value-type="float" office:value="-1134.28228093328">
                <text:p>-1134.282280933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-1159.82699643909">
                <text:p>-1159.82699643909</text:p>
              </table:table-cell>
              <table:table-cell office:value-type="float" office:value="-1157.29430035971">
                <text:p>-1157.29430035971</text:p>
              </table:table-cell>
              <table:table-cell office:value-type="float" office:value="-1112.00789959131">
                <text:p>-1112.007899591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-1239.4716375927">
                <text:p>-1239.4716375927</text:p>
              </table:table-cell>
              <table:table-cell office:value-type="float" office:value="-1240.80878936111">
                <text:p>-1240.80878936111</text:p>
              </table:table-cell>
              <table:table-cell office:value-type="float" office:value="-1115.80984061926">
                <text:p>-1115.809840619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-1087.85977469866">
                <text:p>-1087.85977469866</text:p>
              </table:table-cell>
              <table:table-cell office:value-type="float" office:value="-1119.94884496283">
                <text:p>-1119.94884496283</text:p>
              </table:table-cell>
              <table:table-cell office:value-type="float" office:value="-1050.86568517125">
                <text:p>-1050.86568517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-1203.06923283684">
                <text:p>-1203.06923283684</text:p>
              </table:table-cell>
              <table:table-cell office:value-type="float" office:value="-1213.33836948852">
                <text:p>-1213.33836948852</text:p>
              </table:table-cell>
              <table:table-cell office:value-type="float" office:value="-1138.26145777752">
                <text:p>-1138.261457777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-1126.45184946739">
                <text:p>-1126.45184946739</text:p>
              </table:table-cell>
              <table:table-cell office:value-type="float" office:value="-1194.26901568339">
                <text:p>-1194.26901568339</text:p>
              </table:table-cell>
              <table:table-cell office:value-type="float" office:value="-1095.88201299903">
                <text:p>-1095.882012999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-1114.27317062473">
                <text:p>-1114.27317062473</text:p>
              </table:table-cell>
              <table:table-cell office:value-type="float" office:value="-1098.6114164364">
                <text:p>-1098.6114164364</text:p>
              </table:table-cell>
              <table:table-cell office:value-type="float" office:value="-1071.509727905">
                <text:p>-1071.5097279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-1144.36339685612">
                <text:p>-1144.36339685612</text:p>
              </table:table-cell>
              <table:table-cell office:value-type="float" office:value="-1116.03123187746">
                <text:p>-1116.03123187746</text:p>
              </table:table-cell>
              <table:table-cell office:value-type="float" office:value="-1139.28058738223">
                <text:p>-1139.280587382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-1126.06798046611">
                <text:p>-1126.06798046611</text:p>
              </table:table-cell>
              <table:table-cell office:value-type="float" office:value="-1104.98193912747">
                <text:p>-1104.98193912747</text:p>
              </table:table-cell>
              <table:table-cell office:value-type="float" office:value="-1131.25430624967">
                <text:p>-1131.254306249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-1202.28340441381">
                <text:p>-1202.28340441381</text:p>
              </table:table-cell>
              <table:table-cell office:value-type="float" office:value="-1180.42841554331">
                <text:p>-1180.42841554331</text:p>
              </table:table-cell>
              <table:table-cell office:value-type="float" office:value="-1154.04987199758">
                <text:p>-1154.049871997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-1206.21272575174">
                <text:p>-1206.21272575174</text:p>
              </table:table-cell>
              <table:table-cell office:value-type="float" office:value="-1188.02782726231">
                <text:p>-1188.02782726231</text:p>
              </table:table-cell>
              <table:table-cell office:value-type="float" office:value="-1239.09001749377">
                <text:p>-1239.090017493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-1133.23608251983">
                <text:p>-1133.23608251983</text:p>
              </table:table-cell>
              <table:table-cell office:value-type="float" office:value="-1156.755659166">
                <text:p>-1156.755659166</text:p>
              </table:table-cell>
              <table:table-cell office:value-type="float" office:value="-1171.00051883282">
                <text:p>-1171.000518832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-1130.50509537837">
                <text:p>-1130.50509537837</text:p>
              </table:table-cell>
              <table:table-cell office:value-type="float" office:value="-1164.25689712807">
                <text:p>-1164.25689712807</text:p>
              </table:table-cell>
              <table:table-cell office:value-type="float" office:value="-1149.31503466734">
                <text:p>-1149.315034667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-1180.47400689923">
                <text:p>-1180.47400689923</text:p>
              </table:table-cell>
              <table:table-cell office:value-type="float" office:value="-1147.7812232222">
                <text:p>-1147.7812232222</text:p>
              </table:table-cell>
              <table:table-cell office:value-type="float" office:value="-1142.82764136011">
                <text:p>-1142.827641360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-1127.41639369362">
                <text:p>-1127.41639369362</text:p>
              </table:table-cell>
              <table:table-cell office:value-type="float" office:value="-1163.80321773062">
                <text:p>-1163.80321773062</text:p>
              </table:table-cell>
              <table:table-cell office:value-type="float" office:value="-1109.9512718924">
                <text:p>-1109.95127189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-1250.91001049583">
                <text:p>-1250.91001049583</text:p>
              </table:table-cell>
              <table:table-cell office:value-type="float" office:value="-1237.98655464546">
                <text:p>-1237.98655464546</text:p>
              </table:table-cell>
              <table:table-cell office:value-type="float" office:value="-1184.23575830938">
                <text:p>-1184.235758309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-1114.41716313807">
                <text:p>-1114.41716313807</text:p>
              </table:table-cell>
              <table:table-cell office:value-type="float" office:value="-1078.74419581762">
                <text:p>-1078.74419581762</text:p>
              </table:table-cell>
              <table:table-cell office:value-type="float" office:value="-1079.14907342018">
                <text:p>-1079.149073420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-1172.92476013086">
                <text:p>-1172.92476013086</text:p>
              </table:table-cell>
              <table:table-cell office:value-type="float" office:value="-1195.30490085802">
                <text:p>-1195.30490085802</text:p>
              </table:table-cell>
              <table:table-cell office:value-type="float" office:value="-1149.1730886948">
                <text:p>-1149.17308869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-1130.96309181305">
                <text:p>-1130.96309181305</text:p>
              </table:table-cell>
              <table:table-cell office:value-type="float" office:value="-1157.00980842037">
                <text:p>-1157.00980842037</text:p>
              </table:table-cell>
              <table:table-cell office:value-type="float" office:value="-1094.43118798757">
                <text:p>-1094.431187987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-1199.43661463443">
                <text:p>-1199.43661463443</text:p>
              </table:table-cell>
              <table:table-cell office:value-type="float" office:value="-1217.95015716173">
                <text:p>-1217.95015716173</text:p>
              </table:table-cell>
              <table:table-cell office:value-type="float" office:value="-1156.83721829891">
                <text:p>-1156.837218298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-1154.78301156447">
                <text:p>-1154.78301156447</text:p>
              </table:table-cell>
              <table:table-cell office:value-type="float" office:value="-1111.3331076592">
                <text:p>-1111.3331076592</text:p>
              </table:table-cell>
              <table:table-cell office:value-type="float" office:value="-1127.0812456425">
                <text:p>-1127.08124564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-1231.04637682399">
                <text:p>-1231.04637682399</text:p>
              </table:table-cell>
              <table:table-cell office:value-type="float" office:value="-1262.38539414838">
                <text:p>-1262.38539414838</text:p>
              </table:table-cell>
              <table:table-cell office:value-type="float" office:value="-1174.33141650446">
                <text:p>-1174.331416504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-1187.13774787633">
                <text:p>-1187.13774787633</text:p>
              </table:table-cell>
              <table:table-cell office:value-type="float" office:value="-1200.78017764199">
                <text:p>-1200.78017764199</text:p>
              </table:table-cell>
              <table:table-cell office:value-type="float" office:value="-1127.65314994115">
                <text:p>-1127.653149941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-1170.85323834555">
                <text:p>-1170.85323834555</text:p>
              </table:table-cell>
              <table:table-cell office:value-type="float" office:value="-1164.22395467418">
                <text:p>-1164.22395467418</text:p>
              </table:table-cell>
              <table:table-cell office:value-type="float" office:value="-1088.7930272584">
                <text:p>-1088.79302725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-1235.65143062301">
                <text:p>-1235.65143062301</text:p>
              </table:table-cell>
              <table:table-cell office:value-type="float" office:value="-1207.91314141479">
                <text:p>-1207.91314141479</text:p>
              </table:table-cell>
              <table:table-cell office:value-type="float" office:value="-1099.96502629208">
                <text:p>-1099.965026292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-1160.58525725802">
                <text:p>-1160.58525725802</text:p>
              </table:table-cell>
              <table:table-cell office:value-type="float" office:value="-1158.11164812751">
                <text:p>-1158.11164812751</text:p>
              </table:table-cell>
              <table:table-cell office:value-type="float" office:value="-1074.7713332023">
                <text:p>-1074.77133320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-1218.08522391148">
                <text:p>-1218.08522391148</text:p>
              </table:table-cell>
              <table:table-cell office:value-type="float" office:value="-1215.31796102184">
                <text:p>-1215.31796102184</text:p>
              </table:table-cell>
              <table:table-cell office:value-type="float" office:value="-1078.67532048592">
                <text:p>-1078.675320485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-1144.05361561168">
                <text:p>-1144.05361561168</text:p>
              </table:table-cell>
              <table:table-cell office:value-type="float" office:value="-1102.70509423115">
                <text:p>-1102.70509423115</text:p>
              </table:table-cell>
              <table:table-cell office:value-type="float" office:value="-1016.53096512983">
                <text:p>-1016.530965129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-1176.31150460582">
                <text:p>-1176.31150460582</text:p>
              </table:table-cell>
              <table:table-cell office:value-type="float" office:value="-1146.42251381641">
                <text:p>-1146.42251381641</text:p>
              </table:table-cell>
              <table:table-cell office:value-type="float" office:value="-1023.43342130809">
                <text:p>-1023.433421308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-1283.41750210741">
                <text:p>-1283.41750210741</text:p>
              </table:table-cell>
              <table:table-cell office:value-type="float" office:value="-1272.92882466831">
                <text:p>-1272.92882466831</text:p>
              </table:table-cell>
              <table:table-cell office:value-type="float" office:value="-1100.52196499316">
                <text:p>-1100.521964993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-1143.63608142782">
                <text:p>-1143.63608142782</text:p>
              </table:table-cell>
              <table:table-cell office:value-type="float" office:value="-1169.9731083543">
                <text:p>-1169.9731083543</text:p>
              </table:table-cell>
              <table:table-cell office:value-type="float" office:value="-1031.09358819435">
                <text:p>-1031.093588194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-1178.82239916058">
                <text:p>-1178.82239916058</text:p>
              </table:table-cell>
              <table:table-cell office:value-type="float" office:value="-1235.63035773631">
                <text:p>-1235.63035773631</text:p>
              </table:table-cell>
              <table:table-cell office:value-type="float" office:value="-1101.00582010128">
                <text:p>-1101.00582010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-1190.9575363573">
                <text:p>-1190.9575363573</text:p>
              </table:table-cell>
              <table:table-cell office:value-type="float" office:value="-1142.62126635237">
                <text:p>-1142.62126635237</text:p>
              </table:table-cell>
              <table:table-cell office:value-type="float" office:value="-1038.02022521751">
                <text:p>-1038.020225217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-1160.84718645483">
                <text:p>-1160.84718645483</text:p>
              </table:table-cell>
              <table:table-cell office:value-type="float" office:value="-1092.54833517608">
                <text:p>-1092.54833517608</text:p>
              </table:table-cell>
              <table:table-cell office:value-type="float" office:value="-995.888997982791">
                <text:p>-995.8889979827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-1125.66096118362">
                <text:p>-1125.66096118362</text:p>
              </table:table-cell>
              <table:table-cell office:value-type="float" office:value="-1065.70725606445">
                <text:p>-1065.70725606445</text:p>
              </table:table-cell>
              <table:table-cell office:value-type="float" office:value="-931.309947037843">
                <text:p>-931.3099470378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-1152.16042814289">
                <text:p>-1152.16042814289</text:p>
              </table:table-cell>
              <table:table-cell office:value-type="float" office:value="-1115.51245750787">
                <text:p>-1115.51245750787</text:p>
              </table:table-cell>
              <table:table-cell office:value-type="float" office:value="-983.761990658877">
                <text:p>-983.7619906588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-1188.35126869625">
                <text:p>-1188.35126869625</text:p>
              </table:table-cell>
              <table:table-cell office:value-type="float" office:value="-1194.76493259729">
                <text:p>-1194.76493259729</text:p>
              </table:table-cell>
              <table:table-cell office:value-type="float" office:value="-1006.41944197317">
                <text:p>-1006.419441973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-1143.21093959492">
                <text:p>-1143.21093959492</text:p>
              </table:table-cell>
              <table:table-cell office:value-type="float" office:value="-1114.25152110081">
                <text:p>-1114.25152110081</text:p>
              </table:table-cell>
              <table:table-cell office:value-type="float" office:value="-916.915500094473">
                <text:p>-916.9155000944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-1188.20922367379">
                <text:p>-1188.20922367379</text:p>
              </table:table-cell>
              <table:table-cell office:value-type="float" office:value="-1246.48209046607">
                <text:p>-1246.48209046607</text:p>
              </table:table-cell>
              <table:table-cell office:value-type="float" office:value="-946.778738736896">
                <text:p>-946.7787387368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-1325.72557651212">
                <text:p>-1325.72557651212</text:p>
              </table:table-cell>
              <table:table-cell office:value-type="float" office:value="-1283.27732156953">
                <text:p>-1283.27732156953</text:p>
              </table:table-cell>
              <table:table-cell office:value-type="float" office:value="-1049.21023941499">
                <text:p>-1049.210239414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-1166.37285915206">
                <text:p>-1166.37285915206</text:p>
              </table:table-cell>
              <table:table-cell office:value-type="float" office:value="-1119.62316804435">
                <text:p>-1119.62316804435</text:p>
              </table:table-cell>
              <table:table-cell office:value-type="float" office:value="-947.02310937976">
                <text:p>-947.023109379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-1106.46716961602">
                <text:p>-1106.46716961602</text:p>
              </table:table-cell>
              <table:table-cell office:value-type="float" office:value="-1120.80901035188">
                <text:p>-1120.80901035188</text:p>
              </table:table-cell>
              <table:table-cell office:value-type="float" office:value="-904.398687043446">
                <text:p>-904.3986870434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-1103.24434749933">
                <text:p>-1103.24434749933</text:p>
              </table:table-cell>
              <table:table-cell office:value-type="float" office:value="-1161.86397585228">
                <text:p>-1161.86397585228</text:p>
              </table:table-cell>
              <table:table-cell office:value-type="float" office:value="-976.558883300141">
                <text:p>-976.5588833001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-1218.06434832092">
                <text:p>-1218.06434832092</text:p>
              </table:table-cell>
              <table:table-cell office:value-type="float" office:value="-1267.09098885941">
                <text:p>-1267.09098885941</text:p>
              </table:table-cell>
              <table:table-cell office:value-type="float" office:value="-1004.25774350973">
                <text:p>-1004.257743509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-1179.04276631255">
                <text:p>-1179.04276631255</text:p>
              </table:table-cell>
              <table:table-cell office:value-type="float" office:value="-1112.60654752767">
                <text:p>-1112.60654752767</text:p>
              </table:table-cell>
              <table:table-cell office:value-type="float" office:value="-980.29452118562">
                <text:p>-980.294521185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-1085.43632085882">
                <text:p>-1085.43632085882</text:p>
              </table:table-cell>
              <table:table-cell office:value-type="float" office:value="-1065.81701324177">
                <text:p>-1065.81701324177</text:p>
              </table:table-cell>
              <table:table-cell office:value-type="float" office:value="-920.409316795572">
                <text:p>-920.4093167955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-1115.50233346359">
                <text:p>-1115.50233346359</text:p>
              </table:table-cell>
              <table:table-cell office:value-type="float" office:value="-1090.76807986809">
                <text:p>-1090.76807986809</text:p>
              </table:table-cell>
              <table:table-cell office:value-type="float" office:value="-981.200292100293">
                <text:p>-981.2002921002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-1102.87772199295">
                <text:p>-1102.87772199295</text:p>
              </table:table-cell>
              <table:table-cell office:value-type="float" office:value="-1106.93443985498">
                <text:p>-1106.93443985498</text:p>
              </table:table-cell>
              <table:table-cell office:value-type="float" office:value="-937.995757859495">
                <text:p>-937.9957578594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-1122.22073744468">
                <text:p>-1122.22073744468</text:p>
              </table:table-cell>
              <table:table-cell office:value-type="float" office:value="-1133.28970460213">
                <text:p>-1133.28970460213</text:p>
              </table:table-cell>
              <table:table-cell office:value-type="float" office:value="-951.852093303778">
                <text:p>-951.8520933037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-1122.95021610103">
                <text:p>-1122.95021610103</text:p>
              </table:table-cell>
              <table:table-cell office:value-type="float" office:value="-1134.18468676256">
                <text:p>-1134.18468676256</text:p>
              </table:table-cell>
              <table:table-cell office:value-type="float" office:value="-969.636231852426">
                <text:p>-969.6362318524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-1024.21557884307">
                <text:p>-1024.21557884307</text:p>
              </table:table-cell>
              <table:table-cell office:value-type="float" office:value="-1076.52887467275">
                <text:p>-1076.52887467275</text:p>
              </table:table-cell>
              <table:table-cell office:value-type="float" office:value="-859.162378747563">
                <text:p>-859.1623787475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-1126.90534081402">
                <text:p>-1126.90534081402</text:p>
              </table:table-cell>
              <table:table-cell office:value-type="float" office:value="-1141.01631357133">
                <text:p>-1141.01631357133</text:p>
              </table:table-cell>
              <table:table-cell office:value-type="float" office:value="-941.701966001329">
                <text:p>-941.7019660013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-969.436040646095">
                <text:p>-969.436040646095</text:p>
              </table:table-cell>
              <table:table-cell office:value-type="float" office:value="-1042.42393977699">
                <text:p>-1042.42393977699</text:p>
              </table:table-cell>
              <table:table-cell office:value-type="float" office:value="-854.253766658257">
                <text:p>-854.2537666582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-1068.0512385878">
                <text:p>-1068.0512385878</text:p>
              </table:table-cell>
              <table:table-cell office:value-type="float" office:value="-1130.38757662318">
                <text:p>-1130.38757662318</text:p>
              </table:table-cell>
              <table:table-cell office:value-type="float" office:value="-881.695352522055">
                <text:p>-881.6953525220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-1227.31292669987">
                <text:p>-1227.31292669987</text:p>
              </table:table-cell>
              <table:table-cell office:value-type="float" office:value="-1201.28711158979">
                <text:p>-1201.28711158979</text:p>
              </table:table-cell>
              <table:table-cell office:value-type="float" office:value="-963.149394211803">
                <text:p>-963.1493942118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-1071.80749172811">
                <text:p>-1071.80749172811</text:p>
              </table:table-cell>
              <table:table-cell office:value-type="float" office:value="-1130.04429268678">
                <text:p>-1130.04429268678</text:p>
              </table:table-cell>
              <table:table-cell office:value-type="float" office:value="-898.903899446581">
                <text:p>-898.9038994465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-1133.00185372001">
                <text:p>-1133.00185372001</text:p>
              </table:table-cell>
              <table:table-cell office:value-type="float" office:value="-1150.77762969444">
                <text:p>-1150.77762969444</text:p>
              </table:table-cell>
              <table:table-cell office:value-type="float" office:value="-877.990435731536">
                <text:p>-877.9904357315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-1133.16228702038">
                <text:p>-1133.16228702038</text:p>
              </table:table-cell>
              <table:table-cell office:value-type="float" office:value="-1123.80391574932">
                <text:p>-1123.80391574932</text:p>
              </table:table-cell>
              <table:table-cell office:value-type="float" office:value="-841.592697916609">
                <text:p>-841.5926979166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-1032.29492846665">
                <text:p>-1032.29492846665</text:p>
              </table:table-cell>
              <table:table-cell office:value-type="float" office:value="-1118.64205686799">
                <text:p>-1118.64205686799</text:p>
              </table:table-cell>
              <table:table-cell office:value-type="float" office:value="-801.24291645053">
                <text:p>-801.242916450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-1099.14871085359">
                <text:p>-1099.14871085359</text:p>
              </table:table-cell>
              <table:table-cell office:value-type="float" office:value="-1137.28169127836">
                <text:p>-1137.28169127836</text:p>
              </table:table-cell>
              <table:table-cell office:value-type="float" office:value="-866.580013977198">
                <text:p>-866.5800139771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-1144.46948940344">
                <text:p>-1144.46948940344</text:p>
              </table:table-cell>
              <table:table-cell office:value-type="float" office:value="-1175.69745922329">
                <text:p>-1175.69745922329</text:p>
              </table:table-cell>
              <table:table-cell office:value-type="float" office:value="-845.862310546079">
                <text:p>-845.8623105460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-1196.42495095524">
                <text:p>-1196.42495095524</text:p>
              </table:table-cell>
              <table:table-cell office:value-type="float" office:value="-1185.26171097634">
                <text:p>-1185.26171097634</text:p>
              </table:table-cell>
              <table:table-cell office:value-type="float" office:value="-873.188218255804">
                <text:p>-873.1882182558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-1118.17173837911">
                <text:p>-1118.17173837911</text:p>
              </table:table-cell>
              <table:table-cell office:value-type="float" office:value="-1122.90362525446">
                <text:p>-1122.90362525446</text:p>
              </table:table-cell>
              <table:table-cell office:value-type="float" office:value="-842.388115787291">
                <text:p>-842.3881157872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-1085.73093739664">
                <text:p>-1085.73093739664</text:p>
              </table:table-cell>
              <table:table-cell office:value-type="float" office:value="-1103.43947751841">
                <text:p>-1103.43947751841</text:p>
              </table:table-cell>
              <table:table-cell office:value-type="float" office:value="-866.423155314811">
                <text:p>-866.4231553148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-1091.02590903534">
                <text:p>-1091.02590903534</text:p>
              </table:table-cell>
              <table:table-cell office:value-type="float" office:value="-1122.42342755537">
                <text:p>-1122.42342755537</text:p>
              </table:table-cell>
              <table:table-cell office:value-type="float" office:value="-833.937661444355">
                <text:p>-833.9376614443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-1084.37725207976">
                <text:p>-1084.37725207976</text:p>
              </table:table-cell>
              <table:table-cell office:value-type="float" office:value="-1140.07088993898">
                <text:p>-1140.07088993898</text:p>
              </table:table-cell>
              <table:table-cell office:value-type="float" office:value="-807.525824996224">
                <text:p>-807.5258249962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-1050.79993574273">
                <text:p>-1050.79993574273</text:p>
              </table:table-cell>
              <table:table-cell office:value-type="float" office:value="-1065.08686884379">
                <text:p>-1065.08686884379</text:p>
              </table:table-cell>
              <table:table-cell office:value-type="float" office:value="-775.088694960375">
                <text:p>-775.0886949603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-1147.31018269119">
                <text:p>-1147.31018269119</text:p>
              </table:table-cell>
              <table:table-cell office:value-type="float" office:value="-1240.73352192902">
                <text:p>-1240.73352192902</text:p>
              </table:table-cell>
              <table:table-cell office:value-type="float" office:value="-862.489464249099">
                <text:p>-862.4894642490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-1164.81666091284">
                <text:p>-1164.81666091284</text:p>
              </table:table-cell>
              <table:table-cell office:value-type="float" office:value="-1218.91963928298">
                <text:p>-1218.91963928298</text:p>
              </table:table-cell>
              <table:table-cell office:value-type="float" office:value="-844.13363960891">
                <text:p>-844.133639608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-1111.84533945562">
                <text:p>-1111.84533945562</text:p>
              </table:table-cell>
              <table:table-cell office:value-type="float" office:value="-1104.81466952187">
                <text:p>-1104.81466952187</text:p>
              </table:table-cell>
              <table:table-cell office:value-type="float" office:value="-733.658636190501">
                <text:p>-733.6586361905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-1070.4136537884">
                <text:p>-1070.4136537884</text:p>
              </table:table-cell>
              <table:table-cell office:value-type="float" office:value="-1080.34757832927">
                <text:p>-1080.34757832927</text:p>
              </table:table-cell>
              <table:table-cell office:value-type="float" office:value="-778.891014080795">
                <text:p>-778.8910140807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-1105.7655129038">
                <text:p>-1105.7655129038</text:p>
              </table:table-cell>
              <table:table-cell office:value-type="float" office:value="-1158.9349393138">
                <text:p>-1158.9349393138</text:p>
              </table:table-cell>
              <table:table-cell office:value-type="float" office:value="-803.278637541656">
                <text:p>-803.2786375416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-1116.09071986127">
                <text:p>-1116.09071986127</text:p>
              </table:table-cell>
              <table:table-cell office:value-type="float" office:value="-1241.387788691">
                <text:p>-1241.387788691</text:p>
              </table:table-cell>
              <table:table-cell office:value-type="float" office:value="-839.254363439145">
                <text:p>-839.2543634391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-1129.20281032548">
                <text:p>-1129.20281032548</text:p>
              </table:table-cell>
              <table:table-cell office:value-type="float" office:value="-1183.97287890602">
                <text:p>-1183.97287890602</text:p>
              </table:table-cell>
              <table:table-cell office:value-type="float" office:value="-788.179006142834">
                <text:p>-788.1790061428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-1108.68122901992">
                <text:p>-1108.68122901992</text:p>
              </table:table-cell>
              <table:table-cell office:value-type="float" office:value="-1208.95590939402">
                <text:p>-1208.95590939402</text:p>
              </table:table-cell>
              <table:table-cell office:value-type="float" office:value="-793.95109888902">
                <text:p>-793.951098889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-1070.11509176651">
                <text:p>-1070.11509176651</text:p>
              </table:table-cell>
              <table:table-cell office:value-type="float" office:value="-1104.53713338988">
                <text:p>-1104.53713338988</text:p>
              </table:table-cell>
              <table:table-cell office:value-type="float" office:value="-752.058184069346">
                <text:p>-752.0581840693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-1191.81954986411">
                <text:p>-1191.81954986411</text:p>
              </table:table-cell>
              <table:table-cell office:value-type="float" office:value="-1232.28096221367">
                <text:p>-1232.28096221367</text:p>
              </table:table-cell>
              <table:table-cell office:value-type="float" office:value="-832.023497316069">
                <text:p>-832.0234973160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-1055.04053869763">
                <text:p>-1055.04053869763</text:p>
              </table:table-cell>
              <table:table-cell office:value-type="float" office:value="-1069.12095960915">
                <text:p>-1069.12095960915</text:p>
              </table:table-cell>
              <table:table-cell office:value-type="float" office:value="-776.941869042803">
                <text:p>-776.9418690428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-1083.59409761311">
                <text:p>-1083.59409761311</text:p>
              </table:table-cell>
              <table:table-cell office:value-type="float" office:value="-1169.36839337108">
                <text:p>-1169.36839337108</text:p>
              </table:table-cell>
              <table:table-cell office:value-type="float" office:value="-771.7888102185">
                <text:p>-771.78881021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-1112.13067633943">
                <text:p>-1112.13067633943</text:p>
              </table:table-cell>
              <table:table-cell office:value-type="float" office:value="-1092.23705726136">
                <text:p>-1092.23705726136</text:p>
              </table:table-cell>
              <table:table-cell office:value-type="float" office:value="-741.216385046351">
                <text:p>-741.2163850463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-1203.88413852058">
                <text:p>-1203.88413852058</text:p>
              </table:table-cell>
              <table:table-cell office:value-type="float" office:value="-1246.92798372073">
                <text:p>-1246.92798372073</text:p>
              </table:table-cell>
              <table:table-cell office:value-type="float" office:value="-844.324043351089">
                <text:p>-844.3240433510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-1207.01904347382">
                <text:p>-1207.01904347382</text:p>
              </table:table-cell>
              <table:table-cell office:value-type="float" office:value="-1275.65268748932">
                <text:p>-1275.65268748932</text:p>
              </table:table-cell>
              <table:table-cell office:value-type="float" office:value="-860.457483105335">
                <text:p>-860.4574831053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-1122.88467660415">
                <text:p>-1122.88467660415</text:p>
              </table:table-cell>
              <table:table-cell office:value-type="float" office:value="-1143.75687546516">
                <text:p>-1143.75687546516</text:p>
              </table:table-cell>
              <table:table-cell office:value-type="float" office:value="-754.236425797706">
                <text:p>-754.2364257977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-1223.52141342493">
                <text:p>-1223.52141342493</text:p>
              </table:table-cell>
              <table:table-cell office:value-type="float" office:value="-1211.1671817458">
                <text:p>-1211.1671817458</text:p>
              </table:table-cell>
              <table:table-cell office:value-type="float" office:value="-774.283864037952">
                <text:p>-774.2838640379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-1157.10102845859">
                <text:p>-1157.10102845859</text:p>
              </table:table-cell>
              <table:table-cell office:value-type="float" office:value="-1106.3695054093">
                <text:p>-1106.3695054093</text:p>
              </table:table-cell>
              <table:table-cell office:value-type="float" office:value="-695.28146398754">
                <text:p>-695.281463987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-1104.65675174346">
                <text:p>-1104.65675174346</text:p>
              </table:table-cell>
              <table:table-cell office:value-type="float" office:value="-1109.14342991073">
                <text:p>-1109.14342991073</text:p>
              </table:table-cell>
              <table:table-cell office:value-type="float" office:value="-704.484147685903">
                <text:p>-704.4841476859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-1124.46168703774">
                <text:p>-1124.46168703774</text:p>
              </table:table-cell>
              <table:table-cell office:value-type="float" office:value="-1127.46934527914">
                <text:p>-1127.46934527914</text:p>
              </table:table-cell>
              <table:table-cell office:value-type="float" office:value="-706.933298066123">
                <text:p>-706.9332980661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-1057.50784352672">
                <text:p>-1057.50784352672</text:p>
              </table:table-cell>
              <table:table-cell office:value-type="float" office:value="-1108.25164105701">
                <text:p>-1108.25164105701</text:p>
              </table:table-cell>
              <table:table-cell office:value-type="float" office:value="-683.78606464881">
                <text:p>-683.786064648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-1108.20606299946">
                <text:p>-1108.20606299946</text:p>
              </table:table-cell>
              <table:table-cell office:value-type="float" office:value="-1127.83806889165">
                <text:p>-1127.83806889165</text:p>
              </table:table-cell>
              <table:table-cell office:value-type="float" office:value="-715.446940107915">
                <text:p>-715.4469401079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-1116.75971708936">
                <text:p>-1116.75971708936</text:p>
              </table:table-cell>
              <table:table-cell office:value-type="float" office:value="-1139.1349825154">
                <text:p>-1139.1349825154</text:p>
              </table:table-cell>
              <table:table-cell office:value-type="float" office:value="-698.048770636986">
                <text:p>-698.0487706369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-1114.29192226463">
                <text:p>-1114.29192226463</text:p>
              </table:table-cell>
              <table:table-cell office:value-type="float" office:value="-1120.98706022226">
                <text:p>-1120.98706022226</text:p>
              </table:table-cell>
              <table:table-cell office:value-type="float" office:value="-707.257788755748">
                <text:p>-707.2577887557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-1094.30721445196">
                <text:p>-1094.30721445196</text:p>
              </table:table-cell>
              <table:table-cell office:value-type="float" office:value="-1147.00166541304">
                <text:p>-1147.00166541304</text:p>
              </table:table-cell>
              <table:table-cell office:value-type="float" office:value="-690.554413275328">
                <text:p>-690.5544132753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-1034.62629251313">
                <text:p>-1034.62629251313</text:p>
              </table:table-cell>
              <table:table-cell office:value-type="float" office:value="-1117.54945984861">
                <text:p>-1117.54945984861</text:p>
              </table:table-cell>
              <table:table-cell office:value-type="float" office:value="-663.144307639174">
                <text:p>-663.1443076391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-990.575172994027">
                <text:p>-990.575172994027</text:p>
              </table:table-cell>
              <table:table-cell office:value-type="float" office:value="-1046.76560255222">
                <text:p>-1046.76560255222</text:p>
              </table:table-cell>
              <table:table-cell office:value-type="float" office:value="-605.678224542615">
                <text:p>-605.6782245426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-1044.76336710143">
                <text:p>-1044.76336710143</text:p>
              </table:table-cell>
              <table:table-cell office:value-type="float" office:value="-1114.69840930703">
                <text:p>-1114.69840930703</text:p>
              </table:table-cell>
              <table:table-cell office:value-type="float" office:value="-714.180709575109">
                <text:p>-714.1807095751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-1042.94525600386">
                <text:p>-1042.94525600386</text:p>
              </table:table-cell>
              <table:table-cell office:value-type="float" office:value="-1096.11026385119">
                <text:p>-1096.11026385119</text:p>
              </table:table-cell>
              <table:table-cell office:value-type="float" office:value="-658.171721372381">
                <text:p>-658.1717213723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-1012.98149134683">
                <text:p>-1012.98149134683</text:p>
              </table:table-cell>
              <table:table-cell office:value-type="float" office:value="-1123.60613890764">
                <text:p>-1123.60613890764</text:p>
              </table:table-cell>
              <table:table-cell office:value-type="float" office:value="-623.37839618593">
                <text:p>-623.378396185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-1035.8029423585">
                <text:p>-1035.8029423585</text:p>
              </table:table-cell>
              <table:table-cell office:value-type="float" office:value="-1105.40634611777">
                <text:p>-1105.40634611777</text:p>
              </table:table-cell>
              <table:table-cell office:value-type="float" office:value="-557.501315866636">
                <text:p>-557.5013158666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-1042.51312706334">
                <text:p>-1042.51312706334</text:p>
              </table:table-cell>
              <table:table-cell office:value-type="float" office:value="-1141.06679273831">
                <text:p>-1141.06679273831</text:p>
              </table:table-cell>
              <table:table-cell office:value-type="float" office:value="-535.12126739451">
                <text:p>-535.121267394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-1099.27364022661">
                <text:p>-1099.27364022661</text:p>
              </table:table-cell>
              <table:table-cell office:value-type="float" office:value="-1212.48461384175">
                <text:p>-1212.48461384175</text:p>
              </table:table-cell>
              <table:table-cell office:value-type="float" office:value="-539.309750327168">
                <text:p>-539.3097503271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-1104.54553015687">
                <text:p>-1104.54553015687</text:p>
              </table:table-cell>
              <table:table-cell office:value-type="float" office:value="-1195.33078274914">
                <text:p>-1195.33078274914</text:p>
              </table:table-cell>
              <table:table-cell office:value-type="float" office:value="-588.691874490367">
                <text:p>-588.6918744903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-1144.96729485418">
                <text:p>-1144.96729485418</text:p>
              </table:table-cell>
              <table:table-cell office:value-type="float" office:value="-1237.26097778706">
                <text:p>-1237.26097778706</text:p>
              </table:table-cell>
              <table:table-cell office:value-type="float" office:value="-519.39925382412">
                <text:p>-519.399253824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-1090.02678902043">
                <text:p>-1090.02678902043</text:p>
              </table:table-cell>
              <table:table-cell office:value-type="float" office:value="-1148.34452197839">
                <text:p>-1148.34452197839</text:p>
              </table:table-cell>
              <table:table-cell office:value-type="float" office:value="-508.350574006379">
                <text:p>-508.3505740063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-1176.56416468604">
                <text:p>-1176.56416468604</text:p>
              </table:table-cell>
              <table:table-cell office:value-type="float" office:value="-1214.60704335013">
                <text:p>-1214.60704335013</text:p>
              </table:table-cell>
              <table:table-cell office:value-type="float" office:value="-504.886977336841">
                <text:p>-504.8869773368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-1061.28070438257">
                <text:p>-1061.28070438257</text:p>
              </table:table-cell>
              <table:table-cell office:value-type="float" office:value="-1150.36228940865">
                <text:p>-1150.36228940865</text:p>
              </table:table-cell>
              <table:table-cell office:value-type="float" office:value="-476.676328311128">
                <text:p>-476.6763283111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-1138.08601100265">
                <text:p>-1138.08601100265</text:p>
              </table:table-cell>
              <table:table-cell office:value-type="float" office:value="-1244.81072343471">
                <text:p>-1244.81072343471</text:p>
              </table:table-cell>
              <table:table-cell office:value-type="float" office:value="-500.210950276706">
                <text:p>-500.2109502767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-1032.79418789105">
                <text:p>-1032.79418789105</text:p>
              </table:table-cell>
              <table:table-cell office:value-type="float" office:value="-1113.82325455207">
                <text:p>-1113.82325455207</text:p>
              </table:table-cell>
              <table:table-cell office:value-type="float" office:value="-506.487033975905">
                <text:p>-506.4870339759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-1059.00675880939">
                <text:p>-1059.00675880939</text:p>
              </table:table-cell>
              <table:table-cell office:value-type="float" office:value="-1099.9238190259">
                <text:p>-1099.9238190259</text:p>
              </table:table-cell>
              <table:table-cell office:value-type="float" office:value="-491.545890566146">
                <text:p>-491.5458905661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-1187.79778280962">
                <text:p>-1187.79778280962</text:p>
              </table:table-cell>
              <table:table-cell office:value-type="float" office:value="-1247.41689584923">
                <text:p>-1247.41689584923</text:p>
              </table:table-cell>
              <table:table-cell office:value-type="float" office:value="-554.939492265574">
                <text:p>-554.9394922655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-1142.88803119181">
                <text:p>-1142.88803119181</text:p>
              </table:table-cell>
              <table:table-cell office:value-type="float" office:value="-1132.42452827237">
                <text:p>-1132.42452827237</text:p>
              </table:table-cell>
              <table:table-cell office:value-type="float" office:value="-476.817223820516">
                <text:p>-476.8172238205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-1081.81739897154">
                <text:p>-1081.81739897154</text:p>
              </table:table-cell>
              <table:table-cell office:value-type="float" office:value="-1102.44928507204">
                <text:p>-1102.44928507204</text:p>
              </table:table-cell>
              <table:table-cell office:value-type="float" office:value="-341.19981159159">
                <text:p>-341.199811591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-973.324507597707">
                <text:p>-973.324507597707</text:p>
              </table:table-cell>
              <table:table-cell office:value-type="float" office:value="-1049.10449779271">
                <text:p>-1049.10449779271</text:p>
              </table:table-cell>
              <table:table-cell office:value-type="float" office:value="-346.244963196348">
                <text:p>-346.2449631963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-1001.27358035513">
                <text:p>-1001.27358035513</text:p>
              </table:table-cell>
              <table:table-cell office:value-type="float" office:value="-1014.66781964182">
                <text:p>-1014.66781964182</text:p>
              </table:table-cell>
              <table:table-cell office:value-type="float" office:value="-353.864526310299">
                <text:p>-353.86452631029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05cm" chart:symbol-height="0.05cm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95cm" svg:y="0.316cm" chart:style-name="ch2">
          <text:p>Pendulum with (400,300) layers</text:p>
        </chart:title>
        <chart:legend chart:legend-position="end" svg:x="10.846cm" svg:y="3.454cm" style:legend-expansion="high" chart:style-name="ch3"/>
        <chart:plot-area chart:style-name="ch4" table:cell-range-address="Sheet1.A4:Sheet1.A203 Sheet1.B2:Sheet1.B2 Sheet1.P4:Sheet1.S203 Sheet1.Q3:Sheet1.S3" chart:data-source-has-labels="row" svg:x="1.331cm" svg:y="1.275cm" svg:width="9.195cm" svg:height="6.564cm">
          <chartooo:coordinate-region svg:x="2.429cm" svg:y="1.474cm" svg:width="7.817cm" svg:height="6.166cm"/>
          <chart:axis chart:dimension="x" chart:name="primary-x" chart:style-name="ch5">
            <chart:title svg:x="5.275cm" svg:y="8.019cm" chart:style-name="ch6">
              <text:p>Episode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5.818cm" chart:style-name="ch9">
              <text:p>Average Reward</text:p>
            </chart:title>
            <chart:grid chart:style-name="ch10" chart:class="major"/>
          </chart:axis>
          <chart:series chart:style-name="ch11" chart:values-cell-range-address="Sheet1.P4:Sheet1.P203" chart:label-cell-address="Sheet1.B2:Sheet1.B2" chart:class="chart:scatter">
            <chart:domain table:cell-range-address="Sheet1.A4:Sheet1.A203"/>
            <chart:data-point chart:repeated="200"/>
          </chart:series>
          <chart:series chart:style-name="ch12" chart:values-cell-range-address="Sheet1.Q4:Sheet1.Q203" chart:label-cell-address="Sheet1.Q3:Sheet1.Q3" chart:class="chart:scatter">
            <chart:data-point chart:repeated="200"/>
          </chart:series>
          <chart:series chart:style-name="ch13" chart:values-cell-range-address="Sheet1.R4:Sheet1.R203" chart:label-cell-address="Sheet1.R3:Sheet1.R3" chart:class="chart:scatter">
            <chart:data-point chart:repeated="200"/>
          </chart:series>
          <chart:series chart:style-name="ch14" chart:values-cell-range-address="Sheet1.S4:Sheet1.S203" chart:label-cell-address="Sheet1.S3:Sheet1.S3" chart:class="chart:scatter">
            <chart:data-point chart:repeated="2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fault Hyperparameters</text:p>
                <draw:g>
                  <svg:desc>Sheet1.B2:Sheet1.B2</svg:desc>
                </draw:g>
              </table:table-cell>
              <table:table-cell office:value-type="string">
                <text:p>Epsilon=0.1</text:p>
                <draw:g>
                  <svg:desc>Sheet1.Q3:Sheet1.Q3</svg:desc>
                </draw:g>
              </table:table-cell>
              <table:table-cell office:value-type="string">
                <text:p>Epsilon=0.5</text:p>
                <draw:g>
                  <svg:desc>Sheet1.R3:Sheet1.R3</svg:desc>
                </draw:g>
              </table:table-cell>
              <table:table-cell office:value-type="string">
                <text:p>ActorCritic</text:p>
                <draw:g>
                  <svg:desc>Sheet1.S3:Sheet1.S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203</svg:desc>
                </draw:g>
              </table:table-cell>
              <table:table-cell office:value-type="float" office:value="-1212.15378608343">
                <text:p>-1212.15378608343</text:p>
                <draw:g>
                  <svg:desc>Sheet1.P4:Sheet1.P203</svg:desc>
                </draw:g>
              </table:table-cell>
              <table:table-cell office:value-type="float" office:value="-1212.15378608343">
                <text:p>-1212.15378608343</text:p>
                <draw:g>
                  <svg:desc>Sheet1.Q4:Sheet1.Q203</svg:desc>
                </draw:g>
              </table:table-cell>
              <table:table-cell office:value-type="float" office:value="-1212.15378608343">
                <text:p>-1212.15378608343</text:p>
                <draw:g>
                  <svg:desc>Sheet1.R4:Sheet1.R203</svg:desc>
                </draw:g>
              </table:table-cell>
              <table:table-cell office:value-type="float" office:value="-1142.39669704464">
                <text:p>-1142.39669704464</text:p>
                <draw:g>
                  <svg:desc>Sheet1.S4:Sheet1.S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1180.57443692449">
                <text:p>-1180.57443692449</text:p>
              </table:table-cell>
              <table:table-cell office:value-type="float" office:value="-1180.57443692449">
                <text:p>-1180.57443692449</text:p>
              </table:table-cell>
              <table:table-cell office:value-type="float" office:value="-1180.57443692449">
                <text:p>-1180.57443692449</text:p>
              </table:table-cell>
              <table:table-cell office:value-type="float" office:value="-1211.36683514847">
                <text:p>-1211.366835148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1135.3194340539">
                <text:p>-1135.3194340539</text:p>
              </table:table-cell>
              <table:table-cell office:value-type="float" office:value="-1144.07837691665">
                <text:p>-1144.07837691665</text:p>
              </table:table-cell>
              <table:table-cell office:value-type="float" office:value="-1098.6992423138">
                <text:p>-1098.6992423138</text:p>
              </table:table-cell>
              <table:table-cell office:value-type="float" office:value="-1212.48874158372">
                <text:p>-1212.48874158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1182.18938741893">
                <text:p>-1182.18938741893</text:p>
              </table:table-cell>
              <table:table-cell office:value-type="float" office:value="-1197.51591392212">
                <text:p>-1197.51591392212</text:p>
              </table:table-cell>
              <table:table-cell office:value-type="float" office:value="-1173.32680371055">
                <text:p>-1173.32680371055</text:p>
              </table:table-cell>
              <table:table-cell office:value-type="float" office:value="-1208.13056886412">
                <text:p>-1208.13056886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230.24929565661">
                <text:p>-1230.24929565661</text:p>
              </table:table-cell>
              <table:table-cell office:value-type="float" office:value="-1250.13441274043">
                <text:p>-1250.13441274043</text:p>
              </table:table-cell>
              <table:table-cell office:value-type="float" office:value="-1193.60404601441">
                <text:p>-1193.60404601441</text:p>
              </table:table-cell>
              <table:table-cell office:value-type="float" office:value="-1326.5020394799">
                <text:p>-1326.5020394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200.78813721584">
                <text:p>-1200.78813721584</text:p>
              </table:table-cell>
              <table:table-cell office:value-type="float" office:value="-1205.61333768564">
                <text:p>-1205.61333768564</text:p>
              </table:table-cell>
              <table:table-cell office:value-type="float" office:value="-1198.38481479148">
                <text:p>-1198.38481479148</text:p>
              </table:table-cell>
              <table:table-cell office:value-type="float" office:value="-1243.72254679748">
                <text:p>-1243.72254679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1174.53254049495">
                <text:p>-1174.53254049495</text:p>
              </table:table-cell>
              <table:table-cell office:value-type="float" office:value="-1190.02713772482">
                <text:p>-1190.02713772482</text:p>
              </table:table-cell>
              <table:table-cell office:value-type="float" office:value="-1210.26883605971">
                <text:p>-1210.26883605971</text:p>
              </table:table-cell>
              <table:table-cell office:value-type="float" office:value="-1251.75753036539">
                <text:p>-1251.75753036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1177.90166790606">
                <text:p>-1177.90166790606</text:p>
              </table:table-cell>
              <table:table-cell office:value-type="float" office:value="-1182.2395807535">
                <text:p>-1182.2395807535</text:p>
              </table:table-cell>
              <table:table-cell office:value-type="float" office:value="-1178.71463430096">
                <text:p>-1178.71463430096</text:p>
              </table:table-cell>
              <table:table-cell office:value-type="float" office:value="-1186.93778185493">
                <text:p>-1186.937781854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1148.3275925334">
                <text:p>-1148.3275925334</text:p>
              </table:table-cell>
              <table:table-cell office:value-type="float" office:value="-1115.05587179734">
                <text:p>-1115.05587179734</text:p>
              </table:table-cell>
              <table:table-cell office:value-type="float" office:value="-1207.51796842552">
                <text:p>-1207.51796842552</text:p>
              </table:table-cell>
              <table:table-cell office:value-type="float" office:value="-1143.13940163615">
                <text:p>-1143.139401636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1226.63425498906">
                <text:p>-1226.63425498906</text:p>
              </table:table-cell>
              <table:table-cell office:value-type="float" office:value="-1228.91464482335">
                <text:p>-1228.91464482335</text:p>
              </table:table-cell>
              <table:table-cell office:value-type="float" office:value="-1239.0160618137">
                <text:p>-1239.0160618137</text:p>
              </table:table-cell>
              <table:table-cell office:value-type="float" office:value="-1211.66953427463">
                <text:p>-1211.669534274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1122.19669181964">
                <text:p>-1122.19669181964</text:p>
              </table:table-cell>
              <table:table-cell office:value-type="float" office:value="-1070.46846549563">
                <text:p>-1070.46846549563</text:p>
              </table:table-cell>
              <table:table-cell office:value-type="float" office:value="-1124.24306245662">
                <text:p>-1124.24306245662</text:p>
              </table:table-cell>
              <table:table-cell office:value-type="float" office:value="-1098.26110738114">
                <text:p>-1098.261107381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158.5620038771">
                <text:p>-1158.5620038771</text:p>
              </table:table-cell>
              <table:table-cell office:value-type="float" office:value="-1095.67378288477">
                <text:p>-1095.67378288477</text:p>
              </table:table-cell>
              <table:table-cell office:value-type="float" office:value="-1152.7433911839">
                <text:p>-1152.7433911839</text:p>
              </table:table-cell>
              <table:table-cell office:value-type="float" office:value="-1156.21512023654">
                <text:p>-1156.215120236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1185.56647701293">
                <text:p>-1185.56647701293</text:p>
              </table:table-cell>
              <table:table-cell office:value-type="float" office:value="-1164.82179380772">
                <text:p>-1164.82179380772</text:p>
              </table:table-cell>
              <table:table-cell office:value-type="float" office:value="-1227.69177216096">
                <text:p>-1227.69177216096</text:p>
              </table:table-cell>
              <table:table-cell office:value-type="float" office:value="-1154.67243588607">
                <text:p>-1154.672435886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1216.86426849404">
                <text:p>-1216.86426849404</text:p>
              </table:table-cell>
              <table:table-cell office:value-type="float" office:value="-1179.19460005451">
                <text:p>-1179.19460005451</text:p>
              </table:table-cell>
              <table:table-cell office:value-type="float" office:value="-1255.8708595772">
                <text:p>-1255.8708595772</text:p>
              </table:table-cell>
              <table:table-cell office:value-type="float" office:value="-1211.78449728163">
                <text:p>-1211.784497281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1271.21485796611">
                <text:p>-1271.21485796611</text:p>
              </table:table-cell>
              <table:table-cell office:value-type="float" office:value="-1222.69953487718">
                <text:p>-1222.69953487718</text:p>
              </table:table-cell>
              <table:table-cell office:value-type="float" office:value="-1343.03985622978">
                <text:p>-1343.03985622978</text:p>
              </table:table-cell>
              <table:table-cell office:value-type="float" office:value="-1279.56391688585">
                <text:p>-1279.563916885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1148.63168960674">
                <text:p>-1148.63168960674</text:p>
              </table:table-cell>
              <table:table-cell office:value-type="float" office:value="-1131.27172295457">
                <text:p>-1131.27172295457</text:p>
              </table:table-cell>
              <table:table-cell office:value-type="float" office:value="-1268.34573388897">
                <text:p>-1268.34573388897</text:p>
              </table:table-cell>
              <table:table-cell office:value-type="float" office:value="-1165.23548258731">
                <text:p>-1165.235482587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1281.68684362528">
                <text:p>-1281.68684362528</text:p>
              </table:table-cell>
              <table:table-cell office:value-type="float" office:value="-1273.46171287238">
                <text:p>-1273.46171287238</text:p>
              </table:table-cell>
              <table:table-cell office:value-type="float" office:value="-1411.97967410669">
                <text:p>-1411.97967410669</text:p>
              </table:table-cell>
              <table:table-cell office:value-type="float" office:value="-1288.12565336064">
                <text:p>-1288.125653360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1342.58243004057">
                <text:p>-1342.58243004057</text:p>
              </table:table-cell>
              <table:table-cell office:value-type="float" office:value="-1325.45807668791">
                <text:p>-1325.45807668791</text:p>
              </table:table-cell>
              <table:table-cell office:value-type="float" office:value="-1444.80906059803">
                <text:p>-1444.80906059803</text:p>
              </table:table-cell>
              <table:table-cell office:value-type="float" office:value="-1374.48660872825">
                <text:p>-1374.48660872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1101.97690810487">
                <text:p>-1101.97690810487</text:p>
              </table:table-cell>
              <table:table-cell office:value-type="float" office:value="-1124.55583819216">
                <text:p>-1124.55583819216</text:p>
              </table:table-cell>
              <table:table-cell office:value-type="float" office:value="-1280.29624441141">
                <text:p>-1280.29624441141</text:p>
              </table:table-cell>
              <table:table-cell office:value-type="float" office:value="-1101.90953492818">
                <text:p>-1101.909534928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1160.88865576338">
                <text:p>-1160.88865576338</text:p>
              </table:table-cell>
              <table:table-cell office:value-type="float" office:value="-1169.56516353102">
                <text:p>-1169.56516353102</text:p>
              </table:table-cell>
              <table:table-cell office:value-type="float" office:value="-1251.62250828544">
                <text:p>-1251.62250828544</text:p>
              </table:table-cell>
              <table:table-cell office:value-type="float" office:value="-1126.66763697728">
                <text:p>-1126.667636977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1197.70735366309">
                <text:p>-1197.70735366309</text:p>
              </table:table-cell>
              <table:table-cell office:value-type="float" office:value="-1209.97160378387">
                <text:p>-1209.97160378387</text:p>
              </table:table-cell>
              <table:table-cell office:value-type="float" office:value="-1308.60124058738">
                <text:p>-1308.60124058738</text:p>
              </table:table-cell>
              <table:table-cell office:value-type="float" office:value="-1170.65668062064">
                <text:p>-1170.656680620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1174.76909948515">
                <text:p>-1174.76909948515</text:p>
              </table:table-cell>
              <table:table-cell office:value-type="float" office:value="-1184.3116518871">
                <text:p>-1184.3116518871</text:p>
              </table:table-cell>
              <table:table-cell office:value-type="float" office:value="-1274.96723726581">
                <text:p>-1274.96723726581</text:p>
              </table:table-cell>
              <table:table-cell office:value-type="float" office:value="-1160.48220097788">
                <text:p>-1160.48220097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1232.44981676859">
                <text:p>-1232.44981676859</text:p>
              </table:table-cell>
              <table:table-cell office:value-type="float" office:value="-1267.43356185993">
                <text:p>-1267.43356185993</text:p>
              </table:table-cell>
              <table:table-cell office:value-type="float" office:value="-1333.41464365503">
                <text:p>-1333.41464365503</text:p>
              </table:table-cell>
              <table:table-cell office:value-type="float" office:value="-1273.636000241">
                <text:p>-1273.6360002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1096.27410499341">
                <text:p>-1096.27410499341</text:p>
              </table:table-cell>
              <table:table-cell office:value-type="float" office:value="-1136.72114839517">
                <text:p>-1136.72114839517</text:p>
              </table:table-cell>
              <table:table-cell office:value-type="float" office:value="-1221.24553658968">
                <text:p>-1221.24553658968</text:p>
              </table:table-cell>
              <table:table-cell office:value-type="float" office:value="-1086.05754859792">
                <text:p>-1086.057548597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1178.69157240935">
                <text:p>-1178.69157240935</text:p>
              </table:table-cell>
              <table:table-cell office:value-type="float" office:value="-1181.23774909739">
                <text:p>-1181.23774909739</text:p>
              </table:table-cell>
              <table:table-cell office:value-type="float" office:value="-1256.77463415527">
                <text:p>-1256.77463415527</text:p>
              </table:table-cell>
              <table:table-cell office:value-type="float" office:value="-1196.95456874268">
                <text:p>-1196.954568742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1102.69441894624">
                <text:p>-1102.69441894624</text:p>
              </table:table-cell>
              <table:table-cell office:value-type="float" office:value="-1110.52809834486">
                <text:p>-1110.52809834486</text:p>
              </table:table-cell>
              <table:table-cell office:value-type="float" office:value="-1244.3194413542">
                <text:p>-1244.3194413542</text:p>
              </table:table-cell>
              <table:table-cell office:value-type="float" office:value="-1168.18018068691">
                <text:p>-1168.180180686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1218.23213512573">
                <text:p>-1218.23213512573</text:p>
              </table:table-cell>
              <table:table-cell office:value-type="float" office:value="-1226.94598147711">
                <text:p>-1226.94598147711</text:p>
              </table:table-cell>
              <table:table-cell office:value-type="float" office:value="-1313.59441456825">
                <text:p>-1313.59441456825</text:p>
              </table:table-cell>
              <table:table-cell office:value-type="float" office:value="-1250.04337638034">
                <text:p>-1250.043376380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1263.36506382746">
                <text:p>-1263.36506382746</text:p>
              </table:table-cell>
              <table:table-cell office:value-type="float" office:value="-1271.11914816884">
                <text:p>-1271.11914816884</text:p>
              </table:table-cell>
              <table:table-cell office:value-type="float" office:value="-1362.89945922852">
                <text:p>-1362.89945922852</text:p>
              </table:table-cell>
              <table:table-cell office:value-type="float" office:value="-1251.77426875265">
                <text:p>-1251.774268752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1174.88554336251">
                <text:p>-1174.88554336251</text:p>
              </table:table-cell>
              <table:table-cell office:value-type="float" office:value="-1130.07614092951">
                <text:p>-1130.07614092951</text:p>
              </table:table-cell>
              <table:table-cell office:value-type="float" office:value="-1343.74606012068">
                <text:p>-1343.74606012068</text:p>
              </table:table-cell>
              <table:table-cell office:value-type="float" office:value="-1124.53248324595">
                <text:p>-1124.532483245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1206.83462515911">
                <text:p>-1206.83462515911</text:p>
              </table:table-cell>
              <table:table-cell office:value-type="float" office:value="-1230.90210087759">
                <text:p>-1230.90210087759</text:p>
              </table:table-cell>
              <table:table-cell office:value-type="float" office:value="-1357.22570291138">
                <text:p>-1357.22570291138</text:p>
              </table:table-cell>
              <table:table-cell office:value-type="float" office:value="-1184.34809519364">
                <text:p>-1184.34809519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1238.71147931802">
                <text:p>-1238.71147931802</text:p>
              </table:table-cell>
              <table:table-cell office:value-type="float" office:value="-1223.29280050296">
                <text:p>-1223.29280050296</text:p>
              </table:table-cell>
              <table:table-cell office:value-type="float" office:value="-1353.45893085324">
                <text:p>-1353.45893085324</text:p>
              </table:table-cell>
              <table:table-cell office:value-type="float" office:value="-1213.34289064219">
                <text:p>-1213.342890642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1199.01881764659">
                <text:p>-1199.01881764659</text:p>
              </table:table-cell>
              <table:table-cell office:value-type="float" office:value="-1139.75662508432">
                <text:p>-1139.75662508432</text:p>
              </table:table-cell>
              <table:table-cell office:value-type="float" office:value="-1367.98571130605">
                <text:p>-1367.98571130605</text:p>
              </table:table-cell>
              <table:table-cell office:value-type="float" office:value="-1177.8538698693">
                <text:p>-1177.85386986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1170.45699696011">
                <text:p>-1170.45699696011</text:p>
              </table:table-cell>
              <table:table-cell office:value-type="float" office:value="-1119.40368606039">
                <text:p>-1119.40368606039</text:p>
              </table:table-cell>
              <table:table-cell office:value-type="float" office:value="-1349.48965581181">
                <text:p>-1349.48965581181</text:p>
              </table:table-cell>
              <table:table-cell office:value-type="float" office:value="-1177.89874520364">
                <text:p>-1177.898745203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-1186.4208103506">
                <text:p>-1186.4208103506</text:p>
              </table:table-cell>
              <table:table-cell office:value-type="float" office:value="-1231.99546066588">
                <text:p>-1231.99546066588</text:p>
              </table:table-cell>
              <table:table-cell office:value-type="float" office:value="-1357.29929898009">
                <text:p>-1357.29929898009</text:p>
              </table:table-cell>
              <table:table-cell office:value-type="float" office:value="-1249.52597069973">
                <text:p>-1249.525970699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1231.99709307875">
                <text:p>-1231.99709307875</text:p>
              </table:table-cell>
              <table:table-cell office:value-type="float" office:value="-1224.55293579015">
                <text:p>-1224.55293579015</text:p>
              </table:table-cell>
              <table:table-cell office:value-type="float" office:value="-1349.06443667199">
                <text:p>-1349.06443667199</text:p>
              </table:table-cell>
              <table:table-cell office:value-type="float" office:value="-1256.91383486667">
                <text:p>-1256.9138348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-1256.0845900928">
                <text:p>-1256.0845900928</text:p>
              </table:table-cell>
              <table:table-cell office:value-type="float" office:value="-1241.35705655892">
                <text:p>-1241.35705655892</text:p>
              </table:table-cell>
              <table:table-cell office:value-type="float" office:value="-1346.63559844301">
                <text:p>-1346.63559844301</text:p>
              </table:table-cell>
              <table:table-cell office:value-type="float" office:value="-1257.29606335691">
                <text:p>-1257.296063356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1183.14246173489">
                <text:p>-1183.14246173489</text:p>
              </table:table-cell>
              <table:table-cell office:value-type="float" office:value="-1169.06722869146">
                <text:p>-1169.06722869146</text:p>
              </table:table-cell>
              <table:table-cell office:value-type="float" office:value="-1391.38699635857">
                <text:p>-1391.38699635857</text:p>
              </table:table-cell>
              <table:table-cell office:value-type="float" office:value="-1224.55944451504">
                <text:p>-1224.559444515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-1199.36226999465">
                <text:p>-1199.36226999465</text:p>
              </table:table-cell>
              <table:table-cell office:value-type="float" office:value="-1178.4632504194">
                <text:p>-1178.4632504194</text:p>
              </table:table-cell>
              <table:table-cell office:value-type="float" office:value="-1398.02908036924">
                <text:p>-1398.02908036924</text:p>
              </table:table-cell>
              <table:table-cell office:value-type="float" office:value="-1175.5605645731">
                <text:p>-1175.56056457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-1174.56293516248">
                <text:p>-1174.56293516248</text:p>
              </table:table-cell>
              <table:table-cell office:value-type="float" office:value="-1166.33731777331">
                <text:p>-1166.33731777331</text:p>
              </table:table-cell>
              <table:table-cell office:value-type="float" office:value="-1386.03276456974">
                <text:p>-1386.03276456974</text:p>
              </table:table-cell>
              <table:table-cell office:value-type="float" office:value="-1245.70644223992">
                <text:p>-1245.706442239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1219.2655740411">
                <text:p>-1219.2655740411</text:p>
              </table:table-cell>
              <table:table-cell office:value-type="float" office:value="-1194.74252061184">
                <text:p>-1194.74252061184</text:p>
              </table:table-cell>
              <table:table-cell office:value-type="float" office:value="-1276.39655399234">
                <text:p>-1276.39655399234</text:p>
              </table:table-cell>
              <table:table-cell office:value-type="float" office:value="-1293.7054498436">
                <text:p>-1293.70544984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-1227.45818619603">
                <text:p>-1227.45818619603</text:p>
              </table:table-cell>
              <table:table-cell office:value-type="float" office:value="-1222.76411232808">
                <text:p>-1222.76411232808</text:p>
              </table:table-cell>
              <table:table-cell office:value-type="float" office:value="-1356.70365483614">
                <text:p>-1356.70365483614</text:p>
              </table:table-cell>
              <table:table-cell office:value-type="float" office:value="-1216.39314385069">
                <text:p>-1216.393143850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1146.52353090578">
                <text:p>-1146.52353090578</text:p>
              </table:table-cell>
              <table:table-cell office:value-type="float" office:value="-1128.69463079353">
                <text:p>-1128.69463079353</text:p>
              </table:table-cell>
              <table:table-cell office:value-type="float" office:value="-1315.98846873187">
                <text:p>-1315.98846873187</text:p>
              </table:table-cell>
              <table:table-cell office:value-type="float" office:value="-1181.04326429593">
                <text:p>-1181.043264295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1095.08734058261">
                <text:p>-1095.08734058261</text:p>
              </table:table-cell>
              <table:table-cell office:value-type="float" office:value="-1116.46374148597">
                <text:p>-1116.46374148597</text:p>
              </table:table-cell>
              <table:table-cell office:value-type="float" office:value="-1312.92079642746">
                <text:p>-1312.92079642746</text:p>
              </table:table-cell>
              <table:table-cell office:value-type="float" office:value="-1145.16232011639">
                <text:p>-1145.162320116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1110.71373023419">
                <text:p>-1110.71373023419</text:p>
              </table:table-cell>
              <table:table-cell office:value-type="float" office:value="-1111.76910679709">
                <text:p>-1111.76910679709</text:p>
              </table:table-cell>
              <table:table-cell office:value-type="float" office:value="-1333.83905159001">
                <text:p>-1333.83905159001</text:p>
              </table:table-cell>
              <table:table-cell office:value-type="float" office:value="-1130.03933081229">
                <text:p>-1130.039330812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1145.39020507879">
                <text:p>-1145.39020507879</text:p>
              </table:table-cell>
              <table:table-cell office:value-type="float" office:value="-1154.95392856474">
                <text:p>-1154.95392856474</text:p>
              </table:table-cell>
              <table:table-cell office:value-type="float" office:value="-1308.4688200792">
                <text:p>-1308.4688200792</text:p>
              </table:table-cell>
              <table:table-cell office:value-type="float" office:value="-1123.46590064282">
                <text:p>-1123.465900642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1150.71626686221">
                <text:p>-1150.71626686221</text:p>
              </table:table-cell>
              <table:table-cell office:value-type="float" office:value="-1109.90680977248">
                <text:p>-1109.90680977248</text:p>
              </table:table-cell>
              <table:table-cell office:value-type="float" office:value="-1267.25577888529">
                <text:p>-1267.25577888529</text:p>
              </table:table-cell>
              <table:table-cell office:value-type="float" office:value="-1171.73777128533">
                <text:p>-1171.737771285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1240.23639366375">
                <text:p>-1240.23639366375</text:p>
              </table:table-cell>
              <table:table-cell office:value-type="float" office:value="-1184.61933415658">
                <text:p>-1184.61933415658</text:p>
              </table:table-cell>
              <table:table-cell office:value-type="float" office:value="-1245.46608790593">
                <text:p>-1245.46608790593</text:p>
              </table:table-cell>
              <table:table-cell office:value-type="float" office:value="-1179.73457949613">
                <text:p>-1179.734579496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1159.7782743604">
                <text:p>-1159.7782743604</text:p>
              </table:table-cell>
              <table:table-cell office:value-type="float" office:value="-1147.51223755871">
                <text:p>-1147.51223755871</text:p>
              </table:table-cell>
              <table:table-cell office:value-type="float" office:value="-1179.68190418571">
                <text:p>-1179.68190418571</text:p>
              </table:table-cell>
              <table:table-cell office:value-type="float" office:value="-1193.38548808553">
                <text:p>-1193.385488085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1164.45489645815">
                <text:p>-1164.45489645815</text:p>
              </table:table-cell>
              <table:table-cell office:value-type="float" office:value="-1167.19442623078">
                <text:p>-1167.19442623078</text:p>
              </table:table-cell>
              <table:table-cell office:value-type="float" office:value="-1246.66156058886">
                <text:p>-1246.66156058886</text:p>
              </table:table-cell>
              <table:table-cell office:value-type="float" office:value="-1168.41800394435">
                <text:p>-1168.418003944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1174.90662919171">
                <text:p>-1174.90662919171</text:p>
              </table:table-cell>
              <table:table-cell office:value-type="float" office:value="-1175.4395957992">
                <text:p>-1175.4395957992</text:p>
              </table:table-cell>
              <table:table-cell office:value-type="float" office:value="-1167.13711866537">
                <text:p>-1167.13711866537</text:p>
              </table:table-cell>
              <table:table-cell office:value-type="float" office:value="-1205.90938753393">
                <text:p>-1205.909387533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1117.8532235599">
                <text:p>-1117.8532235599</text:p>
              </table:table-cell>
              <table:table-cell office:value-type="float" office:value="-1136.48408149373">
                <text:p>-1136.48408149373</text:p>
              </table:table-cell>
              <table:table-cell office:value-type="float" office:value="-1195.17193825607">
                <text:p>-1195.17193825607</text:p>
              </table:table-cell>
              <table:table-cell office:value-type="float" office:value="-1091.73598946776">
                <text:p>-1091.735989467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1171.03633696792">
                <text:p>-1171.03633696792</text:p>
              </table:table-cell>
              <table:table-cell office:value-type="float" office:value="-1209.28001303753">
                <text:p>-1209.28001303753</text:p>
              </table:table-cell>
              <table:table-cell office:value-type="float" office:value="-1212.29863119275">
                <text:p>-1212.29863119275</text:p>
              </table:table-cell>
              <table:table-cell office:value-type="float" office:value="-1179.72639921081">
                <text:p>-1179.726399210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1151.12191639851">
                <text:p>-1151.12191639851</text:p>
              </table:table-cell>
              <table:table-cell office:value-type="float" office:value="-1130.07016947082">
                <text:p>-1130.07016947082</text:p>
              </table:table-cell>
              <table:table-cell office:value-type="float" office:value="-1241.37554545129">
                <text:p>-1241.37554545129</text:p>
              </table:table-cell>
              <table:table-cell office:value-type="float" office:value="-1134.12375906542">
                <text:p>-1134.123759065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1158.02059257672">
                <text:p>-1158.02059257672</text:p>
              </table:table-cell>
              <table:table-cell office:value-type="float" office:value="-1240.25817926581">
                <text:p>-1240.25817926581</text:p>
              </table:table-cell>
              <table:table-cell office:value-type="float" office:value="-1231.6810629321">
                <text:p>-1231.6810629321</text:p>
              </table:table-cell>
              <table:table-cell office:value-type="float" office:value="-1246.3125252282">
                <text:p>-1246.31252522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1207.13669016527">
                <text:p>-1207.13669016527</text:p>
              </table:table-cell>
              <table:table-cell office:value-type="float" office:value="-1242.26369432922">
                <text:p>-1242.26369432922</text:p>
              </table:table-cell>
              <table:table-cell office:value-type="float" office:value="-1219.03401869349">
                <text:p>-1219.03401869349</text:p>
              </table:table-cell>
              <table:table-cell office:value-type="float" office:value="-1238.52336589245">
                <text:p>-1238.523365892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1181.50276419753">
                <text:p>-1181.50276419753</text:p>
              </table:table-cell>
              <table:table-cell office:value-type="float" office:value="-1206.4190666918">
                <text:p>-1206.4190666918</text:p>
              </table:table-cell>
              <table:table-cell office:value-type="float" office:value="-1171.93900773604">
                <text:p>-1171.93900773604</text:p>
              </table:table-cell>
              <table:table-cell office:value-type="float" office:value="-1148.69504293209">
                <text:p>-1148.695042932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1173.7193902574">
                <text:p>-1173.7193902574</text:p>
              </table:table-cell>
              <table:table-cell office:value-type="float" office:value="-1157.51380012656">
                <text:p>-1157.51380012656</text:p>
              </table:table-cell>
              <table:table-cell office:value-type="float" office:value="-1231.81394565842">
                <text:p>-1231.81394565842</text:p>
              </table:table-cell>
              <table:table-cell office:value-type="float" office:value="-1203.77487719573">
                <text:p>-1203.774877195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1167.85371318849">
                <text:p>-1167.85371318849</text:p>
              </table:table-cell>
              <table:table-cell office:value-type="float" office:value="-1157.36708061866">
                <text:p>-1157.36708061866</text:p>
              </table:table-cell>
              <table:table-cell office:value-type="float" office:value="-1228.5441252446">
                <text:p>-1228.5441252446</text:p>
              </table:table-cell>
              <table:table-cell office:value-type="float" office:value="-1192.13427878854">
                <text:p>-1192.134278788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1132.93550564416">
                <text:p>-1132.93550564416</text:p>
              </table:table-cell>
              <table:table-cell office:value-type="float" office:value="-1143.70403919908">
                <text:p>-1143.70403919908</text:p>
              </table:table-cell>
              <table:table-cell office:value-type="float" office:value="-1135.90467558371">
                <text:p>-1135.90467558371</text:p>
              </table:table-cell>
              <table:table-cell office:value-type="float" office:value="-1173.58690726479">
                <text:p>-1173.586907264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1104.0959493111">
                <text:p>-1104.0959493111</text:p>
              </table:table-cell>
              <table:table-cell office:value-type="float" office:value="-1162.97092101966">
                <text:p>-1162.97092101966</text:p>
              </table:table-cell>
              <table:table-cell office:value-type="float" office:value="-1194.55906577275">
                <text:p>-1194.55906577275</text:p>
              </table:table-cell>
              <table:table-cell office:value-type="float" office:value="-1189.10682335044">
                <text:p>-1189.106823350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1150.13536634689">
                <text:p>-1150.13536634689</text:p>
              </table:table-cell>
              <table:table-cell office:value-type="float" office:value="-1127.48894759241">
                <text:p>-1127.48894759241</text:p>
              </table:table-cell>
              <table:table-cell office:value-type="float" office:value="-1234.46366868272">
                <text:p>-1234.46366868272</text:p>
              </table:table-cell>
              <table:table-cell office:value-type="float" office:value="-1193.62656411628">
                <text:p>-1193.626564116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1253.21291091268">
                <text:p>-1253.21291091268</text:p>
              </table:table-cell>
              <table:table-cell office:value-type="float" office:value="-1274.63918618223">
                <text:p>-1274.63918618223</text:p>
              </table:table-cell>
              <table:table-cell office:value-type="float" office:value="-1240.70412602774">
                <text:p>-1240.70412602774</text:p>
              </table:table-cell>
              <table:table-cell office:value-type="float" office:value="-1244.42767100098">
                <text:p>-1244.427671000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1127.73848136619">
                <text:p>-1127.73848136619</text:p>
              </table:table-cell>
              <table:table-cell office:value-type="float" office:value="-1116.09287468557">
                <text:p>-1116.09287468557</text:p>
              </table:table-cell>
              <table:table-cell office:value-type="float" office:value="-1187.02889391524">
                <text:p>-1187.02889391524</text:p>
              </table:table-cell>
              <table:table-cell office:value-type="float" office:value="-1129.6912954445">
                <text:p>-1129.69129544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1220.0046910531">
                <text:p>-1220.0046910531</text:p>
              </table:table-cell>
              <table:table-cell office:value-type="float" office:value="-1166.40066434649">
                <text:p>-1166.40066434649</text:p>
              </table:table-cell>
              <table:table-cell office:value-type="float" office:value="-1219.16426923023">
                <text:p>-1219.16426923023</text:p>
              </table:table-cell>
              <table:table-cell office:value-type="float" office:value="-1228.300714479">
                <text:p>-1228.3007144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1139.60710887385">
                <text:p>-1139.60710887385</text:p>
              </table:table-cell>
              <table:table-cell office:value-type="float" office:value="-1098.34884547049">
                <text:p>-1098.34884547049</text:p>
              </table:table-cell>
              <table:table-cell office:value-type="float" office:value="-1186.53516314412">
                <text:p>-1186.53516314412</text:p>
              </table:table-cell>
              <table:table-cell office:value-type="float" office:value="-1137.02089972299">
                <text:p>-1137.020899722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1178.00914229302">
                <text:p>-1178.00914229302</text:p>
              </table:table-cell>
              <table:table-cell office:value-type="float" office:value="-1126.43725574282">
                <text:p>-1126.43725574282</text:p>
              </table:table-cell>
              <table:table-cell office:value-type="float" office:value="-1205.77568141344">
                <text:p>-1205.77568141344</text:p>
              </table:table-cell>
              <table:table-cell office:value-type="float" office:value="-1185.11492619279">
                <text:p>-1185.114926192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1189.48015606952">
                <text:p>-1189.48015606952</text:p>
              </table:table-cell>
              <table:table-cell office:value-type="float" office:value="-1137.18458706932">
                <text:p>-1137.18458706932</text:p>
              </table:table-cell>
              <table:table-cell office:value-type="float" office:value="-1175.17110519781">
                <text:p>-1175.17110519781</text:p>
              </table:table-cell>
              <table:table-cell office:value-type="float" office:value="-1182.57847858024">
                <text:p>-1182.578478580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1185.71228127121">
                <text:p>-1185.71228127121</text:p>
              </table:table-cell>
              <table:table-cell office:value-type="float" office:value="-1167.9841994992">
                <text:p>-1167.9841994992</text:p>
              </table:table-cell>
              <table:table-cell office:value-type="float" office:value="-1173.8399950402">
                <text:p>-1173.8399950402</text:p>
              </table:table-cell>
              <table:table-cell office:value-type="float" office:value="-1218.68193922456">
                <text:p>-1218.681939224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1123.99357142446">
                <text:p>-1123.99357142446</text:p>
              </table:table-cell>
              <table:table-cell office:value-type="float" office:value="-1115.55898140515">
                <text:p>-1115.55898140515</text:p>
              </table:table-cell>
              <table:table-cell office:value-type="float" office:value="-1128.51126139675">
                <text:p>-1128.51126139675</text:p>
              </table:table-cell>
              <table:table-cell office:value-type="float" office:value="-1185.44692094979">
                <text:p>-1185.446920949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1173.36911041433">
                <text:p>-1173.36911041433</text:p>
              </table:table-cell>
              <table:table-cell office:value-type="float" office:value="-1164.06821140233">
                <text:p>-1164.06821140233</text:p>
              </table:table-cell>
              <table:table-cell office:value-type="float" office:value="-1205.76210058791">
                <text:p>-1205.76210058791</text:p>
              </table:table-cell>
              <table:table-cell office:value-type="float" office:value="-1211.99126882071">
                <text:p>-1211.991268820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1242.07191546859">
                <text:p>-1242.07191546859</text:p>
              </table:table-cell>
              <table:table-cell office:value-type="float" office:value="-1174.39927229951">
                <text:p>-1174.39927229951</text:p>
              </table:table-cell>
              <table:table-cell office:value-type="float" office:value="-1149.88890021932">
                <text:p>-1149.88890021932</text:p>
              </table:table-cell>
              <table:table-cell office:value-type="float" office:value="-1169.39070145739">
                <text:p>-1169.390701457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1291.21495588878">
                <text:p>-1291.21495588878</text:p>
              </table:table-cell>
              <table:table-cell office:value-type="float" office:value="-1238.30519020205">
                <text:p>-1238.30519020205</text:p>
              </table:table-cell>
              <table:table-cell office:value-type="float" office:value="-1200.5945079577">
                <text:p>-1200.5945079577</text:p>
              </table:table-cell>
              <table:table-cell office:value-type="float" office:value="-1324.25503292087">
                <text:p>-1324.255032920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1151.97848477436">
                <text:p>-1151.97848477436</text:p>
              </table:table-cell>
              <table:table-cell office:value-type="float" office:value="-1050.41254129588">
                <text:p>-1050.41254129588</text:p>
              </table:table-cell>
              <table:table-cell office:value-type="float" office:value="-1062.33408445797">
                <text:p>-1062.33408445797</text:p>
              </table:table-cell>
              <table:table-cell office:value-type="float" office:value="-1150.18985831464">
                <text:p>-1150.189858314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1203.13658014367">
                <text:p>-1203.13658014367</text:p>
              </table:table-cell>
              <table:table-cell office:value-type="float" office:value="-1154.54412017311">
                <text:p>-1154.54412017311</text:p>
              </table:table-cell>
              <table:table-cell office:value-type="float" office:value="-1107.97319533122">
                <text:p>-1107.97319533122</text:p>
              </table:table-cell>
              <table:table-cell office:value-type="float" office:value="-1280.47036198243">
                <text:p>-1280.470361982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-1197.34410125061">
                <text:p>-1197.34410125061</text:p>
              </table:table-cell>
              <table:table-cell office:value-type="float" office:value="-1144.20055185845">
                <text:p>-1144.20055185845</text:p>
              </table:table-cell>
              <table:table-cell office:value-type="float" office:value="-1143.41024512756">
                <text:p>-1143.41024512756</text:p>
              </table:table-cell>
              <table:table-cell office:value-type="float" office:value="-1164.62677248861">
                <text:p>-1164.626772488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1185.47718295827">
                <text:p>-1185.47718295827</text:p>
              </table:table-cell>
              <table:table-cell office:value-type="float" office:value="-1116.20907069478">
                <text:p>-1116.20907069478</text:p>
              </table:table-cell>
              <table:table-cell office:value-type="float" office:value="-1083.03017418666">
                <text:p>-1083.03017418666</text:p>
              </table:table-cell>
              <table:table-cell office:value-type="float" office:value="-1238.63824720155">
                <text:p>-1238.638247201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-1232.34145959876">
                <text:p>-1232.34145959876</text:p>
              </table:table-cell>
              <table:table-cell office:value-type="float" office:value="-1263.92194013523">
                <text:p>-1263.92194013523</text:p>
              </table:table-cell>
              <table:table-cell office:value-type="float" office:value="-1210.61600744893">
                <text:p>-1210.61600744893</text:p>
              </table:table-cell>
              <table:table-cell office:value-type="float" office:value="-1321.32315314817">
                <text:p>-1321.323153148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-1230.17932682965">
                <text:p>-1230.17932682965</text:p>
              </table:table-cell>
              <table:table-cell office:value-type="float" office:value="-1094.45940761231">
                <text:p>-1094.45940761231</text:p>
              </table:table-cell>
              <table:table-cell office:value-type="float" office:value="-1069.29857328756">
                <text:p>-1069.29857328756</text:p>
              </table:table-cell>
              <table:table-cell office:value-type="float" office:value="-1117.34474196337">
                <text:p>-1117.344741963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-1265.48442567885">
                <text:p>-1265.48442567885</text:p>
              </table:table-cell>
              <table:table-cell office:value-type="float" office:value="-1269.73610861123">
                <text:p>-1269.73610861123</text:p>
              </table:table-cell>
              <table:table-cell office:value-type="float" office:value="-1163.08784273395">
                <text:p>-1163.08784273395</text:p>
              </table:table-cell>
              <table:table-cell office:value-type="float" office:value="-1318.62012493724">
                <text:p>-1318.620124937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-1249.58462046859">
                <text:p>-1249.58462046859</text:p>
              </table:table-cell>
              <table:table-cell office:value-type="float" office:value="-1132.26940315718">
                <text:p>-1132.26940315718</text:p>
              </table:table-cell>
              <table:table-cell office:value-type="float" office:value="-1128.98908532848">
                <text:p>-1128.98908532848</text:p>
              </table:table-cell>
              <table:table-cell office:value-type="float" office:value="-1224.829847119">
                <text:p>-1224.8298471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-1234.23141828046">
                <text:p>-1234.23141828046</text:p>
              </table:table-cell>
              <table:table-cell office:value-type="float" office:value="-1130.3218882854">
                <text:p>-1130.3218882854</text:p>
              </table:table-cell>
              <table:table-cell office:value-type="float" office:value="-1101.4292938946">
                <text:p>-1101.4292938946</text:p>
              </table:table-cell>
              <table:table-cell office:value-type="float" office:value="-1231.89567352225">
                <text:p>-1231.895673522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-1215.45429598537">
                <text:p>-1215.45429598537</text:p>
              </table:table-cell>
              <table:table-cell office:value-type="float" office:value="-1120.59739905607">
                <text:p>-1120.59739905607</text:p>
              </table:table-cell>
              <table:table-cell office:value-type="float" office:value="-1073.2109761384">
                <text:p>-1073.2109761384</text:p>
              </table:table-cell>
              <table:table-cell office:value-type="float" office:value="-1203.32108862597">
                <text:p>-1203.321088625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-1226.78674887276">
                <text:p>-1226.78674887276</text:p>
              </table:table-cell>
              <table:table-cell office:value-type="float" office:value="-1190.92300432431">
                <text:p>-1190.92300432431</text:p>
              </table:table-cell>
              <table:table-cell office:value-type="float" office:value="-1137.17366844625">
                <text:p>-1137.17366844625</text:p>
              </table:table-cell>
              <table:table-cell office:value-type="float" office:value="-1297.9538992165">
                <text:p>-1297.95389921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-1211.96497151094">
                <text:p>-1211.96497151094</text:p>
              </table:table-cell>
              <table:table-cell office:value-type="float" office:value="-1173.69015959966">
                <text:p>-1173.69015959966</text:p>
              </table:table-cell>
              <table:table-cell office:value-type="float" office:value="-1090.94046085397">
                <text:p>-1090.94046085397</text:p>
              </table:table-cell>
              <table:table-cell office:value-type="float" office:value="-1224.80040176374">
                <text:p>-1224.800401763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-1159.7588758246">
                <text:p>-1159.7588758246</text:p>
              </table:table-cell>
              <table:table-cell office:value-type="float" office:value="-1107.07014665024">
                <text:p>-1107.07014665024</text:p>
              </table:table-cell>
              <table:table-cell office:value-type="float" office:value="-1073.64236127269">
                <text:p>-1073.64236127269</text:p>
              </table:table-cell>
              <table:table-cell office:value-type="float" office:value="-1173.25236327071">
                <text:p>-1173.252363270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-1105.16367290151">
                <text:p>-1105.16367290151</text:p>
              </table:table-cell>
              <table:table-cell office:value-type="float" office:value="-1110.48566198227">
                <text:p>-1110.48566198227</text:p>
              </table:table-cell>
              <table:table-cell office:value-type="float" office:value="-1034.72599112673">
                <text:p>-1034.72599112673</text:p>
              </table:table-cell>
              <table:table-cell office:value-type="float" office:value="-1144.42106615669">
                <text:p>-1144.421066156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-1151.16803548825">
                <text:p>-1151.16803548825</text:p>
              </table:table-cell>
              <table:table-cell office:value-type="float" office:value="-1175.80295990919">
                <text:p>-1175.80295990919</text:p>
              </table:table-cell>
              <table:table-cell office:value-type="float" office:value="-1104.2642889549">
                <text:p>-1104.2642889549</text:p>
              </table:table-cell>
              <table:table-cell office:value-type="float" office:value="-1184.99715949339">
                <text:p>-1184.997159493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-1134.28228093328">
                <text:p>-1134.28228093328</text:p>
              </table:table-cell>
              <table:table-cell office:value-type="float" office:value="-1138.03246488322">
                <text:p>-1138.03246488322</text:p>
              </table:table-cell>
              <table:table-cell office:value-type="float" office:value="-1119.12321835651">
                <text:p>-1119.12321835651</text:p>
              </table:table-cell>
              <table:table-cell office:value-type="float" office:value="-1202.09058771109">
                <text:p>-1202.090587711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-1112.00789959131">
                <text:p>-1112.00789959131</text:p>
              </table:table-cell>
              <table:table-cell office:value-type="float" office:value="-1133.38809974911">
                <text:p>-1133.38809974911</text:p>
              </table:table-cell>
              <table:table-cell office:value-type="float" office:value="-1125.98738510173">
                <text:p>-1125.98738510173</text:p>
              </table:table-cell>
              <table:table-cell office:value-type="float" office:value="-1261.62958213517">
                <text:p>-1261.629582135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-1115.80984061926">
                <text:p>-1115.80984061926</text:p>
              </table:table-cell>
              <table:table-cell office:value-type="float" office:value="-1157.70565322109">
                <text:p>-1157.70565322109</text:p>
              </table:table-cell>
              <table:table-cell office:value-type="float" office:value="-1145.55718117073">
                <text:p>-1145.55718117073</text:p>
              </table:table-cell>
              <table:table-cell office:value-type="float" office:value="-1347.01602637067">
                <text:p>-1347.016026370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-1050.86568517125">
                <text:p>-1050.86568517125</text:p>
              </table:table-cell>
              <table:table-cell office:value-type="float" office:value="-1069.05675225346">
                <text:p>-1069.05675225346</text:p>
              </table:table-cell>
              <table:table-cell office:value-type="float" office:value="-1064.23657272556">
                <text:p>-1064.23657272556</text:p>
              </table:table-cell>
              <table:table-cell office:value-type="float" office:value="-1172.95098220273">
                <text:p>-1172.950982202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-1138.26145777752">
                <text:p>-1138.26145777752</text:p>
              </table:table-cell>
              <table:table-cell office:value-type="float" office:value="-1166.39524155332">
                <text:p>-1166.39524155332</text:p>
              </table:table-cell>
              <table:table-cell office:value-type="float" office:value="-1174.42234274785">
                <text:p>-1174.42234274785</text:p>
              </table:table-cell>
              <table:table-cell office:value-type="float" office:value="-1275.77584244899">
                <text:p>-1275.775842448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-1095.88201299903">
                <text:p>-1095.88201299903</text:p>
              </table:table-cell>
              <table:table-cell office:value-type="float" office:value="-1115.18054757151">
                <text:p>-1115.18054757151</text:p>
              </table:table-cell>
              <table:table-cell office:value-type="float" office:value="-1114.41698593878">
                <text:p>-1114.41698593878</text:p>
              </table:table-cell>
              <table:table-cell office:value-type="float" office:value="-1197.46974391899">
                <text:p>-1197.469743918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-1071.509727905">
                <text:p>-1071.509727905</text:p>
              </table:table-cell>
              <table:table-cell office:value-type="float" office:value="-1048.82599557531">
                <text:p>-1048.82599557531</text:p>
              </table:table-cell>
              <table:table-cell office:value-type="float" office:value="-1048.05593432527">
                <text:p>-1048.05593432527</text:p>
              </table:table-cell>
              <table:table-cell office:value-type="float" office:value="-1168.57016795408">
                <text:p>-1168.570167954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-1139.28058738223">
                <text:p>-1139.28058738223</text:p>
              </table:table-cell>
              <table:table-cell office:value-type="float" office:value="-1062.97571949917">
                <text:p>-1062.97571949917</text:p>
              </table:table-cell>
              <table:table-cell office:value-type="float" office:value="-1064.94085998288">
                <text:p>-1064.94085998288</text:p>
              </table:table-cell>
              <table:table-cell office:value-type="float" office:value="-1173.28163580174">
                <text:p>-1173.281635801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-1131.25430624967">
                <text:p>-1131.25430624967</text:p>
              </table:table-cell>
              <table:table-cell office:value-type="float" office:value="-1046.69460582516">
                <text:p>-1046.69460582516</text:p>
              </table:table-cell>
              <table:table-cell office:value-type="float" office:value="-1058.48429591676">
                <text:p>-1058.48429591676</text:p>
              </table:table-cell>
              <table:table-cell office:value-type="float" office:value="-1145.32093927219">
                <text:p>-1145.320939272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-1154.04987199758">
                <text:p>-1154.04987199758</text:p>
              </table:table-cell>
              <table:table-cell office:value-type="float" office:value="-1078.63721139894">
                <text:p>-1078.63721139894</text:p>
              </table:table-cell>
              <table:table-cell office:value-type="float" office:value="-1097.68235077842">
                <text:p>-1097.68235077842</text:p>
              </table:table-cell>
              <table:table-cell office:value-type="float" office:value="-1242.90850434429">
                <text:p>-1242.908504344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-1239.09001749377">
                <text:p>-1239.09001749377</text:p>
              </table:table-cell>
              <table:table-cell office:value-type="float" office:value="-1180.23504558049">
                <text:p>-1180.23504558049</text:p>
              </table:table-cell>
              <table:table-cell office:value-type="float" office:value="-1167.94986333798">
                <text:p>-1167.94986333798</text:p>
              </table:table-cell>
              <table:table-cell office:value-type="float" office:value="-1286.41403831103">
                <text:p>-1286.414038311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-1171.00051883282">
                <text:p>-1171.00051883282</text:p>
              </table:table-cell>
              <table:table-cell office:value-type="float" office:value="-1114.1923359247">
                <text:p>-1114.1923359247</text:p>
              </table:table-cell>
              <table:table-cell office:value-type="float" office:value="-1077.61147114585">
                <text:p>-1077.61147114585</text:p>
              </table:table-cell>
              <table:table-cell office:value-type="float" office:value="-1229.31681671699">
                <text:p>-1229.316816716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-1149.31503466734">
                <text:p>-1149.31503466734</text:p>
              </table:table-cell>
              <table:table-cell office:value-type="float" office:value="-1134.6666285781">
                <text:p>-1134.6666285781</text:p>
              </table:table-cell>
              <table:table-cell office:value-type="float" office:value="-1048.46389853686">
                <text:p>-1048.46389853686</text:p>
              </table:table-cell>
              <table:table-cell office:value-type="float" office:value="-1190.8502426443">
                <text:p>-1190.85024264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-1142.82764136011">
                <text:p>-1142.82764136011</text:p>
              </table:table-cell>
              <table:table-cell office:value-type="float" office:value="-1146.02858784585">
                <text:p>-1146.02858784585</text:p>
              </table:table-cell>
              <table:table-cell office:value-type="float" office:value="-1082.63370401865">
                <text:p>-1082.63370401865</text:p>
              </table:table-cell>
              <table:table-cell office:value-type="float" office:value="-1205.94284943734">
                <text:p>-1205.942849437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-1109.9512718924">
                <text:p>-1109.9512718924</text:p>
              </table:table-cell>
              <table:table-cell office:value-type="float" office:value="-1082.96889996064">
                <text:p>-1082.96889996064</text:p>
              </table:table-cell>
              <table:table-cell office:value-type="float" office:value="-1080.44005495008">
                <text:p>-1080.44005495008</text:p>
              </table:table-cell>
              <table:table-cell office:value-type="float" office:value="-1272.68850529443">
                <text:p>-1272.688505294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-1184.23575830938">
                <text:p>-1184.23575830938</text:p>
              </table:table-cell>
              <table:table-cell office:value-type="float" office:value="-1163.17015060272">
                <text:p>-1163.17015060272</text:p>
              </table:table-cell>
              <table:table-cell office:value-type="float" office:value="-1149.07156310025">
                <text:p>-1149.07156310025</text:p>
              </table:table-cell>
              <table:table-cell office:value-type="float" office:value="-1336.19998033199">
                <text:p>-1336.199980331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-1079.14907342018">
                <text:p>-1079.14907342018</text:p>
              </table:table-cell>
              <table:table-cell office:value-type="float" office:value="-1036.04945329794">
                <text:p>-1036.04945329794</text:p>
              </table:table-cell>
              <table:table-cell office:value-type="float" office:value="-1007.42374526216">
                <text:p>-1007.42374526216</text:p>
              </table:table-cell>
              <table:table-cell office:value-type="float" office:value="-1152.06757611215">
                <text:p>-1152.067576112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-1149.1730886948">
                <text:p>-1149.1730886948</text:p>
              </table:table-cell>
              <table:table-cell office:value-type="float" office:value="-1160.97528454755">
                <text:p>-1160.97528454755</text:p>
              </table:table-cell>
              <table:table-cell office:value-type="float" office:value="-1137.09383027968">
                <text:p>-1137.09383027968</text:p>
              </table:table-cell>
              <table:table-cell office:value-type="float" office:value="-1274.70274103681">
                <text:p>-1274.702741036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-1094.43118798757">
                <text:p>-1094.43118798757</text:p>
              </table:table-cell>
              <table:table-cell office:value-type="float" office:value="-1078.37436654552">
                <text:p>-1078.37436654552</text:p>
              </table:table-cell>
              <table:table-cell office:value-type="float" office:value="-1099.14941495351">
                <text:p>-1099.14941495351</text:p>
              </table:table-cell>
              <table:table-cell office:value-type="float" office:value="-1237.14272417401">
                <text:p>-1237.142724174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-1156.83721829891">
                <text:p>-1156.83721829891</text:p>
              </table:table-cell>
              <table:table-cell office:value-type="float" office:value="-1090.45115593254">
                <text:p>-1090.45115593254</text:p>
              </table:table-cell>
              <table:table-cell office:value-type="float" office:value="-1142.46434845829">
                <text:p>-1142.46434845829</text:p>
              </table:table-cell>
              <table:table-cell office:value-type="float" office:value="-1283.72530540479">
                <text:p>-1283.725305404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-1127.0812456425">
                <text:p>-1127.0812456425</text:p>
              </table:table-cell>
              <table:table-cell office:value-type="float" office:value="-1035.75540731791">
                <text:p>-1035.75540731791</text:p>
              </table:table-cell>
              <table:table-cell office:value-type="float" office:value="-1050.4872041754">
                <text:p>-1050.4872041754</text:p>
              </table:table-cell>
              <table:table-cell office:value-type="float" office:value="-1213.5506686303">
                <text:p>-1213.55066863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-1174.33141650446">
                <text:p>-1174.33141650446</text:p>
              </table:table-cell>
              <table:table-cell office:value-type="float" office:value="-1132.48418837448">
                <text:p>-1132.48418837448</text:p>
              </table:table-cell>
              <table:table-cell office:value-type="float" office:value="-1089.4402361683">
                <text:p>-1089.4402361683</text:p>
              </table:table-cell>
              <table:table-cell office:value-type="float" office:value="-1279.50157316277">
                <text:p>-1279.501573162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-1127.65314994115">
                <text:p>-1127.65314994115</text:p>
              </table:table-cell>
              <table:table-cell office:value-type="float" office:value="-1089.59842936564">
                <text:p>-1089.59842936564</text:p>
              </table:table-cell>
              <table:table-cell office:value-type="float" office:value="-1082.68305804217">
                <text:p>-1082.68305804217</text:p>
              </table:table-cell>
              <table:table-cell office:value-type="float" office:value="-1233.15914736293">
                <text:p>-1233.159147362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-1088.7930272584">
                <text:p>-1088.7930272584</text:p>
              </table:table-cell>
              <table:table-cell office:value-type="float" office:value="-1090.3616786037">
                <text:p>-1090.3616786037</text:p>
              </table:table-cell>
              <table:table-cell office:value-type="float" office:value="-1090.84111595141">
                <text:p>-1090.84111595141</text:p>
              </table:table-cell>
              <table:table-cell office:value-type="float" office:value="-1247.94265666212">
                <text:p>-1247.942656662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-1099.96502629208">
                <text:p>-1099.96502629208</text:p>
              </table:table-cell>
              <table:table-cell office:value-type="float" office:value="-1025.96474121936">
                <text:p>-1025.96474121936</text:p>
              </table:table-cell>
              <table:table-cell office:value-type="float" office:value="-1155.99079056283">
                <text:p>-1155.99079056283</text:p>
              </table:table-cell>
              <table:table-cell office:value-type="float" office:value="-1206.18351060777">
                <text:p>-1206.183510607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-1074.7713332023">
                <text:p>-1074.7713332023</text:p>
              </table:table-cell>
              <table:table-cell office:value-type="float" office:value="-999.031264619854">
                <text:p>-999.031264619854</text:p>
              </table:table-cell>
              <table:table-cell office:value-type="float" office:value="-1058.52924253196">
                <text:p>-1058.52924253196</text:p>
              </table:table-cell>
              <table:table-cell office:value-type="float" office:value="-1246.89414959357">
                <text:p>-1246.894149593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-1078.67532048592">
                <text:p>-1078.67532048592</text:p>
              </table:table-cell>
              <table:table-cell office:value-type="float" office:value="-1051.76636265862">
                <text:p>-1051.76636265862</text:p>
              </table:table-cell>
              <table:table-cell office:value-type="float" office:value="-1127.18678698006">
                <text:p>-1127.18678698006</text:p>
              </table:table-cell>
              <table:table-cell office:value-type="float" office:value="-1278.4357123175">
                <text:p>-1278.43571231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-1016.53096512983">
                <text:p>-1016.53096512983</text:p>
              </table:table-cell>
              <table:table-cell office:value-type="float" office:value="-994.763365791646">
                <text:p>-994.763365791646</text:p>
              </table:table-cell>
              <table:table-cell office:value-type="float" office:value="-1098.23123087131">
                <text:p>-1098.23123087131</text:p>
              </table:table-cell>
              <table:table-cell office:value-type="float" office:value="-1174.4464194201">
                <text:p>-1174.44641942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-1023.43342130809">
                <text:p>-1023.43342130809</text:p>
              </table:table-cell>
              <table:table-cell office:value-type="float" office:value="-1008.6995471964">
                <text:p>-1008.6995471964</text:p>
              </table:table-cell>
              <table:table-cell office:value-type="float" office:value="-1079.66235216457">
                <text:p>-1079.66235216457</text:p>
              </table:table-cell>
              <table:table-cell office:value-type="float" office:value="-1217.79721749396">
                <text:p>-1217.797217493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-1100.52196499316">
                <text:p>-1100.52196499316</text:p>
              </table:table-cell>
              <table:table-cell office:value-type="float" office:value="-1085.49028315213">
                <text:p>-1085.49028315213</text:p>
              </table:table-cell>
              <table:table-cell office:value-type="float" office:value="-1163.7046455217">
                <text:p>-1163.7046455217</text:p>
              </table:table-cell>
              <table:table-cell office:value-type="float" office:value="-1352.43530816705">
                <text:p>-1352.435308167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-1031.09358819435">
                <text:p>-1031.09358819435</text:p>
              </table:table-cell>
              <table:table-cell office:value-type="float" office:value="-970.652055407937">
                <text:p>-970.652055407937</text:p>
              </table:table-cell>
              <table:table-cell office:value-type="float" office:value="-1133.85963421172">
                <text:p>-1133.85963421172</text:p>
              </table:table-cell>
              <table:table-cell office:value-type="float" office:value="-1244.21685251318">
                <text:p>-1244.216852513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-1101.00582010128">
                <text:p>-1101.00582010128</text:p>
              </table:table-cell>
              <table:table-cell office:value-type="float" office:value="-1032.13946228461">
                <text:p>-1032.13946228461</text:p>
              </table:table-cell>
              <table:table-cell office:value-type="float" office:value="-1097.71579677344">
                <text:p>-1097.71579677344</text:p>
              </table:table-cell>
              <table:table-cell office:value-type="float" office:value="-1324.92778389443">
                <text:p>-1324.927783894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-1038.02022521751">
                <text:p>-1038.02022521751</text:p>
              </table:table-cell>
              <table:table-cell office:value-type="float" office:value="-1007.20593613938">
                <text:p>-1007.20593613938</text:p>
              </table:table-cell>
              <table:table-cell office:value-type="float" office:value="-1058.35867582917">
                <text:p>-1058.35867582917</text:p>
              </table:table-cell>
              <table:table-cell office:value-type="float" office:value="-1244.33376308181">
                <text:p>-1244.333763081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-995.888997982791">
                <text:p>-995.888997982791</text:p>
              </table:table-cell>
              <table:table-cell office:value-type="float" office:value="-946.397492863864">
                <text:p>-946.397492863864</text:p>
              </table:table-cell>
              <table:table-cell office:value-type="float" office:value="-1067.25972724986">
                <text:p>-1067.25972724986</text:p>
              </table:table-cell>
              <table:table-cell office:value-type="float" office:value="-1159.33212830746">
                <text:p>-1159.332128307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-931.309947037843">
                <text:p>-931.309947037843</text:p>
              </table:table-cell>
              <table:table-cell office:value-type="float" office:value="-898.642508666779">
                <text:p>-898.642508666779</text:p>
              </table:table-cell>
              <table:table-cell office:value-type="float" office:value="-1009.11559416363">
                <text:p>-1009.11559416363</text:p>
              </table:table-cell>
              <table:table-cell office:value-type="float" office:value="-1143.00934830444">
                <text:p>-1143.009348304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-983.761990658877">
                <text:p>-983.761990658877</text:p>
              </table:table-cell>
              <table:table-cell office:value-type="float" office:value="-954.135102375026">
                <text:p>-954.135102375026</text:p>
              </table:table-cell>
              <table:table-cell office:value-type="float" office:value="-1089.49310144854">
                <text:p>-1089.49310144854</text:p>
              </table:table-cell>
              <table:table-cell office:value-type="float" office:value="-1200.88021065427">
                <text:p>-1200.880210654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-1006.41944197317">
                <text:p>-1006.41944197317</text:p>
              </table:table-cell>
              <table:table-cell office:value-type="float" office:value="-994.801679732173">
                <text:p>-994.801679732173</text:p>
              </table:table-cell>
              <table:table-cell office:value-type="float" office:value="-1057.14671481567">
                <text:p>-1057.14671481567</text:p>
              </table:table-cell>
              <table:table-cell office:value-type="float" office:value="-1303.09917326094">
                <text:p>-1303.099173260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-916.915500094473">
                <text:p>-916.915500094473</text:p>
              </table:table-cell>
              <table:table-cell office:value-type="float" office:value="-954.677529602983">
                <text:p>-954.677529602983</text:p>
              </table:table-cell>
              <table:table-cell office:value-type="float" office:value="-1047.382566063">
                <text:p>-1047.382566063</text:p>
              </table:table-cell>
              <table:table-cell office:value-type="float" office:value="-1219.59608683623">
                <text:p>-1219.596086836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-946.778738736896">
                <text:p>-946.778738736896</text:p>
              </table:table-cell>
              <table:table-cell office:value-type="float" office:value="-1024.10252857262">
                <text:p>-1024.10252857262</text:p>
              </table:table-cell>
              <table:table-cell office:value-type="float" office:value="-1099.84551968337">
                <text:p>-1099.84551968337</text:p>
              </table:table-cell>
              <table:table-cell office:value-type="float" office:value="-1330.74393708957">
                <text:p>-1330.743937089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-1049.21023941499">
                <text:p>-1049.21023941499</text:p>
              </table:table-cell>
              <table:table-cell office:value-type="float" office:value="-1124.32670914062">
                <text:p>-1124.32670914062</text:p>
              </table:table-cell>
              <table:table-cell office:value-type="float" office:value="-1131.72086643816">
                <text:p>-1131.72086643816</text:p>
              </table:table-cell>
              <table:table-cell office:value-type="float" office:value="-1403.74484086751">
                <text:p>-1403.744840867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-947.02310937976">
                <text:p>-947.02310937976</text:p>
              </table:table-cell>
              <table:table-cell office:value-type="float" office:value="-902.277094873663">
                <text:p>-902.277094873663</text:p>
              </table:table-cell>
              <table:table-cell office:value-type="float" office:value="-1082.46440272953">
                <text:p>-1082.46440272953</text:p>
              </table:table-cell>
              <table:table-cell office:value-type="float" office:value="-1242.50395685373">
                <text:p>-1242.503956853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-904.398687043446">
                <text:p>-904.398687043446</text:p>
              </table:table-cell>
              <table:table-cell office:value-type="float" office:value="-886.798971874717">
                <text:p>-886.798971874717</text:p>
              </table:table-cell>
              <table:table-cell office:value-type="float" office:value="-1020.85474056461">
                <text:p>-1020.85474056461</text:p>
              </table:table-cell>
              <table:table-cell office:value-type="float" office:value="-1177.9983546929">
                <text:p>-1177.99835469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-976.558883300141">
                <text:p>-976.558883300141</text:p>
              </table:table-cell>
              <table:table-cell office:value-type="float" office:value="-920.62523495577">
                <text:p>-920.62523495577</text:p>
              </table:table-cell>
              <table:table-cell office:value-type="float" office:value="-1015.8517764768">
                <text:p>-1015.8517764768</text:p>
              </table:table-cell>
              <table:table-cell office:value-type="float" office:value="-1172.00995292057">
                <text:p>-1172.009952920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-1004.25774350973">
                <text:p>-1004.25774350973</text:p>
              </table:table-cell>
              <table:table-cell office:value-type="float" office:value="-1037.04858593432">
                <text:p>-1037.04858593432</text:p>
              </table:table-cell>
              <table:table-cell office:value-type="float" office:value="-1096.80904524609">
                <text:p>-1096.80904524609</text:p>
              </table:table-cell>
              <table:table-cell office:value-type="float" office:value="-1390.67994038105">
                <text:p>-1390.679940381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-980.29452118562">
                <text:p>-980.29452118562</text:p>
              </table:table-cell>
              <table:table-cell office:value-type="float" office:value="-912.934751087711">
                <text:p>-912.934751087711</text:p>
              </table:table-cell>
              <table:table-cell office:value-type="float" office:value="-988.606459783485">
                <text:p>-988.606459783485</text:p>
              </table:table-cell>
              <table:table-cell office:value-type="float" office:value="-1213.44578888369">
                <text:p>-1213.445788883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-920.409316795572">
                <text:p>-920.409316795572</text:p>
              </table:table-cell>
              <table:table-cell office:value-type="float" office:value="-862.69399293317">
                <text:p>-862.69399293317</text:p>
              </table:table-cell>
              <table:table-cell office:value-type="float" office:value="-987.034051410046">
                <text:p>-987.034051410046</text:p>
              </table:table-cell>
              <table:table-cell office:value-type="float" office:value="-1126.41311121231">
                <text:p>-1126.413111212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-981.200292100293">
                <text:p>-981.200292100293</text:p>
              </table:table-cell>
              <table:table-cell office:value-type="float" office:value="-884.589411308503">
                <text:p>-884.589411308503</text:p>
              </table:table-cell>
              <table:table-cell office:value-type="float" office:value="-996.925152517736">
                <text:p>-996.925152517736</text:p>
              </table:table-cell>
              <table:table-cell office:value-type="float" office:value="-1183.62872423966">
                <text:p>-1183.628724239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-937.995757859495">
                <text:p>-937.995757859495</text:p>
              </table:table-cell>
              <table:table-cell office:value-type="float" office:value="-885.984934327804">
                <text:p>-885.984934327804</text:p>
              </table:table-cell>
              <table:table-cell office:value-type="float" office:value="-1002.70245868318">
                <text:p>-1002.70245868318</text:p>
              </table:table-cell>
              <table:table-cell office:value-type="float" office:value="-1191.12580413626">
                <text:p>-1191.125804136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-951.852093303778">
                <text:p>-951.852093303778</text:p>
              </table:table-cell>
              <table:table-cell office:value-type="float" office:value="-931.931801706411">
                <text:p>-931.931801706411</text:p>
              </table:table-cell>
              <table:table-cell office:value-type="float" office:value="-983.044565985529">
                <text:p>-983.044565985529</text:p>
              </table:table-cell>
              <table:table-cell office:value-type="float" office:value="-1225.2379229653">
                <text:p>-1225.23792296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-969.636231852426">
                <text:p>-969.636231852426</text:p>
              </table:table-cell>
              <table:table-cell office:value-type="float" office:value="-917.474530792648">
                <text:p>-917.474530792648</text:p>
              </table:table-cell>
              <table:table-cell office:value-type="float" office:value="-1027.13134241883">
                <text:p>-1027.13134241883</text:p>
              </table:table-cell>
              <table:table-cell office:value-type="float" office:value="-1223.54870772591">
                <text:p>-1223.548707725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-859.162378747563">
                <text:p>-859.162378747563</text:p>
              </table:table-cell>
              <table:table-cell office:value-type="float" office:value="-850.689550864893">
                <text:p>-850.689550864893</text:p>
              </table:table-cell>
              <table:table-cell office:value-type="float" office:value="-957.621532074893">
                <text:p>-957.621532074893</text:p>
              </table:table-cell>
              <table:table-cell office:value-type="float" office:value="-1119.41653612798">
                <text:p>-1119.416536127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-941.701966001329">
                <text:p>-941.701966001329</text:p>
              </table:table-cell>
              <table:table-cell office:value-type="float" office:value="-916.660334646103">
                <text:p>-916.660334646103</text:p>
              </table:table-cell>
              <table:table-cell office:value-type="float" office:value="-1009.30552660328">
                <text:p>-1009.30552660328</text:p>
              </table:table-cell>
              <table:table-cell office:value-type="float" office:value="-1235.28546087061">
                <text:p>-1235.285460870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-854.253766658257">
                <text:p>-854.253766658257</text:p>
              </table:table-cell>
              <table:table-cell office:value-type="float" office:value="-816.000126910099">
                <text:p>-816.000126910099</text:p>
              </table:table-cell>
              <table:table-cell office:value-type="float" office:value="-875.672002601711">
                <text:p>-875.672002601711</text:p>
              </table:table-cell>
              <table:table-cell office:value-type="float" office:value="-1071.35951024239">
                <text:p>-1071.359510242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-881.695352522055">
                <text:p>-881.695352522055</text:p>
              </table:table-cell>
              <table:table-cell office:value-type="float" office:value="-874.815692817967">
                <text:p>-874.815692817967</text:p>
              </table:table-cell>
              <table:table-cell office:value-type="float" office:value="-979.03875843213">
                <text:p>-979.03875843213</text:p>
              </table:table-cell>
              <table:table-cell office:value-type="float" office:value="-1209.28013088916">
                <text:p>-1209.280130889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-963.149394211803">
                <text:p>-963.149394211803</text:p>
              </table:table-cell>
              <table:table-cell office:value-type="float" office:value="-938.030698968995">
                <text:p>-938.030698968995</text:p>
              </table:table-cell>
              <table:table-cell office:value-type="float" office:value="-1068.17223763441">
                <text:p>-1068.17223763441</text:p>
              </table:table-cell>
              <table:table-cell office:value-type="float" office:value="-1344.16492401044">
                <text:p>-1344.164924010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-898.903899446581">
                <text:p>-898.903899446581</text:p>
              </table:table-cell>
              <table:table-cell office:value-type="float" office:value="-880.891209432095">
                <text:p>-880.891209432095</text:p>
              </table:table-cell>
              <table:table-cell office:value-type="float" office:value="-1004.25686128262">
                <text:p>-1004.25686128262</text:p>
              </table:table-cell>
              <table:table-cell office:value-type="float" office:value="-1245.95426904772">
                <text:p>-1245.954269047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-877.990435731536">
                <text:p>-877.990435731536</text:p>
              </table:table-cell>
              <table:table-cell office:value-type="float" office:value="-906.970613810415">
                <text:p>-906.970613810415</text:p>
              </table:table-cell>
              <table:table-cell office:value-type="float" office:value="-1030.49414578674">
                <text:p>-1030.49414578674</text:p>
              </table:table-cell>
              <table:table-cell office:value-type="float" office:value="-1237.87346330501">
                <text:p>-1237.873463305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-841.592697916609">
                <text:p>-841.592697916609</text:p>
              </table:table-cell>
              <table:table-cell office:value-type="float" office:value="-904.185272006476">
                <text:p>-904.185272006476</text:p>
              </table:table-cell>
              <table:table-cell office:value-type="float" office:value="-988.110475517638">
                <text:p>-988.110475517638</text:p>
              </table:table-cell>
              <table:table-cell office:value-type="float" office:value="-1217.90391149018">
                <text:p>-1217.903911490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-801.24291645053">
                <text:p>-801.24291645053</text:p>
              </table:table-cell>
              <table:table-cell office:value-type="float" office:value="-821.08654495775">
                <text:p>-821.08654495775</text:p>
              </table:table-cell>
              <table:table-cell office:value-type="float" office:value="-950.260796958792">
                <text:p>-950.260796958792</text:p>
              </table:table-cell>
              <table:table-cell office:value-type="float" office:value="-1193.31032503206">
                <text:p>-1193.310325032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-866.580013977198">
                <text:p>-866.580013977198</text:p>
              </table:table-cell>
              <table:table-cell office:value-type="float" office:value="-883.407148741645">
                <text:p>-883.407148741645</text:p>
              </table:table-cell>
              <table:table-cell office:value-type="float" office:value="-1003.760802872">
                <text:p>-1003.760802872</text:p>
              </table:table-cell>
              <table:table-cell office:value-type="float" office:value="-1185.26678274089">
                <text:p>-1185.266782740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-845.862310546079">
                <text:p>-845.862310546079</text:p>
              </table:table-cell>
              <table:table-cell office:value-type="float" office:value="-895.097564138399">
                <text:p>-895.097564138399</text:p>
              </table:table-cell>
              <table:table-cell office:value-type="float" office:value="-1037.74825799761">
                <text:p>-1037.74825799761</text:p>
              </table:table-cell>
              <table:table-cell office:value-type="float" office:value="-1279.52205457434">
                <text:p>-1279.522054574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-873.188218255804">
                <text:p>-873.188218255804</text:p>
              </table:table-cell>
              <table:table-cell office:value-type="float" office:value="-884.850381232074">
                <text:p>-884.850381232074</text:p>
              </table:table-cell>
              <table:table-cell office:value-type="float" office:value="-1077.59844391231">
                <text:p>-1077.59844391231</text:p>
              </table:table-cell>
              <table:table-cell office:value-type="float" office:value="-1251.40707652714">
                <text:p>-1251.407076527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-842.388115787291">
                <text:p>-842.388115787291</text:p>
              </table:table-cell>
              <table:table-cell office:value-type="float" office:value="-847.704693790121">
                <text:p>-847.704693790121</text:p>
              </table:table-cell>
              <table:table-cell office:value-type="float" office:value="-983.002396670283">
                <text:p>-983.002396670283</text:p>
              </table:table-cell>
              <table:table-cell office:value-type="float" office:value="-1215.53819886777">
                <text:p>-1215.538198867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-866.423155314811">
                <text:p>-866.423155314811</text:p>
              </table:table-cell>
              <table:table-cell office:value-type="float" office:value="-854.606555887997">
                <text:p>-854.606555887997</text:p>
              </table:table-cell>
              <table:table-cell office:value-type="float" office:value="-993.523159155321">
                <text:p>-993.523159155321</text:p>
              </table:table-cell>
              <table:table-cell office:value-type="float" office:value="-1191.41381319909">
                <text:p>-1191.413813199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-833.937661444355">
                <text:p>-833.937661444355</text:p>
              </table:table-cell>
              <table:table-cell office:value-type="float" office:value="-799.252824506913">
                <text:p>-799.252824506913</text:p>
              </table:table-cell>
              <table:table-cell office:value-type="float" office:value="-994.866637664837">
                <text:p>-994.866637664837</text:p>
              </table:table-cell>
              <table:table-cell office:value-type="float" office:value="-1169.99578412819">
                <text:p>-1169.995784128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-807.525824996224">
                <text:p>-807.525824996224</text:p>
              </table:table-cell>
              <table:table-cell office:value-type="float" office:value="-812.373126020611">
                <text:p>-812.373126020611</text:p>
              </table:table-cell>
              <table:table-cell office:value-type="float" office:value="-998.910556359074">
                <text:p>-998.910556359074</text:p>
              </table:table-cell>
              <table:table-cell office:value-type="float" office:value="-1214.05290710537">
                <text:p>-1214.052907105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-775.088694960375">
                <text:p>-775.088694960375</text:p>
              </table:table-cell>
              <table:table-cell office:value-type="float" office:value="-803.814736439917">
                <text:p>-803.814736439917</text:p>
              </table:table-cell>
              <table:table-cell office:value-type="float" office:value="-916.187531312388">
                <text:p>-916.187531312388</text:p>
              </table:table-cell>
              <table:table-cell office:value-type="float" office:value="-1098.195960313">
                <text:p>-1098.1959603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-862.489464249099">
                <text:p>-862.489464249099</text:p>
              </table:table-cell>
              <table:table-cell office:value-type="float" office:value="-927.933814722624">
                <text:p>-927.933814722624</text:p>
              </table:table-cell>
              <table:table-cell office:value-type="float" office:value="-1023.42506354942">
                <text:p>-1023.42506354942</text:p>
              </table:table-cell>
              <table:table-cell office:value-type="float" office:value="-1317.74594290704">
                <text:p>-1317.745942907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-844.13363960891">
                <text:p>-844.13363960891</text:p>
              </table:table-cell>
              <table:table-cell office:value-type="float" office:value="-868.494465117895">
                <text:p>-868.494465117895</text:p>
              </table:table-cell>
              <table:table-cell office:value-type="float" office:value="-1050.20138132194">
                <text:p>-1050.20138132194</text:p>
              </table:table-cell>
              <table:table-cell office:value-type="float" office:value="-1328.70741754561">
                <text:p>-1328.707417545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-733.658636190501">
                <text:p>-733.658636190501</text:p>
              </table:table-cell>
              <table:table-cell office:value-type="float" office:value="-791.035141263222">
                <text:p>-791.035141263222</text:p>
              </table:table-cell>
              <table:table-cell office:value-type="float" office:value="-954.525428145816">
                <text:p>-954.525428145816</text:p>
              </table:table-cell>
              <table:table-cell office:value-type="float" office:value="-1155.58031318307">
                <text:p>-1155.580313183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-778.891014080795">
                <text:p>-778.891014080795</text:p>
              </table:table-cell>
              <table:table-cell office:value-type="float" office:value="-802.724776670594">
                <text:p>-802.724776670594</text:p>
              </table:table-cell>
              <table:table-cell office:value-type="float" office:value="-959.387999635734">
                <text:p>-959.387999635734</text:p>
              </table:table-cell>
              <table:table-cell office:value-type="float" office:value="-1172.57669760514">
                <text:p>-1172.576697605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-803.278637541656">
                <text:p>-803.278637541656</text:p>
              </table:table-cell>
              <table:table-cell office:value-type="float" office:value="-840.4878255704">
                <text:p>-840.4878255704</text:p>
              </table:table-cell>
              <table:table-cell office:value-type="float" office:value="-1012.47099743251">
                <text:p>-1012.47099743251</text:p>
              </table:table-cell>
              <table:table-cell office:value-type="float" office:value="-1226.60182110974">
                <text:p>-1226.601821109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-839.254363439145">
                <text:p>-839.254363439145</text:p>
              </table:table-cell>
              <table:table-cell office:value-type="float" office:value="-875.957151121801">
                <text:p>-875.957151121801</text:p>
              </table:table-cell>
              <table:table-cell office:value-type="float" office:value="-1061.79280234538">
                <text:p>-1061.79280234538</text:p>
              </table:table-cell>
              <table:table-cell office:value-type="float" office:value="-1347.90222840021">
                <text:p>-1347.902228400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-788.179006142834">
                <text:p>-788.179006142834</text:p>
              </table:table-cell>
              <table:table-cell office:value-type="float" office:value="-855.153242957491">
                <text:p>-855.153242957491</text:p>
              </table:table-cell>
              <table:table-cell office:value-type="float" office:value="-1074.65406321611">
                <text:p>-1074.65406321611</text:p>
              </table:table-cell>
              <table:table-cell office:value-type="float" office:value="-1291.23712864909">
                <text:p>-1291.237128649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-793.95109888902">
                <text:p>-793.95109888902</text:p>
              </table:table-cell>
              <table:table-cell office:value-type="float" office:value="-815.963932743112">
                <text:p>-815.963932743112</text:p>
              </table:table-cell>
              <table:table-cell office:value-type="float" office:value="-1039.32362680519">
                <text:p>-1039.32362680519</text:p>
              </table:table-cell>
              <table:table-cell office:value-type="float" office:value="-1256.83849873866">
                <text:p>-1256.838498738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-752.058184069346">
                <text:p>-752.058184069346</text:p>
              </table:table-cell>
              <table:table-cell office:value-type="float" office:value="-771.67144452895">
                <text:p>-771.67144452895</text:p>
              </table:table-cell>
              <table:table-cell office:value-type="float" office:value="-1013.27559163211">
                <text:p>-1013.27559163211</text:p>
              </table:table-cell>
              <table:table-cell office:value-type="float" office:value="-1190.9917082078">
                <text:p>-1190.99170820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-832.023497316069">
                <text:p>-832.023497316069</text:p>
              </table:table-cell>
              <table:table-cell office:value-type="float" office:value="-839.586963142305">
                <text:p>-839.586963142305</text:p>
              </table:table-cell>
              <table:table-cell office:value-type="float" office:value="-1051.26872662117">
                <text:p>-1051.26872662117</text:p>
              </table:table-cell>
              <table:table-cell office:value-type="float" office:value="-1347.3111628036">
                <text:p>-1347.31116280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-776.941869042803">
                <text:p>-776.941869042803</text:p>
              </table:table-cell>
              <table:table-cell office:value-type="float" office:value="-781.647081711084">
                <text:p>-781.647081711084</text:p>
              </table:table-cell>
              <table:table-cell office:value-type="float" office:value="-943.760483144876">
                <text:p>-943.760483144876</text:p>
              </table:table-cell>
              <table:table-cell office:value-type="float" office:value="-1200.12723599876">
                <text:p>-1200.127235998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-771.7888102185">
                <text:p>-771.7888102185</text:p>
              </table:table-cell>
              <table:table-cell office:value-type="float" office:value="-776.442803977674">
                <text:p>-776.442803977674</text:p>
              </table:table-cell>
              <table:table-cell office:value-type="float" office:value="-1057.75338360181">
                <text:p>-1057.75338360181</text:p>
              </table:table-cell>
              <table:table-cell office:value-type="float" office:value="-1300.60231188123">
                <text:p>-1300.602311881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-741.216385046351">
                <text:p>-741.216385046351</text:p>
              </table:table-cell>
              <table:table-cell office:value-type="float" office:value="-767.025914398537">
                <text:p>-767.025914398537</text:p>
              </table:table-cell>
              <table:table-cell office:value-type="float" office:value="-977.886119852745">
                <text:p>-977.886119852745</text:p>
              </table:table-cell>
              <table:table-cell office:value-type="float" office:value="-1240.78840010958">
                <text:p>-1240.788400109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-844.324043351089">
                <text:p>-844.324043351089</text:p>
              </table:table-cell>
              <table:table-cell office:value-type="float" office:value="-881.050603361019">
                <text:p>-881.050603361019</text:p>
              </table:table-cell>
              <table:table-cell office:value-type="float" office:value="-1082.43528593188">
                <text:p>-1082.43528593188</text:p>
              </table:table-cell>
              <table:table-cell office:value-type="float" office:value="-1371.37638130953">
                <text:p>-1371.376381309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-860.457483105335">
                <text:p>-860.457483105335</text:p>
              </table:table-cell>
              <table:table-cell office:value-type="float" office:value="-882.627342225826">
                <text:p>-882.627342225826</text:p>
              </table:table-cell>
              <table:table-cell office:value-type="float" office:value="-1041.46359871353">
                <text:p>-1041.46359871353</text:p>
              </table:table-cell>
              <table:table-cell office:value-type="float" office:value="-1343.21805963978">
                <text:p>-1343.218059639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-754.236425797706">
                <text:p>-754.236425797706</text:p>
              </table:table-cell>
              <table:table-cell office:value-type="float" office:value="-787.799798778665">
                <text:p>-787.799798778665</text:p>
              </table:table-cell>
              <table:table-cell office:value-type="float" office:value="-974.055364894019">
                <text:p>-974.055364894019</text:p>
              </table:table-cell>
              <table:table-cell office:value-type="float" office:value="-1212.98616787219">
                <text:p>-1212.986167872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-774.283864037952">
                <text:p>-774.283864037952</text:p>
              </table:table-cell>
              <table:table-cell office:value-type="float" office:value="-833.591406180488">
                <text:p>-833.591406180488</text:p>
              </table:table-cell>
              <table:table-cell office:value-type="float" office:value="-991.493241665229">
                <text:p>-991.493241665229</text:p>
              </table:table-cell>
              <table:table-cell office:value-type="float" office:value="-1301.59340640209">
                <text:p>-1301.593406402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-695.28146398754">
                <text:p>-695.28146398754</text:p>
              </table:table-cell>
              <table:table-cell office:value-type="float" office:value="-765.947805879435">
                <text:p>-765.947805879435</text:p>
              </table:table-cell>
              <table:table-cell office:value-type="float" office:value="-1009.72270008979">
                <text:p>-1009.72270008979</text:p>
              </table:table-cell>
              <table:table-cell office:value-type="float" office:value="-1202.15196696157">
                <text:p>-1202.151966961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-704.484147685903">
                <text:p>-704.484147685903</text:p>
              </table:table-cell>
              <table:table-cell office:value-type="float" office:value="-732.736336732407">
                <text:p>-732.736336732407</text:p>
              </table:table-cell>
              <table:table-cell office:value-type="float" office:value="-984.614510013622">
                <text:p>-984.614510013622</text:p>
              </table:table-cell>
              <table:table-cell office:value-type="float" office:value="-1216.08866055221">
                <text:p>-1216.088660552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-706.933298066123">
                <text:p>-706.933298066123</text:p>
              </table:table-cell>
              <table:table-cell office:value-type="float" office:value="-740.607960903542">
                <text:p>-740.607960903542</text:p>
              </table:table-cell>
              <table:table-cell office:value-type="float" office:value="-966.785142722218">
                <text:p>-966.785142722218</text:p>
              </table:table-cell>
              <table:table-cell office:value-type="float" office:value="-1196.62277753519">
                <text:p>-1196.622777535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-683.78606464881">
                <text:p>-683.78606464881</text:p>
              </table:table-cell>
              <table:table-cell office:value-type="float" office:value="-705.416823051018">
                <text:p>-705.416823051018</text:p>
              </table:table-cell>
              <table:table-cell office:value-type="float" office:value="-930.852347160699">
                <text:p>-930.852347160699</text:p>
              </table:table-cell>
              <table:table-cell office:value-type="float" office:value="-1205.6664221648">
                <text:p>-1205.66642216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-715.446940107915">
                <text:p>-715.446940107915</text:p>
              </table:table-cell>
              <table:table-cell office:value-type="float" office:value="-723.863056944483">
                <text:p>-723.863056944483</text:p>
              </table:table-cell>
              <table:table-cell office:value-type="float" office:value="-948.913375343184">
                <text:p>-948.913375343184</text:p>
              </table:table-cell>
              <table:table-cell office:value-type="float" office:value="-1257.56001482854">
                <text:p>-1257.560014828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-698.048770636986">
                <text:p>-698.048770636986</text:p>
              </table:table-cell>
              <table:table-cell office:value-type="float" office:value="-769.474040268657">
                <text:p>-769.474040268657</text:p>
              </table:table-cell>
              <table:table-cell office:value-type="float" office:value="-1020.26052921468">
                <text:p>-1020.26052921468</text:p>
              </table:table-cell>
              <table:table-cell office:value-type="float" office:value="-1256.07253697632">
                <text:p>-1256.072536976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-707.257788755748">
                <text:p>-707.257788755748</text:p>
              </table:table-cell>
              <table:table-cell office:value-type="float" office:value="-753.611902125875">
                <text:p>-753.611902125875</text:p>
              </table:table-cell>
              <table:table-cell office:value-type="float" office:value="-965.604138220793">
                <text:p>-965.604138220793</text:p>
              </table:table-cell>
              <table:table-cell office:value-type="float" office:value="-1271.23819129217">
                <text:p>-1271.238191292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-690.554413275328">
                <text:p>-690.554413275328</text:p>
              </table:table-cell>
              <table:table-cell office:value-type="float" office:value="-715.56681952137">
                <text:p>-715.56681952137</text:p>
              </table:table-cell>
              <table:table-cell office:value-type="float" office:value="-968.959286818938">
                <text:p>-968.959286818938</text:p>
              </table:table-cell>
              <table:table-cell office:value-type="float" office:value="-1172.95222794752">
                <text:p>-1172.952227947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-663.144307639174">
                <text:p>-663.144307639174</text:p>
              </table:table-cell>
              <table:table-cell office:value-type="float" office:value="-689.747716654205">
                <text:p>-689.747716654205</text:p>
              </table:table-cell>
              <table:table-cell office:value-type="float" office:value="-892.420250054162">
                <text:p>-892.420250054162</text:p>
              </table:table-cell>
              <table:table-cell office:value-type="float" office:value="-1167.96924673496">
                <text:p>-1167.969246734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-605.678224542615">
                <text:p>-605.678224542615</text:p>
              </table:table-cell>
              <table:table-cell office:value-type="float" office:value="-652.389384303215">
                <text:p>-652.389384303215</text:p>
              </table:table-cell>
              <table:table-cell office:value-type="float" office:value="-914.382959919457">
                <text:p>-914.382959919457</text:p>
              </table:table-cell>
              <table:table-cell office:value-type="float" office:value="-1137.25024699708">
                <text:p>-1137.250246997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-714.180709575109">
                <text:p>-714.180709575109</text:p>
              </table:table-cell>
              <table:table-cell office:value-type="float" office:value="-730.98687708191">
                <text:p>-730.98687708191</text:p>
              </table:table-cell>
              <table:table-cell office:value-type="float" office:value="-962.730094683389">
                <text:p>-962.730094683389</text:p>
              </table:table-cell>
              <table:table-cell office:value-type="float" office:value="-1192.05200913602">
                <text:p>-1192.052009136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-658.171721372381">
                <text:p>-658.171721372381</text:p>
              </table:table-cell>
              <table:table-cell office:value-type="float" office:value="-724.529078558017">
                <text:p>-724.529078558017</text:p>
              </table:table-cell>
              <table:table-cell office:value-type="float" office:value="-970.181182076037">
                <text:p>-970.181182076037</text:p>
              </table:table-cell>
              <table:table-cell office:value-type="float" office:value="-1207.7206381797">
                <text:p>-1207.72063817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-623.37839618593">
                <text:p>-623.37839618593</text:p>
              </table:table-cell>
              <table:table-cell office:value-type="float" office:value="-699.501378760665">
                <text:p>-699.501378760665</text:p>
              </table:table-cell>
              <table:table-cell office:value-type="float" office:value="-909.784079572151">
                <text:p>-909.784079572151</text:p>
              </table:table-cell>
              <table:table-cell office:value-type="float" office:value="-1174.88384309875">
                <text:p>-1174.883843098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-557.501315866636">
                <text:p>-557.501315866636</text:p>
              </table:table-cell>
              <table:table-cell office:value-type="float" office:value="-720.11070398449">
                <text:p>-720.11070398449</text:p>
              </table:table-cell>
              <table:table-cell office:value-type="float" office:value="-970.60284293986">
                <text:p>-970.60284293986</text:p>
              </table:table-cell>
              <table:table-cell office:value-type="float" office:value="-1203.59749983927">
                <text:p>-1203.597499839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-535.12126739451">
                <text:p>-535.12126739451</text:p>
              </table:table-cell>
              <table:table-cell office:value-type="float" office:value="-726.789638892547">
                <text:p>-726.789638892547</text:p>
              </table:table-cell>
              <table:table-cell office:value-type="float" office:value="-967.183745313222">
                <text:p>-967.183745313222</text:p>
              </table:table-cell>
              <table:table-cell office:value-type="float" office:value="-1263.74103826799">
                <text:p>-1263.741038267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-539.309750327168">
                <text:p>-539.309750327168</text:p>
              </table:table-cell>
              <table:table-cell office:value-type="float" office:value="-753.646008233638">
                <text:p>-753.646008233638</text:p>
              </table:table-cell>
              <table:table-cell office:value-type="float" office:value="-962.485034195013">
                <text:p>-962.485034195013</text:p>
              </table:table-cell>
              <table:table-cell office:value-type="float" office:value="-1288.42400948699">
                <text:p>-1288.424009486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-588.691874490367">
                <text:p>-588.691874490367</text:p>
              </table:table-cell>
              <table:table-cell office:value-type="float" office:value="-721.827953088502">
                <text:p>-721.827953088502</text:p>
              </table:table-cell>
              <table:table-cell office:value-type="float" office:value="-960.363034249255">
                <text:p>-960.363034249255</text:p>
              </table:table-cell>
              <table:table-cell office:value-type="float" office:value="-1258.29369547593">
                <text:p>-1258.293695475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-519.39925382412">
                <text:p>-519.39925382412</text:p>
              </table:table-cell>
              <table:table-cell office:value-type="float" office:value="-707.639549670726">
                <text:p>-707.639549670726</text:p>
              </table:table-cell>
              <table:table-cell office:value-type="float" office:value="-1035.41960413167">
                <text:p>-1035.41960413167</text:p>
              </table:table-cell>
              <table:table-cell office:value-type="float" office:value="-1306.22442123405">
                <text:p>-1306.224421234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-508.350574006379">
                <text:p>-508.350574006379</text:p>
              </table:table-cell>
              <table:table-cell office:value-type="float" office:value="-697.778714099802">
                <text:p>-697.778714099802</text:p>
              </table:table-cell>
              <table:table-cell office:value-type="float" office:value="-946.067424655263">
                <text:p>-946.067424655263</text:p>
              </table:table-cell>
              <table:table-cell office:value-type="float" office:value="-1226.31462815397">
                <text:p>-1226.314628153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-504.886977336841">
                <text:p>-504.886977336841</text:p>
              </table:table-cell>
              <table:table-cell office:value-type="float" office:value="-721.384671213065">
                <text:p>-721.384671213065</text:p>
              </table:table-cell>
              <table:table-cell office:value-type="float" office:value="-902.11854245362">
                <text:p>-902.11854245362</text:p>
              </table:table-cell>
              <table:table-cell office:value-type="float" office:value="-1263.25677062979">
                <text:p>-1263.256770629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-476.676328311128">
                <text:p>-476.676328311128</text:p>
              </table:table-cell>
              <table:table-cell office:value-type="float" office:value="-674.907170893375">
                <text:p>-674.907170893375</text:p>
              </table:table-cell>
              <table:table-cell office:value-type="float" office:value="-956.294978974252">
                <text:p>-956.294978974252</text:p>
              </table:table-cell>
              <table:table-cell office:value-type="float" office:value="-1214.99041612954">
                <text:p>-1214.990416129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-500.210950276706">
                <text:p>-500.210950276706</text:p>
              </table:table-cell>
              <table:table-cell office:value-type="float" office:value="-725.585966200505">
                <text:p>-725.585966200505</text:p>
              </table:table-cell>
              <table:table-cell office:value-type="float" office:value="-985.248823550745">
                <text:p>-985.248823550745</text:p>
              </table:table-cell>
              <table:table-cell office:value-type="float" office:value="-1341.04132556153">
                <text:p>-1341.041325561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-506.487033975905">
                <text:p>-506.487033975905</text:p>
              </table:table-cell>
              <table:table-cell office:value-type="float" office:value="-691.924472209808">
                <text:p>-691.924472209808</text:p>
              </table:table-cell>
              <table:table-cell office:value-type="float" office:value="-869.113837425932">
                <text:p>-869.113837425932</text:p>
              </table:table-cell>
              <table:table-cell office:value-type="float" office:value="-1214.76007396178">
                <text:p>-1214.760073961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-491.545890566146">
                <text:p>-491.545890566146</text:p>
              </table:table-cell>
              <table:table-cell office:value-type="float" office:value="-642.022567323117">
                <text:p>-642.022567323117</text:p>
              </table:table-cell>
              <table:table-cell office:value-type="float" office:value="-884.401954078268">
                <text:p>-884.401954078268</text:p>
              </table:table-cell>
              <table:table-cell office:value-type="float" office:value="-1175.3503478835">
                <text:p>-1175.35034788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-554.939492265574">
                <text:p>-554.939492265574</text:p>
              </table:table-cell>
              <table:table-cell office:value-type="float" office:value="-714.643420460024">
                <text:p>-714.643420460024</text:p>
              </table:table-cell>
              <table:table-cell office:value-type="float" office:value="-1014.09792826142">
                <text:p>-1014.09792826142</text:p>
              </table:table-cell>
              <table:table-cell office:value-type="float" office:value="-1307.7254106773">
                <text:p>-1307.72541067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-476.817223820516">
                <text:p>-476.817223820516</text:p>
              </table:table-cell>
              <table:table-cell office:value-type="float" office:value="-701.266375090402">
                <text:p>-701.266375090402</text:p>
              </table:table-cell>
              <table:table-cell office:value-type="float" office:value="-977.838618053688">
                <text:p>-977.838618053688</text:p>
              </table:table-cell>
              <table:table-cell office:value-type="float" office:value="-1306.08491080531">
                <text:p>-1306.084910805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-341.19981159159">
                <text:p>-341.19981159159</text:p>
              </table:table-cell>
              <table:table-cell office:value-type="float" office:value="-633.793040118375">
                <text:p>-633.793040118375</text:p>
              </table:table-cell>
              <table:table-cell office:value-type="float" office:value="-918.888847305099">
                <text:p>-918.888847305099</text:p>
              </table:table-cell>
              <table:table-cell office:value-type="float" office:value="-1210.06502231161">
                <text:p>-1210.065022311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-346.244963196348">
                <text:p>-346.244963196348</text:p>
              </table:table-cell>
              <table:table-cell office:value-type="float" office:value="-664.827389323073">
                <text:p>-664.827389323073</text:p>
              </table:table-cell>
              <table:table-cell office:value-type="float" office:value="-897.422857169073">
                <text:p>-897.422857169073</text:p>
              </table:table-cell>
              <table:table-cell office:value-type="float" office:value="-1170.85852394619">
                <text:p>-1170.858523946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-353.864526310299">
                <text:p>-353.864526310299</text:p>
              </table:table-cell>
              <table:table-cell office:value-type="float" office:value="-567.844629440251">
                <text:p>-567.844629440251</text:p>
              </table:table-cell>
              <table:table-cell office:value-type="float" office:value="-865.684893573556">
                <text:p>-865.684893573556</text:p>
              </table:table-cell>
              <table:table-cell office:value-type="float" office:value="-1095.85932092686">
                <text:p>-1095.8593209268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